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graphics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automatic-styles>
    <style:style style:family="drawing-page" style:name="DP1" style:display-name="DP1">
      <style:drawing-page-properties draw:background-size="border" draw:fill="none"/>
    </style:style>
    <style:style style:family="graphic" style:name="luka" style:display-name="luka">
      <style:graphic-properties svg:stroke-width="0.1mm" draw:fill-color="#bbffbb" svg:stroke-color="#000000" draw:fill="solid"/>
    </style:style>
    <style:style style:family="graphic" style:name="palo" style:display-name="palo">
      <style:graphic-properties svg:stroke-width="0.1mm" draw:fill-color="#ffaaaa" svg:stroke-color="#000000" draw:fill="solid"/>
    </style:style>
    <style:style style:family="graphic" style:name="paloverde" style:display-name="paloverde">
      <style:graphic-properties svg:stroke-width="0.1mm" draw:fill-color="#6666ff" svg:stroke-color="#000000" draw:fill="solid"/>
    </style:style>
    <style:style style:family="graphic" style:name="billon" style:display-name="billon">
      <style:graphic-properties svg:stroke-width="0.1mm" draw:fill-color="#33ff33" svg:stroke-color="#000000" draw:fill="solid"/>
    </style:style>
  </office:automatic-styles>
  <office:body>
    <office:drawing>
      <draw:page draw:style-name="DP1" draw:name="page1" draw:master-page-name="Default">
        <draw:g>
          <draw:rect svg:width="1mm" draw:style-name="luka" svg:height="1mm" svg:y="40.0mm" svg:x="10.0mm"/>
          <draw:rect svg:width="1mm" draw:style-name="luka" svg:height="1mm" svg:y="40.0mm" svg:x="11.5mm"/>
          <draw:frame svg:width="60mm" draw:style-name="texto" svg:height="10mm" svg:y="38mm" svg:x="55.5mm">
            <draw:text-box>
              <text:p>Comerse un completo</text:p>
            </draw:text-box>
          </draw:frame>
        </draw:g>
        <draw:g>
          <draw:rect svg:width="1mm" draw:style-name="luka" svg:height="1mm" svg:y="44.0mm" svg:x="10.0mm"/>
          <draw:rect svg:width="1mm" draw:style-name="luka" svg:height="1mm" svg:y="44.0mm" svg:x="11.5mm"/>
          <draw:rect svg:width="1mm" draw:style-name="luka" svg:height="1mm" svg:y="44.0mm" svg:x="13.0mm"/>
          <draw:rect svg:width="1mm" draw:style-name="luka" svg:height="1mm" svg:y="44.0mm" svg:x="14.5mm"/>
          <draw:rect svg:width="1mm" draw:style-name="luka" svg:height="1mm" svg:y="44.0mm" svg:x="16.0mm"/>
          <draw:rect svg:width="1mm" draw:style-name="luka" svg:height="1mm" svg:y="44.0mm" svg:x="17.5mm"/>
          <draw:rect svg:width="1mm" draw:style-name="luka" svg:height="1mm" svg:y="44.0mm" svg:x="19.0mm"/>
          <draw:rect svg:width="1mm" draw:style-name="luka" svg:height="1mm" svg:y="44.0mm" svg:x="20.5mm"/>
          <draw:rect svg:width="1mm" draw:style-name="luka" svg:height="1mm" svg:y="44.0mm" svg:x="22.0mm"/>
          <draw:rect svg:width="1mm" draw:style-name="luka" svg:height="1mm" svg:y="44.0mm" svg:x="23.5mm"/>
          <draw:rect svg:width="1mm" draw:style-name="luka" svg:height="1mm" svg:y="44.0mm" svg:x="25.0mm"/>
          <draw:rect svg:width="1mm" draw:style-name="luka" svg:height="1mm" svg:y="44.0mm" svg:x="26.5mm"/>
          <draw:rect svg:width="1mm" draw:style-name="luka" svg:height="1mm" svg:y="44.0mm" svg:x="28.0mm"/>
          <draw:rect svg:width="1mm" draw:style-name="luka" svg:height="1mm" svg:y="44.0mm" svg:x="29.5mm"/>
          <draw:rect svg:width="1mm" draw:style-name="luka" svg:height="1mm" svg:y="44.0mm" svg:x="31.0mm"/>
          <draw:rect svg:width="1mm" draw:style-name="luka" svg:height="1mm" svg:y="44.0mm" svg:x="32.5mm"/>
          <draw:rect svg:width="1mm" draw:style-name="luka" svg:height="1mm" svg:y="44.0mm" svg:x="34.0mm"/>
          <draw:rect svg:width="1mm" draw:style-name="luka" svg:height="1mm" svg:y="44.0mm" svg:x="35.5mm"/>
          <draw:rect svg:width="1mm" draw:style-name="luka" svg:height="1mm" svg:y="44.0mm" svg:x="37.0mm"/>
          <draw:rect svg:width="1mm" draw:style-name="luka" svg:height="1mm" svg:y="44.0mm" svg:x="38.5mm"/>
          <draw:rect svg:width="1mm" draw:style-name="luka" svg:height="1mm" svg:y="44.0mm" svg:x="40.0mm"/>
          <draw:rect svg:width="1mm" draw:style-name="luka" svg:height="1mm" svg:y="44.0mm" svg:x="41.5mm"/>
          <draw:rect svg:width="1mm" draw:style-name="luka" svg:height="1mm" svg:y="44.0mm" svg:x="43.0mm"/>
          <draw:rect svg:width="1mm" draw:style-name="luka" svg:height="1mm" svg:y="44.0mm" svg:x="44.5mm"/>
          <draw:rect svg:width="1mm" draw:style-name="luka" svg:height="1mm" svg:y="44.0mm" svg:x="46.0mm"/>
          <draw:rect svg:width="1mm" draw:style-name="luka" svg:height="1mm" svg:y="45.5mm" svg:x="10.0mm"/>
          <draw:rect svg:width="1mm" draw:style-name="luka" svg:height="1mm" svg:y="45.5mm" svg:x="11.5mm"/>
          <draw:rect svg:width="1mm" draw:style-name="luka" svg:height="1mm" svg:y="45.5mm" svg:x="13.0mm"/>
          <draw:rect svg:width="1mm" draw:style-name="luka" svg:height="1mm" svg:y="45.5mm" svg:x="14.5mm"/>
          <draw:rect svg:width="1mm" draw:style-name="luka" svg:height="1mm" svg:y="45.5mm" svg:x="16.0mm"/>
          <draw:rect svg:width="1mm" draw:style-name="luka" svg:height="1mm" svg:y="45.5mm" svg:x="17.5mm"/>
          <draw:rect svg:width="1mm" draw:style-name="luka" svg:height="1mm" svg:y="45.5mm" svg:x="19.0mm"/>
          <draw:rect svg:width="1mm" draw:style-name="luka" svg:height="1mm" svg:y="45.5mm" svg:x="20.5mm"/>
          <draw:rect svg:width="1mm" draw:style-name="luka" svg:height="1mm" svg:y="45.5mm" svg:x="22.0mm"/>
          <draw:rect svg:width="1mm" draw:style-name="luka" svg:height="1mm" svg:y="45.5mm" svg:x="23.5mm"/>
          <draw:rect svg:width="1mm" draw:style-name="luka" svg:height="1mm" svg:y="45.5mm" svg:x="25.0mm"/>
          <draw:rect svg:width="1mm" draw:style-name="luka" svg:height="1mm" svg:y="45.5mm" svg:x="26.5mm"/>
          <draw:rect svg:width="1mm" draw:style-name="luka" svg:height="1mm" svg:y="45.5mm" svg:x="28.0mm"/>
          <draw:rect svg:width="1mm" draw:style-name="luka" svg:height="1mm" svg:y="45.5mm" svg:x="29.5mm"/>
          <draw:rect svg:width="1mm" draw:style-name="luka" svg:height="1mm" svg:y="45.5mm" svg:x="31.0mm"/>
          <draw:rect svg:width="1mm" draw:style-name="luka" svg:height="1mm" svg:y="45.5mm" svg:x="32.5mm"/>
          <draw:rect svg:width="1mm" draw:style-name="luka" svg:height="1mm" svg:y="45.5mm" svg:x="34.0mm"/>
          <draw:rect svg:width="1mm" draw:style-name="luka" svg:height="1mm" svg:y="45.5mm" svg:x="35.5mm"/>
          <draw:rect svg:width="1mm" draw:style-name="luka" svg:height="1mm" svg:y="45.5mm" svg:x="37.0mm"/>
          <draw:rect svg:width="1mm" draw:style-name="luka" svg:height="1mm" svg:y="45.5mm" svg:x="38.5mm"/>
          <draw:rect svg:width="1mm" draw:style-name="luka" svg:height="1mm" svg:y="45.5mm" svg:x="40.0mm"/>
          <draw:rect svg:width="1mm" draw:style-name="luka" svg:height="1mm" svg:y="45.5mm" svg:x="41.5mm"/>
          <draw:rect svg:width="1mm" draw:style-name="luka" svg:height="1mm" svg:y="45.5mm" svg:x="43.0mm"/>
          <draw:rect svg:width="1mm" draw:style-name="luka" svg:height="1mm" svg:y="45.5mm" svg:x="44.5mm"/>
          <draw:rect svg:width="1mm" draw:style-name="luka" svg:height="1mm" svg:y="45.5mm" svg:x="46.0mm"/>
          <draw:rect svg:width="1mm" draw:style-name="luka" svg:height="1mm" svg:y="47.0mm" svg:x="10.0mm"/>
          <draw:rect svg:width="1mm" draw:style-name="luka" svg:height="1mm" svg:y="47.0mm" svg:x="11.5mm"/>
          <draw:rect svg:width="1mm" draw:style-name="luka" svg:height="1mm" svg:y="47.0mm" svg:x="13.0mm"/>
          <draw:rect svg:width="1mm" draw:style-name="luka" svg:height="1mm" svg:y="47.0mm" svg:x="14.5mm"/>
          <draw:rect svg:width="1mm" draw:style-name="luka" svg:height="1mm" svg:y="47.0mm" svg:x="16.0mm"/>
          <draw:rect svg:width="1mm" draw:style-name="luka" svg:height="1mm" svg:y="47.0mm" svg:x="17.5mm"/>
          <draw:rect svg:width="1mm" draw:style-name="luka" svg:height="1mm" svg:y="47.0mm" svg:x="19.0mm"/>
          <draw:rect svg:width="1mm" draw:style-name="luka" svg:height="1mm" svg:y="47.0mm" svg:x="20.5mm"/>
          <draw:rect svg:width="1mm" draw:style-name="luka" svg:height="1mm" svg:y="47.0mm" svg:x="22.0mm"/>
          <draw:rect svg:width="1mm" draw:style-name="luka" svg:height="1mm" svg:y="47.0mm" svg:x="23.5mm"/>
          <draw:rect svg:width="1mm" draw:style-name="luka" svg:height="1mm" svg:y="47.0mm" svg:x="25.0mm"/>
          <draw:rect svg:width="1mm" draw:style-name="luka" svg:height="1mm" svg:y="47.0mm" svg:x="26.5mm"/>
          <draw:rect svg:width="1mm" draw:style-name="luka" svg:height="1mm" svg:y="47.0mm" svg:x="28.0mm"/>
          <draw:rect svg:width="1mm" draw:style-name="luka" svg:height="1mm" svg:y="47.0mm" svg:x="29.5mm"/>
          <draw:rect svg:width="1mm" draw:style-name="luka" svg:height="1mm" svg:y="47.0mm" svg:x="31.0mm"/>
          <draw:rect svg:width="1mm" draw:style-name="luka" svg:height="1mm" svg:y="47.0mm" svg:x="32.5mm"/>
          <draw:rect svg:width="1mm" draw:style-name="luka" svg:height="1mm" svg:y="47.0mm" svg:x="34.0mm"/>
          <draw:rect svg:width="1mm" draw:style-name="luka" svg:height="1mm" svg:y="47.0mm" svg:x="35.5mm"/>
          <draw:rect svg:width="1mm" draw:style-name="luka" svg:height="1mm" svg:y="47.0mm" svg:x="37.0mm"/>
          <draw:rect svg:width="1mm" draw:style-name="luka" svg:height="1mm" svg:y="47.0mm" svg:x="38.5mm"/>
          <draw:frame svg:width="60mm" draw:style-name="texto" svg:height="10mm" svg:y="42.0mm" svg:x="55.5mm">
            <draw:text-box>
              <text:p>Una bicicleta</text:p>
            </draw:text-box>
          </draw:frame>
        </draw:g>
        <draw:g>
          <draw:rect svg:width="1mm" draw:style-name="luka" svg:height="1mm" svg:y="51.0mm" svg:x="10.0mm"/>
          <draw:rect svg:width="1mm" draw:style-name="luka" svg:height="1mm" svg:y="51.0mm" svg:x="11.5mm"/>
          <draw:rect svg:width="1mm" draw:style-name="luka" svg:height="1mm" svg:y="51.0mm" svg:x="13.0mm"/>
          <draw:rect svg:width="1mm" draw:style-name="luka" svg:height="1mm" svg:y="51.0mm" svg:x="14.5mm"/>
          <draw:rect svg:width="1mm" draw:style-name="luka" svg:height="1mm" svg:y="51.0mm" svg:x="16.0mm"/>
          <draw:rect svg:width="1mm" draw:style-name="luka" svg:height="1mm" svg:y="51.0mm" svg:x="17.5mm"/>
          <draw:rect svg:width="1mm" draw:style-name="luka" svg:height="1mm" svg:y="51.0mm" svg:x="19.0mm"/>
          <draw:rect svg:width="1mm" draw:style-name="luka" svg:height="1mm" svg:y="51.0mm" svg:x="20.5mm"/>
          <draw:rect svg:width="1mm" draw:style-name="luka" svg:height="1mm" svg:y="51.0mm" svg:x="22.0mm"/>
          <draw:rect svg:width="1mm" draw:style-name="luka" svg:height="1mm" svg:y="51.0mm" svg:x="23.5mm"/>
          <draw:rect svg:width="1mm" draw:style-name="luka" svg:height="1mm" svg:y="51.0mm" svg:x="25.0mm"/>
          <draw:rect svg:width="1mm" draw:style-name="luka" svg:height="1mm" svg:y="51.0mm" svg:x="26.5mm"/>
          <draw:rect svg:width="1mm" draw:style-name="luka" svg:height="1mm" svg:y="51.0mm" svg:x="28.0mm"/>
          <draw:rect svg:width="1mm" draw:style-name="luka" svg:height="1mm" svg:y="51.0mm" svg:x="29.5mm"/>
          <draw:rect svg:width="1mm" draw:style-name="luka" svg:height="1mm" svg:y="51.0mm" svg:x="31.0mm"/>
          <draw:rect svg:width="1mm" draw:style-name="luka" svg:height="1mm" svg:y="51.0mm" svg:x="32.5mm"/>
          <draw:rect svg:width="1mm" draw:style-name="luka" svg:height="1mm" svg:y="51.0mm" svg:x="34.0mm"/>
          <draw:rect svg:width="1mm" draw:style-name="luka" svg:height="1mm" svg:y="51.0mm" svg:x="35.5mm"/>
          <draw:rect svg:width="1mm" draw:style-name="luka" svg:height="1mm" svg:y="51.0mm" svg:x="37.0mm"/>
          <draw:rect svg:width="1mm" draw:style-name="luka" svg:height="1mm" svg:y="51.0mm" svg:x="38.5mm"/>
          <draw:rect svg:width="1mm" draw:style-name="luka" svg:height="1mm" svg:y="51.0mm" svg:x="40.0mm"/>
          <draw:rect svg:width="1mm" draw:style-name="luka" svg:height="1mm" svg:y="51.0mm" svg:x="41.5mm"/>
          <draw:rect svg:width="1mm" draw:style-name="luka" svg:height="1mm" svg:y="51.0mm" svg:x="43.0mm"/>
          <draw:rect svg:width="1mm" draw:style-name="luka" svg:height="1mm" svg:y="51.0mm" svg:x="44.5mm"/>
          <draw:rect svg:width="1mm" draw:style-name="luka" svg:height="1mm" svg:y="51.0mm" svg:x="46.0mm"/>
          <draw:rect svg:width="1mm" draw:style-name="luka" svg:height="1mm" svg:y="52.5mm" svg:x="10.0mm"/>
          <draw:rect svg:width="1mm" draw:style-name="luka" svg:height="1mm" svg:y="52.5mm" svg:x="11.5mm"/>
          <draw:rect svg:width="1mm" draw:style-name="luka" svg:height="1mm" svg:y="52.5mm" svg:x="13.0mm"/>
          <draw:rect svg:width="1mm" draw:style-name="luka" svg:height="1mm" svg:y="52.5mm" svg:x="14.5mm"/>
          <draw:rect svg:width="1mm" draw:style-name="luka" svg:height="1mm" svg:y="52.5mm" svg:x="16.0mm"/>
          <draw:rect svg:width="1mm" draw:style-name="luka" svg:height="1mm" svg:y="52.5mm" svg:x="17.5mm"/>
          <draw:rect svg:width="1mm" draw:style-name="luka" svg:height="1mm" svg:y="52.5mm" svg:x="19.0mm"/>
          <draw:rect svg:width="1mm" draw:style-name="luka" svg:height="1mm" svg:y="52.5mm" svg:x="20.5mm"/>
          <draw:rect svg:width="1mm" draw:style-name="luka" svg:height="1mm" svg:y="52.5mm" svg:x="22.0mm"/>
          <draw:rect svg:width="1mm" draw:style-name="luka" svg:height="1mm" svg:y="52.5mm" svg:x="23.5mm"/>
          <draw:rect svg:width="1mm" draw:style-name="luka" svg:height="1mm" svg:y="52.5mm" svg:x="25.0mm"/>
          <draw:rect svg:width="1mm" draw:style-name="luka" svg:height="1mm" svg:y="52.5mm" svg:x="26.5mm"/>
          <draw:rect svg:width="1mm" draw:style-name="luka" svg:height="1mm" svg:y="52.5mm" svg:x="28.0mm"/>
          <draw:rect svg:width="1mm" draw:style-name="luka" svg:height="1mm" svg:y="52.5mm" svg:x="29.5mm"/>
          <draw:rect svg:width="1mm" draw:style-name="luka" svg:height="1mm" svg:y="52.5mm" svg:x="31.0mm"/>
          <draw:rect svg:width="1mm" draw:style-name="luka" svg:height="1mm" svg:y="52.5mm" svg:x="32.5mm"/>
          <draw:rect svg:width="1mm" draw:style-name="luka" svg:height="1mm" svg:y="52.5mm" svg:x="34.0mm"/>
          <draw:rect svg:width="1mm" draw:style-name="luka" svg:height="1mm" svg:y="52.5mm" svg:x="35.5mm"/>
          <draw:rect svg:width="1mm" draw:style-name="luka" svg:height="1mm" svg:y="52.5mm" svg:x="37.0mm"/>
          <draw:rect svg:width="1mm" draw:style-name="luka" svg:height="1mm" svg:y="52.5mm" svg:x="38.5mm"/>
          <draw:rect svg:width="1mm" draw:style-name="luka" svg:height="1mm" svg:y="52.5mm" svg:x="40.0mm"/>
          <draw:rect svg:width="1mm" draw:style-name="luka" svg:height="1mm" svg:y="52.5mm" svg:x="41.5mm"/>
          <draw:rect svg:width="1mm" draw:style-name="luka" svg:height="1mm" svg:y="52.5mm" svg:x="43.0mm"/>
          <draw:rect svg:width="1mm" draw:style-name="luka" svg:height="1mm" svg:y="52.5mm" svg:x="44.5mm"/>
          <draw:rect svg:width="1mm" draw:style-name="luka" svg:height="1mm" svg:y="52.5mm" svg:x="46.0mm"/>
          <draw:rect svg:width="1mm" draw:style-name="luka" svg:height="1mm" svg:y="54.0mm" svg:x="10.0mm"/>
          <draw:rect svg:width="1mm" draw:style-name="luka" svg:height="1mm" svg:y="54.0mm" svg:x="11.5mm"/>
          <draw:rect svg:width="1mm" draw:style-name="luka" svg:height="1mm" svg:y="54.0mm" svg:x="13.0mm"/>
          <draw:rect svg:width="1mm" draw:style-name="luka" svg:height="1mm" svg:y="54.0mm" svg:x="14.5mm"/>
          <draw:rect svg:width="1mm" draw:style-name="luka" svg:height="1mm" svg:y="54.0mm" svg:x="16.0mm"/>
          <draw:rect svg:width="1mm" draw:style-name="luka" svg:height="1mm" svg:y="54.0mm" svg:x="17.5mm"/>
          <draw:rect svg:width="1mm" draw:style-name="luka" svg:height="1mm" svg:y="54.0mm" svg:x="19.0mm"/>
          <draw:rect svg:width="1mm" draw:style-name="luka" svg:height="1mm" svg:y="54.0mm" svg:x="20.5mm"/>
          <draw:rect svg:width="1mm" draw:style-name="luka" svg:height="1mm" svg:y="54.0mm" svg:x="22.0mm"/>
          <draw:rect svg:width="1mm" draw:style-name="luka" svg:height="1mm" svg:y="54.0mm" svg:x="23.5mm"/>
          <draw:rect svg:width="1mm" draw:style-name="luka" svg:height="1mm" svg:y="54.0mm" svg:x="25.0mm"/>
          <draw:rect svg:width="1mm" draw:style-name="luka" svg:height="1mm" svg:y="54.0mm" svg:x="26.5mm"/>
          <draw:rect svg:width="1mm" draw:style-name="luka" svg:height="1mm" svg:y="54.0mm" svg:x="28.0mm"/>
          <draw:rect svg:width="1mm" draw:style-name="luka" svg:height="1mm" svg:y="54.0mm" svg:x="29.5mm"/>
          <draw:rect svg:width="1mm" draw:style-name="luka" svg:height="1mm" svg:y="54.0mm" svg:x="31.0mm"/>
          <draw:rect svg:width="1mm" draw:style-name="luka" svg:height="1mm" svg:y="54.0mm" svg:x="32.5mm"/>
          <draw:rect svg:width="1mm" draw:style-name="luka" svg:height="1mm" svg:y="54.0mm" svg:x="34.0mm"/>
          <draw:rect svg:width="1mm" draw:style-name="luka" svg:height="1mm" svg:y="54.0mm" svg:x="35.5mm"/>
          <draw:rect svg:width="1mm" draw:style-name="luka" svg:height="1mm" svg:y="54.0mm" svg:x="37.0mm"/>
          <draw:rect svg:width="1mm" draw:style-name="luka" svg:height="1mm" svg:y="54.0mm" svg:x="38.5mm"/>
          <draw:rect svg:width="1mm" draw:style-name="luka" svg:height="1mm" svg:y="54.0mm" svg:x="40.0mm"/>
          <draw:rect svg:width="1mm" draw:style-name="luka" svg:height="1mm" svg:y="54.0mm" svg:x="41.5mm"/>
          <draw:rect svg:width="1mm" draw:style-name="luka" svg:height="1mm" svg:y="54.0mm" svg:x="43.0mm"/>
          <draw:rect svg:width="1mm" draw:style-name="luka" svg:height="1mm" svg:y="54.0mm" svg:x="44.5mm"/>
          <draw:rect svg:width="1mm" draw:style-name="luka" svg:height="1mm" svg:y="54.0mm" svg:x="46.0mm"/>
          <draw:rect svg:width="1mm" draw:style-name="luka" svg:height="1mm" svg:y="55.5mm" svg:x="10.0mm"/>
          <draw:rect svg:width="1mm" draw:style-name="luka" svg:height="1mm" svg:y="55.5mm" svg:x="11.5mm"/>
          <draw:rect svg:width="1mm" draw:style-name="luka" svg:height="1mm" svg:y="55.5mm" svg:x="13.0mm"/>
          <draw:rect svg:width="1mm" draw:style-name="luka" svg:height="1mm" svg:y="55.5mm" svg:x="14.5mm"/>
          <draw:rect svg:width="1mm" draw:style-name="luka" svg:height="1mm" svg:y="55.5mm" svg:x="16.0mm"/>
          <draw:rect svg:width="1mm" draw:style-name="luka" svg:height="1mm" svg:y="55.5mm" svg:x="17.5mm"/>
          <draw:rect svg:width="1mm" draw:style-name="luka" svg:height="1mm" svg:y="55.5mm" svg:x="19.0mm"/>
          <draw:rect svg:width="1mm" draw:style-name="luka" svg:height="1mm" svg:y="55.5mm" svg:x="20.5mm"/>
          <draw:rect svg:width="1mm" draw:style-name="luka" svg:height="1mm" svg:y="55.5mm" svg:x="22.0mm"/>
          <draw:rect svg:width="1mm" draw:style-name="luka" svg:height="1mm" svg:y="55.5mm" svg:x="23.5mm"/>
          <draw:rect svg:width="1mm" draw:style-name="luka" svg:height="1mm" svg:y="55.5mm" svg:x="25.0mm"/>
          <draw:rect svg:width="1mm" draw:style-name="luka" svg:height="1mm" svg:y="55.5mm" svg:x="26.5mm"/>
          <draw:rect svg:width="1mm" draw:style-name="luka" svg:height="1mm" svg:y="55.5mm" svg:x="28.0mm"/>
          <draw:rect svg:width="1mm" draw:style-name="luka" svg:height="1mm" svg:y="55.5mm" svg:x="29.5mm"/>
          <draw:rect svg:width="1mm" draw:style-name="luka" svg:height="1mm" svg:y="55.5mm" svg:x="31.0mm"/>
          <draw:rect svg:width="1mm" draw:style-name="luka" svg:height="1mm" svg:y="55.5mm" svg:x="32.5mm"/>
          <draw:rect svg:width="1mm" draw:style-name="luka" svg:height="1mm" svg:y="55.5mm" svg:x="34.0mm"/>
          <draw:rect svg:width="1mm" draw:style-name="luka" svg:height="1mm" svg:y="55.5mm" svg:x="35.5mm"/>
          <draw:rect svg:width="1mm" draw:style-name="luka" svg:height="1mm" svg:y="55.5mm" svg:x="37.0mm"/>
          <draw:rect svg:width="1mm" draw:style-name="luka" svg:height="1mm" svg:y="55.5mm" svg:x="38.5mm"/>
          <draw:rect svg:width="1mm" draw:style-name="luka" svg:height="1mm" svg:y="55.5mm" svg:x="40.0mm"/>
          <draw:rect svg:width="1mm" draw:style-name="luka" svg:height="1mm" svg:y="55.5mm" svg:x="41.5mm"/>
          <draw:rect svg:width="1mm" draw:style-name="luka" svg:height="1mm" svg:y="55.5mm" svg:x="43.0mm"/>
          <draw:rect svg:width="1mm" draw:style-name="luka" svg:height="1mm" svg:y="55.5mm" svg:x="44.5mm"/>
          <draw:rect svg:width="1mm" draw:style-name="luka" svg:height="1mm" svg:y="55.5mm" svg:x="46.0mm"/>
          <draw:rect svg:width="1mm" draw:style-name="luka" svg:height="1mm" svg:y="57.0mm" svg:x="10.0mm"/>
          <draw:rect svg:width="1mm" draw:style-name="luka" svg:height="1mm" svg:y="57.0mm" svg:x="11.5mm"/>
          <draw:rect svg:width="1mm" draw:style-name="luka" svg:height="1mm" svg:y="57.0mm" svg:x="13.0mm"/>
          <draw:rect svg:width="1mm" draw:style-name="luka" svg:height="1mm" svg:y="57.0mm" svg:x="14.5mm"/>
          <draw:rect svg:width="1mm" draw:style-name="luka" svg:height="1mm" svg:y="57.0mm" svg:x="16.0mm"/>
          <draw:rect svg:width="1mm" draw:style-name="luka" svg:height="1mm" svg:y="57.0mm" svg:x="17.5mm"/>
          <draw:rect svg:width="1mm" draw:style-name="luka" svg:height="1mm" svg:y="57.0mm" svg:x="19.0mm"/>
          <draw:rect svg:width="1mm" draw:style-name="luka" svg:height="1mm" svg:y="57.0mm" svg:x="20.5mm"/>
          <draw:rect svg:width="1mm" draw:style-name="luka" svg:height="1mm" svg:y="57.0mm" svg:x="22.0mm"/>
          <draw:rect svg:width="1mm" draw:style-name="luka" svg:height="1mm" svg:y="57.0mm" svg:x="23.5mm"/>
          <draw:rect svg:width="1mm" draw:style-name="luka" svg:height="1mm" svg:y="57.0mm" svg:x="25.0mm"/>
          <draw:rect svg:width="1mm" draw:style-name="luka" svg:height="1mm" svg:y="57.0mm" svg:x="26.5mm"/>
          <draw:rect svg:width="1mm" draw:style-name="luka" svg:height="1mm" svg:y="57.0mm" svg:x="28.0mm"/>
          <draw:rect svg:width="1mm" draw:style-name="luka" svg:height="1mm" svg:y="57.0mm" svg:x="29.5mm"/>
          <draw:rect svg:width="1mm" draw:style-name="luka" svg:height="1mm" svg:y="57.0mm" svg:x="31.0mm"/>
          <draw:rect svg:width="1mm" draw:style-name="luka" svg:height="1mm" svg:y="57.0mm" svg:x="32.5mm"/>
          <draw:rect svg:width="1mm" draw:style-name="luka" svg:height="1mm" svg:y="57.0mm" svg:x="34.0mm"/>
          <draw:rect svg:width="1mm" draw:style-name="luka" svg:height="1mm" svg:y="57.0mm" svg:x="35.5mm"/>
          <draw:rect svg:width="1mm" draw:style-name="luka" svg:height="1mm" svg:y="57.0mm" svg:x="37.0mm"/>
          <draw:rect svg:width="1mm" draw:style-name="luka" svg:height="1mm" svg:y="57.0mm" svg:x="38.5mm"/>
          <draw:rect svg:width="1mm" draw:style-name="luka" svg:height="1mm" svg:y="57.0mm" svg:x="40.0mm"/>
          <draw:rect svg:width="1mm" draw:style-name="luka" svg:height="1mm" svg:y="57.0mm" svg:x="41.5mm"/>
          <draw:rect svg:width="1mm" draw:style-name="luka" svg:height="1mm" svg:y="57.0mm" svg:x="43.0mm"/>
          <draw:rect svg:width="1mm" draw:style-name="luka" svg:height="1mm" svg:y="57.0mm" svg:x="44.5mm"/>
          <draw:rect svg:width="1mm" draw:style-name="luka" svg:height="1mm" svg:y="57.0mm" svg:x="46.0mm"/>
          <draw:rect svg:width="1mm" draw:style-name="luka" svg:height="1mm" svg:y="58.5mm" svg:x="10.0mm"/>
          <draw:rect svg:width="1mm" draw:style-name="luka" svg:height="1mm" svg:y="58.5mm" svg:x="11.5mm"/>
          <draw:rect svg:width="1mm" draw:style-name="luka" svg:height="1mm" svg:y="58.5mm" svg:x="13.0mm"/>
          <draw:rect svg:width="1mm" draw:style-name="luka" svg:height="1mm" svg:y="58.5mm" svg:x="14.5mm"/>
          <draw:rect svg:width="1mm" draw:style-name="luka" svg:height="1mm" svg:y="58.5mm" svg:x="16.0mm"/>
          <draw:rect svg:width="1mm" draw:style-name="luka" svg:height="1mm" svg:y="58.5mm" svg:x="17.5mm"/>
          <draw:rect svg:width="1mm" draw:style-name="luka" svg:height="1mm" svg:y="58.5mm" svg:x="19.0mm"/>
          <draw:rect svg:width="1mm" draw:style-name="luka" svg:height="1mm" svg:y="58.5mm" svg:x="20.5mm"/>
          <draw:rect svg:width="1mm" draw:style-name="luka" svg:height="1mm" svg:y="58.5mm" svg:x="22.0mm"/>
          <draw:rect svg:width="1mm" draw:style-name="luka" svg:height="1mm" svg:y="58.5mm" svg:x="23.5mm"/>
          <draw:rect svg:width="1mm" draw:style-name="luka" svg:height="1mm" svg:y="58.5mm" svg:x="25.0mm"/>
          <draw:rect svg:width="1mm" draw:style-name="luka" svg:height="1mm" svg:y="58.5mm" svg:x="26.5mm"/>
          <draw:rect svg:width="1mm" draw:style-name="luka" svg:height="1mm" svg:y="58.5mm" svg:x="28.0mm"/>
          <draw:rect svg:width="1mm" draw:style-name="luka" svg:height="1mm" svg:y="58.5mm" svg:x="29.5mm"/>
          <draw:rect svg:width="1mm" draw:style-name="luka" svg:height="1mm" svg:y="58.5mm" svg:x="31.0mm"/>
          <draw:rect svg:width="1mm" draw:style-name="luka" svg:height="1mm" svg:y="58.5mm" svg:x="32.5mm"/>
          <draw:rect svg:width="1mm" draw:style-name="luka" svg:height="1mm" svg:y="58.5mm" svg:x="34.0mm"/>
          <draw:rect svg:width="1mm" draw:style-name="luka" svg:height="1mm" svg:y="58.5mm" svg:x="35.5mm"/>
          <draw:rect svg:width="1mm" draw:style-name="luka" svg:height="1mm" svg:y="58.5mm" svg:x="37.0mm"/>
          <draw:rect svg:width="1mm" draw:style-name="luka" svg:height="1mm" svg:y="58.5mm" svg:x="38.5mm"/>
          <draw:rect svg:width="1mm" draw:style-name="luka" svg:height="1mm" svg:y="58.5mm" svg:x="40.0mm"/>
          <draw:rect svg:width="1mm" draw:style-name="luka" svg:height="1mm" svg:y="58.5mm" svg:x="41.5mm"/>
          <draw:rect svg:width="1mm" draw:style-name="luka" svg:height="1mm" svg:y="58.5mm" svg:x="43.0mm"/>
          <draw:rect svg:width="1mm" draw:style-name="luka" svg:height="1mm" svg:y="58.5mm" svg:x="44.5mm"/>
          <draw:rect svg:width="1mm" draw:style-name="luka" svg:height="1mm" svg:y="58.5mm" svg:x="46.0mm"/>
          <draw:rect svg:width="1mm" draw:style-name="luka" svg:height="1mm" svg:y="60.0mm" svg:x="10.0mm"/>
          <draw:rect svg:width="1mm" draw:style-name="luka" svg:height="1mm" svg:y="60.0mm" svg:x="11.5mm"/>
          <draw:rect svg:width="1mm" draw:style-name="luka" svg:height="1mm" svg:y="60.0mm" svg:x="13.0mm"/>
          <draw:rect svg:width="1mm" draw:style-name="luka" svg:height="1mm" svg:y="60.0mm" svg:x="14.5mm"/>
          <draw:rect svg:width="1mm" draw:style-name="luka" svg:height="1mm" svg:y="60.0mm" svg:x="16.0mm"/>
          <draw:rect svg:width="1mm" draw:style-name="luka" svg:height="1mm" svg:y="60.0mm" svg:x="17.5mm"/>
          <draw:rect svg:width="1mm" draw:style-name="luka" svg:height="1mm" svg:y="60.0mm" svg:x="19.0mm"/>
          <draw:rect svg:width="1mm" draw:style-name="luka" svg:height="1mm" svg:y="60.0mm" svg:x="20.5mm"/>
          <draw:rect svg:width="1mm" draw:style-name="luka" svg:height="1mm" svg:y="60.0mm" svg:x="22.0mm"/>
          <draw:rect svg:width="1mm" draw:style-name="luka" svg:height="1mm" svg:y="60.0mm" svg:x="23.5mm"/>
          <draw:rect svg:width="1mm" draw:style-name="luka" svg:height="1mm" svg:y="60.0mm" svg:x="25.0mm"/>
          <draw:rect svg:width="1mm" draw:style-name="luka" svg:height="1mm" svg:y="60.0mm" svg:x="26.5mm"/>
          <draw:rect svg:width="1mm" draw:style-name="luka" svg:height="1mm" svg:y="60.0mm" svg:x="28.0mm"/>
          <draw:rect svg:width="1mm" draw:style-name="luka" svg:height="1mm" svg:y="60.0mm" svg:x="29.5mm"/>
          <draw:rect svg:width="1mm" draw:style-name="luka" svg:height="1mm" svg:y="60.0mm" svg:x="31.0mm"/>
          <draw:rect svg:width="1mm" draw:style-name="luka" svg:height="1mm" svg:y="60.0mm" svg:x="32.5mm"/>
          <draw:rect svg:width="1mm" draw:style-name="luka" svg:height="1mm" svg:y="60.0mm" svg:x="34.0mm"/>
          <draw:rect svg:width="1mm" draw:style-name="luka" svg:height="1mm" svg:y="60.0mm" svg:x="35.5mm"/>
          <draw:rect svg:width="1mm" draw:style-name="luka" svg:height="1mm" svg:y="60.0mm" svg:x="37.0mm"/>
          <draw:rect svg:width="1mm" draw:style-name="luka" svg:height="1mm" svg:y="60.0mm" svg:x="38.5mm"/>
          <draw:rect svg:width="1mm" draw:style-name="luka" svg:height="1mm" svg:y="60.0mm" svg:x="40.0mm"/>
          <draw:rect svg:width="1mm" draw:style-name="luka" svg:height="1mm" svg:y="60.0mm" svg:x="41.5mm"/>
          <draw:rect svg:width="1mm" draw:style-name="luka" svg:height="1mm" svg:y="60.0mm" svg:x="43.0mm"/>
          <draw:rect svg:width="1mm" draw:style-name="luka" svg:height="1mm" svg:y="60.0mm" svg:x="44.5mm"/>
          <draw:rect svg:width="1mm" draw:style-name="luka" svg:height="1mm" svg:y="60.0mm" svg:x="46.0mm"/>
          <draw:rect svg:width="1mm" draw:style-name="luka" svg:height="1mm" svg:y="61.5mm" svg:x="10.0mm"/>
          <draw:rect svg:width="1mm" draw:style-name="luka" svg:height="1mm" svg:y="61.5mm" svg:x="11.5mm"/>
          <draw:rect svg:width="1mm" draw:style-name="luka" svg:height="1mm" svg:y="61.5mm" svg:x="13.0mm"/>
          <draw:rect svg:width="1mm" draw:style-name="luka" svg:height="1mm" svg:y="61.5mm" svg:x="14.5mm"/>
          <draw:rect svg:width="1mm" draw:style-name="luka" svg:height="1mm" svg:y="61.5mm" svg:x="16.0mm"/>
          <draw:rect svg:width="1mm" draw:style-name="luka" svg:height="1mm" svg:y="61.5mm" svg:x="17.5mm"/>
          <draw:rect svg:width="1mm" draw:style-name="luka" svg:height="1mm" svg:y="61.5mm" svg:x="19.0mm"/>
          <draw:rect svg:width="1mm" draw:style-name="luka" svg:height="1mm" svg:y="61.5mm" svg:x="20.5mm"/>
          <draw:rect svg:width="1mm" draw:style-name="luka" svg:height="1mm" svg:y="61.5mm" svg:x="22.0mm"/>
          <draw:rect svg:width="1mm" draw:style-name="luka" svg:height="1mm" svg:y="61.5mm" svg:x="23.5mm"/>
          <draw:rect svg:width="1mm" draw:style-name="luka" svg:height="1mm" svg:y="61.5mm" svg:x="25.0mm"/>
          <draw:rect svg:width="1mm" draw:style-name="luka" svg:height="1mm" svg:y="61.5mm" svg:x="26.5mm"/>
          <draw:rect svg:width="1mm" draw:style-name="luka" svg:height="1mm" svg:y="61.5mm" svg:x="28.0mm"/>
          <draw:frame svg:width="60mm" draw:style-name="texto" svg:height="10mm" svg:y="49.0mm" svg:x="55.5mm">
            <draw:text-box>
              <text:p>Sueldo Mínimo</text:p>
            </draw:text-box>
          </draw:frame>
        </draw:g>
        <draw:g>
          <draw:rect svg:width="1mm" draw:style-name="luka" svg:height="1mm" svg:y="65.5mm" svg:x="10.0mm"/>
          <draw:rect svg:width="1mm" draw:style-name="luka" svg:height="1mm" svg:y="65.5mm" svg:x="11.5mm"/>
          <draw:rect svg:width="1mm" draw:style-name="luka" svg:height="1mm" svg:y="65.5mm" svg:x="13.0mm"/>
          <draw:rect svg:width="1mm" draw:style-name="luka" svg:height="1mm" svg:y="65.5mm" svg:x="14.5mm"/>
          <draw:rect svg:width="1mm" draw:style-name="luka" svg:height="1mm" svg:y="65.5mm" svg:x="16.0mm"/>
          <draw:rect svg:width="1mm" draw:style-name="luka" svg:height="1mm" svg:y="65.5mm" svg:x="17.5mm"/>
          <draw:rect svg:width="1mm" draw:style-name="luka" svg:height="1mm" svg:y="65.5mm" svg:x="19.0mm"/>
          <draw:rect svg:width="1mm" draw:style-name="luka" svg:height="1mm" svg:y="65.5mm" svg:x="20.5mm"/>
          <draw:rect svg:width="1mm" draw:style-name="luka" svg:height="1mm" svg:y="65.5mm" svg:x="22.0mm"/>
          <draw:rect svg:width="1mm" draw:style-name="luka" svg:height="1mm" svg:y="65.5mm" svg:x="23.5mm"/>
          <draw:rect svg:width="1mm" draw:style-name="luka" svg:height="1mm" svg:y="65.5mm" svg:x="25.0mm"/>
          <draw:rect svg:width="1mm" draw:style-name="luka" svg:height="1mm" svg:y="65.5mm" svg:x="26.5mm"/>
          <draw:rect svg:width="1mm" draw:style-name="luka" svg:height="1mm" svg:y="65.5mm" svg:x="28.0mm"/>
          <draw:rect svg:width="1mm" draw:style-name="luka" svg:height="1mm" svg:y="65.5mm" svg:x="29.5mm"/>
          <draw:rect svg:width="1mm" draw:style-name="luka" svg:height="1mm" svg:y="65.5mm" svg:x="31.0mm"/>
          <draw:rect svg:width="1mm" draw:style-name="luka" svg:height="1mm" svg:y="65.5mm" svg:x="32.5mm"/>
          <draw:rect svg:width="1mm" draw:style-name="luka" svg:height="1mm" svg:y="65.5mm" svg:x="34.0mm"/>
          <draw:rect svg:width="1mm" draw:style-name="luka" svg:height="1mm" svg:y="65.5mm" svg:x="35.5mm"/>
          <draw:rect svg:width="1mm" draw:style-name="luka" svg:height="1mm" svg:y="65.5mm" svg:x="37.0mm"/>
          <draw:rect svg:width="1mm" draw:style-name="luka" svg:height="1mm" svg:y="65.5mm" svg:x="38.5mm"/>
          <draw:rect svg:width="1mm" draw:style-name="luka" svg:height="1mm" svg:y="65.5mm" svg:x="40.0mm"/>
          <draw:rect svg:width="1mm" draw:style-name="luka" svg:height="1mm" svg:y="65.5mm" svg:x="41.5mm"/>
          <draw:rect svg:width="1mm" draw:style-name="luka" svg:height="1mm" svg:y="65.5mm" svg:x="43.0mm"/>
          <draw:rect svg:width="1mm" draw:style-name="luka" svg:height="1mm" svg:y="65.5mm" svg:x="44.5mm"/>
          <draw:rect svg:width="1mm" draw:style-name="luka" svg:height="1mm" svg:y="65.5mm" svg:x="46.0mm"/>
          <draw:rect svg:width="1mm" draw:style-name="luka" svg:height="1mm" svg:y="67.0mm" svg:x="10.0mm"/>
          <draw:rect svg:width="1mm" draw:style-name="luka" svg:height="1mm" svg:y="67.0mm" svg:x="11.5mm"/>
          <draw:rect svg:width="1mm" draw:style-name="luka" svg:height="1mm" svg:y="67.0mm" svg:x="13.0mm"/>
          <draw:rect svg:width="1mm" draw:style-name="luka" svg:height="1mm" svg:y="67.0mm" svg:x="14.5mm"/>
          <draw:rect svg:width="1mm" draw:style-name="luka" svg:height="1mm" svg:y="67.0mm" svg:x="16.0mm"/>
          <draw:rect svg:width="1mm" draw:style-name="luka" svg:height="1mm" svg:y="67.0mm" svg:x="17.5mm"/>
          <draw:rect svg:width="1mm" draw:style-name="luka" svg:height="1mm" svg:y="67.0mm" svg:x="19.0mm"/>
          <draw:rect svg:width="1mm" draw:style-name="luka" svg:height="1mm" svg:y="67.0mm" svg:x="20.5mm"/>
          <draw:rect svg:width="1mm" draw:style-name="luka" svg:height="1mm" svg:y="67.0mm" svg:x="22.0mm"/>
          <draw:rect svg:width="1mm" draw:style-name="luka" svg:height="1mm" svg:y="67.0mm" svg:x="23.5mm"/>
          <draw:rect svg:width="1mm" draw:style-name="luka" svg:height="1mm" svg:y="67.0mm" svg:x="25.0mm"/>
          <draw:rect svg:width="1mm" draw:style-name="luka" svg:height="1mm" svg:y="67.0mm" svg:x="26.5mm"/>
          <draw:rect svg:width="1mm" draw:style-name="luka" svg:height="1mm" svg:y="67.0mm" svg:x="28.0mm"/>
          <draw:rect svg:width="1mm" draw:style-name="luka" svg:height="1mm" svg:y="67.0mm" svg:x="29.5mm"/>
          <draw:rect svg:width="1mm" draw:style-name="luka" svg:height="1mm" svg:y="67.0mm" svg:x="31.0mm"/>
          <draw:rect svg:width="1mm" draw:style-name="luka" svg:height="1mm" svg:y="67.0mm" svg:x="32.5mm"/>
          <draw:rect svg:width="1mm" draw:style-name="luka" svg:height="1mm" svg:y="67.0mm" svg:x="34.0mm"/>
          <draw:rect svg:width="1mm" draw:style-name="luka" svg:height="1mm" svg:y="67.0mm" svg:x="35.5mm"/>
          <draw:rect svg:width="1mm" draw:style-name="luka" svg:height="1mm" svg:y="67.0mm" svg:x="37.0mm"/>
          <draw:rect svg:width="1mm" draw:style-name="luka" svg:height="1mm" svg:y="67.0mm" svg:x="38.5mm"/>
          <draw:rect svg:width="1mm" draw:style-name="luka" svg:height="1mm" svg:y="67.0mm" svg:x="40.0mm"/>
          <draw:rect svg:width="1mm" draw:style-name="luka" svg:height="1mm" svg:y="67.0mm" svg:x="41.5mm"/>
          <draw:rect svg:width="1mm" draw:style-name="luka" svg:height="1mm" svg:y="67.0mm" svg:x="43.0mm"/>
          <draw:rect svg:width="1mm" draw:style-name="luka" svg:height="1mm" svg:y="67.0mm" svg:x="44.5mm"/>
          <draw:rect svg:width="1mm" draw:style-name="luka" svg:height="1mm" svg:y="67.0mm" svg:x="46.0mm"/>
          <draw:rect svg:width="1mm" draw:style-name="luka" svg:height="1mm" svg:y="68.5mm" svg:x="10.0mm"/>
          <draw:rect svg:width="1mm" draw:style-name="luka" svg:height="1mm" svg:y="68.5mm" svg:x="11.5mm"/>
          <draw:rect svg:width="1mm" draw:style-name="luka" svg:height="1mm" svg:y="68.5mm" svg:x="13.0mm"/>
          <draw:rect svg:width="1mm" draw:style-name="luka" svg:height="1mm" svg:y="68.5mm" svg:x="14.5mm"/>
          <draw:rect svg:width="1mm" draw:style-name="luka" svg:height="1mm" svg:y="68.5mm" svg:x="16.0mm"/>
          <draw:rect svg:width="1mm" draw:style-name="luka" svg:height="1mm" svg:y="68.5mm" svg:x="17.5mm"/>
          <draw:rect svg:width="1mm" draw:style-name="luka" svg:height="1mm" svg:y="68.5mm" svg:x="19.0mm"/>
          <draw:rect svg:width="1mm" draw:style-name="luka" svg:height="1mm" svg:y="68.5mm" svg:x="20.5mm"/>
          <draw:rect svg:width="1mm" draw:style-name="luka" svg:height="1mm" svg:y="68.5mm" svg:x="22.0mm"/>
          <draw:rect svg:width="1mm" draw:style-name="luka" svg:height="1mm" svg:y="68.5mm" svg:x="23.5mm"/>
          <draw:rect svg:width="1mm" draw:style-name="luka" svg:height="1mm" svg:y="68.5mm" svg:x="25.0mm"/>
          <draw:rect svg:width="1mm" draw:style-name="luka" svg:height="1mm" svg:y="68.5mm" svg:x="26.5mm"/>
          <draw:rect svg:width="1mm" draw:style-name="luka" svg:height="1mm" svg:y="68.5mm" svg:x="28.0mm"/>
          <draw:rect svg:width="1mm" draw:style-name="luka" svg:height="1mm" svg:y="68.5mm" svg:x="29.5mm"/>
          <draw:rect svg:width="1mm" draw:style-name="luka" svg:height="1mm" svg:y="68.5mm" svg:x="31.0mm"/>
          <draw:rect svg:width="1mm" draw:style-name="luka" svg:height="1mm" svg:y="68.5mm" svg:x="32.5mm"/>
          <draw:rect svg:width="1mm" draw:style-name="luka" svg:height="1mm" svg:y="68.5mm" svg:x="34.0mm"/>
          <draw:rect svg:width="1mm" draw:style-name="luka" svg:height="1mm" svg:y="68.5mm" svg:x="35.5mm"/>
          <draw:rect svg:width="1mm" draw:style-name="luka" svg:height="1mm" svg:y="68.5mm" svg:x="37.0mm"/>
          <draw:rect svg:width="1mm" draw:style-name="luka" svg:height="1mm" svg:y="68.5mm" svg:x="38.5mm"/>
          <draw:rect svg:width="1mm" draw:style-name="luka" svg:height="1mm" svg:y="68.5mm" svg:x="40.0mm"/>
          <draw:rect svg:width="1mm" draw:style-name="luka" svg:height="1mm" svg:y="68.5mm" svg:x="41.5mm"/>
          <draw:rect svg:width="1mm" draw:style-name="luka" svg:height="1mm" svg:y="68.5mm" svg:x="43.0mm"/>
          <draw:rect svg:width="1mm" draw:style-name="luka" svg:height="1mm" svg:y="68.5mm" svg:x="44.5mm"/>
          <draw:rect svg:width="1mm" draw:style-name="luka" svg:height="1mm" svg:y="68.5mm" svg:x="46.0mm"/>
          <draw:rect svg:width="1mm" draw:style-name="luka" svg:height="1mm" svg:y="70.0mm" svg:x="10.0mm"/>
          <draw:rect svg:width="1mm" draw:style-name="luka" svg:height="1mm" svg:y="70.0mm" svg:x="11.5mm"/>
          <draw:rect svg:width="1mm" draw:style-name="luka" svg:height="1mm" svg:y="70.0mm" svg:x="13.0mm"/>
          <draw:rect svg:width="1mm" draw:style-name="luka" svg:height="1mm" svg:y="70.0mm" svg:x="14.5mm"/>
          <draw:rect svg:width="1mm" draw:style-name="luka" svg:height="1mm" svg:y="70.0mm" svg:x="16.0mm"/>
          <draw:rect svg:width="1mm" draw:style-name="luka" svg:height="1mm" svg:y="70.0mm" svg:x="17.5mm"/>
          <draw:rect svg:width="1mm" draw:style-name="luka" svg:height="1mm" svg:y="70.0mm" svg:x="19.0mm"/>
          <draw:rect svg:width="1mm" draw:style-name="luka" svg:height="1mm" svg:y="70.0mm" svg:x="20.5mm"/>
          <draw:rect svg:width="1mm" draw:style-name="luka" svg:height="1mm" svg:y="70.0mm" svg:x="22.0mm"/>
          <draw:rect svg:width="1mm" draw:style-name="luka" svg:height="1mm" svg:y="70.0mm" svg:x="23.5mm"/>
          <draw:rect svg:width="1mm" draw:style-name="luka" svg:height="1mm" svg:y="70.0mm" svg:x="25.0mm"/>
          <draw:rect svg:width="1mm" draw:style-name="luka" svg:height="1mm" svg:y="70.0mm" svg:x="26.5mm"/>
          <draw:rect svg:width="1mm" draw:style-name="luka" svg:height="1mm" svg:y="70.0mm" svg:x="28.0mm"/>
          <draw:rect svg:width="1mm" draw:style-name="luka" svg:height="1mm" svg:y="70.0mm" svg:x="29.5mm"/>
          <draw:rect svg:width="1mm" draw:style-name="luka" svg:height="1mm" svg:y="70.0mm" svg:x="31.0mm"/>
          <draw:rect svg:width="1mm" draw:style-name="luka" svg:height="1mm" svg:y="70.0mm" svg:x="32.5mm"/>
          <draw:rect svg:width="1mm" draw:style-name="luka" svg:height="1mm" svg:y="70.0mm" svg:x="34.0mm"/>
          <draw:rect svg:width="1mm" draw:style-name="luka" svg:height="1mm" svg:y="70.0mm" svg:x="35.5mm"/>
          <draw:rect svg:width="1mm" draw:style-name="luka" svg:height="1mm" svg:y="70.0mm" svg:x="37.0mm"/>
          <draw:rect svg:width="1mm" draw:style-name="luka" svg:height="1mm" svg:y="70.0mm" svg:x="38.5mm"/>
          <draw:rect svg:width="1mm" draw:style-name="luka" svg:height="1mm" svg:y="70.0mm" svg:x="40.0mm"/>
          <draw:rect svg:width="1mm" draw:style-name="luka" svg:height="1mm" svg:y="70.0mm" svg:x="41.5mm"/>
          <draw:rect svg:width="1mm" draw:style-name="luka" svg:height="1mm" svg:y="70.0mm" svg:x="43.0mm"/>
          <draw:rect svg:width="1mm" draw:style-name="luka" svg:height="1mm" svg:y="70.0mm" svg:x="44.5mm"/>
          <draw:rect svg:width="1mm" draw:style-name="luka" svg:height="1mm" svg:y="70.0mm" svg:x="46.0mm"/>
          <draw:rect svg:width="1mm" draw:style-name="luka" svg:height="1mm" svg:y="71.5mm" svg:x="10.0mm"/>
          <draw:rect svg:width="1mm" draw:style-name="luka" svg:height="1mm" svg:y="71.5mm" svg:x="11.5mm"/>
          <draw:rect svg:width="1mm" draw:style-name="luka" svg:height="1mm" svg:y="71.5mm" svg:x="13.0mm"/>
          <draw:rect svg:width="1mm" draw:style-name="luka" svg:height="1mm" svg:y="71.5mm" svg:x="14.5mm"/>
          <draw:rect svg:width="1mm" draw:style-name="luka" svg:height="1mm" svg:y="71.5mm" svg:x="16.0mm"/>
          <draw:rect svg:width="1mm" draw:style-name="luka" svg:height="1mm" svg:y="71.5mm" svg:x="17.5mm"/>
          <draw:rect svg:width="1mm" draw:style-name="luka" svg:height="1mm" svg:y="71.5mm" svg:x="19.0mm"/>
          <draw:rect svg:width="1mm" draw:style-name="luka" svg:height="1mm" svg:y="71.5mm" svg:x="20.5mm"/>
          <draw:rect svg:width="1mm" draw:style-name="luka" svg:height="1mm" svg:y="71.5mm" svg:x="22.0mm"/>
          <draw:rect svg:width="1mm" draw:style-name="luka" svg:height="1mm" svg:y="71.5mm" svg:x="23.5mm"/>
          <draw:rect svg:width="1mm" draw:style-name="luka" svg:height="1mm" svg:y="71.5mm" svg:x="25.0mm"/>
          <draw:rect svg:width="1mm" draw:style-name="luka" svg:height="1mm" svg:y="71.5mm" svg:x="26.5mm"/>
          <draw:rect svg:width="1mm" draw:style-name="luka" svg:height="1mm" svg:y="71.5mm" svg:x="28.0mm"/>
          <draw:rect svg:width="1mm" draw:style-name="luka" svg:height="1mm" svg:y="71.5mm" svg:x="29.5mm"/>
          <draw:rect svg:width="1mm" draw:style-name="luka" svg:height="1mm" svg:y="71.5mm" svg:x="31.0mm"/>
          <draw:rect svg:width="1mm" draw:style-name="luka" svg:height="1mm" svg:y="71.5mm" svg:x="32.5mm"/>
          <draw:rect svg:width="1mm" draw:style-name="luka" svg:height="1mm" svg:y="71.5mm" svg:x="34.0mm"/>
          <draw:rect svg:width="1mm" draw:style-name="luka" svg:height="1mm" svg:y="71.5mm" svg:x="35.5mm"/>
          <draw:rect svg:width="1mm" draw:style-name="luka" svg:height="1mm" svg:y="71.5mm" svg:x="37.0mm"/>
          <draw:rect svg:width="1mm" draw:style-name="luka" svg:height="1mm" svg:y="71.5mm" svg:x="38.5mm"/>
          <draw:rect svg:width="1mm" draw:style-name="luka" svg:height="1mm" svg:y="71.5mm" svg:x="40.0mm"/>
          <draw:rect svg:width="1mm" draw:style-name="luka" svg:height="1mm" svg:y="71.5mm" svg:x="41.5mm"/>
          <draw:rect svg:width="1mm" draw:style-name="luka" svg:height="1mm" svg:y="71.5mm" svg:x="43.0mm"/>
          <draw:rect svg:width="1mm" draw:style-name="luka" svg:height="1mm" svg:y="71.5mm" svg:x="44.5mm"/>
          <draw:rect svg:width="1mm" draw:style-name="luka" svg:height="1mm" svg:y="71.5mm" svg:x="46.0mm"/>
          <draw:rect svg:width="1mm" draw:style-name="luka" svg:height="1mm" svg:y="73.0mm" svg:x="10.0mm"/>
          <draw:rect svg:width="1mm" draw:style-name="luka" svg:height="1mm" svg:y="73.0mm" svg:x="11.5mm"/>
          <draw:rect svg:width="1mm" draw:style-name="luka" svg:height="1mm" svg:y="73.0mm" svg:x="13.0mm"/>
          <draw:rect svg:width="1mm" draw:style-name="luka" svg:height="1mm" svg:y="73.0mm" svg:x="14.5mm"/>
          <draw:rect svg:width="1mm" draw:style-name="luka" svg:height="1mm" svg:y="73.0mm" svg:x="16.0mm"/>
          <draw:rect svg:width="1mm" draw:style-name="luka" svg:height="1mm" svg:y="73.0mm" svg:x="17.5mm"/>
          <draw:rect svg:width="1mm" draw:style-name="luka" svg:height="1mm" svg:y="73.0mm" svg:x="19.0mm"/>
          <draw:rect svg:width="1mm" draw:style-name="luka" svg:height="1mm" svg:y="73.0mm" svg:x="20.5mm"/>
          <draw:rect svg:width="1mm" draw:style-name="luka" svg:height="1mm" svg:y="73.0mm" svg:x="22.0mm"/>
          <draw:rect svg:width="1mm" draw:style-name="luka" svg:height="1mm" svg:y="73.0mm" svg:x="23.5mm"/>
          <draw:rect svg:width="1mm" draw:style-name="luka" svg:height="1mm" svg:y="73.0mm" svg:x="25.0mm"/>
          <draw:rect svg:width="1mm" draw:style-name="luka" svg:height="1mm" svg:y="73.0mm" svg:x="26.5mm"/>
          <draw:rect svg:width="1mm" draw:style-name="luka" svg:height="1mm" svg:y="73.0mm" svg:x="28.0mm"/>
          <draw:rect svg:width="1mm" draw:style-name="luka" svg:height="1mm" svg:y="73.0mm" svg:x="29.5mm"/>
          <draw:rect svg:width="1mm" draw:style-name="luka" svg:height="1mm" svg:y="73.0mm" svg:x="31.0mm"/>
          <draw:rect svg:width="1mm" draw:style-name="luka" svg:height="1mm" svg:y="73.0mm" svg:x="32.5mm"/>
          <draw:rect svg:width="1mm" draw:style-name="luka" svg:height="1mm" svg:y="73.0mm" svg:x="34.0mm"/>
          <draw:rect svg:width="1mm" draw:style-name="luka" svg:height="1mm" svg:y="73.0mm" svg:x="35.5mm"/>
          <draw:rect svg:width="1mm" draw:style-name="luka" svg:height="1mm" svg:y="73.0mm" svg:x="37.0mm"/>
          <draw:rect svg:width="1mm" draw:style-name="luka" svg:height="1mm" svg:y="73.0mm" svg:x="38.5mm"/>
          <draw:rect svg:width="1mm" draw:style-name="luka" svg:height="1mm" svg:y="73.0mm" svg:x="40.0mm"/>
          <draw:rect svg:width="1mm" draw:style-name="luka" svg:height="1mm" svg:y="73.0mm" svg:x="41.5mm"/>
          <draw:rect svg:width="1mm" draw:style-name="luka" svg:height="1mm" svg:y="73.0mm" svg:x="43.0mm"/>
          <draw:rect svg:width="1mm" draw:style-name="luka" svg:height="1mm" svg:y="73.0mm" svg:x="44.5mm"/>
          <draw:rect svg:width="1mm" draw:style-name="luka" svg:height="1mm" svg:y="73.0mm" svg:x="46.0mm"/>
          <draw:rect svg:width="1mm" draw:style-name="luka" svg:height="1mm" svg:y="74.5mm" svg:x="10.0mm"/>
          <draw:rect svg:width="1mm" draw:style-name="luka" svg:height="1mm" svg:y="74.5mm" svg:x="11.5mm"/>
          <draw:rect svg:width="1mm" draw:style-name="luka" svg:height="1mm" svg:y="74.5mm" svg:x="13.0mm"/>
          <draw:rect svg:width="1mm" draw:style-name="luka" svg:height="1mm" svg:y="74.5mm" svg:x="14.5mm"/>
          <draw:rect svg:width="1mm" draw:style-name="luka" svg:height="1mm" svg:y="74.5mm" svg:x="16.0mm"/>
          <draw:rect svg:width="1mm" draw:style-name="luka" svg:height="1mm" svg:y="74.5mm" svg:x="17.5mm"/>
          <draw:rect svg:width="1mm" draw:style-name="luka" svg:height="1mm" svg:y="74.5mm" svg:x="19.0mm"/>
          <draw:rect svg:width="1mm" draw:style-name="luka" svg:height="1mm" svg:y="74.5mm" svg:x="20.5mm"/>
          <draw:rect svg:width="1mm" draw:style-name="luka" svg:height="1mm" svg:y="74.5mm" svg:x="22.0mm"/>
          <draw:rect svg:width="1mm" draw:style-name="luka" svg:height="1mm" svg:y="74.5mm" svg:x="23.5mm"/>
          <draw:rect svg:width="1mm" draw:style-name="luka" svg:height="1mm" svg:y="74.5mm" svg:x="25.0mm"/>
          <draw:rect svg:width="1mm" draw:style-name="luka" svg:height="1mm" svg:y="74.5mm" svg:x="26.5mm"/>
          <draw:rect svg:width="1mm" draw:style-name="luka" svg:height="1mm" svg:y="74.5mm" svg:x="28.0mm"/>
          <draw:rect svg:width="1mm" draw:style-name="luka" svg:height="1mm" svg:y="74.5mm" svg:x="29.5mm"/>
          <draw:rect svg:width="1mm" draw:style-name="luka" svg:height="1mm" svg:y="74.5mm" svg:x="31.0mm"/>
          <draw:rect svg:width="1mm" draw:style-name="luka" svg:height="1mm" svg:y="74.5mm" svg:x="32.5mm"/>
          <draw:rect svg:width="1mm" draw:style-name="luka" svg:height="1mm" svg:y="74.5mm" svg:x="34.0mm"/>
          <draw:rect svg:width="1mm" draw:style-name="luka" svg:height="1mm" svg:y="74.5mm" svg:x="35.5mm"/>
          <draw:rect svg:width="1mm" draw:style-name="luka" svg:height="1mm" svg:y="74.5mm" svg:x="37.0mm"/>
          <draw:rect svg:width="1mm" draw:style-name="luka" svg:height="1mm" svg:y="74.5mm" svg:x="38.5mm"/>
          <draw:rect svg:width="1mm" draw:style-name="luka" svg:height="1mm" svg:y="74.5mm" svg:x="40.0mm"/>
          <draw:rect svg:width="1mm" draw:style-name="luka" svg:height="1mm" svg:y="74.5mm" svg:x="41.5mm"/>
          <draw:rect svg:width="1mm" draw:style-name="luka" svg:height="1mm" svg:y="74.5mm" svg:x="43.0mm"/>
          <draw:rect svg:width="1mm" draw:style-name="luka" svg:height="1mm" svg:y="74.5mm" svg:x="44.5mm"/>
          <draw:rect svg:width="1mm" draw:style-name="luka" svg:height="1mm" svg:y="74.5mm" svg:x="46.0mm"/>
          <draw:rect svg:width="1mm" draw:style-name="luka" svg:height="1mm" svg:y="76.0mm" svg:x="10.0mm"/>
          <draw:rect svg:width="1mm" draw:style-name="luka" svg:height="1mm" svg:y="76.0mm" svg:x="11.5mm"/>
          <draw:rect svg:width="1mm" draw:style-name="luka" svg:height="1mm" svg:y="76.0mm" svg:x="13.0mm"/>
          <draw:rect svg:width="1mm" draw:style-name="luka" svg:height="1mm" svg:y="76.0mm" svg:x="14.5mm"/>
          <draw:rect svg:width="1mm" draw:style-name="luka" svg:height="1mm" svg:y="76.0mm" svg:x="16.0mm"/>
          <draw:rect svg:width="1mm" draw:style-name="luka" svg:height="1mm" svg:y="76.0mm" svg:x="17.5mm"/>
          <draw:rect svg:width="1mm" draw:style-name="luka" svg:height="1mm" svg:y="76.0mm" svg:x="19.0mm"/>
          <draw:rect svg:width="1mm" draw:style-name="luka" svg:height="1mm" svg:y="76.0mm" svg:x="20.5mm"/>
          <draw:rect svg:width="1mm" draw:style-name="luka" svg:height="1mm" svg:y="76.0mm" svg:x="22.0mm"/>
          <draw:rect svg:width="1mm" draw:style-name="luka" svg:height="1mm" svg:y="76.0mm" svg:x="23.5mm"/>
          <draw:rect svg:width="1mm" draw:style-name="luka" svg:height="1mm" svg:y="76.0mm" svg:x="25.0mm"/>
          <draw:rect svg:width="1mm" draw:style-name="luka" svg:height="1mm" svg:y="76.0mm" svg:x="26.5mm"/>
          <draw:rect svg:width="1mm" draw:style-name="luka" svg:height="1mm" svg:y="76.0mm" svg:x="28.0mm"/>
          <draw:rect svg:width="1mm" draw:style-name="luka" svg:height="1mm" svg:y="76.0mm" svg:x="29.5mm"/>
          <draw:rect svg:width="1mm" draw:style-name="luka" svg:height="1mm" svg:y="76.0mm" svg:x="31.0mm"/>
          <draw:rect svg:width="1mm" draw:style-name="luka" svg:height="1mm" svg:y="76.0mm" svg:x="32.5mm"/>
          <draw:rect svg:width="1mm" draw:style-name="luka" svg:height="1mm" svg:y="76.0mm" svg:x="34.0mm"/>
          <draw:rect svg:width="1mm" draw:style-name="luka" svg:height="1mm" svg:y="76.0mm" svg:x="35.5mm"/>
          <draw:rect svg:width="1mm" draw:style-name="luka" svg:height="1mm" svg:y="76.0mm" svg:x="37.0mm"/>
          <draw:rect svg:width="1mm" draw:style-name="luka" svg:height="1mm" svg:y="76.0mm" svg:x="38.5mm"/>
          <draw:rect svg:width="1mm" draw:style-name="luka" svg:height="1mm" svg:y="76.0mm" svg:x="40.0mm"/>
          <draw:rect svg:width="1mm" draw:style-name="luka" svg:height="1mm" svg:y="76.0mm" svg:x="41.5mm"/>
          <draw:rect svg:width="1mm" draw:style-name="luka" svg:height="1mm" svg:y="76.0mm" svg:x="43.0mm"/>
          <draw:rect svg:width="1mm" draw:style-name="luka" svg:height="1mm" svg:y="76.0mm" svg:x="44.5mm"/>
          <draw:rect svg:width="1mm" draw:style-name="luka" svg:height="1mm" svg:y="76.0mm" svg:x="46.0mm"/>
          <draw:rect svg:width="1mm" draw:style-name="luka" svg:height="1mm" svg:y="77.5mm" svg:x="10.0mm"/>
          <draw:rect svg:width="1mm" draw:style-name="luka" svg:height="1mm" svg:y="77.5mm" svg:x="11.5mm"/>
          <draw:rect svg:width="1mm" draw:style-name="luka" svg:height="1mm" svg:y="77.5mm" svg:x="13.0mm"/>
          <draw:rect svg:width="1mm" draw:style-name="luka" svg:height="1mm" svg:y="77.5mm" svg:x="14.5mm"/>
          <draw:rect svg:width="1mm" draw:style-name="luka" svg:height="1mm" svg:y="77.5mm" svg:x="16.0mm"/>
          <draw:rect svg:width="1mm" draw:style-name="luka" svg:height="1mm" svg:y="77.5mm" svg:x="17.5mm"/>
          <draw:rect svg:width="1mm" draw:style-name="luka" svg:height="1mm" svg:y="77.5mm" svg:x="19.0mm"/>
          <draw:rect svg:width="1mm" draw:style-name="luka" svg:height="1mm" svg:y="77.5mm" svg:x="20.5mm"/>
          <draw:rect svg:width="1mm" draw:style-name="luka" svg:height="1mm" svg:y="77.5mm" svg:x="22.0mm"/>
          <draw:rect svg:width="1mm" draw:style-name="luka" svg:height="1mm" svg:y="77.5mm" svg:x="23.5mm"/>
          <draw:rect svg:width="1mm" draw:style-name="luka" svg:height="1mm" svg:y="77.5mm" svg:x="25.0mm"/>
          <draw:rect svg:width="1mm" draw:style-name="luka" svg:height="1mm" svg:y="77.5mm" svg:x="26.5mm"/>
          <draw:rect svg:width="1mm" draw:style-name="luka" svg:height="1mm" svg:y="77.5mm" svg:x="28.0mm"/>
          <draw:rect svg:width="1mm" draw:style-name="luka" svg:height="1mm" svg:y="77.5mm" svg:x="29.5mm"/>
          <draw:rect svg:width="1mm" draw:style-name="luka" svg:height="1mm" svg:y="77.5mm" svg:x="31.0mm"/>
          <draw:rect svg:width="1mm" draw:style-name="luka" svg:height="1mm" svg:y="77.5mm" svg:x="32.5mm"/>
          <draw:rect svg:width="1mm" draw:style-name="luka" svg:height="1mm" svg:y="77.5mm" svg:x="34.0mm"/>
          <draw:rect svg:width="1mm" draw:style-name="luka" svg:height="1mm" svg:y="77.5mm" svg:x="35.5mm"/>
          <draw:rect svg:width="1mm" draw:style-name="luka" svg:height="1mm" svg:y="77.5mm" svg:x="37.0mm"/>
          <draw:rect svg:width="1mm" draw:style-name="luka" svg:height="1mm" svg:y="77.5mm" svg:x="38.5mm"/>
          <draw:rect svg:width="1mm" draw:style-name="luka" svg:height="1mm" svg:y="77.5mm" svg:x="40.0mm"/>
          <draw:rect svg:width="1mm" draw:style-name="luka" svg:height="1mm" svg:y="77.5mm" svg:x="41.5mm"/>
          <draw:rect svg:width="1mm" draw:style-name="luka" svg:height="1mm" svg:y="77.5mm" svg:x="43.0mm"/>
          <draw:rect svg:width="1mm" draw:style-name="luka" svg:height="1mm" svg:y="77.5mm" svg:x="44.5mm"/>
          <draw:rect svg:width="1mm" draw:style-name="luka" svg:height="1mm" svg:y="77.5mm" svg:x="46.0mm"/>
          <draw:rect svg:width="1mm" draw:style-name="luka" svg:height="1mm" svg:y="79.0mm" svg:x="10.0mm"/>
          <draw:rect svg:width="1mm" draw:style-name="luka" svg:height="1mm" svg:y="79.0mm" svg:x="11.5mm"/>
          <draw:rect svg:width="1mm" draw:style-name="luka" svg:height="1mm" svg:y="79.0mm" svg:x="13.0mm"/>
          <draw:rect svg:width="1mm" draw:style-name="luka" svg:height="1mm" svg:y="79.0mm" svg:x="14.5mm"/>
          <draw:rect svg:width="1mm" draw:style-name="luka" svg:height="1mm" svg:y="79.0mm" svg:x="16.0mm"/>
          <draw:rect svg:width="1mm" draw:style-name="luka" svg:height="1mm" svg:y="79.0mm" svg:x="17.5mm"/>
          <draw:rect svg:width="1mm" draw:style-name="luka" svg:height="1mm" svg:y="79.0mm" svg:x="19.0mm"/>
          <draw:rect svg:width="1mm" draw:style-name="luka" svg:height="1mm" svg:y="79.0mm" svg:x="20.5mm"/>
          <draw:rect svg:width="1mm" draw:style-name="luka" svg:height="1mm" svg:y="79.0mm" svg:x="22.0mm"/>
          <draw:rect svg:width="1mm" draw:style-name="luka" svg:height="1mm" svg:y="79.0mm" svg:x="23.5mm"/>
          <draw:rect svg:width="1mm" draw:style-name="luka" svg:height="1mm" svg:y="79.0mm" svg:x="25.0mm"/>
          <draw:rect svg:width="1mm" draw:style-name="luka" svg:height="1mm" svg:y="79.0mm" svg:x="26.5mm"/>
          <draw:rect svg:width="1mm" draw:style-name="luka" svg:height="1mm" svg:y="79.0mm" svg:x="28.0mm"/>
          <draw:rect svg:width="1mm" draw:style-name="luka" svg:height="1mm" svg:y="79.0mm" svg:x="29.5mm"/>
          <draw:rect svg:width="1mm" draw:style-name="luka" svg:height="1mm" svg:y="79.0mm" svg:x="31.0mm"/>
          <draw:rect svg:width="1mm" draw:style-name="luka" svg:height="1mm" svg:y="79.0mm" svg:x="32.5mm"/>
          <draw:rect svg:width="1mm" draw:style-name="luka" svg:height="1mm" svg:y="79.0mm" svg:x="34.0mm"/>
          <draw:rect svg:width="1mm" draw:style-name="luka" svg:height="1mm" svg:y="79.0mm" svg:x="35.5mm"/>
          <draw:rect svg:width="1mm" draw:style-name="luka" svg:height="1mm" svg:y="79.0mm" svg:x="37.0mm"/>
          <draw:rect svg:width="1mm" draw:style-name="luka" svg:height="1mm" svg:y="79.0mm" svg:x="38.5mm"/>
          <draw:rect svg:width="1mm" draw:style-name="luka" svg:height="1mm" svg:y="79.0mm" svg:x="40.0mm"/>
          <draw:rect svg:width="1mm" draw:style-name="luka" svg:height="1mm" svg:y="79.0mm" svg:x="41.5mm"/>
          <draw:rect svg:width="1mm" draw:style-name="luka" svg:height="1mm" svg:y="79.0mm" svg:x="43.0mm"/>
          <draw:rect svg:width="1mm" draw:style-name="luka" svg:height="1mm" svg:y="79.0mm" svg:x="44.5mm"/>
          <draw:rect svg:width="1mm" draw:style-name="luka" svg:height="1mm" svg:y="79.0mm" svg:x="46.0mm"/>
          <draw:frame svg:width="60mm" draw:style-name="texto" svg:height="10mm" svg:y="63.5mm" svg:x="55.5mm">
            <draw:text-box>
              <text:p>Playstation</text:p>
            </draw:text-box>
          </draw:frame>
        </draw:g>
        <draw:g>
          <draw:rect svg:width="1mm" draw:style-name="luka" svg:height="1mm" svg:y="84.5mm" svg:x="10.0mm"/>
          <draw:rect svg:width="1mm" draw:style-name="luka" svg:height="1mm" svg:y="84.5mm" svg:x="11.5mm"/>
          <draw:rect svg:width="1mm" draw:style-name="luka" svg:height="1mm" svg:y="84.5mm" svg:x="13.0mm"/>
          <draw:rect svg:width="1mm" draw:style-name="luka" svg:height="1mm" svg:y="84.5mm" svg:x="14.5mm"/>
          <draw:rect svg:width="1mm" draw:style-name="luka" svg:height="1mm" svg:y="84.5mm" svg:x="16.0mm"/>
          <draw:rect svg:width="1mm" draw:style-name="luka" svg:height="1mm" svg:y="84.5mm" svg:x="17.5mm"/>
          <draw:rect svg:width="1mm" draw:style-name="luka" svg:height="1mm" svg:y="84.5mm" svg:x="19.0mm"/>
          <draw:rect svg:width="1mm" draw:style-name="luka" svg:height="1mm" svg:y="84.5mm" svg:x="20.5mm"/>
          <draw:rect svg:width="1mm" draw:style-name="luka" svg:height="1mm" svg:y="84.5mm" svg:x="22.0mm"/>
          <draw:rect svg:width="1mm" draw:style-name="luka" svg:height="1mm" svg:y="84.5mm" svg:x="23.5mm"/>
          <draw:rect svg:width="1mm" draw:style-name="luka" svg:height="1mm" svg:y="84.5mm" svg:x="25.0mm"/>
          <draw:rect svg:width="1mm" draw:style-name="luka" svg:height="1mm" svg:y="84.5mm" svg:x="26.5mm"/>
          <draw:rect svg:width="1mm" draw:style-name="luka" svg:height="1mm" svg:y="84.5mm" svg:x="28.0mm"/>
          <draw:rect svg:width="1mm" draw:style-name="luka" svg:height="1mm" svg:y="84.5mm" svg:x="29.5mm"/>
          <draw:rect svg:width="1mm" draw:style-name="luka" svg:height="1mm" svg:y="84.5mm" svg:x="31.0mm"/>
          <draw:rect svg:width="1mm" draw:style-name="luka" svg:height="1mm" svg:y="84.5mm" svg:x="32.5mm"/>
          <draw:rect svg:width="1mm" draw:style-name="luka" svg:height="1mm" svg:y="84.5mm" svg:x="34.0mm"/>
          <draw:rect svg:width="1mm" draw:style-name="luka" svg:height="1mm" svg:y="84.5mm" svg:x="35.5mm"/>
          <draw:rect svg:width="1mm" draw:style-name="luka" svg:height="1mm" svg:y="84.5mm" svg:x="37.0mm"/>
          <draw:rect svg:width="1mm" draw:style-name="luka" svg:height="1mm" svg:y="84.5mm" svg:x="38.5mm"/>
          <draw:rect svg:width="1mm" draw:style-name="luka" svg:height="1mm" svg:y="84.5mm" svg:x="40.0mm"/>
          <draw:rect svg:width="1mm" draw:style-name="luka" svg:height="1mm" svg:y="84.5mm" svg:x="41.5mm"/>
          <draw:rect svg:width="1mm" draw:style-name="luka" svg:height="1mm" svg:y="84.5mm" svg:x="43.0mm"/>
          <draw:rect svg:width="1mm" draw:style-name="luka" svg:height="1mm" svg:y="84.5mm" svg:x="44.5mm"/>
          <draw:rect svg:width="1mm" draw:style-name="luka" svg:height="1mm" svg:y="84.5mm" svg:x="46.0mm"/>
          <draw:rect svg:width="1mm" draw:style-name="luka" svg:height="1mm" svg:y="86.0mm" svg:x="10.0mm"/>
          <draw:rect svg:width="1mm" draw:style-name="luka" svg:height="1mm" svg:y="86.0mm" svg:x="11.5mm"/>
          <draw:rect svg:width="1mm" draw:style-name="luka" svg:height="1mm" svg:y="86.0mm" svg:x="13.0mm"/>
          <draw:rect svg:width="1mm" draw:style-name="luka" svg:height="1mm" svg:y="86.0mm" svg:x="14.5mm"/>
          <draw:rect svg:width="1mm" draw:style-name="luka" svg:height="1mm" svg:y="86.0mm" svg:x="16.0mm"/>
          <draw:rect svg:width="1mm" draw:style-name="luka" svg:height="1mm" svg:y="86.0mm" svg:x="17.5mm"/>
          <draw:rect svg:width="1mm" draw:style-name="luka" svg:height="1mm" svg:y="86.0mm" svg:x="19.0mm"/>
          <draw:rect svg:width="1mm" draw:style-name="luka" svg:height="1mm" svg:y="86.0mm" svg:x="20.5mm"/>
          <draw:rect svg:width="1mm" draw:style-name="luka" svg:height="1mm" svg:y="86.0mm" svg:x="22.0mm"/>
          <draw:rect svg:width="1mm" draw:style-name="luka" svg:height="1mm" svg:y="86.0mm" svg:x="23.5mm"/>
          <draw:rect svg:width="1mm" draw:style-name="luka" svg:height="1mm" svg:y="86.0mm" svg:x="25.0mm"/>
          <draw:rect svg:width="1mm" draw:style-name="luka" svg:height="1mm" svg:y="86.0mm" svg:x="26.5mm"/>
          <draw:rect svg:width="1mm" draw:style-name="luka" svg:height="1mm" svg:y="86.0mm" svg:x="28.0mm"/>
          <draw:rect svg:width="1mm" draw:style-name="luka" svg:height="1mm" svg:y="86.0mm" svg:x="29.5mm"/>
          <draw:rect svg:width="1mm" draw:style-name="luka" svg:height="1mm" svg:y="86.0mm" svg:x="31.0mm"/>
          <draw:rect svg:width="1mm" draw:style-name="luka" svg:height="1mm" svg:y="86.0mm" svg:x="32.5mm"/>
          <draw:rect svg:width="1mm" draw:style-name="luka" svg:height="1mm" svg:y="86.0mm" svg:x="34.0mm"/>
          <draw:rect svg:width="1mm" draw:style-name="luka" svg:height="1mm" svg:y="86.0mm" svg:x="35.5mm"/>
          <draw:rect svg:width="1mm" draw:style-name="luka" svg:height="1mm" svg:y="86.0mm" svg:x="37.0mm"/>
          <draw:rect svg:width="1mm" draw:style-name="luka" svg:height="1mm" svg:y="86.0mm" svg:x="38.5mm"/>
          <draw:rect svg:width="1mm" draw:style-name="luka" svg:height="1mm" svg:y="86.0mm" svg:x="40.0mm"/>
          <draw:rect svg:width="1mm" draw:style-name="luka" svg:height="1mm" svg:y="86.0mm" svg:x="41.5mm"/>
          <draw:rect svg:width="1mm" draw:style-name="luka" svg:height="1mm" svg:y="86.0mm" svg:x="43.0mm"/>
          <draw:rect svg:width="1mm" draw:style-name="luka" svg:height="1mm" svg:y="86.0mm" svg:x="44.5mm"/>
          <draw:rect svg:width="1mm" draw:style-name="luka" svg:height="1mm" svg:y="86.0mm" svg:x="46.0mm"/>
          <draw:rect svg:width="1mm" draw:style-name="luka" svg:height="1mm" svg:y="87.5mm" svg:x="10.0mm"/>
          <draw:rect svg:width="1mm" draw:style-name="luka" svg:height="1mm" svg:y="87.5mm" svg:x="11.5mm"/>
          <draw:rect svg:width="1mm" draw:style-name="luka" svg:height="1mm" svg:y="87.5mm" svg:x="13.0mm"/>
          <draw:rect svg:width="1mm" draw:style-name="luka" svg:height="1mm" svg:y="87.5mm" svg:x="14.5mm"/>
          <draw:rect svg:width="1mm" draw:style-name="luka" svg:height="1mm" svg:y="87.5mm" svg:x="16.0mm"/>
          <draw:rect svg:width="1mm" draw:style-name="luka" svg:height="1mm" svg:y="87.5mm" svg:x="17.5mm"/>
          <draw:rect svg:width="1mm" draw:style-name="luka" svg:height="1mm" svg:y="87.5mm" svg:x="19.0mm"/>
          <draw:rect svg:width="1mm" draw:style-name="luka" svg:height="1mm" svg:y="87.5mm" svg:x="20.5mm"/>
          <draw:rect svg:width="1mm" draw:style-name="luka" svg:height="1mm" svg:y="87.5mm" svg:x="22.0mm"/>
          <draw:rect svg:width="1mm" draw:style-name="luka" svg:height="1mm" svg:y="87.5mm" svg:x="23.5mm"/>
          <draw:rect svg:width="1mm" draw:style-name="luka" svg:height="1mm" svg:y="87.5mm" svg:x="25.0mm"/>
          <draw:rect svg:width="1mm" draw:style-name="luka" svg:height="1mm" svg:y="87.5mm" svg:x="26.5mm"/>
          <draw:rect svg:width="1mm" draw:style-name="luka" svg:height="1mm" svg:y="87.5mm" svg:x="28.0mm"/>
          <draw:rect svg:width="1mm" draw:style-name="luka" svg:height="1mm" svg:y="87.5mm" svg:x="29.5mm"/>
          <draw:rect svg:width="1mm" draw:style-name="luka" svg:height="1mm" svg:y="87.5mm" svg:x="31.0mm"/>
          <draw:rect svg:width="1mm" draw:style-name="luka" svg:height="1mm" svg:y="87.5mm" svg:x="32.5mm"/>
          <draw:rect svg:width="1mm" draw:style-name="luka" svg:height="1mm" svg:y="87.5mm" svg:x="34.0mm"/>
          <draw:rect svg:width="1mm" draw:style-name="luka" svg:height="1mm" svg:y="87.5mm" svg:x="35.5mm"/>
          <draw:rect svg:width="1mm" draw:style-name="luka" svg:height="1mm" svg:y="87.5mm" svg:x="37.0mm"/>
          <draw:rect svg:width="1mm" draw:style-name="luka" svg:height="1mm" svg:y="87.5mm" svg:x="38.5mm"/>
          <draw:rect svg:width="1mm" draw:style-name="luka" svg:height="1mm" svg:y="87.5mm" svg:x="40.0mm"/>
          <draw:rect svg:width="1mm" draw:style-name="luka" svg:height="1mm" svg:y="87.5mm" svg:x="41.5mm"/>
          <draw:rect svg:width="1mm" draw:style-name="luka" svg:height="1mm" svg:y="87.5mm" svg:x="43.0mm"/>
          <draw:rect svg:width="1mm" draw:style-name="luka" svg:height="1mm" svg:y="87.5mm" svg:x="44.5mm"/>
          <draw:rect svg:width="1mm" draw:style-name="luka" svg:height="1mm" svg:y="87.5mm" svg:x="46.0mm"/>
          <draw:rect svg:width="1mm" draw:style-name="luka" svg:height="1mm" svg:y="89.0mm" svg:x="10.0mm"/>
          <draw:rect svg:width="1mm" draw:style-name="luka" svg:height="1mm" svg:y="89.0mm" svg:x="11.5mm"/>
          <draw:rect svg:width="1mm" draw:style-name="luka" svg:height="1mm" svg:y="89.0mm" svg:x="13.0mm"/>
          <draw:rect svg:width="1mm" draw:style-name="luka" svg:height="1mm" svg:y="89.0mm" svg:x="14.5mm"/>
          <draw:rect svg:width="1mm" draw:style-name="luka" svg:height="1mm" svg:y="89.0mm" svg:x="16.0mm"/>
          <draw:rect svg:width="1mm" draw:style-name="luka" svg:height="1mm" svg:y="89.0mm" svg:x="17.5mm"/>
          <draw:rect svg:width="1mm" draw:style-name="luka" svg:height="1mm" svg:y="89.0mm" svg:x="19.0mm"/>
          <draw:rect svg:width="1mm" draw:style-name="luka" svg:height="1mm" svg:y="89.0mm" svg:x="20.5mm"/>
          <draw:rect svg:width="1mm" draw:style-name="luka" svg:height="1mm" svg:y="89.0mm" svg:x="22.0mm"/>
          <draw:rect svg:width="1mm" draw:style-name="luka" svg:height="1mm" svg:y="89.0mm" svg:x="23.5mm"/>
          <draw:rect svg:width="1mm" draw:style-name="luka" svg:height="1mm" svg:y="89.0mm" svg:x="25.0mm"/>
          <draw:rect svg:width="1mm" draw:style-name="luka" svg:height="1mm" svg:y="89.0mm" svg:x="26.5mm"/>
          <draw:rect svg:width="1mm" draw:style-name="luka" svg:height="1mm" svg:y="89.0mm" svg:x="28.0mm"/>
          <draw:rect svg:width="1mm" draw:style-name="luka" svg:height="1mm" svg:y="89.0mm" svg:x="29.5mm"/>
          <draw:rect svg:width="1mm" draw:style-name="luka" svg:height="1mm" svg:y="89.0mm" svg:x="31.0mm"/>
          <draw:rect svg:width="1mm" draw:style-name="luka" svg:height="1mm" svg:y="89.0mm" svg:x="32.5mm"/>
          <draw:rect svg:width="1mm" draw:style-name="luka" svg:height="1mm" svg:y="89.0mm" svg:x="34.0mm"/>
          <draw:rect svg:width="1mm" draw:style-name="luka" svg:height="1mm" svg:y="89.0mm" svg:x="35.5mm"/>
          <draw:rect svg:width="1mm" draw:style-name="luka" svg:height="1mm" svg:y="89.0mm" svg:x="37.0mm"/>
          <draw:rect svg:width="1mm" draw:style-name="luka" svg:height="1mm" svg:y="89.0mm" svg:x="38.5mm"/>
          <draw:rect svg:width="1mm" draw:style-name="luka" svg:height="1mm" svg:y="89.0mm" svg:x="40.0mm"/>
          <draw:rect svg:width="1mm" draw:style-name="luka" svg:height="1mm" svg:y="89.0mm" svg:x="41.5mm"/>
          <draw:rect svg:width="1mm" draw:style-name="luka" svg:height="1mm" svg:y="89.0mm" svg:x="43.0mm"/>
          <draw:rect svg:width="1mm" draw:style-name="luka" svg:height="1mm" svg:y="89.0mm" svg:x="44.5mm"/>
          <draw:rect svg:width="1mm" draw:style-name="luka" svg:height="1mm" svg:y="89.0mm" svg:x="46.0mm"/>
          <draw:rect svg:width="1mm" draw:style-name="luka" svg:height="1mm" svg:y="90.5mm" svg:x="10.0mm"/>
          <draw:rect svg:width="1mm" draw:style-name="luka" svg:height="1mm" svg:y="90.5mm" svg:x="11.5mm"/>
          <draw:rect svg:width="1mm" draw:style-name="luka" svg:height="1mm" svg:y="90.5mm" svg:x="13.0mm"/>
          <draw:rect svg:width="1mm" draw:style-name="luka" svg:height="1mm" svg:y="90.5mm" svg:x="14.5mm"/>
          <draw:rect svg:width="1mm" draw:style-name="luka" svg:height="1mm" svg:y="90.5mm" svg:x="16.0mm"/>
          <draw:rect svg:width="1mm" draw:style-name="luka" svg:height="1mm" svg:y="90.5mm" svg:x="17.5mm"/>
          <draw:rect svg:width="1mm" draw:style-name="luka" svg:height="1mm" svg:y="90.5mm" svg:x="19.0mm"/>
          <draw:rect svg:width="1mm" draw:style-name="luka" svg:height="1mm" svg:y="90.5mm" svg:x="20.5mm"/>
          <draw:rect svg:width="1mm" draw:style-name="luka" svg:height="1mm" svg:y="90.5mm" svg:x="22.0mm"/>
          <draw:rect svg:width="1mm" draw:style-name="luka" svg:height="1mm" svg:y="90.5mm" svg:x="23.5mm"/>
          <draw:rect svg:width="1mm" draw:style-name="luka" svg:height="1mm" svg:y="90.5mm" svg:x="25.0mm"/>
          <draw:rect svg:width="1mm" draw:style-name="luka" svg:height="1mm" svg:y="90.5mm" svg:x="26.5mm"/>
          <draw:rect svg:width="1mm" draw:style-name="luka" svg:height="1mm" svg:y="90.5mm" svg:x="28.0mm"/>
          <draw:rect svg:width="1mm" draw:style-name="luka" svg:height="1mm" svg:y="90.5mm" svg:x="29.5mm"/>
          <draw:rect svg:width="1mm" draw:style-name="luka" svg:height="1mm" svg:y="90.5mm" svg:x="31.0mm"/>
          <draw:rect svg:width="1mm" draw:style-name="luka" svg:height="1mm" svg:y="90.5mm" svg:x="32.5mm"/>
          <draw:rect svg:width="1mm" draw:style-name="luka" svg:height="1mm" svg:y="90.5mm" svg:x="34.0mm"/>
          <draw:rect svg:width="1mm" draw:style-name="luka" svg:height="1mm" svg:y="90.5mm" svg:x="35.5mm"/>
          <draw:rect svg:width="1mm" draw:style-name="luka" svg:height="1mm" svg:y="90.5mm" svg:x="37.0mm"/>
          <draw:rect svg:width="1mm" draw:style-name="luka" svg:height="1mm" svg:y="90.5mm" svg:x="38.5mm"/>
          <draw:rect svg:width="1mm" draw:style-name="luka" svg:height="1mm" svg:y="90.5mm" svg:x="40.0mm"/>
          <draw:rect svg:width="1mm" draw:style-name="luka" svg:height="1mm" svg:y="90.5mm" svg:x="41.5mm"/>
          <draw:rect svg:width="1mm" draw:style-name="luka" svg:height="1mm" svg:y="90.5mm" svg:x="43.0mm"/>
          <draw:rect svg:width="1mm" draw:style-name="luka" svg:height="1mm" svg:y="90.5mm" svg:x="44.5mm"/>
          <draw:rect svg:width="1mm" draw:style-name="luka" svg:height="1mm" svg:y="90.5mm" svg:x="46.0mm"/>
          <draw:rect svg:width="1mm" draw:style-name="luka" svg:height="1mm" svg:y="92.0mm" svg:x="10.0mm"/>
          <draw:rect svg:width="1mm" draw:style-name="luka" svg:height="1mm" svg:y="92.0mm" svg:x="11.5mm"/>
          <draw:rect svg:width="1mm" draw:style-name="luka" svg:height="1mm" svg:y="92.0mm" svg:x="13.0mm"/>
          <draw:rect svg:width="1mm" draw:style-name="luka" svg:height="1mm" svg:y="92.0mm" svg:x="14.5mm"/>
          <draw:rect svg:width="1mm" draw:style-name="luka" svg:height="1mm" svg:y="92.0mm" svg:x="16.0mm"/>
          <draw:rect svg:width="1mm" draw:style-name="luka" svg:height="1mm" svg:y="92.0mm" svg:x="17.5mm"/>
          <draw:rect svg:width="1mm" draw:style-name="luka" svg:height="1mm" svg:y="92.0mm" svg:x="19.0mm"/>
          <draw:rect svg:width="1mm" draw:style-name="luka" svg:height="1mm" svg:y="92.0mm" svg:x="20.5mm"/>
          <draw:rect svg:width="1mm" draw:style-name="luka" svg:height="1mm" svg:y="92.0mm" svg:x="22.0mm"/>
          <draw:rect svg:width="1mm" draw:style-name="luka" svg:height="1mm" svg:y="92.0mm" svg:x="23.5mm"/>
          <draw:rect svg:width="1mm" draw:style-name="luka" svg:height="1mm" svg:y="92.0mm" svg:x="25.0mm"/>
          <draw:rect svg:width="1mm" draw:style-name="luka" svg:height="1mm" svg:y="92.0mm" svg:x="26.5mm"/>
          <draw:rect svg:width="1mm" draw:style-name="luka" svg:height="1mm" svg:y="92.0mm" svg:x="28.0mm"/>
          <draw:rect svg:width="1mm" draw:style-name="luka" svg:height="1mm" svg:y="92.0mm" svg:x="29.5mm"/>
          <draw:rect svg:width="1mm" draw:style-name="luka" svg:height="1mm" svg:y="92.0mm" svg:x="31.0mm"/>
          <draw:rect svg:width="1mm" draw:style-name="luka" svg:height="1mm" svg:y="92.0mm" svg:x="32.5mm"/>
          <draw:rect svg:width="1mm" draw:style-name="luka" svg:height="1mm" svg:y="92.0mm" svg:x="34.0mm"/>
          <draw:rect svg:width="1mm" draw:style-name="luka" svg:height="1mm" svg:y="92.0mm" svg:x="35.5mm"/>
          <draw:rect svg:width="1mm" draw:style-name="luka" svg:height="1mm" svg:y="92.0mm" svg:x="37.0mm"/>
          <draw:rect svg:width="1mm" draw:style-name="luka" svg:height="1mm" svg:y="92.0mm" svg:x="38.5mm"/>
          <draw:rect svg:width="1mm" draw:style-name="luka" svg:height="1mm" svg:y="92.0mm" svg:x="40.0mm"/>
          <draw:rect svg:width="1mm" draw:style-name="luka" svg:height="1mm" svg:y="92.0mm" svg:x="41.5mm"/>
          <draw:rect svg:width="1mm" draw:style-name="luka" svg:height="1mm" svg:y="92.0mm" svg:x="43.0mm"/>
          <draw:rect svg:width="1mm" draw:style-name="luka" svg:height="1mm" svg:y="92.0mm" svg:x="44.5mm"/>
          <draw:rect svg:width="1mm" draw:style-name="luka" svg:height="1mm" svg:y="92.0mm" svg:x="46.0mm"/>
          <draw:rect svg:width="1mm" draw:style-name="luka" svg:height="1mm" svg:y="93.5mm" svg:x="10.0mm"/>
          <draw:rect svg:width="1mm" draw:style-name="luka" svg:height="1mm" svg:y="93.5mm" svg:x="11.5mm"/>
          <draw:rect svg:width="1mm" draw:style-name="luka" svg:height="1mm" svg:y="93.5mm" svg:x="13.0mm"/>
          <draw:rect svg:width="1mm" draw:style-name="luka" svg:height="1mm" svg:y="93.5mm" svg:x="14.5mm"/>
          <draw:rect svg:width="1mm" draw:style-name="luka" svg:height="1mm" svg:y="93.5mm" svg:x="16.0mm"/>
          <draw:rect svg:width="1mm" draw:style-name="luka" svg:height="1mm" svg:y="93.5mm" svg:x="17.5mm"/>
          <draw:rect svg:width="1mm" draw:style-name="luka" svg:height="1mm" svg:y="93.5mm" svg:x="19.0mm"/>
          <draw:rect svg:width="1mm" draw:style-name="luka" svg:height="1mm" svg:y="93.5mm" svg:x="20.5mm"/>
          <draw:rect svg:width="1mm" draw:style-name="luka" svg:height="1mm" svg:y="93.5mm" svg:x="22.0mm"/>
          <draw:rect svg:width="1mm" draw:style-name="luka" svg:height="1mm" svg:y="93.5mm" svg:x="23.5mm"/>
          <draw:rect svg:width="1mm" draw:style-name="luka" svg:height="1mm" svg:y="93.5mm" svg:x="25.0mm"/>
          <draw:rect svg:width="1mm" draw:style-name="luka" svg:height="1mm" svg:y="93.5mm" svg:x="26.5mm"/>
          <draw:rect svg:width="1mm" draw:style-name="luka" svg:height="1mm" svg:y="93.5mm" svg:x="28.0mm"/>
          <draw:rect svg:width="1mm" draw:style-name="luka" svg:height="1mm" svg:y="93.5mm" svg:x="29.5mm"/>
          <draw:rect svg:width="1mm" draw:style-name="luka" svg:height="1mm" svg:y="93.5mm" svg:x="31.0mm"/>
          <draw:rect svg:width="1mm" draw:style-name="luka" svg:height="1mm" svg:y="93.5mm" svg:x="32.5mm"/>
          <draw:rect svg:width="1mm" draw:style-name="luka" svg:height="1mm" svg:y="93.5mm" svg:x="34.0mm"/>
          <draw:rect svg:width="1mm" draw:style-name="luka" svg:height="1mm" svg:y="93.5mm" svg:x="35.5mm"/>
          <draw:rect svg:width="1mm" draw:style-name="luka" svg:height="1mm" svg:y="93.5mm" svg:x="37.0mm"/>
          <draw:rect svg:width="1mm" draw:style-name="luka" svg:height="1mm" svg:y="93.5mm" svg:x="38.5mm"/>
          <draw:rect svg:width="1mm" draw:style-name="luka" svg:height="1mm" svg:y="93.5mm" svg:x="40.0mm"/>
          <draw:rect svg:width="1mm" draw:style-name="luka" svg:height="1mm" svg:y="93.5mm" svg:x="41.5mm"/>
          <draw:rect svg:width="1mm" draw:style-name="luka" svg:height="1mm" svg:y="93.5mm" svg:x="43.0mm"/>
          <draw:rect svg:width="1mm" draw:style-name="luka" svg:height="1mm" svg:y="93.5mm" svg:x="44.5mm"/>
          <draw:rect svg:width="1mm" draw:style-name="luka" svg:height="1mm" svg:y="93.5mm" svg:x="46.0mm"/>
          <draw:rect svg:width="1mm" draw:style-name="luka" svg:height="1mm" svg:y="95.0mm" svg:x="10.0mm"/>
          <draw:rect svg:width="1mm" draw:style-name="luka" svg:height="1mm" svg:y="95.0mm" svg:x="11.5mm"/>
          <draw:rect svg:width="1mm" draw:style-name="luka" svg:height="1mm" svg:y="95.0mm" svg:x="13.0mm"/>
          <draw:rect svg:width="1mm" draw:style-name="luka" svg:height="1mm" svg:y="95.0mm" svg:x="14.5mm"/>
          <draw:rect svg:width="1mm" draw:style-name="luka" svg:height="1mm" svg:y="95.0mm" svg:x="16.0mm"/>
          <draw:rect svg:width="1mm" draw:style-name="luka" svg:height="1mm" svg:y="95.0mm" svg:x="17.5mm"/>
          <draw:rect svg:width="1mm" draw:style-name="luka" svg:height="1mm" svg:y="95.0mm" svg:x="19.0mm"/>
          <draw:rect svg:width="1mm" draw:style-name="luka" svg:height="1mm" svg:y="95.0mm" svg:x="20.5mm"/>
          <draw:rect svg:width="1mm" draw:style-name="luka" svg:height="1mm" svg:y="95.0mm" svg:x="22.0mm"/>
          <draw:rect svg:width="1mm" draw:style-name="luka" svg:height="1mm" svg:y="95.0mm" svg:x="23.5mm"/>
          <draw:rect svg:width="1mm" draw:style-name="luka" svg:height="1mm" svg:y="95.0mm" svg:x="25.0mm"/>
          <draw:rect svg:width="1mm" draw:style-name="luka" svg:height="1mm" svg:y="95.0mm" svg:x="26.5mm"/>
          <draw:rect svg:width="1mm" draw:style-name="luka" svg:height="1mm" svg:y="95.0mm" svg:x="28.0mm"/>
          <draw:rect svg:width="1mm" draw:style-name="luka" svg:height="1mm" svg:y="95.0mm" svg:x="29.5mm"/>
          <draw:rect svg:width="1mm" draw:style-name="luka" svg:height="1mm" svg:y="95.0mm" svg:x="31.0mm"/>
          <draw:rect svg:width="1mm" draw:style-name="luka" svg:height="1mm" svg:y="95.0mm" svg:x="32.5mm"/>
          <draw:rect svg:width="1mm" draw:style-name="luka" svg:height="1mm" svg:y="95.0mm" svg:x="34.0mm"/>
          <draw:rect svg:width="1mm" draw:style-name="luka" svg:height="1mm" svg:y="95.0mm" svg:x="35.5mm"/>
          <draw:rect svg:width="1mm" draw:style-name="luka" svg:height="1mm" svg:y="95.0mm" svg:x="37.0mm"/>
          <draw:rect svg:width="1mm" draw:style-name="luka" svg:height="1mm" svg:y="95.0mm" svg:x="38.5mm"/>
          <draw:rect svg:width="1mm" draw:style-name="luka" svg:height="1mm" svg:y="95.0mm" svg:x="40.0mm"/>
          <draw:rect svg:width="1mm" draw:style-name="luka" svg:height="1mm" svg:y="95.0mm" svg:x="41.5mm"/>
          <draw:rect svg:width="1mm" draw:style-name="luka" svg:height="1mm" svg:y="95.0mm" svg:x="43.0mm"/>
          <draw:rect svg:width="1mm" draw:style-name="luka" svg:height="1mm" svg:y="95.0mm" svg:x="44.5mm"/>
          <draw:rect svg:width="1mm" draw:style-name="luka" svg:height="1mm" svg:y="95.0mm" svg:x="46.0mm"/>
          <draw:rect svg:width="1mm" draw:style-name="luka" svg:height="1mm" svg:y="96.5mm" svg:x="10.0mm"/>
          <draw:rect svg:width="1mm" draw:style-name="luka" svg:height="1mm" svg:y="96.5mm" svg:x="11.5mm"/>
          <draw:rect svg:width="1mm" draw:style-name="luka" svg:height="1mm" svg:y="96.5mm" svg:x="13.0mm"/>
          <draw:rect svg:width="1mm" draw:style-name="luka" svg:height="1mm" svg:y="96.5mm" svg:x="14.5mm"/>
          <draw:rect svg:width="1mm" draw:style-name="luka" svg:height="1mm" svg:y="96.5mm" svg:x="16.0mm"/>
          <draw:rect svg:width="1mm" draw:style-name="luka" svg:height="1mm" svg:y="96.5mm" svg:x="17.5mm"/>
          <draw:rect svg:width="1mm" draw:style-name="luka" svg:height="1mm" svg:y="96.5mm" svg:x="19.0mm"/>
          <draw:rect svg:width="1mm" draw:style-name="luka" svg:height="1mm" svg:y="96.5mm" svg:x="20.5mm"/>
          <draw:rect svg:width="1mm" draw:style-name="luka" svg:height="1mm" svg:y="96.5mm" svg:x="22.0mm"/>
          <draw:rect svg:width="1mm" draw:style-name="luka" svg:height="1mm" svg:y="96.5mm" svg:x="23.5mm"/>
          <draw:rect svg:width="1mm" draw:style-name="luka" svg:height="1mm" svg:y="96.5mm" svg:x="25.0mm"/>
          <draw:rect svg:width="1mm" draw:style-name="luka" svg:height="1mm" svg:y="96.5mm" svg:x="26.5mm"/>
          <draw:rect svg:width="1mm" draw:style-name="luka" svg:height="1mm" svg:y="96.5mm" svg:x="28.0mm"/>
          <draw:rect svg:width="1mm" draw:style-name="luka" svg:height="1mm" svg:y="96.5mm" svg:x="29.5mm"/>
          <draw:rect svg:width="1mm" draw:style-name="luka" svg:height="1mm" svg:y="96.5mm" svg:x="31.0mm"/>
          <draw:rect svg:width="1mm" draw:style-name="luka" svg:height="1mm" svg:y="96.5mm" svg:x="32.5mm"/>
          <draw:rect svg:width="1mm" draw:style-name="luka" svg:height="1mm" svg:y="96.5mm" svg:x="34.0mm"/>
          <draw:rect svg:width="1mm" draw:style-name="luka" svg:height="1mm" svg:y="96.5mm" svg:x="35.5mm"/>
          <draw:rect svg:width="1mm" draw:style-name="luka" svg:height="1mm" svg:y="96.5mm" svg:x="37.0mm"/>
          <draw:rect svg:width="1mm" draw:style-name="luka" svg:height="1mm" svg:y="96.5mm" svg:x="38.5mm"/>
          <draw:rect svg:width="1mm" draw:style-name="luka" svg:height="1mm" svg:y="96.5mm" svg:x="40.0mm"/>
          <draw:rect svg:width="1mm" draw:style-name="luka" svg:height="1mm" svg:y="96.5mm" svg:x="41.5mm"/>
          <draw:rect svg:width="1mm" draw:style-name="luka" svg:height="1mm" svg:y="96.5mm" svg:x="43.0mm"/>
          <draw:rect svg:width="1mm" draw:style-name="luka" svg:height="1mm" svg:y="96.5mm" svg:x="44.5mm"/>
          <draw:rect svg:width="1mm" draw:style-name="luka" svg:height="1mm" svg:y="96.5mm" svg:x="46.0mm"/>
          <draw:rect svg:width="1mm" draw:style-name="luka" svg:height="1mm" svg:y="98.0mm" svg:x="10.0mm"/>
          <draw:rect svg:width="1mm" draw:style-name="luka" svg:height="1mm" svg:y="98.0mm" svg:x="11.5mm"/>
          <draw:rect svg:width="1mm" draw:style-name="luka" svg:height="1mm" svg:y="98.0mm" svg:x="13.0mm"/>
          <draw:rect svg:width="1mm" draw:style-name="luka" svg:height="1mm" svg:y="98.0mm" svg:x="14.5mm"/>
          <draw:rect svg:width="1mm" draw:style-name="luka" svg:height="1mm" svg:y="98.0mm" svg:x="16.0mm"/>
          <draw:rect svg:width="1mm" draw:style-name="luka" svg:height="1mm" svg:y="98.0mm" svg:x="17.5mm"/>
          <draw:rect svg:width="1mm" draw:style-name="luka" svg:height="1mm" svg:y="98.0mm" svg:x="19.0mm"/>
          <draw:rect svg:width="1mm" draw:style-name="luka" svg:height="1mm" svg:y="98.0mm" svg:x="20.5mm"/>
          <draw:rect svg:width="1mm" draw:style-name="luka" svg:height="1mm" svg:y="98.0mm" svg:x="22.0mm"/>
          <draw:rect svg:width="1mm" draw:style-name="luka" svg:height="1mm" svg:y="98.0mm" svg:x="23.5mm"/>
          <draw:rect svg:width="1mm" draw:style-name="luka" svg:height="1mm" svg:y="98.0mm" svg:x="25.0mm"/>
          <draw:rect svg:width="1mm" draw:style-name="luka" svg:height="1mm" svg:y="98.0mm" svg:x="26.5mm"/>
          <draw:rect svg:width="1mm" draw:style-name="luka" svg:height="1mm" svg:y="98.0mm" svg:x="28.0mm"/>
          <draw:rect svg:width="1mm" draw:style-name="luka" svg:height="1mm" svg:y="98.0mm" svg:x="29.5mm"/>
          <draw:rect svg:width="1mm" draw:style-name="luka" svg:height="1mm" svg:y="98.0mm" svg:x="31.0mm"/>
          <draw:rect svg:width="1mm" draw:style-name="luka" svg:height="1mm" svg:y="98.0mm" svg:x="32.5mm"/>
          <draw:rect svg:width="1mm" draw:style-name="luka" svg:height="1mm" svg:y="98.0mm" svg:x="34.0mm"/>
          <draw:rect svg:width="1mm" draw:style-name="luka" svg:height="1mm" svg:y="98.0mm" svg:x="35.5mm"/>
          <draw:rect svg:width="1mm" draw:style-name="luka" svg:height="1mm" svg:y="98.0mm" svg:x="37.0mm"/>
          <draw:rect svg:width="1mm" draw:style-name="luka" svg:height="1mm" svg:y="98.0mm" svg:x="38.5mm"/>
          <draw:rect svg:width="1mm" draw:style-name="luka" svg:height="1mm" svg:y="98.0mm" svg:x="40.0mm"/>
          <draw:rect svg:width="1mm" draw:style-name="luka" svg:height="1mm" svg:y="98.0mm" svg:x="41.5mm"/>
          <draw:rect svg:width="1mm" draw:style-name="luka" svg:height="1mm" svg:y="98.0mm" svg:x="43.0mm"/>
          <draw:rect svg:width="1mm" draw:style-name="luka" svg:height="1mm" svg:y="98.0mm" svg:x="44.5mm"/>
          <draw:rect svg:width="1mm" draw:style-name="luka" svg:height="1mm" svg:y="98.0mm" svg:x="46.0mm"/>
          <draw:rect svg:width="1mm" draw:style-name="luka" svg:height="1mm" svg:y="99.5mm" svg:x="10.0mm"/>
          <draw:rect svg:width="1mm" draw:style-name="luka" svg:height="1mm" svg:y="99.5mm" svg:x="11.5mm"/>
          <draw:rect svg:width="1mm" draw:style-name="luka" svg:height="1mm" svg:y="99.5mm" svg:x="13.0mm"/>
          <draw:rect svg:width="1mm" draw:style-name="luka" svg:height="1mm" svg:y="99.5mm" svg:x="14.5mm"/>
          <draw:rect svg:width="1mm" draw:style-name="luka" svg:height="1mm" svg:y="99.5mm" svg:x="16.0mm"/>
          <draw:rect svg:width="1mm" draw:style-name="luka" svg:height="1mm" svg:y="99.5mm" svg:x="17.5mm"/>
          <draw:rect svg:width="1mm" draw:style-name="luka" svg:height="1mm" svg:y="99.5mm" svg:x="19.0mm"/>
          <draw:rect svg:width="1mm" draw:style-name="luka" svg:height="1mm" svg:y="99.5mm" svg:x="20.5mm"/>
          <draw:rect svg:width="1mm" draw:style-name="luka" svg:height="1mm" svg:y="99.5mm" svg:x="22.0mm"/>
          <draw:rect svg:width="1mm" draw:style-name="luka" svg:height="1mm" svg:y="99.5mm" svg:x="23.5mm"/>
          <draw:rect svg:width="1mm" draw:style-name="luka" svg:height="1mm" svg:y="99.5mm" svg:x="25.0mm"/>
          <draw:rect svg:width="1mm" draw:style-name="luka" svg:height="1mm" svg:y="99.5mm" svg:x="26.5mm"/>
          <draw:rect svg:width="1mm" draw:style-name="luka" svg:height="1mm" svg:y="99.5mm" svg:x="28.0mm"/>
          <draw:rect svg:width="1mm" draw:style-name="luka" svg:height="1mm" svg:y="99.5mm" svg:x="29.5mm"/>
          <draw:rect svg:width="1mm" draw:style-name="luka" svg:height="1mm" svg:y="99.5mm" svg:x="31.0mm"/>
          <draw:rect svg:width="1mm" draw:style-name="luka" svg:height="1mm" svg:y="99.5mm" svg:x="32.5mm"/>
          <draw:rect svg:width="1mm" draw:style-name="luka" svg:height="1mm" svg:y="99.5mm" svg:x="34.0mm"/>
          <draw:rect svg:width="1mm" draw:style-name="luka" svg:height="1mm" svg:y="99.5mm" svg:x="35.5mm"/>
          <draw:rect svg:width="1mm" draw:style-name="luka" svg:height="1mm" svg:y="99.5mm" svg:x="37.0mm"/>
          <draw:rect svg:width="1mm" draw:style-name="luka" svg:height="1mm" svg:y="99.5mm" svg:x="38.5mm"/>
          <draw:rect svg:width="1mm" draw:style-name="luka" svg:height="1mm" svg:y="99.5mm" svg:x="40.0mm"/>
          <draw:rect svg:width="1mm" draw:style-name="luka" svg:height="1mm" svg:y="99.5mm" svg:x="41.5mm"/>
          <draw:rect svg:width="1mm" draw:style-name="luka" svg:height="1mm" svg:y="99.5mm" svg:x="43.0mm"/>
          <draw:rect svg:width="1mm" draw:style-name="luka" svg:height="1mm" svg:y="99.5mm" svg:x="44.5mm"/>
          <draw:rect svg:width="1mm" draw:style-name="luka" svg:height="1mm" svg:y="99.5mm" svg:x="46.0mm"/>
          <draw:rect svg:width="1mm" draw:style-name="luka" svg:height="1mm" svg:y="101.0mm" svg:x="10.0mm"/>
          <draw:rect svg:width="1mm" draw:style-name="luka" svg:height="1mm" svg:y="101.0mm" svg:x="11.5mm"/>
          <draw:rect svg:width="1mm" draw:style-name="luka" svg:height="1mm" svg:y="101.0mm" svg:x="13.0mm"/>
          <draw:rect svg:width="1mm" draw:style-name="luka" svg:height="1mm" svg:y="101.0mm" svg:x="14.5mm"/>
          <draw:rect svg:width="1mm" draw:style-name="luka" svg:height="1mm" svg:y="101.0mm" svg:x="16.0mm"/>
          <draw:rect svg:width="1mm" draw:style-name="luka" svg:height="1mm" svg:y="101.0mm" svg:x="17.5mm"/>
          <draw:rect svg:width="1mm" draw:style-name="luka" svg:height="1mm" svg:y="101.0mm" svg:x="19.0mm"/>
          <draw:rect svg:width="1mm" draw:style-name="luka" svg:height="1mm" svg:y="101.0mm" svg:x="20.5mm"/>
          <draw:rect svg:width="1mm" draw:style-name="luka" svg:height="1mm" svg:y="101.0mm" svg:x="22.0mm"/>
          <draw:rect svg:width="1mm" draw:style-name="luka" svg:height="1mm" svg:y="101.0mm" svg:x="23.5mm"/>
          <draw:rect svg:width="1mm" draw:style-name="luka" svg:height="1mm" svg:y="101.0mm" svg:x="25.0mm"/>
          <draw:rect svg:width="1mm" draw:style-name="luka" svg:height="1mm" svg:y="101.0mm" svg:x="26.5mm"/>
          <draw:rect svg:width="1mm" draw:style-name="luka" svg:height="1mm" svg:y="101.0mm" svg:x="28.0mm"/>
          <draw:rect svg:width="1mm" draw:style-name="luka" svg:height="1mm" svg:y="101.0mm" svg:x="29.5mm"/>
          <draw:rect svg:width="1mm" draw:style-name="luka" svg:height="1mm" svg:y="101.0mm" svg:x="31.0mm"/>
          <draw:rect svg:width="1mm" draw:style-name="luka" svg:height="1mm" svg:y="101.0mm" svg:x="32.5mm"/>
          <draw:rect svg:width="1mm" draw:style-name="luka" svg:height="1mm" svg:y="101.0mm" svg:x="34.0mm"/>
          <draw:rect svg:width="1mm" draw:style-name="luka" svg:height="1mm" svg:y="101.0mm" svg:x="35.5mm"/>
          <draw:rect svg:width="1mm" draw:style-name="luka" svg:height="1mm" svg:y="101.0mm" svg:x="37.0mm"/>
          <draw:rect svg:width="1mm" draw:style-name="luka" svg:height="1mm" svg:y="101.0mm" svg:x="38.5mm"/>
          <draw:rect svg:width="1mm" draw:style-name="luka" svg:height="1mm" svg:y="101.0mm" svg:x="40.0mm"/>
          <draw:rect svg:width="1mm" draw:style-name="luka" svg:height="1mm" svg:y="101.0mm" svg:x="41.5mm"/>
          <draw:rect svg:width="1mm" draw:style-name="luka" svg:height="1mm" svg:y="101.0mm" svg:x="43.0mm"/>
          <draw:rect svg:width="1mm" draw:style-name="luka" svg:height="1mm" svg:y="101.0mm" svg:x="44.5mm"/>
          <draw:rect svg:width="1mm" draw:style-name="luka" svg:height="1mm" svg:y="101.0mm" svg:x="46.0mm"/>
          <draw:rect svg:width="1mm" draw:style-name="luka" svg:height="1mm" svg:y="102.5mm" svg:x="10.0mm"/>
          <draw:rect svg:width="1mm" draw:style-name="luka" svg:height="1mm" svg:y="102.5mm" svg:x="11.5mm"/>
          <draw:rect svg:width="1mm" draw:style-name="luka" svg:height="1mm" svg:y="102.5mm" svg:x="13.0mm"/>
          <draw:rect svg:width="1mm" draw:style-name="luka" svg:height="1mm" svg:y="102.5mm" svg:x="14.5mm"/>
          <draw:rect svg:width="1mm" draw:style-name="luka" svg:height="1mm" svg:y="102.5mm" svg:x="16.0mm"/>
          <draw:rect svg:width="1mm" draw:style-name="luka" svg:height="1mm" svg:y="102.5mm" svg:x="17.5mm"/>
          <draw:rect svg:width="1mm" draw:style-name="luka" svg:height="1mm" svg:y="102.5mm" svg:x="19.0mm"/>
          <draw:rect svg:width="1mm" draw:style-name="luka" svg:height="1mm" svg:y="102.5mm" svg:x="20.5mm"/>
          <draw:rect svg:width="1mm" draw:style-name="luka" svg:height="1mm" svg:y="102.5mm" svg:x="22.0mm"/>
          <draw:rect svg:width="1mm" draw:style-name="luka" svg:height="1mm" svg:y="102.5mm" svg:x="23.5mm"/>
          <draw:rect svg:width="1mm" draw:style-name="luka" svg:height="1mm" svg:y="102.5mm" svg:x="25.0mm"/>
          <draw:rect svg:width="1mm" draw:style-name="luka" svg:height="1mm" svg:y="102.5mm" svg:x="26.5mm"/>
          <draw:rect svg:width="1mm" draw:style-name="luka" svg:height="1mm" svg:y="102.5mm" svg:x="28.0mm"/>
          <draw:rect svg:width="1mm" draw:style-name="luka" svg:height="1mm" svg:y="102.5mm" svg:x="29.5mm"/>
          <draw:rect svg:width="1mm" draw:style-name="luka" svg:height="1mm" svg:y="102.5mm" svg:x="31.0mm"/>
          <draw:rect svg:width="1mm" draw:style-name="luka" svg:height="1mm" svg:y="102.5mm" svg:x="32.5mm"/>
          <draw:rect svg:width="1mm" draw:style-name="luka" svg:height="1mm" svg:y="102.5mm" svg:x="34.0mm"/>
          <draw:rect svg:width="1mm" draw:style-name="luka" svg:height="1mm" svg:y="102.5mm" svg:x="35.5mm"/>
          <draw:rect svg:width="1mm" draw:style-name="luka" svg:height="1mm" svg:y="102.5mm" svg:x="37.0mm"/>
          <draw:rect svg:width="1mm" draw:style-name="luka" svg:height="1mm" svg:y="102.5mm" svg:x="38.5mm"/>
          <draw:rect svg:width="1mm" draw:style-name="luka" svg:height="1mm" svg:y="102.5mm" svg:x="40.0mm"/>
          <draw:rect svg:width="1mm" draw:style-name="luka" svg:height="1mm" svg:y="102.5mm" svg:x="41.5mm"/>
          <draw:rect svg:width="1mm" draw:style-name="luka" svg:height="1mm" svg:y="102.5mm" svg:x="43.0mm"/>
          <draw:rect svg:width="1mm" draw:style-name="luka" svg:height="1mm" svg:y="102.5mm" svg:x="44.5mm"/>
          <draw:rect svg:width="1mm" draw:style-name="luka" svg:height="1mm" svg:y="102.5mm" svg:x="46.0mm"/>
          <draw:rect svg:width="1mm" draw:style-name="luka" svg:height="1mm" svg:y="104.0mm" svg:x="10.0mm"/>
          <draw:rect svg:width="1mm" draw:style-name="luka" svg:height="1mm" svg:y="104.0mm" svg:x="11.5mm"/>
          <draw:rect svg:width="1mm" draw:style-name="luka" svg:height="1mm" svg:y="104.0mm" svg:x="13.0mm"/>
          <draw:rect svg:width="1mm" draw:style-name="luka" svg:height="1mm" svg:y="104.0mm" svg:x="14.5mm"/>
          <draw:rect svg:width="1mm" draw:style-name="luka" svg:height="1mm" svg:y="104.0mm" svg:x="16.0mm"/>
          <draw:rect svg:width="1mm" draw:style-name="luka" svg:height="1mm" svg:y="104.0mm" svg:x="17.5mm"/>
          <draw:rect svg:width="1mm" draw:style-name="luka" svg:height="1mm" svg:y="104.0mm" svg:x="19.0mm"/>
          <draw:rect svg:width="1mm" draw:style-name="luka" svg:height="1mm" svg:y="104.0mm" svg:x="20.5mm"/>
          <draw:rect svg:width="1mm" draw:style-name="luka" svg:height="1mm" svg:y="104.0mm" svg:x="22.0mm"/>
          <draw:rect svg:width="1mm" draw:style-name="luka" svg:height="1mm" svg:y="104.0mm" svg:x="23.5mm"/>
          <draw:rect svg:width="1mm" draw:style-name="luka" svg:height="1mm" svg:y="104.0mm" svg:x="25.0mm"/>
          <draw:rect svg:width="1mm" draw:style-name="luka" svg:height="1mm" svg:y="104.0mm" svg:x="26.5mm"/>
          <draw:rect svg:width="1mm" draw:style-name="luka" svg:height="1mm" svg:y="104.0mm" svg:x="28.0mm"/>
          <draw:rect svg:width="1mm" draw:style-name="luka" svg:height="1mm" svg:y="104.0mm" svg:x="29.5mm"/>
          <draw:rect svg:width="1mm" draw:style-name="luka" svg:height="1mm" svg:y="104.0mm" svg:x="31.0mm"/>
          <draw:rect svg:width="1mm" draw:style-name="luka" svg:height="1mm" svg:y="104.0mm" svg:x="32.5mm"/>
          <draw:rect svg:width="1mm" draw:style-name="luka" svg:height="1mm" svg:y="104.0mm" svg:x="34.0mm"/>
          <draw:rect svg:width="1mm" draw:style-name="luka" svg:height="1mm" svg:y="104.0mm" svg:x="35.5mm"/>
          <draw:rect svg:width="1mm" draw:style-name="luka" svg:height="1mm" svg:y="104.0mm" svg:x="37.0mm"/>
          <draw:rect svg:width="1mm" draw:style-name="luka" svg:height="1mm" svg:y="104.0mm" svg:x="38.5mm"/>
          <draw:rect svg:width="1mm" draw:style-name="luka" svg:height="1mm" svg:y="104.0mm" svg:x="40.0mm"/>
          <draw:rect svg:width="1mm" draw:style-name="luka" svg:height="1mm" svg:y="104.0mm" svg:x="41.5mm"/>
          <draw:rect svg:width="1mm" draw:style-name="luka" svg:height="1mm" svg:y="104.0mm" svg:x="43.0mm"/>
          <draw:rect svg:width="1mm" draw:style-name="luka" svg:height="1mm" svg:y="104.0mm" svg:x="44.5mm"/>
          <draw:rect svg:width="1mm" draw:style-name="luka" svg:height="1mm" svg:y="104.0mm" svg:x="46.0mm"/>
          <draw:rect svg:width="1mm" draw:style-name="luka" svg:height="1mm" svg:y="105.5mm" svg:x="10.0mm"/>
          <draw:rect svg:width="1mm" draw:style-name="luka" svg:height="1mm" svg:y="105.5mm" svg:x="11.5mm"/>
          <draw:rect svg:width="1mm" draw:style-name="luka" svg:height="1mm" svg:y="105.5mm" svg:x="13.0mm"/>
          <draw:rect svg:width="1mm" draw:style-name="luka" svg:height="1mm" svg:y="105.5mm" svg:x="14.5mm"/>
          <draw:rect svg:width="1mm" draw:style-name="luka" svg:height="1mm" svg:y="105.5mm" svg:x="16.0mm"/>
          <draw:rect svg:width="1mm" draw:style-name="luka" svg:height="1mm" svg:y="105.5mm" svg:x="17.5mm"/>
          <draw:rect svg:width="1mm" draw:style-name="luka" svg:height="1mm" svg:y="105.5mm" svg:x="19.0mm"/>
          <draw:rect svg:width="1mm" draw:style-name="luka" svg:height="1mm" svg:y="105.5mm" svg:x="20.5mm"/>
          <draw:rect svg:width="1mm" draw:style-name="luka" svg:height="1mm" svg:y="105.5mm" svg:x="22.0mm"/>
          <draw:rect svg:width="1mm" draw:style-name="luka" svg:height="1mm" svg:y="105.5mm" svg:x="23.5mm"/>
          <draw:rect svg:width="1mm" draw:style-name="luka" svg:height="1mm" svg:y="105.5mm" svg:x="25.0mm"/>
          <draw:rect svg:width="1mm" draw:style-name="luka" svg:height="1mm" svg:y="105.5mm" svg:x="26.5mm"/>
          <draw:rect svg:width="1mm" draw:style-name="luka" svg:height="1mm" svg:y="105.5mm" svg:x="28.0mm"/>
          <draw:rect svg:width="1mm" draw:style-name="luka" svg:height="1mm" svg:y="105.5mm" svg:x="29.5mm"/>
          <draw:rect svg:width="1mm" draw:style-name="luka" svg:height="1mm" svg:y="105.5mm" svg:x="31.0mm"/>
          <draw:rect svg:width="1mm" draw:style-name="luka" svg:height="1mm" svg:y="105.5mm" svg:x="32.5mm"/>
          <draw:rect svg:width="1mm" draw:style-name="luka" svg:height="1mm" svg:y="105.5mm" svg:x="34.0mm"/>
          <draw:rect svg:width="1mm" draw:style-name="luka" svg:height="1mm" svg:y="105.5mm" svg:x="35.5mm"/>
          <draw:rect svg:width="1mm" draw:style-name="luka" svg:height="1mm" svg:y="105.5mm" svg:x="37.0mm"/>
          <draw:rect svg:width="1mm" draw:style-name="luka" svg:height="1mm" svg:y="105.5mm" svg:x="38.5mm"/>
          <draw:rect svg:width="1mm" draw:style-name="luka" svg:height="1mm" svg:y="105.5mm" svg:x="40.0mm"/>
          <draw:rect svg:width="1mm" draw:style-name="luka" svg:height="1mm" svg:y="105.5mm" svg:x="41.5mm"/>
          <draw:rect svg:width="1mm" draw:style-name="luka" svg:height="1mm" svg:y="105.5mm" svg:x="43.0mm"/>
          <draw:rect svg:width="1mm" draw:style-name="luka" svg:height="1mm" svg:y="105.5mm" svg:x="44.5mm"/>
          <draw:rect svg:width="1mm" draw:style-name="luka" svg:height="1mm" svg:y="105.5mm" svg:x="46.0mm"/>
          <draw:rect svg:width="1mm" draw:style-name="luka" svg:height="1mm" svg:y="107.0mm" svg:x="10.0mm"/>
          <draw:rect svg:width="1mm" draw:style-name="luka" svg:height="1mm" svg:y="107.0mm" svg:x="11.5mm"/>
          <draw:rect svg:width="1mm" draw:style-name="luka" svg:height="1mm" svg:y="107.0mm" svg:x="13.0mm"/>
          <draw:rect svg:width="1mm" draw:style-name="luka" svg:height="1mm" svg:y="107.0mm" svg:x="14.5mm"/>
          <draw:rect svg:width="1mm" draw:style-name="luka" svg:height="1mm" svg:y="107.0mm" svg:x="16.0mm"/>
          <draw:rect svg:width="1mm" draw:style-name="luka" svg:height="1mm" svg:y="107.0mm" svg:x="17.5mm"/>
          <draw:rect svg:width="1mm" draw:style-name="luka" svg:height="1mm" svg:y="107.0mm" svg:x="19.0mm"/>
          <draw:rect svg:width="1mm" draw:style-name="luka" svg:height="1mm" svg:y="107.0mm" svg:x="20.5mm"/>
          <draw:rect svg:width="1mm" draw:style-name="luka" svg:height="1mm" svg:y="107.0mm" svg:x="22.0mm"/>
          <draw:rect svg:width="1mm" draw:style-name="luka" svg:height="1mm" svg:y="107.0mm" svg:x="23.5mm"/>
          <draw:rect svg:width="1mm" draw:style-name="luka" svg:height="1mm" svg:y="107.0mm" svg:x="25.0mm"/>
          <draw:rect svg:width="1mm" draw:style-name="luka" svg:height="1mm" svg:y="107.0mm" svg:x="26.5mm"/>
          <draw:rect svg:width="1mm" draw:style-name="luka" svg:height="1mm" svg:y="107.0mm" svg:x="28.0mm"/>
          <draw:rect svg:width="1mm" draw:style-name="luka" svg:height="1mm" svg:y="107.0mm" svg:x="29.5mm"/>
          <draw:rect svg:width="1mm" draw:style-name="luka" svg:height="1mm" svg:y="107.0mm" svg:x="31.0mm"/>
          <draw:rect svg:width="1mm" draw:style-name="luka" svg:height="1mm" svg:y="107.0mm" svg:x="32.5mm"/>
          <draw:rect svg:width="1mm" draw:style-name="luka" svg:height="1mm" svg:y="107.0mm" svg:x="34.0mm"/>
          <draw:rect svg:width="1mm" draw:style-name="luka" svg:height="1mm" svg:y="107.0mm" svg:x="35.5mm"/>
          <draw:rect svg:width="1mm" draw:style-name="luka" svg:height="1mm" svg:y="107.0mm" svg:x="37.0mm"/>
          <draw:rect svg:width="1mm" draw:style-name="luka" svg:height="1mm" svg:y="107.0mm" svg:x="38.5mm"/>
          <draw:rect svg:width="1mm" draw:style-name="luka" svg:height="1mm" svg:y="107.0mm" svg:x="40.0mm"/>
          <draw:rect svg:width="1mm" draw:style-name="luka" svg:height="1mm" svg:y="107.0mm" svg:x="41.5mm"/>
          <draw:rect svg:width="1mm" draw:style-name="luka" svg:height="1mm" svg:y="107.0mm" svg:x="43.0mm"/>
          <draw:rect svg:width="1mm" draw:style-name="luka" svg:height="1mm" svg:y="107.0mm" svg:x="44.5mm"/>
          <draw:rect svg:width="1mm" draw:style-name="luka" svg:height="1mm" svg:y="107.0mm" svg:x="46.0mm"/>
          <draw:rect svg:width="1mm" draw:style-name="luka" svg:height="1mm" svg:y="108.5mm" svg:x="10.0mm"/>
          <draw:rect svg:width="1mm" draw:style-name="luka" svg:height="1mm" svg:y="108.5mm" svg:x="11.5mm"/>
          <draw:rect svg:width="1mm" draw:style-name="luka" svg:height="1mm" svg:y="108.5mm" svg:x="13.0mm"/>
          <draw:rect svg:width="1mm" draw:style-name="luka" svg:height="1mm" svg:y="108.5mm" svg:x="14.5mm"/>
          <draw:rect svg:width="1mm" draw:style-name="luka" svg:height="1mm" svg:y="108.5mm" svg:x="16.0mm"/>
          <draw:rect svg:width="1mm" draw:style-name="luka" svg:height="1mm" svg:y="108.5mm" svg:x="17.5mm"/>
          <draw:rect svg:width="1mm" draw:style-name="luka" svg:height="1mm" svg:y="108.5mm" svg:x="19.0mm"/>
          <draw:rect svg:width="1mm" draw:style-name="luka" svg:height="1mm" svg:y="108.5mm" svg:x="20.5mm"/>
          <draw:rect svg:width="1mm" draw:style-name="luka" svg:height="1mm" svg:y="108.5mm" svg:x="22.0mm"/>
          <draw:rect svg:width="1mm" draw:style-name="luka" svg:height="1mm" svg:y="108.5mm" svg:x="23.5mm"/>
          <draw:rect svg:width="1mm" draw:style-name="luka" svg:height="1mm" svg:y="108.5mm" svg:x="25.0mm"/>
          <draw:rect svg:width="1mm" draw:style-name="luka" svg:height="1mm" svg:y="108.5mm" svg:x="26.5mm"/>
          <draw:rect svg:width="1mm" draw:style-name="luka" svg:height="1mm" svg:y="108.5mm" svg:x="28.0mm"/>
          <draw:rect svg:width="1mm" draw:style-name="luka" svg:height="1mm" svg:y="108.5mm" svg:x="29.5mm"/>
          <draw:rect svg:width="1mm" draw:style-name="luka" svg:height="1mm" svg:y="108.5mm" svg:x="31.0mm"/>
          <draw:rect svg:width="1mm" draw:style-name="luka" svg:height="1mm" svg:y="108.5mm" svg:x="32.5mm"/>
          <draw:rect svg:width="1mm" draw:style-name="luka" svg:height="1mm" svg:y="108.5mm" svg:x="34.0mm"/>
          <draw:rect svg:width="1mm" draw:style-name="luka" svg:height="1mm" svg:y="108.5mm" svg:x="35.5mm"/>
          <draw:rect svg:width="1mm" draw:style-name="luka" svg:height="1mm" svg:y="108.5mm" svg:x="37.0mm"/>
          <draw:rect svg:width="1mm" draw:style-name="luka" svg:height="1mm" svg:y="108.5mm" svg:x="38.5mm"/>
          <draw:rect svg:width="1mm" draw:style-name="luka" svg:height="1mm" svg:y="108.5mm" svg:x="40.0mm"/>
          <draw:rect svg:width="1mm" draw:style-name="luka" svg:height="1mm" svg:y="108.5mm" svg:x="41.5mm"/>
          <draw:rect svg:width="1mm" draw:style-name="luka" svg:height="1mm" svg:y="108.5mm" svg:x="43.0mm"/>
          <draw:rect svg:width="1mm" draw:style-name="luka" svg:height="1mm" svg:y="108.5mm" svg:x="44.5mm"/>
          <draw:rect svg:width="1mm" draw:style-name="luka" svg:height="1mm" svg:y="108.5mm" svg:x="46.0mm"/>
          <draw:rect svg:width="1mm" draw:style-name="luka" svg:height="1mm" svg:y="110.0mm" svg:x="10.0mm"/>
          <draw:rect svg:width="1mm" draw:style-name="luka" svg:height="1mm" svg:y="110.0mm" svg:x="11.5mm"/>
          <draw:rect svg:width="1mm" draw:style-name="luka" svg:height="1mm" svg:y="110.0mm" svg:x="13.0mm"/>
          <draw:rect svg:width="1mm" draw:style-name="luka" svg:height="1mm" svg:y="110.0mm" svg:x="14.5mm"/>
          <draw:rect svg:width="1mm" draw:style-name="luka" svg:height="1mm" svg:y="110.0mm" svg:x="16.0mm"/>
          <draw:rect svg:width="1mm" draw:style-name="luka" svg:height="1mm" svg:y="110.0mm" svg:x="17.5mm"/>
          <draw:rect svg:width="1mm" draw:style-name="luka" svg:height="1mm" svg:y="110.0mm" svg:x="19.0mm"/>
          <draw:rect svg:width="1mm" draw:style-name="luka" svg:height="1mm" svg:y="110.0mm" svg:x="20.5mm"/>
          <draw:rect svg:width="1mm" draw:style-name="luka" svg:height="1mm" svg:y="110.0mm" svg:x="22.0mm"/>
          <draw:rect svg:width="1mm" draw:style-name="luka" svg:height="1mm" svg:y="110.0mm" svg:x="23.5mm"/>
          <draw:rect svg:width="1mm" draw:style-name="luka" svg:height="1mm" svg:y="110.0mm" svg:x="25.0mm"/>
          <draw:rect svg:width="1mm" draw:style-name="luka" svg:height="1mm" svg:y="110.0mm" svg:x="26.5mm"/>
          <draw:rect svg:width="1mm" draw:style-name="luka" svg:height="1mm" svg:y="110.0mm" svg:x="28.0mm"/>
          <draw:rect svg:width="1mm" draw:style-name="luka" svg:height="1mm" svg:y="110.0mm" svg:x="29.5mm"/>
          <draw:rect svg:width="1mm" draw:style-name="luka" svg:height="1mm" svg:y="110.0mm" svg:x="31.0mm"/>
          <draw:rect svg:width="1mm" draw:style-name="luka" svg:height="1mm" svg:y="110.0mm" svg:x="32.5mm"/>
          <draw:rect svg:width="1mm" draw:style-name="luka" svg:height="1mm" svg:y="110.0mm" svg:x="34.0mm"/>
          <draw:rect svg:width="1mm" draw:style-name="luka" svg:height="1mm" svg:y="110.0mm" svg:x="35.5mm"/>
          <draw:rect svg:width="1mm" draw:style-name="luka" svg:height="1mm" svg:y="110.0mm" svg:x="37.0mm"/>
          <draw:rect svg:width="1mm" draw:style-name="luka" svg:height="1mm" svg:y="110.0mm" svg:x="38.5mm"/>
          <draw:rect svg:width="1mm" draw:style-name="luka" svg:height="1mm" svg:y="110.0mm" svg:x="40.0mm"/>
          <draw:rect svg:width="1mm" draw:style-name="luka" svg:height="1mm" svg:y="110.0mm" svg:x="41.5mm"/>
          <draw:rect svg:width="1mm" draw:style-name="luka" svg:height="1mm" svg:y="110.0mm" svg:x="43.0mm"/>
          <draw:rect svg:width="1mm" draw:style-name="luka" svg:height="1mm" svg:y="110.0mm" svg:x="44.5mm"/>
          <draw:rect svg:width="1mm" draw:style-name="luka" svg:height="1mm" svg:y="110.0mm" svg:x="46.0mm"/>
          <draw:rect svg:width="1mm" draw:style-name="luka" svg:height="1mm" svg:y="111.5mm" svg:x="10.0mm"/>
          <draw:rect svg:width="1mm" draw:style-name="luka" svg:height="1mm" svg:y="111.5mm" svg:x="11.5mm"/>
          <draw:rect svg:width="1mm" draw:style-name="luka" svg:height="1mm" svg:y="111.5mm" svg:x="13.0mm"/>
          <draw:rect svg:width="1mm" draw:style-name="luka" svg:height="1mm" svg:y="111.5mm" svg:x="14.5mm"/>
          <draw:rect svg:width="1mm" draw:style-name="luka" svg:height="1mm" svg:y="111.5mm" svg:x="16.0mm"/>
          <draw:rect svg:width="1mm" draw:style-name="luka" svg:height="1mm" svg:y="111.5mm" svg:x="17.5mm"/>
          <draw:rect svg:width="1mm" draw:style-name="luka" svg:height="1mm" svg:y="111.5mm" svg:x="19.0mm"/>
          <draw:rect svg:width="1mm" draw:style-name="luka" svg:height="1mm" svg:y="111.5mm" svg:x="20.5mm"/>
          <draw:rect svg:width="1mm" draw:style-name="luka" svg:height="1mm" svg:y="111.5mm" svg:x="22.0mm"/>
          <draw:rect svg:width="1mm" draw:style-name="luka" svg:height="1mm" svg:y="111.5mm" svg:x="23.5mm"/>
          <draw:rect svg:width="1mm" draw:style-name="luka" svg:height="1mm" svg:y="111.5mm" svg:x="25.0mm"/>
          <draw:rect svg:width="1mm" draw:style-name="luka" svg:height="1mm" svg:y="111.5mm" svg:x="26.5mm"/>
          <draw:rect svg:width="1mm" draw:style-name="luka" svg:height="1mm" svg:y="111.5mm" svg:x="28.0mm"/>
          <draw:rect svg:width="1mm" draw:style-name="luka" svg:height="1mm" svg:y="111.5mm" svg:x="29.5mm"/>
          <draw:rect svg:width="1mm" draw:style-name="luka" svg:height="1mm" svg:y="111.5mm" svg:x="31.0mm"/>
          <draw:rect svg:width="1mm" draw:style-name="luka" svg:height="1mm" svg:y="111.5mm" svg:x="32.5mm"/>
          <draw:rect svg:width="1mm" draw:style-name="luka" svg:height="1mm" svg:y="111.5mm" svg:x="34.0mm"/>
          <draw:rect svg:width="1mm" draw:style-name="luka" svg:height="1mm" svg:y="111.5mm" svg:x="35.5mm"/>
          <draw:rect svg:width="1mm" draw:style-name="luka" svg:height="1mm" svg:y="111.5mm" svg:x="37.0mm"/>
          <draw:rect svg:width="1mm" draw:style-name="luka" svg:height="1mm" svg:y="111.5mm" svg:x="38.5mm"/>
          <draw:rect svg:width="1mm" draw:style-name="luka" svg:height="1mm" svg:y="111.5mm" svg:x="40.0mm"/>
          <draw:rect svg:width="1mm" draw:style-name="luka" svg:height="1mm" svg:y="111.5mm" svg:x="41.5mm"/>
          <draw:rect svg:width="1mm" draw:style-name="luka" svg:height="1mm" svg:y="111.5mm" svg:x="43.0mm"/>
          <draw:rect svg:width="1mm" draw:style-name="luka" svg:height="1mm" svg:y="111.5mm" svg:x="44.5mm"/>
          <draw:rect svg:width="1mm" draw:style-name="luka" svg:height="1mm" svg:y="111.5mm" svg:x="46.0mm"/>
          <draw:rect svg:width="1mm" draw:style-name="luka" svg:height="1mm" svg:y="113.0mm" svg:x="10.0mm"/>
          <draw:rect svg:width="1mm" draw:style-name="luka" svg:height="1mm" svg:y="113.0mm" svg:x="11.5mm"/>
          <draw:rect svg:width="1mm" draw:style-name="luka" svg:height="1mm" svg:y="113.0mm" svg:x="13.0mm"/>
          <draw:rect svg:width="1mm" draw:style-name="luka" svg:height="1mm" svg:y="113.0mm" svg:x="14.5mm"/>
          <draw:rect svg:width="1mm" draw:style-name="luka" svg:height="1mm" svg:y="113.0mm" svg:x="16.0mm"/>
          <draw:rect svg:width="1mm" draw:style-name="luka" svg:height="1mm" svg:y="113.0mm" svg:x="17.5mm"/>
          <draw:rect svg:width="1mm" draw:style-name="luka" svg:height="1mm" svg:y="113.0mm" svg:x="19.0mm"/>
          <draw:rect svg:width="1mm" draw:style-name="luka" svg:height="1mm" svg:y="113.0mm" svg:x="20.5mm"/>
          <draw:rect svg:width="1mm" draw:style-name="luka" svg:height="1mm" svg:y="113.0mm" svg:x="22.0mm"/>
          <draw:rect svg:width="1mm" draw:style-name="luka" svg:height="1mm" svg:y="113.0mm" svg:x="23.5mm"/>
          <draw:rect svg:width="1mm" draw:style-name="luka" svg:height="1mm" svg:y="113.0mm" svg:x="25.0mm"/>
          <draw:rect svg:width="1mm" draw:style-name="luka" svg:height="1mm" svg:y="113.0mm" svg:x="26.5mm"/>
          <draw:rect svg:width="1mm" draw:style-name="luka" svg:height="1mm" svg:y="113.0mm" svg:x="28.0mm"/>
          <draw:rect svg:width="1mm" draw:style-name="luka" svg:height="1mm" svg:y="113.0mm" svg:x="29.5mm"/>
          <draw:rect svg:width="1mm" draw:style-name="luka" svg:height="1mm" svg:y="113.0mm" svg:x="31.0mm"/>
          <draw:rect svg:width="1mm" draw:style-name="luka" svg:height="1mm" svg:y="113.0mm" svg:x="32.5mm"/>
          <draw:rect svg:width="1mm" draw:style-name="luka" svg:height="1mm" svg:y="113.0mm" svg:x="34.0mm"/>
          <draw:rect svg:width="1mm" draw:style-name="luka" svg:height="1mm" svg:y="113.0mm" svg:x="35.5mm"/>
          <draw:rect svg:width="1mm" draw:style-name="luka" svg:height="1mm" svg:y="113.0mm" svg:x="37.0mm"/>
          <draw:rect svg:width="1mm" draw:style-name="luka" svg:height="1mm" svg:y="113.0mm" svg:x="38.5mm"/>
          <draw:rect svg:width="1mm" draw:style-name="luka" svg:height="1mm" svg:y="113.0mm" svg:x="40.0mm"/>
          <draw:rect svg:width="1mm" draw:style-name="luka" svg:height="1mm" svg:y="113.0mm" svg:x="41.5mm"/>
          <draw:rect svg:width="1mm" draw:style-name="luka" svg:height="1mm" svg:y="113.0mm" svg:x="43.0mm"/>
          <draw:rect svg:width="1mm" draw:style-name="luka" svg:height="1mm" svg:y="113.0mm" svg:x="44.5mm"/>
          <draw:rect svg:width="1mm" draw:style-name="luka" svg:height="1mm" svg:y="113.0mm" svg:x="46.0mm"/>
          <draw:rect svg:width="1mm" draw:style-name="luka" svg:height="1mm" svg:y="114.5mm" svg:x="10.0mm"/>
          <draw:rect svg:width="1mm" draw:style-name="luka" svg:height="1mm" svg:y="114.5mm" svg:x="11.5mm"/>
          <draw:rect svg:width="1mm" draw:style-name="luka" svg:height="1mm" svg:y="114.5mm" svg:x="13.0mm"/>
          <draw:rect svg:width="1mm" draw:style-name="luka" svg:height="1mm" svg:y="114.5mm" svg:x="14.5mm"/>
          <draw:rect svg:width="1mm" draw:style-name="luka" svg:height="1mm" svg:y="114.5mm" svg:x="16.0mm"/>
          <draw:rect svg:width="1mm" draw:style-name="luka" svg:height="1mm" svg:y="114.5mm" svg:x="17.5mm"/>
          <draw:rect svg:width="1mm" draw:style-name="luka" svg:height="1mm" svg:y="114.5mm" svg:x="19.0mm"/>
          <draw:rect svg:width="1mm" draw:style-name="luka" svg:height="1mm" svg:y="114.5mm" svg:x="20.5mm"/>
          <draw:rect svg:width="1mm" draw:style-name="luka" svg:height="1mm" svg:y="114.5mm" svg:x="22.0mm"/>
          <draw:rect svg:width="1mm" draw:style-name="luka" svg:height="1mm" svg:y="114.5mm" svg:x="23.5mm"/>
          <draw:rect svg:width="1mm" draw:style-name="luka" svg:height="1mm" svg:y="114.5mm" svg:x="25.0mm"/>
          <draw:rect svg:width="1mm" draw:style-name="luka" svg:height="1mm" svg:y="114.5mm" svg:x="26.5mm"/>
          <draw:rect svg:width="1mm" draw:style-name="luka" svg:height="1mm" svg:y="114.5mm" svg:x="28.0mm"/>
          <draw:rect svg:width="1mm" draw:style-name="luka" svg:height="1mm" svg:y="114.5mm" svg:x="29.5mm"/>
          <draw:rect svg:width="1mm" draw:style-name="luka" svg:height="1mm" svg:y="114.5mm" svg:x="31.0mm"/>
          <draw:rect svg:width="1mm" draw:style-name="luka" svg:height="1mm" svg:y="114.5mm" svg:x="32.5mm"/>
          <draw:rect svg:width="1mm" draw:style-name="luka" svg:height="1mm" svg:y="114.5mm" svg:x="34.0mm"/>
          <draw:rect svg:width="1mm" draw:style-name="luka" svg:height="1mm" svg:y="114.5mm" svg:x="35.5mm"/>
          <draw:rect svg:width="1mm" draw:style-name="luka" svg:height="1mm" svg:y="114.5mm" svg:x="37.0mm"/>
          <draw:rect svg:width="1mm" draw:style-name="luka" svg:height="1mm" svg:y="114.5mm" svg:x="38.5mm"/>
          <draw:rect svg:width="1mm" draw:style-name="luka" svg:height="1mm" svg:y="114.5mm" svg:x="40.0mm"/>
          <draw:rect svg:width="1mm" draw:style-name="luka" svg:height="1mm" svg:y="114.5mm" svg:x="41.5mm"/>
          <draw:rect svg:width="1mm" draw:style-name="luka" svg:height="1mm" svg:y="114.5mm" svg:x="43.0mm"/>
          <draw:rect svg:width="1mm" draw:style-name="luka" svg:height="1mm" svg:y="114.5mm" svg:x="44.5mm"/>
          <draw:rect svg:width="1mm" draw:style-name="luka" svg:height="1mm" svg:y="114.5mm" svg:x="46.0mm"/>
          <draw:rect svg:width="1mm" draw:style-name="luka" svg:height="1mm" svg:y="116.0mm" svg:x="10.0mm"/>
          <draw:rect svg:width="1mm" draw:style-name="luka" svg:height="1mm" svg:y="116.0mm" svg:x="11.5mm"/>
          <draw:rect svg:width="1mm" draw:style-name="luka" svg:height="1mm" svg:y="116.0mm" svg:x="13.0mm"/>
          <draw:rect svg:width="1mm" draw:style-name="luka" svg:height="1mm" svg:y="116.0mm" svg:x="14.5mm"/>
          <draw:rect svg:width="1mm" draw:style-name="luka" svg:height="1mm" svg:y="116.0mm" svg:x="16.0mm"/>
          <draw:rect svg:width="1mm" draw:style-name="luka" svg:height="1mm" svg:y="116.0mm" svg:x="17.5mm"/>
          <draw:rect svg:width="1mm" draw:style-name="luka" svg:height="1mm" svg:y="116.0mm" svg:x="19.0mm"/>
          <draw:rect svg:width="1mm" draw:style-name="luka" svg:height="1mm" svg:y="116.0mm" svg:x="20.5mm"/>
          <draw:rect svg:width="1mm" draw:style-name="luka" svg:height="1mm" svg:y="116.0mm" svg:x="22.0mm"/>
          <draw:rect svg:width="1mm" draw:style-name="luka" svg:height="1mm" svg:y="116.0mm" svg:x="23.5mm"/>
          <draw:rect svg:width="1mm" draw:style-name="luka" svg:height="1mm" svg:y="116.0mm" svg:x="25.0mm"/>
          <draw:rect svg:width="1mm" draw:style-name="luka" svg:height="1mm" svg:y="116.0mm" svg:x="26.5mm"/>
          <draw:rect svg:width="1mm" draw:style-name="luka" svg:height="1mm" svg:y="116.0mm" svg:x="28.0mm"/>
          <draw:rect svg:width="1mm" draw:style-name="luka" svg:height="1mm" svg:y="116.0mm" svg:x="29.5mm"/>
          <draw:rect svg:width="1mm" draw:style-name="luka" svg:height="1mm" svg:y="116.0mm" svg:x="31.0mm"/>
          <draw:rect svg:width="1mm" draw:style-name="luka" svg:height="1mm" svg:y="116.0mm" svg:x="32.5mm"/>
          <draw:rect svg:width="1mm" draw:style-name="luka" svg:height="1mm" svg:y="116.0mm" svg:x="34.0mm"/>
          <draw:rect svg:width="1mm" draw:style-name="luka" svg:height="1mm" svg:y="116.0mm" svg:x="35.5mm"/>
          <draw:rect svg:width="1mm" draw:style-name="luka" svg:height="1mm" svg:y="116.0mm" svg:x="37.0mm"/>
          <draw:rect svg:width="1mm" draw:style-name="luka" svg:height="1mm" svg:y="116.0mm" svg:x="38.5mm"/>
          <draw:rect svg:width="1mm" draw:style-name="luka" svg:height="1mm" svg:y="116.0mm" svg:x="40.0mm"/>
          <draw:rect svg:width="1mm" draw:style-name="luka" svg:height="1mm" svg:y="116.0mm" svg:x="41.5mm"/>
          <draw:rect svg:width="1mm" draw:style-name="luka" svg:height="1mm" svg:y="116.0mm" svg:x="43.0mm"/>
          <draw:rect svg:width="1mm" draw:style-name="luka" svg:height="1mm" svg:y="116.0mm" svg:x="44.5mm"/>
          <draw:rect svg:width="1mm" draw:style-name="luka" svg:height="1mm" svg:y="116.0mm" svg:x="46.0mm"/>
          <draw:rect svg:width="1mm" draw:style-name="luka" svg:height="1mm" svg:y="117.5mm" svg:x="10.0mm"/>
          <draw:rect svg:width="1mm" draw:style-name="luka" svg:height="1mm" svg:y="117.5mm" svg:x="11.5mm"/>
          <draw:rect svg:width="1mm" draw:style-name="luka" svg:height="1mm" svg:y="117.5mm" svg:x="13.0mm"/>
          <draw:rect svg:width="1mm" draw:style-name="luka" svg:height="1mm" svg:y="117.5mm" svg:x="14.5mm"/>
          <draw:rect svg:width="1mm" draw:style-name="luka" svg:height="1mm" svg:y="117.5mm" svg:x="16.0mm"/>
          <draw:rect svg:width="1mm" draw:style-name="luka" svg:height="1mm" svg:y="117.5mm" svg:x="17.5mm"/>
          <draw:rect svg:width="1mm" draw:style-name="luka" svg:height="1mm" svg:y="117.5mm" svg:x="19.0mm"/>
          <draw:rect svg:width="1mm" draw:style-name="luka" svg:height="1mm" svg:y="117.5mm" svg:x="20.5mm"/>
          <draw:rect svg:width="1mm" draw:style-name="luka" svg:height="1mm" svg:y="117.5mm" svg:x="22.0mm"/>
          <draw:rect svg:width="1mm" draw:style-name="luka" svg:height="1mm" svg:y="117.5mm" svg:x="23.5mm"/>
          <draw:rect svg:width="1mm" draw:style-name="luka" svg:height="1mm" svg:y="117.5mm" svg:x="25.0mm"/>
          <draw:rect svg:width="1mm" draw:style-name="luka" svg:height="1mm" svg:y="117.5mm" svg:x="26.5mm"/>
          <draw:rect svg:width="1mm" draw:style-name="luka" svg:height="1mm" svg:y="117.5mm" svg:x="28.0mm"/>
          <draw:rect svg:width="1mm" draw:style-name="luka" svg:height="1mm" svg:y="117.5mm" svg:x="29.5mm"/>
          <draw:rect svg:width="1mm" draw:style-name="luka" svg:height="1mm" svg:y="117.5mm" svg:x="31.0mm"/>
          <draw:rect svg:width="1mm" draw:style-name="luka" svg:height="1mm" svg:y="117.5mm" svg:x="32.5mm"/>
          <draw:rect svg:width="1mm" draw:style-name="luka" svg:height="1mm" svg:y="117.5mm" svg:x="34.0mm"/>
          <draw:rect svg:width="1mm" draw:style-name="luka" svg:height="1mm" svg:y="117.5mm" svg:x="35.5mm"/>
          <draw:rect svg:width="1mm" draw:style-name="luka" svg:height="1mm" svg:y="117.5mm" svg:x="37.0mm"/>
          <draw:rect svg:width="1mm" draw:style-name="luka" svg:height="1mm" svg:y="117.5mm" svg:x="38.5mm"/>
          <draw:rect svg:width="1mm" draw:style-name="luka" svg:height="1mm" svg:y="117.5mm" svg:x="40.0mm"/>
          <draw:rect svg:width="1mm" draw:style-name="luka" svg:height="1mm" svg:y="117.5mm" svg:x="41.5mm"/>
          <draw:rect svg:width="1mm" draw:style-name="luka" svg:height="1mm" svg:y="117.5mm" svg:x="43.0mm"/>
          <draw:rect svg:width="1mm" draw:style-name="luka" svg:height="1mm" svg:y="117.5mm" svg:x="44.5mm"/>
          <draw:rect svg:width="1mm" draw:style-name="luka" svg:height="1mm" svg:y="117.5mm" svg:x="46.0mm"/>
          <draw:rect svg:width="1mm" draw:style-name="luka" svg:height="1mm" svg:y="119.0mm" svg:x="10.0mm"/>
          <draw:rect svg:width="1mm" draw:style-name="luka" svg:height="1mm" svg:y="119.0mm" svg:x="11.5mm"/>
          <draw:rect svg:width="1mm" draw:style-name="luka" svg:height="1mm" svg:y="119.0mm" svg:x="13.0mm"/>
          <draw:rect svg:width="1mm" draw:style-name="luka" svg:height="1mm" svg:y="119.0mm" svg:x="14.5mm"/>
          <draw:rect svg:width="1mm" draw:style-name="luka" svg:height="1mm" svg:y="119.0mm" svg:x="16.0mm"/>
          <draw:rect svg:width="1mm" draw:style-name="luka" svg:height="1mm" svg:y="119.0mm" svg:x="17.5mm"/>
          <draw:rect svg:width="1mm" draw:style-name="luka" svg:height="1mm" svg:y="119.0mm" svg:x="19.0mm"/>
          <draw:rect svg:width="1mm" draw:style-name="luka" svg:height="1mm" svg:y="119.0mm" svg:x="20.5mm"/>
          <draw:rect svg:width="1mm" draw:style-name="luka" svg:height="1mm" svg:y="119.0mm" svg:x="22.0mm"/>
          <draw:rect svg:width="1mm" draw:style-name="luka" svg:height="1mm" svg:y="119.0mm" svg:x="23.5mm"/>
          <draw:rect svg:width="1mm" draw:style-name="luka" svg:height="1mm" svg:y="119.0mm" svg:x="25.0mm"/>
          <draw:rect svg:width="1mm" draw:style-name="luka" svg:height="1mm" svg:y="119.0mm" svg:x="26.5mm"/>
          <draw:rect svg:width="1mm" draw:style-name="luka" svg:height="1mm" svg:y="119.0mm" svg:x="28.0mm"/>
          <draw:rect svg:width="1mm" draw:style-name="luka" svg:height="1mm" svg:y="119.0mm" svg:x="29.5mm"/>
          <draw:rect svg:width="1mm" draw:style-name="luka" svg:height="1mm" svg:y="119.0mm" svg:x="31.0mm"/>
          <draw:rect svg:width="1mm" draw:style-name="luka" svg:height="1mm" svg:y="119.0mm" svg:x="32.5mm"/>
          <draw:rect svg:width="1mm" draw:style-name="luka" svg:height="1mm" svg:y="119.0mm" svg:x="34.0mm"/>
          <draw:rect svg:width="1mm" draw:style-name="luka" svg:height="1mm" svg:y="119.0mm" svg:x="35.5mm"/>
          <draw:rect svg:width="1mm" draw:style-name="luka" svg:height="1mm" svg:y="119.0mm" svg:x="37.0mm"/>
          <draw:rect svg:width="1mm" draw:style-name="luka" svg:height="1mm" svg:y="119.0mm" svg:x="38.5mm"/>
          <draw:rect svg:width="1mm" draw:style-name="luka" svg:height="1mm" svg:y="119.0mm" svg:x="40.0mm"/>
          <draw:rect svg:width="1mm" draw:style-name="luka" svg:height="1mm" svg:y="119.0mm" svg:x="41.5mm"/>
          <draw:rect svg:width="1mm" draw:style-name="luka" svg:height="1mm" svg:y="119.0mm" svg:x="43.0mm"/>
          <draw:rect svg:width="1mm" draw:style-name="luka" svg:height="1mm" svg:y="119.0mm" svg:x="44.5mm"/>
          <draw:rect svg:width="1mm" draw:style-name="luka" svg:height="1mm" svg:y="119.0mm" svg:x="46.0mm"/>
          <draw:frame svg:width="60mm" draw:style-name="texto" svg:height="10mm" svg:y="82.5mm" svg:x="55.5mm">
            <draw:text-box>
              <text:p>Sueldo Promedio</text:p>
            </draw:text-box>
          </draw:frame>
        </draw:g>
        <draw:g>
          <draw:rect svg:width="1mm" draw:style-name="luka" svg:height="1mm" svg:y="124.5mm" svg:x="10.0mm"/>
          <draw:rect svg:width="1mm" draw:style-name="luka" svg:height="1mm" svg:y="124.5mm" svg:x="11.5mm"/>
          <draw:rect svg:width="1mm" draw:style-name="luka" svg:height="1mm" svg:y="124.5mm" svg:x="13.0mm"/>
          <draw:rect svg:width="1mm" draw:style-name="luka" svg:height="1mm" svg:y="124.5mm" svg:x="14.5mm"/>
          <draw:rect svg:width="1mm" draw:style-name="luka" svg:height="1mm" svg:y="124.5mm" svg:x="16.0mm"/>
          <draw:rect svg:width="1mm" draw:style-name="luka" svg:height="1mm" svg:y="124.5mm" svg:x="17.5mm"/>
          <draw:rect svg:width="1mm" draw:style-name="luka" svg:height="1mm" svg:y="124.5mm" svg:x="19.0mm"/>
          <draw:rect svg:width="1mm" draw:style-name="luka" svg:height="1mm" svg:y="124.5mm" svg:x="20.5mm"/>
          <draw:rect svg:width="1mm" draw:style-name="luka" svg:height="1mm" svg:y="124.5mm" svg:x="22.0mm"/>
          <draw:rect svg:width="1mm" draw:style-name="luka" svg:height="1mm" svg:y="124.5mm" svg:x="23.5mm"/>
          <draw:rect svg:width="1mm" draw:style-name="luka" svg:height="1mm" svg:y="124.5mm" svg:x="25.0mm"/>
          <draw:rect svg:width="1mm" draw:style-name="luka" svg:height="1mm" svg:y="124.5mm" svg:x="26.5mm"/>
          <draw:rect svg:width="1mm" draw:style-name="luka" svg:height="1mm" svg:y="124.5mm" svg:x="28.0mm"/>
          <draw:rect svg:width="1mm" draw:style-name="luka" svg:height="1mm" svg:y="124.5mm" svg:x="29.5mm"/>
          <draw:rect svg:width="1mm" draw:style-name="luka" svg:height="1mm" svg:y="124.5mm" svg:x="31.0mm"/>
          <draw:rect svg:width="1mm" draw:style-name="luka" svg:height="1mm" svg:y="124.5mm" svg:x="32.5mm"/>
          <draw:rect svg:width="1mm" draw:style-name="luka" svg:height="1mm" svg:y="124.5mm" svg:x="34.0mm"/>
          <draw:rect svg:width="1mm" draw:style-name="luka" svg:height="1mm" svg:y="124.5mm" svg:x="35.5mm"/>
          <draw:rect svg:width="1mm" draw:style-name="luka" svg:height="1mm" svg:y="124.5mm" svg:x="37.0mm"/>
          <draw:rect svg:width="1mm" draw:style-name="luka" svg:height="1mm" svg:y="124.5mm" svg:x="38.5mm"/>
          <draw:rect svg:width="1mm" draw:style-name="luka" svg:height="1mm" svg:y="124.5mm" svg:x="40.0mm"/>
          <draw:rect svg:width="1mm" draw:style-name="luka" svg:height="1mm" svg:y="124.5mm" svg:x="41.5mm"/>
          <draw:rect svg:width="1mm" draw:style-name="luka" svg:height="1mm" svg:y="124.5mm" svg:x="43.0mm"/>
          <draw:rect svg:width="1mm" draw:style-name="luka" svg:height="1mm" svg:y="124.5mm" svg:x="44.5mm"/>
          <draw:rect svg:width="1mm" draw:style-name="luka" svg:height="1mm" svg:y="124.5mm" svg:x="46.0mm"/>
          <draw:rect svg:width="1mm" draw:style-name="luka" svg:height="1mm" svg:y="126.0mm" svg:x="10.0mm"/>
          <draw:rect svg:width="1mm" draw:style-name="luka" svg:height="1mm" svg:y="126.0mm" svg:x="11.5mm"/>
          <draw:rect svg:width="1mm" draw:style-name="luka" svg:height="1mm" svg:y="126.0mm" svg:x="13.0mm"/>
          <draw:rect svg:width="1mm" draw:style-name="luka" svg:height="1mm" svg:y="126.0mm" svg:x="14.5mm"/>
          <draw:rect svg:width="1mm" draw:style-name="luka" svg:height="1mm" svg:y="126.0mm" svg:x="16.0mm"/>
          <draw:rect svg:width="1mm" draw:style-name="luka" svg:height="1mm" svg:y="126.0mm" svg:x="17.5mm"/>
          <draw:rect svg:width="1mm" draw:style-name="luka" svg:height="1mm" svg:y="126.0mm" svg:x="19.0mm"/>
          <draw:rect svg:width="1mm" draw:style-name="luka" svg:height="1mm" svg:y="126.0mm" svg:x="20.5mm"/>
          <draw:rect svg:width="1mm" draw:style-name="luka" svg:height="1mm" svg:y="126.0mm" svg:x="22.0mm"/>
          <draw:rect svg:width="1mm" draw:style-name="luka" svg:height="1mm" svg:y="126.0mm" svg:x="23.5mm"/>
          <draw:rect svg:width="1mm" draw:style-name="luka" svg:height="1mm" svg:y="126.0mm" svg:x="25.0mm"/>
          <draw:rect svg:width="1mm" draw:style-name="luka" svg:height="1mm" svg:y="126.0mm" svg:x="26.5mm"/>
          <draw:rect svg:width="1mm" draw:style-name="luka" svg:height="1mm" svg:y="126.0mm" svg:x="28.0mm"/>
          <draw:rect svg:width="1mm" draw:style-name="luka" svg:height="1mm" svg:y="126.0mm" svg:x="29.5mm"/>
          <draw:rect svg:width="1mm" draw:style-name="luka" svg:height="1mm" svg:y="126.0mm" svg:x="31.0mm"/>
          <draw:rect svg:width="1mm" draw:style-name="luka" svg:height="1mm" svg:y="126.0mm" svg:x="32.5mm"/>
          <draw:rect svg:width="1mm" draw:style-name="luka" svg:height="1mm" svg:y="126.0mm" svg:x="34.0mm"/>
          <draw:rect svg:width="1mm" draw:style-name="luka" svg:height="1mm" svg:y="126.0mm" svg:x="35.5mm"/>
          <draw:rect svg:width="1mm" draw:style-name="luka" svg:height="1mm" svg:y="126.0mm" svg:x="37.0mm"/>
          <draw:rect svg:width="1mm" draw:style-name="luka" svg:height="1mm" svg:y="126.0mm" svg:x="38.5mm"/>
          <draw:rect svg:width="1mm" draw:style-name="luka" svg:height="1mm" svg:y="126.0mm" svg:x="40.0mm"/>
          <draw:rect svg:width="1mm" draw:style-name="luka" svg:height="1mm" svg:y="126.0mm" svg:x="41.5mm"/>
          <draw:rect svg:width="1mm" draw:style-name="luka" svg:height="1mm" svg:y="126.0mm" svg:x="43.0mm"/>
          <draw:rect svg:width="1mm" draw:style-name="luka" svg:height="1mm" svg:y="126.0mm" svg:x="44.5mm"/>
          <draw:rect svg:width="1mm" draw:style-name="luka" svg:height="1mm" svg:y="126.0mm" svg:x="46.0mm"/>
          <draw:rect svg:width="1mm" draw:style-name="luka" svg:height="1mm" svg:y="127.5mm" svg:x="10.0mm"/>
          <draw:rect svg:width="1mm" draw:style-name="luka" svg:height="1mm" svg:y="127.5mm" svg:x="11.5mm"/>
          <draw:rect svg:width="1mm" draw:style-name="luka" svg:height="1mm" svg:y="127.5mm" svg:x="13.0mm"/>
          <draw:rect svg:width="1mm" draw:style-name="luka" svg:height="1mm" svg:y="127.5mm" svg:x="14.5mm"/>
          <draw:rect svg:width="1mm" draw:style-name="luka" svg:height="1mm" svg:y="127.5mm" svg:x="16.0mm"/>
          <draw:rect svg:width="1mm" draw:style-name="luka" svg:height="1mm" svg:y="127.5mm" svg:x="17.5mm"/>
          <draw:rect svg:width="1mm" draw:style-name="luka" svg:height="1mm" svg:y="127.5mm" svg:x="19.0mm"/>
          <draw:rect svg:width="1mm" draw:style-name="luka" svg:height="1mm" svg:y="127.5mm" svg:x="20.5mm"/>
          <draw:rect svg:width="1mm" draw:style-name="luka" svg:height="1mm" svg:y="127.5mm" svg:x="22.0mm"/>
          <draw:rect svg:width="1mm" draw:style-name="luka" svg:height="1mm" svg:y="127.5mm" svg:x="23.5mm"/>
          <draw:rect svg:width="1mm" draw:style-name="luka" svg:height="1mm" svg:y="127.5mm" svg:x="25.0mm"/>
          <draw:rect svg:width="1mm" draw:style-name="luka" svg:height="1mm" svg:y="127.5mm" svg:x="26.5mm"/>
          <draw:rect svg:width="1mm" draw:style-name="luka" svg:height="1mm" svg:y="127.5mm" svg:x="28.0mm"/>
          <draw:rect svg:width="1mm" draw:style-name="luka" svg:height="1mm" svg:y="127.5mm" svg:x="29.5mm"/>
          <draw:rect svg:width="1mm" draw:style-name="luka" svg:height="1mm" svg:y="127.5mm" svg:x="31.0mm"/>
          <draw:rect svg:width="1mm" draw:style-name="luka" svg:height="1mm" svg:y="127.5mm" svg:x="32.5mm"/>
          <draw:rect svg:width="1mm" draw:style-name="luka" svg:height="1mm" svg:y="127.5mm" svg:x="34.0mm"/>
          <draw:rect svg:width="1mm" draw:style-name="luka" svg:height="1mm" svg:y="127.5mm" svg:x="35.5mm"/>
          <draw:rect svg:width="1mm" draw:style-name="luka" svg:height="1mm" svg:y="127.5mm" svg:x="37.0mm"/>
          <draw:rect svg:width="1mm" draw:style-name="luka" svg:height="1mm" svg:y="127.5mm" svg:x="38.5mm"/>
          <draw:rect svg:width="1mm" draw:style-name="luka" svg:height="1mm" svg:y="127.5mm" svg:x="40.0mm"/>
          <draw:rect svg:width="1mm" draw:style-name="luka" svg:height="1mm" svg:y="127.5mm" svg:x="41.5mm"/>
          <draw:rect svg:width="1mm" draw:style-name="luka" svg:height="1mm" svg:y="127.5mm" svg:x="43.0mm"/>
          <draw:rect svg:width="1mm" draw:style-name="luka" svg:height="1mm" svg:y="127.5mm" svg:x="44.5mm"/>
          <draw:rect svg:width="1mm" draw:style-name="luka" svg:height="1mm" svg:y="127.5mm" svg:x="46.0mm"/>
          <draw:rect svg:width="1mm" draw:style-name="luka" svg:height="1mm" svg:y="129.0mm" svg:x="10.0mm"/>
          <draw:rect svg:width="1mm" draw:style-name="luka" svg:height="1mm" svg:y="129.0mm" svg:x="11.5mm"/>
          <draw:rect svg:width="1mm" draw:style-name="luka" svg:height="1mm" svg:y="129.0mm" svg:x="13.0mm"/>
          <draw:rect svg:width="1mm" draw:style-name="luka" svg:height="1mm" svg:y="129.0mm" svg:x="14.5mm"/>
          <draw:rect svg:width="1mm" draw:style-name="luka" svg:height="1mm" svg:y="129.0mm" svg:x="16.0mm"/>
          <draw:rect svg:width="1mm" draw:style-name="luka" svg:height="1mm" svg:y="129.0mm" svg:x="17.5mm"/>
          <draw:rect svg:width="1mm" draw:style-name="luka" svg:height="1mm" svg:y="129.0mm" svg:x="19.0mm"/>
          <draw:rect svg:width="1mm" draw:style-name="luka" svg:height="1mm" svg:y="129.0mm" svg:x="20.5mm"/>
          <draw:rect svg:width="1mm" draw:style-name="luka" svg:height="1mm" svg:y="129.0mm" svg:x="22.0mm"/>
          <draw:rect svg:width="1mm" draw:style-name="luka" svg:height="1mm" svg:y="129.0mm" svg:x="23.5mm"/>
          <draw:rect svg:width="1mm" draw:style-name="luka" svg:height="1mm" svg:y="129.0mm" svg:x="25.0mm"/>
          <draw:rect svg:width="1mm" draw:style-name="luka" svg:height="1mm" svg:y="129.0mm" svg:x="26.5mm"/>
          <draw:rect svg:width="1mm" draw:style-name="luka" svg:height="1mm" svg:y="129.0mm" svg:x="28.0mm"/>
          <draw:rect svg:width="1mm" draw:style-name="luka" svg:height="1mm" svg:y="129.0mm" svg:x="29.5mm"/>
          <draw:rect svg:width="1mm" draw:style-name="luka" svg:height="1mm" svg:y="129.0mm" svg:x="31.0mm"/>
          <draw:rect svg:width="1mm" draw:style-name="luka" svg:height="1mm" svg:y="129.0mm" svg:x="32.5mm"/>
          <draw:rect svg:width="1mm" draw:style-name="luka" svg:height="1mm" svg:y="129.0mm" svg:x="34.0mm"/>
          <draw:rect svg:width="1mm" draw:style-name="luka" svg:height="1mm" svg:y="129.0mm" svg:x="35.5mm"/>
          <draw:rect svg:width="1mm" draw:style-name="luka" svg:height="1mm" svg:y="129.0mm" svg:x="37.0mm"/>
          <draw:rect svg:width="1mm" draw:style-name="luka" svg:height="1mm" svg:y="129.0mm" svg:x="38.5mm"/>
          <draw:rect svg:width="1mm" draw:style-name="luka" svg:height="1mm" svg:y="129.0mm" svg:x="40.0mm"/>
          <draw:rect svg:width="1mm" draw:style-name="luka" svg:height="1mm" svg:y="129.0mm" svg:x="41.5mm"/>
          <draw:rect svg:width="1mm" draw:style-name="luka" svg:height="1mm" svg:y="129.0mm" svg:x="43.0mm"/>
          <draw:rect svg:width="1mm" draw:style-name="luka" svg:height="1mm" svg:y="129.0mm" svg:x="44.5mm"/>
          <draw:rect svg:width="1mm" draw:style-name="luka" svg:height="1mm" svg:y="129.0mm" svg:x="46.0mm"/>
          <draw:rect svg:width="1mm" draw:style-name="luka" svg:height="1mm" svg:y="130.5mm" svg:x="10.0mm"/>
          <draw:rect svg:width="1mm" draw:style-name="luka" svg:height="1mm" svg:y="130.5mm" svg:x="11.5mm"/>
          <draw:rect svg:width="1mm" draw:style-name="luka" svg:height="1mm" svg:y="130.5mm" svg:x="13.0mm"/>
          <draw:rect svg:width="1mm" draw:style-name="luka" svg:height="1mm" svg:y="130.5mm" svg:x="14.5mm"/>
          <draw:rect svg:width="1mm" draw:style-name="luka" svg:height="1mm" svg:y="130.5mm" svg:x="16.0mm"/>
          <draw:rect svg:width="1mm" draw:style-name="luka" svg:height="1mm" svg:y="130.5mm" svg:x="17.5mm"/>
          <draw:rect svg:width="1mm" draw:style-name="luka" svg:height="1mm" svg:y="130.5mm" svg:x="19.0mm"/>
          <draw:rect svg:width="1mm" draw:style-name="luka" svg:height="1mm" svg:y="130.5mm" svg:x="20.5mm"/>
          <draw:rect svg:width="1mm" draw:style-name="luka" svg:height="1mm" svg:y="130.5mm" svg:x="22.0mm"/>
          <draw:rect svg:width="1mm" draw:style-name="luka" svg:height="1mm" svg:y="130.5mm" svg:x="23.5mm"/>
          <draw:rect svg:width="1mm" draw:style-name="luka" svg:height="1mm" svg:y="130.5mm" svg:x="25.0mm"/>
          <draw:rect svg:width="1mm" draw:style-name="luka" svg:height="1mm" svg:y="130.5mm" svg:x="26.5mm"/>
          <draw:rect svg:width="1mm" draw:style-name="luka" svg:height="1mm" svg:y="130.5mm" svg:x="28.0mm"/>
          <draw:rect svg:width="1mm" draw:style-name="luka" svg:height="1mm" svg:y="130.5mm" svg:x="29.5mm"/>
          <draw:rect svg:width="1mm" draw:style-name="luka" svg:height="1mm" svg:y="130.5mm" svg:x="31.0mm"/>
          <draw:rect svg:width="1mm" draw:style-name="luka" svg:height="1mm" svg:y="130.5mm" svg:x="32.5mm"/>
          <draw:rect svg:width="1mm" draw:style-name="luka" svg:height="1mm" svg:y="130.5mm" svg:x="34.0mm"/>
          <draw:rect svg:width="1mm" draw:style-name="luka" svg:height="1mm" svg:y="130.5mm" svg:x="35.5mm"/>
          <draw:rect svg:width="1mm" draw:style-name="luka" svg:height="1mm" svg:y="130.5mm" svg:x="37.0mm"/>
          <draw:rect svg:width="1mm" draw:style-name="luka" svg:height="1mm" svg:y="130.5mm" svg:x="38.5mm"/>
          <draw:rect svg:width="1mm" draw:style-name="luka" svg:height="1mm" svg:y="130.5mm" svg:x="40.0mm"/>
          <draw:rect svg:width="1mm" draw:style-name="luka" svg:height="1mm" svg:y="130.5mm" svg:x="41.5mm"/>
          <draw:rect svg:width="1mm" draw:style-name="luka" svg:height="1mm" svg:y="130.5mm" svg:x="43.0mm"/>
          <draw:rect svg:width="1mm" draw:style-name="luka" svg:height="1mm" svg:y="130.5mm" svg:x="44.5mm"/>
          <draw:rect svg:width="1mm" draw:style-name="luka" svg:height="1mm" svg:y="130.5mm" svg:x="46.0mm"/>
          <draw:rect svg:width="1mm" draw:style-name="luka" svg:height="1mm" svg:y="132.0mm" svg:x="10.0mm"/>
          <draw:rect svg:width="1mm" draw:style-name="luka" svg:height="1mm" svg:y="132.0mm" svg:x="11.5mm"/>
          <draw:rect svg:width="1mm" draw:style-name="luka" svg:height="1mm" svg:y="132.0mm" svg:x="13.0mm"/>
          <draw:rect svg:width="1mm" draw:style-name="luka" svg:height="1mm" svg:y="132.0mm" svg:x="14.5mm"/>
          <draw:rect svg:width="1mm" draw:style-name="luka" svg:height="1mm" svg:y="132.0mm" svg:x="16.0mm"/>
          <draw:rect svg:width="1mm" draw:style-name="luka" svg:height="1mm" svg:y="132.0mm" svg:x="17.5mm"/>
          <draw:rect svg:width="1mm" draw:style-name="luka" svg:height="1mm" svg:y="132.0mm" svg:x="19.0mm"/>
          <draw:rect svg:width="1mm" draw:style-name="luka" svg:height="1mm" svg:y="132.0mm" svg:x="20.5mm"/>
          <draw:rect svg:width="1mm" draw:style-name="luka" svg:height="1mm" svg:y="132.0mm" svg:x="22.0mm"/>
          <draw:rect svg:width="1mm" draw:style-name="luka" svg:height="1mm" svg:y="132.0mm" svg:x="23.5mm"/>
          <draw:rect svg:width="1mm" draw:style-name="luka" svg:height="1mm" svg:y="132.0mm" svg:x="25.0mm"/>
          <draw:rect svg:width="1mm" draw:style-name="luka" svg:height="1mm" svg:y="132.0mm" svg:x="26.5mm"/>
          <draw:rect svg:width="1mm" draw:style-name="luka" svg:height="1mm" svg:y="132.0mm" svg:x="28.0mm"/>
          <draw:rect svg:width="1mm" draw:style-name="luka" svg:height="1mm" svg:y="132.0mm" svg:x="29.5mm"/>
          <draw:rect svg:width="1mm" draw:style-name="luka" svg:height="1mm" svg:y="132.0mm" svg:x="31.0mm"/>
          <draw:rect svg:width="1mm" draw:style-name="luka" svg:height="1mm" svg:y="132.0mm" svg:x="32.5mm"/>
          <draw:rect svg:width="1mm" draw:style-name="luka" svg:height="1mm" svg:y="132.0mm" svg:x="34.0mm"/>
          <draw:rect svg:width="1mm" draw:style-name="luka" svg:height="1mm" svg:y="132.0mm" svg:x="35.5mm"/>
          <draw:rect svg:width="1mm" draw:style-name="luka" svg:height="1mm" svg:y="132.0mm" svg:x="37.0mm"/>
          <draw:rect svg:width="1mm" draw:style-name="luka" svg:height="1mm" svg:y="132.0mm" svg:x="38.5mm"/>
          <draw:rect svg:width="1mm" draw:style-name="luka" svg:height="1mm" svg:y="132.0mm" svg:x="40.0mm"/>
          <draw:rect svg:width="1mm" draw:style-name="luka" svg:height="1mm" svg:y="132.0mm" svg:x="41.5mm"/>
          <draw:rect svg:width="1mm" draw:style-name="luka" svg:height="1mm" svg:y="132.0mm" svg:x="43.0mm"/>
          <draw:rect svg:width="1mm" draw:style-name="luka" svg:height="1mm" svg:y="132.0mm" svg:x="44.5mm"/>
          <draw:rect svg:width="1mm" draw:style-name="luka" svg:height="1mm" svg:y="132.0mm" svg:x="46.0mm"/>
          <draw:rect svg:width="1mm" draw:style-name="luka" svg:height="1mm" svg:y="133.5mm" svg:x="10.0mm"/>
          <draw:rect svg:width="1mm" draw:style-name="luka" svg:height="1mm" svg:y="133.5mm" svg:x="11.5mm"/>
          <draw:rect svg:width="1mm" draw:style-name="luka" svg:height="1mm" svg:y="133.5mm" svg:x="13.0mm"/>
          <draw:rect svg:width="1mm" draw:style-name="luka" svg:height="1mm" svg:y="133.5mm" svg:x="14.5mm"/>
          <draw:rect svg:width="1mm" draw:style-name="luka" svg:height="1mm" svg:y="133.5mm" svg:x="16.0mm"/>
          <draw:rect svg:width="1mm" draw:style-name="luka" svg:height="1mm" svg:y="133.5mm" svg:x="17.5mm"/>
          <draw:rect svg:width="1mm" draw:style-name="luka" svg:height="1mm" svg:y="133.5mm" svg:x="19.0mm"/>
          <draw:rect svg:width="1mm" draw:style-name="luka" svg:height="1mm" svg:y="133.5mm" svg:x="20.5mm"/>
          <draw:rect svg:width="1mm" draw:style-name="luka" svg:height="1mm" svg:y="133.5mm" svg:x="22.0mm"/>
          <draw:rect svg:width="1mm" draw:style-name="luka" svg:height="1mm" svg:y="133.5mm" svg:x="23.5mm"/>
          <draw:rect svg:width="1mm" draw:style-name="luka" svg:height="1mm" svg:y="133.5mm" svg:x="25.0mm"/>
          <draw:rect svg:width="1mm" draw:style-name="luka" svg:height="1mm" svg:y="133.5mm" svg:x="26.5mm"/>
          <draw:rect svg:width="1mm" draw:style-name="luka" svg:height="1mm" svg:y="133.5mm" svg:x="28.0mm"/>
          <draw:rect svg:width="1mm" draw:style-name="luka" svg:height="1mm" svg:y="133.5mm" svg:x="29.5mm"/>
          <draw:rect svg:width="1mm" draw:style-name="luka" svg:height="1mm" svg:y="133.5mm" svg:x="31.0mm"/>
          <draw:rect svg:width="1mm" draw:style-name="luka" svg:height="1mm" svg:y="133.5mm" svg:x="32.5mm"/>
          <draw:rect svg:width="1mm" draw:style-name="luka" svg:height="1mm" svg:y="133.5mm" svg:x="34.0mm"/>
          <draw:rect svg:width="1mm" draw:style-name="luka" svg:height="1mm" svg:y="133.5mm" svg:x="35.5mm"/>
          <draw:rect svg:width="1mm" draw:style-name="luka" svg:height="1mm" svg:y="133.5mm" svg:x="37.0mm"/>
          <draw:rect svg:width="1mm" draw:style-name="luka" svg:height="1mm" svg:y="133.5mm" svg:x="38.5mm"/>
          <draw:rect svg:width="1mm" draw:style-name="luka" svg:height="1mm" svg:y="133.5mm" svg:x="40.0mm"/>
          <draw:rect svg:width="1mm" draw:style-name="luka" svg:height="1mm" svg:y="133.5mm" svg:x="41.5mm"/>
          <draw:rect svg:width="1mm" draw:style-name="luka" svg:height="1mm" svg:y="133.5mm" svg:x="43.0mm"/>
          <draw:rect svg:width="1mm" draw:style-name="luka" svg:height="1mm" svg:y="133.5mm" svg:x="44.5mm"/>
          <draw:rect svg:width="1mm" draw:style-name="luka" svg:height="1mm" svg:y="133.5mm" svg:x="46.0mm"/>
          <draw:rect svg:width="1mm" draw:style-name="luka" svg:height="1mm" svg:y="135.0mm" svg:x="10.0mm"/>
          <draw:rect svg:width="1mm" draw:style-name="luka" svg:height="1mm" svg:y="135.0mm" svg:x="11.5mm"/>
          <draw:rect svg:width="1mm" draw:style-name="luka" svg:height="1mm" svg:y="135.0mm" svg:x="13.0mm"/>
          <draw:rect svg:width="1mm" draw:style-name="luka" svg:height="1mm" svg:y="135.0mm" svg:x="14.5mm"/>
          <draw:rect svg:width="1mm" draw:style-name="luka" svg:height="1mm" svg:y="135.0mm" svg:x="16.0mm"/>
          <draw:rect svg:width="1mm" draw:style-name="luka" svg:height="1mm" svg:y="135.0mm" svg:x="17.5mm"/>
          <draw:rect svg:width="1mm" draw:style-name="luka" svg:height="1mm" svg:y="135.0mm" svg:x="19.0mm"/>
          <draw:rect svg:width="1mm" draw:style-name="luka" svg:height="1mm" svg:y="135.0mm" svg:x="20.5mm"/>
          <draw:rect svg:width="1mm" draw:style-name="luka" svg:height="1mm" svg:y="135.0mm" svg:x="22.0mm"/>
          <draw:rect svg:width="1mm" draw:style-name="luka" svg:height="1mm" svg:y="135.0mm" svg:x="23.5mm"/>
          <draw:rect svg:width="1mm" draw:style-name="luka" svg:height="1mm" svg:y="135.0mm" svg:x="25.0mm"/>
          <draw:rect svg:width="1mm" draw:style-name="luka" svg:height="1mm" svg:y="135.0mm" svg:x="26.5mm"/>
          <draw:rect svg:width="1mm" draw:style-name="luka" svg:height="1mm" svg:y="135.0mm" svg:x="28.0mm"/>
          <draw:rect svg:width="1mm" draw:style-name="luka" svg:height="1mm" svg:y="135.0mm" svg:x="29.5mm"/>
          <draw:rect svg:width="1mm" draw:style-name="luka" svg:height="1mm" svg:y="135.0mm" svg:x="31.0mm"/>
          <draw:rect svg:width="1mm" draw:style-name="luka" svg:height="1mm" svg:y="135.0mm" svg:x="32.5mm"/>
          <draw:rect svg:width="1mm" draw:style-name="luka" svg:height="1mm" svg:y="135.0mm" svg:x="34.0mm"/>
          <draw:rect svg:width="1mm" draw:style-name="luka" svg:height="1mm" svg:y="135.0mm" svg:x="35.5mm"/>
          <draw:rect svg:width="1mm" draw:style-name="luka" svg:height="1mm" svg:y="135.0mm" svg:x="37.0mm"/>
          <draw:rect svg:width="1mm" draw:style-name="luka" svg:height="1mm" svg:y="135.0mm" svg:x="38.5mm"/>
          <draw:rect svg:width="1mm" draw:style-name="luka" svg:height="1mm" svg:y="135.0mm" svg:x="40.0mm"/>
          <draw:rect svg:width="1mm" draw:style-name="luka" svg:height="1mm" svg:y="135.0mm" svg:x="41.5mm"/>
          <draw:rect svg:width="1mm" draw:style-name="luka" svg:height="1mm" svg:y="135.0mm" svg:x="43.0mm"/>
          <draw:rect svg:width="1mm" draw:style-name="luka" svg:height="1mm" svg:y="135.0mm" svg:x="44.5mm"/>
          <draw:rect svg:width="1mm" draw:style-name="luka" svg:height="1mm" svg:y="135.0mm" svg:x="46.0mm"/>
          <draw:rect svg:width="1mm" draw:style-name="luka" svg:height="1mm" svg:y="136.5mm" svg:x="10.0mm"/>
          <draw:rect svg:width="1mm" draw:style-name="luka" svg:height="1mm" svg:y="136.5mm" svg:x="11.5mm"/>
          <draw:rect svg:width="1mm" draw:style-name="luka" svg:height="1mm" svg:y="136.5mm" svg:x="13.0mm"/>
          <draw:rect svg:width="1mm" draw:style-name="luka" svg:height="1mm" svg:y="136.5mm" svg:x="14.5mm"/>
          <draw:rect svg:width="1mm" draw:style-name="luka" svg:height="1mm" svg:y="136.5mm" svg:x="16.0mm"/>
          <draw:rect svg:width="1mm" draw:style-name="luka" svg:height="1mm" svg:y="136.5mm" svg:x="17.5mm"/>
          <draw:rect svg:width="1mm" draw:style-name="luka" svg:height="1mm" svg:y="136.5mm" svg:x="19.0mm"/>
          <draw:rect svg:width="1mm" draw:style-name="luka" svg:height="1mm" svg:y="136.5mm" svg:x="20.5mm"/>
          <draw:rect svg:width="1mm" draw:style-name="luka" svg:height="1mm" svg:y="136.5mm" svg:x="22.0mm"/>
          <draw:rect svg:width="1mm" draw:style-name="luka" svg:height="1mm" svg:y="136.5mm" svg:x="23.5mm"/>
          <draw:rect svg:width="1mm" draw:style-name="luka" svg:height="1mm" svg:y="136.5mm" svg:x="25.0mm"/>
          <draw:rect svg:width="1mm" draw:style-name="luka" svg:height="1mm" svg:y="136.5mm" svg:x="26.5mm"/>
          <draw:rect svg:width="1mm" draw:style-name="luka" svg:height="1mm" svg:y="136.5mm" svg:x="28.0mm"/>
          <draw:rect svg:width="1mm" draw:style-name="luka" svg:height="1mm" svg:y="136.5mm" svg:x="29.5mm"/>
          <draw:rect svg:width="1mm" draw:style-name="luka" svg:height="1mm" svg:y="136.5mm" svg:x="31.0mm"/>
          <draw:rect svg:width="1mm" draw:style-name="luka" svg:height="1mm" svg:y="136.5mm" svg:x="32.5mm"/>
          <draw:rect svg:width="1mm" draw:style-name="luka" svg:height="1mm" svg:y="136.5mm" svg:x="34.0mm"/>
          <draw:rect svg:width="1mm" draw:style-name="luka" svg:height="1mm" svg:y="136.5mm" svg:x="35.5mm"/>
          <draw:rect svg:width="1mm" draw:style-name="luka" svg:height="1mm" svg:y="136.5mm" svg:x="37.0mm"/>
          <draw:rect svg:width="1mm" draw:style-name="luka" svg:height="1mm" svg:y="136.5mm" svg:x="38.5mm"/>
          <draw:rect svg:width="1mm" draw:style-name="luka" svg:height="1mm" svg:y="136.5mm" svg:x="40.0mm"/>
          <draw:rect svg:width="1mm" draw:style-name="luka" svg:height="1mm" svg:y="136.5mm" svg:x="41.5mm"/>
          <draw:rect svg:width="1mm" draw:style-name="luka" svg:height="1mm" svg:y="136.5mm" svg:x="43.0mm"/>
          <draw:rect svg:width="1mm" draw:style-name="luka" svg:height="1mm" svg:y="136.5mm" svg:x="44.5mm"/>
          <draw:rect svg:width="1mm" draw:style-name="luka" svg:height="1mm" svg:y="136.5mm" svg:x="46.0mm"/>
          <draw:rect svg:width="1mm" draw:style-name="luka" svg:height="1mm" svg:y="138.0mm" svg:x="10.0mm"/>
          <draw:rect svg:width="1mm" draw:style-name="luka" svg:height="1mm" svg:y="138.0mm" svg:x="11.5mm"/>
          <draw:rect svg:width="1mm" draw:style-name="luka" svg:height="1mm" svg:y="138.0mm" svg:x="13.0mm"/>
          <draw:rect svg:width="1mm" draw:style-name="luka" svg:height="1mm" svg:y="138.0mm" svg:x="14.5mm"/>
          <draw:rect svg:width="1mm" draw:style-name="luka" svg:height="1mm" svg:y="138.0mm" svg:x="16.0mm"/>
          <draw:rect svg:width="1mm" draw:style-name="luka" svg:height="1mm" svg:y="138.0mm" svg:x="17.5mm"/>
          <draw:rect svg:width="1mm" draw:style-name="luka" svg:height="1mm" svg:y="138.0mm" svg:x="19.0mm"/>
          <draw:rect svg:width="1mm" draw:style-name="luka" svg:height="1mm" svg:y="138.0mm" svg:x="20.5mm"/>
          <draw:rect svg:width="1mm" draw:style-name="luka" svg:height="1mm" svg:y="138.0mm" svg:x="22.0mm"/>
          <draw:rect svg:width="1mm" draw:style-name="luka" svg:height="1mm" svg:y="138.0mm" svg:x="23.5mm"/>
          <draw:rect svg:width="1mm" draw:style-name="luka" svg:height="1mm" svg:y="138.0mm" svg:x="25.0mm"/>
          <draw:rect svg:width="1mm" draw:style-name="luka" svg:height="1mm" svg:y="138.0mm" svg:x="26.5mm"/>
          <draw:rect svg:width="1mm" draw:style-name="luka" svg:height="1mm" svg:y="138.0mm" svg:x="28.0mm"/>
          <draw:rect svg:width="1mm" draw:style-name="luka" svg:height="1mm" svg:y="138.0mm" svg:x="29.5mm"/>
          <draw:rect svg:width="1mm" draw:style-name="luka" svg:height="1mm" svg:y="138.0mm" svg:x="31.0mm"/>
          <draw:rect svg:width="1mm" draw:style-name="luka" svg:height="1mm" svg:y="138.0mm" svg:x="32.5mm"/>
          <draw:rect svg:width="1mm" draw:style-name="luka" svg:height="1mm" svg:y="138.0mm" svg:x="34.0mm"/>
          <draw:rect svg:width="1mm" draw:style-name="luka" svg:height="1mm" svg:y="138.0mm" svg:x="35.5mm"/>
          <draw:rect svg:width="1mm" draw:style-name="luka" svg:height="1mm" svg:y="138.0mm" svg:x="37.0mm"/>
          <draw:rect svg:width="1mm" draw:style-name="luka" svg:height="1mm" svg:y="138.0mm" svg:x="38.5mm"/>
          <draw:rect svg:width="1mm" draw:style-name="luka" svg:height="1mm" svg:y="138.0mm" svg:x="40.0mm"/>
          <draw:rect svg:width="1mm" draw:style-name="luka" svg:height="1mm" svg:y="138.0mm" svg:x="41.5mm"/>
          <draw:rect svg:width="1mm" draw:style-name="luka" svg:height="1mm" svg:y="138.0mm" svg:x="43.0mm"/>
          <draw:rect svg:width="1mm" draw:style-name="luka" svg:height="1mm" svg:y="138.0mm" svg:x="44.5mm"/>
          <draw:rect svg:width="1mm" draw:style-name="luka" svg:height="1mm" svg:y="138.0mm" svg:x="46.0mm"/>
          <draw:rect svg:width="1mm" draw:style-name="luka" svg:height="1mm" svg:y="139.5mm" svg:x="10.0mm"/>
          <draw:rect svg:width="1mm" draw:style-name="luka" svg:height="1mm" svg:y="139.5mm" svg:x="11.5mm"/>
          <draw:rect svg:width="1mm" draw:style-name="luka" svg:height="1mm" svg:y="139.5mm" svg:x="13.0mm"/>
          <draw:rect svg:width="1mm" draw:style-name="luka" svg:height="1mm" svg:y="139.5mm" svg:x="14.5mm"/>
          <draw:rect svg:width="1mm" draw:style-name="luka" svg:height="1mm" svg:y="139.5mm" svg:x="16.0mm"/>
          <draw:rect svg:width="1mm" draw:style-name="luka" svg:height="1mm" svg:y="139.5mm" svg:x="17.5mm"/>
          <draw:rect svg:width="1mm" draw:style-name="luka" svg:height="1mm" svg:y="139.5mm" svg:x="19.0mm"/>
          <draw:rect svg:width="1mm" draw:style-name="luka" svg:height="1mm" svg:y="139.5mm" svg:x="20.5mm"/>
          <draw:rect svg:width="1mm" draw:style-name="luka" svg:height="1mm" svg:y="139.5mm" svg:x="22.0mm"/>
          <draw:rect svg:width="1mm" draw:style-name="luka" svg:height="1mm" svg:y="139.5mm" svg:x="23.5mm"/>
          <draw:rect svg:width="1mm" draw:style-name="luka" svg:height="1mm" svg:y="139.5mm" svg:x="25.0mm"/>
          <draw:rect svg:width="1mm" draw:style-name="luka" svg:height="1mm" svg:y="139.5mm" svg:x="26.5mm"/>
          <draw:rect svg:width="1mm" draw:style-name="luka" svg:height="1mm" svg:y="139.5mm" svg:x="28.0mm"/>
          <draw:rect svg:width="1mm" draw:style-name="luka" svg:height="1mm" svg:y="139.5mm" svg:x="29.5mm"/>
          <draw:rect svg:width="1mm" draw:style-name="luka" svg:height="1mm" svg:y="139.5mm" svg:x="31.0mm"/>
          <draw:rect svg:width="1mm" draw:style-name="luka" svg:height="1mm" svg:y="139.5mm" svg:x="32.5mm"/>
          <draw:rect svg:width="1mm" draw:style-name="luka" svg:height="1mm" svg:y="139.5mm" svg:x="34.0mm"/>
          <draw:rect svg:width="1mm" draw:style-name="luka" svg:height="1mm" svg:y="139.5mm" svg:x="35.5mm"/>
          <draw:rect svg:width="1mm" draw:style-name="luka" svg:height="1mm" svg:y="139.5mm" svg:x="37.0mm"/>
          <draw:rect svg:width="1mm" draw:style-name="luka" svg:height="1mm" svg:y="139.5mm" svg:x="38.5mm"/>
          <draw:rect svg:width="1mm" draw:style-name="luka" svg:height="1mm" svg:y="139.5mm" svg:x="40.0mm"/>
          <draw:rect svg:width="1mm" draw:style-name="luka" svg:height="1mm" svg:y="139.5mm" svg:x="41.5mm"/>
          <draw:rect svg:width="1mm" draw:style-name="luka" svg:height="1mm" svg:y="139.5mm" svg:x="43.0mm"/>
          <draw:rect svg:width="1mm" draw:style-name="luka" svg:height="1mm" svg:y="139.5mm" svg:x="44.5mm"/>
          <draw:rect svg:width="1mm" draw:style-name="luka" svg:height="1mm" svg:y="139.5mm" svg:x="46.0mm"/>
          <draw:rect svg:width="1mm" draw:style-name="luka" svg:height="1mm" svg:y="141.0mm" svg:x="10.0mm"/>
          <draw:rect svg:width="1mm" draw:style-name="luka" svg:height="1mm" svg:y="141.0mm" svg:x="11.5mm"/>
          <draw:rect svg:width="1mm" draw:style-name="luka" svg:height="1mm" svg:y="141.0mm" svg:x="13.0mm"/>
          <draw:rect svg:width="1mm" draw:style-name="luka" svg:height="1mm" svg:y="141.0mm" svg:x="14.5mm"/>
          <draw:rect svg:width="1mm" draw:style-name="luka" svg:height="1mm" svg:y="141.0mm" svg:x="16.0mm"/>
          <draw:rect svg:width="1mm" draw:style-name="luka" svg:height="1mm" svg:y="141.0mm" svg:x="17.5mm"/>
          <draw:rect svg:width="1mm" draw:style-name="luka" svg:height="1mm" svg:y="141.0mm" svg:x="19.0mm"/>
          <draw:rect svg:width="1mm" draw:style-name="luka" svg:height="1mm" svg:y="141.0mm" svg:x="20.5mm"/>
          <draw:rect svg:width="1mm" draw:style-name="luka" svg:height="1mm" svg:y="141.0mm" svg:x="22.0mm"/>
          <draw:rect svg:width="1mm" draw:style-name="luka" svg:height="1mm" svg:y="141.0mm" svg:x="23.5mm"/>
          <draw:rect svg:width="1mm" draw:style-name="luka" svg:height="1mm" svg:y="141.0mm" svg:x="25.0mm"/>
          <draw:rect svg:width="1mm" draw:style-name="luka" svg:height="1mm" svg:y="141.0mm" svg:x="26.5mm"/>
          <draw:rect svg:width="1mm" draw:style-name="luka" svg:height="1mm" svg:y="141.0mm" svg:x="28.0mm"/>
          <draw:rect svg:width="1mm" draw:style-name="luka" svg:height="1mm" svg:y="141.0mm" svg:x="29.5mm"/>
          <draw:rect svg:width="1mm" draw:style-name="luka" svg:height="1mm" svg:y="141.0mm" svg:x="31.0mm"/>
          <draw:rect svg:width="1mm" draw:style-name="luka" svg:height="1mm" svg:y="141.0mm" svg:x="32.5mm"/>
          <draw:rect svg:width="1mm" draw:style-name="luka" svg:height="1mm" svg:y="141.0mm" svg:x="34.0mm"/>
          <draw:rect svg:width="1mm" draw:style-name="luka" svg:height="1mm" svg:y="141.0mm" svg:x="35.5mm"/>
          <draw:rect svg:width="1mm" draw:style-name="luka" svg:height="1mm" svg:y="141.0mm" svg:x="37.0mm"/>
          <draw:rect svg:width="1mm" draw:style-name="luka" svg:height="1mm" svg:y="141.0mm" svg:x="38.5mm"/>
          <draw:rect svg:width="1mm" draw:style-name="luka" svg:height="1mm" svg:y="141.0mm" svg:x="40.0mm"/>
          <draw:rect svg:width="1mm" draw:style-name="luka" svg:height="1mm" svg:y="141.0mm" svg:x="41.5mm"/>
          <draw:rect svg:width="1mm" draw:style-name="luka" svg:height="1mm" svg:y="141.0mm" svg:x="43.0mm"/>
          <draw:rect svg:width="1mm" draw:style-name="luka" svg:height="1mm" svg:y="141.0mm" svg:x="44.5mm"/>
          <draw:rect svg:width="1mm" draw:style-name="luka" svg:height="1mm" svg:y="141.0mm" svg:x="46.0mm"/>
          <draw:rect svg:width="1mm" draw:style-name="luka" svg:height="1mm" svg:y="142.5mm" svg:x="10.0mm"/>
          <draw:rect svg:width="1mm" draw:style-name="luka" svg:height="1mm" svg:y="142.5mm" svg:x="11.5mm"/>
          <draw:rect svg:width="1mm" draw:style-name="luka" svg:height="1mm" svg:y="142.5mm" svg:x="13.0mm"/>
          <draw:rect svg:width="1mm" draw:style-name="luka" svg:height="1mm" svg:y="142.5mm" svg:x="14.5mm"/>
          <draw:rect svg:width="1mm" draw:style-name="luka" svg:height="1mm" svg:y="142.5mm" svg:x="16.0mm"/>
          <draw:rect svg:width="1mm" draw:style-name="luka" svg:height="1mm" svg:y="142.5mm" svg:x="17.5mm"/>
          <draw:rect svg:width="1mm" draw:style-name="luka" svg:height="1mm" svg:y="142.5mm" svg:x="19.0mm"/>
          <draw:rect svg:width="1mm" draw:style-name="luka" svg:height="1mm" svg:y="142.5mm" svg:x="20.5mm"/>
          <draw:rect svg:width="1mm" draw:style-name="luka" svg:height="1mm" svg:y="142.5mm" svg:x="22.0mm"/>
          <draw:rect svg:width="1mm" draw:style-name="luka" svg:height="1mm" svg:y="142.5mm" svg:x="23.5mm"/>
          <draw:rect svg:width="1mm" draw:style-name="luka" svg:height="1mm" svg:y="142.5mm" svg:x="25.0mm"/>
          <draw:rect svg:width="1mm" draw:style-name="luka" svg:height="1mm" svg:y="142.5mm" svg:x="26.5mm"/>
          <draw:rect svg:width="1mm" draw:style-name="luka" svg:height="1mm" svg:y="142.5mm" svg:x="28.0mm"/>
          <draw:rect svg:width="1mm" draw:style-name="luka" svg:height="1mm" svg:y="142.5mm" svg:x="29.5mm"/>
          <draw:rect svg:width="1mm" draw:style-name="luka" svg:height="1mm" svg:y="142.5mm" svg:x="31.0mm"/>
          <draw:rect svg:width="1mm" draw:style-name="luka" svg:height="1mm" svg:y="142.5mm" svg:x="32.5mm"/>
          <draw:rect svg:width="1mm" draw:style-name="luka" svg:height="1mm" svg:y="142.5mm" svg:x="34.0mm"/>
          <draw:rect svg:width="1mm" draw:style-name="luka" svg:height="1mm" svg:y="142.5mm" svg:x="35.5mm"/>
          <draw:rect svg:width="1mm" draw:style-name="luka" svg:height="1mm" svg:y="142.5mm" svg:x="37.0mm"/>
          <draw:rect svg:width="1mm" draw:style-name="luka" svg:height="1mm" svg:y="142.5mm" svg:x="38.5mm"/>
          <draw:rect svg:width="1mm" draw:style-name="luka" svg:height="1mm" svg:y="142.5mm" svg:x="40.0mm"/>
          <draw:rect svg:width="1mm" draw:style-name="luka" svg:height="1mm" svg:y="142.5mm" svg:x="41.5mm"/>
          <draw:rect svg:width="1mm" draw:style-name="luka" svg:height="1mm" svg:y="142.5mm" svg:x="43.0mm"/>
          <draw:rect svg:width="1mm" draw:style-name="luka" svg:height="1mm" svg:y="142.5mm" svg:x="44.5mm"/>
          <draw:rect svg:width="1mm" draw:style-name="luka" svg:height="1mm" svg:y="142.5mm" svg:x="46.0mm"/>
          <draw:rect svg:width="1mm" draw:style-name="luka" svg:height="1mm" svg:y="144.0mm" svg:x="10.0mm"/>
          <draw:rect svg:width="1mm" draw:style-name="luka" svg:height="1mm" svg:y="144.0mm" svg:x="11.5mm"/>
          <draw:rect svg:width="1mm" draw:style-name="luka" svg:height="1mm" svg:y="144.0mm" svg:x="13.0mm"/>
          <draw:rect svg:width="1mm" draw:style-name="luka" svg:height="1mm" svg:y="144.0mm" svg:x="14.5mm"/>
          <draw:rect svg:width="1mm" draw:style-name="luka" svg:height="1mm" svg:y="144.0mm" svg:x="16.0mm"/>
          <draw:rect svg:width="1mm" draw:style-name="luka" svg:height="1mm" svg:y="144.0mm" svg:x="17.5mm"/>
          <draw:rect svg:width="1mm" draw:style-name="luka" svg:height="1mm" svg:y="144.0mm" svg:x="19.0mm"/>
          <draw:rect svg:width="1mm" draw:style-name="luka" svg:height="1mm" svg:y="144.0mm" svg:x="20.5mm"/>
          <draw:rect svg:width="1mm" draw:style-name="luka" svg:height="1mm" svg:y="144.0mm" svg:x="22.0mm"/>
          <draw:rect svg:width="1mm" draw:style-name="luka" svg:height="1mm" svg:y="144.0mm" svg:x="23.5mm"/>
          <draw:rect svg:width="1mm" draw:style-name="luka" svg:height="1mm" svg:y="144.0mm" svg:x="25.0mm"/>
          <draw:rect svg:width="1mm" draw:style-name="luka" svg:height="1mm" svg:y="144.0mm" svg:x="26.5mm"/>
          <draw:rect svg:width="1mm" draw:style-name="luka" svg:height="1mm" svg:y="144.0mm" svg:x="28.0mm"/>
          <draw:rect svg:width="1mm" draw:style-name="luka" svg:height="1mm" svg:y="144.0mm" svg:x="29.5mm"/>
          <draw:rect svg:width="1mm" draw:style-name="luka" svg:height="1mm" svg:y="144.0mm" svg:x="31.0mm"/>
          <draw:rect svg:width="1mm" draw:style-name="luka" svg:height="1mm" svg:y="144.0mm" svg:x="32.5mm"/>
          <draw:rect svg:width="1mm" draw:style-name="luka" svg:height="1mm" svg:y="144.0mm" svg:x="34.0mm"/>
          <draw:rect svg:width="1mm" draw:style-name="luka" svg:height="1mm" svg:y="144.0mm" svg:x="35.5mm"/>
          <draw:rect svg:width="1mm" draw:style-name="luka" svg:height="1mm" svg:y="144.0mm" svg:x="37.0mm"/>
          <draw:rect svg:width="1mm" draw:style-name="luka" svg:height="1mm" svg:y="144.0mm" svg:x="38.5mm"/>
          <draw:rect svg:width="1mm" draw:style-name="luka" svg:height="1mm" svg:y="144.0mm" svg:x="40.0mm"/>
          <draw:rect svg:width="1mm" draw:style-name="luka" svg:height="1mm" svg:y="144.0mm" svg:x="41.5mm"/>
          <draw:rect svg:width="1mm" draw:style-name="luka" svg:height="1mm" svg:y="144.0mm" svg:x="43.0mm"/>
          <draw:rect svg:width="1mm" draw:style-name="luka" svg:height="1mm" svg:y="144.0mm" svg:x="44.5mm"/>
          <draw:rect svg:width="1mm" draw:style-name="luka" svg:height="1mm" svg:y="144.0mm" svg:x="46.0mm"/>
          <draw:rect svg:width="1mm" draw:style-name="luka" svg:height="1mm" svg:y="145.5mm" svg:x="10.0mm"/>
          <draw:rect svg:width="1mm" draw:style-name="luka" svg:height="1mm" svg:y="145.5mm" svg:x="11.5mm"/>
          <draw:rect svg:width="1mm" draw:style-name="luka" svg:height="1mm" svg:y="145.5mm" svg:x="13.0mm"/>
          <draw:rect svg:width="1mm" draw:style-name="luka" svg:height="1mm" svg:y="145.5mm" svg:x="14.5mm"/>
          <draw:rect svg:width="1mm" draw:style-name="luka" svg:height="1mm" svg:y="145.5mm" svg:x="16.0mm"/>
          <draw:rect svg:width="1mm" draw:style-name="luka" svg:height="1mm" svg:y="145.5mm" svg:x="17.5mm"/>
          <draw:rect svg:width="1mm" draw:style-name="luka" svg:height="1mm" svg:y="145.5mm" svg:x="19.0mm"/>
          <draw:rect svg:width="1mm" draw:style-name="luka" svg:height="1mm" svg:y="145.5mm" svg:x="20.5mm"/>
          <draw:rect svg:width="1mm" draw:style-name="luka" svg:height="1mm" svg:y="145.5mm" svg:x="22.0mm"/>
          <draw:rect svg:width="1mm" draw:style-name="luka" svg:height="1mm" svg:y="145.5mm" svg:x="23.5mm"/>
          <draw:rect svg:width="1mm" draw:style-name="luka" svg:height="1mm" svg:y="145.5mm" svg:x="25.0mm"/>
          <draw:rect svg:width="1mm" draw:style-name="luka" svg:height="1mm" svg:y="145.5mm" svg:x="26.5mm"/>
          <draw:rect svg:width="1mm" draw:style-name="luka" svg:height="1mm" svg:y="145.5mm" svg:x="28.0mm"/>
          <draw:rect svg:width="1mm" draw:style-name="luka" svg:height="1mm" svg:y="145.5mm" svg:x="29.5mm"/>
          <draw:rect svg:width="1mm" draw:style-name="luka" svg:height="1mm" svg:y="145.5mm" svg:x="31.0mm"/>
          <draw:rect svg:width="1mm" draw:style-name="luka" svg:height="1mm" svg:y="145.5mm" svg:x="32.5mm"/>
          <draw:rect svg:width="1mm" draw:style-name="luka" svg:height="1mm" svg:y="145.5mm" svg:x="34.0mm"/>
          <draw:rect svg:width="1mm" draw:style-name="luka" svg:height="1mm" svg:y="145.5mm" svg:x="35.5mm"/>
          <draw:rect svg:width="1mm" draw:style-name="luka" svg:height="1mm" svg:y="145.5mm" svg:x="37.0mm"/>
          <draw:rect svg:width="1mm" draw:style-name="luka" svg:height="1mm" svg:y="145.5mm" svg:x="38.5mm"/>
          <draw:rect svg:width="1mm" draw:style-name="luka" svg:height="1mm" svg:y="145.5mm" svg:x="40.0mm"/>
          <draw:rect svg:width="1mm" draw:style-name="luka" svg:height="1mm" svg:y="145.5mm" svg:x="41.5mm"/>
          <draw:rect svg:width="1mm" draw:style-name="luka" svg:height="1mm" svg:y="145.5mm" svg:x="43.0mm"/>
          <draw:rect svg:width="1mm" draw:style-name="luka" svg:height="1mm" svg:y="145.5mm" svg:x="44.5mm"/>
          <draw:rect svg:width="1mm" draw:style-name="luka" svg:height="1mm" svg:y="145.5mm" svg:x="46.0mm"/>
          <draw:rect svg:width="1mm" draw:style-name="luka" svg:height="1mm" svg:y="147.0mm" svg:x="10.0mm"/>
          <draw:rect svg:width="1mm" draw:style-name="luka" svg:height="1mm" svg:y="147.0mm" svg:x="11.5mm"/>
          <draw:rect svg:width="1mm" draw:style-name="luka" svg:height="1mm" svg:y="147.0mm" svg:x="13.0mm"/>
          <draw:rect svg:width="1mm" draw:style-name="luka" svg:height="1mm" svg:y="147.0mm" svg:x="14.5mm"/>
          <draw:rect svg:width="1mm" draw:style-name="luka" svg:height="1mm" svg:y="147.0mm" svg:x="16.0mm"/>
          <draw:rect svg:width="1mm" draw:style-name="luka" svg:height="1mm" svg:y="147.0mm" svg:x="17.5mm"/>
          <draw:rect svg:width="1mm" draw:style-name="luka" svg:height="1mm" svg:y="147.0mm" svg:x="19.0mm"/>
          <draw:rect svg:width="1mm" draw:style-name="luka" svg:height="1mm" svg:y="147.0mm" svg:x="20.5mm"/>
          <draw:rect svg:width="1mm" draw:style-name="luka" svg:height="1mm" svg:y="147.0mm" svg:x="22.0mm"/>
          <draw:rect svg:width="1mm" draw:style-name="luka" svg:height="1mm" svg:y="147.0mm" svg:x="23.5mm"/>
          <draw:rect svg:width="1mm" draw:style-name="luka" svg:height="1mm" svg:y="147.0mm" svg:x="25.0mm"/>
          <draw:rect svg:width="1mm" draw:style-name="luka" svg:height="1mm" svg:y="147.0mm" svg:x="26.5mm"/>
          <draw:rect svg:width="1mm" draw:style-name="luka" svg:height="1mm" svg:y="147.0mm" svg:x="28.0mm"/>
          <draw:rect svg:width="1mm" draw:style-name="luka" svg:height="1mm" svg:y="147.0mm" svg:x="29.5mm"/>
          <draw:rect svg:width="1mm" draw:style-name="luka" svg:height="1mm" svg:y="147.0mm" svg:x="31.0mm"/>
          <draw:rect svg:width="1mm" draw:style-name="luka" svg:height="1mm" svg:y="147.0mm" svg:x="32.5mm"/>
          <draw:rect svg:width="1mm" draw:style-name="luka" svg:height="1mm" svg:y="147.0mm" svg:x="34.0mm"/>
          <draw:rect svg:width="1mm" draw:style-name="luka" svg:height="1mm" svg:y="147.0mm" svg:x="35.5mm"/>
          <draw:rect svg:width="1mm" draw:style-name="luka" svg:height="1mm" svg:y="147.0mm" svg:x="37.0mm"/>
          <draw:rect svg:width="1mm" draw:style-name="luka" svg:height="1mm" svg:y="147.0mm" svg:x="38.5mm"/>
          <draw:rect svg:width="1mm" draw:style-name="luka" svg:height="1mm" svg:y="147.0mm" svg:x="40.0mm"/>
          <draw:rect svg:width="1mm" draw:style-name="luka" svg:height="1mm" svg:y="147.0mm" svg:x="41.5mm"/>
          <draw:rect svg:width="1mm" draw:style-name="luka" svg:height="1mm" svg:y="147.0mm" svg:x="43.0mm"/>
          <draw:rect svg:width="1mm" draw:style-name="luka" svg:height="1mm" svg:y="147.0mm" svg:x="44.5mm"/>
          <draw:rect svg:width="1mm" draw:style-name="luka" svg:height="1mm" svg:y="147.0mm" svg:x="46.0mm"/>
          <draw:rect svg:width="1mm" draw:style-name="luka" svg:height="1mm" svg:y="148.5mm" svg:x="10.0mm"/>
          <draw:rect svg:width="1mm" draw:style-name="luka" svg:height="1mm" svg:y="148.5mm" svg:x="11.5mm"/>
          <draw:rect svg:width="1mm" draw:style-name="luka" svg:height="1mm" svg:y="148.5mm" svg:x="13.0mm"/>
          <draw:rect svg:width="1mm" draw:style-name="luka" svg:height="1mm" svg:y="148.5mm" svg:x="14.5mm"/>
          <draw:rect svg:width="1mm" draw:style-name="luka" svg:height="1mm" svg:y="148.5mm" svg:x="16.0mm"/>
          <draw:rect svg:width="1mm" draw:style-name="luka" svg:height="1mm" svg:y="148.5mm" svg:x="17.5mm"/>
          <draw:rect svg:width="1mm" draw:style-name="luka" svg:height="1mm" svg:y="148.5mm" svg:x="19.0mm"/>
          <draw:rect svg:width="1mm" draw:style-name="luka" svg:height="1mm" svg:y="148.5mm" svg:x="20.5mm"/>
          <draw:rect svg:width="1mm" draw:style-name="luka" svg:height="1mm" svg:y="148.5mm" svg:x="22.0mm"/>
          <draw:rect svg:width="1mm" draw:style-name="luka" svg:height="1mm" svg:y="148.5mm" svg:x="23.5mm"/>
          <draw:rect svg:width="1mm" draw:style-name="luka" svg:height="1mm" svg:y="148.5mm" svg:x="25.0mm"/>
          <draw:rect svg:width="1mm" draw:style-name="luka" svg:height="1mm" svg:y="148.5mm" svg:x="26.5mm"/>
          <draw:rect svg:width="1mm" draw:style-name="luka" svg:height="1mm" svg:y="148.5mm" svg:x="28.0mm"/>
          <draw:rect svg:width="1mm" draw:style-name="luka" svg:height="1mm" svg:y="148.5mm" svg:x="29.5mm"/>
          <draw:rect svg:width="1mm" draw:style-name="luka" svg:height="1mm" svg:y="148.5mm" svg:x="31.0mm"/>
          <draw:rect svg:width="1mm" draw:style-name="luka" svg:height="1mm" svg:y="148.5mm" svg:x="32.5mm"/>
          <draw:rect svg:width="1mm" draw:style-name="luka" svg:height="1mm" svg:y="148.5mm" svg:x="34.0mm"/>
          <draw:rect svg:width="1mm" draw:style-name="luka" svg:height="1mm" svg:y="148.5mm" svg:x="35.5mm"/>
          <draw:rect svg:width="1mm" draw:style-name="luka" svg:height="1mm" svg:y="148.5mm" svg:x="37.0mm"/>
          <draw:rect svg:width="1mm" draw:style-name="luka" svg:height="1mm" svg:y="148.5mm" svg:x="38.5mm"/>
          <draw:rect svg:width="1mm" draw:style-name="luka" svg:height="1mm" svg:y="148.5mm" svg:x="40.0mm"/>
          <draw:rect svg:width="1mm" draw:style-name="luka" svg:height="1mm" svg:y="148.5mm" svg:x="41.5mm"/>
          <draw:rect svg:width="1mm" draw:style-name="luka" svg:height="1mm" svg:y="148.5mm" svg:x="43.0mm"/>
          <draw:rect svg:width="1mm" draw:style-name="luka" svg:height="1mm" svg:y="148.5mm" svg:x="44.5mm"/>
          <draw:rect svg:width="1mm" draw:style-name="luka" svg:height="1mm" svg:y="148.5mm" svg:x="46.0mm"/>
          <draw:rect svg:width="1mm" draw:style-name="luka" svg:height="1mm" svg:y="150.0mm" svg:x="10.0mm"/>
          <draw:rect svg:width="1mm" draw:style-name="luka" svg:height="1mm" svg:y="150.0mm" svg:x="11.5mm"/>
          <draw:rect svg:width="1mm" draw:style-name="luka" svg:height="1mm" svg:y="150.0mm" svg:x="13.0mm"/>
          <draw:rect svg:width="1mm" draw:style-name="luka" svg:height="1mm" svg:y="150.0mm" svg:x="14.5mm"/>
          <draw:rect svg:width="1mm" draw:style-name="luka" svg:height="1mm" svg:y="150.0mm" svg:x="16.0mm"/>
          <draw:rect svg:width="1mm" draw:style-name="luka" svg:height="1mm" svg:y="150.0mm" svg:x="17.5mm"/>
          <draw:rect svg:width="1mm" draw:style-name="luka" svg:height="1mm" svg:y="150.0mm" svg:x="19.0mm"/>
          <draw:rect svg:width="1mm" draw:style-name="luka" svg:height="1mm" svg:y="150.0mm" svg:x="20.5mm"/>
          <draw:rect svg:width="1mm" draw:style-name="luka" svg:height="1mm" svg:y="150.0mm" svg:x="22.0mm"/>
          <draw:rect svg:width="1mm" draw:style-name="luka" svg:height="1mm" svg:y="150.0mm" svg:x="23.5mm"/>
          <draw:rect svg:width="1mm" draw:style-name="luka" svg:height="1mm" svg:y="150.0mm" svg:x="25.0mm"/>
          <draw:rect svg:width="1mm" draw:style-name="luka" svg:height="1mm" svg:y="150.0mm" svg:x="26.5mm"/>
          <draw:rect svg:width="1mm" draw:style-name="luka" svg:height="1mm" svg:y="150.0mm" svg:x="28.0mm"/>
          <draw:rect svg:width="1mm" draw:style-name="luka" svg:height="1mm" svg:y="150.0mm" svg:x="29.5mm"/>
          <draw:rect svg:width="1mm" draw:style-name="luka" svg:height="1mm" svg:y="150.0mm" svg:x="31.0mm"/>
          <draw:rect svg:width="1mm" draw:style-name="luka" svg:height="1mm" svg:y="150.0mm" svg:x="32.5mm"/>
          <draw:rect svg:width="1mm" draw:style-name="luka" svg:height="1mm" svg:y="150.0mm" svg:x="34.0mm"/>
          <draw:rect svg:width="1mm" draw:style-name="luka" svg:height="1mm" svg:y="150.0mm" svg:x="35.5mm"/>
          <draw:rect svg:width="1mm" draw:style-name="luka" svg:height="1mm" svg:y="150.0mm" svg:x="37.0mm"/>
          <draw:rect svg:width="1mm" draw:style-name="luka" svg:height="1mm" svg:y="150.0mm" svg:x="38.5mm"/>
          <draw:rect svg:width="1mm" draw:style-name="luka" svg:height="1mm" svg:y="150.0mm" svg:x="40.0mm"/>
          <draw:rect svg:width="1mm" draw:style-name="luka" svg:height="1mm" svg:y="150.0mm" svg:x="41.5mm"/>
          <draw:rect svg:width="1mm" draw:style-name="luka" svg:height="1mm" svg:y="150.0mm" svg:x="43.0mm"/>
          <draw:rect svg:width="1mm" draw:style-name="luka" svg:height="1mm" svg:y="150.0mm" svg:x="44.5mm"/>
          <draw:rect svg:width="1mm" draw:style-name="luka" svg:height="1mm" svg:y="150.0mm" svg:x="46.0mm"/>
          <draw:rect svg:width="1mm" draw:style-name="luka" svg:height="1mm" svg:y="151.5mm" svg:x="10.0mm"/>
          <draw:rect svg:width="1mm" draw:style-name="luka" svg:height="1mm" svg:y="151.5mm" svg:x="11.5mm"/>
          <draw:rect svg:width="1mm" draw:style-name="luka" svg:height="1mm" svg:y="151.5mm" svg:x="13.0mm"/>
          <draw:rect svg:width="1mm" draw:style-name="luka" svg:height="1mm" svg:y="151.5mm" svg:x="14.5mm"/>
          <draw:rect svg:width="1mm" draw:style-name="luka" svg:height="1mm" svg:y="151.5mm" svg:x="16.0mm"/>
          <draw:rect svg:width="1mm" draw:style-name="luka" svg:height="1mm" svg:y="151.5mm" svg:x="17.5mm"/>
          <draw:rect svg:width="1mm" draw:style-name="luka" svg:height="1mm" svg:y="151.5mm" svg:x="19.0mm"/>
          <draw:rect svg:width="1mm" draw:style-name="luka" svg:height="1mm" svg:y="151.5mm" svg:x="20.5mm"/>
          <draw:rect svg:width="1mm" draw:style-name="luka" svg:height="1mm" svg:y="151.5mm" svg:x="22.0mm"/>
          <draw:rect svg:width="1mm" draw:style-name="luka" svg:height="1mm" svg:y="151.5mm" svg:x="23.5mm"/>
          <draw:rect svg:width="1mm" draw:style-name="luka" svg:height="1mm" svg:y="151.5mm" svg:x="25.0mm"/>
          <draw:rect svg:width="1mm" draw:style-name="luka" svg:height="1mm" svg:y="151.5mm" svg:x="26.5mm"/>
          <draw:rect svg:width="1mm" draw:style-name="luka" svg:height="1mm" svg:y="151.5mm" svg:x="28.0mm"/>
          <draw:rect svg:width="1mm" draw:style-name="luka" svg:height="1mm" svg:y="151.5mm" svg:x="29.5mm"/>
          <draw:rect svg:width="1mm" draw:style-name="luka" svg:height="1mm" svg:y="151.5mm" svg:x="31.0mm"/>
          <draw:rect svg:width="1mm" draw:style-name="luka" svg:height="1mm" svg:y="151.5mm" svg:x="32.5mm"/>
          <draw:rect svg:width="1mm" draw:style-name="luka" svg:height="1mm" svg:y="151.5mm" svg:x="34.0mm"/>
          <draw:rect svg:width="1mm" draw:style-name="luka" svg:height="1mm" svg:y="151.5mm" svg:x="35.5mm"/>
          <draw:rect svg:width="1mm" draw:style-name="luka" svg:height="1mm" svg:y="151.5mm" svg:x="37.0mm"/>
          <draw:rect svg:width="1mm" draw:style-name="luka" svg:height="1mm" svg:y="151.5mm" svg:x="38.5mm"/>
          <draw:rect svg:width="1mm" draw:style-name="luka" svg:height="1mm" svg:y="151.5mm" svg:x="40.0mm"/>
          <draw:rect svg:width="1mm" draw:style-name="luka" svg:height="1mm" svg:y="151.5mm" svg:x="41.5mm"/>
          <draw:rect svg:width="1mm" draw:style-name="luka" svg:height="1mm" svg:y="151.5mm" svg:x="43.0mm"/>
          <draw:rect svg:width="1mm" draw:style-name="luka" svg:height="1mm" svg:y="151.5mm" svg:x="44.5mm"/>
          <draw:rect svg:width="1mm" draw:style-name="luka" svg:height="1mm" svg:y="151.5mm" svg:x="46.0mm"/>
          <draw:rect svg:width="1mm" draw:style-name="luka" svg:height="1mm" svg:y="153.0mm" svg:x="10.0mm"/>
          <draw:rect svg:width="1mm" draw:style-name="luka" svg:height="1mm" svg:y="153.0mm" svg:x="11.5mm"/>
          <draw:rect svg:width="1mm" draw:style-name="luka" svg:height="1mm" svg:y="153.0mm" svg:x="13.0mm"/>
          <draw:rect svg:width="1mm" draw:style-name="luka" svg:height="1mm" svg:y="153.0mm" svg:x="14.5mm"/>
          <draw:rect svg:width="1mm" draw:style-name="luka" svg:height="1mm" svg:y="153.0mm" svg:x="16.0mm"/>
          <draw:rect svg:width="1mm" draw:style-name="luka" svg:height="1mm" svg:y="153.0mm" svg:x="17.5mm"/>
          <draw:rect svg:width="1mm" draw:style-name="luka" svg:height="1mm" svg:y="153.0mm" svg:x="19.0mm"/>
          <draw:rect svg:width="1mm" draw:style-name="luka" svg:height="1mm" svg:y="153.0mm" svg:x="20.5mm"/>
          <draw:rect svg:width="1mm" draw:style-name="luka" svg:height="1mm" svg:y="153.0mm" svg:x="22.0mm"/>
          <draw:rect svg:width="1mm" draw:style-name="luka" svg:height="1mm" svg:y="153.0mm" svg:x="23.5mm"/>
          <draw:rect svg:width="1mm" draw:style-name="luka" svg:height="1mm" svg:y="153.0mm" svg:x="25.0mm"/>
          <draw:rect svg:width="1mm" draw:style-name="luka" svg:height="1mm" svg:y="153.0mm" svg:x="26.5mm"/>
          <draw:rect svg:width="1mm" draw:style-name="luka" svg:height="1mm" svg:y="153.0mm" svg:x="28.0mm"/>
          <draw:rect svg:width="1mm" draw:style-name="luka" svg:height="1mm" svg:y="153.0mm" svg:x="29.5mm"/>
          <draw:rect svg:width="1mm" draw:style-name="luka" svg:height="1mm" svg:y="153.0mm" svg:x="31.0mm"/>
          <draw:rect svg:width="1mm" draw:style-name="luka" svg:height="1mm" svg:y="153.0mm" svg:x="32.5mm"/>
          <draw:rect svg:width="1mm" draw:style-name="luka" svg:height="1mm" svg:y="153.0mm" svg:x="34.0mm"/>
          <draw:rect svg:width="1mm" draw:style-name="luka" svg:height="1mm" svg:y="153.0mm" svg:x="35.5mm"/>
          <draw:rect svg:width="1mm" draw:style-name="luka" svg:height="1mm" svg:y="153.0mm" svg:x="37.0mm"/>
          <draw:rect svg:width="1mm" draw:style-name="luka" svg:height="1mm" svg:y="153.0mm" svg:x="38.5mm"/>
          <draw:rect svg:width="1mm" draw:style-name="luka" svg:height="1mm" svg:y="153.0mm" svg:x="40.0mm"/>
          <draw:rect svg:width="1mm" draw:style-name="luka" svg:height="1mm" svg:y="153.0mm" svg:x="41.5mm"/>
          <draw:rect svg:width="1mm" draw:style-name="luka" svg:height="1mm" svg:y="153.0mm" svg:x="43.0mm"/>
          <draw:rect svg:width="1mm" draw:style-name="luka" svg:height="1mm" svg:y="153.0mm" svg:x="44.5mm"/>
          <draw:rect svg:width="1mm" draw:style-name="luka" svg:height="1mm" svg:y="153.0mm" svg:x="46.0mm"/>
          <draw:rect svg:width="1mm" draw:style-name="luka" svg:height="1mm" svg:y="154.5mm" svg:x="10.0mm"/>
          <draw:rect svg:width="1mm" draw:style-name="luka" svg:height="1mm" svg:y="154.5mm" svg:x="11.5mm"/>
          <draw:rect svg:width="1mm" draw:style-name="luka" svg:height="1mm" svg:y="154.5mm" svg:x="13.0mm"/>
          <draw:rect svg:width="1mm" draw:style-name="luka" svg:height="1mm" svg:y="154.5mm" svg:x="14.5mm"/>
          <draw:rect svg:width="1mm" draw:style-name="luka" svg:height="1mm" svg:y="154.5mm" svg:x="16.0mm"/>
          <draw:rect svg:width="1mm" draw:style-name="luka" svg:height="1mm" svg:y="154.5mm" svg:x="17.5mm"/>
          <draw:rect svg:width="1mm" draw:style-name="luka" svg:height="1mm" svg:y="154.5mm" svg:x="19.0mm"/>
          <draw:rect svg:width="1mm" draw:style-name="luka" svg:height="1mm" svg:y="154.5mm" svg:x="20.5mm"/>
          <draw:rect svg:width="1mm" draw:style-name="luka" svg:height="1mm" svg:y="154.5mm" svg:x="22.0mm"/>
          <draw:rect svg:width="1mm" draw:style-name="luka" svg:height="1mm" svg:y="154.5mm" svg:x="23.5mm"/>
          <draw:rect svg:width="1mm" draw:style-name="luka" svg:height="1mm" svg:y="154.5mm" svg:x="25.0mm"/>
          <draw:rect svg:width="1mm" draw:style-name="luka" svg:height="1mm" svg:y="154.5mm" svg:x="26.5mm"/>
          <draw:rect svg:width="1mm" draw:style-name="luka" svg:height="1mm" svg:y="154.5mm" svg:x="28.0mm"/>
          <draw:rect svg:width="1mm" draw:style-name="luka" svg:height="1mm" svg:y="154.5mm" svg:x="29.5mm"/>
          <draw:rect svg:width="1mm" draw:style-name="luka" svg:height="1mm" svg:y="154.5mm" svg:x="31.0mm"/>
          <draw:rect svg:width="1mm" draw:style-name="luka" svg:height="1mm" svg:y="154.5mm" svg:x="32.5mm"/>
          <draw:rect svg:width="1mm" draw:style-name="luka" svg:height="1mm" svg:y="154.5mm" svg:x="34.0mm"/>
          <draw:rect svg:width="1mm" draw:style-name="luka" svg:height="1mm" svg:y="154.5mm" svg:x="35.5mm"/>
          <draw:rect svg:width="1mm" draw:style-name="luka" svg:height="1mm" svg:y="154.5mm" svg:x="37.0mm"/>
          <draw:rect svg:width="1mm" draw:style-name="luka" svg:height="1mm" svg:y="154.5mm" svg:x="38.5mm"/>
          <draw:rect svg:width="1mm" draw:style-name="luka" svg:height="1mm" svg:y="154.5mm" svg:x="40.0mm"/>
          <draw:rect svg:width="1mm" draw:style-name="luka" svg:height="1mm" svg:y="154.5mm" svg:x="41.5mm"/>
          <draw:rect svg:width="1mm" draw:style-name="luka" svg:height="1mm" svg:y="154.5mm" svg:x="43.0mm"/>
          <draw:rect svg:width="1mm" draw:style-name="luka" svg:height="1mm" svg:y="154.5mm" svg:x="44.5mm"/>
          <draw:rect svg:width="1mm" draw:style-name="luka" svg:height="1mm" svg:y="154.5mm" svg:x="46.0mm"/>
          <draw:rect svg:width="1mm" draw:style-name="luka" svg:height="1mm" svg:y="156.0mm" svg:x="10.0mm"/>
          <draw:rect svg:width="1mm" draw:style-name="luka" svg:height="1mm" svg:y="156.0mm" svg:x="11.5mm"/>
          <draw:rect svg:width="1mm" draw:style-name="luka" svg:height="1mm" svg:y="156.0mm" svg:x="13.0mm"/>
          <draw:rect svg:width="1mm" draw:style-name="luka" svg:height="1mm" svg:y="156.0mm" svg:x="14.5mm"/>
          <draw:rect svg:width="1mm" draw:style-name="luka" svg:height="1mm" svg:y="156.0mm" svg:x="16.0mm"/>
          <draw:rect svg:width="1mm" draw:style-name="luka" svg:height="1mm" svg:y="156.0mm" svg:x="17.5mm"/>
          <draw:rect svg:width="1mm" draw:style-name="luka" svg:height="1mm" svg:y="156.0mm" svg:x="19.0mm"/>
          <draw:rect svg:width="1mm" draw:style-name="luka" svg:height="1mm" svg:y="156.0mm" svg:x="20.5mm"/>
          <draw:rect svg:width="1mm" draw:style-name="luka" svg:height="1mm" svg:y="156.0mm" svg:x="22.0mm"/>
          <draw:rect svg:width="1mm" draw:style-name="luka" svg:height="1mm" svg:y="156.0mm" svg:x="23.5mm"/>
          <draw:rect svg:width="1mm" draw:style-name="luka" svg:height="1mm" svg:y="156.0mm" svg:x="25.0mm"/>
          <draw:rect svg:width="1mm" draw:style-name="luka" svg:height="1mm" svg:y="156.0mm" svg:x="26.5mm"/>
          <draw:rect svg:width="1mm" draw:style-name="luka" svg:height="1mm" svg:y="156.0mm" svg:x="28.0mm"/>
          <draw:rect svg:width="1mm" draw:style-name="luka" svg:height="1mm" svg:y="156.0mm" svg:x="29.5mm"/>
          <draw:rect svg:width="1mm" draw:style-name="luka" svg:height="1mm" svg:y="156.0mm" svg:x="31.0mm"/>
          <draw:rect svg:width="1mm" draw:style-name="luka" svg:height="1mm" svg:y="156.0mm" svg:x="32.5mm"/>
          <draw:rect svg:width="1mm" draw:style-name="luka" svg:height="1mm" svg:y="156.0mm" svg:x="34.0mm"/>
          <draw:rect svg:width="1mm" draw:style-name="luka" svg:height="1mm" svg:y="156.0mm" svg:x="35.5mm"/>
          <draw:rect svg:width="1mm" draw:style-name="luka" svg:height="1mm" svg:y="156.0mm" svg:x="37.0mm"/>
          <draw:rect svg:width="1mm" draw:style-name="luka" svg:height="1mm" svg:y="156.0mm" svg:x="38.5mm"/>
          <draw:rect svg:width="1mm" draw:style-name="luka" svg:height="1mm" svg:y="156.0mm" svg:x="40.0mm"/>
          <draw:rect svg:width="1mm" draw:style-name="luka" svg:height="1mm" svg:y="156.0mm" svg:x="41.5mm"/>
          <draw:rect svg:width="1mm" draw:style-name="luka" svg:height="1mm" svg:y="156.0mm" svg:x="43.0mm"/>
          <draw:rect svg:width="1mm" draw:style-name="luka" svg:height="1mm" svg:y="156.0mm" svg:x="44.5mm"/>
          <draw:rect svg:width="1mm" draw:style-name="luka" svg:height="1mm" svg:y="156.0mm" svg:x="46.0mm"/>
          <draw:rect svg:width="1mm" draw:style-name="luka" svg:height="1mm" svg:y="157.5mm" svg:x="10.0mm"/>
          <draw:rect svg:width="1mm" draw:style-name="luka" svg:height="1mm" svg:y="157.5mm" svg:x="11.5mm"/>
          <draw:rect svg:width="1mm" draw:style-name="luka" svg:height="1mm" svg:y="157.5mm" svg:x="13.0mm"/>
          <draw:rect svg:width="1mm" draw:style-name="luka" svg:height="1mm" svg:y="157.5mm" svg:x="14.5mm"/>
          <draw:rect svg:width="1mm" draw:style-name="luka" svg:height="1mm" svg:y="157.5mm" svg:x="16.0mm"/>
          <draw:rect svg:width="1mm" draw:style-name="luka" svg:height="1mm" svg:y="157.5mm" svg:x="17.5mm"/>
          <draw:rect svg:width="1mm" draw:style-name="luka" svg:height="1mm" svg:y="157.5mm" svg:x="19.0mm"/>
          <draw:rect svg:width="1mm" draw:style-name="luka" svg:height="1mm" svg:y="157.5mm" svg:x="20.5mm"/>
          <draw:rect svg:width="1mm" draw:style-name="luka" svg:height="1mm" svg:y="157.5mm" svg:x="22.0mm"/>
          <draw:rect svg:width="1mm" draw:style-name="luka" svg:height="1mm" svg:y="157.5mm" svg:x="23.5mm"/>
          <draw:rect svg:width="1mm" draw:style-name="luka" svg:height="1mm" svg:y="157.5mm" svg:x="25.0mm"/>
          <draw:rect svg:width="1mm" draw:style-name="luka" svg:height="1mm" svg:y="157.5mm" svg:x="26.5mm"/>
          <draw:rect svg:width="1mm" draw:style-name="luka" svg:height="1mm" svg:y="157.5mm" svg:x="28.0mm"/>
          <draw:rect svg:width="1mm" draw:style-name="luka" svg:height="1mm" svg:y="157.5mm" svg:x="29.5mm"/>
          <draw:rect svg:width="1mm" draw:style-name="luka" svg:height="1mm" svg:y="157.5mm" svg:x="31.0mm"/>
          <draw:rect svg:width="1mm" draw:style-name="luka" svg:height="1mm" svg:y="157.5mm" svg:x="32.5mm"/>
          <draw:rect svg:width="1mm" draw:style-name="luka" svg:height="1mm" svg:y="157.5mm" svg:x="34.0mm"/>
          <draw:rect svg:width="1mm" draw:style-name="luka" svg:height="1mm" svg:y="157.5mm" svg:x="35.5mm"/>
          <draw:rect svg:width="1mm" draw:style-name="luka" svg:height="1mm" svg:y="157.5mm" svg:x="37.0mm"/>
          <draw:rect svg:width="1mm" draw:style-name="luka" svg:height="1mm" svg:y="157.5mm" svg:x="38.5mm"/>
          <draw:rect svg:width="1mm" draw:style-name="luka" svg:height="1mm" svg:y="157.5mm" svg:x="40.0mm"/>
          <draw:rect svg:width="1mm" draw:style-name="luka" svg:height="1mm" svg:y="157.5mm" svg:x="41.5mm"/>
          <draw:rect svg:width="1mm" draw:style-name="luka" svg:height="1mm" svg:y="157.5mm" svg:x="43.0mm"/>
          <draw:rect svg:width="1mm" draw:style-name="luka" svg:height="1mm" svg:y="157.5mm" svg:x="44.5mm"/>
          <draw:rect svg:width="1mm" draw:style-name="luka" svg:height="1mm" svg:y="157.5mm" svg:x="46.0mm"/>
          <draw:rect svg:width="1mm" draw:style-name="luka" svg:height="1mm" svg:y="159.0mm" svg:x="10.0mm"/>
          <draw:rect svg:width="1mm" draw:style-name="luka" svg:height="1mm" svg:y="159.0mm" svg:x="11.5mm"/>
          <draw:rect svg:width="1mm" draw:style-name="luka" svg:height="1mm" svg:y="159.0mm" svg:x="13.0mm"/>
          <draw:rect svg:width="1mm" draw:style-name="luka" svg:height="1mm" svg:y="159.0mm" svg:x="14.5mm"/>
          <draw:rect svg:width="1mm" draw:style-name="luka" svg:height="1mm" svg:y="159.0mm" svg:x="16.0mm"/>
          <draw:rect svg:width="1mm" draw:style-name="luka" svg:height="1mm" svg:y="159.0mm" svg:x="17.5mm"/>
          <draw:rect svg:width="1mm" draw:style-name="luka" svg:height="1mm" svg:y="159.0mm" svg:x="19.0mm"/>
          <draw:rect svg:width="1mm" draw:style-name="luka" svg:height="1mm" svg:y="159.0mm" svg:x="20.5mm"/>
          <draw:rect svg:width="1mm" draw:style-name="luka" svg:height="1mm" svg:y="159.0mm" svg:x="22.0mm"/>
          <draw:rect svg:width="1mm" draw:style-name="luka" svg:height="1mm" svg:y="159.0mm" svg:x="23.5mm"/>
          <draw:rect svg:width="1mm" draw:style-name="luka" svg:height="1mm" svg:y="159.0mm" svg:x="25.0mm"/>
          <draw:rect svg:width="1mm" draw:style-name="luka" svg:height="1mm" svg:y="159.0mm" svg:x="26.5mm"/>
          <draw:rect svg:width="1mm" draw:style-name="luka" svg:height="1mm" svg:y="159.0mm" svg:x="28.0mm"/>
          <draw:rect svg:width="1mm" draw:style-name="luka" svg:height="1mm" svg:y="159.0mm" svg:x="29.5mm"/>
          <draw:rect svg:width="1mm" draw:style-name="luka" svg:height="1mm" svg:y="159.0mm" svg:x="31.0mm"/>
          <draw:rect svg:width="1mm" draw:style-name="luka" svg:height="1mm" svg:y="159.0mm" svg:x="32.5mm"/>
          <draw:rect svg:width="1mm" draw:style-name="luka" svg:height="1mm" svg:y="159.0mm" svg:x="34.0mm"/>
          <draw:rect svg:width="1mm" draw:style-name="luka" svg:height="1mm" svg:y="159.0mm" svg:x="35.5mm"/>
          <draw:rect svg:width="1mm" draw:style-name="luka" svg:height="1mm" svg:y="159.0mm" svg:x="37.0mm"/>
          <draw:rect svg:width="1mm" draw:style-name="luka" svg:height="1mm" svg:y="159.0mm" svg:x="38.5mm"/>
          <draw:rect svg:width="1mm" draw:style-name="luka" svg:height="1mm" svg:y="159.0mm" svg:x="40.0mm"/>
          <draw:rect svg:width="1mm" draw:style-name="luka" svg:height="1mm" svg:y="159.0mm" svg:x="41.5mm"/>
          <draw:rect svg:width="1mm" draw:style-name="luka" svg:height="1mm" svg:y="159.0mm" svg:x="43.0mm"/>
          <draw:rect svg:width="1mm" draw:style-name="luka" svg:height="1mm" svg:y="159.0mm" svg:x="44.5mm"/>
          <draw:rect svg:width="1mm" draw:style-name="luka" svg:height="1mm" svg:y="159.0mm" svg:x="46.0mm"/>
          <draw:rect svg:width="1mm" draw:style-name="luka" svg:height="1mm" svg:y="160.5mm" svg:x="10.0mm"/>
          <draw:rect svg:width="1mm" draw:style-name="luka" svg:height="1mm" svg:y="160.5mm" svg:x="11.5mm"/>
          <draw:rect svg:width="1mm" draw:style-name="luka" svg:height="1mm" svg:y="160.5mm" svg:x="13.0mm"/>
          <draw:rect svg:width="1mm" draw:style-name="luka" svg:height="1mm" svg:y="160.5mm" svg:x="14.5mm"/>
          <draw:rect svg:width="1mm" draw:style-name="luka" svg:height="1mm" svg:y="160.5mm" svg:x="16.0mm"/>
          <draw:rect svg:width="1mm" draw:style-name="luka" svg:height="1mm" svg:y="160.5mm" svg:x="17.5mm"/>
          <draw:rect svg:width="1mm" draw:style-name="luka" svg:height="1mm" svg:y="160.5mm" svg:x="19.0mm"/>
          <draw:rect svg:width="1mm" draw:style-name="luka" svg:height="1mm" svg:y="160.5mm" svg:x="20.5mm"/>
          <draw:rect svg:width="1mm" draw:style-name="luka" svg:height="1mm" svg:y="160.5mm" svg:x="22.0mm"/>
          <draw:rect svg:width="1mm" draw:style-name="luka" svg:height="1mm" svg:y="160.5mm" svg:x="23.5mm"/>
          <draw:rect svg:width="1mm" draw:style-name="luka" svg:height="1mm" svg:y="160.5mm" svg:x="25.0mm"/>
          <draw:rect svg:width="1mm" draw:style-name="luka" svg:height="1mm" svg:y="160.5mm" svg:x="26.5mm"/>
          <draw:rect svg:width="1mm" draw:style-name="luka" svg:height="1mm" svg:y="160.5mm" svg:x="28.0mm"/>
          <draw:rect svg:width="1mm" draw:style-name="luka" svg:height="1mm" svg:y="160.5mm" svg:x="29.5mm"/>
          <draw:rect svg:width="1mm" draw:style-name="luka" svg:height="1mm" svg:y="160.5mm" svg:x="31.0mm"/>
          <draw:rect svg:width="1mm" draw:style-name="luka" svg:height="1mm" svg:y="160.5mm" svg:x="32.5mm"/>
          <draw:rect svg:width="1mm" draw:style-name="luka" svg:height="1mm" svg:y="160.5mm" svg:x="34.0mm"/>
          <draw:rect svg:width="1mm" draw:style-name="luka" svg:height="1mm" svg:y="160.5mm" svg:x="35.5mm"/>
          <draw:rect svg:width="1mm" draw:style-name="luka" svg:height="1mm" svg:y="160.5mm" svg:x="37.0mm"/>
          <draw:rect svg:width="1mm" draw:style-name="luka" svg:height="1mm" svg:y="160.5mm" svg:x="38.5mm"/>
          <draw:rect svg:width="1mm" draw:style-name="luka" svg:height="1mm" svg:y="160.5mm" svg:x="40.0mm"/>
          <draw:rect svg:width="1mm" draw:style-name="luka" svg:height="1mm" svg:y="160.5mm" svg:x="41.5mm"/>
          <draw:rect svg:width="1mm" draw:style-name="luka" svg:height="1mm" svg:y="160.5mm" svg:x="43.0mm"/>
          <draw:rect svg:width="1mm" draw:style-name="luka" svg:height="1mm" svg:y="160.5mm" svg:x="44.5mm"/>
          <draw:rect svg:width="1mm" draw:style-name="luka" svg:height="1mm" svg:y="160.5mm" svg:x="46.0mm"/>
          <draw:rect svg:width="1mm" draw:style-name="luka" svg:height="1mm" svg:y="162.0mm" svg:x="10.0mm"/>
          <draw:rect svg:width="1mm" draw:style-name="luka" svg:height="1mm" svg:y="162.0mm" svg:x="11.5mm"/>
          <draw:rect svg:width="1mm" draw:style-name="luka" svg:height="1mm" svg:y="162.0mm" svg:x="13.0mm"/>
          <draw:rect svg:width="1mm" draw:style-name="luka" svg:height="1mm" svg:y="162.0mm" svg:x="14.5mm"/>
          <draw:rect svg:width="1mm" draw:style-name="luka" svg:height="1mm" svg:y="162.0mm" svg:x="16.0mm"/>
          <draw:rect svg:width="1mm" draw:style-name="luka" svg:height="1mm" svg:y="162.0mm" svg:x="17.5mm"/>
          <draw:rect svg:width="1mm" draw:style-name="luka" svg:height="1mm" svg:y="162.0mm" svg:x="19.0mm"/>
          <draw:rect svg:width="1mm" draw:style-name="luka" svg:height="1mm" svg:y="162.0mm" svg:x="20.5mm"/>
          <draw:rect svg:width="1mm" draw:style-name="luka" svg:height="1mm" svg:y="162.0mm" svg:x="22.0mm"/>
          <draw:rect svg:width="1mm" draw:style-name="luka" svg:height="1mm" svg:y="162.0mm" svg:x="23.5mm"/>
          <draw:rect svg:width="1mm" draw:style-name="luka" svg:height="1mm" svg:y="162.0mm" svg:x="25.0mm"/>
          <draw:rect svg:width="1mm" draw:style-name="luka" svg:height="1mm" svg:y="162.0mm" svg:x="26.5mm"/>
          <draw:rect svg:width="1mm" draw:style-name="luka" svg:height="1mm" svg:y="162.0mm" svg:x="28.0mm"/>
          <draw:rect svg:width="1mm" draw:style-name="luka" svg:height="1mm" svg:y="162.0mm" svg:x="29.5mm"/>
          <draw:rect svg:width="1mm" draw:style-name="luka" svg:height="1mm" svg:y="162.0mm" svg:x="31.0mm"/>
          <draw:rect svg:width="1mm" draw:style-name="luka" svg:height="1mm" svg:y="162.0mm" svg:x="32.5mm"/>
          <draw:rect svg:width="1mm" draw:style-name="luka" svg:height="1mm" svg:y="162.0mm" svg:x="34.0mm"/>
          <draw:rect svg:width="1mm" draw:style-name="luka" svg:height="1mm" svg:y="162.0mm" svg:x="35.5mm"/>
          <draw:rect svg:width="1mm" draw:style-name="luka" svg:height="1mm" svg:y="162.0mm" svg:x="37.0mm"/>
          <draw:rect svg:width="1mm" draw:style-name="luka" svg:height="1mm" svg:y="162.0mm" svg:x="38.5mm"/>
          <draw:rect svg:width="1mm" draw:style-name="luka" svg:height="1mm" svg:y="162.0mm" svg:x="40.0mm"/>
          <draw:rect svg:width="1mm" draw:style-name="luka" svg:height="1mm" svg:y="162.0mm" svg:x="41.5mm"/>
          <draw:rect svg:width="1mm" draw:style-name="luka" svg:height="1mm" svg:y="162.0mm" svg:x="43.0mm"/>
          <draw:rect svg:width="1mm" draw:style-name="luka" svg:height="1mm" svg:y="162.0mm" svg:x="44.5mm"/>
          <draw:rect svg:width="1mm" draw:style-name="luka" svg:height="1mm" svg:y="162.0mm" svg:x="46.0mm"/>
          <draw:rect svg:width="1mm" draw:style-name="luka" svg:height="1mm" svg:y="163.5mm" svg:x="10.0mm"/>
          <draw:rect svg:width="1mm" draw:style-name="luka" svg:height="1mm" svg:y="163.5mm" svg:x="11.5mm"/>
          <draw:rect svg:width="1mm" draw:style-name="luka" svg:height="1mm" svg:y="163.5mm" svg:x="13.0mm"/>
          <draw:rect svg:width="1mm" draw:style-name="luka" svg:height="1mm" svg:y="163.5mm" svg:x="14.5mm"/>
          <draw:rect svg:width="1mm" draw:style-name="luka" svg:height="1mm" svg:y="163.5mm" svg:x="16.0mm"/>
          <draw:rect svg:width="1mm" draw:style-name="luka" svg:height="1mm" svg:y="163.5mm" svg:x="17.5mm"/>
          <draw:rect svg:width="1mm" draw:style-name="luka" svg:height="1mm" svg:y="163.5mm" svg:x="19.0mm"/>
          <draw:rect svg:width="1mm" draw:style-name="luka" svg:height="1mm" svg:y="163.5mm" svg:x="20.5mm"/>
          <draw:rect svg:width="1mm" draw:style-name="luka" svg:height="1mm" svg:y="163.5mm" svg:x="22.0mm"/>
          <draw:rect svg:width="1mm" draw:style-name="luka" svg:height="1mm" svg:y="163.5mm" svg:x="23.5mm"/>
          <draw:rect svg:width="1mm" draw:style-name="luka" svg:height="1mm" svg:y="163.5mm" svg:x="25.0mm"/>
          <draw:rect svg:width="1mm" draw:style-name="luka" svg:height="1mm" svg:y="163.5mm" svg:x="26.5mm"/>
          <draw:rect svg:width="1mm" draw:style-name="luka" svg:height="1mm" svg:y="163.5mm" svg:x="28.0mm"/>
          <draw:rect svg:width="1mm" draw:style-name="luka" svg:height="1mm" svg:y="163.5mm" svg:x="29.5mm"/>
          <draw:rect svg:width="1mm" draw:style-name="luka" svg:height="1mm" svg:y="163.5mm" svg:x="31.0mm"/>
          <draw:rect svg:width="1mm" draw:style-name="luka" svg:height="1mm" svg:y="163.5mm" svg:x="32.5mm"/>
          <draw:rect svg:width="1mm" draw:style-name="luka" svg:height="1mm" svg:y="163.5mm" svg:x="34.0mm"/>
          <draw:rect svg:width="1mm" draw:style-name="luka" svg:height="1mm" svg:y="163.5mm" svg:x="35.5mm"/>
          <draw:rect svg:width="1mm" draw:style-name="luka" svg:height="1mm" svg:y="163.5mm" svg:x="37.0mm"/>
          <draw:rect svg:width="1mm" draw:style-name="luka" svg:height="1mm" svg:y="163.5mm" svg:x="38.5mm"/>
          <draw:rect svg:width="1mm" draw:style-name="luka" svg:height="1mm" svg:y="163.5mm" svg:x="40.0mm"/>
          <draw:rect svg:width="1mm" draw:style-name="luka" svg:height="1mm" svg:y="163.5mm" svg:x="41.5mm"/>
          <draw:rect svg:width="1mm" draw:style-name="luka" svg:height="1mm" svg:y="163.5mm" svg:x="43.0mm"/>
          <draw:rect svg:width="1mm" draw:style-name="luka" svg:height="1mm" svg:y="163.5mm" svg:x="44.5mm"/>
          <draw:rect svg:width="1mm" draw:style-name="luka" svg:height="1mm" svg:y="163.5mm" svg:x="46.0mm"/>
          <draw:rect svg:width="1mm" draw:style-name="luka" svg:height="1mm" svg:y="165.0mm" svg:x="10.0mm"/>
          <draw:rect svg:width="1mm" draw:style-name="luka" svg:height="1mm" svg:y="165.0mm" svg:x="11.5mm"/>
          <draw:rect svg:width="1mm" draw:style-name="luka" svg:height="1mm" svg:y="165.0mm" svg:x="13.0mm"/>
          <draw:rect svg:width="1mm" draw:style-name="luka" svg:height="1mm" svg:y="165.0mm" svg:x="14.5mm"/>
          <draw:rect svg:width="1mm" draw:style-name="luka" svg:height="1mm" svg:y="165.0mm" svg:x="16.0mm"/>
          <draw:rect svg:width="1mm" draw:style-name="luka" svg:height="1mm" svg:y="165.0mm" svg:x="17.5mm"/>
          <draw:rect svg:width="1mm" draw:style-name="luka" svg:height="1mm" svg:y="165.0mm" svg:x="19.0mm"/>
          <draw:rect svg:width="1mm" draw:style-name="luka" svg:height="1mm" svg:y="165.0mm" svg:x="20.5mm"/>
          <draw:rect svg:width="1mm" draw:style-name="luka" svg:height="1mm" svg:y="165.0mm" svg:x="22.0mm"/>
          <draw:rect svg:width="1mm" draw:style-name="luka" svg:height="1mm" svg:y="165.0mm" svg:x="23.5mm"/>
          <draw:rect svg:width="1mm" draw:style-name="luka" svg:height="1mm" svg:y="165.0mm" svg:x="25.0mm"/>
          <draw:rect svg:width="1mm" draw:style-name="luka" svg:height="1mm" svg:y="165.0mm" svg:x="26.5mm"/>
          <draw:rect svg:width="1mm" draw:style-name="luka" svg:height="1mm" svg:y="165.0mm" svg:x="28.0mm"/>
          <draw:rect svg:width="1mm" draw:style-name="luka" svg:height="1mm" svg:y="165.0mm" svg:x="29.5mm"/>
          <draw:rect svg:width="1mm" draw:style-name="luka" svg:height="1mm" svg:y="165.0mm" svg:x="31.0mm"/>
          <draw:rect svg:width="1mm" draw:style-name="luka" svg:height="1mm" svg:y="165.0mm" svg:x="32.5mm"/>
          <draw:rect svg:width="1mm" draw:style-name="luka" svg:height="1mm" svg:y="165.0mm" svg:x="34.0mm"/>
          <draw:rect svg:width="1mm" draw:style-name="luka" svg:height="1mm" svg:y="165.0mm" svg:x="35.5mm"/>
          <draw:rect svg:width="1mm" draw:style-name="luka" svg:height="1mm" svg:y="165.0mm" svg:x="37.0mm"/>
          <draw:rect svg:width="1mm" draw:style-name="luka" svg:height="1mm" svg:y="165.0mm" svg:x="38.5mm"/>
          <draw:rect svg:width="1mm" draw:style-name="luka" svg:height="1mm" svg:y="165.0mm" svg:x="40.0mm"/>
          <draw:rect svg:width="1mm" draw:style-name="luka" svg:height="1mm" svg:y="165.0mm" svg:x="41.5mm"/>
          <draw:rect svg:width="1mm" draw:style-name="luka" svg:height="1mm" svg:y="165.0mm" svg:x="43.0mm"/>
          <draw:rect svg:width="1mm" draw:style-name="luka" svg:height="1mm" svg:y="165.0mm" svg:x="44.5mm"/>
          <draw:rect svg:width="1mm" draw:style-name="luka" svg:height="1mm" svg:y="165.0mm" svg:x="46.0mm"/>
          <draw:rect svg:width="1mm" draw:style-name="luka" svg:height="1mm" svg:y="166.5mm" svg:x="10.0mm"/>
          <draw:rect svg:width="1mm" draw:style-name="luka" svg:height="1mm" svg:y="166.5mm" svg:x="11.5mm"/>
          <draw:rect svg:width="1mm" draw:style-name="luka" svg:height="1mm" svg:y="166.5mm" svg:x="13.0mm"/>
          <draw:rect svg:width="1mm" draw:style-name="luka" svg:height="1mm" svg:y="166.5mm" svg:x="14.5mm"/>
          <draw:rect svg:width="1mm" draw:style-name="luka" svg:height="1mm" svg:y="166.5mm" svg:x="16.0mm"/>
          <draw:rect svg:width="1mm" draw:style-name="luka" svg:height="1mm" svg:y="166.5mm" svg:x="17.5mm"/>
          <draw:rect svg:width="1mm" draw:style-name="luka" svg:height="1mm" svg:y="166.5mm" svg:x="19.0mm"/>
          <draw:rect svg:width="1mm" draw:style-name="luka" svg:height="1mm" svg:y="166.5mm" svg:x="20.5mm"/>
          <draw:rect svg:width="1mm" draw:style-name="luka" svg:height="1mm" svg:y="166.5mm" svg:x="22.0mm"/>
          <draw:rect svg:width="1mm" draw:style-name="luka" svg:height="1mm" svg:y="166.5mm" svg:x="23.5mm"/>
          <draw:rect svg:width="1mm" draw:style-name="luka" svg:height="1mm" svg:y="166.5mm" svg:x="25.0mm"/>
          <draw:rect svg:width="1mm" draw:style-name="luka" svg:height="1mm" svg:y="166.5mm" svg:x="26.5mm"/>
          <draw:rect svg:width="1mm" draw:style-name="luka" svg:height="1mm" svg:y="166.5mm" svg:x="28.0mm"/>
          <draw:rect svg:width="1mm" draw:style-name="luka" svg:height="1mm" svg:y="166.5mm" svg:x="29.5mm"/>
          <draw:rect svg:width="1mm" draw:style-name="luka" svg:height="1mm" svg:y="166.5mm" svg:x="31.0mm"/>
          <draw:rect svg:width="1mm" draw:style-name="luka" svg:height="1mm" svg:y="166.5mm" svg:x="32.5mm"/>
          <draw:rect svg:width="1mm" draw:style-name="luka" svg:height="1mm" svg:y="166.5mm" svg:x="34.0mm"/>
          <draw:rect svg:width="1mm" draw:style-name="luka" svg:height="1mm" svg:y="166.5mm" svg:x="35.5mm"/>
          <draw:rect svg:width="1mm" draw:style-name="luka" svg:height="1mm" svg:y="166.5mm" svg:x="37.0mm"/>
          <draw:rect svg:width="1mm" draw:style-name="luka" svg:height="1mm" svg:y="166.5mm" svg:x="38.5mm"/>
          <draw:rect svg:width="1mm" draw:style-name="luka" svg:height="1mm" svg:y="166.5mm" svg:x="40.0mm"/>
          <draw:rect svg:width="1mm" draw:style-name="luka" svg:height="1mm" svg:y="166.5mm" svg:x="41.5mm"/>
          <draw:rect svg:width="1mm" draw:style-name="luka" svg:height="1mm" svg:y="166.5mm" svg:x="43.0mm"/>
          <draw:rect svg:width="1mm" draw:style-name="luka" svg:height="1mm" svg:y="166.5mm" svg:x="44.5mm"/>
          <draw:rect svg:width="1mm" draw:style-name="luka" svg:height="1mm" svg:y="166.5mm" svg:x="46.0mm"/>
          <draw:rect svg:width="1mm" draw:style-name="luka" svg:height="1mm" svg:y="168.0mm" svg:x="10.0mm"/>
          <draw:rect svg:width="1mm" draw:style-name="luka" svg:height="1mm" svg:y="168.0mm" svg:x="11.5mm"/>
          <draw:rect svg:width="1mm" draw:style-name="luka" svg:height="1mm" svg:y="168.0mm" svg:x="13.0mm"/>
          <draw:rect svg:width="1mm" draw:style-name="luka" svg:height="1mm" svg:y="168.0mm" svg:x="14.5mm"/>
          <draw:rect svg:width="1mm" draw:style-name="luka" svg:height="1mm" svg:y="168.0mm" svg:x="16.0mm"/>
          <draw:rect svg:width="1mm" draw:style-name="luka" svg:height="1mm" svg:y="168.0mm" svg:x="17.5mm"/>
          <draw:rect svg:width="1mm" draw:style-name="luka" svg:height="1mm" svg:y="168.0mm" svg:x="19.0mm"/>
          <draw:rect svg:width="1mm" draw:style-name="luka" svg:height="1mm" svg:y="168.0mm" svg:x="20.5mm"/>
          <draw:rect svg:width="1mm" draw:style-name="luka" svg:height="1mm" svg:y="168.0mm" svg:x="22.0mm"/>
          <draw:rect svg:width="1mm" draw:style-name="luka" svg:height="1mm" svg:y="168.0mm" svg:x="23.5mm"/>
          <draw:rect svg:width="1mm" draw:style-name="luka" svg:height="1mm" svg:y="168.0mm" svg:x="25.0mm"/>
          <draw:rect svg:width="1mm" draw:style-name="luka" svg:height="1mm" svg:y="168.0mm" svg:x="26.5mm"/>
          <draw:rect svg:width="1mm" draw:style-name="luka" svg:height="1mm" svg:y="168.0mm" svg:x="28.0mm"/>
          <draw:rect svg:width="1mm" draw:style-name="luka" svg:height="1mm" svg:y="168.0mm" svg:x="29.5mm"/>
          <draw:rect svg:width="1mm" draw:style-name="luka" svg:height="1mm" svg:y="168.0mm" svg:x="31.0mm"/>
          <draw:rect svg:width="1mm" draw:style-name="luka" svg:height="1mm" svg:y="168.0mm" svg:x="32.5mm"/>
          <draw:rect svg:width="1mm" draw:style-name="luka" svg:height="1mm" svg:y="168.0mm" svg:x="34.0mm"/>
          <draw:rect svg:width="1mm" draw:style-name="luka" svg:height="1mm" svg:y="168.0mm" svg:x="35.5mm"/>
          <draw:rect svg:width="1mm" draw:style-name="luka" svg:height="1mm" svg:y="168.0mm" svg:x="37.0mm"/>
          <draw:rect svg:width="1mm" draw:style-name="luka" svg:height="1mm" svg:y="168.0mm" svg:x="38.5mm"/>
          <draw:rect svg:width="1mm" draw:style-name="luka" svg:height="1mm" svg:y="168.0mm" svg:x="40.0mm"/>
          <draw:rect svg:width="1mm" draw:style-name="luka" svg:height="1mm" svg:y="168.0mm" svg:x="41.5mm"/>
          <draw:rect svg:width="1mm" draw:style-name="luka" svg:height="1mm" svg:y="168.0mm" svg:x="43.0mm"/>
          <draw:rect svg:width="1mm" draw:style-name="luka" svg:height="1mm" svg:y="168.0mm" svg:x="44.5mm"/>
          <draw:rect svg:width="1mm" draw:style-name="luka" svg:height="1mm" svg:y="168.0mm" svg:x="46.0mm"/>
          <draw:rect svg:width="1mm" draw:style-name="luka" svg:height="1mm" svg:y="169.5mm" svg:x="10.0mm"/>
          <draw:rect svg:width="1mm" draw:style-name="luka" svg:height="1mm" svg:y="169.5mm" svg:x="11.5mm"/>
          <draw:rect svg:width="1mm" draw:style-name="luka" svg:height="1mm" svg:y="169.5mm" svg:x="13.0mm"/>
          <draw:rect svg:width="1mm" draw:style-name="luka" svg:height="1mm" svg:y="169.5mm" svg:x="14.5mm"/>
          <draw:rect svg:width="1mm" draw:style-name="luka" svg:height="1mm" svg:y="169.5mm" svg:x="16.0mm"/>
          <draw:rect svg:width="1mm" draw:style-name="luka" svg:height="1mm" svg:y="169.5mm" svg:x="17.5mm"/>
          <draw:rect svg:width="1mm" draw:style-name="luka" svg:height="1mm" svg:y="169.5mm" svg:x="19.0mm"/>
          <draw:rect svg:width="1mm" draw:style-name="luka" svg:height="1mm" svg:y="169.5mm" svg:x="20.5mm"/>
          <draw:rect svg:width="1mm" draw:style-name="luka" svg:height="1mm" svg:y="169.5mm" svg:x="22.0mm"/>
          <draw:rect svg:width="1mm" draw:style-name="luka" svg:height="1mm" svg:y="169.5mm" svg:x="23.5mm"/>
          <draw:rect svg:width="1mm" draw:style-name="luka" svg:height="1mm" svg:y="169.5mm" svg:x="25.0mm"/>
          <draw:rect svg:width="1mm" draw:style-name="luka" svg:height="1mm" svg:y="169.5mm" svg:x="26.5mm"/>
          <draw:rect svg:width="1mm" draw:style-name="luka" svg:height="1mm" svg:y="169.5mm" svg:x="28.0mm"/>
          <draw:rect svg:width="1mm" draw:style-name="luka" svg:height="1mm" svg:y="169.5mm" svg:x="29.5mm"/>
          <draw:rect svg:width="1mm" draw:style-name="luka" svg:height="1mm" svg:y="169.5mm" svg:x="31.0mm"/>
          <draw:rect svg:width="1mm" draw:style-name="luka" svg:height="1mm" svg:y="169.5mm" svg:x="32.5mm"/>
          <draw:rect svg:width="1mm" draw:style-name="luka" svg:height="1mm" svg:y="169.5mm" svg:x="34.0mm"/>
          <draw:rect svg:width="1mm" draw:style-name="luka" svg:height="1mm" svg:y="169.5mm" svg:x="35.5mm"/>
          <draw:rect svg:width="1mm" draw:style-name="luka" svg:height="1mm" svg:y="169.5mm" svg:x="37.0mm"/>
          <draw:rect svg:width="1mm" draw:style-name="luka" svg:height="1mm" svg:y="169.5mm" svg:x="38.5mm"/>
          <draw:rect svg:width="1mm" draw:style-name="luka" svg:height="1mm" svg:y="169.5mm" svg:x="40.0mm"/>
          <draw:rect svg:width="1mm" draw:style-name="luka" svg:height="1mm" svg:y="169.5mm" svg:x="41.5mm"/>
          <draw:rect svg:width="1mm" draw:style-name="luka" svg:height="1mm" svg:y="169.5mm" svg:x="43.0mm"/>
          <draw:rect svg:width="1mm" draw:style-name="luka" svg:height="1mm" svg:y="169.5mm" svg:x="44.5mm"/>
          <draw:rect svg:width="1mm" draw:style-name="luka" svg:height="1mm" svg:y="169.5mm" svg:x="46.0mm"/>
          <draw:rect svg:width="1mm" draw:style-name="luka" svg:height="1mm" svg:y="171.0mm" svg:x="10.0mm"/>
          <draw:rect svg:width="1mm" draw:style-name="luka" svg:height="1mm" svg:y="171.0mm" svg:x="11.5mm"/>
          <draw:rect svg:width="1mm" draw:style-name="luka" svg:height="1mm" svg:y="171.0mm" svg:x="13.0mm"/>
          <draw:rect svg:width="1mm" draw:style-name="luka" svg:height="1mm" svg:y="171.0mm" svg:x="14.5mm"/>
          <draw:rect svg:width="1mm" draw:style-name="luka" svg:height="1mm" svg:y="171.0mm" svg:x="16.0mm"/>
          <draw:rect svg:width="1mm" draw:style-name="luka" svg:height="1mm" svg:y="171.0mm" svg:x="17.5mm"/>
          <draw:rect svg:width="1mm" draw:style-name="luka" svg:height="1mm" svg:y="171.0mm" svg:x="19.0mm"/>
          <draw:rect svg:width="1mm" draw:style-name="luka" svg:height="1mm" svg:y="171.0mm" svg:x="20.5mm"/>
          <draw:rect svg:width="1mm" draw:style-name="luka" svg:height="1mm" svg:y="171.0mm" svg:x="22.0mm"/>
          <draw:rect svg:width="1mm" draw:style-name="luka" svg:height="1mm" svg:y="171.0mm" svg:x="23.5mm"/>
          <draw:rect svg:width="1mm" draw:style-name="luka" svg:height="1mm" svg:y="171.0mm" svg:x="25.0mm"/>
          <draw:rect svg:width="1mm" draw:style-name="luka" svg:height="1mm" svg:y="171.0mm" svg:x="26.5mm"/>
          <draw:rect svg:width="1mm" draw:style-name="luka" svg:height="1mm" svg:y="171.0mm" svg:x="28.0mm"/>
          <draw:rect svg:width="1mm" draw:style-name="luka" svg:height="1mm" svg:y="171.0mm" svg:x="29.5mm"/>
          <draw:rect svg:width="1mm" draw:style-name="luka" svg:height="1mm" svg:y="171.0mm" svg:x="31.0mm"/>
          <draw:rect svg:width="1mm" draw:style-name="luka" svg:height="1mm" svg:y="171.0mm" svg:x="32.5mm"/>
          <draw:rect svg:width="1mm" draw:style-name="luka" svg:height="1mm" svg:y="171.0mm" svg:x="34.0mm"/>
          <draw:rect svg:width="1mm" draw:style-name="luka" svg:height="1mm" svg:y="171.0mm" svg:x="35.5mm"/>
          <draw:rect svg:width="1mm" draw:style-name="luka" svg:height="1mm" svg:y="171.0mm" svg:x="37.0mm"/>
          <draw:rect svg:width="1mm" draw:style-name="luka" svg:height="1mm" svg:y="171.0mm" svg:x="38.5mm"/>
          <draw:rect svg:width="1mm" draw:style-name="luka" svg:height="1mm" svg:y="171.0mm" svg:x="40.0mm"/>
          <draw:rect svg:width="1mm" draw:style-name="luka" svg:height="1mm" svg:y="171.0mm" svg:x="41.5mm"/>
          <draw:rect svg:width="1mm" draw:style-name="luka" svg:height="1mm" svg:y="171.0mm" svg:x="43.0mm"/>
          <draw:rect svg:width="1mm" draw:style-name="luka" svg:height="1mm" svg:y="171.0mm" svg:x="44.5mm"/>
          <draw:rect svg:width="1mm" draw:style-name="luka" svg:height="1mm" svg:y="171.0mm" svg:x="46.0mm"/>
          <draw:rect svg:width="1mm" draw:style-name="luka" svg:height="1mm" svg:y="172.5mm" svg:x="10.0mm"/>
          <draw:rect svg:width="1mm" draw:style-name="luka" svg:height="1mm" svg:y="172.5mm" svg:x="11.5mm"/>
          <draw:rect svg:width="1mm" draw:style-name="luka" svg:height="1mm" svg:y="172.5mm" svg:x="13.0mm"/>
          <draw:rect svg:width="1mm" draw:style-name="luka" svg:height="1mm" svg:y="172.5mm" svg:x="14.5mm"/>
          <draw:rect svg:width="1mm" draw:style-name="luka" svg:height="1mm" svg:y="172.5mm" svg:x="16.0mm"/>
          <draw:rect svg:width="1mm" draw:style-name="luka" svg:height="1mm" svg:y="172.5mm" svg:x="17.5mm"/>
          <draw:rect svg:width="1mm" draw:style-name="luka" svg:height="1mm" svg:y="172.5mm" svg:x="19.0mm"/>
          <draw:rect svg:width="1mm" draw:style-name="luka" svg:height="1mm" svg:y="172.5mm" svg:x="20.5mm"/>
          <draw:rect svg:width="1mm" draw:style-name="luka" svg:height="1mm" svg:y="172.5mm" svg:x="22.0mm"/>
          <draw:rect svg:width="1mm" draw:style-name="luka" svg:height="1mm" svg:y="172.5mm" svg:x="23.5mm"/>
          <draw:rect svg:width="1mm" draw:style-name="luka" svg:height="1mm" svg:y="172.5mm" svg:x="25.0mm"/>
          <draw:rect svg:width="1mm" draw:style-name="luka" svg:height="1mm" svg:y="172.5mm" svg:x="26.5mm"/>
          <draw:rect svg:width="1mm" draw:style-name="luka" svg:height="1mm" svg:y="172.5mm" svg:x="28.0mm"/>
          <draw:rect svg:width="1mm" draw:style-name="luka" svg:height="1mm" svg:y="172.5mm" svg:x="29.5mm"/>
          <draw:rect svg:width="1mm" draw:style-name="luka" svg:height="1mm" svg:y="172.5mm" svg:x="31.0mm"/>
          <draw:rect svg:width="1mm" draw:style-name="luka" svg:height="1mm" svg:y="172.5mm" svg:x="32.5mm"/>
          <draw:rect svg:width="1mm" draw:style-name="luka" svg:height="1mm" svg:y="172.5mm" svg:x="34.0mm"/>
          <draw:rect svg:width="1mm" draw:style-name="luka" svg:height="1mm" svg:y="172.5mm" svg:x="35.5mm"/>
          <draw:rect svg:width="1mm" draw:style-name="luka" svg:height="1mm" svg:y="172.5mm" svg:x="37.0mm"/>
          <draw:rect svg:width="1mm" draw:style-name="luka" svg:height="1mm" svg:y="172.5mm" svg:x="38.5mm"/>
          <draw:rect svg:width="1mm" draw:style-name="luka" svg:height="1mm" svg:y="172.5mm" svg:x="40.0mm"/>
          <draw:rect svg:width="1mm" draw:style-name="luka" svg:height="1mm" svg:y="172.5mm" svg:x="41.5mm"/>
          <draw:rect svg:width="1mm" draw:style-name="luka" svg:height="1mm" svg:y="172.5mm" svg:x="43.0mm"/>
          <draw:rect svg:width="1mm" draw:style-name="luka" svg:height="1mm" svg:y="172.5mm" svg:x="44.5mm"/>
          <draw:rect svg:width="1mm" draw:style-name="luka" svg:height="1mm" svg:y="172.5mm" svg:x="46.0mm"/>
          <draw:rect svg:width="1mm" draw:style-name="luka" svg:height="1mm" svg:y="174.0mm" svg:x="10.0mm"/>
          <draw:rect svg:width="1mm" draw:style-name="luka" svg:height="1mm" svg:y="174.0mm" svg:x="11.5mm"/>
          <draw:rect svg:width="1mm" draw:style-name="luka" svg:height="1mm" svg:y="174.0mm" svg:x="13.0mm"/>
          <draw:rect svg:width="1mm" draw:style-name="luka" svg:height="1mm" svg:y="174.0mm" svg:x="14.5mm"/>
          <draw:rect svg:width="1mm" draw:style-name="luka" svg:height="1mm" svg:y="174.0mm" svg:x="16.0mm"/>
          <draw:rect svg:width="1mm" draw:style-name="luka" svg:height="1mm" svg:y="174.0mm" svg:x="17.5mm"/>
          <draw:rect svg:width="1mm" draw:style-name="luka" svg:height="1mm" svg:y="174.0mm" svg:x="19.0mm"/>
          <draw:rect svg:width="1mm" draw:style-name="luka" svg:height="1mm" svg:y="174.0mm" svg:x="20.5mm"/>
          <draw:rect svg:width="1mm" draw:style-name="luka" svg:height="1mm" svg:y="174.0mm" svg:x="22.0mm"/>
          <draw:rect svg:width="1mm" draw:style-name="luka" svg:height="1mm" svg:y="174.0mm" svg:x="23.5mm"/>
          <draw:rect svg:width="1mm" draw:style-name="luka" svg:height="1mm" svg:y="174.0mm" svg:x="25.0mm"/>
          <draw:rect svg:width="1mm" draw:style-name="luka" svg:height="1mm" svg:y="174.0mm" svg:x="26.5mm"/>
          <draw:rect svg:width="1mm" draw:style-name="luka" svg:height="1mm" svg:y="174.0mm" svg:x="28.0mm"/>
          <draw:rect svg:width="1mm" draw:style-name="luka" svg:height="1mm" svg:y="174.0mm" svg:x="29.5mm"/>
          <draw:rect svg:width="1mm" draw:style-name="luka" svg:height="1mm" svg:y="174.0mm" svg:x="31.0mm"/>
          <draw:rect svg:width="1mm" draw:style-name="luka" svg:height="1mm" svg:y="174.0mm" svg:x="32.5mm"/>
          <draw:rect svg:width="1mm" draw:style-name="luka" svg:height="1mm" svg:y="174.0mm" svg:x="34.0mm"/>
          <draw:rect svg:width="1mm" draw:style-name="luka" svg:height="1mm" svg:y="174.0mm" svg:x="35.5mm"/>
          <draw:rect svg:width="1mm" draw:style-name="luka" svg:height="1mm" svg:y="174.0mm" svg:x="37.0mm"/>
          <draw:rect svg:width="1mm" draw:style-name="luka" svg:height="1mm" svg:y="174.0mm" svg:x="38.5mm"/>
          <draw:rect svg:width="1mm" draw:style-name="luka" svg:height="1mm" svg:y="174.0mm" svg:x="40.0mm"/>
          <draw:rect svg:width="1mm" draw:style-name="luka" svg:height="1mm" svg:y="174.0mm" svg:x="41.5mm"/>
          <draw:rect svg:width="1mm" draw:style-name="luka" svg:height="1mm" svg:y="174.0mm" svg:x="43.0mm"/>
          <draw:rect svg:width="1mm" draw:style-name="luka" svg:height="1mm" svg:y="174.0mm" svg:x="44.5mm"/>
          <draw:rect svg:width="1mm" draw:style-name="luka" svg:height="1mm" svg:y="174.0mm" svg:x="46.0mm"/>
          <draw:rect svg:width="1mm" draw:style-name="luka" svg:height="1mm" svg:y="175.5mm" svg:x="10.0mm"/>
          <draw:rect svg:width="1mm" draw:style-name="luka" svg:height="1mm" svg:y="175.5mm" svg:x="11.5mm"/>
          <draw:rect svg:width="1mm" draw:style-name="luka" svg:height="1mm" svg:y="175.5mm" svg:x="13.0mm"/>
          <draw:rect svg:width="1mm" draw:style-name="luka" svg:height="1mm" svg:y="175.5mm" svg:x="14.5mm"/>
          <draw:rect svg:width="1mm" draw:style-name="luka" svg:height="1mm" svg:y="175.5mm" svg:x="16.0mm"/>
          <draw:rect svg:width="1mm" draw:style-name="luka" svg:height="1mm" svg:y="175.5mm" svg:x="17.5mm"/>
          <draw:rect svg:width="1mm" draw:style-name="luka" svg:height="1mm" svg:y="175.5mm" svg:x="19.0mm"/>
          <draw:rect svg:width="1mm" draw:style-name="luka" svg:height="1mm" svg:y="175.5mm" svg:x="20.5mm"/>
          <draw:rect svg:width="1mm" draw:style-name="luka" svg:height="1mm" svg:y="175.5mm" svg:x="22.0mm"/>
          <draw:rect svg:width="1mm" draw:style-name="luka" svg:height="1mm" svg:y="175.5mm" svg:x="23.5mm"/>
          <draw:rect svg:width="1mm" draw:style-name="luka" svg:height="1mm" svg:y="175.5mm" svg:x="25.0mm"/>
          <draw:rect svg:width="1mm" draw:style-name="luka" svg:height="1mm" svg:y="175.5mm" svg:x="26.5mm"/>
          <draw:rect svg:width="1mm" draw:style-name="luka" svg:height="1mm" svg:y="175.5mm" svg:x="28.0mm"/>
          <draw:rect svg:width="1mm" draw:style-name="luka" svg:height="1mm" svg:y="175.5mm" svg:x="29.5mm"/>
          <draw:rect svg:width="1mm" draw:style-name="luka" svg:height="1mm" svg:y="175.5mm" svg:x="31.0mm"/>
          <draw:rect svg:width="1mm" draw:style-name="luka" svg:height="1mm" svg:y="175.5mm" svg:x="32.5mm"/>
          <draw:rect svg:width="1mm" draw:style-name="luka" svg:height="1mm" svg:y="175.5mm" svg:x="34.0mm"/>
          <draw:rect svg:width="1mm" draw:style-name="luka" svg:height="1mm" svg:y="175.5mm" svg:x="35.5mm"/>
          <draw:rect svg:width="1mm" draw:style-name="luka" svg:height="1mm" svg:y="175.5mm" svg:x="37.0mm"/>
          <draw:rect svg:width="1mm" draw:style-name="luka" svg:height="1mm" svg:y="175.5mm" svg:x="38.5mm"/>
          <draw:rect svg:width="1mm" draw:style-name="luka" svg:height="1mm" svg:y="175.5mm" svg:x="40.0mm"/>
          <draw:rect svg:width="1mm" draw:style-name="luka" svg:height="1mm" svg:y="175.5mm" svg:x="41.5mm"/>
          <draw:rect svg:width="1mm" draw:style-name="luka" svg:height="1mm" svg:y="175.5mm" svg:x="43.0mm"/>
          <draw:rect svg:width="1mm" draw:style-name="luka" svg:height="1mm" svg:y="175.5mm" svg:x="44.5mm"/>
          <draw:rect svg:width="1mm" draw:style-name="luka" svg:height="1mm" svg:y="175.5mm" svg:x="46.0mm"/>
          <draw:rect svg:width="1mm" draw:style-name="luka" svg:height="1mm" svg:y="177.0mm" svg:x="10.0mm"/>
          <draw:rect svg:width="1mm" draw:style-name="luka" svg:height="1mm" svg:y="177.0mm" svg:x="11.5mm"/>
          <draw:rect svg:width="1mm" draw:style-name="luka" svg:height="1mm" svg:y="177.0mm" svg:x="13.0mm"/>
          <draw:rect svg:width="1mm" draw:style-name="luka" svg:height="1mm" svg:y="177.0mm" svg:x="14.5mm"/>
          <draw:rect svg:width="1mm" draw:style-name="luka" svg:height="1mm" svg:y="177.0mm" svg:x="16.0mm"/>
          <draw:rect svg:width="1mm" draw:style-name="luka" svg:height="1mm" svg:y="177.0mm" svg:x="17.5mm"/>
          <draw:rect svg:width="1mm" draw:style-name="luka" svg:height="1mm" svg:y="177.0mm" svg:x="19.0mm"/>
          <draw:rect svg:width="1mm" draw:style-name="luka" svg:height="1mm" svg:y="177.0mm" svg:x="20.5mm"/>
          <draw:rect svg:width="1mm" draw:style-name="luka" svg:height="1mm" svg:y="177.0mm" svg:x="22.0mm"/>
          <draw:rect svg:width="1mm" draw:style-name="luka" svg:height="1mm" svg:y="177.0mm" svg:x="23.5mm"/>
          <draw:rect svg:width="1mm" draw:style-name="luka" svg:height="1mm" svg:y="177.0mm" svg:x="25.0mm"/>
          <draw:rect svg:width="1mm" draw:style-name="luka" svg:height="1mm" svg:y="177.0mm" svg:x="26.5mm"/>
          <draw:rect svg:width="1mm" draw:style-name="luka" svg:height="1mm" svg:y="177.0mm" svg:x="28.0mm"/>
          <draw:rect svg:width="1mm" draw:style-name="luka" svg:height="1mm" svg:y="177.0mm" svg:x="29.5mm"/>
          <draw:rect svg:width="1mm" draw:style-name="luka" svg:height="1mm" svg:y="177.0mm" svg:x="31.0mm"/>
          <draw:rect svg:width="1mm" draw:style-name="luka" svg:height="1mm" svg:y="177.0mm" svg:x="32.5mm"/>
          <draw:rect svg:width="1mm" draw:style-name="luka" svg:height="1mm" svg:y="177.0mm" svg:x="34.0mm"/>
          <draw:rect svg:width="1mm" draw:style-name="luka" svg:height="1mm" svg:y="177.0mm" svg:x="35.5mm"/>
          <draw:rect svg:width="1mm" draw:style-name="luka" svg:height="1mm" svg:y="177.0mm" svg:x="37.0mm"/>
          <draw:rect svg:width="1mm" draw:style-name="luka" svg:height="1mm" svg:y="177.0mm" svg:x="38.5mm"/>
          <draw:rect svg:width="1mm" draw:style-name="luka" svg:height="1mm" svg:y="177.0mm" svg:x="40.0mm"/>
          <draw:rect svg:width="1mm" draw:style-name="luka" svg:height="1mm" svg:y="177.0mm" svg:x="41.5mm"/>
          <draw:rect svg:width="1mm" draw:style-name="luka" svg:height="1mm" svg:y="177.0mm" svg:x="43.0mm"/>
          <draw:rect svg:width="1mm" draw:style-name="luka" svg:height="1mm" svg:y="177.0mm" svg:x="44.5mm"/>
          <draw:rect svg:width="1mm" draw:style-name="luka" svg:height="1mm" svg:y="177.0mm" svg:x="46.0mm"/>
          <draw:rect svg:width="1mm" draw:style-name="luka" svg:height="1mm" svg:y="178.5mm" svg:x="10.0mm"/>
          <draw:rect svg:width="1mm" draw:style-name="luka" svg:height="1mm" svg:y="178.5mm" svg:x="11.5mm"/>
          <draw:rect svg:width="1mm" draw:style-name="luka" svg:height="1mm" svg:y="178.5mm" svg:x="13.0mm"/>
          <draw:rect svg:width="1mm" draw:style-name="luka" svg:height="1mm" svg:y="178.5mm" svg:x="14.5mm"/>
          <draw:rect svg:width="1mm" draw:style-name="luka" svg:height="1mm" svg:y="178.5mm" svg:x="16.0mm"/>
          <draw:rect svg:width="1mm" draw:style-name="luka" svg:height="1mm" svg:y="178.5mm" svg:x="17.5mm"/>
          <draw:rect svg:width="1mm" draw:style-name="luka" svg:height="1mm" svg:y="178.5mm" svg:x="19.0mm"/>
          <draw:rect svg:width="1mm" draw:style-name="luka" svg:height="1mm" svg:y="178.5mm" svg:x="20.5mm"/>
          <draw:rect svg:width="1mm" draw:style-name="luka" svg:height="1mm" svg:y="178.5mm" svg:x="22.0mm"/>
          <draw:rect svg:width="1mm" draw:style-name="luka" svg:height="1mm" svg:y="178.5mm" svg:x="23.5mm"/>
          <draw:rect svg:width="1mm" draw:style-name="luka" svg:height="1mm" svg:y="178.5mm" svg:x="25.0mm"/>
          <draw:rect svg:width="1mm" draw:style-name="luka" svg:height="1mm" svg:y="178.5mm" svg:x="26.5mm"/>
          <draw:rect svg:width="1mm" draw:style-name="luka" svg:height="1mm" svg:y="178.5mm" svg:x="28.0mm"/>
          <draw:rect svg:width="1mm" draw:style-name="luka" svg:height="1mm" svg:y="178.5mm" svg:x="29.5mm"/>
          <draw:rect svg:width="1mm" draw:style-name="luka" svg:height="1mm" svg:y="178.5mm" svg:x="31.0mm"/>
          <draw:rect svg:width="1mm" draw:style-name="luka" svg:height="1mm" svg:y="178.5mm" svg:x="32.5mm"/>
          <draw:rect svg:width="1mm" draw:style-name="luka" svg:height="1mm" svg:y="178.5mm" svg:x="34.0mm"/>
          <draw:rect svg:width="1mm" draw:style-name="luka" svg:height="1mm" svg:y="178.5mm" svg:x="35.5mm"/>
          <draw:rect svg:width="1mm" draw:style-name="luka" svg:height="1mm" svg:y="178.5mm" svg:x="37.0mm"/>
          <draw:rect svg:width="1mm" draw:style-name="luka" svg:height="1mm" svg:y="178.5mm" svg:x="38.5mm"/>
          <draw:rect svg:width="1mm" draw:style-name="luka" svg:height="1mm" svg:y="178.5mm" svg:x="40.0mm"/>
          <draw:rect svg:width="1mm" draw:style-name="luka" svg:height="1mm" svg:y="178.5mm" svg:x="41.5mm"/>
          <draw:rect svg:width="1mm" draw:style-name="luka" svg:height="1mm" svg:y="178.5mm" svg:x="43.0mm"/>
          <draw:rect svg:width="1mm" draw:style-name="luka" svg:height="1mm" svg:y="178.5mm" svg:x="44.5mm"/>
          <draw:rect svg:width="1mm" draw:style-name="luka" svg:height="1mm" svg:y="178.5mm" svg:x="46.0mm"/>
          <draw:rect svg:width="1mm" draw:style-name="luka" svg:height="1mm" svg:y="180.0mm" svg:x="10.0mm"/>
          <draw:rect svg:width="1mm" draw:style-name="luka" svg:height="1mm" svg:y="180.0mm" svg:x="11.5mm"/>
          <draw:rect svg:width="1mm" draw:style-name="luka" svg:height="1mm" svg:y="180.0mm" svg:x="13.0mm"/>
          <draw:rect svg:width="1mm" draw:style-name="luka" svg:height="1mm" svg:y="180.0mm" svg:x="14.5mm"/>
          <draw:rect svg:width="1mm" draw:style-name="luka" svg:height="1mm" svg:y="180.0mm" svg:x="16.0mm"/>
          <draw:rect svg:width="1mm" draw:style-name="luka" svg:height="1mm" svg:y="180.0mm" svg:x="17.5mm"/>
          <draw:rect svg:width="1mm" draw:style-name="luka" svg:height="1mm" svg:y="180.0mm" svg:x="19.0mm"/>
          <draw:rect svg:width="1mm" draw:style-name="luka" svg:height="1mm" svg:y="180.0mm" svg:x="20.5mm"/>
          <draw:rect svg:width="1mm" draw:style-name="luka" svg:height="1mm" svg:y="180.0mm" svg:x="22.0mm"/>
          <draw:rect svg:width="1mm" draw:style-name="luka" svg:height="1mm" svg:y="180.0mm" svg:x="23.5mm"/>
          <draw:rect svg:width="1mm" draw:style-name="luka" svg:height="1mm" svg:y="180.0mm" svg:x="25.0mm"/>
          <draw:rect svg:width="1mm" draw:style-name="luka" svg:height="1mm" svg:y="180.0mm" svg:x="26.5mm"/>
          <draw:rect svg:width="1mm" draw:style-name="luka" svg:height="1mm" svg:y="180.0mm" svg:x="28.0mm"/>
          <draw:rect svg:width="1mm" draw:style-name="luka" svg:height="1mm" svg:y="180.0mm" svg:x="29.5mm"/>
          <draw:rect svg:width="1mm" draw:style-name="luka" svg:height="1mm" svg:y="180.0mm" svg:x="31.0mm"/>
          <draw:rect svg:width="1mm" draw:style-name="luka" svg:height="1mm" svg:y="180.0mm" svg:x="32.5mm"/>
          <draw:rect svg:width="1mm" draw:style-name="luka" svg:height="1mm" svg:y="180.0mm" svg:x="34.0mm"/>
          <draw:rect svg:width="1mm" draw:style-name="luka" svg:height="1mm" svg:y="180.0mm" svg:x="35.5mm"/>
          <draw:rect svg:width="1mm" draw:style-name="luka" svg:height="1mm" svg:y="180.0mm" svg:x="37.0mm"/>
          <draw:rect svg:width="1mm" draw:style-name="luka" svg:height="1mm" svg:y="180.0mm" svg:x="38.5mm"/>
          <draw:rect svg:width="1mm" draw:style-name="luka" svg:height="1mm" svg:y="180.0mm" svg:x="40.0mm"/>
          <draw:rect svg:width="1mm" draw:style-name="luka" svg:height="1mm" svg:y="180.0mm" svg:x="41.5mm"/>
          <draw:rect svg:width="1mm" draw:style-name="luka" svg:height="1mm" svg:y="180.0mm" svg:x="43.0mm"/>
          <draw:rect svg:width="1mm" draw:style-name="luka" svg:height="1mm" svg:y="180.0mm" svg:x="44.5mm"/>
          <draw:rect svg:width="1mm" draw:style-name="luka" svg:height="1mm" svg:y="180.0mm" svg:x="46.0mm"/>
          <draw:rect svg:width="1mm" draw:style-name="luka" svg:height="1mm" svg:y="181.5mm" svg:x="10.0mm"/>
          <draw:rect svg:width="1mm" draw:style-name="luka" svg:height="1mm" svg:y="181.5mm" svg:x="11.5mm"/>
          <draw:rect svg:width="1mm" draw:style-name="luka" svg:height="1mm" svg:y="181.5mm" svg:x="13.0mm"/>
          <draw:rect svg:width="1mm" draw:style-name="luka" svg:height="1mm" svg:y="181.5mm" svg:x="14.5mm"/>
          <draw:rect svg:width="1mm" draw:style-name="luka" svg:height="1mm" svg:y="181.5mm" svg:x="16.0mm"/>
          <draw:rect svg:width="1mm" draw:style-name="luka" svg:height="1mm" svg:y="181.5mm" svg:x="17.5mm"/>
          <draw:rect svg:width="1mm" draw:style-name="luka" svg:height="1mm" svg:y="181.5mm" svg:x="19.0mm"/>
          <draw:rect svg:width="1mm" draw:style-name="luka" svg:height="1mm" svg:y="181.5mm" svg:x="20.5mm"/>
          <draw:rect svg:width="1mm" draw:style-name="luka" svg:height="1mm" svg:y="181.5mm" svg:x="22.0mm"/>
          <draw:rect svg:width="1mm" draw:style-name="luka" svg:height="1mm" svg:y="181.5mm" svg:x="23.5mm"/>
          <draw:rect svg:width="1mm" draw:style-name="luka" svg:height="1mm" svg:y="181.5mm" svg:x="25.0mm"/>
          <draw:rect svg:width="1mm" draw:style-name="luka" svg:height="1mm" svg:y="181.5mm" svg:x="26.5mm"/>
          <draw:rect svg:width="1mm" draw:style-name="luka" svg:height="1mm" svg:y="181.5mm" svg:x="28.0mm"/>
          <draw:rect svg:width="1mm" draw:style-name="luka" svg:height="1mm" svg:y="181.5mm" svg:x="29.5mm"/>
          <draw:rect svg:width="1mm" draw:style-name="luka" svg:height="1mm" svg:y="181.5mm" svg:x="31.0mm"/>
          <draw:rect svg:width="1mm" draw:style-name="luka" svg:height="1mm" svg:y="181.5mm" svg:x="32.5mm"/>
          <draw:rect svg:width="1mm" draw:style-name="luka" svg:height="1mm" svg:y="181.5mm" svg:x="34.0mm"/>
          <draw:rect svg:width="1mm" draw:style-name="luka" svg:height="1mm" svg:y="181.5mm" svg:x="35.5mm"/>
          <draw:rect svg:width="1mm" draw:style-name="luka" svg:height="1mm" svg:y="181.5mm" svg:x="37.0mm"/>
          <draw:rect svg:width="1mm" draw:style-name="luka" svg:height="1mm" svg:y="181.5mm" svg:x="38.5mm"/>
          <draw:rect svg:width="1mm" draw:style-name="luka" svg:height="1mm" svg:y="181.5mm" svg:x="40.0mm"/>
          <draw:rect svg:width="1mm" draw:style-name="luka" svg:height="1mm" svg:y="181.5mm" svg:x="41.5mm"/>
          <draw:rect svg:width="1mm" draw:style-name="luka" svg:height="1mm" svg:y="181.5mm" svg:x="43.0mm"/>
          <draw:rect svg:width="1mm" draw:style-name="luka" svg:height="1mm" svg:y="181.5mm" svg:x="44.5mm"/>
          <draw:rect svg:width="1mm" draw:style-name="luka" svg:height="1mm" svg:y="181.5mm" svg:x="46.0mm"/>
          <draw:rect svg:width="1mm" draw:style-name="luka" svg:height="1mm" svg:y="183.0mm" svg:x="10.0mm"/>
          <draw:rect svg:width="1mm" draw:style-name="luka" svg:height="1mm" svg:y="183.0mm" svg:x="11.5mm"/>
          <draw:rect svg:width="1mm" draw:style-name="luka" svg:height="1mm" svg:y="183.0mm" svg:x="13.0mm"/>
          <draw:rect svg:width="1mm" draw:style-name="luka" svg:height="1mm" svg:y="183.0mm" svg:x="14.5mm"/>
          <draw:rect svg:width="1mm" draw:style-name="luka" svg:height="1mm" svg:y="183.0mm" svg:x="16.0mm"/>
          <draw:rect svg:width="1mm" draw:style-name="luka" svg:height="1mm" svg:y="183.0mm" svg:x="17.5mm"/>
          <draw:rect svg:width="1mm" draw:style-name="luka" svg:height="1mm" svg:y="183.0mm" svg:x="19.0mm"/>
          <draw:rect svg:width="1mm" draw:style-name="luka" svg:height="1mm" svg:y="183.0mm" svg:x="20.5mm"/>
          <draw:rect svg:width="1mm" draw:style-name="luka" svg:height="1mm" svg:y="183.0mm" svg:x="22.0mm"/>
          <draw:rect svg:width="1mm" draw:style-name="luka" svg:height="1mm" svg:y="183.0mm" svg:x="23.5mm"/>
          <draw:rect svg:width="1mm" draw:style-name="luka" svg:height="1mm" svg:y="183.0mm" svg:x="25.0mm"/>
          <draw:rect svg:width="1mm" draw:style-name="luka" svg:height="1mm" svg:y="183.0mm" svg:x="26.5mm"/>
          <draw:rect svg:width="1mm" draw:style-name="luka" svg:height="1mm" svg:y="183.0mm" svg:x="28.0mm"/>
          <draw:rect svg:width="1mm" draw:style-name="luka" svg:height="1mm" svg:y="183.0mm" svg:x="29.5mm"/>
          <draw:rect svg:width="1mm" draw:style-name="luka" svg:height="1mm" svg:y="183.0mm" svg:x="31.0mm"/>
          <draw:rect svg:width="1mm" draw:style-name="luka" svg:height="1mm" svg:y="183.0mm" svg:x="32.5mm"/>
          <draw:rect svg:width="1mm" draw:style-name="luka" svg:height="1mm" svg:y="183.0mm" svg:x="34.0mm"/>
          <draw:rect svg:width="1mm" draw:style-name="luka" svg:height="1mm" svg:y="183.0mm" svg:x="35.5mm"/>
          <draw:rect svg:width="1mm" draw:style-name="luka" svg:height="1mm" svg:y="183.0mm" svg:x="37.0mm"/>
          <draw:rect svg:width="1mm" draw:style-name="luka" svg:height="1mm" svg:y="183.0mm" svg:x="38.5mm"/>
          <draw:rect svg:width="1mm" draw:style-name="luka" svg:height="1mm" svg:y="183.0mm" svg:x="40.0mm"/>
          <draw:rect svg:width="1mm" draw:style-name="luka" svg:height="1mm" svg:y="183.0mm" svg:x="41.5mm"/>
          <draw:rect svg:width="1mm" draw:style-name="luka" svg:height="1mm" svg:y="183.0mm" svg:x="43.0mm"/>
          <draw:rect svg:width="1mm" draw:style-name="luka" svg:height="1mm" svg:y="183.0mm" svg:x="44.5mm"/>
          <draw:rect svg:width="1mm" draw:style-name="luka" svg:height="1mm" svg:y="183.0mm" svg:x="46.0mm"/>
          <draw:frame svg:width="60mm" draw:style-name="texto" svg:height="10mm" svg:y="122.5mm" svg:x="55.5mm">
            <draw:text-box>
              <text:p>1 Palo = </text:p>
            </draw:text-box>
          </draw:frame>
        </draw:g>
        <draw:g>
          <draw:rect svg:width="1mm" draw:style-name="palo" svg:height="1mm" svg:y="124.5mm" svg:x="75.0mm"/>
          <draw:frame svg:width="60mm" draw:style-name="texto" svg:height="10mm" svg:y="122.5mm" svg:x="120.5mm">
            <draw:text-box>
              <text:p/>
            </draw:text-box>
          </draw:frame>
        </draw:g>
        <draw:g>
          <draw:rect svg:width="1mm" draw:style-name="palo" svg:height="1mm" svg:y="40.0mm" svg:x="90.0mm"/>
          <draw:frame svg:width="60mm" draw:style-name="texto" svg:height="10mm" svg:y="38mm" svg:x="135.5mm">
            <draw:text-box>
              <text:p>1 Palo</text:p>
            </draw:text-box>
          </draw:frame>
        </draw:g>
        <draw:g>
          <draw:rect svg:width="1mm" draw:style-name="palo" svg:height="1mm" svg:y="44.0mm" svg:x="90.0mm"/>
          <draw:frame svg:width="60mm" draw:style-name="texto" svg:height="10mm" svg:y="42.0mm" svg:x="135.5mm">
            <draw:text-box>
              <text:p>Sueldo Secretaria</text:p>
            </draw:text-box>
          </draw:frame>
        </draw:g>
        <draw:g>
          <draw:rect svg:width="1mm" draw:style-name="palo" svg:height="1mm" svg:y="48.0mm" svg:x="90.0mm"/>
          <draw:rect svg:width="1mm" draw:style-name="palo" svg:height="1mm" svg:y="48.0mm" svg:x="91.5mm"/>
          <draw:rect svg:width="1mm" draw:style-name="palo" svg:height="1mm" svg:y="48.0mm" svg:x="93.0mm"/>
          <draw:rect svg:width="1mm" draw:style-name="palo" svg:height="1mm" svg:y="48.0mm" svg:x="94.5mm"/>
          <draw:frame svg:width="60mm" draw:style-name="texto" svg:height="10mm" svg:y="46.0mm" svg:x="135.5mm">
            <draw:text-box>
              <text:p>Sueldo Ejecutivo</text:p>
            </draw:text-box>
          </draw:frame>
        </draw:g>
        <draw:g>
          <draw:rect svg:width="1mm" draw:style-name="palo" svg:height="1mm" svg:y="52.0mm" svg:x="90.0mm"/>
          <draw:rect svg:width="1mm" draw:style-name="palo" svg:height="1mm" svg:y="52.0mm" svg:x="91.5mm"/>
          <draw:rect svg:width="1mm" draw:style-name="palo" svg:height="1mm" svg:y="52.0mm" svg:x="93.0mm"/>
          <draw:rect svg:width="1mm" draw:style-name="palo" svg:height="1mm" svg:y="52.0mm" svg:x="94.5mm"/>
          <draw:rect svg:width="1mm" draw:style-name="palo" svg:height="1mm" svg:y="52.0mm" svg:x="96.0mm"/>
          <draw:rect svg:width="1mm" draw:style-name="palo" svg:height="1mm" svg:y="52.0mm" svg:x="97.5mm"/>
          <draw:rect svg:width="1mm" draw:style-name="palo" svg:height="1mm" svg:y="52.0mm" svg:x="99.0mm"/>
          <draw:rect svg:width="1mm" draw:style-name="palo" svg:height="1mm" svg:y="52.0mm" svg:x="100.5mm"/>
          <draw:rect svg:width="1mm" draw:style-name="palo" svg:height="1mm" svg:y="52.0mm" svg:x="102.0mm"/>
          <draw:frame svg:width="60mm" draw:style-name="texto" svg:height="10mm" svg:y="50.0mm" svg:x="135.5mm">
            <draw:text-box>
              <text:p>Sueldo Gerente</text:p>
            </draw:text-box>
          </draw:frame>
        </draw:g>
        <draw:g>
          <draw:rect svg:width="1mm" draw:style-name="palo" svg:height="1mm" svg:y="56.0mm" svg:x="90.0mm"/>
          <draw:rect svg:width="1mm" draw:style-name="palo" svg:height="1mm" svg:y="56.0mm" svg:x="91.5mm"/>
          <draw:rect svg:width="1mm" draw:style-name="palo" svg:height="1mm" svg:y="56.0mm" svg:x="93.0mm"/>
          <draw:rect svg:width="1mm" draw:style-name="palo" svg:height="1mm" svg:y="56.0mm" svg:x="94.5mm"/>
          <draw:rect svg:width="1mm" draw:style-name="palo" svg:height="1mm" svg:y="56.0mm" svg:x="96.0mm"/>
          <draw:rect svg:width="1mm" draw:style-name="palo" svg:height="1mm" svg:y="56.0mm" svg:x="97.5mm"/>
          <draw:rect svg:width="1mm" draw:style-name="palo" svg:height="1mm" svg:y="56.0mm" svg:x="99.0mm"/>
          <draw:rect svg:width="1mm" draw:style-name="palo" svg:height="1mm" svg:y="56.0mm" svg:x="100.5mm"/>
          <draw:rect svg:width="1mm" draw:style-name="palo" svg:height="1mm" svg:y="56.0mm" svg:x="102.0mm"/>
          <draw:rect svg:width="1mm" draw:style-name="palo" svg:height="1mm" svg:y="56.0mm" svg:x="103.5mm"/>
          <draw:rect svg:width="1mm" draw:style-name="palo" svg:height="1mm" svg:y="56.0mm" svg:x="105.0mm"/>
          <draw:rect svg:width="1mm" draw:style-name="palo" svg:height="1mm" svg:y="56.0mm" svg:x="106.5mm"/>
          <draw:rect svg:width="1mm" draw:style-name="palo" svg:height="1mm" svg:y="56.0mm" svg:x="108.0mm"/>
          <draw:rect svg:width="1mm" draw:style-name="palo" svg:height="1mm" svg:y="56.0mm" svg:x="109.5mm"/>
          <draw:frame svg:width="60mm" draw:style-name="texto" svg:height="10mm" svg:y="54.0mm" svg:x="135.5mm">
            <draw:text-box>
              <text:p>Asignación mensual de un parlamentario</text:p>
            </draw:text-box>
          </draw:frame>
        </draw:g>
        <draw:g>
          <draw:rect svg:width="1mm" draw:style-name="palo" svg:height="1mm" svg:y="60.0mm" svg:x="90.0mm"/>
          <draw:rect svg:width="1mm" draw:style-name="palo" svg:height="1mm" svg:y="60.0mm" svg:x="91.5mm"/>
          <draw:rect svg:width="1mm" draw:style-name="palo" svg:height="1mm" svg:y="60.0mm" svg:x="93.0mm"/>
          <draw:rect svg:width="1mm" draw:style-name="palo" svg:height="1mm" svg:y="60.0mm" svg:x="94.5mm"/>
          <draw:rect svg:width="1mm" draw:style-name="palo" svg:height="1mm" svg:y="60.0mm" svg:x="96.0mm"/>
          <draw:rect svg:width="1mm" draw:style-name="palo" svg:height="1mm" svg:y="60.0mm" svg:x="97.5mm"/>
          <draw:rect svg:width="1mm" draw:style-name="palo" svg:height="1mm" svg:y="60.0mm" svg:x="99.0mm"/>
          <draw:rect svg:width="1mm" draw:style-name="palo" svg:height="1mm" svg:y="60.0mm" svg:x="100.5mm"/>
          <draw:rect svg:width="1mm" draw:style-name="palo" svg:height="1mm" svg:y="60.0mm" svg:x="102.0mm"/>
          <draw:rect svg:width="1mm" draw:style-name="palo" svg:height="1mm" svg:y="60.0mm" svg:x="103.5mm"/>
          <draw:rect svg:width="1mm" draw:style-name="palo" svg:height="1mm" svg:y="60.0mm" svg:x="105.0mm"/>
          <draw:rect svg:width="1mm" draw:style-name="palo" svg:height="1mm" svg:y="60.0mm" svg:x="106.5mm"/>
          <draw:rect svg:width="1mm" draw:style-name="palo" svg:height="1mm" svg:y="60.0mm" svg:x="108.0mm"/>
          <draw:rect svg:width="1mm" draw:style-name="palo" svg:height="1mm" svg:y="60.0mm" svg:x="109.5mm"/>
          <draw:rect svg:width="1mm" draw:style-name="palo" svg:height="1mm" svg:y="60.0mm" svg:x="111.0mm"/>
          <draw:rect svg:width="1mm" draw:style-name="palo" svg:height="1mm" svg:y="60.0mm" svg:x="112.5mm"/>
          <draw:rect svg:width="1mm" draw:style-name="palo" svg:height="1mm" svg:y="60.0mm" svg:x="114.0mm"/>
          <draw:rect svg:width="1mm" draw:style-name="palo" svg:height="1mm" svg:y="60.0mm" svg:x="115.5mm"/>
          <draw:rect svg:width="1mm" draw:style-name="palo" svg:height="1mm" svg:y="60.0mm" svg:x="117.0mm"/>
          <draw:rect svg:width="1mm" draw:style-name="palo" svg:height="1mm" svg:y="60.0mm" svg:x="118.5mm"/>
          <draw:rect svg:width="1mm" draw:style-name="palo" svg:height="1mm" svg:y="60.0mm" svg:x="120.0mm"/>
          <draw:rect svg:width="1mm" draw:style-name="palo" svg:height="1mm" svg:y="60.0mm" svg:x="121.5mm"/>
          <draw:rect svg:width="1mm" draw:style-name="palo" svg:height="1mm" svg:y="60.0mm" svg:x="123.0mm"/>
          <draw:rect svg:width="1mm" draw:style-name="palo" svg:height="1mm" svg:y="60.0mm" svg:x="124.5mm"/>
          <draw:rect svg:width="1mm" draw:style-name="palo" svg:height="1mm" svg:y="60.0mm" svg:x="126.0mm"/>
          <draw:rect svg:width="1mm" draw:style-name="palo" svg:height="1mm" svg:y="61.5mm" svg:x="90.0mm"/>
          <draw:rect svg:width="1mm" draw:style-name="palo" svg:height="1mm" svg:y="61.5mm" svg:x="91.5mm"/>
          <draw:rect svg:width="1mm" draw:style-name="palo" svg:height="1mm" svg:y="61.5mm" svg:x="93.0mm"/>
          <draw:rect svg:width="1mm" draw:style-name="palo" svg:height="1mm" svg:y="61.5mm" svg:x="94.5mm"/>
          <draw:rect svg:width="1mm" draw:style-name="palo" svg:height="1mm" svg:y="61.5mm" svg:x="96.0mm"/>
          <draw:frame svg:width="60mm" draw:style-name="texto" svg:height="10mm" svg:y="58.0mm" svg:x="135.5mm">
            <draw:text-box>
              <text:p>Sueldo Gerente Corporación</text:p>
            </draw:text-box>
          </draw:frame>
        </draw:g>
        <draw:g>
          <draw:rect svg:width="1mm" draw:style-name="palo" svg:height="1mm" svg:y="65.5mm" svg:x="90.0mm"/>
          <draw:rect svg:width="1mm" draw:style-name="palo" svg:height="1mm" svg:y="65.5mm" svg:x="91.5mm"/>
          <draw:rect svg:width="1mm" draw:style-name="palo" svg:height="1mm" svg:y="65.5mm" svg:x="93.0mm"/>
          <draw:rect svg:width="1mm" draw:style-name="palo" svg:height="1mm" svg:y="65.5mm" svg:x="94.5mm"/>
          <draw:rect svg:width="1mm" draw:style-name="palo" svg:height="1mm" svg:y="65.5mm" svg:x="96.0mm"/>
          <draw:rect svg:width="1mm" draw:style-name="palo" svg:height="1mm" svg:y="65.5mm" svg:x="97.5mm"/>
          <draw:rect svg:width="1mm" draw:style-name="palo" svg:height="1mm" svg:y="65.5mm" svg:x="99.0mm"/>
          <draw:rect svg:width="1mm" draw:style-name="palo" svg:height="1mm" svg:y="65.5mm" svg:x="100.5mm"/>
          <draw:rect svg:width="1mm" draw:style-name="palo" svg:height="1mm" svg:y="65.5mm" svg:x="102.0mm"/>
          <draw:rect svg:width="1mm" draw:style-name="palo" svg:height="1mm" svg:y="65.5mm" svg:x="103.5mm"/>
          <draw:rect svg:width="1mm" draw:style-name="palo" svg:height="1mm" svg:y="65.5mm" svg:x="105.0mm"/>
          <draw:rect svg:width="1mm" draw:style-name="palo" svg:height="1mm" svg:y="65.5mm" svg:x="106.5mm"/>
          <draw:rect svg:width="1mm" draw:style-name="palo" svg:height="1mm" svg:y="65.5mm" svg:x="108.0mm"/>
          <draw:rect svg:width="1mm" draw:style-name="palo" svg:height="1mm" svg:y="65.5mm" svg:x="109.5mm"/>
          <draw:rect svg:width="1mm" draw:style-name="palo" svg:height="1mm" svg:y="65.5mm" svg:x="111.0mm"/>
          <draw:rect svg:width="1mm" draw:style-name="palo" svg:height="1mm" svg:y="65.5mm" svg:x="112.5mm"/>
          <draw:rect svg:width="1mm" draw:style-name="palo" svg:height="1mm" svg:y="65.5mm" svg:x="114.0mm"/>
          <draw:rect svg:width="1mm" draw:style-name="palo" svg:height="1mm" svg:y="65.5mm" svg:x="115.5mm"/>
          <draw:rect svg:width="1mm" draw:style-name="palo" svg:height="1mm" svg:y="65.5mm" svg:x="117.0mm"/>
          <draw:rect svg:width="1mm" draw:style-name="palo" svg:height="1mm" svg:y="65.5mm" svg:x="118.5mm"/>
          <draw:rect svg:width="1mm" draw:style-name="palo" svg:height="1mm" svg:y="65.5mm" svg:x="120.0mm"/>
          <draw:rect svg:width="1mm" draw:style-name="palo" svg:height="1mm" svg:y="65.5mm" svg:x="121.5mm"/>
          <draw:rect svg:width="1mm" draw:style-name="palo" svg:height="1mm" svg:y="65.5mm" svg:x="123.0mm"/>
          <draw:rect svg:width="1mm" draw:style-name="palo" svg:height="1mm" svg:y="65.5mm" svg:x="124.5mm"/>
          <draw:rect svg:width="1mm" draw:style-name="palo" svg:height="1mm" svg:y="65.5mm" svg:x="126.0mm"/>
          <draw:rect svg:width="1mm" draw:style-name="palo" svg:height="1mm" svg:y="67.0mm" svg:x="90.0mm"/>
          <draw:rect svg:width="1mm" draw:style-name="palo" svg:height="1mm" svg:y="67.0mm" svg:x="91.5mm"/>
          <draw:rect svg:width="1mm" draw:style-name="palo" svg:height="1mm" svg:y="67.0mm" svg:x="93.0mm"/>
          <draw:rect svg:width="1mm" draw:style-name="palo" svg:height="1mm" svg:y="67.0mm" svg:x="94.5mm"/>
          <draw:rect svg:width="1mm" draw:style-name="palo" svg:height="1mm" svg:y="67.0mm" svg:x="96.0mm"/>
          <draw:rect svg:width="1mm" draw:style-name="palo" svg:height="1mm" svg:y="67.0mm" svg:x="97.5mm"/>
          <draw:rect svg:width="1mm" draw:style-name="palo" svg:height="1mm" svg:y="67.0mm" svg:x="99.0mm"/>
          <draw:rect svg:width="1mm" draw:style-name="palo" svg:height="1mm" svg:y="67.0mm" svg:x="100.5mm"/>
          <draw:rect svg:width="1mm" draw:style-name="palo" svg:height="1mm" svg:y="67.0mm" svg:x="102.0mm"/>
          <draw:rect svg:width="1mm" draw:style-name="palo" svg:height="1mm" svg:y="67.0mm" svg:x="103.5mm"/>
          <draw:rect svg:width="1mm" draw:style-name="palo" svg:height="1mm" svg:y="67.0mm" svg:x="105.0mm"/>
          <draw:rect svg:width="1mm" draw:style-name="palo" svg:height="1mm" svg:y="67.0mm" svg:x="106.5mm"/>
          <draw:rect svg:width="1mm" draw:style-name="palo" svg:height="1mm" svg:y="67.0mm" svg:x="108.0mm"/>
          <draw:rect svg:width="1mm" draw:style-name="palo" svg:height="1mm" svg:y="67.0mm" svg:x="109.5mm"/>
          <draw:rect svg:width="1mm" draw:style-name="palo" svg:height="1mm" svg:y="67.0mm" svg:x="111.0mm"/>
          <draw:rect svg:width="1mm" draw:style-name="palo" svg:height="1mm" svg:y="67.0mm" svg:x="112.5mm"/>
          <draw:rect svg:width="1mm" draw:style-name="palo" svg:height="1mm" svg:y="67.0mm" svg:x="114.0mm"/>
          <draw:rect svg:width="1mm" draw:style-name="palo" svg:height="1mm" svg:y="67.0mm" svg:x="115.5mm"/>
          <draw:rect svg:width="1mm" draw:style-name="palo" svg:height="1mm" svg:y="67.0mm" svg:x="117.0mm"/>
          <draw:rect svg:width="1mm" draw:style-name="palo" svg:height="1mm" svg:y="67.0mm" svg:x="118.5mm"/>
          <draw:rect svg:width="1mm" draw:style-name="palo" svg:height="1mm" svg:y="67.0mm" svg:x="120.0mm"/>
          <draw:rect svg:width="1mm" draw:style-name="palo" svg:height="1mm" svg:y="67.0mm" svg:x="121.5mm"/>
          <draw:rect svg:width="1mm" draw:style-name="palo" svg:height="1mm" svg:y="67.0mm" svg:x="123.0mm"/>
          <draw:rect svg:width="1mm" draw:style-name="palo" svg:height="1mm" svg:y="67.0mm" svg:x="124.5mm"/>
          <draw:rect svg:width="1mm" draw:style-name="palo" svg:height="1mm" svg:y="67.0mm" svg:x="126.0mm"/>
          <draw:rect svg:width="1mm" draw:style-name="palo" svg:height="1mm" svg:y="68.5mm" svg:x="90.0mm"/>
          <draw:rect svg:width="1mm" draw:style-name="palo" svg:height="1mm" svg:y="68.5mm" svg:x="91.5mm"/>
          <draw:rect svg:width="1mm" draw:style-name="palo" svg:height="1mm" svg:y="68.5mm" svg:x="93.0mm"/>
          <draw:rect svg:width="1mm" draw:style-name="palo" svg:height="1mm" svg:y="68.5mm" svg:x="94.5mm"/>
          <draw:rect svg:width="1mm" draw:style-name="palo" svg:height="1mm" svg:y="68.5mm" svg:x="96.0mm"/>
          <draw:rect svg:width="1mm" draw:style-name="palo" svg:height="1mm" svg:y="68.5mm" svg:x="97.5mm"/>
          <draw:rect svg:width="1mm" draw:style-name="palo" svg:height="1mm" svg:y="68.5mm" svg:x="99.0mm"/>
          <draw:rect svg:width="1mm" draw:style-name="palo" svg:height="1mm" svg:y="68.5mm" svg:x="100.5mm"/>
          <draw:rect svg:width="1mm" draw:style-name="palo" svg:height="1mm" svg:y="68.5mm" svg:x="102.0mm"/>
          <draw:rect svg:width="1mm" draw:style-name="palo" svg:height="1mm" svg:y="68.5mm" svg:x="103.5mm"/>
          <draw:frame svg:width="60mm" draw:style-name="texto" svg:height="10mm" svg:y="63.5mm" svg:x="135.5mm">
            <draw:text-box>
              <text:p>Departamente 1 ambiente en Santiago</text:p>
            </draw:text-box>
          </draw:frame>
        </draw:g>
        <draw:g>
          <draw:rect svg:width="1mm" draw:style-name="palo" svg:height="1mm" svg:y="72.5mm" svg:x="90.0mm"/>
          <draw:rect svg:width="1mm" draw:style-name="palo" svg:height="1mm" svg:y="72.5mm" svg:x="91.5mm"/>
          <draw:rect svg:width="1mm" draw:style-name="palo" svg:height="1mm" svg:y="72.5mm" svg:x="93.0mm"/>
          <draw:rect svg:width="1mm" draw:style-name="palo" svg:height="1mm" svg:y="72.5mm" svg:x="94.5mm"/>
          <draw:rect svg:width="1mm" draw:style-name="palo" svg:height="1mm" svg:y="72.5mm" svg:x="96.0mm"/>
          <draw:rect svg:width="1mm" draw:style-name="palo" svg:height="1mm" svg:y="72.5mm" svg:x="97.5mm"/>
          <draw:rect svg:width="1mm" draw:style-name="palo" svg:height="1mm" svg:y="72.5mm" svg:x="99.0mm"/>
          <draw:rect svg:width="1mm" draw:style-name="palo" svg:height="1mm" svg:y="72.5mm" svg:x="100.5mm"/>
          <draw:rect svg:width="1mm" draw:style-name="palo" svg:height="1mm" svg:y="72.5mm" svg:x="102.0mm"/>
          <draw:rect svg:width="1mm" draw:style-name="palo" svg:height="1mm" svg:y="72.5mm" svg:x="103.5mm"/>
          <draw:rect svg:width="1mm" draw:style-name="palo" svg:height="1mm" svg:y="72.5mm" svg:x="105.0mm"/>
          <draw:rect svg:width="1mm" draw:style-name="palo" svg:height="1mm" svg:y="72.5mm" svg:x="106.5mm"/>
          <draw:rect svg:width="1mm" draw:style-name="palo" svg:height="1mm" svg:y="72.5mm" svg:x="108.0mm"/>
          <draw:rect svg:width="1mm" draw:style-name="palo" svg:height="1mm" svg:y="72.5mm" svg:x="109.5mm"/>
          <draw:rect svg:width="1mm" draw:style-name="palo" svg:height="1mm" svg:y="72.5mm" svg:x="111.0mm"/>
          <draw:rect svg:width="1mm" draw:style-name="palo" svg:height="1mm" svg:y="72.5mm" svg:x="112.5mm"/>
          <draw:rect svg:width="1mm" draw:style-name="palo" svg:height="1mm" svg:y="72.5mm" svg:x="114.0mm"/>
          <draw:rect svg:width="1mm" draw:style-name="palo" svg:height="1mm" svg:y="72.5mm" svg:x="115.5mm"/>
          <draw:rect svg:width="1mm" draw:style-name="palo" svg:height="1mm" svg:y="72.5mm" svg:x="117.0mm"/>
          <draw:rect svg:width="1mm" draw:style-name="palo" svg:height="1mm" svg:y="72.5mm" svg:x="118.5mm"/>
          <draw:rect svg:width="1mm" draw:style-name="palo" svg:height="1mm" svg:y="72.5mm" svg:x="120.0mm"/>
          <draw:rect svg:width="1mm" draw:style-name="palo" svg:height="1mm" svg:y="72.5mm" svg:x="121.5mm"/>
          <draw:rect svg:width="1mm" draw:style-name="palo" svg:height="1mm" svg:y="72.5mm" svg:x="123.0mm"/>
          <draw:rect svg:width="1mm" draw:style-name="palo" svg:height="1mm" svg:y="72.5mm" svg:x="124.5mm"/>
          <draw:rect svg:width="1mm" draw:style-name="palo" svg:height="1mm" svg:y="72.5mm" svg:x="126.0mm"/>
          <draw:rect svg:width="1mm" draw:style-name="palo" svg:height="1mm" svg:y="74.0mm" svg:x="90.0mm"/>
          <draw:rect svg:width="1mm" draw:style-name="palo" svg:height="1mm" svg:y="74.0mm" svg:x="91.5mm"/>
          <draw:rect svg:width="1mm" draw:style-name="palo" svg:height="1mm" svg:y="74.0mm" svg:x="93.0mm"/>
          <draw:rect svg:width="1mm" draw:style-name="palo" svg:height="1mm" svg:y="74.0mm" svg:x="94.5mm"/>
          <draw:rect svg:width="1mm" draw:style-name="palo" svg:height="1mm" svg:y="74.0mm" svg:x="96.0mm"/>
          <draw:rect svg:width="1mm" draw:style-name="palo" svg:height="1mm" svg:y="74.0mm" svg:x="97.5mm"/>
          <draw:rect svg:width="1mm" draw:style-name="palo" svg:height="1mm" svg:y="74.0mm" svg:x="99.0mm"/>
          <draw:rect svg:width="1mm" draw:style-name="palo" svg:height="1mm" svg:y="74.0mm" svg:x="100.5mm"/>
          <draw:rect svg:width="1mm" draw:style-name="palo" svg:height="1mm" svg:y="74.0mm" svg:x="102.0mm"/>
          <draw:rect svg:width="1mm" draw:style-name="palo" svg:height="1mm" svg:y="74.0mm" svg:x="103.5mm"/>
          <draw:rect svg:width="1mm" draw:style-name="palo" svg:height="1mm" svg:y="74.0mm" svg:x="105.0mm"/>
          <draw:rect svg:width="1mm" draw:style-name="palo" svg:height="1mm" svg:y="74.0mm" svg:x="106.5mm"/>
          <draw:rect svg:width="1mm" draw:style-name="palo" svg:height="1mm" svg:y="74.0mm" svg:x="108.0mm"/>
          <draw:rect svg:width="1mm" draw:style-name="palo" svg:height="1mm" svg:y="74.0mm" svg:x="109.5mm"/>
          <draw:rect svg:width="1mm" draw:style-name="palo" svg:height="1mm" svg:y="74.0mm" svg:x="111.0mm"/>
          <draw:rect svg:width="1mm" draw:style-name="palo" svg:height="1mm" svg:y="74.0mm" svg:x="112.5mm"/>
          <draw:rect svg:width="1mm" draw:style-name="palo" svg:height="1mm" svg:y="74.0mm" svg:x="114.0mm"/>
          <draw:rect svg:width="1mm" draw:style-name="palo" svg:height="1mm" svg:y="74.0mm" svg:x="115.5mm"/>
          <draw:rect svg:width="1mm" draw:style-name="palo" svg:height="1mm" svg:y="74.0mm" svg:x="117.0mm"/>
          <draw:rect svg:width="1mm" draw:style-name="palo" svg:height="1mm" svg:y="74.0mm" svg:x="118.5mm"/>
          <draw:rect svg:width="1mm" draw:style-name="palo" svg:height="1mm" svg:y="74.0mm" svg:x="120.0mm"/>
          <draw:rect svg:width="1mm" draw:style-name="palo" svg:height="1mm" svg:y="74.0mm" svg:x="121.5mm"/>
          <draw:rect svg:width="1mm" draw:style-name="palo" svg:height="1mm" svg:y="74.0mm" svg:x="123.0mm"/>
          <draw:rect svg:width="1mm" draw:style-name="palo" svg:height="1mm" svg:y="74.0mm" svg:x="124.5mm"/>
          <draw:rect svg:width="1mm" draw:style-name="palo" svg:height="1mm" svg:y="74.0mm" svg:x="126.0mm"/>
          <draw:rect svg:width="1mm" draw:style-name="palo" svg:height="1mm" svg:y="75.5mm" svg:x="90.0mm"/>
          <draw:rect svg:width="1mm" draw:style-name="palo" svg:height="1mm" svg:y="75.5mm" svg:x="91.5mm"/>
          <draw:rect svg:width="1mm" draw:style-name="palo" svg:height="1mm" svg:y="75.5mm" svg:x="93.0mm"/>
          <draw:rect svg:width="1mm" draw:style-name="palo" svg:height="1mm" svg:y="75.5mm" svg:x="94.5mm"/>
          <draw:rect svg:width="1mm" draw:style-name="palo" svg:height="1mm" svg:y="75.5mm" svg:x="96.0mm"/>
          <draw:rect svg:width="1mm" draw:style-name="palo" svg:height="1mm" svg:y="75.5mm" svg:x="97.5mm"/>
          <draw:rect svg:width="1mm" draw:style-name="palo" svg:height="1mm" svg:y="75.5mm" svg:x="99.0mm"/>
          <draw:rect svg:width="1mm" draw:style-name="palo" svg:height="1mm" svg:y="75.5mm" svg:x="100.5mm"/>
          <draw:rect svg:width="1mm" draw:style-name="palo" svg:height="1mm" svg:y="75.5mm" svg:x="102.0mm"/>
          <draw:rect svg:width="1mm" draw:style-name="palo" svg:height="1mm" svg:y="75.5mm" svg:x="103.5mm"/>
          <draw:rect svg:width="1mm" draw:style-name="palo" svg:height="1mm" svg:y="75.5mm" svg:x="105.0mm"/>
          <draw:rect svg:width="1mm" draw:style-name="palo" svg:height="1mm" svg:y="75.5mm" svg:x="106.5mm"/>
          <draw:rect svg:width="1mm" draw:style-name="palo" svg:height="1mm" svg:y="75.5mm" svg:x="108.0mm"/>
          <draw:rect svg:width="1mm" draw:style-name="palo" svg:height="1mm" svg:y="75.5mm" svg:x="109.5mm"/>
          <draw:rect svg:width="1mm" draw:style-name="palo" svg:height="1mm" svg:y="75.5mm" svg:x="111.0mm"/>
          <draw:rect svg:width="1mm" draw:style-name="palo" svg:height="1mm" svg:y="75.5mm" svg:x="112.5mm"/>
          <draw:rect svg:width="1mm" draw:style-name="palo" svg:height="1mm" svg:y="75.5mm" svg:x="114.0mm"/>
          <draw:rect svg:width="1mm" draw:style-name="palo" svg:height="1mm" svg:y="75.5mm" svg:x="115.5mm"/>
          <draw:rect svg:width="1mm" draw:style-name="palo" svg:height="1mm" svg:y="75.5mm" svg:x="117.0mm"/>
          <draw:rect svg:width="1mm" draw:style-name="palo" svg:height="1mm" svg:y="75.5mm" svg:x="118.5mm"/>
          <draw:rect svg:width="1mm" draw:style-name="palo" svg:height="1mm" svg:y="75.5mm" svg:x="120.0mm"/>
          <draw:rect svg:width="1mm" draw:style-name="palo" svg:height="1mm" svg:y="75.5mm" svg:x="121.5mm"/>
          <draw:rect svg:width="1mm" draw:style-name="palo" svg:height="1mm" svg:y="75.5mm" svg:x="123.0mm"/>
          <draw:rect svg:width="1mm" draw:style-name="palo" svg:height="1mm" svg:y="75.5mm" svg:x="124.5mm"/>
          <draw:rect svg:width="1mm" draw:style-name="palo" svg:height="1mm" svg:y="75.5mm" svg:x="126.0mm"/>
          <draw:rect svg:width="1mm" draw:style-name="palo" svg:height="1mm" svg:y="77.0mm" svg:x="90.0mm"/>
          <draw:rect svg:width="1mm" draw:style-name="palo" svg:height="1mm" svg:y="77.0mm" svg:x="91.5mm"/>
          <draw:rect svg:width="1mm" draw:style-name="palo" svg:height="1mm" svg:y="77.0mm" svg:x="93.0mm"/>
          <draw:rect svg:width="1mm" draw:style-name="palo" svg:height="1mm" svg:y="77.0mm" svg:x="94.5mm"/>
          <draw:rect svg:width="1mm" draw:style-name="palo" svg:height="1mm" svg:y="77.0mm" svg:x="96.0mm"/>
          <draw:rect svg:width="1mm" draw:style-name="palo" svg:height="1mm" svg:y="77.0mm" svg:x="97.5mm"/>
          <draw:rect svg:width="1mm" draw:style-name="palo" svg:height="1mm" svg:y="77.0mm" svg:x="99.0mm"/>
          <draw:rect svg:width="1mm" draw:style-name="palo" svg:height="1mm" svg:y="77.0mm" svg:x="100.5mm"/>
          <draw:rect svg:width="1mm" draw:style-name="palo" svg:height="1mm" svg:y="77.0mm" svg:x="102.0mm"/>
          <draw:rect svg:width="1mm" draw:style-name="palo" svg:height="1mm" svg:y="77.0mm" svg:x="103.5mm"/>
          <draw:rect svg:width="1mm" draw:style-name="palo" svg:height="1mm" svg:y="77.0mm" svg:x="105.0mm"/>
          <draw:rect svg:width="1mm" draw:style-name="palo" svg:height="1mm" svg:y="77.0mm" svg:x="106.5mm"/>
          <draw:rect svg:width="1mm" draw:style-name="palo" svg:height="1mm" svg:y="77.0mm" svg:x="108.0mm"/>
          <draw:rect svg:width="1mm" draw:style-name="palo" svg:height="1mm" svg:y="77.0mm" svg:x="109.5mm"/>
          <draw:rect svg:width="1mm" draw:style-name="palo" svg:height="1mm" svg:y="77.0mm" svg:x="111.0mm"/>
          <draw:rect svg:width="1mm" draw:style-name="palo" svg:height="1mm" svg:y="77.0mm" svg:x="112.5mm"/>
          <draw:rect svg:width="1mm" draw:style-name="palo" svg:height="1mm" svg:y="77.0mm" svg:x="114.0mm"/>
          <draw:rect svg:width="1mm" draw:style-name="palo" svg:height="1mm" svg:y="77.0mm" svg:x="115.5mm"/>
          <draw:rect svg:width="1mm" draw:style-name="palo" svg:height="1mm" svg:y="77.0mm" svg:x="117.0mm"/>
          <draw:rect svg:width="1mm" draw:style-name="palo" svg:height="1mm" svg:y="77.0mm" svg:x="118.5mm"/>
          <draw:rect svg:width="1mm" draw:style-name="palo" svg:height="1mm" svg:y="77.0mm" svg:x="120.0mm"/>
          <draw:rect svg:width="1mm" draw:style-name="palo" svg:height="1mm" svg:y="77.0mm" svg:x="121.5mm"/>
          <draw:rect svg:width="1mm" draw:style-name="palo" svg:height="1mm" svg:y="77.0mm" svg:x="123.0mm"/>
          <draw:rect svg:width="1mm" draw:style-name="palo" svg:height="1mm" svg:y="77.0mm" svg:x="124.5mm"/>
          <draw:rect svg:width="1mm" draw:style-name="palo" svg:height="1mm" svg:y="77.0mm" svg:x="126.0mm"/>
          <draw:rect svg:width="1mm" draw:style-name="palo" svg:height="1mm" svg:y="78.5mm" svg:x="90.0mm"/>
          <draw:rect svg:width="1mm" draw:style-name="palo" svg:height="1mm" svg:y="78.5mm" svg:x="91.5mm"/>
          <draw:rect svg:width="1mm" draw:style-name="palo" svg:height="1mm" svg:y="78.5mm" svg:x="93.0mm"/>
          <draw:rect svg:width="1mm" draw:style-name="palo" svg:height="1mm" svg:y="78.5mm" svg:x="94.5mm"/>
          <draw:rect svg:width="1mm" draw:style-name="palo" svg:height="1mm" svg:y="78.5mm" svg:x="96.0mm"/>
          <draw:rect svg:width="1mm" draw:style-name="palo" svg:height="1mm" svg:y="78.5mm" svg:x="97.5mm"/>
          <draw:rect svg:width="1mm" draw:style-name="palo" svg:height="1mm" svg:y="78.5mm" svg:x="99.0mm"/>
          <draw:rect svg:width="1mm" draw:style-name="palo" svg:height="1mm" svg:y="78.5mm" svg:x="100.5mm"/>
          <draw:rect svg:width="1mm" draw:style-name="palo" svg:height="1mm" svg:y="78.5mm" svg:x="102.0mm"/>
          <draw:rect svg:width="1mm" draw:style-name="palo" svg:height="1mm" svg:y="78.5mm" svg:x="103.5mm"/>
          <draw:rect svg:width="1mm" draw:style-name="palo" svg:height="1mm" svg:y="78.5mm" svg:x="105.0mm"/>
          <draw:rect svg:width="1mm" draw:style-name="palo" svg:height="1mm" svg:y="78.5mm" svg:x="106.5mm"/>
          <draw:rect svg:width="1mm" draw:style-name="palo" svg:height="1mm" svg:y="78.5mm" svg:x="108.0mm"/>
          <draw:rect svg:width="1mm" draw:style-name="palo" svg:height="1mm" svg:y="78.5mm" svg:x="109.5mm"/>
          <draw:rect svg:width="1mm" draw:style-name="palo" svg:height="1mm" svg:y="78.5mm" svg:x="111.0mm"/>
          <draw:rect svg:width="1mm" draw:style-name="palo" svg:height="1mm" svg:y="78.5mm" svg:x="112.5mm"/>
          <draw:rect svg:width="1mm" draw:style-name="palo" svg:height="1mm" svg:y="78.5mm" svg:x="114.0mm"/>
          <draw:rect svg:width="1mm" draw:style-name="palo" svg:height="1mm" svg:y="78.5mm" svg:x="115.5mm"/>
          <draw:rect svg:width="1mm" draw:style-name="palo" svg:height="1mm" svg:y="78.5mm" svg:x="117.0mm"/>
          <draw:rect svg:width="1mm" draw:style-name="palo" svg:height="1mm" svg:y="78.5mm" svg:x="118.5mm"/>
          <draw:rect svg:width="1mm" draw:style-name="palo" svg:height="1mm" svg:y="78.5mm" svg:x="120.0mm"/>
          <draw:rect svg:width="1mm" draw:style-name="palo" svg:height="1mm" svg:y="78.5mm" svg:x="121.5mm"/>
          <draw:rect svg:width="1mm" draw:style-name="palo" svg:height="1mm" svg:y="78.5mm" svg:x="123.0mm"/>
          <draw:rect svg:width="1mm" draw:style-name="palo" svg:height="1mm" svg:y="78.5mm" svg:x="124.5mm"/>
          <draw:rect svg:width="1mm" draw:style-name="palo" svg:height="1mm" svg:y="78.5mm" svg:x="126.0mm"/>
          <draw:rect svg:width="1mm" draw:style-name="palo" svg:height="1mm" svg:y="80.0mm" svg:x="90.0mm"/>
          <draw:rect svg:width="1mm" draw:style-name="palo" svg:height="1mm" svg:y="80.0mm" svg:x="91.5mm"/>
          <draw:rect svg:width="1mm" draw:style-name="palo" svg:height="1mm" svg:y="80.0mm" svg:x="93.0mm"/>
          <draw:rect svg:width="1mm" draw:style-name="palo" svg:height="1mm" svg:y="80.0mm" svg:x="94.5mm"/>
          <draw:rect svg:width="1mm" draw:style-name="palo" svg:height="1mm" svg:y="80.0mm" svg:x="96.0mm"/>
          <draw:rect svg:width="1mm" draw:style-name="palo" svg:height="1mm" svg:y="80.0mm" svg:x="97.5mm"/>
          <draw:rect svg:width="1mm" draw:style-name="palo" svg:height="1mm" svg:y="80.0mm" svg:x="99.0mm"/>
          <draw:rect svg:width="1mm" draw:style-name="palo" svg:height="1mm" svg:y="80.0mm" svg:x="100.5mm"/>
          <draw:rect svg:width="1mm" draw:style-name="palo" svg:height="1mm" svg:y="80.0mm" svg:x="102.0mm"/>
          <draw:rect svg:width="1mm" draw:style-name="palo" svg:height="1mm" svg:y="80.0mm" svg:x="103.5mm"/>
          <draw:rect svg:width="1mm" draw:style-name="palo" svg:height="1mm" svg:y="80.0mm" svg:x="105.0mm"/>
          <draw:rect svg:width="1mm" draw:style-name="palo" svg:height="1mm" svg:y="80.0mm" svg:x="106.5mm"/>
          <draw:rect svg:width="1mm" draw:style-name="palo" svg:height="1mm" svg:y="80.0mm" svg:x="108.0mm"/>
          <draw:rect svg:width="1mm" draw:style-name="palo" svg:height="1mm" svg:y="80.0mm" svg:x="109.5mm"/>
          <draw:rect svg:width="1mm" draw:style-name="palo" svg:height="1mm" svg:y="80.0mm" svg:x="111.0mm"/>
          <draw:rect svg:width="1mm" draw:style-name="palo" svg:height="1mm" svg:y="80.0mm" svg:x="112.5mm"/>
          <draw:rect svg:width="1mm" draw:style-name="palo" svg:height="1mm" svg:y="80.0mm" svg:x="114.0mm"/>
          <draw:rect svg:width="1mm" draw:style-name="palo" svg:height="1mm" svg:y="80.0mm" svg:x="115.5mm"/>
          <draw:rect svg:width="1mm" draw:style-name="palo" svg:height="1mm" svg:y="80.0mm" svg:x="117.0mm"/>
          <draw:rect svg:width="1mm" draw:style-name="palo" svg:height="1mm" svg:y="80.0mm" svg:x="118.5mm"/>
          <draw:rect svg:width="1mm" draw:style-name="palo" svg:height="1mm" svg:y="80.0mm" svg:x="120.0mm"/>
          <draw:rect svg:width="1mm" draw:style-name="palo" svg:height="1mm" svg:y="80.0mm" svg:x="121.5mm"/>
          <draw:rect svg:width="1mm" draw:style-name="palo" svg:height="1mm" svg:y="80.0mm" svg:x="123.0mm"/>
          <draw:rect svg:width="1mm" draw:style-name="palo" svg:height="1mm" svg:y="80.0mm" svg:x="124.5mm"/>
          <draw:rect svg:width="1mm" draw:style-name="palo" svg:height="1mm" svg:y="80.0mm" svg:x="126.0mm"/>
          <draw:rect svg:width="1mm" draw:style-name="palo" svg:height="1mm" svg:y="81.5mm" svg:x="90.0mm"/>
          <draw:rect svg:width="1mm" draw:style-name="palo" svg:height="1mm" svg:y="81.5mm" svg:x="91.5mm"/>
          <draw:rect svg:width="1mm" draw:style-name="palo" svg:height="1mm" svg:y="81.5mm" svg:x="93.0mm"/>
          <draw:rect svg:width="1mm" draw:style-name="palo" svg:height="1mm" svg:y="81.5mm" svg:x="94.5mm"/>
          <draw:rect svg:width="1mm" draw:style-name="palo" svg:height="1mm" svg:y="81.5mm" svg:x="96.0mm"/>
          <draw:rect svg:width="1mm" draw:style-name="palo" svg:height="1mm" svg:y="81.5mm" svg:x="97.5mm"/>
          <draw:rect svg:width="1mm" draw:style-name="palo" svg:height="1mm" svg:y="81.5mm" svg:x="99.0mm"/>
          <draw:rect svg:width="1mm" draw:style-name="palo" svg:height="1mm" svg:y="81.5mm" svg:x="100.5mm"/>
          <draw:rect svg:width="1mm" draw:style-name="palo" svg:height="1mm" svg:y="81.5mm" svg:x="102.0mm"/>
          <draw:rect svg:width="1mm" draw:style-name="palo" svg:height="1mm" svg:y="81.5mm" svg:x="103.5mm"/>
          <draw:rect svg:width="1mm" draw:style-name="palo" svg:height="1mm" svg:y="81.5mm" svg:x="105.0mm"/>
          <draw:rect svg:width="1mm" draw:style-name="palo" svg:height="1mm" svg:y="81.5mm" svg:x="106.5mm"/>
          <draw:rect svg:width="1mm" draw:style-name="palo" svg:height="1mm" svg:y="81.5mm" svg:x="108.0mm"/>
          <draw:rect svg:width="1mm" draw:style-name="palo" svg:height="1mm" svg:y="81.5mm" svg:x="109.5mm"/>
          <draw:rect svg:width="1mm" draw:style-name="palo" svg:height="1mm" svg:y="81.5mm" svg:x="111.0mm"/>
          <draw:rect svg:width="1mm" draw:style-name="palo" svg:height="1mm" svg:y="81.5mm" svg:x="112.5mm"/>
          <draw:rect svg:width="1mm" draw:style-name="palo" svg:height="1mm" svg:y="81.5mm" svg:x="114.0mm"/>
          <draw:rect svg:width="1mm" draw:style-name="palo" svg:height="1mm" svg:y="81.5mm" svg:x="115.5mm"/>
          <draw:rect svg:width="1mm" draw:style-name="palo" svg:height="1mm" svg:y="81.5mm" svg:x="117.0mm"/>
          <draw:rect svg:width="1mm" draw:style-name="palo" svg:height="1mm" svg:y="81.5mm" svg:x="118.5mm"/>
          <draw:rect svg:width="1mm" draw:style-name="palo" svg:height="1mm" svg:y="81.5mm" svg:x="120.0mm"/>
          <draw:rect svg:width="1mm" draw:style-name="palo" svg:height="1mm" svg:y="81.5mm" svg:x="121.5mm"/>
          <draw:rect svg:width="1mm" draw:style-name="palo" svg:height="1mm" svg:y="81.5mm" svg:x="123.0mm"/>
          <draw:rect svg:width="1mm" draw:style-name="palo" svg:height="1mm" svg:y="81.5mm" svg:x="124.5mm"/>
          <draw:rect svg:width="1mm" draw:style-name="palo" svg:height="1mm" svg:y="81.5mm" svg:x="126.0mm"/>
          <draw:rect svg:width="1mm" draw:style-name="palo" svg:height="1mm" svg:y="83.0mm" svg:x="90.0mm"/>
          <draw:rect svg:width="1mm" draw:style-name="palo" svg:height="1mm" svg:y="83.0mm" svg:x="91.5mm"/>
          <draw:rect svg:width="1mm" draw:style-name="palo" svg:height="1mm" svg:y="83.0mm" svg:x="93.0mm"/>
          <draw:rect svg:width="1mm" draw:style-name="palo" svg:height="1mm" svg:y="83.0mm" svg:x="94.5mm"/>
          <draw:rect svg:width="1mm" draw:style-name="palo" svg:height="1mm" svg:y="83.0mm" svg:x="96.0mm"/>
          <draw:rect svg:width="1mm" draw:style-name="palo" svg:height="1mm" svg:y="83.0mm" svg:x="97.5mm"/>
          <draw:rect svg:width="1mm" draw:style-name="palo" svg:height="1mm" svg:y="83.0mm" svg:x="99.0mm"/>
          <draw:rect svg:width="1mm" draw:style-name="palo" svg:height="1mm" svg:y="83.0mm" svg:x="100.5mm"/>
          <draw:rect svg:width="1mm" draw:style-name="palo" svg:height="1mm" svg:y="83.0mm" svg:x="102.0mm"/>
          <draw:rect svg:width="1mm" draw:style-name="palo" svg:height="1mm" svg:y="83.0mm" svg:x="103.5mm"/>
          <draw:rect svg:width="1mm" draw:style-name="palo" svg:height="1mm" svg:y="83.0mm" svg:x="105.0mm"/>
          <draw:rect svg:width="1mm" draw:style-name="palo" svg:height="1mm" svg:y="83.0mm" svg:x="106.5mm"/>
          <draw:rect svg:width="1mm" draw:style-name="palo" svg:height="1mm" svg:y="83.0mm" svg:x="108.0mm"/>
          <draw:rect svg:width="1mm" draw:style-name="palo" svg:height="1mm" svg:y="83.0mm" svg:x="109.5mm"/>
          <draw:rect svg:width="1mm" draw:style-name="palo" svg:height="1mm" svg:y="83.0mm" svg:x="111.0mm"/>
          <draw:rect svg:width="1mm" draw:style-name="palo" svg:height="1mm" svg:y="83.0mm" svg:x="112.5mm"/>
          <draw:rect svg:width="1mm" draw:style-name="palo" svg:height="1mm" svg:y="83.0mm" svg:x="114.0mm"/>
          <draw:rect svg:width="1mm" draw:style-name="palo" svg:height="1mm" svg:y="83.0mm" svg:x="115.5mm"/>
          <draw:rect svg:width="1mm" draw:style-name="palo" svg:height="1mm" svg:y="83.0mm" svg:x="117.0mm"/>
          <draw:rect svg:width="1mm" draw:style-name="palo" svg:height="1mm" svg:y="83.0mm" svg:x="118.5mm"/>
          <draw:rect svg:width="1mm" draw:style-name="palo" svg:height="1mm" svg:y="83.0mm" svg:x="120.0mm"/>
          <draw:rect svg:width="1mm" draw:style-name="palo" svg:height="1mm" svg:y="83.0mm" svg:x="121.5mm"/>
          <draw:rect svg:width="1mm" draw:style-name="palo" svg:height="1mm" svg:y="83.0mm" svg:x="123.0mm"/>
          <draw:rect svg:width="1mm" draw:style-name="palo" svg:height="1mm" svg:y="83.0mm" svg:x="124.5mm"/>
          <draw:rect svg:width="1mm" draw:style-name="palo" svg:height="1mm" svg:y="83.0mm" svg:x="126.0mm"/>
          <draw:rect svg:width="1mm" draw:style-name="palo" svg:height="1mm" svg:y="84.5mm" svg:x="90.0mm"/>
          <draw:rect svg:width="1mm" draw:style-name="palo" svg:height="1mm" svg:y="84.5mm" svg:x="91.5mm"/>
          <draw:rect svg:width="1mm" draw:style-name="palo" svg:height="1mm" svg:y="84.5mm" svg:x="93.0mm"/>
          <draw:rect svg:width="1mm" draw:style-name="palo" svg:height="1mm" svg:y="84.5mm" svg:x="94.5mm"/>
          <draw:rect svg:width="1mm" draw:style-name="palo" svg:height="1mm" svg:y="84.5mm" svg:x="96.0mm"/>
          <draw:rect svg:width="1mm" draw:style-name="palo" svg:height="1mm" svg:y="84.5mm" svg:x="97.5mm"/>
          <draw:rect svg:width="1mm" draw:style-name="palo" svg:height="1mm" svg:y="84.5mm" svg:x="99.0mm"/>
          <draw:rect svg:width="1mm" draw:style-name="palo" svg:height="1mm" svg:y="84.5mm" svg:x="100.5mm"/>
          <draw:rect svg:width="1mm" draw:style-name="palo" svg:height="1mm" svg:y="84.5mm" svg:x="102.0mm"/>
          <draw:rect svg:width="1mm" draw:style-name="palo" svg:height="1mm" svg:y="84.5mm" svg:x="103.5mm"/>
          <draw:rect svg:width="1mm" draw:style-name="palo" svg:height="1mm" svg:y="84.5mm" svg:x="105.0mm"/>
          <draw:rect svg:width="1mm" draw:style-name="palo" svg:height="1mm" svg:y="84.5mm" svg:x="106.5mm"/>
          <draw:rect svg:width="1mm" draw:style-name="palo" svg:height="1mm" svg:y="84.5mm" svg:x="108.0mm"/>
          <draw:rect svg:width="1mm" draw:style-name="palo" svg:height="1mm" svg:y="84.5mm" svg:x="109.5mm"/>
          <draw:rect svg:width="1mm" draw:style-name="palo" svg:height="1mm" svg:y="84.5mm" svg:x="111.0mm"/>
          <draw:rect svg:width="1mm" draw:style-name="palo" svg:height="1mm" svg:y="84.5mm" svg:x="112.5mm"/>
          <draw:rect svg:width="1mm" draw:style-name="palo" svg:height="1mm" svg:y="84.5mm" svg:x="114.0mm"/>
          <draw:rect svg:width="1mm" draw:style-name="palo" svg:height="1mm" svg:y="84.5mm" svg:x="115.5mm"/>
          <draw:rect svg:width="1mm" draw:style-name="palo" svg:height="1mm" svg:y="84.5mm" svg:x="117.0mm"/>
          <draw:rect svg:width="1mm" draw:style-name="palo" svg:height="1mm" svg:y="84.5mm" svg:x="118.5mm"/>
          <draw:rect svg:width="1mm" draw:style-name="palo" svg:height="1mm" svg:y="84.5mm" svg:x="120.0mm"/>
          <draw:rect svg:width="1mm" draw:style-name="palo" svg:height="1mm" svg:y="84.5mm" svg:x="121.5mm"/>
          <draw:rect svg:width="1mm" draw:style-name="palo" svg:height="1mm" svg:y="84.5mm" svg:x="123.0mm"/>
          <draw:rect svg:width="1mm" draw:style-name="palo" svg:height="1mm" svg:y="84.5mm" svg:x="124.5mm"/>
          <draw:rect svg:width="1mm" draw:style-name="palo" svg:height="1mm" svg:y="84.5mm" svg:x="126.0mm"/>
          <draw:rect svg:width="1mm" draw:style-name="palo" svg:height="1mm" svg:y="86.0mm" svg:x="90.0mm"/>
          <draw:rect svg:width="1mm" draw:style-name="palo" svg:height="1mm" svg:y="86.0mm" svg:x="91.5mm"/>
          <draw:rect svg:width="1mm" draw:style-name="palo" svg:height="1mm" svg:y="86.0mm" svg:x="93.0mm"/>
          <draw:rect svg:width="1mm" draw:style-name="palo" svg:height="1mm" svg:y="86.0mm" svg:x="94.5mm"/>
          <draw:rect svg:width="1mm" draw:style-name="palo" svg:height="1mm" svg:y="86.0mm" svg:x="96.0mm"/>
          <draw:rect svg:width="1mm" draw:style-name="palo" svg:height="1mm" svg:y="86.0mm" svg:x="97.5mm"/>
          <draw:rect svg:width="1mm" draw:style-name="palo" svg:height="1mm" svg:y="86.0mm" svg:x="99.0mm"/>
          <draw:rect svg:width="1mm" draw:style-name="palo" svg:height="1mm" svg:y="86.0mm" svg:x="100.5mm"/>
          <draw:rect svg:width="1mm" draw:style-name="palo" svg:height="1mm" svg:y="86.0mm" svg:x="102.0mm"/>
          <draw:rect svg:width="1mm" draw:style-name="palo" svg:height="1mm" svg:y="86.0mm" svg:x="103.5mm"/>
          <draw:rect svg:width="1mm" draw:style-name="palo" svg:height="1mm" svg:y="86.0mm" svg:x="105.0mm"/>
          <draw:rect svg:width="1mm" draw:style-name="palo" svg:height="1mm" svg:y="86.0mm" svg:x="106.5mm"/>
          <draw:rect svg:width="1mm" draw:style-name="palo" svg:height="1mm" svg:y="86.0mm" svg:x="108.0mm"/>
          <draw:rect svg:width="1mm" draw:style-name="palo" svg:height="1mm" svg:y="86.0mm" svg:x="109.5mm"/>
          <draw:rect svg:width="1mm" draw:style-name="palo" svg:height="1mm" svg:y="86.0mm" svg:x="111.0mm"/>
          <draw:rect svg:width="1mm" draw:style-name="palo" svg:height="1mm" svg:y="86.0mm" svg:x="112.5mm"/>
          <draw:rect svg:width="1mm" draw:style-name="palo" svg:height="1mm" svg:y="86.0mm" svg:x="114.0mm"/>
          <draw:rect svg:width="1mm" draw:style-name="palo" svg:height="1mm" svg:y="86.0mm" svg:x="115.5mm"/>
          <draw:rect svg:width="1mm" draw:style-name="palo" svg:height="1mm" svg:y="86.0mm" svg:x="117.0mm"/>
          <draw:rect svg:width="1mm" draw:style-name="palo" svg:height="1mm" svg:y="86.0mm" svg:x="118.5mm"/>
          <draw:rect svg:width="1mm" draw:style-name="palo" svg:height="1mm" svg:y="86.0mm" svg:x="120.0mm"/>
          <draw:rect svg:width="1mm" draw:style-name="palo" svg:height="1mm" svg:y="86.0mm" svg:x="121.5mm"/>
          <draw:rect svg:width="1mm" draw:style-name="palo" svg:height="1mm" svg:y="86.0mm" svg:x="123.0mm"/>
          <draw:rect svg:width="1mm" draw:style-name="palo" svg:height="1mm" svg:y="86.0mm" svg:x="124.5mm"/>
          <draw:rect svg:width="1mm" draw:style-name="palo" svg:height="1mm" svg:y="86.0mm" svg:x="126.0mm"/>
          <draw:rect svg:width="1mm" draw:style-name="palo" svg:height="1mm" svg:y="87.5mm" svg:x="90.0mm"/>
          <draw:rect svg:width="1mm" draw:style-name="palo" svg:height="1mm" svg:y="87.5mm" svg:x="91.5mm"/>
          <draw:rect svg:width="1mm" draw:style-name="palo" svg:height="1mm" svg:y="87.5mm" svg:x="93.0mm"/>
          <draw:rect svg:width="1mm" draw:style-name="palo" svg:height="1mm" svg:y="87.5mm" svg:x="94.5mm"/>
          <draw:rect svg:width="1mm" draw:style-name="palo" svg:height="1mm" svg:y="87.5mm" svg:x="96.0mm"/>
          <draw:rect svg:width="1mm" draw:style-name="palo" svg:height="1mm" svg:y="87.5mm" svg:x="97.5mm"/>
          <draw:rect svg:width="1mm" draw:style-name="palo" svg:height="1mm" svg:y="87.5mm" svg:x="99.0mm"/>
          <draw:rect svg:width="1mm" draw:style-name="palo" svg:height="1mm" svg:y="87.5mm" svg:x="100.5mm"/>
          <draw:rect svg:width="1mm" draw:style-name="palo" svg:height="1mm" svg:y="87.5mm" svg:x="102.0mm"/>
          <draw:rect svg:width="1mm" draw:style-name="palo" svg:height="1mm" svg:y="87.5mm" svg:x="103.5mm"/>
          <draw:rect svg:width="1mm" draw:style-name="palo" svg:height="1mm" svg:y="87.5mm" svg:x="105.0mm"/>
          <draw:rect svg:width="1mm" draw:style-name="palo" svg:height="1mm" svg:y="87.5mm" svg:x="106.5mm"/>
          <draw:rect svg:width="1mm" draw:style-name="palo" svg:height="1mm" svg:y="87.5mm" svg:x="108.0mm"/>
          <draw:rect svg:width="1mm" draw:style-name="palo" svg:height="1mm" svg:y="87.5mm" svg:x="109.5mm"/>
          <draw:rect svg:width="1mm" draw:style-name="palo" svg:height="1mm" svg:y="87.5mm" svg:x="111.0mm"/>
          <draw:rect svg:width="1mm" draw:style-name="palo" svg:height="1mm" svg:y="87.5mm" svg:x="112.5mm"/>
          <draw:rect svg:width="1mm" draw:style-name="palo" svg:height="1mm" svg:y="87.5mm" svg:x="114.0mm"/>
          <draw:rect svg:width="1mm" draw:style-name="palo" svg:height="1mm" svg:y="87.5mm" svg:x="115.5mm"/>
          <draw:rect svg:width="1mm" draw:style-name="palo" svg:height="1mm" svg:y="87.5mm" svg:x="117.0mm"/>
          <draw:rect svg:width="1mm" draw:style-name="palo" svg:height="1mm" svg:y="87.5mm" svg:x="118.5mm"/>
          <draw:rect svg:width="1mm" draw:style-name="palo" svg:height="1mm" svg:y="87.5mm" svg:x="120.0mm"/>
          <draw:rect svg:width="1mm" draw:style-name="palo" svg:height="1mm" svg:y="87.5mm" svg:x="121.5mm"/>
          <draw:rect svg:width="1mm" draw:style-name="palo" svg:height="1mm" svg:y="87.5mm" svg:x="123.0mm"/>
          <draw:rect svg:width="1mm" draw:style-name="palo" svg:height="1mm" svg:y="87.5mm" svg:x="124.5mm"/>
          <draw:rect svg:width="1mm" draw:style-name="palo" svg:height="1mm" svg:y="87.5mm" svg:x="126.0mm"/>
          <draw:rect svg:width="1mm" draw:style-name="palo" svg:height="1mm" svg:y="89.0mm" svg:x="90.0mm"/>
          <draw:rect svg:width="1mm" draw:style-name="palo" svg:height="1mm" svg:y="89.0mm" svg:x="91.5mm"/>
          <draw:rect svg:width="1mm" draw:style-name="palo" svg:height="1mm" svg:y="89.0mm" svg:x="93.0mm"/>
          <draw:rect svg:width="1mm" draw:style-name="palo" svg:height="1mm" svg:y="89.0mm" svg:x="94.5mm"/>
          <draw:rect svg:width="1mm" draw:style-name="palo" svg:height="1mm" svg:y="89.0mm" svg:x="96.0mm"/>
          <draw:rect svg:width="1mm" draw:style-name="palo" svg:height="1mm" svg:y="89.0mm" svg:x="97.5mm"/>
          <draw:rect svg:width="1mm" draw:style-name="palo" svg:height="1mm" svg:y="89.0mm" svg:x="99.0mm"/>
          <draw:rect svg:width="1mm" draw:style-name="palo" svg:height="1mm" svg:y="89.0mm" svg:x="100.5mm"/>
          <draw:rect svg:width="1mm" draw:style-name="palo" svg:height="1mm" svg:y="89.0mm" svg:x="102.0mm"/>
          <draw:rect svg:width="1mm" draw:style-name="palo" svg:height="1mm" svg:y="89.0mm" svg:x="103.5mm"/>
          <draw:rect svg:width="1mm" draw:style-name="palo" svg:height="1mm" svg:y="89.0mm" svg:x="105.0mm"/>
          <draw:rect svg:width="1mm" draw:style-name="palo" svg:height="1mm" svg:y="89.0mm" svg:x="106.5mm"/>
          <draw:rect svg:width="1mm" draw:style-name="palo" svg:height="1mm" svg:y="89.0mm" svg:x="108.0mm"/>
          <draw:rect svg:width="1mm" draw:style-name="palo" svg:height="1mm" svg:y="89.0mm" svg:x="109.5mm"/>
          <draw:rect svg:width="1mm" draw:style-name="palo" svg:height="1mm" svg:y="89.0mm" svg:x="111.0mm"/>
          <draw:rect svg:width="1mm" draw:style-name="palo" svg:height="1mm" svg:y="89.0mm" svg:x="112.5mm"/>
          <draw:rect svg:width="1mm" draw:style-name="palo" svg:height="1mm" svg:y="89.0mm" svg:x="114.0mm"/>
          <draw:rect svg:width="1mm" draw:style-name="palo" svg:height="1mm" svg:y="89.0mm" svg:x="115.5mm"/>
          <draw:rect svg:width="1mm" draw:style-name="palo" svg:height="1mm" svg:y="89.0mm" svg:x="117.0mm"/>
          <draw:rect svg:width="1mm" draw:style-name="palo" svg:height="1mm" svg:y="89.0mm" svg:x="118.5mm"/>
          <draw:rect svg:width="1mm" draw:style-name="palo" svg:height="1mm" svg:y="89.0mm" svg:x="120.0mm"/>
          <draw:frame svg:width="60mm" draw:style-name="texto" svg:height="10mm" svg:y="70.5mm" svg:x="135.5mm">
            <draw:text-box>
              <text:p>Costo anual de un diputado</text:p>
            </draw:text-box>
          </draw:frame>
        </draw:g>
        <draw:g>
          <draw:rect svg:width="1mm" draw:style-name="palo" svg:height="1mm" svg:y="93.0mm" svg:x="90.0mm"/>
          <draw:rect svg:width="1mm" draw:style-name="palo" svg:height="1mm" svg:y="93.0mm" svg:x="91.5mm"/>
          <draw:rect svg:width="1mm" draw:style-name="palo" svg:height="1mm" svg:y="93.0mm" svg:x="93.0mm"/>
          <draw:rect svg:width="1mm" draw:style-name="palo" svg:height="1mm" svg:y="93.0mm" svg:x="94.5mm"/>
          <draw:rect svg:width="1mm" draw:style-name="palo" svg:height="1mm" svg:y="93.0mm" svg:x="96.0mm"/>
          <draw:rect svg:width="1mm" draw:style-name="palo" svg:height="1mm" svg:y="93.0mm" svg:x="97.5mm"/>
          <draw:rect svg:width="1mm" draw:style-name="palo" svg:height="1mm" svg:y="93.0mm" svg:x="99.0mm"/>
          <draw:rect svg:width="1mm" draw:style-name="palo" svg:height="1mm" svg:y="93.0mm" svg:x="100.5mm"/>
          <draw:rect svg:width="1mm" draw:style-name="palo" svg:height="1mm" svg:y="93.0mm" svg:x="102.0mm"/>
          <draw:rect svg:width="1mm" draw:style-name="palo" svg:height="1mm" svg:y="93.0mm" svg:x="103.5mm"/>
          <draw:rect svg:width="1mm" draw:style-name="palo" svg:height="1mm" svg:y="93.0mm" svg:x="105.0mm"/>
          <draw:rect svg:width="1mm" draw:style-name="palo" svg:height="1mm" svg:y="93.0mm" svg:x="106.5mm"/>
          <draw:rect svg:width="1mm" draw:style-name="palo" svg:height="1mm" svg:y="93.0mm" svg:x="108.0mm"/>
          <draw:rect svg:width="1mm" draw:style-name="palo" svg:height="1mm" svg:y="93.0mm" svg:x="109.5mm"/>
          <draw:rect svg:width="1mm" draw:style-name="palo" svg:height="1mm" svg:y="93.0mm" svg:x="111.0mm"/>
          <draw:rect svg:width="1mm" draw:style-name="palo" svg:height="1mm" svg:y="93.0mm" svg:x="112.5mm"/>
          <draw:rect svg:width="1mm" draw:style-name="palo" svg:height="1mm" svg:y="93.0mm" svg:x="114.0mm"/>
          <draw:rect svg:width="1mm" draw:style-name="palo" svg:height="1mm" svg:y="93.0mm" svg:x="115.5mm"/>
          <draw:rect svg:width="1mm" draw:style-name="palo" svg:height="1mm" svg:y="93.0mm" svg:x="117.0mm"/>
          <draw:rect svg:width="1mm" draw:style-name="palo" svg:height="1mm" svg:y="93.0mm" svg:x="118.5mm"/>
          <draw:rect svg:width="1mm" draw:style-name="palo" svg:height="1mm" svg:y="93.0mm" svg:x="120.0mm"/>
          <draw:rect svg:width="1mm" draw:style-name="palo" svg:height="1mm" svg:y="93.0mm" svg:x="121.5mm"/>
          <draw:rect svg:width="1mm" draw:style-name="palo" svg:height="1mm" svg:y="93.0mm" svg:x="123.0mm"/>
          <draw:rect svg:width="1mm" draw:style-name="palo" svg:height="1mm" svg:y="93.0mm" svg:x="124.5mm"/>
          <draw:rect svg:width="1mm" draw:style-name="palo" svg:height="1mm" svg:y="93.0mm" svg:x="126.0mm"/>
          <draw:rect svg:width="1mm" draw:style-name="palo" svg:height="1mm" svg:y="94.5mm" svg:x="90.0mm"/>
          <draw:rect svg:width="1mm" draw:style-name="palo" svg:height="1mm" svg:y="94.5mm" svg:x="91.5mm"/>
          <draw:rect svg:width="1mm" draw:style-name="palo" svg:height="1mm" svg:y="94.5mm" svg:x="93.0mm"/>
          <draw:rect svg:width="1mm" draw:style-name="palo" svg:height="1mm" svg:y="94.5mm" svg:x="94.5mm"/>
          <draw:rect svg:width="1mm" draw:style-name="palo" svg:height="1mm" svg:y="94.5mm" svg:x="96.0mm"/>
          <draw:rect svg:width="1mm" draw:style-name="palo" svg:height="1mm" svg:y="94.5mm" svg:x="97.5mm"/>
          <draw:rect svg:width="1mm" draw:style-name="palo" svg:height="1mm" svg:y="94.5mm" svg:x="99.0mm"/>
          <draw:rect svg:width="1mm" draw:style-name="palo" svg:height="1mm" svg:y="94.5mm" svg:x="100.5mm"/>
          <draw:rect svg:width="1mm" draw:style-name="palo" svg:height="1mm" svg:y="94.5mm" svg:x="102.0mm"/>
          <draw:rect svg:width="1mm" draw:style-name="palo" svg:height="1mm" svg:y="94.5mm" svg:x="103.5mm"/>
          <draw:rect svg:width="1mm" draw:style-name="palo" svg:height="1mm" svg:y="94.5mm" svg:x="105.0mm"/>
          <draw:rect svg:width="1mm" draw:style-name="palo" svg:height="1mm" svg:y="94.5mm" svg:x="106.5mm"/>
          <draw:rect svg:width="1mm" draw:style-name="palo" svg:height="1mm" svg:y="94.5mm" svg:x="108.0mm"/>
          <draw:rect svg:width="1mm" draw:style-name="palo" svg:height="1mm" svg:y="94.5mm" svg:x="109.5mm"/>
          <draw:rect svg:width="1mm" draw:style-name="palo" svg:height="1mm" svg:y="94.5mm" svg:x="111.0mm"/>
          <draw:rect svg:width="1mm" draw:style-name="palo" svg:height="1mm" svg:y="94.5mm" svg:x="112.5mm"/>
          <draw:rect svg:width="1mm" draw:style-name="palo" svg:height="1mm" svg:y="94.5mm" svg:x="114.0mm"/>
          <draw:rect svg:width="1mm" draw:style-name="palo" svg:height="1mm" svg:y="94.5mm" svg:x="115.5mm"/>
          <draw:rect svg:width="1mm" draw:style-name="palo" svg:height="1mm" svg:y="94.5mm" svg:x="117.0mm"/>
          <draw:rect svg:width="1mm" draw:style-name="palo" svg:height="1mm" svg:y="94.5mm" svg:x="118.5mm"/>
          <draw:rect svg:width="1mm" draw:style-name="palo" svg:height="1mm" svg:y="94.5mm" svg:x="120.0mm"/>
          <draw:rect svg:width="1mm" draw:style-name="palo" svg:height="1mm" svg:y="94.5mm" svg:x="121.5mm"/>
          <draw:rect svg:width="1mm" draw:style-name="palo" svg:height="1mm" svg:y="94.5mm" svg:x="123.0mm"/>
          <draw:rect svg:width="1mm" draw:style-name="palo" svg:height="1mm" svg:y="94.5mm" svg:x="124.5mm"/>
          <draw:rect svg:width="1mm" draw:style-name="palo" svg:height="1mm" svg:y="94.5mm" svg:x="126.0mm"/>
          <draw:rect svg:width="1mm" draw:style-name="palo" svg:height="1mm" svg:y="96.0mm" svg:x="90.0mm"/>
          <draw:rect svg:width="1mm" draw:style-name="palo" svg:height="1mm" svg:y="96.0mm" svg:x="91.5mm"/>
          <draw:rect svg:width="1mm" draw:style-name="palo" svg:height="1mm" svg:y="96.0mm" svg:x="93.0mm"/>
          <draw:rect svg:width="1mm" draw:style-name="palo" svg:height="1mm" svg:y="96.0mm" svg:x="94.5mm"/>
          <draw:rect svg:width="1mm" draw:style-name="palo" svg:height="1mm" svg:y="96.0mm" svg:x="96.0mm"/>
          <draw:rect svg:width="1mm" draw:style-name="palo" svg:height="1mm" svg:y="96.0mm" svg:x="97.5mm"/>
          <draw:rect svg:width="1mm" draw:style-name="palo" svg:height="1mm" svg:y="96.0mm" svg:x="99.0mm"/>
          <draw:rect svg:width="1mm" draw:style-name="palo" svg:height="1mm" svg:y="96.0mm" svg:x="100.5mm"/>
          <draw:rect svg:width="1mm" draw:style-name="palo" svg:height="1mm" svg:y="96.0mm" svg:x="102.0mm"/>
          <draw:rect svg:width="1mm" draw:style-name="palo" svg:height="1mm" svg:y="96.0mm" svg:x="103.5mm"/>
          <draw:rect svg:width="1mm" draw:style-name="palo" svg:height="1mm" svg:y="96.0mm" svg:x="105.0mm"/>
          <draw:rect svg:width="1mm" draw:style-name="palo" svg:height="1mm" svg:y="96.0mm" svg:x="106.5mm"/>
          <draw:rect svg:width="1mm" draw:style-name="palo" svg:height="1mm" svg:y="96.0mm" svg:x="108.0mm"/>
          <draw:rect svg:width="1mm" draw:style-name="palo" svg:height="1mm" svg:y="96.0mm" svg:x="109.5mm"/>
          <draw:rect svg:width="1mm" draw:style-name="palo" svg:height="1mm" svg:y="96.0mm" svg:x="111.0mm"/>
          <draw:rect svg:width="1mm" draw:style-name="palo" svg:height="1mm" svg:y="96.0mm" svg:x="112.5mm"/>
          <draw:rect svg:width="1mm" draw:style-name="palo" svg:height="1mm" svg:y="96.0mm" svg:x="114.0mm"/>
          <draw:rect svg:width="1mm" draw:style-name="palo" svg:height="1mm" svg:y="96.0mm" svg:x="115.5mm"/>
          <draw:rect svg:width="1mm" draw:style-name="palo" svg:height="1mm" svg:y="96.0mm" svg:x="117.0mm"/>
          <draw:rect svg:width="1mm" draw:style-name="palo" svg:height="1mm" svg:y="96.0mm" svg:x="118.5mm"/>
          <draw:rect svg:width="1mm" draw:style-name="palo" svg:height="1mm" svg:y="96.0mm" svg:x="120.0mm"/>
          <draw:rect svg:width="1mm" draw:style-name="palo" svg:height="1mm" svg:y="96.0mm" svg:x="121.5mm"/>
          <draw:rect svg:width="1mm" draw:style-name="palo" svg:height="1mm" svg:y="96.0mm" svg:x="123.0mm"/>
          <draw:rect svg:width="1mm" draw:style-name="palo" svg:height="1mm" svg:y="96.0mm" svg:x="124.5mm"/>
          <draw:rect svg:width="1mm" draw:style-name="palo" svg:height="1mm" svg:y="96.0mm" svg:x="126.0mm"/>
          <draw:rect svg:width="1mm" draw:style-name="palo" svg:height="1mm" svg:y="97.5mm" svg:x="90.0mm"/>
          <draw:rect svg:width="1mm" draw:style-name="palo" svg:height="1mm" svg:y="97.5mm" svg:x="91.5mm"/>
          <draw:rect svg:width="1mm" draw:style-name="palo" svg:height="1mm" svg:y="97.5mm" svg:x="93.0mm"/>
          <draw:rect svg:width="1mm" draw:style-name="palo" svg:height="1mm" svg:y="97.5mm" svg:x="94.5mm"/>
          <draw:rect svg:width="1mm" draw:style-name="palo" svg:height="1mm" svg:y="97.5mm" svg:x="96.0mm"/>
          <draw:rect svg:width="1mm" draw:style-name="palo" svg:height="1mm" svg:y="97.5mm" svg:x="97.5mm"/>
          <draw:rect svg:width="1mm" draw:style-name="palo" svg:height="1mm" svg:y="97.5mm" svg:x="99.0mm"/>
          <draw:rect svg:width="1mm" draw:style-name="palo" svg:height="1mm" svg:y="97.5mm" svg:x="100.5mm"/>
          <draw:rect svg:width="1mm" draw:style-name="palo" svg:height="1mm" svg:y="97.5mm" svg:x="102.0mm"/>
          <draw:rect svg:width="1mm" draw:style-name="palo" svg:height="1mm" svg:y="97.5mm" svg:x="103.5mm"/>
          <draw:rect svg:width="1mm" draw:style-name="palo" svg:height="1mm" svg:y="97.5mm" svg:x="105.0mm"/>
          <draw:rect svg:width="1mm" draw:style-name="palo" svg:height="1mm" svg:y="97.5mm" svg:x="106.5mm"/>
          <draw:rect svg:width="1mm" draw:style-name="palo" svg:height="1mm" svg:y="97.5mm" svg:x="108.0mm"/>
          <draw:rect svg:width="1mm" draw:style-name="palo" svg:height="1mm" svg:y="97.5mm" svg:x="109.5mm"/>
          <draw:rect svg:width="1mm" draw:style-name="palo" svg:height="1mm" svg:y="97.5mm" svg:x="111.0mm"/>
          <draw:rect svg:width="1mm" draw:style-name="palo" svg:height="1mm" svg:y="97.5mm" svg:x="112.5mm"/>
          <draw:rect svg:width="1mm" draw:style-name="palo" svg:height="1mm" svg:y="97.5mm" svg:x="114.0mm"/>
          <draw:rect svg:width="1mm" draw:style-name="palo" svg:height="1mm" svg:y="97.5mm" svg:x="115.5mm"/>
          <draw:rect svg:width="1mm" draw:style-name="palo" svg:height="1mm" svg:y="97.5mm" svg:x="117.0mm"/>
          <draw:rect svg:width="1mm" draw:style-name="palo" svg:height="1mm" svg:y="97.5mm" svg:x="118.5mm"/>
          <draw:rect svg:width="1mm" draw:style-name="palo" svg:height="1mm" svg:y="97.5mm" svg:x="120.0mm"/>
          <draw:rect svg:width="1mm" draw:style-name="palo" svg:height="1mm" svg:y="97.5mm" svg:x="121.5mm"/>
          <draw:rect svg:width="1mm" draw:style-name="palo" svg:height="1mm" svg:y="97.5mm" svg:x="123.0mm"/>
          <draw:rect svg:width="1mm" draw:style-name="palo" svg:height="1mm" svg:y="97.5mm" svg:x="124.5mm"/>
          <draw:rect svg:width="1mm" draw:style-name="palo" svg:height="1mm" svg:y="97.5mm" svg:x="126.0mm"/>
          <draw:rect svg:width="1mm" draw:style-name="palo" svg:height="1mm" svg:y="99.0mm" svg:x="90.0mm"/>
          <draw:rect svg:width="1mm" draw:style-name="palo" svg:height="1mm" svg:y="99.0mm" svg:x="91.5mm"/>
          <draw:rect svg:width="1mm" draw:style-name="palo" svg:height="1mm" svg:y="99.0mm" svg:x="93.0mm"/>
          <draw:rect svg:width="1mm" draw:style-name="palo" svg:height="1mm" svg:y="99.0mm" svg:x="94.5mm"/>
          <draw:rect svg:width="1mm" draw:style-name="palo" svg:height="1mm" svg:y="99.0mm" svg:x="96.0mm"/>
          <draw:rect svg:width="1mm" draw:style-name="palo" svg:height="1mm" svg:y="99.0mm" svg:x="97.5mm"/>
          <draw:rect svg:width="1mm" draw:style-name="palo" svg:height="1mm" svg:y="99.0mm" svg:x="99.0mm"/>
          <draw:rect svg:width="1mm" draw:style-name="palo" svg:height="1mm" svg:y="99.0mm" svg:x="100.5mm"/>
          <draw:rect svg:width="1mm" draw:style-name="palo" svg:height="1mm" svg:y="99.0mm" svg:x="102.0mm"/>
          <draw:rect svg:width="1mm" draw:style-name="palo" svg:height="1mm" svg:y="99.0mm" svg:x="103.5mm"/>
          <draw:rect svg:width="1mm" draw:style-name="palo" svg:height="1mm" svg:y="99.0mm" svg:x="105.0mm"/>
          <draw:rect svg:width="1mm" draw:style-name="palo" svg:height="1mm" svg:y="99.0mm" svg:x="106.5mm"/>
          <draw:rect svg:width="1mm" draw:style-name="palo" svg:height="1mm" svg:y="99.0mm" svg:x="108.0mm"/>
          <draw:rect svg:width="1mm" draw:style-name="palo" svg:height="1mm" svg:y="99.0mm" svg:x="109.5mm"/>
          <draw:rect svg:width="1mm" draw:style-name="palo" svg:height="1mm" svg:y="99.0mm" svg:x="111.0mm"/>
          <draw:rect svg:width="1mm" draw:style-name="palo" svg:height="1mm" svg:y="99.0mm" svg:x="112.5mm"/>
          <draw:rect svg:width="1mm" draw:style-name="palo" svg:height="1mm" svg:y="99.0mm" svg:x="114.0mm"/>
          <draw:rect svg:width="1mm" draw:style-name="palo" svg:height="1mm" svg:y="99.0mm" svg:x="115.5mm"/>
          <draw:rect svg:width="1mm" draw:style-name="palo" svg:height="1mm" svg:y="99.0mm" svg:x="117.0mm"/>
          <draw:rect svg:width="1mm" draw:style-name="palo" svg:height="1mm" svg:y="99.0mm" svg:x="118.5mm"/>
          <draw:rect svg:width="1mm" draw:style-name="palo" svg:height="1mm" svg:y="99.0mm" svg:x="120.0mm"/>
          <draw:rect svg:width="1mm" draw:style-name="palo" svg:height="1mm" svg:y="99.0mm" svg:x="121.5mm"/>
          <draw:rect svg:width="1mm" draw:style-name="palo" svg:height="1mm" svg:y="99.0mm" svg:x="123.0mm"/>
          <draw:rect svg:width="1mm" draw:style-name="palo" svg:height="1mm" svg:y="99.0mm" svg:x="124.5mm"/>
          <draw:rect svg:width="1mm" draw:style-name="palo" svg:height="1mm" svg:y="99.0mm" svg:x="126.0mm"/>
          <draw:rect svg:width="1mm" draw:style-name="palo" svg:height="1mm" svg:y="100.5mm" svg:x="90.0mm"/>
          <draw:rect svg:width="1mm" draw:style-name="palo" svg:height="1mm" svg:y="100.5mm" svg:x="91.5mm"/>
          <draw:rect svg:width="1mm" draw:style-name="palo" svg:height="1mm" svg:y="100.5mm" svg:x="93.0mm"/>
          <draw:rect svg:width="1mm" draw:style-name="palo" svg:height="1mm" svg:y="100.5mm" svg:x="94.5mm"/>
          <draw:rect svg:width="1mm" draw:style-name="palo" svg:height="1mm" svg:y="100.5mm" svg:x="96.0mm"/>
          <draw:rect svg:width="1mm" draw:style-name="palo" svg:height="1mm" svg:y="100.5mm" svg:x="97.5mm"/>
          <draw:rect svg:width="1mm" draw:style-name="palo" svg:height="1mm" svg:y="100.5mm" svg:x="99.0mm"/>
          <draw:rect svg:width="1mm" draw:style-name="palo" svg:height="1mm" svg:y="100.5mm" svg:x="100.5mm"/>
          <draw:rect svg:width="1mm" draw:style-name="palo" svg:height="1mm" svg:y="100.5mm" svg:x="102.0mm"/>
          <draw:rect svg:width="1mm" draw:style-name="palo" svg:height="1mm" svg:y="100.5mm" svg:x="103.5mm"/>
          <draw:rect svg:width="1mm" draw:style-name="palo" svg:height="1mm" svg:y="100.5mm" svg:x="105.0mm"/>
          <draw:rect svg:width="1mm" draw:style-name="palo" svg:height="1mm" svg:y="100.5mm" svg:x="106.5mm"/>
          <draw:rect svg:width="1mm" draw:style-name="palo" svg:height="1mm" svg:y="100.5mm" svg:x="108.0mm"/>
          <draw:rect svg:width="1mm" draw:style-name="palo" svg:height="1mm" svg:y="100.5mm" svg:x="109.5mm"/>
          <draw:rect svg:width="1mm" draw:style-name="palo" svg:height="1mm" svg:y="100.5mm" svg:x="111.0mm"/>
          <draw:rect svg:width="1mm" draw:style-name="palo" svg:height="1mm" svg:y="100.5mm" svg:x="112.5mm"/>
          <draw:rect svg:width="1mm" draw:style-name="palo" svg:height="1mm" svg:y="100.5mm" svg:x="114.0mm"/>
          <draw:rect svg:width="1mm" draw:style-name="palo" svg:height="1mm" svg:y="100.5mm" svg:x="115.5mm"/>
          <draw:rect svg:width="1mm" draw:style-name="palo" svg:height="1mm" svg:y="100.5mm" svg:x="117.0mm"/>
          <draw:rect svg:width="1mm" draw:style-name="palo" svg:height="1mm" svg:y="100.5mm" svg:x="118.5mm"/>
          <draw:rect svg:width="1mm" draw:style-name="palo" svg:height="1mm" svg:y="100.5mm" svg:x="120.0mm"/>
          <draw:rect svg:width="1mm" draw:style-name="palo" svg:height="1mm" svg:y="100.5mm" svg:x="121.5mm"/>
          <draw:rect svg:width="1mm" draw:style-name="palo" svg:height="1mm" svg:y="100.5mm" svg:x="123.0mm"/>
          <draw:rect svg:width="1mm" draw:style-name="palo" svg:height="1mm" svg:y="100.5mm" svg:x="124.5mm"/>
          <draw:rect svg:width="1mm" draw:style-name="palo" svg:height="1mm" svg:y="100.5mm" svg:x="126.0mm"/>
          <draw:rect svg:width="1mm" draw:style-name="palo" svg:height="1mm" svg:y="102.0mm" svg:x="90.0mm"/>
          <draw:rect svg:width="1mm" draw:style-name="palo" svg:height="1mm" svg:y="102.0mm" svg:x="91.5mm"/>
          <draw:rect svg:width="1mm" draw:style-name="palo" svg:height="1mm" svg:y="102.0mm" svg:x="93.0mm"/>
          <draw:rect svg:width="1mm" draw:style-name="palo" svg:height="1mm" svg:y="102.0mm" svg:x="94.5mm"/>
          <draw:rect svg:width="1mm" draw:style-name="palo" svg:height="1mm" svg:y="102.0mm" svg:x="96.0mm"/>
          <draw:rect svg:width="1mm" draw:style-name="palo" svg:height="1mm" svg:y="102.0mm" svg:x="97.5mm"/>
          <draw:rect svg:width="1mm" draw:style-name="palo" svg:height="1mm" svg:y="102.0mm" svg:x="99.0mm"/>
          <draw:rect svg:width="1mm" draw:style-name="palo" svg:height="1mm" svg:y="102.0mm" svg:x="100.5mm"/>
          <draw:rect svg:width="1mm" draw:style-name="palo" svg:height="1mm" svg:y="102.0mm" svg:x="102.0mm"/>
          <draw:rect svg:width="1mm" draw:style-name="palo" svg:height="1mm" svg:y="102.0mm" svg:x="103.5mm"/>
          <draw:rect svg:width="1mm" draw:style-name="palo" svg:height="1mm" svg:y="102.0mm" svg:x="105.0mm"/>
          <draw:rect svg:width="1mm" draw:style-name="palo" svg:height="1mm" svg:y="102.0mm" svg:x="106.5mm"/>
          <draw:rect svg:width="1mm" draw:style-name="palo" svg:height="1mm" svg:y="102.0mm" svg:x="108.0mm"/>
          <draw:rect svg:width="1mm" draw:style-name="palo" svg:height="1mm" svg:y="102.0mm" svg:x="109.5mm"/>
          <draw:rect svg:width="1mm" draw:style-name="palo" svg:height="1mm" svg:y="102.0mm" svg:x="111.0mm"/>
          <draw:rect svg:width="1mm" draw:style-name="palo" svg:height="1mm" svg:y="102.0mm" svg:x="112.5mm"/>
          <draw:rect svg:width="1mm" draw:style-name="palo" svg:height="1mm" svg:y="102.0mm" svg:x="114.0mm"/>
          <draw:rect svg:width="1mm" draw:style-name="palo" svg:height="1mm" svg:y="102.0mm" svg:x="115.5mm"/>
          <draw:rect svg:width="1mm" draw:style-name="palo" svg:height="1mm" svg:y="102.0mm" svg:x="117.0mm"/>
          <draw:rect svg:width="1mm" draw:style-name="palo" svg:height="1mm" svg:y="102.0mm" svg:x="118.5mm"/>
          <draw:rect svg:width="1mm" draw:style-name="palo" svg:height="1mm" svg:y="102.0mm" svg:x="120.0mm"/>
          <draw:rect svg:width="1mm" draw:style-name="palo" svg:height="1mm" svg:y="102.0mm" svg:x="121.5mm"/>
          <draw:rect svg:width="1mm" draw:style-name="palo" svg:height="1mm" svg:y="102.0mm" svg:x="123.0mm"/>
          <draw:rect svg:width="1mm" draw:style-name="palo" svg:height="1mm" svg:y="102.0mm" svg:x="124.5mm"/>
          <draw:rect svg:width="1mm" draw:style-name="palo" svg:height="1mm" svg:y="102.0mm" svg:x="126.0mm"/>
          <draw:rect svg:width="1mm" draw:style-name="palo" svg:height="1mm" svg:y="103.5mm" svg:x="90.0mm"/>
          <draw:rect svg:width="1mm" draw:style-name="palo" svg:height="1mm" svg:y="103.5mm" svg:x="91.5mm"/>
          <draw:rect svg:width="1mm" draw:style-name="palo" svg:height="1mm" svg:y="103.5mm" svg:x="93.0mm"/>
          <draw:rect svg:width="1mm" draw:style-name="palo" svg:height="1mm" svg:y="103.5mm" svg:x="94.5mm"/>
          <draw:rect svg:width="1mm" draw:style-name="palo" svg:height="1mm" svg:y="103.5mm" svg:x="96.0mm"/>
          <draw:rect svg:width="1mm" draw:style-name="palo" svg:height="1mm" svg:y="103.5mm" svg:x="97.5mm"/>
          <draw:rect svg:width="1mm" draw:style-name="palo" svg:height="1mm" svg:y="103.5mm" svg:x="99.0mm"/>
          <draw:rect svg:width="1mm" draw:style-name="palo" svg:height="1mm" svg:y="103.5mm" svg:x="100.5mm"/>
          <draw:rect svg:width="1mm" draw:style-name="palo" svg:height="1mm" svg:y="103.5mm" svg:x="102.0mm"/>
          <draw:rect svg:width="1mm" draw:style-name="palo" svg:height="1mm" svg:y="103.5mm" svg:x="103.5mm"/>
          <draw:rect svg:width="1mm" draw:style-name="palo" svg:height="1mm" svg:y="103.5mm" svg:x="105.0mm"/>
          <draw:rect svg:width="1mm" draw:style-name="palo" svg:height="1mm" svg:y="103.5mm" svg:x="106.5mm"/>
          <draw:rect svg:width="1mm" draw:style-name="palo" svg:height="1mm" svg:y="103.5mm" svg:x="108.0mm"/>
          <draw:rect svg:width="1mm" draw:style-name="palo" svg:height="1mm" svg:y="103.5mm" svg:x="109.5mm"/>
          <draw:rect svg:width="1mm" draw:style-name="palo" svg:height="1mm" svg:y="103.5mm" svg:x="111.0mm"/>
          <draw:rect svg:width="1mm" draw:style-name="palo" svg:height="1mm" svg:y="103.5mm" svg:x="112.5mm"/>
          <draw:rect svg:width="1mm" draw:style-name="palo" svg:height="1mm" svg:y="103.5mm" svg:x="114.0mm"/>
          <draw:rect svg:width="1mm" draw:style-name="palo" svg:height="1mm" svg:y="103.5mm" svg:x="115.5mm"/>
          <draw:rect svg:width="1mm" draw:style-name="palo" svg:height="1mm" svg:y="103.5mm" svg:x="117.0mm"/>
          <draw:rect svg:width="1mm" draw:style-name="palo" svg:height="1mm" svg:y="103.5mm" svg:x="118.5mm"/>
          <draw:rect svg:width="1mm" draw:style-name="palo" svg:height="1mm" svg:y="103.5mm" svg:x="120.0mm"/>
          <draw:rect svg:width="1mm" draw:style-name="palo" svg:height="1mm" svg:y="103.5mm" svg:x="121.5mm"/>
          <draw:rect svg:width="1mm" draw:style-name="palo" svg:height="1mm" svg:y="103.5mm" svg:x="123.0mm"/>
          <draw:rect svg:width="1mm" draw:style-name="palo" svg:height="1mm" svg:y="103.5mm" svg:x="124.5mm"/>
          <draw:rect svg:width="1mm" draw:style-name="palo" svg:height="1mm" svg:y="103.5mm" svg:x="126.0mm"/>
          <draw:rect svg:width="1mm" draw:style-name="palo" svg:height="1mm" svg:y="105.0mm" svg:x="90.0mm"/>
          <draw:rect svg:width="1mm" draw:style-name="palo" svg:height="1mm" svg:y="105.0mm" svg:x="91.5mm"/>
          <draw:rect svg:width="1mm" draw:style-name="palo" svg:height="1mm" svg:y="105.0mm" svg:x="93.0mm"/>
          <draw:rect svg:width="1mm" draw:style-name="palo" svg:height="1mm" svg:y="105.0mm" svg:x="94.5mm"/>
          <draw:rect svg:width="1mm" draw:style-name="palo" svg:height="1mm" svg:y="105.0mm" svg:x="96.0mm"/>
          <draw:rect svg:width="1mm" draw:style-name="palo" svg:height="1mm" svg:y="105.0mm" svg:x="97.5mm"/>
          <draw:rect svg:width="1mm" draw:style-name="palo" svg:height="1mm" svg:y="105.0mm" svg:x="99.0mm"/>
          <draw:rect svg:width="1mm" draw:style-name="palo" svg:height="1mm" svg:y="105.0mm" svg:x="100.5mm"/>
          <draw:rect svg:width="1mm" draw:style-name="palo" svg:height="1mm" svg:y="105.0mm" svg:x="102.0mm"/>
          <draw:rect svg:width="1mm" draw:style-name="palo" svg:height="1mm" svg:y="105.0mm" svg:x="103.5mm"/>
          <draw:rect svg:width="1mm" draw:style-name="palo" svg:height="1mm" svg:y="105.0mm" svg:x="105.0mm"/>
          <draw:rect svg:width="1mm" draw:style-name="palo" svg:height="1mm" svg:y="105.0mm" svg:x="106.5mm"/>
          <draw:rect svg:width="1mm" draw:style-name="palo" svg:height="1mm" svg:y="105.0mm" svg:x="108.0mm"/>
          <draw:rect svg:width="1mm" draw:style-name="palo" svg:height="1mm" svg:y="105.0mm" svg:x="109.5mm"/>
          <draw:rect svg:width="1mm" draw:style-name="palo" svg:height="1mm" svg:y="105.0mm" svg:x="111.0mm"/>
          <draw:rect svg:width="1mm" draw:style-name="palo" svg:height="1mm" svg:y="105.0mm" svg:x="112.5mm"/>
          <draw:rect svg:width="1mm" draw:style-name="palo" svg:height="1mm" svg:y="105.0mm" svg:x="114.0mm"/>
          <draw:rect svg:width="1mm" draw:style-name="palo" svg:height="1mm" svg:y="105.0mm" svg:x="115.5mm"/>
          <draw:rect svg:width="1mm" draw:style-name="palo" svg:height="1mm" svg:y="105.0mm" svg:x="117.0mm"/>
          <draw:rect svg:width="1mm" draw:style-name="palo" svg:height="1mm" svg:y="105.0mm" svg:x="118.5mm"/>
          <draw:rect svg:width="1mm" draw:style-name="palo" svg:height="1mm" svg:y="105.0mm" svg:x="120.0mm"/>
          <draw:rect svg:width="1mm" draw:style-name="palo" svg:height="1mm" svg:y="105.0mm" svg:x="121.5mm"/>
          <draw:rect svg:width="1mm" draw:style-name="palo" svg:height="1mm" svg:y="105.0mm" svg:x="123.0mm"/>
          <draw:rect svg:width="1mm" draw:style-name="palo" svg:height="1mm" svg:y="105.0mm" svg:x="124.5mm"/>
          <draw:rect svg:width="1mm" draw:style-name="palo" svg:height="1mm" svg:y="105.0mm" svg:x="126.0mm"/>
          <draw:rect svg:width="1mm" draw:style-name="palo" svg:height="1mm" svg:y="106.5mm" svg:x="90.0mm"/>
          <draw:rect svg:width="1mm" draw:style-name="palo" svg:height="1mm" svg:y="106.5mm" svg:x="91.5mm"/>
          <draw:rect svg:width="1mm" draw:style-name="palo" svg:height="1mm" svg:y="106.5mm" svg:x="93.0mm"/>
          <draw:rect svg:width="1mm" draw:style-name="palo" svg:height="1mm" svg:y="106.5mm" svg:x="94.5mm"/>
          <draw:rect svg:width="1mm" draw:style-name="palo" svg:height="1mm" svg:y="106.5mm" svg:x="96.0mm"/>
          <draw:rect svg:width="1mm" draw:style-name="palo" svg:height="1mm" svg:y="106.5mm" svg:x="97.5mm"/>
          <draw:rect svg:width="1mm" draw:style-name="palo" svg:height="1mm" svg:y="106.5mm" svg:x="99.0mm"/>
          <draw:rect svg:width="1mm" draw:style-name="palo" svg:height="1mm" svg:y="106.5mm" svg:x="100.5mm"/>
          <draw:rect svg:width="1mm" draw:style-name="palo" svg:height="1mm" svg:y="106.5mm" svg:x="102.0mm"/>
          <draw:rect svg:width="1mm" draw:style-name="palo" svg:height="1mm" svg:y="106.5mm" svg:x="103.5mm"/>
          <draw:rect svg:width="1mm" draw:style-name="palo" svg:height="1mm" svg:y="106.5mm" svg:x="105.0mm"/>
          <draw:rect svg:width="1mm" draw:style-name="palo" svg:height="1mm" svg:y="106.5mm" svg:x="106.5mm"/>
          <draw:rect svg:width="1mm" draw:style-name="palo" svg:height="1mm" svg:y="106.5mm" svg:x="108.0mm"/>
          <draw:rect svg:width="1mm" draw:style-name="palo" svg:height="1mm" svg:y="106.5mm" svg:x="109.5mm"/>
          <draw:rect svg:width="1mm" draw:style-name="palo" svg:height="1mm" svg:y="106.5mm" svg:x="111.0mm"/>
          <draw:rect svg:width="1mm" draw:style-name="palo" svg:height="1mm" svg:y="106.5mm" svg:x="112.5mm"/>
          <draw:rect svg:width="1mm" draw:style-name="palo" svg:height="1mm" svg:y="106.5mm" svg:x="114.0mm"/>
          <draw:rect svg:width="1mm" draw:style-name="palo" svg:height="1mm" svg:y="106.5mm" svg:x="115.5mm"/>
          <draw:rect svg:width="1mm" draw:style-name="palo" svg:height="1mm" svg:y="106.5mm" svg:x="117.0mm"/>
          <draw:rect svg:width="1mm" draw:style-name="palo" svg:height="1mm" svg:y="106.5mm" svg:x="118.5mm"/>
          <draw:rect svg:width="1mm" draw:style-name="palo" svg:height="1mm" svg:y="106.5mm" svg:x="120.0mm"/>
          <draw:rect svg:width="1mm" draw:style-name="palo" svg:height="1mm" svg:y="106.5mm" svg:x="121.5mm"/>
          <draw:rect svg:width="1mm" draw:style-name="palo" svg:height="1mm" svg:y="106.5mm" svg:x="123.0mm"/>
          <draw:rect svg:width="1mm" draw:style-name="palo" svg:height="1mm" svg:y="106.5mm" svg:x="124.5mm"/>
          <draw:rect svg:width="1mm" draw:style-name="palo" svg:height="1mm" svg:y="106.5mm" svg:x="126.0mm"/>
          <draw:rect svg:width="1mm" draw:style-name="palo" svg:height="1mm" svg:y="108.0mm" svg:x="90.0mm"/>
          <draw:rect svg:width="1mm" draw:style-name="palo" svg:height="1mm" svg:y="108.0mm" svg:x="91.5mm"/>
          <draw:rect svg:width="1mm" draw:style-name="palo" svg:height="1mm" svg:y="108.0mm" svg:x="93.0mm"/>
          <draw:rect svg:width="1mm" draw:style-name="palo" svg:height="1mm" svg:y="108.0mm" svg:x="94.5mm"/>
          <draw:rect svg:width="1mm" draw:style-name="palo" svg:height="1mm" svg:y="108.0mm" svg:x="96.0mm"/>
          <draw:rect svg:width="1mm" draw:style-name="palo" svg:height="1mm" svg:y="108.0mm" svg:x="97.5mm"/>
          <draw:rect svg:width="1mm" draw:style-name="palo" svg:height="1mm" svg:y="108.0mm" svg:x="99.0mm"/>
          <draw:rect svg:width="1mm" draw:style-name="palo" svg:height="1mm" svg:y="108.0mm" svg:x="100.5mm"/>
          <draw:rect svg:width="1mm" draw:style-name="palo" svg:height="1mm" svg:y="108.0mm" svg:x="102.0mm"/>
          <draw:rect svg:width="1mm" draw:style-name="palo" svg:height="1mm" svg:y="108.0mm" svg:x="103.5mm"/>
          <draw:rect svg:width="1mm" draw:style-name="palo" svg:height="1mm" svg:y="108.0mm" svg:x="105.0mm"/>
          <draw:rect svg:width="1mm" draw:style-name="palo" svg:height="1mm" svg:y="108.0mm" svg:x="106.5mm"/>
          <draw:rect svg:width="1mm" draw:style-name="palo" svg:height="1mm" svg:y="108.0mm" svg:x="108.0mm"/>
          <draw:rect svg:width="1mm" draw:style-name="palo" svg:height="1mm" svg:y="108.0mm" svg:x="109.5mm"/>
          <draw:rect svg:width="1mm" draw:style-name="palo" svg:height="1mm" svg:y="108.0mm" svg:x="111.0mm"/>
          <draw:rect svg:width="1mm" draw:style-name="palo" svg:height="1mm" svg:y="108.0mm" svg:x="112.5mm"/>
          <draw:rect svg:width="1mm" draw:style-name="palo" svg:height="1mm" svg:y="108.0mm" svg:x="114.0mm"/>
          <draw:rect svg:width="1mm" draw:style-name="palo" svg:height="1mm" svg:y="108.0mm" svg:x="115.5mm"/>
          <draw:rect svg:width="1mm" draw:style-name="palo" svg:height="1mm" svg:y="108.0mm" svg:x="117.0mm"/>
          <draw:rect svg:width="1mm" draw:style-name="palo" svg:height="1mm" svg:y="108.0mm" svg:x="118.5mm"/>
          <draw:rect svg:width="1mm" draw:style-name="palo" svg:height="1mm" svg:y="108.0mm" svg:x="120.0mm"/>
          <draw:rect svg:width="1mm" draw:style-name="palo" svg:height="1mm" svg:y="108.0mm" svg:x="121.5mm"/>
          <draw:rect svg:width="1mm" draw:style-name="palo" svg:height="1mm" svg:y="108.0mm" svg:x="123.0mm"/>
          <draw:rect svg:width="1mm" draw:style-name="palo" svg:height="1mm" svg:y="108.0mm" svg:x="124.5mm"/>
          <draw:rect svg:width="1mm" draw:style-name="palo" svg:height="1mm" svg:y="108.0mm" svg:x="126.0mm"/>
          <draw:rect svg:width="1mm" draw:style-name="palo" svg:height="1mm" svg:y="109.5mm" svg:x="90.0mm"/>
          <draw:rect svg:width="1mm" draw:style-name="palo" svg:height="1mm" svg:y="109.5mm" svg:x="91.5mm"/>
          <draw:rect svg:width="1mm" draw:style-name="palo" svg:height="1mm" svg:y="109.5mm" svg:x="93.0mm"/>
          <draw:rect svg:width="1mm" draw:style-name="palo" svg:height="1mm" svg:y="109.5mm" svg:x="94.5mm"/>
          <draw:rect svg:width="1mm" draw:style-name="palo" svg:height="1mm" svg:y="109.5mm" svg:x="96.0mm"/>
          <draw:rect svg:width="1mm" draw:style-name="palo" svg:height="1mm" svg:y="109.5mm" svg:x="97.5mm"/>
          <draw:rect svg:width="1mm" draw:style-name="palo" svg:height="1mm" svg:y="109.5mm" svg:x="99.0mm"/>
          <draw:rect svg:width="1mm" draw:style-name="palo" svg:height="1mm" svg:y="109.5mm" svg:x="100.5mm"/>
          <draw:rect svg:width="1mm" draw:style-name="palo" svg:height="1mm" svg:y="109.5mm" svg:x="102.0mm"/>
          <draw:rect svg:width="1mm" draw:style-name="palo" svg:height="1mm" svg:y="109.5mm" svg:x="103.5mm"/>
          <draw:rect svg:width="1mm" draw:style-name="palo" svg:height="1mm" svg:y="109.5mm" svg:x="105.0mm"/>
          <draw:rect svg:width="1mm" draw:style-name="palo" svg:height="1mm" svg:y="109.5mm" svg:x="106.5mm"/>
          <draw:rect svg:width="1mm" draw:style-name="palo" svg:height="1mm" svg:y="109.5mm" svg:x="108.0mm"/>
          <draw:rect svg:width="1mm" draw:style-name="palo" svg:height="1mm" svg:y="109.5mm" svg:x="109.5mm"/>
          <draw:rect svg:width="1mm" draw:style-name="palo" svg:height="1mm" svg:y="109.5mm" svg:x="111.0mm"/>
          <draw:rect svg:width="1mm" draw:style-name="palo" svg:height="1mm" svg:y="109.5mm" svg:x="112.5mm"/>
          <draw:rect svg:width="1mm" draw:style-name="palo" svg:height="1mm" svg:y="109.5mm" svg:x="114.0mm"/>
          <draw:rect svg:width="1mm" draw:style-name="palo" svg:height="1mm" svg:y="109.5mm" svg:x="115.5mm"/>
          <draw:rect svg:width="1mm" draw:style-name="palo" svg:height="1mm" svg:y="109.5mm" svg:x="117.0mm"/>
          <draw:rect svg:width="1mm" draw:style-name="palo" svg:height="1mm" svg:y="109.5mm" svg:x="118.5mm"/>
          <draw:rect svg:width="1mm" draw:style-name="palo" svg:height="1mm" svg:y="109.5mm" svg:x="120.0mm"/>
          <draw:rect svg:width="1mm" draw:style-name="palo" svg:height="1mm" svg:y="109.5mm" svg:x="121.5mm"/>
          <draw:rect svg:width="1mm" draw:style-name="palo" svg:height="1mm" svg:y="109.5mm" svg:x="123.0mm"/>
          <draw:rect svg:width="1mm" draw:style-name="palo" svg:height="1mm" svg:y="109.5mm" svg:x="124.5mm"/>
          <draw:rect svg:width="1mm" draw:style-name="palo" svg:height="1mm" svg:y="109.5mm" svg:x="126.0mm"/>
          <draw:rect svg:width="1mm" draw:style-name="palo" svg:height="1mm" svg:y="111.0mm" svg:x="90.0mm"/>
          <draw:rect svg:width="1mm" draw:style-name="palo" svg:height="1mm" svg:y="111.0mm" svg:x="91.5mm"/>
          <draw:rect svg:width="1mm" draw:style-name="palo" svg:height="1mm" svg:y="111.0mm" svg:x="93.0mm"/>
          <draw:rect svg:width="1mm" draw:style-name="palo" svg:height="1mm" svg:y="111.0mm" svg:x="94.5mm"/>
          <draw:rect svg:width="1mm" draw:style-name="palo" svg:height="1mm" svg:y="111.0mm" svg:x="96.0mm"/>
          <draw:rect svg:width="1mm" draw:style-name="palo" svg:height="1mm" svg:y="111.0mm" svg:x="97.5mm"/>
          <draw:rect svg:width="1mm" draw:style-name="palo" svg:height="1mm" svg:y="111.0mm" svg:x="99.0mm"/>
          <draw:rect svg:width="1mm" draw:style-name="palo" svg:height="1mm" svg:y="111.0mm" svg:x="100.5mm"/>
          <draw:rect svg:width="1mm" draw:style-name="palo" svg:height="1mm" svg:y="111.0mm" svg:x="102.0mm"/>
          <draw:rect svg:width="1mm" draw:style-name="palo" svg:height="1mm" svg:y="111.0mm" svg:x="103.5mm"/>
          <draw:rect svg:width="1mm" draw:style-name="palo" svg:height="1mm" svg:y="111.0mm" svg:x="105.0mm"/>
          <draw:rect svg:width="1mm" draw:style-name="palo" svg:height="1mm" svg:y="111.0mm" svg:x="106.5mm"/>
          <draw:rect svg:width="1mm" draw:style-name="palo" svg:height="1mm" svg:y="111.0mm" svg:x="108.0mm"/>
          <draw:rect svg:width="1mm" draw:style-name="palo" svg:height="1mm" svg:y="111.0mm" svg:x="109.5mm"/>
          <draw:rect svg:width="1mm" draw:style-name="palo" svg:height="1mm" svg:y="111.0mm" svg:x="111.0mm"/>
          <draw:rect svg:width="1mm" draw:style-name="palo" svg:height="1mm" svg:y="111.0mm" svg:x="112.5mm"/>
          <draw:rect svg:width="1mm" draw:style-name="palo" svg:height="1mm" svg:y="111.0mm" svg:x="114.0mm"/>
          <draw:rect svg:width="1mm" draw:style-name="palo" svg:height="1mm" svg:y="111.0mm" svg:x="115.5mm"/>
          <draw:rect svg:width="1mm" draw:style-name="palo" svg:height="1mm" svg:y="111.0mm" svg:x="117.0mm"/>
          <draw:rect svg:width="1mm" draw:style-name="palo" svg:height="1mm" svg:y="111.0mm" svg:x="118.5mm"/>
          <draw:rect svg:width="1mm" draw:style-name="palo" svg:height="1mm" svg:y="111.0mm" svg:x="120.0mm"/>
          <draw:rect svg:width="1mm" draw:style-name="palo" svg:height="1mm" svg:y="111.0mm" svg:x="121.5mm"/>
          <draw:rect svg:width="1mm" draw:style-name="palo" svg:height="1mm" svg:y="111.0mm" svg:x="123.0mm"/>
          <draw:rect svg:width="1mm" draw:style-name="palo" svg:height="1mm" svg:y="111.0mm" svg:x="124.5mm"/>
          <draw:rect svg:width="1mm" draw:style-name="palo" svg:height="1mm" svg:y="111.0mm" svg:x="126.0mm"/>
          <draw:rect svg:width="1mm" draw:style-name="palo" svg:height="1mm" svg:y="112.5mm" svg:x="90.0mm"/>
          <draw:rect svg:width="1mm" draw:style-name="palo" svg:height="1mm" svg:y="112.5mm" svg:x="91.5mm"/>
          <draw:rect svg:width="1mm" draw:style-name="palo" svg:height="1mm" svg:y="112.5mm" svg:x="93.0mm"/>
          <draw:rect svg:width="1mm" draw:style-name="palo" svg:height="1mm" svg:y="112.5mm" svg:x="94.5mm"/>
          <draw:rect svg:width="1mm" draw:style-name="palo" svg:height="1mm" svg:y="112.5mm" svg:x="96.0mm"/>
          <draw:rect svg:width="1mm" draw:style-name="palo" svg:height="1mm" svg:y="112.5mm" svg:x="97.5mm"/>
          <draw:rect svg:width="1mm" draw:style-name="palo" svg:height="1mm" svg:y="112.5mm" svg:x="99.0mm"/>
          <draw:rect svg:width="1mm" draw:style-name="palo" svg:height="1mm" svg:y="112.5mm" svg:x="100.5mm"/>
          <draw:rect svg:width="1mm" draw:style-name="palo" svg:height="1mm" svg:y="112.5mm" svg:x="102.0mm"/>
          <draw:rect svg:width="1mm" draw:style-name="palo" svg:height="1mm" svg:y="112.5mm" svg:x="103.5mm"/>
          <draw:rect svg:width="1mm" draw:style-name="palo" svg:height="1mm" svg:y="112.5mm" svg:x="105.0mm"/>
          <draw:rect svg:width="1mm" draw:style-name="palo" svg:height="1mm" svg:y="112.5mm" svg:x="106.5mm"/>
          <draw:rect svg:width="1mm" draw:style-name="palo" svg:height="1mm" svg:y="112.5mm" svg:x="108.0mm"/>
          <draw:rect svg:width="1mm" draw:style-name="palo" svg:height="1mm" svg:y="112.5mm" svg:x="109.5mm"/>
          <draw:rect svg:width="1mm" draw:style-name="palo" svg:height="1mm" svg:y="112.5mm" svg:x="111.0mm"/>
          <draw:rect svg:width="1mm" draw:style-name="palo" svg:height="1mm" svg:y="112.5mm" svg:x="112.5mm"/>
          <draw:rect svg:width="1mm" draw:style-name="palo" svg:height="1mm" svg:y="112.5mm" svg:x="114.0mm"/>
          <draw:rect svg:width="1mm" draw:style-name="palo" svg:height="1mm" svg:y="112.5mm" svg:x="115.5mm"/>
          <draw:rect svg:width="1mm" draw:style-name="palo" svg:height="1mm" svg:y="112.5mm" svg:x="117.0mm"/>
          <draw:rect svg:width="1mm" draw:style-name="palo" svg:height="1mm" svg:y="112.5mm" svg:x="118.5mm"/>
          <draw:rect svg:width="1mm" draw:style-name="palo" svg:height="1mm" svg:y="112.5mm" svg:x="120.0mm"/>
          <draw:rect svg:width="1mm" draw:style-name="palo" svg:height="1mm" svg:y="112.5mm" svg:x="121.5mm"/>
          <draw:rect svg:width="1mm" draw:style-name="palo" svg:height="1mm" svg:y="112.5mm" svg:x="123.0mm"/>
          <draw:rect svg:width="1mm" draw:style-name="palo" svg:height="1mm" svg:y="112.5mm" svg:x="124.5mm"/>
          <draw:rect svg:width="1mm" draw:style-name="palo" svg:height="1mm" svg:y="112.5mm" svg:x="126.0mm"/>
          <draw:rect svg:width="1mm" draw:style-name="palo" svg:height="1mm" svg:y="114.0mm" svg:x="90.0mm"/>
          <draw:rect svg:width="1mm" draw:style-name="palo" svg:height="1mm" svg:y="114.0mm" svg:x="91.5mm"/>
          <draw:rect svg:width="1mm" draw:style-name="palo" svg:height="1mm" svg:y="114.0mm" svg:x="93.0mm"/>
          <draw:rect svg:width="1mm" draw:style-name="palo" svg:height="1mm" svg:y="114.0mm" svg:x="94.5mm"/>
          <draw:rect svg:width="1mm" draw:style-name="palo" svg:height="1mm" svg:y="114.0mm" svg:x="96.0mm"/>
          <draw:rect svg:width="1mm" draw:style-name="palo" svg:height="1mm" svg:y="114.0mm" svg:x="97.5mm"/>
          <draw:rect svg:width="1mm" draw:style-name="palo" svg:height="1mm" svg:y="114.0mm" svg:x="99.0mm"/>
          <draw:rect svg:width="1mm" draw:style-name="palo" svg:height="1mm" svg:y="114.0mm" svg:x="100.5mm"/>
          <draw:rect svg:width="1mm" draw:style-name="palo" svg:height="1mm" svg:y="114.0mm" svg:x="102.0mm"/>
          <draw:rect svg:width="1mm" draw:style-name="palo" svg:height="1mm" svg:y="114.0mm" svg:x="103.5mm"/>
          <draw:rect svg:width="1mm" draw:style-name="palo" svg:height="1mm" svg:y="114.0mm" svg:x="105.0mm"/>
          <draw:rect svg:width="1mm" draw:style-name="palo" svg:height="1mm" svg:y="114.0mm" svg:x="106.5mm"/>
          <draw:rect svg:width="1mm" draw:style-name="palo" svg:height="1mm" svg:y="114.0mm" svg:x="108.0mm"/>
          <draw:rect svg:width="1mm" draw:style-name="palo" svg:height="1mm" svg:y="114.0mm" svg:x="109.5mm"/>
          <draw:rect svg:width="1mm" draw:style-name="palo" svg:height="1mm" svg:y="114.0mm" svg:x="111.0mm"/>
          <draw:rect svg:width="1mm" draw:style-name="palo" svg:height="1mm" svg:y="114.0mm" svg:x="112.5mm"/>
          <draw:rect svg:width="1mm" draw:style-name="palo" svg:height="1mm" svg:y="114.0mm" svg:x="114.0mm"/>
          <draw:rect svg:width="1mm" draw:style-name="palo" svg:height="1mm" svg:y="114.0mm" svg:x="115.5mm"/>
          <draw:rect svg:width="1mm" draw:style-name="palo" svg:height="1mm" svg:y="114.0mm" svg:x="117.0mm"/>
          <draw:rect svg:width="1mm" draw:style-name="palo" svg:height="1mm" svg:y="114.0mm" svg:x="118.5mm"/>
          <draw:rect svg:width="1mm" draw:style-name="palo" svg:height="1mm" svg:y="114.0mm" svg:x="120.0mm"/>
          <draw:rect svg:width="1mm" draw:style-name="palo" svg:height="1mm" svg:y="114.0mm" svg:x="121.5mm"/>
          <draw:rect svg:width="1mm" draw:style-name="palo" svg:height="1mm" svg:y="114.0mm" svg:x="123.0mm"/>
          <draw:rect svg:width="1mm" draw:style-name="palo" svg:height="1mm" svg:y="114.0mm" svg:x="124.5mm"/>
          <draw:frame svg:width="60mm" draw:style-name="texto" svg:height="10mm" svg:y="91.0mm" svg:x="135.5mm">
            <draw:text-box>
              <text:p>Costo anual de un senador</text:p>
            </draw:text-box>
          </draw:frame>
        </draw:g>
        <draw:g>
          <draw:rect svg:width="1mm" draw:style-name="palo" svg:height="1mm" svg:y="118.0mm" svg:x="90.0mm"/>
          <draw:rect svg:width="1mm" draw:style-name="palo" svg:height="1mm" svg:y="118.0mm" svg:x="91.5mm"/>
          <draw:rect svg:width="1mm" draw:style-name="palo" svg:height="1mm" svg:y="118.0mm" svg:x="93.0mm"/>
          <draw:rect svg:width="1mm" draw:style-name="palo" svg:height="1mm" svg:y="118.0mm" svg:x="94.5mm"/>
          <draw:rect svg:width="1mm" draw:style-name="palo" svg:height="1mm" svg:y="118.0mm" svg:x="96.0mm"/>
          <draw:rect svg:width="1mm" draw:style-name="palo" svg:height="1mm" svg:y="118.0mm" svg:x="97.5mm"/>
          <draw:rect svg:width="1mm" draw:style-name="palo" svg:height="1mm" svg:y="118.0mm" svg:x="99.0mm"/>
          <draw:rect svg:width="1mm" draw:style-name="palo" svg:height="1mm" svg:y="118.0mm" svg:x="100.5mm"/>
          <draw:rect svg:width="1mm" draw:style-name="palo" svg:height="1mm" svg:y="118.0mm" svg:x="102.0mm"/>
          <draw:rect svg:width="1mm" draw:style-name="palo" svg:height="1mm" svg:y="118.0mm" svg:x="103.5mm"/>
          <draw:rect svg:width="1mm" draw:style-name="palo" svg:height="1mm" svg:y="118.0mm" svg:x="105.0mm"/>
          <draw:rect svg:width="1mm" draw:style-name="palo" svg:height="1mm" svg:y="118.0mm" svg:x="106.5mm"/>
          <draw:rect svg:width="1mm" draw:style-name="palo" svg:height="1mm" svg:y="118.0mm" svg:x="108.0mm"/>
          <draw:rect svg:width="1mm" draw:style-name="palo" svg:height="1mm" svg:y="118.0mm" svg:x="109.5mm"/>
          <draw:rect svg:width="1mm" draw:style-name="palo" svg:height="1mm" svg:y="118.0mm" svg:x="111.0mm"/>
          <draw:rect svg:width="1mm" draw:style-name="palo" svg:height="1mm" svg:y="118.0mm" svg:x="112.5mm"/>
          <draw:rect svg:width="1mm" draw:style-name="palo" svg:height="1mm" svg:y="118.0mm" svg:x="114.0mm"/>
          <draw:rect svg:width="1mm" draw:style-name="palo" svg:height="1mm" svg:y="118.0mm" svg:x="115.5mm"/>
          <draw:rect svg:width="1mm" draw:style-name="palo" svg:height="1mm" svg:y="118.0mm" svg:x="117.0mm"/>
          <draw:rect svg:width="1mm" draw:style-name="palo" svg:height="1mm" svg:y="118.0mm" svg:x="118.5mm"/>
          <draw:rect svg:width="1mm" draw:style-name="palo" svg:height="1mm" svg:y="118.0mm" svg:x="120.0mm"/>
          <draw:rect svg:width="1mm" draw:style-name="palo" svg:height="1mm" svg:y="118.0mm" svg:x="121.5mm"/>
          <draw:rect svg:width="1mm" draw:style-name="palo" svg:height="1mm" svg:y="118.0mm" svg:x="123.0mm"/>
          <draw:rect svg:width="1mm" draw:style-name="palo" svg:height="1mm" svg:y="118.0mm" svg:x="124.5mm"/>
          <draw:rect svg:width="1mm" draw:style-name="palo" svg:height="1mm" svg:y="118.0mm" svg:x="126.0mm"/>
          <draw:rect svg:width="1mm" draw:style-name="palo" svg:height="1mm" svg:y="119.5mm" svg:x="90.0mm"/>
          <draw:rect svg:width="1mm" draw:style-name="palo" svg:height="1mm" svg:y="119.5mm" svg:x="91.5mm"/>
          <draw:rect svg:width="1mm" draw:style-name="palo" svg:height="1mm" svg:y="119.5mm" svg:x="93.0mm"/>
          <draw:rect svg:width="1mm" draw:style-name="palo" svg:height="1mm" svg:y="119.5mm" svg:x="94.5mm"/>
          <draw:rect svg:width="1mm" draw:style-name="palo" svg:height="1mm" svg:y="119.5mm" svg:x="96.0mm"/>
          <draw:rect svg:width="1mm" draw:style-name="palo" svg:height="1mm" svg:y="119.5mm" svg:x="97.5mm"/>
          <draw:rect svg:width="1mm" draw:style-name="palo" svg:height="1mm" svg:y="119.5mm" svg:x="99.0mm"/>
          <draw:rect svg:width="1mm" draw:style-name="palo" svg:height="1mm" svg:y="119.5mm" svg:x="100.5mm"/>
          <draw:rect svg:width="1mm" draw:style-name="palo" svg:height="1mm" svg:y="119.5mm" svg:x="102.0mm"/>
          <draw:rect svg:width="1mm" draw:style-name="palo" svg:height="1mm" svg:y="119.5mm" svg:x="103.5mm"/>
          <draw:rect svg:width="1mm" draw:style-name="palo" svg:height="1mm" svg:y="119.5mm" svg:x="105.0mm"/>
          <draw:rect svg:width="1mm" draw:style-name="palo" svg:height="1mm" svg:y="119.5mm" svg:x="106.5mm"/>
          <draw:rect svg:width="1mm" draw:style-name="palo" svg:height="1mm" svg:y="119.5mm" svg:x="108.0mm"/>
          <draw:rect svg:width="1mm" draw:style-name="palo" svg:height="1mm" svg:y="119.5mm" svg:x="109.5mm"/>
          <draw:rect svg:width="1mm" draw:style-name="palo" svg:height="1mm" svg:y="119.5mm" svg:x="111.0mm"/>
          <draw:rect svg:width="1mm" draw:style-name="palo" svg:height="1mm" svg:y="119.5mm" svg:x="112.5mm"/>
          <draw:rect svg:width="1mm" draw:style-name="palo" svg:height="1mm" svg:y="119.5mm" svg:x="114.0mm"/>
          <draw:rect svg:width="1mm" draw:style-name="palo" svg:height="1mm" svg:y="119.5mm" svg:x="115.5mm"/>
          <draw:rect svg:width="1mm" draw:style-name="palo" svg:height="1mm" svg:y="119.5mm" svg:x="117.0mm"/>
          <draw:rect svg:width="1mm" draw:style-name="palo" svg:height="1mm" svg:y="119.5mm" svg:x="118.5mm"/>
          <draw:rect svg:width="1mm" draw:style-name="palo" svg:height="1mm" svg:y="119.5mm" svg:x="120.0mm"/>
          <draw:rect svg:width="1mm" draw:style-name="palo" svg:height="1mm" svg:y="119.5mm" svg:x="121.5mm"/>
          <draw:rect svg:width="1mm" draw:style-name="palo" svg:height="1mm" svg:y="119.5mm" svg:x="123.0mm"/>
          <draw:rect svg:width="1mm" draw:style-name="palo" svg:height="1mm" svg:y="119.5mm" svg:x="124.5mm"/>
          <draw:rect svg:width="1mm" draw:style-name="palo" svg:height="1mm" svg:y="119.5mm" svg:x="126.0mm"/>
          <draw:rect svg:width="1mm" draw:style-name="palo" svg:height="1mm" svg:y="121.0mm" svg:x="90.0mm"/>
          <draw:rect svg:width="1mm" draw:style-name="palo" svg:height="1mm" svg:y="121.0mm" svg:x="91.5mm"/>
          <draw:rect svg:width="1mm" draw:style-name="palo" svg:height="1mm" svg:y="121.0mm" svg:x="93.0mm"/>
          <draw:rect svg:width="1mm" draw:style-name="palo" svg:height="1mm" svg:y="121.0mm" svg:x="94.5mm"/>
          <draw:rect svg:width="1mm" draw:style-name="palo" svg:height="1mm" svg:y="121.0mm" svg:x="96.0mm"/>
          <draw:rect svg:width="1mm" draw:style-name="palo" svg:height="1mm" svg:y="121.0mm" svg:x="97.5mm"/>
          <draw:rect svg:width="1mm" draw:style-name="palo" svg:height="1mm" svg:y="121.0mm" svg:x="99.0mm"/>
          <draw:rect svg:width="1mm" draw:style-name="palo" svg:height="1mm" svg:y="121.0mm" svg:x="100.5mm"/>
          <draw:rect svg:width="1mm" draw:style-name="palo" svg:height="1mm" svg:y="121.0mm" svg:x="102.0mm"/>
          <draw:rect svg:width="1mm" draw:style-name="palo" svg:height="1mm" svg:y="121.0mm" svg:x="103.5mm"/>
          <draw:rect svg:width="1mm" draw:style-name="palo" svg:height="1mm" svg:y="121.0mm" svg:x="105.0mm"/>
          <draw:rect svg:width="1mm" draw:style-name="palo" svg:height="1mm" svg:y="121.0mm" svg:x="106.5mm"/>
          <draw:rect svg:width="1mm" draw:style-name="palo" svg:height="1mm" svg:y="121.0mm" svg:x="108.0mm"/>
          <draw:rect svg:width="1mm" draw:style-name="palo" svg:height="1mm" svg:y="121.0mm" svg:x="109.5mm"/>
          <draw:rect svg:width="1mm" draw:style-name="palo" svg:height="1mm" svg:y="121.0mm" svg:x="111.0mm"/>
          <draw:rect svg:width="1mm" draw:style-name="palo" svg:height="1mm" svg:y="121.0mm" svg:x="112.5mm"/>
          <draw:rect svg:width="1mm" draw:style-name="palo" svg:height="1mm" svg:y="121.0mm" svg:x="114.0mm"/>
          <draw:rect svg:width="1mm" draw:style-name="palo" svg:height="1mm" svg:y="121.0mm" svg:x="115.5mm"/>
          <draw:rect svg:width="1mm" draw:style-name="palo" svg:height="1mm" svg:y="121.0mm" svg:x="117.0mm"/>
          <draw:rect svg:width="1mm" draw:style-name="palo" svg:height="1mm" svg:y="121.0mm" svg:x="118.5mm"/>
          <draw:rect svg:width="1mm" draw:style-name="palo" svg:height="1mm" svg:y="121.0mm" svg:x="120.0mm"/>
          <draw:rect svg:width="1mm" draw:style-name="palo" svg:height="1mm" svg:y="121.0mm" svg:x="121.5mm"/>
          <draw:rect svg:width="1mm" draw:style-name="palo" svg:height="1mm" svg:y="121.0mm" svg:x="123.0mm"/>
          <draw:rect svg:width="1mm" draw:style-name="palo" svg:height="1mm" svg:y="121.0mm" svg:x="124.5mm"/>
          <draw:rect svg:width="1mm" draw:style-name="palo" svg:height="1mm" svg:y="121.0mm" svg:x="126.0mm"/>
          <draw:rect svg:width="1mm" draw:style-name="palo" svg:height="1mm" svg:y="122.5mm" svg:x="90.0mm"/>
          <draw:rect svg:width="1mm" draw:style-name="palo" svg:height="1mm" svg:y="122.5mm" svg:x="91.5mm"/>
          <draw:rect svg:width="1mm" draw:style-name="palo" svg:height="1mm" svg:y="122.5mm" svg:x="93.0mm"/>
          <draw:rect svg:width="1mm" draw:style-name="palo" svg:height="1mm" svg:y="122.5mm" svg:x="94.5mm"/>
          <draw:rect svg:width="1mm" draw:style-name="palo" svg:height="1mm" svg:y="122.5mm" svg:x="96.0mm"/>
          <draw:rect svg:width="1mm" draw:style-name="palo" svg:height="1mm" svg:y="122.5mm" svg:x="97.5mm"/>
          <draw:rect svg:width="1mm" draw:style-name="palo" svg:height="1mm" svg:y="122.5mm" svg:x="99.0mm"/>
          <draw:rect svg:width="1mm" draw:style-name="palo" svg:height="1mm" svg:y="122.5mm" svg:x="100.5mm"/>
          <draw:rect svg:width="1mm" draw:style-name="palo" svg:height="1mm" svg:y="122.5mm" svg:x="102.0mm"/>
          <draw:rect svg:width="1mm" draw:style-name="palo" svg:height="1mm" svg:y="122.5mm" svg:x="103.5mm"/>
          <draw:rect svg:width="1mm" draw:style-name="palo" svg:height="1mm" svg:y="122.5mm" svg:x="105.0mm"/>
          <draw:rect svg:width="1mm" draw:style-name="palo" svg:height="1mm" svg:y="122.5mm" svg:x="106.5mm"/>
          <draw:rect svg:width="1mm" draw:style-name="palo" svg:height="1mm" svg:y="122.5mm" svg:x="108.0mm"/>
          <draw:rect svg:width="1mm" draw:style-name="palo" svg:height="1mm" svg:y="122.5mm" svg:x="109.5mm"/>
          <draw:rect svg:width="1mm" draw:style-name="palo" svg:height="1mm" svg:y="122.5mm" svg:x="111.0mm"/>
          <draw:rect svg:width="1mm" draw:style-name="palo" svg:height="1mm" svg:y="122.5mm" svg:x="112.5mm"/>
          <draw:rect svg:width="1mm" draw:style-name="palo" svg:height="1mm" svg:y="122.5mm" svg:x="114.0mm"/>
          <draw:rect svg:width="1mm" draw:style-name="palo" svg:height="1mm" svg:y="122.5mm" svg:x="115.5mm"/>
          <draw:rect svg:width="1mm" draw:style-name="palo" svg:height="1mm" svg:y="122.5mm" svg:x="117.0mm"/>
          <draw:rect svg:width="1mm" draw:style-name="palo" svg:height="1mm" svg:y="122.5mm" svg:x="118.5mm"/>
          <draw:rect svg:width="1mm" draw:style-name="palo" svg:height="1mm" svg:y="122.5mm" svg:x="120.0mm"/>
          <draw:rect svg:width="1mm" draw:style-name="palo" svg:height="1mm" svg:y="122.5mm" svg:x="121.5mm"/>
          <draw:rect svg:width="1mm" draw:style-name="palo" svg:height="1mm" svg:y="122.5mm" svg:x="123.0mm"/>
          <draw:rect svg:width="1mm" draw:style-name="palo" svg:height="1mm" svg:y="122.5mm" svg:x="124.5mm"/>
          <draw:rect svg:width="1mm" draw:style-name="palo" svg:height="1mm" svg:y="122.5mm" svg:x="126.0mm"/>
          <draw:rect svg:width="1mm" draw:style-name="palo" svg:height="1mm" svg:y="124.0mm" svg:x="90.0mm"/>
          <draw:rect svg:width="1mm" draw:style-name="palo" svg:height="1mm" svg:y="124.0mm" svg:x="91.5mm"/>
          <draw:rect svg:width="1mm" draw:style-name="palo" svg:height="1mm" svg:y="124.0mm" svg:x="93.0mm"/>
          <draw:rect svg:width="1mm" draw:style-name="palo" svg:height="1mm" svg:y="124.0mm" svg:x="94.5mm"/>
          <draw:rect svg:width="1mm" draw:style-name="palo" svg:height="1mm" svg:y="124.0mm" svg:x="96.0mm"/>
          <draw:rect svg:width="1mm" draw:style-name="palo" svg:height="1mm" svg:y="124.0mm" svg:x="97.5mm"/>
          <draw:rect svg:width="1mm" draw:style-name="palo" svg:height="1mm" svg:y="124.0mm" svg:x="99.0mm"/>
          <draw:rect svg:width="1mm" draw:style-name="palo" svg:height="1mm" svg:y="124.0mm" svg:x="100.5mm"/>
          <draw:rect svg:width="1mm" draw:style-name="palo" svg:height="1mm" svg:y="124.0mm" svg:x="102.0mm"/>
          <draw:rect svg:width="1mm" draw:style-name="palo" svg:height="1mm" svg:y="124.0mm" svg:x="103.5mm"/>
          <draw:rect svg:width="1mm" draw:style-name="palo" svg:height="1mm" svg:y="124.0mm" svg:x="105.0mm"/>
          <draw:rect svg:width="1mm" draw:style-name="palo" svg:height="1mm" svg:y="124.0mm" svg:x="106.5mm"/>
          <draw:rect svg:width="1mm" draw:style-name="palo" svg:height="1mm" svg:y="124.0mm" svg:x="108.0mm"/>
          <draw:rect svg:width="1mm" draw:style-name="palo" svg:height="1mm" svg:y="124.0mm" svg:x="109.5mm"/>
          <draw:rect svg:width="1mm" draw:style-name="palo" svg:height="1mm" svg:y="124.0mm" svg:x="111.0mm"/>
          <draw:rect svg:width="1mm" draw:style-name="palo" svg:height="1mm" svg:y="124.0mm" svg:x="112.5mm"/>
          <draw:rect svg:width="1mm" draw:style-name="palo" svg:height="1mm" svg:y="124.0mm" svg:x="114.0mm"/>
          <draw:rect svg:width="1mm" draw:style-name="palo" svg:height="1mm" svg:y="124.0mm" svg:x="115.5mm"/>
          <draw:rect svg:width="1mm" draw:style-name="palo" svg:height="1mm" svg:y="124.0mm" svg:x="117.0mm"/>
          <draw:rect svg:width="1mm" draw:style-name="palo" svg:height="1mm" svg:y="124.0mm" svg:x="118.5mm"/>
          <draw:rect svg:width="1mm" draw:style-name="palo" svg:height="1mm" svg:y="124.0mm" svg:x="120.0mm"/>
          <draw:rect svg:width="1mm" draw:style-name="palo" svg:height="1mm" svg:y="124.0mm" svg:x="121.5mm"/>
          <draw:rect svg:width="1mm" draw:style-name="palo" svg:height="1mm" svg:y="124.0mm" svg:x="123.0mm"/>
          <draw:rect svg:width="1mm" draw:style-name="palo" svg:height="1mm" svg:y="124.0mm" svg:x="124.5mm"/>
          <draw:rect svg:width="1mm" draw:style-name="palo" svg:height="1mm" svg:y="124.0mm" svg:x="126.0mm"/>
          <draw:rect svg:width="1mm" draw:style-name="palo" svg:height="1mm" svg:y="125.5mm" svg:x="90.0mm"/>
          <draw:rect svg:width="1mm" draw:style-name="palo" svg:height="1mm" svg:y="125.5mm" svg:x="91.5mm"/>
          <draw:rect svg:width="1mm" draw:style-name="palo" svg:height="1mm" svg:y="125.5mm" svg:x="93.0mm"/>
          <draw:rect svg:width="1mm" draw:style-name="palo" svg:height="1mm" svg:y="125.5mm" svg:x="94.5mm"/>
          <draw:rect svg:width="1mm" draw:style-name="palo" svg:height="1mm" svg:y="125.5mm" svg:x="96.0mm"/>
          <draw:rect svg:width="1mm" draw:style-name="palo" svg:height="1mm" svg:y="125.5mm" svg:x="97.5mm"/>
          <draw:rect svg:width="1mm" draw:style-name="palo" svg:height="1mm" svg:y="125.5mm" svg:x="99.0mm"/>
          <draw:rect svg:width="1mm" draw:style-name="palo" svg:height="1mm" svg:y="125.5mm" svg:x="100.5mm"/>
          <draw:rect svg:width="1mm" draw:style-name="palo" svg:height="1mm" svg:y="125.5mm" svg:x="102.0mm"/>
          <draw:rect svg:width="1mm" draw:style-name="palo" svg:height="1mm" svg:y="125.5mm" svg:x="103.5mm"/>
          <draw:rect svg:width="1mm" draw:style-name="palo" svg:height="1mm" svg:y="125.5mm" svg:x="105.0mm"/>
          <draw:rect svg:width="1mm" draw:style-name="palo" svg:height="1mm" svg:y="125.5mm" svg:x="106.5mm"/>
          <draw:rect svg:width="1mm" draw:style-name="palo" svg:height="1mm" svg:y="125.5mm" svg:x="108.0mm"/>
          <draw:rect svg:width="1mm" draw:style-name="palo" svg:height="1mm" svg:y="125.5mm" svg:x="109.5mm"/>
          <draw:rect svg:width="1mm" draw:style-name="palo" svg:height="1mm" svg:y="125.5mm" svg:x="111.0mm"/>
          <draw:rect svg:width="1mm" draw:style-name="palo" svg:height="1mm" svg:y="125.5mm" svg:x="112.5mm"/>
          <draw:rect svg:width="1mm" draw:style-name="palo" svg:height="1mm" svg:y="125.5mm" svg:x="114.0mm"/>
          <draw:rect svg:width="1mm" draw:style-name="palo" svg:height="1mm" svg:y="125.5mm" svg:x="115.5mm"/>
          <draw:rect svg:width="1mm" draw:style-name="palo" svg:height="1mm" svg:y="125.5mm" svg:x="117.0mm"/>
          <draw:rect svg:width="1mm" draw:style-name="palo" svg:height="1mm" svg:y="125.5mm" svg:x="118.5mm"/>
          <draw:rect svg:width="1mm" draw:style-name="palo" svg:height="1mm" svg:y="125.5mm" svg:x="120.0mm"/>
          <draw:rect svg:width="1mm" draw:style-name="palo" svg:height="1mm" svg:y="125.5mm" svg:x="121.5mm"/>
          <draw:rect svg:width="1mm" draw:style-name="palo" svg:height="1mm" svg:y="125.5mm" svg:x="123.0mm"/>
          <draw:rect svg:width="1mm" draw:style-name="palo" svg:height="1mm" svg:y="125.5mm" svg:x="124.5mm"/>
          <draw:rect svg:width="1mm" draw:style-name="palo" svg:height="1mm" svg:y="125.5mm" svg:x="126.0mm"/>
          <draw:rect svg:width="1mm" draw:style-name="palo" svg:height="1mm" svg:y="127.0mm" svg:x="90.0mm"/>
          <draw:rect svg:width="1mm" draw:style-name="palo" svg:height="1mm" svg:y="127.0mm" svg:x="91.5mm"/>
          <draw:rect svg:width="1mm" draw:style-name="palo" svg:height="1mm" svg:y="127.0mm" svg:x="93.0mm"/>
          <draw:rect svg:width="1mm" draw:style-name="palo" svg:height="1mm" svg:y="127.0mm" svg:x="94.5mm"/>
          <draw:rect svg:width="1mm" draw:style-name="palo" svg:height="1mm" svg:y="127.0mm" svg:x="96.0mm"/>
          <draw:rect svg:width="1mm" draw:style-name="palo" svg:height="1mm" svg:y="127.0mm" svg:x="97.5mm"/>
          <draw:rect svg:width="1mm" draw:style-name="palo" svg:height="1mm" svg:y="127.0mm" svg:x="99.0mm"/>
          <draw:rect svg:width="1mm" draw:style-name="palo" svg:height="1mm" svg:y="127.0mm" svg:x="100.5mm"/>
          <draw:rect svg:width="1mm" draw:style-name="palo" svg:height="1mm" svg:y="127.0mm" svg:x="102.0mm"/>
          <draw:rect svg:width="1mm" draw:style-name="palo" svg:height="1mm" svg:y="127.0mm" svg:x="103.5mm"/>
          <draw:rect svg:width="1mm" draw:style-name="palo" svg:height="1mm" svg:y="127.0mm" svg:x="105.0mm"/>
          <draw:rect svg:width="1mm" draw:style-name="palo" svg:height="1mm" svg:y="127.0mm" svg:x="106.5mm"/>
          <draw:rect svg:width="1mm" draw:style-name="palo" svg:height="1mm" svg:y="127.0mm" svg:x="108.0mm"/>
          <draw:rect svg:width="1mm" draw:style-name="palo" svg:height="1mm" svg:y="127.0mm" svg:x="109.5mm"/>
          <draw:rect svg:width="1mm" draw:style-name="palo" svg:height="1mm" svg:y="127.0mm" svg:x="111.0mm"/>
          <draw:rect svg:width="1mm" draw:style-name="palo" svg:height="1mm" svg:y="127.0mm" svg:x="112.5mm"/>
          <draw:rect svg:width="1mm" draw:style-name="palo" svg:height="1mm" svg:y="127.0mm" svg:x="114.0mm"/>
          <draw:rect svg:width="1mm" draw:style-name="palo" svg:height="1mm" svg:y="127.0mm" svg:x="115.5mm"/>
          <draw:rect svg:width="1mm" draw:style-name="palo" svg:height="1mm" svg:y="127.0mm" svg:x="117.0mm"/>
          <draw:rect svg:width="1mm" draw:style-name="palo" svg:height="1mm" svg:y="127.0mm" svg:x="118.5mm"/>
          <draw:rect svg:width="1mm" draw:style-name="palo" svg:height="1mm" svg:y="127.0mm" svg:x="120.0mm"/>
          <draw:rect svg:width="1mm" draw:style-name="palo" svg:height="1mm" svg:y="127.0mm" svg:x="121.5mm"/>
          <draw:rect svg:width="1mm" draw:style-name="palo" svg:height="1mm" svg:y="127.0mm" svg:x="123.0mm"/>
          <draw:rect svg:width="1mm" draw:style-name="palo" svg:height="1mm" svg:y="127.0mm" svg:x="124.5mm"/>
          <draw:rect svg:width="1mm" draw:style-name="palo" svg:height="1mm" svg:y="127.0mm" svg:x="126.0mm"/>
          <draw:rect svg:width="1mm" draw:style-name="palo" svg:height="1mm" svg:y="128.5mm" svg:x="90.0mm"/>
          <draw:rect svg:width="1mm" draw:style-name="palo" svg:height="1mm" svg:y="128.5mm" svg:x="91.5mm"/>
          <draw:rect svg:width="1mm" draw:style-name="palo" svg:height="1mm" svg:y="128.5mm" svg:x="93.0mm"/>
          <draw:rect svg:width="1mm" draw:style-name="palo" svg:height="1mm" svg:y="128.5mm" svg:x="94.5mm"/>
          <draw:rect svg:width="1mm" draw:style-name="palo" svg:height="1mm" svg:y="128.5mm" svg:x="96.0mm"/>
          <draw:rect svg:width="1mm" draw:style-name="palo" svg:height="1mm" svg:y="128.5mm" svg:x="97.5mm"/>
          <draw:rect svg:width="1mm" draw:style-name="palo" svg:height="1mm" svg:y="128.5mm" svg:x="99.0mm"/>
          <draw:rect svg:width="1mm" draw:style-name="palo" svg:height="1mm" svg:y="128.5mm" svg:x="100.5mm"/>
          <draw:rect svg:width="1mm" draw:style-name="palo" svg:height="1mm" svg:y="128.5mm" svg:x="102.0mm"/>
          <draw:rect svg:width="1mm" draw:style-name="palo" svg:height="1mm" svg:y="128.5mm" svg:x="103.5mm"/>
          <draw:rect svg:width="1mm" draw:style-name="palo" svg:height="1mm" svg:y="128.5mm" svg:x="105.0mm"/>
          <draw:rect svg:width="1mm" draw:style-name="palo" svg:height="1mm" svg:y="128.5mm" svg:x="106.5mm"/>
          <draw:rect svg:width="1mm" draw:style-name="palo" svg:height="1mm" svg:y="128.5mm" svg:x="108.0mm"/>
          <draw:rect svg:width="1mm" draw:style-name="palo" svg:height="1mm" svg:y="128.5mm" svg:x="109.5mm"/>
          <draw:rect svg:width="1mm" draw:style-name="palo" svg:height="1mm" svg:y="128.5mm" svg:x="111.0mm"/>
          <draw:rect svg:width="1mm" draw:style-name="palo" svg:height="1mm" svg:y="128.5mm" svg:x="112.5mm"/>
          <draw:rect svg:width="1mm" draw:style-name="palo" svg:height="1mm" svg:y="128.5mm" svg:x="114.0mm"/>
          <draw:rect svg:width="1mm" draw:style-name="palo" svg:height="1mm" svg:y="128.5mm" svg:x="115.5mm"/>
          <draw:rect svg:width="1mm" draw:style-name="palo" svg:height="1mm" svg:y="128.5mm" svg:x="117.0mm"/>
          <draw:rect svg:width="1mm" draw:style-name="palo" svg:height="1mm" svg:y="128.5mm" svg:x="118.5mm"/>
          <draw:rect svg:width="1mm" draw:style-name="palo" svg:height="1mm" svg:y="128.5mm" svg:x="120.0mm"/>
          <draw:rect svg:width="1mm" draw:style-name="palo" svg:height="1mm" svg:y="128.5mm" svg:x="121.5mm"/>
          <draw:rect svg:width="1mm" draw:style-name="palo" svg:height="1mm" svg:y="128.5mm" svg:x="123.0mm"/>
          <draw:rect svg:width="1mm" draw:style-name="palo" svg:height="1mm" svg:y="128.5mm" svg:x="124.5mm"/>
          <draw:rect svg:width="1mm" draw:style-name="palo" svg:height="1mm" svg:y="128.5mm" svg:x="126.0mm"/>
          <draw:rect svg:width="1mm" draw:style-name="palo" svg:height="1mm" svg:y="130.0mm" svg:x="90.0mm"/>
          <draw:rect svg:width="1mm" draw:style-name="palo" svg:height="1mm" svg:y="130.0mm" svg:x="91.5mm"/>
          <draw:rect svg:width="1mm" draw:style-name="palo" svg:height="1mm" svg:y="130.0mm" svg:x="93.0mm"/>
          <draw:rect svg:width="1mm" draw:style-name="palo" svg:height="1mm" svg:y="130.0mm" svg:x="94.5mm"/>
          <draw:rect svg:width="1mm" draw:style-name="palo" svg:height="1mm" svg:y="130.0mm" svg:x="96.0mm"/>
          <draw:rect svg:width="1mm" draw:style-name="palo" svg:height="1mm" svg:y="130.0mm" svg:x="97.5mm"/>
          <draw:rect svg:width="1mm" draw:style-name="palo" svg:height="1mm" svg:y="130.0mm" svg:x="99.0mm"/>
          <draw:rect svg:width="1mm" draw:style-name="palo" svg:height="1mm" svg:y="130.0mm" svg:x="100.5mm"/>
          <draw:rect svg:width="1mm" draw:style-name="palo" svg:height="1mm" svg:y="130.0mm" svg:x="102.0mm"/>
          <draw:rect svg:width="1mm" draw:style-name="palo" svg:height="1mm" svg:y="130.0mm" svg:x="103.5mm"/>
          <draw:rect svg:width="1mm" draw:style-name="palo" svg:height="1mm" svg:y="130.0mm" svg:x="105.0mm"/>
          <draw:rect svg:width="1mm" draw:style-name="palo" svg:height="1mm" svg:y="130.0mm" svg:x="106.5mm"/>
          <draw:rect svg:width="1mm" draw:style-name="palo" svg:height="1mm" svg:y="130.0mm" svg:x="108.0mm"/>
          <draw:rect svg:width="1mm" draw:style-name="palo" svg:height="1mm" svg:y="130.0mm" svg:x="109.5mm"/>
          <draw:rect svg:width="1mm" draw:style-name="palo" svg:height="1mm" svg:y="130.0mm" svg:x="111.0mm"/>
          <draw:rect svg:width="1mm" draw:style-name="palo" svg:height="1mm" svg:y="130.0mm" svg:x="112.5mm"/>
          <draw:rect svg:width="1mm" draw:style-name="palo" svg:height="1mm" svg:y="130.0mm" svg:x="114.0mm"/>
          <draw:rect svg:width="1mm" draw:style-name="palo" svg:height="1mm" svg:y="130.0mm" svg:x="115.5mm"/>
          <draw:rect svg:width="1mm" draw:style-name="palo" svg:height="1mm" svg:y="130.0mm" svg:x="117.0mm"/>
          <draw:rect svg:width="1mm" draw:style-name="palo" svg:height="1mm" svg:y="130.0mm" svg:x="118.5mm"/>
          <draw:rect svg:width="1mm" draw:style-name="palo" svg:height="1mm" svg:y="130.0mm" svg:x="120.0mm"/>
          <draw:rect svg:width="1mm" draw:style-name="palo" svg:height="1mm" svg:y="130.0mm" svg:x="121.5mm"/>
          <draw:rect svg:width="1mm" draw:style-name="palo" svg:height="1mm" svg:y="130.0mm" svg:x="123.0mm"/>
          <draw:rect svg:width="1mm" draw:style-name="palo" svg:height="1mm" svg:y="130.0mm" svg:x="124.5mm"/>
          <draw:rect svg:width="1mm" draw:style-name="palo" svg:height="1mm" svg:y="130.0mm" svg:x="126.0mm"/>
          <draw:rect svg:width="1mm" draw:style-name="palo" svg:height="1mm" svg:y="131.5mm" svg:x="90.0mm"/>
          <draw:rect svg:width="1mm" draw:style-name="palo" svg:height="1mm" svg:y="131.5mm" svg:x="91.5mm"/>
          <draw:rect svg:width="1mm" draw:style-name="palo" svg:height="1mm" svg:y="131.5mm" svg:x="93.0mm"/>
          <draw:rect svg:width="1mm" draw:style-name="palo" svg:height="1mm" svg:y="131.5mm" svg:x="94.5mm"/>
          <draw:rect svg:width="1mm" draw:style-name="palo" svg:height="1mm" svg:y="131.5mm" svg:x="96.0mm"/>
          <draw:rect svg:width="1mm" draw:style-name="palo" svg:height="1mm" svg:y="131.5mm" svg:x="97.5mm"/>
          <draw:rect svg:width="1mm" draw:style-name="palo" svg:height="1mm" svg:y="131.5mm" svg:x="99.0mm"/>
          <draw:rect svg:width="1mm" draw:style-name="palo" svg:height="1mm" svg:y="131.5mm" svg:x="100.5mm"/>
          <draw:rect svg:width="1mm" draw:style-name="palo" svg:height="1mm" svg:y="131.5mm" svg:x="102.0mm"/>
          <draw:rect svg:width="1mm" draw:style-name="palo" svg:height="1mm" svg:y="131.5mm" svg:x="103.5mm"/>
          <draw:rect svg:width="1mm" draw:style-name="palo" svg:height="1mm" svg:y="131.5mm" svg:x="105.0mm"/>
          <draw:rect svg:width="1mm" draw:style-name="palo" svg:height="1mm" svg:y="131.5mm" svg:x="106.5mm"/>
          <draw:rect svg:width="1mm" draw:style-name="palo" svg:height="1mm" svg:y="131.5mm" svg:x="108.0mm"/>
          <draw:rect svg:width="1mm" draw:style-name="palo" svg:height="1mm" svg:y="131.5mm" svg:x="109.5mm"/>
          <draw:rect svg:width="1mm" draw:style-name="palo" svg:height="1mm" svg:y="131.5mm" svg:x="111.0mm"/>
          <draw:rect svg:width="1mm" draw:style-name="palo" svg:height="1mm" svg:y="131.5mm" svg:x="112.5mm"/>
          <draw:rect svg:width="1mm" draw:style-name="palo" svg:height="1mm" svg:y="131.5mm" svg:x="114.0mm"/>
          <draw:rect svg:width="1mm" draw:style-name="palo" svg:height="1mm" svg:y="131.5mm" svg:x="115.5mm"/>
          <draw:rect svg:width="1mm" draw:style-name="palo" svg:height="1mm" svg:y="131.5mm" svg:x="117.0mm"/>
          <draw:rect svg:width="1mm" draw:style-name="palo" svg:height="1mm" svg:y="131.5mm" svg:x="118.5mm"/>
          <draw:rect svg:width="1mm" draw:style-name="palo" svg:height="1mm" svg:y="131.5mm" svg:x="120.0mm"/>
          <draw:rect svg:width="1mm" draw:style-name="palo" svg:height="1mm" svg:y="131.5mm" svg:x="121.5mm"/>
          <draw:rect svg:width="1mm" draw:style-name="palo" svg:height="1mm" svg:y="131.5mm" svg:x="123.0mm"/>
          <draw:rect svg:width="1mm" draw:style-name="palo" svg:height="1mm" svg:y="131.5mm" svg:x="124.5mm"/>
          <draw:rect svg:width="1mm" draw:style-name="palo" svg:height="1mm" svg:y="131.5mm" svg:x="126.0mm"/>
          <draw:rect svg:width="1mm" draw:style-name="palo" svg:height="1mm" svg:y="133.0mm" svg:x="90.0mm"/>
          <draw:rect svg:width="1mm" draw:style-name="palo" svg:height="1mm" svg:y="133.0mm" svg:x="91.5mm"/>
          <draw:rect svg:width="1mm" draw:style-name="palo" svg:height="1mm" svg:y="133.0mm" svg:x="93.0mm"/>
          <draw:rect svg:width="1mm" draw:style-name="palo" svg:height="1mm" svg:y="133.0mm" svg:x="94.5mm"/>
          <draw:rect svg:width="1mm" draw:style-name="palo" svg:height="1mm" svg:y="133.0mm" svg:x="96.0mm"/>
          <draw:rect svg:width="1mm" draw:style-name="palo" svg:height="1mm" svg:y="133.0mm" svg:x="97.5mm"/>
          <draw:rect svg:width="1mm" draw:style-name="palo" svg:height="1mm" svg:y="133.0mm" svg:x="99.0mm"/>
          <draw:rect svg:width="1mm" draw:style-name="palo" svg:height="1mm" svg:y="133.0mm" svg:x="100.5mm"/>
          <draw:rect svg:width="1mm" draw:style-name="palo" svg:height="1mm" svg:y="133.0mm" svg:x="102.0mm"/>
          <draw:rect svg:width="1mm" draw:style-name="palo" svg:height="1mm" svg:y="133.0mm" svg:x="103.5mm"/>
          <draw:rect svg:width="1mm" draw:style-name="palo" svg:height="1mm" svg:y="133.0mm" svg:x="105.0mm"/>
          <draw:rect svg:width="1mm" draw:style-name="palo" svg:height="1mm" svg:y="133.0mm" svg:x="106.5mm"/>
          <draw:rect svg:width="1mm" draw:style-name="palo" svg:height="1mm" svg:y="133.0mm" svg:x="108.0mm"/>
          <draw:rect svg:width="1mm" draw:style-name="palo" svg:height="1mm" svg:y="133.0mm" svg:x="109.5mm"/>
          <draw:rect svg:width="1mm" draw:style-name="palo" svg:height="1mm" svg:y="133.0mm" svg:x="111.0mm"/>
          <draw:rect svg:width="1mm" draw:style-name="palo" svg:height="1mm" svg:y="133.0mm" svg:x="112.5mm"/>
          <draw:rect svg:width="1mm" draw:style-name="palo" svg:height="1mm" svg:y="133.0mm" svg:x="114.0mm"/>
          <draw:rect svg:width="1mm" draw:style-name="palo" svg:height="1mm" svg:y="133.0mm" svg:x="115.5mm"/>
          <draw:rect svg:width="1mm" draw:style-name="palo" svg:height="1mm" svg:y="133.0mm" svg:x="117.0mm"/>
          <draw:rect svg:width="1mm" draw:style-name="palo" svg:height="1mm" svg:y="133.0mm" svg:x="118.5mm"/>
          <draw:rect svg:width="1mm" draw:style-name="palo" svg:height="1mm" svg:y="133.0mm" svg:x="120.0mm"/>
          <draw:rect svg:width="1mm" draw:style-name="palo" svg:height="1mm" svg:y="133.0mm" svg:x="121.5mm"/>
          <draw:rect svg:width="1mm" draw:style-name="palo" svg:height="1mm" svg:y="133.0mm" svg:x="123.0mm"/>
          <draw:rect svg:width="1mm" draw:style-name="palo" svg:height="1mm" svg:y="133.0mm" svg:x="124.5mm"/>
          <draw:rect svg:width="1mm" draw:style-name="palo" svg:height="1mm" svg:y="133.0mm" svg:x="126.0mm"/>
          <draw:rect svg:width="1mm" draw:style-name="palo" svg:height="1mm" svg:y="134.5mm" svg:x="90.0mm"/>
          <draw:rect svg:width="1mm" draw:style-name="palo" svg:height="1mm" svg:y="134.5mm" svg:x="91.5mm"/>
          <draw:rect svg:width="1mm" draw:style-name="palo" svg:height="1mm" svg:y="134.5mm" svg:x="93.0mm"/>
          <draw:rect svg:width="1mm" draw:style-name="palo" svg:height="1mm" svg:y="134.5mm" svg:x="94.5mm"/>
          <draw:rect svg:width="1mm" draw:style-name="palo" svg:height="1mm" svg:y="134.5mm" svg:x="96.0mm"/>
          <draw:rect svg:width="1mm" draw:style-name="palo" svg:height="1mm" svg:y="134.5mm" svg:x="97.5mm"/>
          <draw:rect svg:width="1mm" draw:style-name="palo" svg:height="1mm" svg:y="134.5mm" svg:x="99.0mm"/>
          <draw:rect svg:width="1mm" draw:style-name="palo" svg:height="1mm" svg:y="134.5mm" svg:x="100.5mm"/>
          <draw:rect svg:width="1mm" draw:style-name="palo" svg:height="1mm" svg:y="134.5mm" svg:x="102.0mm"/>
          <draw:rect svg:width="1mm" draw:style-name="palo" svg:height="1mm" svg:y="134.5mm" svg:x="103.5mm"/>
          <draw:rect svg:width="1mm" draw:style-name="palo" svg:height="1mm" svg:y="134.5mm" svg:x="105.0mm"/>
          <draw:rect svg:width="1mm" draw:style-name="palo" svg:height="1mm" svg:y="134.5mm" svg:x="106.5mm"/>
          <draw:rect svg:width="1mm" draw:style-name="palo" svg:height="1mm" svg:y="134.5mm" svg:x="108.0mm"/>
          <draw:rect svg:width="1mm" draw:style-name="palo" svg:height="1mm" svg:y="134.5mm" svg:x="109.5mm"/>
          <draw:rect svg:width="1mm" draw:style-name="palo" svg:height="1mm" svg:y="134.5mm" svg:x="111.0mm"/>
          <draw:rect svg:width="1mm" draw:style-name="palo" svg:height="1mm" svg:y="134.5mm" svg:x="112.5mm"/>
          <draw:rect svg:width="1mm" draw:style-name="palo" svg:height="1mm" svg:y="134.5mm" svg:x="114.0mm"/>
          <draw:rect svg:width="1mm" draw:style-name="palo" svg:height="1mm" svg:y="134.5mm" svg:x="115.5mm"/>
          <draw:rect svg:width="1mm" draw:style-name="palo" svg:height="1mm" svg:y="134.5mm" svg:x="117.0mm"/>
          <draw:rect svg:width="1mm" draw:style-name="palo" svg:height="1mm" svg:y="134.5mm" svg:x="118.5mm"/>
          <draw:rect svg:width="1mm" draw:style-name="palo" svg:height="1mm" svg:y="134.5mm" svg:x="120.0mm"/>
          <draw:rect svg:width="1mm" draw:style-name="palo" svg:height="1mm" svg:y="134.5mm" svg:x="121.5mm"/>
          <draw:rect svg:width="1mm" draw:style-name="palo" svg:height="1mm" svg:y="134.5mm" svg:x="123.0mm"/>
          <draw:rect svg:width="1mm" draw:style-name="palo" svg:height="1mm" svg:y="134.5mm" svg:x="124.5mm"/>
          <draw:rect svg:width="1mm" draw:style-name="palo" svg:height="1mm" svg:y="134.5mm" svg:x="126.0mm"/>
          <draw:rect svg:width="1mm" draw:style-name="palo" svg:height="1mm" svg:y="136.0mm" svg:x="90.0mm"/>
          <draw:rect svg:width="1mm" draw:style-name="palo" svg:height="1mm" svg:y="136.0mm" svg:x="91.5mm"/>
          <draw:rect svg:width="1mm" draw:style-name="palo" svg:height="1mm" svg:y="136.0mm" svg:x="93.0mm"/>
          <draw:rect svg:width="1mm" draw:style-name="palo" svg:height="1mm" svg:y="136.0mm" svg:x="94.5mm"/>
          <draw:rect svg:width="1mm" draw:style-name="palo" svg:height="1mm" svg:y="136.0mm" svg:x="96.0mm"/>
          <draw:rect svg:width="1mm" draw:style-name="palo" svg:height="1mm" svg:y="136.0mm" svg:x="97.5mm"/>
          <draw:rect svg:width="1mm" draw:style-name="palo" svg:height="1mm" svg:y="136.0mm" svg:x="99.0mm"/>
          <draw:rect svg:width="1mm" draw:style-name="palo" svg:height="1mm" svg:y="136.0mm" svg:x="100.5mm"/>
          <draw:rect svg:width="1mm" draw:style-name="palo" svg:height="1mm" svg:y="136.0mm" svg:x="102.0mm"/>
          <draw:rect svg:width="1mm" draw:style-name="palo" svg:height="1mm" svg:y="136.0mm" svg:x="103.5mm"/>
          <draw:rect svg:width="1mm" draw:style-name="palo" svg:height="1mm" svg:y="136.0mm" svg:x="105.0mm"/>
          <draw:rect svg:width="1mm" draw:style-name="palo" svg:height="1mm" svg:y="136.0mm" svg:x="106.5mm"/>
          <draw:rect svg:width="1mm" draw:style-name="palo" svg:height="1mm" svg:y="136.0mm" svg:x="108.0mm"/>
          <draw:rect svg:width="1mm" draw:style-name="palo" svg:height="1mm" svg:y="136.0mm" svg:x="109.5mm"/>
          <draw:rect svg:width="1mm" draw:style-name="palo" svg:height="1mm" svg:y="136.0mm" svg:x="111.0mm"/>
          <draw:rect svg:width="1mm" draw:style-name="palo" svg:height="1mm" svg:y="136.0mm" svg:x="112.5mm"/>
          <draw:rect svg:width="1mm" draw:style-name="palo" svg:height="1mm" svg:y="136.0mm" svg:x="114.0mm"/>
          <draw:rect svg:width="1mm" draw:style-name="palo" svg:height="1mm" svg:y="136.0mm" svg:x="115.5mm"/>
          <draw:rect svg:width="1mm" draw:style-name="palo" svg:height="1mm" svg:y="136.0mm" svg:x="117.0mm"/>
          <draw:rect svg:width="1mm" draw:style-name="palo" svg:height="1mm" svg:y="136.0mm" svg:x="118.5mm"/>
          <draw:rect svg:width="1mm" draw:style-name="palo" svg:height="1mm" svg:y="136.0mm" svg:x="120.0mm"/>
          <draw:rect svg:width="1mm" draw:style-name="palo" svg:height="1mm" svg:y="136.0mm" svg:x="121.5mm"/>
          <draw:rect svg:width="1mm" draw:style-name="palo" svg:height="1mm" svg:y="136.0mm" svg:x="123.0mm"/>
          <draw:rect svg:width="1mm" draw:style-name="palo" svg:height="1mm" svg:y="136.0mm" svg:x="124.5mm"/>
          <draw:rect svg:width="1mm" draw:style-name="palo" svg:height="1mm" svg:y="136.0mm" svg:x="126.0mm"/>
          <draw:rect svg:width="1mm" draw:style-name="palo" svg:height="1mm" svg:y="137.5mm" svg:x="90.0mm"/>
          <draw:rect svg:width="1mm" draw:style-name="palo" svg:height="1mm" svg:y="137.5mm" svg:x="91.5mm"/>
          <draw:rect svg:width="1mm" draw:style-name="palo" svg:height="1mm" svg:y="137.5mm" svg:x="93.0mm"/>
          <draw:rect svg:width="1mm" draw:style-name="palo" svg:height="1mm" svg:y="137.5mm" svg:x="94.5mm"/>
          <draw:rect svg:width="1mm" draw:style-name="palo" svg:height="1mm" svg:y="137.5mm" svg:x="96.0mm"/>
          <draw:rect svg:width="1mm" draw:style-name="palo" svg:height="1mm" svg:y="137.5mm" svg:x="97.5mm"/>
          <draw:rect svg:width="1mm" draw:style-name="palo" svg:height="1mm" svg:y="137.5mm" svg:x="99.0mm"/>
          <draw:rect svg:width="1mm" draw:style-name="palo" svg:height="1mm" svg:y="137.5mm" svg:x="100.5mm"/>
          <draw:rect svg:width="1mm" draw:style-name="palo" svg:height="1mm" svg:y="137.5mm" svg:x="102.0mm"/>
          <draw:rect svg:width="1mm" draw:style-name="palo" svg:height="1mm" svg:y="137.5mm" svg:x="103.5mm"/>
          <draw:rect svg:width="1mm" draw:style-name="palo" svg:height="1mm" svg:y="137.5mm" svg:x="105.0mm"/>
          <draw:rect svg:width="1mm" draw:style-name="palo" svg:height="1mm" svg:y="137.5mm" svg:x="106.5mm"/>
          <draw:rect svg:width="1mm" draw:style-name="palo" svg:height="1mm" svg:y="137.5mm" svg:x="108.0mm"/>
          <draw:rect svg:width="1mm" draw:style-name="palo" svg:height="1mm" svg:y="137.5mm" svg:x="109.5mm"/>
          <draw:rect svg:width="1mm" draw:style-name="palo" svg:height="1mm" svg:y="137.5mm" svg:x="111.0mm"/>
          <draw:rect svg:width="1mm" draw:style-name="palo" svg:height="1mm" svg:y="137.5mm" svg:x="112.5mm"/>
          <draw:rect svg:width="1mm" draw:style-name="palo" svg:height="1mm" svg:y="137.5mm" svg:x="114.0mm"/>
          <draw:rect svg:width="1mm" draw:style-name="palo" svg:height="1mm" svg:y="137.5mm" svg:x="115.5mm"/>
          <draw:rect svg:width="1mm" draw:style-name="palo" svg:height="1mm" svg:y="137.5mm" svg:x="117.0mm"/>
          <draw:rect svg:width="1mm" draw:style-name="palo" svg:height="1mm" svg:y="137.5mm" svg:x="118.5mm"/>
          <draw:rect svg:width="1mm" draw:style-name="palo" svg:height="1mm" svg:y="137.5mm" svg:x="120.0mm"/>
          <draw:rect svg:width="1mm" draw:style-name="palo" svg:height="1mm" svg:y="137.5mm" svg:x="121.5mm"/>
          <draw:rect svg:width="1mm" draw:style-name="palo" svg:height="1mm" svg:y="137.5mm" svg:x="123.0mm"/>
          <draw:rect svg:width="1mm" draw:style-name="palo" svg:height="1mm" svg:y="137.5mm" svg:x="124.5mm"/>
          <draw:rect svg:width="1mm" draw:style-name="palo" svg:height="1mm" svg:y="137.5mm" svg:x="126.0mm"/>
          <draw:rect svg:width="1mm" draw:style-name="palo" svg:height="1mm" svg:y="139.0mm" svg:x="90.0mm"/>
          <draw:rect svg:width="1mm" draw:style-name="palo" svg:height="1mm" svg:y="139.0mm" svg:x="91.5mm"/>
          <draw:rect svg:width="1mm" draw:style-name="palo" svg:height="1mm" svg:y="139.0mm" svg:x="93.0mm"/>
          <draw:rect svg:width="1mm" draw:style-name="palo" svg:height="1mm" svg:y="139.0mm" svg:x="94.5mm"/>
          <draw:rect svg:width="1mm" draw:style-name="palo" svg:height="1mm" svg:y="139.0mm" svg:x="96.0mm"/>
          <draw:rect svg:width="1mm" draw:style-name="palo" svg:height="1mm" svg:y="139.0mm" svg:x="97.5mm"/>
          <draw:rect svg:width="1mm" draw:style-name="palo" svg:height="1mm" svg:y="139.0mm" svg:x="99.0mm"/>
          <draw:rect svg:width="1mm" draw:style-name="palo" svg:height="1mm" svg:y="139.0mm" svg:x="100.5mm"/>
          <draw:rect svg:width="1mm" draw:style-name="palo" svg:height="1mm" svg:y="139.0mm" svg:x="102.0mm"/>
          <draw:rect svg:width="1mm" draw:style-name="palo" svg:height="1mm" svg:y="139.0mm" svg:x="103.5mm"/>
          <draw:rect svg:width="1mm" draw:style-name="palo" svg:height="1mm" svg:y="139.0mm" svg:x="105.0mm"/>
          <draw:rect svg:width="1mm" draw:style-name="palo" svg:height="1mm" svg:y="139.0mm" svg:x="106.5mm"/>
          <draw:rect svg:width="1mm" draw:style-name="palo" svg:height="1mm" svg:y="139.0mm" svg:x="108.0mm"/>
          <draw:rect svg:width="1mm" draw:style-name="palo" svg:height="1mm" svg:y="139.0mm" svg:x="109.5mm"/>
          <draw:rect svg:width="1mm" draw:style-name="palo" svg:height="1mm" svg:y="139.0mm" svg:x="111.0mm"/>
          <draw:rect svg:width="1mm" draw:style-name="palo" svg:height="1mm" svg:y="139.0mm" svg:x="112.5mm"/>
          <draw:rect svg:width="1mm" draw:style-name="palo" svg:height="1mm" svg:y="139.0mm" svg:x="114.0mm"/>
          <draw:rect svg:width="1mm" draw:style-name="palo" svg:height="1mm" svg:y="139.0mm" svg:x="115.5mm"/>
          <draw:rect svg:width="1mm" draw:style-name="palo" svg:height="1mm" svg:y="139.0mm" svg:x="117.0mm"/>
          <draw:rect svg:width="1mm" draw:style-name="palo" svg:height="1mm" svg:y="139.0mm" svg:x="118.5mm"/>
          <draw:rect svg:width="1mm" draw:style-name="palo" svg:height="1mm" svg:y="139.0mm" svg:x="120.0mm"/>
          <draw:rect svg:width="1mm" draw:style-name="palo" svg:height="1mm" svg:y="139.0mm" svg:x="121.5mm"/>
          <draw:rect svg:width="1mm" draw:style-name="palo" svg:height="1mm" svg:y="139.0mm" svg:x="123.0mm"/>
          <draw:rect svg:width="1mm" draw:style-name="palo" svg:height="1mm" svg:y="139.0mm" svg:x="124.5mm"/>
          <draw:rect svg:width="1mm" draw:style-name="palo" svg:height="1mm" svg:y="139.0mm" svg:x="126.0mm"/>
          <draw:rect svg:width="1mm" draw:style-name="palo" svg:height="1mm" svg:y="140.5mm" svg:x="90.0mm"/>
          <draw:rect svg:width="1mm" draw:style-name="palo" svg:height="1mm" svg:y="140.5mm" svg:x="91.5mm"/>
          <draw:rect svg:width="1mm" draw:style-name="palo" svg:height="1mm" svg:y="140.5mm" svg:x="93.0mm"/>
          <draw:rect svg:width="1mm" draw:style-name="palo" svg:height="1mm" svg:y="140.5mm" svg:x="94.5mm"/>
          <draw:rect svg:width="1mm" draw:style-name="palo" svg:height="1mm" svg:y="140.5mm" svg:x="96.0mm"/>
          <draw:rect svg:width="1mm" draw:style-name="palo" svg:height="1mm" svg:y="140.5mm" svg:x="97.5mm"/>
          <draw:rect svg:width="1mm" draw:style-name="palo" svg:height="1mm" svg:y="140.5mm" svg:x="99.0mm"/>
          <draw:rect svg:width="1mm" draw:style-name="palo" svg:height="1mm" svg:y="140.5mm" svg:x="100.5mm"/>
          <draw:rect svg:width="1mm" draw:style-name="palo" svg:height="1mm" svg:y="140.5mm" svg:x="102.0mm"/>
          <draw:rect svg:width="1mm" draw:style-name="palo" svg:height="1mm" svg:y="140.5mm" svg:x="103.5mm"/>
          <draw:rect svg:width="1mm" draw:style-name="palo" svg:height="1mm" svg:y="140.5mm" svg:x="105.0mm"/>
          <draw:rect svg:width="1mm" draw:style-name="palo" svg:height="1mm" svg:y="140.5mm" svg:x="106.5mm"/>
          <draw:rect svg:width="1mm" draw:style-name="palo" svg:height="1mm" svg:y="140.5mm" svg:x="108.0mm"/>
          <draw:rect svg:width="1mm" draw:style-name="palo" svg:height="1mm" svg:y="140.5mm" svg:x="109.5mm"/>
          <draw:rect svg:width="1mm" draw:style-name="palo" svg:height="1mm" svg:y="140.5mm" svg:x="111.0mm"/>
          <draw:rect svg:width="1mm" draw:style-name="palo" svg:height="1mm" svg:y="140.5mm" svg:x="112.5mm"/>
          <draw:rect svg:width="1mm" draw:style-name="palo" svg:height="1mm" svg:y="140.5mm" svg:x="114.0mm"/>
          <draw:rect svg:width="1mm" draw:style-name="palo" svg:height="1mm" svg:y="140.5mm" svg:x="115.5mm"/>
          <draw:rect svg:width="1mm" draw:style-name="palo" svg:height="1mm" svg:y="140.5mm" svg:x="117.0mm"/>
          <draw:rect svg:width="1mm" draw:style-name="palo" svg:height="1mm" svg:y="140.5mm" svg:x="118.5mm"/>
          <draw:rect svg:width="1mm" draw:style-name="palo" svg:height="1mm" svg:y="140.5mm" svg:x="120.0mm"/>
          <draw:rect svg:width="1mm" draw:style-name="palo" svg:height="1mm" svg:y="140.5mm" svg:x="121.5mm"/>
          <draw:rect svg:width="1mm" draw:style-name="palo" svg:height="1mm" svg:y="140.5mm" svg:x="123.0mm"/>
          <draw:rect svg:width="1mm" draw:style-name="palo" svg:height="1mm" svg:y="140.5mm" svg:x="124.5mm"/>
          <draw:rect svg:width="1mm" draw:style-name="palo" svg:height="1mm" svg:y="140.5mm" svg:x="126.0mm"/>
          <draw:rect svg:width="1mm" draw:style-name="palo" svg:height="1mm" svg:y="142.0mm" svg:x="90.0mm"/>
          <draw:rect svg:width="1mm" draw:style-name="palo" svg:height="1mm" svg:y="142.0mm" svg:x="91.5mm"/>
          <draw:rect svg:width="1mm" draw:style-name="palo" svg:height="1mm" svg:y="142.0mm" svg:x="93.0mm"/>
          <draw:rect svg:width="1mm" draw:style-name="palo" svg:height="1mm" svg:y="142.0mm" svg:x="94.5mm"/>
          <draw:rect svg:width="1mm" draw:style-name="palo" svg:height="1mm" svg:y="142.0mm" svg:x="96.0mm"/>
          <draw:rect svg:width="1mm" draw:style-name="palo" svg:height="1mm" svg:y="142.0mm" svg:x="97.5mm"/>
          <draw:rect svg:width="1mm" draw:style-name="palo" svg:height="1mm" svg:y="142.0mm" svg:x="99.0mm"/>
          <draw:rect svg:width="1mm" draw:style-name="palo" svg:height="1mm" svg:y="142.0mm" svg:x="100.5mm"/>
          <draw:rect svg:width="1mm" draw:style-name="palo" svg:height="1mm" svg:y="142.0mm" svg:x="102.0mm"/>
          <draw:rect svg:width="1mm" draw:style-name="palo" svg:height="1mm" svg:y="142.0mm" svg:x="103.5mm"/>
          <draw:rect svg:width="1mm" draw:style-name="palo" svg:height="1mm" svg:y="142.0mm" svg:x="105.0mm"/>
          <draw:rect svg:width="1mm" draw:style-name="palo" svg:height="1mm" svg:y="142.0mm" svg:x="106.5mm"/>
          <draw:rect svg:width="1mm" draw:style-name="palo" svg:height="1mm" svg:y="142.0mm" svg:x="108.0mm"/>
          <draw:rect svg:width="1mm" draw:style-name="palo" svg:height="1mm" svg:y="142.0mm" svg:x="109.5mm"/>
          <draw:rect svg:width="1mm" draw:style-name="palo" svg:height="1mm" svg:y="142.0mm" svg:x="111.0mm"/>
          <draw:rect svg:width="1mm" draw:style-name="palo" svg:height="1mm" svg:y="142.0mm" svg:x="112.5mm"/>
          <draw:rect svg:width="1mm" draw:style-name="palo" svg:height="1mm" svg:y="142.0mm" svg:x="114.0mm"/>
          <draw:rect svg:width="1mm" draw:style-name="palo" svg:height="1mm" svg:y="142.0mm" svg:x="115.5mm"/>
          <draw:rect svg:width="1mm" draw:style-name="palo" svg:height="1mm" svg:y="142.0mm" svg:x="117.0mm"/>
          <draw:rect svg:width="1mm" draw:style-name="palo" svg:height="1mm" svg:y="142.0mm" svg:x="118.5mm"/>
          <draw:rect svg:width="1mm" draw:style-name="palo" svg:height="1mm" svg:y="142.0mm" svg:x="120.0mm"/>
          <draw:rect svg:width="1mm" draw:style-name="palo" svg:height="1mm" svg:y="142.0mm" svg:x="121.5mm"/>
          <draw:rect svg:width="1mm" draw:style-name="palo" svg:height="1mm" svg:y="142.0mm" svg:x="123.0mm"/>
          <draw:rect svg:width="1mm" draw:style-name="palo" svg:height="1mm" svg:y="142.0mm" svg:x="124.5mm"/>
          <draw:rect svg:width="1mm" draw:style-name="palo" svg:height="1mm" svg:y="142.0mm" svg:x="126.0mm"/>
          <draw:rect svg:width="1mm" draw:style-name="palo" svg:height="1mm" svg:y="143.5mm" svg:x="90.0mm"/>
          <draw:rect svg:width="1mm" draw:style-name="palo" svg:height="1mm" svg:y="143.5mm" svg:x="91.5mm"/>
          <draw:rect svg:width="1mm" draw:style-name="palo" svg:height="1mm" svg:y="143.5mm" svg:x="93.0mm"/>
          <draw:rect svg:width="1mm" draw:style-name="palo" svg:height="1mm" svg:y="143.5mm" svg:x="94.5mm"/>
          <draw:rect svg:width="1mm" draw:style-name="palo" svg:height="1mm" svg:y="143.5mm" svg:x="96.0mm"/>
          <draw:rect svg:width="1mm" draw:style-name="palo" svg:height="1mm" svg:y="143.5mm" svg:x="97.5mm"/>
          <draw:rect svg:width="1mm" draw:style-name="palo" svg:height="1mm" svg:y="143.5mm" svg:x="99.0mm"/>
          <draw:rect svg:width="1mm" draw:style-name="palo" svg:height="1mm" svg:y="143.5mm" svg:x="100.5mm"/>
          <draw:rect svg:width="1mm" draw:style-name="palo" svg:height="1mm" svg:y="143.5mm" svg:x="102.0mm"/>
          <draw:rect svg:width="1mm" draw:style-name="palo" svg:height="1mm" svg:y="143.5mm" svg:x="103.5mm"/>
          <draw:rect svg:width="1mm" draw:style-name="palo" svg:height="1mm" svg:y="143.5mm" svg:x="105.0mm"/>
          <draw:rect svg:width="1mm" draw:style-name="palo" svg:height="1mm" svg:y="143.5mm" svg:x="106.5mm"/>
          <draw:rect svg:width="1mm" draw:style-name="palo" svg:height="1mm" svg:y="143.5mm" svg:x="108.0mm"/>
          <draw:rect svg:width="1mm" draw:style-name="palo" svg:height="1mm" svg:y="143.5mm" svg:x="109.5mm"/>
          <draw:rect svg:width="1mm" draw:style-name="palo" svg:height="1mm" svg:y="143.5mm" svg:x="111.0mm"/>
          <draw:rect svg:width="1mm" draw:style-name="palo" svg:height="1mm" svg:y="143.5mm" svg:x="112.5mm"/>
          <draw:rect svg:width="1mm" draw:style-name="palo" svg:height="1mm" svg:y="143.5mm" svg:x="114.0mm"/>
          <draw:rect svg:width="1mm" draw:style-name="palo" svg:height="1mm" svg:y="143.5mm" svg:x="115.5mm"/>
          <draw:rect svg:width="1mm" draw:style-name="palo" svg:height="1mm" svg:y="143.5mm" svg:x="117.0mm"/>
          <draw:rect svg:width="1mm" draw:style-name="palo" svg:height="1mm" svg:y="143.5mm" svg:x="118.5mm"/>
          <draw:rect svg:width="1mm" draw:style-name="palo" svg:height="1mm" svg:y="143.5mm" svg:x="120.0mm"/>
          <draw:rect svg:width="1mm" draw:style-name="palo" svg:height="1mm" svg:y="143.5mm" svg:x="121.5mm"/>
          <draw:rect svg:width="1mm" draw:style-name="palo" svg:height="1mm" svg:y="143.5mm" svg:x="123.0mm"/>
          <draw:rect svg:width="1mm" draw:style-name="palo" svg:height="1mm" svg:y="143.5mm" svg:x="124.5mm"/>
          <draw:rect svg:width="1mm" draw:style-name="palo" svg:height="1mm" svg:y="143.5mm" svg:x="126.0mm"/>
          <draw:rect svg:width="1mm" draw:style-name="palo" svg:height="1mm" svg:y="145.0mm" svg:x="90.0mm"/>
          <draw:rect svg:width="1mm" draw:style-name="palo" svg:height="1mm" svg:y="145.0mm" svg:x="91.5mm"/>
          <draw:rect svg:width="1mm" draw:style-name="palo" svg:height="1mm" svg:y="145.0mm" svg:x="93.0mm"/>
          <draw:rect svg:width="1mm" draw:style-name="palo" svg:height="1mm" svg:y="145.0mm" svg:x="94.5mm"/>
          <draw:rect svg:width="1mm" draw:style-name="palo" svg:height="1mm" svg:y="145.0mm" svg:x="96.0mm"/>
          <draw:rect svg:width="1mm" draw:style-name="palo" svg:height="1mm" svg:y="145.0mm" svg:x="97.5mm"/>
          <draw:rect svg:width="1mm" draw:style-name="palo" svg:height="1mm" svg:y="145.0mm" svg:x="99.0mm"/>
          <draw:rect svg:width="1mm" draw:style-name="palo" svg:height="1mm" svg:y="145.0mm" svg:x="100.5mm"/>
          <draw:rect svg:width="1mm" draw:style-name="palo" svg:height="1mm" svg:y="145.0mm" svg:x="102.0mm"/>
          <draw:rect svg:width="1mm" draw:style-name="palo" svg:height="1mm" svg:y="145.0mm" svg:x="103.5mm"/>
          <draw:rect svg:width="1mm" draw:style-name="palo" svg:height="1mm" svg:y="145.0mm" svg:x="105.0mm"/>
          <draw:rect svg:width="1mm" draw:style-name="palo" svg:height="1mm" svg:y="145.0mm" svg:x="106.5mm"/>
          <draw:rect svg:width="1mm" draw:style-name="palo" svg:height="1mm" svg:y="145.0mm" svg:x="108.0mm"/>
          <draw:rect svg:width="1mm" draw:style-name="palo" svg:height="1mm" svg:y="145.0mm" svg:x="109.5mm"/>
          <draw:rect svg:width="1mm" draw:style-name="palo" svg:height="1mm" svg:y="145.0mm" svg:x="111.0mm"/>
          <draw:rect svg:width="1mm" draw:style-name="palo" svg:height="1mm" svg:y="145.0mm" svg:x="112.5mm"/>
          <draw:rect svg:width="1mm" draw:style-name="palo" svg:height="1mm" svg:y="145.0mm" svg:x="114.0mm"/>
          <draw:rect svg:width="1mm" draw:style-name="palo" svg:height="1mm" svg:y="145.0mm" svg:x="115.5mm"/>
          <draw:rect svg:width="1mm" draw:style-name="palo" svg:height="1mm" svg:y="145.0mm" svg:x="117.0mm"/>
          <draw:rect svg:width="1mm" draw:style-name="palo" svg:height="1mm" svg:y="145.0mm" svg:x="118.5mm"/>
          <draw:rect svg:width="1mm" draw:style-name="palo" svg:height="1mm" svg:y="145.0mm" svg:x="120.0mm"/>
          <draw:rect svg:width="1mm" draw:style-name="palo" svg:height="1mm" svg:y="145.0mm" svg:x="121.5mm"/>
          <draw:rect svg:width="1mm" draw:style-name="palo" svg:height="1mm" svg:y="145.0mm" svg:x="123.0mm"/>
          <draw:rect svg:width="1mm" draw:style-name="palo" svg:height="1mm" svg:y="145.0mm" svg:x="124.5mm"/>
          <draw:rect svg:width="1mm" draw:style-name="palo" svg:height="1mm" svg:y="145.0mm" svg:x="126.0mm"/>
          <draw:rect svg:width="1mm" draw:style-name="palo" svg:height="1mm" svg:y="146.5mm" svg:x="90.0mm"/>
          <draw:rect svg:width="1mm" draw:style-name="palo" svg:height="1mm" svg:y="146.5mm" svg:x="91.5mm"/>
          <draw:rect svg:width="1mm" draw:style-name="palo" svg:height="1mm" svg:y="146.5mm" svg:x="93.0mm"/>
          <draw:rect svg:width="1mm" draw:style-name="palo" svg:height="1mm" svg:y="146.5mm" svg:x="94.5mm"/>
          <draw:rect svg:width="1mm" draw:style-name="palo" svg:height="1mm" svg:y="146.5mm" svg:x="96.0mm"/>
          <draw:rect svg:width="1mm" draw:style-name="palo" svg:height="1mm" svg:y="146.5mm" svg:x="97.5mm"/>
          <draw:rect svg:width="1mm" draw:style-name="palo" svg:height="1mm" svg:y="146.5mm" svg:x="99.0mm"/>
          <draw:rect svg:width="1mm" draw:style-name="palo" svg:height="1mm" svg:y="146.5mm" svg:x="100.5mm"/>
          <draw:rect svg:width="1mm" draw:style-name="palo" svg:height="1mm" svg:y="146.5mm" svg:x="102.0mm"/>
          <draw:rect svg:width="1mm" draw:style-name="palo" svg:height="1mm" svg:y="146.5mm" svg:x="103.5mm"/>
          <draw:rect svg:width="1mm" draw:style-name="palo" svg:height="1mm" svg:y="146.5mm" svg:x="105.0mm"/>
          <draw:rect svg:width="1mm" draw:style-name="palo" svg:height="1mm" svg:y="146.5mm" svg:x="106.5mm"/>
          <draw:rect svg:width="1mm" draw:style-name="palo" svg:height="1mm" svg:y="146.5mm" svg:x="108.0mm"/>
          <draw:rect svg:width="1mm" draw:style-name="palo" svg:height="1mm" svg:y="146.5mm" svg:x="109.5mm"/>
          <draw:rect svg:width="1mm" draw:style-name="palo" svg:height="1mm" svg:y="146.5mm" svg:x="111.0mm"/>
          <draw:rect svg:width="1mm" draw:style-name="palo" svg:height="1mm" svg:y="146.5mm" svg:x="112.5mm"/>
          <draw:rect svg:width="1mm" draw:style-name="palo" svg:height="1mm" svg:y="146.5mm" svg:x="114.0mm"/>
          <draw:rect svg:width="1mm" draw:style-name="palo" svg:height="1mm" svg:y="146.5mm" svg:x="115.5mm"/>
          <draw:rect svg:width="1mm" draw:style-name="palo" svg:height="1mm" svg:y="146.5mm" svg:x="117.0mm"/>
          <draw:rect svg:width="1mm" draw:style-name="palo" svg:height="1mm" svg:y="146.5mm" svg:x="118.5mm"/>
          <draw:rect svg:width="1mm" draw:style-name="palo" svg:height="1mm" svg:y="146.5mm" svg:x="120.0mm"/>
          <draw:rect svg:width="1mm" draw:style-name="palo" svg:height="1mm" svg:y="146.5mm" svg:x="121.5mm"/>
          <draw:rect svg:width="1mm" draw:style-name="palo" svg:height="1mm" svg:y="146.5mm" svg:x="123.0mm"/>
          <draw:rect svg:width="1mm" draw:style-name="palo" svg:height="1mm" svg:y="146.5mm" svg:x="124.5mm"/>
          <draw:rect svg:width="1mm" draw:style-name="palo" svg:height="1mm" svg:y="146.5mm" svg:x="126.0mm"/>
          <draw:rect svg:width="1mm" draw:style-name="palo" svg:height="1mm" svg:y="148.0mm" svg:x="90.0mm"/>
          <draw:rect svg:width="1mm" draw:style-name="palo" svg:height="1mm" svg:y="148.0mm" svg:x="91.5mm"/>
          <draw:rect svg:width="1mm" draw:style-name="palo" svg:height="1mm" svg:y="148.0mm" svg:x="93.0mm"/>
          <draw:rect svg:width="1mm" draw:style-name="palo" svg:height="1mm" svg:y="148.0mm" svg:x="94.5mm"/>
          <draw:rect svg:width="1mm" draw:style-name="palo" svg:height="1mm" svg:y="148.0mm" svg:x="96.0mm"/>
          <draw:rect svg:width="1mm" draw:style-name="palo" svg:height="1mm" svg:y="148.0mm" svg:x="97.5mm"/>
          <draw:rect svg:width="1mm" draw:style-name="palo" svg:height="1mm" svg:y="148.0mm" svg:x="99.0mm"/>
          <draw:rect svg:width="1mm" draw:style-name="palo" svg:height="1mm" svg:y="148.0mm" svg:x="100.5mm"/>
          <draw:rect svg:width="1mm" draw:style-name="palo" svg:height="1mm" svg:y="148.0mm" svg:x="102.0mm"/>
          <draw:rect svg:width="1mm" draw:style-name="palo" svg:height="1mm" svg:y="148.0mm" svg:x="103.5mm"/>
          <draw:rect svg:width="1mm" draw:style-name="palo" svg:height="1mm" svg:y="148.0mm" svg:x="105.0mm"/>
          <draw:rect svg:width="1mm" draw:style-name="palo" svg:height="1mm" svg:y="148.0mm" svg:x="106.5mm"/>
          <draw:rect svg:width="1mm" draw:style-name="palo" svg:height="1mm" svg:y="148.0mm" svg:x="108.0mm"/>
          <draw:rect svg:width="1mm" draw:style-name="palo" svg:height="1mm" svg:y="148.0mm" svg:x="109.5mm"/>
          <draw:rect svg:width="1mm" draw:style-name="palo" svg:height="1mm" svg:y="148.0mm" svg:x="111.0mm"/>
          <draw:rect svg:width="1mm" draw:style-name="palo" svg:height="1mm" svg:y="148.0mm" svg:x="112.5mm"/>
          <draw:rect svg:width="1mm" draw:style-name="palo" svg:height="1mm" svg:y="148.0mm" svg:x="114.0mm"/>
          <draw:rect svg:width="1mm" draw:style-name="palo" svg:height="1mm" svg:y="148.0mm" svg:x="115.5mm"/>
          <draw:rect svg:width="1mm" draw:style-name="palo" svg:height="1mm" svg:y="148.0mm" svg:x="117.0mm"/>
          <draw:rect svg:width="1mm" draw:style-name="palo" svg:height="1mm" svg:y="148.0mm" svg:x="118.5mm"/>
          <draw:rect svg:width="1mm" draw:style-name="palo" svg:height="1mm" svg:y="148.0mm" svg:x="120.0mm"/>
          <draw:rect svg:width="1mm" draw:style-name="palo" svg:height="1mm" svg:y="148.0mm" svg:x="121.5mm"/>
          <draw:rect svg:width="1mm" draw:style-name="palo" svg:height="1mm" svg:y="148.0mm" svg:x="123.0mm"/>
          <draw:rect svg:width="1mm" draw:style-name="palo" svg:height="1mm" svg:y="148.0mm" svg:x="124.5mm"/>
          <draw:rect svg:width="1mm" draw:style-name="palo" svg:height="1mm" svg:y="148.0mm" svg:x="126.0mm"/>
          <draw:rect svg:width="1mm" draw:style-name="palo" svg:height="1mm" svg:y="149.5mm" svg:x="90.0mm"/>
          <draw:rect svg:width="1mm" draw:style-name="palo" svg:height="1mm" svg:y="149.5mm" svg:x="91.5mm"/>
          <draw:rect svg:width="1mm" draw:style-name="palo" svg:height="1mm" svg:y="149.5mm" svg:x="93.0mm"/>
          <draw:rect svg:width="1mm" draw:style-name="palo" svg:height="1mm" svg:y="149.5mm" svg:x="94.5mm"/>
          <draw:rect svg:width="1mm" draw:style-name="palo" svg:height="1mm" svg:y="149.5mm" svg:x="96.0mm"/>
          <draw:rect svg:width="1mm" draw:style-name="palo" svg:height="1mm" svg:y="149.5mm" svg:x="97.5mm"/>
          <draw:rect svg:width="1mm" draw:style-name="palo" svg:height="1mm" svg:y="149.5mm" svg:x="99.0mm"/>
          <draw:rect svg:width="1mm" draw:style-name="palo" svg:height="1mm" svg:y="149.5mm" svg:x="100.5mm"/>
          <draw:rect svg:width="1mm" draw:style-name="palo" svg:height="1mm" svg:y="149.5mm" svg:x="102.0mm"/>
          <draw:rect svg:width="1mm" draw:style-name="palo" svg:height="1mm" svg:y="149.5mm" svg:x="103.5mm"/>
          <draw:rect svg:width="1mm" draw:style-name="palo" svg:height="1mm" svg:y="149.5mm" svg:x="105.0mm"/>
          <draw:rect svg:width="1mm" draw:style-name="palo" svg:height="1mm" svg:y="149.5mm" svg:x="106.5mm"/>
          <draw:rect svg:width="1mm" draw:style-name="palo" svg:height="1mm" svg:y="149.5mm" svg:x="108.0mm"/>
          <draw:rect svg:width="1mm" draw:style-name="palo" svg:height="1mm" svg:y="149.5mm" svg:x="109.5mm"/>
          <draw:rect svg:width="1mm" draw:style-name="palo" svg:height="1mm" svg:y="149.5mm" svg:x="111.0mm"/>
          <draw:rect svg:width="1mm" draw:style-name="palo" svg:height="1mm" svg:y="149.5mm" svg:x="112.5mm"/>
          <draw:rect svg:width="1mm" draw:style-name="palo" svg:height="1mm" svg:y="149.5mm" svg:x="114.0mm"/>
          <draw:rect svg:width="1mm" draw:style-name="palo" svg:height="1mm" svg:y="149.5mm" svg:x="115.5mm"/>
          <draw:rect svg:width="1mm" draw:style-name="palo" svg:height="1mm" svg:y="149.5mm" svg:x="117.0mm"/>
          <draw:rect svg:width="1mm" draw:style-name="palo" svg:height="1mm" svg:y="149.5mm" svg:x="118.5mm"/>
          <draw:rect svg:width="1mm" draw:style-name="palo" svg:height="1mm" svg:y="149.5mm" svg:x="120.0mm"/>
          <draw:rect svg:width="1mm" draw:style-name="palo" svg:height="1mm" svg:y="149.5mm" svg:x="121.5mm"/>
          <draw:rect svg:width="1mm" draw:style-name="palo" svg:height="1mm" svg:y="149.5mm" svg:x="123.0mm"/>
          <draw:rect svg:width="1mm" draw:style-name="palo" svg:height="1mm" svg:y="149.5mm" svg:x="124.5mm"/>
          <draw:rect svg:width="1mm" draw:style-name="palo" svg:height="1mm" svg:y="149.5mm" svg:x="126.0mm"/>
          <draw:rect svg:width="1mm" draw:style-name="palo" svg:height="1mm" svg:y="151.0mm" svg:x="90.0mm"/>
          <draw:rect svg:width="1mm" draw:style-name="palo" svg:height="1mm" svg:y="151.0mm" svg:x="91.5mm"/>
          <draw:rect svg:width="1mm" draw:style-name="palo" svg:height="1mm" svg:y="151.0mm" svg:x="93.0mm"/>
          <draw:rect svg:width="1mm" draw:style-name="palo" svg:height="1mm" svg:y="151.0mm" svg:x="94.5mm"/>
          <draw:rect svg:width="1mm" draw:style-name="palo" svg:height="1mm" svg:y="151.0mm" svg:x="96.0mm"/>
          <draw:rect svg:width="1mm" draw:style-name="palo" svg:height="1mm" svg:y="151.0mm" svg:x="97.5mm"/>
          <draw:rect svg:width="1mm" draw:style-name="palo" svg:height="1mm" svg:y="151.0mm" svg:x="99.0mm"/>
          <draw:rect svg:width="1mm" draw:style-name="palo" svg:height="1mm" svg:y="151.0mm" svg:x="100.5mm"/>
          <draw:rect svg:width="1mm" draw:style-name="palo" svg:height="1mm" svg:y="151.0mm" svg:x="102.0mm"/>
          <draw:rect svg:width="1mm" draw:style-name="palo" svg:height="1mm" svg:y="151.0mm" svg:x="103.5mm"/>
          <draw:rect svg:width="1mm" draw:style-name="palo" svg:height="1mm" svg:y="151.0mm" svg:x="105.0mm"/>
          <draw:rect svg:width="1mm" draw:style-name="palo" svg:height="1mm" svg:y="151.0mm" svg:x="106.5mm"/>
          <draw:rect svg:width="1mm" draw:style-name="palo" svg:height="1mm" svg:y="151.0mm" svg:x="108.0mm"/>
          <draw:rect svg:width="1mm" draw:style-name="palo" svg:height="1mm" svg:y="151.0mm" svg:x="109.5mm"/>
          <draw:rect svg:width="1mm" draw:style-name="palo" svg:height="1mm" svg:y="151.0mm" svg:x="111.0mm"/>
          <draw:rect svg:width="1mm" draw:style-name="palo" svg:height="1mm" svg:y="151.0mm" svg:x="112.5mm"/>
          <draw:rect svg:width="1mm" draw:style-name="palo" svg:height="1mm" svg:y="151.0mm" svg:x="114.0mm"/>
          <draw:rect svg:width="1mm" draw:style-name="palo" svg:height="1mm" svg:y="151.0mm" svg:x="115.5mm"/>
          <draw:rect svg:width="1mm" draw:style-name="palo" svg:height="1mm" svg:y="151.0mm" svg:x="117.0mm"/>
          <draw:rect svg:width="1mm" draw:style-name="palo" svg:height="1mm" svg:y="151.0mm" svg:x="118.5mm"/>
          <draw:rect svg:width="1mm" draw:style-name="palo" svg:height="1mm" svg:y="151.0mm" svg:x="120.0mm"/>
          <draw:rect svg:width="1mm" draw:style-name="palo" svg:height="1mm" svg:y="151.0mm" svg:x="121.5mm"/>
          <draw:rect svg:width="1mm" draw:style-name="palo" svg:height="1mm" svg:y="151.0mm" svg:x="123.0mm"/>
          <draw:rect svg:width="1mm" draw:style-name="palo" svg:height="1mm" svg:y="151.0mm" svg:x="124.5mm"/>
          <draw:rect svg:width="1mm" draw:style-name="palo" svg:height="1mm" svg:y="151.0mm" svg:x="126.0mm"/>
          <draw:rect svg:width="1mm" draw:style-name="palo" svg:height="1mm" svg:y="152.5mm" svg:x="90.0mm"/>
          <draw:rect svg:width="1mm" draw:style-name="palo" svg:height="1mm" svg:y="152.5mm" svg:x="91.5mm"/>
          <draw:rect svg:width="1mm" draw:style-name="palo" svg:height="1mm" svg:y="152.5mm" svg:x="93.0mm"/>
          <draw:rect svg:width="1mm" draw:style-name="palo" svg:height="1mm" svg:y="152.5mm" svg:x="94.5mm"/>
          <draw:rect svg:width="1mm" draw:style-name="palo" svg:height="1mm" svg:y="152.5mm" svg:x="96.0mm"/>
          <draw:rect svg:width="1mm" draw:style-name="palo" svg:height="1mm" svg:y="152.5mm" svg:x="97.5mm"/>
          <draw:rect svg:width="1mm" draw:style-name="palo" svg:height="1mm" svg:y="152.5mm" svg:x="99.0mm"/>
          <draw:rect svg:width="1mm" draw:style-name="palo" svg:height="1mm" svg:y="152.5mm" svg:x="100.5mm"/>
          <draw:rect svg:width="1mm" draw:style-name="palo" svg:height="1mm" svg:y="152.5mm" svg:x="102.0mm"/>
          <draw:rect svg:width="1mm" draw:style-name="palo" svg:height="1mm" svg:y="152.5mm" svg:x="103.5mm"/>
          <draw:rect svg:width="1mm" draw:style-name="palo" svg:height="1mm" svg:y="152.5mm" svg:x="105.0mm"/>
          <draw:rect svg:width="1mm" draw:style-name="palo" svg:height="1mm" svg:y="152.5mm" svg:x="106.5mm"/>
          <draw:rect svg:width="1mm" draw:style-name="palo" svg:height="1mm" svg:y="152.5mm" svg:x="108.0mm"/>
          <draw:rect svg:width="1mm" draw:style-name="palo" svg:height="1mm" svg:y="152.5mm" svg:x="109.5mm"/>
          <draw:rect svg:width="1mm" draw:style-name="palo" svg:height="1mm" svg:y="152.5mm" svg:x="111.0mm"/>
          <draw:rect svg:width="1mm" draw:style-name="palo" svg:height="1mm" svg:y="152.5mm" svg:x="112.5mm"/>
          <draw:rect svg:width="1mm" draw:style-name="palo" svg:height="1mm" svg:y="152.5mm" svg:x="114.0mm"/>
          <draw:rect svg:width="1mm" draw:style-name="palo" svg:height="1mm" svg:y="152.5mm" svg:x="115.5mm"/>
          <draw:rect svg:width="1mm" draw:style-name="palo" svg:height="1mm" svg:y="152.5mm" svg:x="117.0mm"/>
          <draw:rect svg:width="1mm" draw:style-name="palo" svg:height="1mm" svg:y="152.5mm" svg:x="118.5mm"/>
          <draw:rect svg:width="1mm" draw:style-name="palo" svg:height="1mm" svg:y="152.5mm" svg:x="120.0mm"/>
          <draw:rect svg:width="1mm" draw:style-name="palo" svg:height="1mm" svg:y="152.5mm" svg:x="121.5mm"/>
          <draw:rect svg:width="1mm" draw:style-name="palo" svg:height="1mm" svg:y="152.5mm" svg:x="123.0mm"/>
          <draw:rect svg:width="1mm" draw:style-name="palo" svg:height="1mm" svg:y="152.5mm" svg:x="124.5mm"/>
          <draw:rect svg:width="1mm" draw:style-name="palo" svg:height="1mm" svg:y="152.5mm" svg:x="126.0mm"/>
          <draw:rect svg:width="1mm" draw:style-name="palo" svg:height="1mm" svg:y="154.0mm" svg:x="90.0mm"/>
          <draw:rect svg:width="1mm" draw:style-name="palo" svg:height="1mm" svg:y="154.0mm" svg:x="91.5mm"/>
          <draw:rect svg:width="1mm" draw:style-name="palo" svg:height="1mm" svg:y="154.0mm" svg:x="93.0mm"/>
          <draw:rect svg:width="1mm" draw:style-name="palo" svg:height="1mm" svg:y="154.0mm" svg:x="94.5mm"/>
          <draw:rect svg:width="1mm" draw:style-name="palo" svg:height="1mm" svg:y="154.0mm" svg:x="96.0mm"/>
          <draw:rect svg:width="1mm" draw:style-name="palo" svg:height="1mm" svg:y="154.0mm" svg:x="97.5mm"/>
          <draw:rect svg:width="1mm" draw:style-name="palo" svg:height="1mm" svg:y="154.0mm" svg:x="99.0mm"/>
          <draw:rect svg:width="1mm" draw:style-name="palo" svg:height="1mm" svg:y="154.0mm" svg:x="100.5mm"/>
          <draw:rect svg:width="1mm" draw:style-name="palo" svg:height="1mm" svg:y="154.0mm" svg:x="102.0mm"/>
          <draw:rect svg:width="1mm" draw:style-name="palo" svg:height="1mm" svg:y="154.0mm" svg:x="103.5mm"/>
          <draw:rect svg:width="1mm" draw:style-name="palo" svg:height="1mm" svg:y="154.0mm" svg:x="105.0mm"/>
          <draw:rect svg:width="1mm" draw:style-name="palo" svg:height="1mm" svg:y="154.0mm" svg:x="106.5mm"/>
          <draw:rect svg:width="1mm" draw:style-name="palo" svg:height="1mm" svg:y="154.0mm" svg:x="108.0mm"/>
          <draw:rect svg:width="1mm" draw:style-name="palo" svg:height="1mm" svg:y="154.0mm" svg:x="109.5mm"/>
          <draw:rect svg:width="1mm" draw:style-name="palo" svg:height="1mm" svg:y="154.0mm" svg:x="111.0mm"/>
          <draw:rect svg:width="1mm" draw:style-name="palo" svg:height="1mm" svg:y="154.0mm" svg:x="112.5mm"/>
          <draw:rect svg:width="1mm" draw:style-name="palo" svg:height="1mm" svg:y="154.0mm" svg:x="114.0mm"/>
          <draw:rect svg:width="1mm" draw:style-name="palo" svg:height="1mm" svg:y="154.0mm" svg:x="115.5mm"/>
          <draw:rect svg:width="1mm" draw:style-name="palo" svg:height="1mm" svg:y="154.0mm" svg:x="117.0mm"/>
          <draw:rect svg:width="1mm" draw:style-name="palo" svg:height="1mm" svg:y="154.0mm" svg:x="118.5mm"/>
          <draw:rect svg:width="1mm" draw:style-name="palo" svg:height="1mm" svg:y="154.0mm" svg:x="120.0mm"/>
          <draw:rect svg:width="1mm" draw:style-name="palo" svg:height="1mm" svg:y="154.0mm" svg:x="121.5mm"/>
          <draw:rect svg:width="1mm" draw:style-name="palo" svg:height="1mm" svg:y="154.0mm" svg:x="123.0mm"/>
          <draw:rect svg:width="1mm" draw:style-name="palo" svg:height="1mm" svg:y="154.0mm" svg:x="124.5mm"/>
          <draw:rect svg:width="1mm" draw:style-name="palo" svg:height="1mm" svg:y="154.0mm" svg:x="126.0mm"/>
          <draw:rect svg:width="1mm" draw:style-name="palo" svg:height="1mm" svg:y="155.5mm" svg:x="90.0mm"/>
          <draw:rect svg:width="1mm" draw:style-name="palo" svg:height="1mm" svg:y="155.5mm" svg:x="91.5mm"/>
          <draw:rect svg:width="1mm" draw:style-name="palo" svg:height="1mm" svg:y="155.5mm" svg:x="93.0mm"/>
          <draw:rect svg:width="1mm" draw:style-name="palo" svg:height="1mm" svg:y="155.5mm" svg:x="94.5mm"/>
          <draw:rect svg:width="1mm" draw:style-name="palo" svg:height="1mm" svg:y="155.5mm" svg:x="96.0mm"/>
          <draw:rect svg:width="1mm" draw:style-name="palo" svg:height="1mm" svg:y="155.5mm" svg:x="97.5mm"/>
          <draw:rect svg:width="1mm" draw:style-name="palo" svg:height="1mm" svg:y="155.5mm" svg:x="99.0mm"/>
          <draw:rect svg:width="1mm" draw:style-name="palo" svg:height="1mm" svg:y="155.5mm" svg:x="100.5mm"/>
          <draw:rect svg:width="1mm" draw:style-name="palo" svg:height="1mm" svg:y="155.5mm" svg:x="102.0mm"/>
          <draw:rect svg:width="1mm" draw:style-name="palo" svg:height="1mm" svg:y="155.5mm" svg:x="103.5mm"/>
          <draw:rect svg:width="1mm" draw:style-name="palo" svg:height="1mm" svg:y="155.5mm" svg:x="105.0mm"/>
          <draw:rect svg:width="1mm" draw:style-name="palo" svg:height="1mm" svg:y="155.5mm" svg:x="106.5mm"/>
          <draw:rect svg:width="1mm" draw:style-name="palo" svg:height="1mm" svg:y="155.5mm" svg:x="108.0mm"/>
          <draw:rect svg:width="1mm" draw:style-name="palo" svg:height="1mm" svg:y="155.5mm" svg:x="109.5mm"/>
          <draw:rect svg:width="1mm" draw:style-name="palo" svg:height="1mm" svg:y="155.5mm" svg:x="111.0mm"/>
          <draw:rect svg:width="1mm" draw:style-name="palo" svg:height="1mm" svg:y="155.5mm" svg:x="112.5mm"/>
          <draw:rect svg:width="1mm" draw:style-name="palo" svg:height="1mm" svg:y="155.5mm" svg:x="114.0mm"/>
          <draw:rect svg:width="1mm" draw:style-name="palo" svg:height="1mm" svg:y="155.5mm" svg:x="115.5mm"/>
          <draw:rect svg:width="1mm" draw:style-name="palo" svg:height="1mm" svg:y="155.5mm" svg:x="117.0mm"/>
          <draw:rect svg:width="1mm" draw:style-name="palo" svg:height="1mm" svg:y="155.5mm" svg:x="118.5mm"/>
          <draw:rect svg:width="1mm" draw:style-name="palo" svg:height="1mm" svg:y="155.5mm" svg:x="120.0mm"/>
          <draw:rect svg:width="1mm" draw:style-name="palo" svg:height="1mm" svg:y="155.5mm" svg:x="121.5mm"/>
          <draw:rect svg:width="1mm" draw:style-name="palo" svg:height="1mm" svg:y="155.5mm" svg:x="123.0mm"/>
          <draw:rect svg:width="1mm" draw:style-name="palo" svg:height="1mm" svg:y="155.5mm" svg:x="124.5mm"/>
          <draw:rect svg:width="1mm" draw:style-name="palo" svg:height="1mm" svg:y="155.5mm" svg:x="126.0mm"/>
          <draw:rect svg:width="1mm" draw:style-name="palo" svg:height="1mm" svg:y="157.0mm" svg:x="90.0mm"/>
          <draw:rect svg:width="1mm" draw:style-name="palo" svg:height="1mm" svg:y="157.0mm" svg:x="91.5mm"/>
          <draw:rect svg:width="1mm" draw:style-name="palo" svg:height="1mm" svg:y="157.0mm" svg:x="93.0mm"/>
          <draw:rect svg:width="1mm" draw:style-name="palo" svg:height="1mm" svg:y="157.0mm" svg:x="94.5mm"/>
          <draw:rect svg:width="1mm" draw:style-name="palo" svg:height="1mm" svg:y="157.0mm" svg:x="96.0mm"/>
          <draw:rect svg:width="1mm" draw:style-name="palo" svg:height="1mm" svg:y="157.0mm" svg:x="97.5mm"/>
          <draw:rect svg:width="1mm" draw:style-name="palo" svg:height="1mm" svg:y="157.0mm" svg:x="99.0mm"/>
          <draw:rect svg:width="1mm" draw:style-name="palo" svg:height="1mm" svg:y="157.0mm" svg:x="100.5mm"/>
          <draw:rect svg:width="1mm" draw:style-name="palo" svg:height="1mm" svg:y="157.0mm" svg:x="102.0mm"/>
          <draw:rect svg:width="1mm" draw:style-name="palo" svg:height="1mm" svg:y="157.0mm" svg:x="103.5mm"/>
          <draw:rect svg:width="1mm" draw:style-name="palo" svg:height="1mm" svg:y="157.0mm" svg:x="105.0mm"/>
          <draw:rect svg:width="1mm" draw:style-name="palo" svg:height="1mm" svg:y="157.0mm" svg:x="106.5mm"/>
          <draw:rect svg:width="1mm" draw:style-name="palo" svg:height="1mm" svg:y="157.0mm" svg:x="108.0mm"/>
          <draw:rect svg:width="1mm" draw:style-name="palo" svg:height="1mm" svg:y="157.0mm" svg:x="109.5mm"/>
          <draw:rect svg:width="1mm" draw:style-name="palo" svg:height="1mm" svg:y="157.0mm" svg:x="111.0mm"/>
          <draw:rect svg:width="1mm" draw:style-name="palo" svg:height="1mm" svg:y="157.0mm" svg:x="112.5mm"/>
          <draw:rect svg:width="1mm" draw:style-name="palo" svg:height="1mm" svg:y="157.0mm" svg:x="114.0mm"/>
          <draw:rect svg:width="1mm" draw:style-name="palo" svg:height="1mm" svg:y="157.0mm" svg:x="115.5mm"/>
          <draw:rect svg:width="1mm" draw:style-name="palo" svg:height="1mm" svg:y="157.0mm" svg:x="117.0mm"/>
          <draw:rect svg:width="1mm" draw:style-name="palo" svg:height="1mm" svg:y="157.0mm" svg:x="118.5mm"/>
          <draw:frame svg:width="60mm" draw:style-name="texto" svg:height="10mm" svg:y="116.0mm" svg:x="135.5mm">
            <draw:text-box>
              <text:p>1 Palo Verde = </text:p>
            </draw:text-box>
          </draw:frame>
        </draw:g>
        <draw:g>
          <draw:rect svg:width="1mm" draw:style-name="paloverde" svg:height="1mm" svg:y="118.0mm" svg:x="160.0mm"/>
          <draw:frame svg:width="60mm" draw:style-name="texto" svg:height="10mm" svg:y="116.0mm" svg:x="205.5mm">
            <draw:text-box>
              <text:p/>
            </draw:text-box>
          </draw:frame>
        </draw:g>
        <draw:g>
          <draw:rect svg:width="1mm" draw:style-name="paloverde" svg:height="1mm" svg:y="40.0mm" svg:x="210.0mm"/>
          <draw:frame svg:width="60mm" draw:style-name="texto" svg:height="10mm" svg:y="38mm" svg:x="255.5mm">
            <draw:text-box>
              <text:p>1 Palo Verde</text:p>
            </draw:text-box>
          </draw:frame>
        </draw:g>
        <draw:g>
          <draw:rect svg:width="1mm" draw:style-name="paloverde" svg:height="1mm" svg:y="44.0mm" svg:x="210.0mm"/>
          <draw:rect svg:width="1mm" draw:style-name="paloverde" svg:height="1mm" svg:y="44.0mm" svg:x="211.5mm"/>
          <draw:rect svg:width="1mm" draw:style-name="paloverde" svg:height="1mm" svg:y="44.0mm" svg:x="213.0mm"/>
          <draw:rect svg:width="1mm" draw:style-name="paloverde" svg:height="1mm" svg:y="44.0mm" svg:x="214.5mm"/>
          <draw:frame svg:width="60mm" draw:style-name="texto" svg:height="10mm" svg:y="42.0mm" svg:x="255.5mm">
            <draw:text-box>
              <text:p>La media casa en La Dehesa</text:p>
            </draw:text-box>
          </draw:frame>
        </draw:g>
        <draw:g>
          <draw:rect svg:width="1mm" draw:style-name="paloverde" svg:height="1mm" svg:y="48.0mm" svg:x="210.0mm"/>
          <draw:rect svg:width="1mm" draw:style-name="paloverde" svg:height="1mm" svg:y="48.0mm" svg:x="211.5mm"/>
          <draw:rect svg:width="1mm" draw:style-name="paloverde" svg:height="1mm" svg:y="48.0mm" svg:x="213.0mm"/>
          <draw:rect svg:width="1mm" draw:style-name="paloverde" svg:height="1mm" svg:y="48.0mm" svg:x="214.5mm"/>
          <draw:rect svg:width="1mm" draw:style-name="paloverde" svg:height="1mm" svg:y="48.0mm" svg:x="216.0mm"/>
          <draw:rect svg:width="1mm" draw:style-name="paloverde" svg:height="1mm" svg:y="48.0mm" svg:x="217.5mm"/>
          <draw:rect svg:width="1mm" draw:style-name="paloverde" svg:height="1mm" svg:y="48.0mm" svg:x="219.0mm"/>
          <draw:rect svg:width="1mm" draw:style-name="paloverde" svg:height="1mm" svg:y="48.0mm" svg:x="220.5mm"/>
          <draw:rect svg:width="1mm" draw:style-name="paloverde" svg:height="1mm" svg:y="48.0mm" svg:x="222.0mm"/>
          <draw:rect svg:width="1mm" draw:style-name="paloverde" svg:height="1mm" svg:y="48.0mm" svg:x="223.5mm"/>
          <draw:rect svg:width="1mm" draw:style-name="paloverde" svg:height="1mm" svg:y="48.0mm" svg:x="225.0mm"/>
          <draw:rect svg:width="1mm" draw:style-name="paloverde" svg:height="1mm" svg:y="48.0mm" svg:x="226.5mm"/>
          <draw:rect svg:width="1mm" draw:style-name="paloverde" svg:height="1mm" svg:y="48.0mm" svg:x="228.0mm"/>
          <draw:rect svg:width="1mm" draw:style-name="paloverde" svg:height="1mm" svg:y="48.0mm" svg:x="229.5mm"/>
          <draw:rect svg:width="1mm" draw:style-name="paloverde" svg:height="1mm" svg:y="48.0mm" svg:x="231.0mm"/>
          <draw:rect svg:width="1mm" draw:style-name="paloverde" svg:height="1mm" svg:y="48.0mm" svg:x="232.5mm"/>
          <draw:rect svg:width="1mm" draw:style-name="paloverde" svg:height="1mm" svg:y="48.0mm" svg:x="234.0mm"/>
          <draw:rect svg:width="1mm" draw:style-name="paloverde" svg:height="1mm" svg:y="48.0mm" svg:x="235.5mm"/>
          <draw:rect svg:width="1mm" draw:style-name="paloverde" svg:height="1mm" svg:y="48.0mm" svg:x="237.0mm"/>
          <draw:rect svg:width="1mm" draw:style-name="paloverde" svg:height="1mm" svg:y="48.0mm" svg:x="238.5mm"/>
          <draw:rect svg:width="1mm" draw:style-name="paloverde" svg:height="1mm" svg:y="48.0mm" svg:x="240.0mm"/>
          <draw:rect svg:width="1mm" draw:style-name="paloverde" svg:height="1mm" svg:y="48.0mm" svg:x="241.5mm"/>
          <draw:rect svg:width="1mm" draw:style-name="paloverde" svg:height="1mm" svg:y="48.0mm" svg:x="243.0mm"/>
          <draw:rect svg:width="1mm" draw:style-name="paloverde" svg:height="1mm" svg:y="48.0mm" svg:x="244.5mm"/>
          <draw:rect svg:width="1mm" draw:style-name="paloverde" svg:height="1mm" svg:y="48.0mm" svg:x="246.0mm"/>
          <draw:rect svg:width="1mm" draw:style-name="paloverde" svg:height="1mm" svg:y="49.5mm" svg:x="210.0mm"/>
          <draw:rect svg:width="1mm" draw:style-name="paloverde" svg:height="1mm" svg:y="49.5mm" svg:x="211.5mm"/>
          <draw:rect svg:width="1mm" draw:style-name="paloverde" svg:height="1mm" svg:y="49.5mm" svg:x="213.0mm"/>
          <draw:rect svg:width="1mm" draw:style-name="paloverde" svg:height="1mm" svg:y="49.5mm" svg:x="214.5mm"/>
          <draw:rect svg:width="1mm" draw:style-name="paloverde" svg:height="1mm" svg:y="49.5mm" svg:x="216.0mm"/>
          <draw:rect svg:width="1mm" draw:style-name="paloverde" svg:height="1mm" svg:y="49.5mm" svg:x="217.5mm"/>
          <draw:rect svg:width="1mm" draw:style-name="paloverde" svg:height="1mm" svg:y="49.5mm" svg:x="219.0mm"/>
          <draw:rect svg:width="1mm" draw:style-name="paloverde" svg:height="1mm" svg:y="49.5mm" svg:x="220.5mm"/>
          <draw:rect svg:width="1mm" draw:style-name="paloverde" svg:height="1mm" svg:y="49.5mm" svg:x="222.0mm"/>
          <draw:rect svg:width="1mm" draw:style-name="paloverde" svg:height="1mm" svg:y="49.5mm" svg:x="223.5mm"/>
          <draw:rect svg:width="1mm" draw:style-name="paloverde" svg:height="1mm" svg:y="49.5mm" svg:x="225.0mm"/>
          <draw:rect svg:width="1mm" draw:style-name="paloverde" svg:height="1mm" svg:y="49.5mm" svg:x="226.5mm"/>
          <draw:rect svg:width="1mm" draw:style-name="paloverde" svg:height="1mm" svg:y="49.5mm" svg:x="228.0mm"/>
          <draw:rect svg:width="1mm" draw:style-name="paloverde" svg:height="1mm" svg:y="49.5mm" svg:x="229.5mm"/>
          <draw:rect svg:width="1mm" draw:style-name="paloverde" svg:height="1mm" svg:y="49.5mm" svg:x="231.0mm"/>
          <draw:rect svg:width="1mm" draw:style-name="paloverde" svg:height="1mm" svg:y="49.5mm" svg:x="232.5mm"/>
          <draw:rect svg:width="1mm" draw:style-name="paloverde" svg:height="1mm" svg:y="49.5mm" svg:x="234.0mm"/>
          <draw:rect svg:width="1mm" draw:style-name="paloverde" svg:height="1mm" svg:y="49.5mm" svg:x="235.5mm"/>
          <draw:rect svg:width="1mm" draw:style-name="paloverde" svg:height="1mm" svg:y="49.5mm" svg:x="237.0mm"/>
          <draw:rect svg:width="1mm" draw:style-name="paloverde" svg:height="1mm" svg:y="49.5mm" svg:x="238.5mm"/>
          <draw:rect svg:width="1mm" draw:style-name="paloverde" svg:height="1mm" svg:y="49.5mm" svg:x="240.0mm"/>
          <draw:rect svg:width="1mm" draw:style-name="paloverde" svg:height="1mm" svg:y="49.5mm" svg:x="241.5mm"/>
          <draw:rect svg:width="1mm" draw:style-name="paloverde" svg:height="1mm" svg:y="49.5mm" svg:x="243.0mm"/>
          <draw:rect svg:width="1mm" draw:style-name="paloverde" svg:height="1mm" svg:y="49.5mm" svg:x="244.5mm"/>
          <draw:rect svg:width="1mm" draw:style-name="paloverde" svg:height="1mm" svg:y="49.5mm" svg:x="246.0mm"/>
          <draw:rect svg:width="1mm" draw:style-name="paloverde" svg:height="1mm" svg:y="51.0mm" svg:x="210.0mm"/>
          <draw:rect svg:width="1mm" draw:style-name="paloverde" svg:height="1mm" svg:y="51.0mm" svg:x="211.5mm"/>
          <draw:rect svg:width="1mm" draw:style-name="paloverde" svg:height="1mm" svg:y="51.0mm" svg:x="213.0mm"/>
          <draw:frame svg:width="60mm" draw:style-name="texto" svg:height="10mm" svg:y="46.0mm" svg:x="255.5mm">
            <draw:text-box>
              <text:p>Presupuesto anual del Hogar de Cristo</text:p>
            </draw:text-box>
          </draw:frame>
        </draw:g>
        <draw:g>
          <draw:rect svg:width="1mm" draw:style-name="paloverde" svg:height="1mm" svg:y="55.0mm" svg:x="210.0mm"/>
          <draw:rect svg:width="1mm" draw:style-name="paloverde" svg:height="1mm" svg:y="55.0mm" svg:x="211.5mm"/>
          <draw:rect svg:width="1mm" draw:style-name="paloverde" svg:height="1mm" svg:y="55.0mm" svg:x="213.0mm"/>
          <draw:rect svg:width="1mm" draw:style-name="paloverde" svg:height="1mm" svg:y="55.0mm" svg:x="214.5mm"/>
          <draw:rect svg:width="1mm" draw:style-name="paloverde" svg:height="1mm" svg:y="55.0mm" svg:x="216.0mm"/>
          <draw:rect svg:width="1mm" draw:style-name="paloverde" svg:height="1mm" svg:y="55.0mm" svg:x="217.5mm"/>
          <draw:rect svg:width="1mm" draw:style-name="paloverde" svg:height="1mm" svg:y="55.0mm" svg:x="219.0mm"/>
          <draw:rect svg:width="1mm" draw:style-name="paloverde" svg:height="1mm" svg:y="55.0mm" svg:x="220.5mm"/>
          <draw:rect svg:width="1mm" draw:style-name="paloverde" svg:height="1mm" svg:y="55.0mm" svg:x="222.0mm"/>
          <draw:rect svg:width="1mm" draw:style-name="paloverde" svg:height="1mm" svg:y="55.0mm" svg:x="223.5mm"/>
          <draw:rect svg:width="1mm" draw:style-name="paloverde" svg:height="1mm" svg:y="55.0mm" svg:x="225.0mm"/>
          <draw:rect svg:width="1mm" draw:style-name="paloverde" svg:height="1mm" svg:y="55.0mm" svg:x="226.5mm"/>
          <draw:rect svg:width="1mm" draw:style-name="paloverde" svg:height="1mm" svg:y="55.0mm" svg:x="228.0mm"/>
          <draw:rect svg:width="1mm" draw:style-name="paloverde" svg:height="1mm" svg:y="55.0mm" svg:x="229.5mm"/>
          <draw:rect svg:width="1mm" draw:style-name="paloverde" svg:height="1mm" svg:y="55.0mm" svg:x="231.0mm"/>
          <draw:rect svg:width="1mm" draw:style-name="paloverde" svg:height="1mm" svg:y="55.0mm" svg:x="232.5mm"/>
          <draw:rect svg:width="1mm" draw:style-name="paloverde" svg:height="1mm" svg:y="55.0mm" svg:x="234.0mm"/>
          <draw:rect svg:width="1mm" draw:style-name="paloverde" svg:height="1mm" svg:y="55.0mm" svg:x="235.5mm"/>
          <draw:rect svg:width="1mm" draw:style-name="paloverde" svg:height="1mm" svg:y="55.0mm" svg:x="237.0mm"/>
          <draw:rect svg:width="1mm" draw:style-name="paloverde" svg:height="1mm" svg:y="55.0mm" svg:x="238.5mm"/>
          <draw:rect svg:width="1mm" draw:style-name="paloverde" svg:height="1mm" svg:y="55.0mm" svg:x="240.0mm"/>
          <draw:rect svg:width="1mm" draw:style-name="paloverde" svg:height="1mm" svg:y="55.0mm" svg:x="241.5mm"/>
          <draw:rect svg:width="1mm" draw:style-name="paloverde" svg:height="1mm" svg:y="55.0mm" svg:x="243.0mm"/>
          <draw:rect svg:width="1mm" draw:style-name="paloverde" svg:height="1mm" svg:y="55.0mm" svg:x="244.5mm"/>
          <draw:rect svg:width="1mm" draw:style-name="paloverde" svg:height="1mm" svg:y="55.0mm" svg:x="246.0mm"/>
          <draw:rect svg:width="1mm" draw:style-name="paloverde" svg:height="1mm" svg:y="56.5mm" svg:x="210.0mm"/>
          <draw:rect svg:width="1mm" draw:style-name="paloverde" svg:height="1mm" svg:y="56.5mm" svg:x="211.5mm"/>
          <draw:rect svg:width="1mm" draw:style-name="paloverde" svg:height="1mm" svg:y="56.5mm" svg:x="213.0mm"/>
          <draw:rect svg:width="1mm" draw:style-name="paloverde" svg:height="1mm" svg:y="56.5mm" svg:x="214.5mm"/>
          <draw:rect svg:width="1mm" draw:style-name="paloverde" svg:height="1mm" svg:y="56.5mm" svg:x="216.0mm"/>
          <draw:rect svg:width="1mm" draw:style-name="paloverde" svg:height="1mm" svg:y="56.5mm" svg:x="217.5mm"/>
          <draw:rect svg:width="1mm" draw:style-name="paloverde" svg:height="1mm" svg:y="56.5mm" svg:x="219.0mm"/>
          <draw:rect svg:width="1mm" draw:style-name="paloverde" svg:height="1mm" svg:y="56.5mm" svg:x="220.5mm"/>
          <draw:rect svg:width="1mm" draw:style-name="paloverde" svg:height="1mm" svg:y="56.5mm" svg:x="222.0mm"/>
          <draw:rect svg:width="1mm" draw:style-name="paloverde" svg:height="1mm" svg:y="56.5mm" svg:x="223.5mm"/>
          <draw:rect svg:width="1mm" draw:style-name="paloverde" svg:height="1mm" svg:y="56.5mm" svg:x="225.0mm"/>
          <draw:rect svg:width="1mm" draw:style-name="paloverde" svg:height="1mm" svg:y="56.5mm" svg:x="226.5mm"/>
          <draw:rect svg:width="1mm" draw:style-name="paloverde" svg:height="1mm" svg:y="56.5mm" svg:x="228.0mm"/>
          <draw:rect svg:width="1mm" draw:style-name="paloverde" svg:height="1mm" svg:y="56.5mm" svg:x="229.5mm"/>
          <draw:rect svg:width="1mm" draw:style-name="paloverde" svg:height="1mm" svg:y="56.5mm" svg:x="231.0mm"/>
          <draw:rect svg:width="1mm" draw:style-name="paloverde" svg:height="1mm" svg:y="56.5mm" svg:x="232.5mm"/>
          <draw:rect svg:width="1mm" draw:style-name="paloverde" svg:height="1mm" svg:y="56.5mm" svg:x="234.0mm"/>
          <draw:rect svg:width="1mm" draw:style-name="paloverde" svg:height="1mm" svg:y="56.5mm" svg:x="235.5mm"/>
          <draw:rect svg:width="1mm" draw:style-name="paloverde" svg:height="1mm" svg:y="56.5mm" svg:x="237.0mm"/>
          <draw:rect svg:width="1mm" draw:style-name="paloverde" svg:height="1mm" svg:y="56.5mm" svg:x="238.5mm"/>
          <draw:rect svg:width="1mm" draw:style-name="paloverde" svg:height="1mm" svg:y="56.5mm" svg:x="240.0mm"/>
          <draw:rect svg:width="1mm" draw:style-name="paloverde" svg:height="1mm" svg:y="56.5mm" svg:x="241.5mm"/>
          <draw:rect svg:width="1mm" draw:style-name="paloverde" svg:height="1mm" svg:y="56.5mm" svg:x="243.0mm"/>
          <draw:rect svg:width="1mm" draw:style-name="paloverde" svg:height="1mm" svg:y="56.5mm" svg:x="244.5mm"/>
          <draw:rect svg:width="1mm" draw:style-name="paloverde" svg:height="1mm" svg:y="56.5mm" svg:x="246.0mm"/>
          <draw:rect svg:width="1mm" draw:style-name="paloverde" svg:height="1mm" svg:y="58.0mm" svg:x="210.0mm"/>
          <draw:rect svg:width="1mm" draw:style-name="paloverde" svg:height="1mm" svg:y="58.0mm" svg:x="211.5mm"/>
          <draw:rect svg:width="1mm" draw:style-name="paloverde" svg:height="1mm" svg:y="58.0mm" svg:x="213.0mm"/>
          <draw:rect svg:width="1mm" draw:style-name="paloverde" svg:height="1mm" svg:y="58.0mm" svg:x="214.5mm"/>
          <draw:rect svg:width="1mm" draw:style-name="paloverde" svg:height="1mm" svg:y="58.0mm" svg:x="216.0mm"/>
          <draw:rect svg:width="1mm" draw:style-name="paloverde" svg:height="1mm" svg:y="58.0mm" svg:x="217.5mm"/>
          <draw:rect svg:width="1mm" draw:style-name="paloverde" svg:height="1mm" svg:y="58.0mm" svg:x="219.0mm"/>
          <draw:rect svg:width="1mm" draw:style-name="paloverde" svg:height="1mm" svg:y="58.0mm" svg:x="220.5mm"/>
          <draw:rect svg:width="1mm" draw:style-name="paloverde" svg:height="1mm" svg:y="58.0mm" svg:x="222.0mm"/>
          <draw:rect svg:width="1mm" draw:style-name="paloverde" svg:height="1mm" svg:y="58.0mm" svg:x="223.5mm"/>
          <draw:rect svg:width="1mm" draw:style-name="paloverde" svg:height="1mm" svg:y="58.0mm" svg:x="225.0mm"/>
          <draw:rect svg:width="1mm" draw:style-name="paloverde" svg:height="1mm" svg:y="58.0mm" svg:x="226.5mm"/>
          <draw:rect svg:width="1mm" draw:style-name="paloverde" svg:height="1mm" svg:y="58.0mm" svg:x="228.0mm"/>
          <draw:rect svg:width="1mm" draw:style-name="paloverde" svg:height="1mm" svg:y="58.0mm" svg:x="229.5mm"/>
          <draw:rect svg:width="1mm" draw:style-name="paloverde" svg:height="1mm" svg:y="58.0mm" svg:x="231.0mm"/>
          <draw:rect svg:width="1mm" draw:style-name="paloverde" svg:height="1mm" svg:y="58.0mm" svg:x="232.5mm"/>
          <draw:rect svg:width="1mm" draw:style-name="paloverde" svg:height="1mm" svg:y="58.0mm" svg:x="234.0mm"/>
          <draw:rect svg:width="1mm" draw:style-name="paloverde" svg:height="1mm" svg:y="58.0mm" svg:x="235.5mm"/>
          <draw:rect svg:width="1mm" draw:style-name="paloverde" svg:height="1mm" svg:y="58.0mm" svg:x="237.0mm"/>
          <draw:rect svg:width="1mm" draw:style-name="paloverde" svg:height="1mm" svg:y="58.0mm" svg:x="238.5mm"/>
          <draw:rect svg:width="1mm" draw:style-name="paloverde" svg:height="1mm" svg:y="58.0mm" svg:x="240.0mm"/>
          <draw:rect svg:width="1mm" draw:style-name="paloverde" svg:height="1mm" svg:y="58.0mm" svg:x="241.5mm"/>
          <draw:rect svg:width="1mm" draw:style-name="paloverde" svg:height="1mm" svg:y="58.0mm" svg:x="243.0mm"/>
          <draw:rect svg:width="1mm" draw:style-name="paloverde" svg:height="1mm" svg:y="58.0mm" svg:x="244.5mm"/>
          <draw:rect svg:width="1mm" draw:style-name="paloverde" svg:height="1mm" svg:y="58.0mm" svg:x="246.0mm"/>
          <draw:rect svg:width="1mm" draw:style-name="paloverde" svg:height="1mm" svg:y="59.5mm" svg:x="210.0mm"/>
          <draw:rect svg:width="1mm" draw:style-name="paloverde" svg:height="1mm" svg:y="59.5mm" svg:x="211.5mm"/>
          <draw:rect svg:width="1mm" draw:style-name="paloverde" svg:height="1mm" svg:y="59.5mm" svg:x="213.0mm"/>
          <draw:rect svg:width="1mm" draw:style-name="paloverde" svg:height="1mm" svg:y="59.5mm" svg:x="214.5mm"/>
          <draw:rect svg:width="1mm" draw:style-name="paloverde" svg:height="1mm" svg:y="59.5mm" svg:x="216.0mm"/>
          <draw:rect svg:width="1mm" draw:style-name="paloverde" svg:height="1mm" svg:y="59.5mm" svg:x="217.5mm"/>
          <draw:rect svg:width="1mm" draw:style-name="paloverde" svg:height="1mm" svg:y="59.5mm" svg:x="219.0mm"/>
          <draw:rect svg:width="1mm" draw:style-name="paloverde" svg:height="1mm" svg:y="59.5mm" svg:x="220.5mm"/>
          <draw:rect svg:width="1mm" draw:style-name="paloverde" svg:height="1mm" svg:y="59.5mm" svg:x="222.0mm"/>
          <draw:rect svg:width="1mm" draw:style-name="paloverde" svg:height="1mm" svg:y="59.5mm" svg:x="223.5mm"/>
          <draw:rect svg:width="1mm" draw:style-name="paloverde" svg:height="1mm" svg:y="59.5mm" svg:x="225.0mm"/>
          <draw:rect svg:width="1mm" draw:style-name="paloverde" svg:height="1mm" svg:y="59.5mm" svg:x="226.5mm"/>
          <draw:rect svg:width="1mm" draw:style-name="paloverde" svg:height="1mm" svg:y="59.5mm" svg:x="228.0mm"/>
          <draw:rect svg:width="1mm" draw:style-name="paloverde" svg:height="1mm" svg:y="59.5mm" svg:x="229.5mm"/>
          <draw:rect svg:width="1mm" draw:style-name="paloverde" svg:height="1mm" svg:y="59.5mm" svg:x="231.0mm"/>
          <draw:rect svg:width="1mm" draw:style-name="paloverde" svg:height="1mm" svg:y="59.5mm" svg:x="232.5mm"/>
          <draw:rect svg:width="1mm" draw:style-name="paloverde" svg:height="1mm" svg:y="59.5mm" svg:x="234.0mm"/>
          <draw:rect svg:width="1mm" draw:style-name="paloverde" svg:height="1mm" svg:y="59.5mm" svg:x="235.5mm"/>
          <draw:rect svg:width="1mm" draw:style-name="paloverde" svg:height="1mm" svg:y="59.5mm" svg:x="237.0mm"/>
          <draw:rect svg:width="1mm" draw:style-name="paloverde" svg:height="1mm" svg:y="59.5mm" svg:x="238.5mm"/>
          <draw:rect svg:width="1mm" draw:style-name="paloverde" svg:height="1mm" svg:y="59.5mm" svg:x="240.0mm"/>
          <draw:rect svg:width="1mm" draw:style-name="paloverde" svg:height="1mm" svg:y="59.5mm" svg:x="241.5mm"/>
          <draw:rect svg:width="1mm" draw:style-name="paloverde" svg:height="1mm" svg:y="59.5mm" svg:x="243.0mm"/>
          <draw:rect svg:width="1mm" draw:style-name="paloverde" svg:height="1mm" svg:y="59.5mm" svg:x="244.5mm"/>
          <draw:rect svg:width="1mm" draw:style-name="paloverde" svg:height="1mm" svg:y="59.5mm" svg:x="246.0mm"/>
          <draw:rect svg:width="1mm" draw:style-name="paloverde" svg:height="1mm" svg:y="61.0mm" svg:x="210.0mm"/>
          <draw:rect svg:width="1mm" draw:style-name="paloverde" svg:height="1mm" svg:y="61.0mm" svg:x="211.5mm"/>
          <draw:rect svg:width="1mm" draw:style-name="paloverde" svg:height="1mm" svg:y="61.0mm" svg:x="213.0mm"/>
          <draw:rect svg:width="1mm" draw:style-name="paloverde" svg:height="1mm" svg:y="61.0mm" svg:x="214.5mm"/>
          <draw:rect svg:width="1mm" draw:style-name="paloverde" svg:height="1mm" svg:y="61.0mm" svg:x="216.0mm"/>
          <draw:rect svg:width="1mm" draw:style-name="paloverde" svg:height="1mm" svg:y="61.0mm" svg:x="217.5mm"/>
          <draw:rect svg:width="1mm" draw:style-name="paloverde" svg:height="1mm" svg:y="61.0mm" svg:x="219.0mm"/>
          <draw:rect svg:width="1mm" draw:style-name="paloverde" svg:height="1mm" svg:y="61.0mm" svg:x="220.5mm"/>
          <draw:rect svg:width="1mm" draw:style-name="paloverde" svg:height="1mm" svg:y="61.0mm" svg:x="222.0mm"/>
          <draw:rect svg:width="1mm" draw:style-name="paloverde" svg:height="1mm" svg:y="61.0mm" svg:x="223.5mm"/>
          <draw:rect svg:width="1mm" draw:style-name="paloverde" svg:height="1mm" svg:y="61.0mm" svg:x="225.0mm"/>
          <draw:rect svg:width="1mm" draw:style-name="paloverde" svg:height="1mm" svg:y="61.0mm" svg:x="226.5mm"/>
          <draw:rect svg:width="1mm" draw:style-name="paloverde" svg:height="1mm" svg:y="61.0mm" svg:x="228.0mm"/>
          <draw:rect svg:width="1mm" draw:style-name="paloverde" svg:height="1mm" svg:y="61.0mm" svg:x="229.5mm"/>
          <draw:rect svg:width="1mm" draw:style-name="paloverde" svg:height="1mm" svg:y="61.0mm" svg:x="231.0mm"/>
          <draw:rect svg:width="1mm" draw:style-name="paloverde" svg:height="1mm" svg:y="61.0mm" svg:x="232.5mm"/>
          <draw:rect svg:width="1mm" draw:style-name="paloverde" svg:height="1mm" svg:y="61.0mm" svg:x="234.0mm"/>
          <draw:rect svg:width="1mm" draw:style-name="paloverde" svg:height="1mm" svg:y="61.0mm" svg:x="235.5mm"/>
          <draw:rect svg:width="1mm" draw:style-name="paloverde" svg:height="1mm" svg:y="61.0mm" svg:x="237.0mm"/>
          <draw:rect svg:width="1mm" draw:style-name="paloverde" svg:height="1mm" svg:y="61.0mm" svg:x="238.5mm"/>
          <draw:rect svg:width="1mm" draw:style-name="paloverde" svg:height="1mm" svg:y="61.0mm" svg:x="240.0mm"/>
          <draw:rect svg:width="1mm" draw:style-name="paloverde" svg:height="1mm" svg:y="61.0mm" svg:x="241.5mm"/>
          <draw:rect svg:width="1mm" draw:style-name="paloverde" svg:height="1mm" svg:y="61.0mm" svg:x="243.0mm"/>
          <draw:rect svg:width="1mm" draw:style-name="paloverde" svg:height="1mm" svg:y="61.0mm" svg:x="244.5mm"/>
          <draw:rect svg:width="1mm" draw:style-name="paloverde" svg:height="1mm" svg:y="61.0mm" svg:x="246.0mm"/>
          <draw:rect svg:width="1mm" draw:style-name="paloverde" svg:height="1mm" svg:y="62.5mm" svg:x="210.0mm"/>
          <draw:rect svg:width="1mm" draw:style-name="paloverde" svg:height="1mm" svg:y="62.5mm" svg:x="211.5mm"/>
          <draw:rect svg:width="1mm" draw:style-name="paloverde" svg:height="1mm" svg:y="62.5mm" svg:x="213.0mm"/>
          <draw:rect svg:width="1mm" draw:style-name="paloverde" svg:height="1mm" svg:y="62.5mm" svg:x="214.5mm"/>
          <draw:rect svg:width="1mm" draw:style-name="paloverde" svg:height="1mm" svg:y="62.5mm" svg:x="216.0mm"/>
          <draw:rect svg:width="1mm" draw:style-name="paloverde" svg:height="1mm" svg:y="62.5mm" svg:x="217.5mm"/>
          <draw:rect svg:width="1mm" draw:style-name="paloverde" svg:height="1mm" svg:y="62.5mm" svg:x="219.0mm"/>
          <draw:rect svg:width="1mm" draw:style-name="paloverde" svg:height="1mm" svg:y="62.5mm" svg:x="220.5mm"/>
          <draw:rect svg:width="1mm" draw:style-name="paloverde" svg:height="1mm" svg:y="62.5mm" svg:x="222.0mm"/>
          <draw:rect svg:width="1mm" draw:style-name="paloverde" svg:height="1mm" svg:y="62.5mm" svg:x="223.5mm"/>
          <draw:rect svg:width="1mm" draw:style-name="paloverde" svg:height="1mm" svg:y="62.5mm" svg:x="225.0mm"/>
          <draw:rect svg:width="1mm" draw:style-name="paloverde" svg:height="1mm" svg:y="62.5mm" svg:x="226.5mm"/>
          <draw:rect svg:width="1mm" draw:style-name="paloverde" svg:height="1mm" svg:y="62.5mm" svg:x="228.0mm"/>
          <draw:rect svg:width="1mm" draw:style-name="paloverde" svg:height="1mm" svg:y="62.5mm" svg:x="229.5mm"/>
          <draw:rect svg:width="1mm" draw:style-name="paloverde" svg:height="1mm" svg:y="62.5mm" svg:x="231.0mm"/>
          <draw:rect svg:width="1mm" draw:style-name="paloverde" svg:height="1mm" svg:y="62.5mm" svg:x="232.5mm"/>
          <draw:rect svg:width="1mm" draw:style-name="paloverde" svg:height="1mm" svg:y="62.5mm" svg:x="234.0mm"/>
          <draw:rect svg:width="1mm" draw:style-name="paloverde" svg:height="1mm" svg:y="62.5mm" svg:x="235.5mm"/>
          <draw:rect svg:width="1mm" draw:style-name="paloverde" svg:height="1mm" svg:y="62.5mm" svg:x="237.0mm"/>
          <draw:rect svg:width="1mm" draw:style-name="paloverde" svg:height="1mm" svg:y="62.5mm" svg:x="238.5mm"/>
          <draw:rect svg:width="1mm" draw:style-name="paloverde" svg:height="1mm" svg:y="62.5mm" svg:x="240.0mm"/>
          <draw:rect svg:width="1mm" draw:style-name="paloverde" svg:height="1mm" svg:y="62.5mm" svg:x="241.5mm"/>
          <draw:rect svg:width="1mm" draw:style-name="paloverde" svg:height="1mm" svg:y="62.5mm" svg:x="243.0mm"/>
          <draw:rect svg:width="1mm" draw:style-name="paloverde" svg:height="1mm" svg:y="62.5mm" svg:x="244.5mm"/>
          <draw:rect svg:width="1mm" draw:style-name="paloverde" svg:height="1mm" svg:y="62.5mm" svg:x="246.0mm"/>
          <draw:rect svg:width="1mm" draw:style-name="paloverde" svg:height="1mm" svg:y="64.0mm" svg:x="210.0mm"/>
          <draw:rect svg:width="1mm" draw:style-name="paloverde" svg:height="1mm" svg:y="64.0mm" svg:x="211.5mm"/>
          <draw:rect svg:width="1mm" draw:style-name="paloverde" svg:height="1mm" svg:y="64.0mm" svg:x="213.0mm"/>
          <draw:rect svg:width="1mm" draw:style-name="paloverde" svg:height="1mm" svg:y="64.0mm" svg:x="214.5mm"/>
          <draw:rect svg:width="1mm" draw:style-name="paloverde" svg:height="1mm" svg:y="64.0mm" svg:x="216.0mm"/>
          <draw:rect svg:width="1mm" draw:style-name="paloverde" svg:height="1mm" svg:y="64.0mm" svg:x="217.5mm"/>
          <draw:rect svg:width="1mm" draw:style-name="paloverde" svg:height="1mm" svg:y="64.0mm" svg:x="219.0mm"/>
          <draw:rect svg:width="1mm" draw:style-name="paloverde" svg:height="1mm" svg:y="64.0mm" svg:x="220.5mm"/>
          <draw:rect svg:width="1mm" draw:style-name="paloverde" svg:height="1mm" svg:y="64.0mm" svg:x="222.0mm"/>
          <draw:rect svg:width="1mm" draw:style-name="paloverde" svg:height="1mm" svg:y="64.0mm" svg:x="223.5mm"/>
          <draw:rect svg:width="1mm" draw:style-name="paloverde" svg:height="1mm" svg:y="64.0mm" svg:x="225.0mm"/>
          <draw:rect svg:width="1mm" draw:style-name="paloverde" svg:height="1mm" svg:y="64.0mm" svg:x="226.5mm"/>
          <draw:rect svg:width="1mm" draw:style-name="paloverde" svg:height="1mm" svg:y="64.0mm" svg:x="228.0mm"/>
          <draw:rect svg:width="1mm" draw:style-name="paloverde" svg:height="1mm" svg:y="64.0mm" svg:x="229.5mm"/>
          <draw:rect svg:width="1mm" draw:style-name="paloverde" svg:height="1mm" svg:y="64.0mm" svg:x="231.0mm"/>
          <draw:rect svg:width="1mm" draw:style-name="paloverde" svg:height="1mm" svg:y="64.0mm" svg:x="232.5mm"/>
          <draw:rect svg:width="1mm" draw:style-name="paloverde" svg:height="1mm" svg:y="64.0mm" svg:x="234.0mm"/>
          <draw:rect svg:width="1mm" draw:style-name="paloverde" svg:height="1mm" svg:y="64.0mm" svg:x="235.5mm"/>
          <draw:rect svg:width="1mm" draw:style-name="paloverde" svg:height="1mm" svg:y="64.0mm" svg:x="237.0mm"/>
          <draw:rect svg:width="1mm" draw:style-name="paloverde" svg:height="1mm" svg:y="64.0mm" svg:x="238.5mm"/>
          <draw:rect svg:width="1mm" draw:style-name="paloverde" svg:height="1mm" svg:y="64.0mm" svg:x="240.0mm"/>
          <draw:rect svg:width="1mm" draw:style-name="paloverde" svg:height="1mm" svg:y="64.0mm" svg:x="241.5mm"/>
          <draw:rect svg:width="1mm" draw:style-name="paloverde" svg:height="1mm" svg:y="64.0mm" svg:x="243.0mm"/>
          <draw:rect svg:width="1mm" draw:style-name="paloverde" svg:height="1mm" svg:y="64.0mm" svg:x="244.5mm"/>
          <draw:rect svg:width="1mm" draw:style-name="paloverde" svg:height="1mm" svg:y="64.0mm" svg:x="246.0mm"/>
          <draw:rect svg:width="1mm" draw:style-name="paloverde" svg:height="1mm" svg:y="65.5mm" svg:x="210.0mm"/>
          <draw:rect svg:width="1mm" draw:style-name="paloverde" svg:height="1mm" svg:y="65.5mm" svg:x="211.5mm"/>
          <draw:rect svg:width="1mm" draw:style-name="paloverde" svg:height="1mm" svg:y="65.5mm" svg:x="213.0mm"/>
          <draw:rect svg:width="1mm" draw:style-name="paloverde" svg:height="1mm" svg:y="65.5mm" svg:x="214.5mm"/>
          <draw:rect svg:width="1mm" draw:style-name="paloverde" svg:height="1mm" svg:y="65.5mm" svg:x="216.0mm"/>
          <draw:rect svg:width="1mm" draw:style-name="paloverde" svg:height="1mm" svg:y="65.5mm" svg:x="217.5mm"/>
          <draw:rect svg:width="1mm" draw:style-name="paloverde" svg:height="1mm" svg:y="65.5mm" svg:x="219.0mm"/>
          <draw:frame svg:width="60mm" draw:style-name="texto" svg:height="10mm" svg:y="53.0mm" svg:x="255.5mm">
            <draw:text-box>
              <text:p>Costo anual del Congreso</text:p>
            </draw:text-box>
          </draw:frame>
        </draw:g>
        <draw:g>
          <draw:rect svg:width="1mm" draw:style-name="paloverde" svg:height="1mm" svg:y="69.5mm" svg:x="210.0mm"/>
          <draw:rect svg:width="1mm" draw:style-name="paloverde" svg:height="1mm" svg:y="69.5mm" svg:x="211.5mm"/>
          <draw:rect svg:width="1mm" draw:style-name="paloverde" svg:height="1mm" svg:y="69.5mm" svg:x="213.0mm"/>
          <draw:rect svg:width="1mm" draw:style-name="paloverde" svg:height="1mm" svg:y="69.5mm" svg:x="214.5mm"/>
          <draw:rect svg:width="1mm" draw:style-name="paloverde" svg:height="1mm" svg:y="69.5mm" svg:x="216.0mm"/>
          <draw:rect svg:width="1mm" draw:style-name="paloverde" svg:height="1mm" svg:y="69.5mm" svg:x="217.5mm"/>
          <draw:rect svg:width="1mm" draw:style-name="paloverde" svg:height="1mm" svg:y="69.5mm" svg:x="219.0mm"/>
          <draw:rect svg:width="1mm" draw:style-name="paloverde" svg:height="1mm" svg:y="69.5mm" svg:x="220.5mm"/>
          <draw:rect svg:width="1mm" draw:style-name="paloverde" svg:height="1mm" svg:y="69.5mm" svg:x="222.0mm"/>
          <draw:rect svg:width="1mm" draw:style-name="paloverde" svg:height="1mm" svg:y="69.5mm" svg:x="223.5mm"/>
          <draw:rect svg:width="1mm" draw:style-name="paloverde" svg:height="1mm" svg:y="69.5mm" svg:x="225.0mm"/>
          <draw:rect svg:width="1mm" draw:style-name="paloverde" svg:height="1mm" svg:y="69.5mm" svg:x="226.5mm"/>
          <draw:rect svg:width="1mm" draw:style-name="paloverde" svg:height="1mm" svg:y="69.5mm" svg:x="228.0mm"/>
          <draw:rect svg:width="1mm" draw:style-name="paloverde" svg:height="1mm" svg:y="69.5mm" svg:x="229.5mm"/>
          <draw:rect svg:width="1mm" draw:style-name="paloverde" svg:height="1mm" svg:y="69.5mm" svg:x="231.0mm"/>
          <draw:rect svg:width="1mm" draw:style-name="paloverde" svg:height="1mm" svg:y="69.5mm" svg:x="232.5mm"/>
          <draw:rect svg:width="1mm" draw:style-name="paloverde" svg:height="1mm" svg:y="69.5mm" svg:x="234.0mm"/>
          <draw:rect svg:width="1mm" draw:style-name="paloverde" svg:height="1mm" svg:y="69.5mm" svg:x="235.5mm"/>
          <draw:rect svg:width="1mm" draw:style-name="paloverde" svg:height="1mm" svg:y="69.5mm" svg:x="237.0mm"/>
          <draw:rect svg:width="1mm" draw:style-name="paloverde" svg:height="1mm" svg:y="69.5mm" svg:x="238.5mm"/>
          <draw:rect svg:width="1mm" draw:style-name="paloverde" svg:height="1mm" svg:y="69.5mm" svg:x="240.0mm"/>
          <draw:rect svg:width="1mm" draw:style-name="paloverde" svg:height="1mm" svg:y="69.5mm" svg:x="241.5mm"/>
          <draw:rect svg:width="1mm" draw:style-name="paloverde" svg:height="1mm" svg:y="69.5mm" svg:x="243.0mm"/>
          <draw:rect svg:width="1mm" draw:style-name="paloverde" svg:height="1mm" svg:y="69.5mm" svg:x="244.5mm"/>
          <draw:rect svg:width="1mm" draw:style-name="paloverde" svg:height="1mm" svg:y="69.5mm" svg:x="246.0mm"/>
          <draw:rect svg:width="1mm" draw:style-name="paloverde" svg:height="1mm" svg:y="71.0mm" svg:x="210.0mm"/>
          <draw:rect svg:width="1mm" draw:style-name="paloverde" svg:height="1mm" svg:y="71.0mm" svg:x="211.5mm"/>
          <draw:rect svg:width="1mm" draw:style-name="paloverde" svg:height="1mm" svg:y="71.0mm" svg:x="213.0mm"/>
          <draw:rect svg:width="1mm" draw:style-name="paloverde" svg:height="1mm" svg:y="71.0mm" svg:x="214.5mm"/>
          <draw:rect svg:width="1mm" draw:style-name="paloverde" svg:height="1mm" svg:y="71.0mm" svg:x="216.0mm"/>
          <draw:rect svg:width="1mm" draw:style-name="paloverde" svg:height="1mm" svg:y="71.0mm" svg:x="217.5mm"/>
          <draw:rect svg:width="1mm" draw:style-name="paloverde" svg:height="1mm" svg:y="71.0mm" svg:x="219.0mm"/>
          <draw:rect svg:width="1mm" draw:style-name="paloverde" svg:height="1mm" svg:y="71.0mm" svg:x="220.5mm"/>
          <draw:rect svg:width="1mm" draw:style-name="paloverde" svg:height="1mm" svg:y="71.0mm" svg:x="222.0mm"/>
          <draw:rect svg:width="1mm" draw:style-name="paloverde" svg:height="1mm" svg:y="71.0mm" svg:x="223.5mm"/>
          <draw:rect svg:width="1mm" draw:style-name="paloverde" svg:height="1mm" svg:y="71.0mm" svg:x="225.0mm"/>
          <draw:rect svg:width="1mm" draw:style-name="paloverde" svg:height="1mm" svg:y="71.0mm" svg:x="226.5mm"/>
          <draw:rect svg:width="1mm" draw:style-name="paloverde" svg:height="1mm" svg:y="71.0mm" svg:x="228.0mm"/>
          <draw:rect svg:width="1mm" draw:style-name="paloverde" svg:height="1mm" svg:y="71.0mm" svg:x="229.5mm"/>
          <draw:rect svg:width="1mm" draw:style-name="paloverde" svg:height="1mm" svg:y="71.0mm" svg:x="231.0mm"/>
          <draw:rect svg:width="1mm" draw:style-name="paloverde" svg:height="1mm" svg:y="71.0mm" svg:x="232.5mm"/>
          <draw:rect svg:width="1mm" draw:style-name="paloverde" svg:height="1mm" svg:y="71.0mm" svg:x="234.0mm"/>
          <draw:rect svg:width="1mm" draw:style-name="paloverde" svg:height="1mm" svg:y="71.0mm" svg:x="235.5mm"/>
          <draw:rect svg:width="1mm" draw:style-name="paloverde" svg:height="1mm" svg:y="71.0mm" svg:x="237.0mm"/>
          <draw:rect svg:width="1mm" draw:style-name="paloverde" svg:height="1mm" svg:y="71.0mm" svg:x="238.5mm"/>
          <draw:rect svg:width="1mm" draw:style-name="paloverde" svg:height="1mm" svg:y="71.0mm" svg:x="240.0mm"/>
          <draw:rect svg:width="1mm" draw:style-name="paloverde" svg:height="1mm" svg:y="71.0mm" svg:x="241.5mm"/>
          <draw:rect svg:width="1mm" draw:style-name="paloverde" svg:height="1mm" svg:y="71.0mm" svg:x="243.0mm"/>
          <draw:rect svg:width="1mm" draw:style-name="paloverde" svg:height="1mm" svg:y="71.0mm" svg:x="244.5mm"/>
          <draw:rect svg:width="1mm" draw:style-name="paloverde" svg:height="1mm" svg:y="71.0mm" svg:x="246.0mm"/>
          <draw:rect svg:width="1mm" draw:style-name="paloverde" svg:height="1mm" svg:y="72.5mm" svg:x="210.0mm"/>
          <draw:rect svg:width="1mm" draw:style-name="paloverde" svg:height="1mm" svg:y="72.5mm" svg:x="211.5mm"/>
          <draw:rect svg:width="1mm" draw:style-name="paloverde" svg:height="1mm" svg:y="72.5mm" svg:x="213.0mm"/>
          <draw:rect svg:width="1mm" draw:style-name="paloverde" svg:height="1mm" svg:y="72.5mm" svg:x="214.5mm"/>
          <draw:rect svg:width="1mm" draw:style-name="paloverde" svg:height="1mm" svg:y="72.5mm" svg:x="216.0mm"/>
          <draw:rect svg:width="1mm" draw:style-name="paloverde" svg:height="1mm" svg:y="72.5mm" svg:x="217.5mm"/>
          <draw:rect svg:width="1mm" draw:style-name="paloverde" svg:height="1mm" svg:y="72.5mm" svg:x="219.0mm"/>
          <draw:rect svg:width="1mm" draw:style-name="paloverde" svg:height="1mm" svg:y="72.5mm" svg:x="220.5mm"/>
          <draw:rect svg:width="1mm" draw:style-name="paloverde" svg:height="1mm" svg:y="72.5mm" svg:x="222.0mm"/>
          <draw:rect svg:width="1mm" draw:style-name="paloverde" svg:height="1mm" svg:y="72.5mm" svg:x="223.5mm"/>
          <draw:rect svg:width="1mm" draw:style-name="paloverde" svg:height="1mm" svg:y="72.5mm" svg:x="225.0mm"/>
          <draw:rect svg:width="1mm" draw:style-name="paloverde" svg:height="1mm" svg:y="72.5mm" svg:x="226.5mm"/>
          <draw:rect svg:width="1mm" draw:style-name="paloverde" svg:height="1mm" svg:y="72.5mm" svg:x="228.0mm"/>
          <draw:rect svg:width="1mm" draw:style-name="paloverde" svg:height="1mm" svg:y="72.5mm" svg:x="229.5mm"/>
          <draw:rect svg:width="1mm" draw:style-name="paloverde" svg:height="1mm" svg:y="72.5mm" svg:x="231.0mm"/>
          <draw:rect svg:width="1mm" draw:style-name="paloverde" svg:height="1mm" svg:y="72.5mm" svg:x="232.5mm"/>
          <draw:rect svg:width="1mm" draw:style-name="paloverde" svg:height="1mm" svg:y="72.5mm" svg:x="234.0mm"/>
          <draw:rect svg:width="1mm" draw:style-name="paloverde" svg:height="1mm" svg:y="72.5mm" svg:x="235.5mm"/>
          <draw:rect svg:width="1mm" draw:style-name="paloverde" svg:height="1mm" svg:y="72.5mm" svg:x="237.0mm"/>
          <draw:rect svg:width="1mm" draw:style-name="paloverde" svg:height="1mm" svg:y="72.5mm" svg:x="238.5mm"/>
          <draw:rect svg:width="1mm" draw:style-name="paloverde" svg:height="1mm" svg:y="72.5mm" svg:x="240.0mm"/>
          <draw:rect svg:width="1mm" draw:style-name="paloverde" svg:height="1mm" svg:y="72.5mm" svg:x="241.5mm"/>
          <draw:rect svg:width="1mm" draw:style-name="paloverde" svg:height="1mm" svg:y="72.5mm" svg:x="243.0mm"/>
          <draw:rect svg:width="1mm" draw:style-name="paloverde" svg:height="1mm" svg:y="72.5mm" svg:x="244.5mm"/>
          <draw:rect svg:width="1mm" draw:style-name="paloverde" svg:height="1mm" svg:y="72.5mm" svg:x="246.0mm"/>
          <draw:rect svg:width="1mm" draw:style-name="paloverde" svg:height="1mm" svg:y="74.0mm" svg:x="210.0mm"/>
          <draw:rect svg:width="1mm" draw:style-name="paloverde" svg:height="1mm" svg:y="74.0mm" svg:x="211.5mm"/>
          <draw:rect svg:width="1mm" draw:style-name="paloverde" svg:height="1mm" svg:y="74.0mm" svg:x="213.0mm"/>
          <draw:rect svg:width="1mm" draw:style-name="paloverde" svg:height="1mm" svg:y="74.0mm" svg:x="214.5mm"/>
          <draw:rect svg:width="1mm" draw:style-name="paloverde" svg:height="1mm" svg:y="74.0mm" svg:x="216.0mm"/>
          <draw:rect svg:width="1mm" draw:style-name="paloverde" svg:height="1mm" svg:y="74.0mm" svg:x="217.5mm"/>
          <draw:rect svg:width="1mm" draw:style-name="paloverde" svg:height="1mm" svg:y="74.0mm" svg:x="219.0mm"/>
          <draw:rect svg:width="1mm" draw:style-name="paloverde" svg:height="1mm" svg:y="74.0mm" svg:x="220.5mm"/>
          <draw:rect svg:width="1mm" draw:style-name="paloverde" svg:height="1mm" svg:y="74.0mm" svg:x="222.0mm"/>
          <draw:rect svg:width="1mm" draw:style-name="paloverde" svg:height="1mm" svg:y="74.0mm" svg:x="223.5mm"/>
          <draw:rect svg:width="1mm" draw:style-name="paloverde" svg:height="1mm" svg:y="74.0mm" svg:x="225.0mm"/>
          <draw:rect svg:width="1mm" draw:style-name="paloverde" svg:height="1mm" svg:y="74.0mm" svg:x="226.5mm"/>
          <draw:rect svg:width="1mm" draw:style-name="paloverde" svg:height="1mm" svg:y="74.0mm" svg:x="228.0mm"/>
          <draw:rect svg:width="1mm" draw:style-name="paloverde" svg:height="1mm" svg:y="74.0mm" svg:x="229.5mm"/>
          <draw:rect svg:width="1mm" draw:style-name="paloverde" svg:height="1mm" svg:y="74.0mm" svg:x="231.0mm"/>
          <draw:rect svg:width="1mm" draw:style-name="paloverde" svg:height="1mm" svg:y="74.0mm" svg:x="232.5mm"/>
          <draw:rect svg:width="1mm" draw:style-name="paloverde" svg:height="1mm" svg:y="74.0mm" svg:x="234.0mm"/>
          <draw:rect svg:width="1mm" draw:style-name="paloverde" svg:height="1mm" svg:y="74.0mm" svg:x="235.5mm"/>
          <draw:rect svg:width="1mm" draw:style-name="paloverde" svg:height="1mm" svg:y="74.0mm" svg:x="237.0mm"/>
          <draw:rect svg:width="1mm" draw:style-name="paloverde" svg:height="1mm" svg:y="74.0mm" svg:x="238.5mm"/>
          <draw:rect svg:width="1mm" draw:style-name="paloverde" svg:height="1mm" svg:y="74.0mm" svg:x="240.0mm"/>
          <draw:rect svg:width="1mm" draw:style-name="paloverde" svg:height="1mm" svg:y="74.0mm" svg:x="241.5mm"/>
          <draw:rect svg:width="1mm" draw:style-name="paloverde" svg:height="1mm" svg:y="74.0mm" svg:x="243.0mm"/>
          <draw:rect svg:width="1mm" draw:style-name="paloverde" svg:height="1mm" svg:y="74.0mm" svg:x="244.5mm"/>
          <draw:rect svg:width="1mm" draw:style-name="paloverde" svg:height="1mm" svg:y="74.0mm" svg:x="246.0mm"/>
          <draw:rect svg:width="1mm" draw:style-name="paloverde" svg:height="1mm" svg:y="75.5mm" svg:x="210.0mm"/>
          <draw:rect svg:width="1mm" draw:style-name="paloverde" svg:height="1mm" svg:y="75.5mm" svg:x="211.5mm"/>
          <draw:rect svg:width="1mm" draw:style-name="paloverde" svg:height="1mm" svg:y="75.5mm" svg:x="213.0mm"/>
          <draw:rect svg:width="1mm" draw:style-name="paloverde" svg:height="1mm" svg:y="75.5mm" svg:x="214.5mm"/>
          <draw:rect svg:width="1mm" draw:style-name="paloverde" svg:height="1mm" svg:y="75.5mm" svg:x="216.0mm"/>
          <draw:rect svg:width="1mm" draw:style-name="paloverde" svg:height="1mm" svg:y="75.5mm" svg:x="217.5mm"/>
          <draw:rect svg:width="1mm" draw:style-name="paloverde" svg:height="1mm" svg:y="75.5mm" svg:x="219.0mm"/>
          <draw:rect svg:width="1mm" draw:style-name="paloverde" svg:height="1mm" svg:y="75.5mm" svg:x="220.5mm"/>
          <draw:rect svg:width="1mm" draw:style-name="paloverde" svg:height="1mm" svg:y="75.5mm" svg:x="222.0mm"/>
          <draw:rect svg:width="1mm" draw:style-name="paloverde" svg:height="1mm" svg:y="75.5mm" svg:x="223.5mm"/>
          <draw:rect svg:width="1mm" draw:style-name="paloverde" svg:height="1mm" svg:y="75.5mm" svg:x="225.0mm"/>
          <draw:rect svg:width="1mm" draw:style-name="paloverde" svg:height="1mm" svg:y="75.5mm" svg:x="226.5mm"/>
          <draw:rect svg:width="1mm" draw:style-name="paloverde" svg:height="1mm" svg:y="75.5mm" svg:x="228.0mm"/>
          <draw:rect svg:width="1mm" draw:style-name="paloverde" svg:height="1mm" svg:y="75.5mm" svg:x="229.5mm"/>
          <draw:rect svg:width="1mm" draw:style-name="paloverde" svg:height="1mm" svg:y="75.5mm" svg:x="231.0mm"/>
          <draw:rect svg:width="1mm" draw:style-name="paloverde" svg:height="1mm" svg:y="75.5mm" svg:x="232.5mm"/>
          <draw:rect svg:width="1mm" draw:style-name="paloverde" svg:height="1mm" svg:y="75.5mm" svg:x="234.0mm"/>
          <draw:rect svg:width="1mm" draw:style-name="paloverde" svg:height="1mm" svg:y="75.5mm" svg:x="235.5mm"/>
          <draw:rect svg:width="1mm" draw:style-name="paloverde" svg:height="1mm" svg:y="75.5mm" svg:x="237.0mm"/>
          <draw:rect svg:width="1mm" draw:style-name="paloverde" svg:height="1mm" svg:y="75.5mm" svg:x="238.5mm"/>
          <draw:rect svg:width="1mm" draw:style-name="paloverde" svg:height="1mm" svg:y="75.5mm" svg:x="240.0mm"/>
          <draw:rect svg:width="1mm" draw:style-name="paloverde" svg:height="1mm" svg:y="75.5mm" svg:x="241.5mm"/>
          <draw:rect svg:width="1mm" draw:style-name="paloverde" svg:height="1mm" svg:y="75.5mm" svg:x="243.0mm"/>
          <draw:rect svg:width="1mm" draw:style-name="paloverde" svg:height="1mm" svg:y="75.5mm" svg:x="244.5mm"/>
          <draw:rect svg:width="1mm" draw:style-name="paloverde" svg:height="1mm" svg:y="75.5mm" svg:x="246.0mm"/>
          <draw:rect svg:width="1mm" draw:style-name="paloverde" svg:height="1mm" svg:y="77.0mm" svg:x="210.0mm"/>
          <draw:rect svg:width="1mm" draw:style-name="paloverde" svg:height="1mm" svg:y="77.0mm" svg:x="211.5mm"/>
          <draw:rect svg:width="1mm" draw:style-name="paloverde" svg:height="1mm" svg:y="77.0mm" svg:x="213.0mm"/>
          <draw:rect svg:width="1mm" draw:style-name="paloverde" svg:height="1mm" svg:y="77.0mm" svg:x="214.5mm"/>
          <draw:rect svg:width="1mm" draw:style-name="paloverde" svg:height="1mm" svg:y="77.0mm" svg:x="216.0mm"/>
          <draw:rect svg:width="1mm" draw:style-name="paloverde" svg:height="1mm" svg:y="77.0mm" svg:x="217.5mm"/>
          <draw:rect svg:width="1mm" draw:style-name="paloverde" svg:height="1mm" svg:y="77.0mm" svg:x="219.0mm"/>
          <draw:rect svg:width="1mm" draw:style-name="paloverde" svg:height="1mm" svg:y="77.0mm" svg:x="220.5mm"/>
          <draw:rect svg:width="1mm" draw:style-name="paloverde" svg:height="1mm" svg:y="77.0mm" svg:x="222.0mm"/>
          <draw:rect svg:width="1mm" draw:style-name="paloverde" svg:height="1mm" svg:y="77.0mm" svg:x="223.5mm"/>
          <draw:rect svg:width="1mm" draw:style-name="paloverde" svg:height="1mm" svg:y="77.0mm" svg:x="225.0mm"/>
          <draw:rect svg:width="1mm" draw:style-name="paloverde" svg:height="1mm" svg:y="77.0mm" svg:x="226.5mm"/>
          <draw:rect svg:width="1mm" draw:style-name="paloverde" svg:height="1mm" svg:y="77.0mm" svg:x="228.0mm"/>
          <draw:rect svg:width="1mm" draw:style-name="paloverde" svg:height="1mm" svg:y="77.0mm" svg:x="229.5mm"/>
          <draw:rect svg:width="1mm" draw:style-name="paloverde" svg:height="1mm" svg:y="77.0mm" svg:x="231.0mm"/>
          <draw:rect svg:width="1mm" draw:style-name="paloverde" svg:height="1mm" svg:y="77.0mm" svg:x="232.5mm"/>
          <draw:rect svg:width="1mm" draw:style-name="paloverde" svg:height="1mm" svg:y="77.0mm" svg:x="234.0mm"/>
          <draw:rect svg:width="1mm" draw:style-name="paloverde" svg:height="1mm" svg:y="77.0mm" svg:x="235.5mm"/>
          <draw:rect svg:width="1mm" draw:style-name="paloverde" svg:height="1mm" svg:y="77.0mm" svg:x="237.0mm"/>
          <draw:rect svg:width="1mm" draw:style-name="paloverde" svg:height="1mm" svg:y="77.0mm" svg:x="238.5mm"/>
          <draw:rect svg:width="1mm" draw:style-name="paloverde" svg:height="1mm" svg:y="77.0mm" svg:x="240.0mm"/>
          <draw:rect svg:width="1mm" draw:style-name="paloverde" svg:height="1mm" svg:y="77.0mm" svg:x="241.5mm"/>
          <draw:rect svg:width="1mm" draw:style-name="paloverde" svg:height="1mm" svg:y="77.0mm" svg:x="243.0mm"/>
          <draw:rect svg:width="1mm" draw:style-name="paloverde" svg:height="1mm" svg:y="77.0mm" svg:x="244.5mm"/>
          <draw:rect svg:width="1mm" draw:style-name="paloverde" svg:height="1mm" svg:y="77.0mm" svg:x="246.0mm"/>
          <draw:rect svg:width="1mm" draw:style-name="paloverde" svg:height="1mm" svg:y="78.5mm" svg:x="210.0mm"/>
          <draw:rect svg:width="1mm" draw:style-name="paloverde" svg:height="1mm" svg:y="78.5mm" svg:x="211.5mm"/>
          <draw:rect svg:width="1mm" draw:style-name="paloverde" svg:height="1mm" svg:y="78.5mm" svg:x="213.0mm"/>
          <draw:rect svg:width="1mm" draw:style-name="paloverde" svg:height="1mm" svg:y="78.5mm" svg:x="214.5mm"/>
          <draw:rect svg:width="1mm" draw:style-name="paloverde" svg:height="1mm" svg:y="78.5mm" svg:x="216.0mm"/>
          <draw:rect svg:width="1mm" draw:style-name="paloverde" svg:height="1mm" svg:y="78.5mm" svg:x="217.5mm"/>
          <draw:rect svg:width="1mm" draw:style-name="paloverde" svg:height="1mm" svg:y="78.5mm" svg:x="219.0mm"/>
          <draw:rect svg:width="1mm" draw:style-name="paloverde" svg:height="1mm" svg:y="78.5mm" svg:x="220.5mm"/>
          <draw:rect svg:width="1mm" draw:style-name="paloverde" svg:height="1mm" svg:y="78.5mm" svg:x="222.0mm"/>
          <draw:rect svg:width="1mm" draw:style-name="paloverde" svg:height="1mm" svg:y="78.5mm" svg:x="223.5mm"/>
          <draw:rect svg:width="1mm" draw:style-name="paloverde" svg:height="1mm" svg:y="78.5mm" svg:x="225.0mm"/>
          <draw:rect svg:width="1mm" draw:style-name="paloverde" svg:height="1mm" svg:y="78.5mm" svg:x="226.5mm"/>
          <draw:rect svg:width="1mm" draw:style-name="paloverde" svg:height="1mm" svg:y="78.5mm" svg:x="228.0mm"/>
          <draw:rect svg:width="1mm" draw:style-name="paloverde" svg:height="1mm" svg:y="78.5mm" svg:x="229.5mm"/>
          <draw:rect svg:width="1mm" draw:style-name="paloverde" svg:height="1mm" svg:y="78.5mm" svg:x="231.0mm"/>
          <draw:rect svg:width="1mm" draw:style-name="paloverde" svg:height="1mm" svg:y="78.5mm" svg:x="232.5mm"/>
          <draw:rect svg:width="1mm" draw:style-name="paloverde" svg:height="1mm" svg:y="78.5mm" svg:x="234.0mm"/>
          <draw:rect svg:width="1mm" draw:style-name="paloverde" svg:height="1mm" svg:y="78.5mm" svg:x="235.5mm"/>
          <draw:rect svg:width="1mm" draw:style-name="paloverde" svg:height="1mm" svg:y="78.5mm" svg:x="237.0mm"/>
          <draw:rect svg:width="1mm" draw:style-name="paloverde" svg:height="1mm" svg:y="78.5mm" svg:x="238.5mm"/>
          <draw:rect svg:width="1mm" draw:style-name="paloverde" svg:height="1mm" svg:y="78.5mm" svg:x="240.0mm"/>
          <draw:rect svg:width="1mm" draw:style-name="paloverde" svg:height="1mm" svg:y="78.5mm" svg:x="241.5mm"/>
          <draw:rect svg:width="1mm" draw:style-name="paloverde" svg:height="1mm" svg:y="78.5mm" svg:x="243.0mm"/>
          <draw:rect svg:width="1mm" draw:style-name="paloverde" svg:height="1mm" svg:y="78.5mm" svg:x="244.5mm"/>
          <draw:rect svg:width="1mm" draw:style-name="paloverde" svg:height="1mm" svg:y="78.5mm" svg:x="246.0mm"/>
          <draw:rect svg:width="1mm" draw:style-name="paloverde" svg:height="1mm" svg:y="80.0mm" svg:x="210.0mm"/>
          <draw:rect svg:width="1mm" draw:style-name="paloverde" svg:height="1mm" svg:y="80.0mm" svg:x="211.5mm"/>
          <draw:rect svg:width="1mm" draw:style-name="paloverde" svg:height="1mm" svg:y="80.0mm" svg:x="213.0mm"/>
          <draw:rect svg:width="1mm" draw:style-name="paloverde" svg:height="1mm" svg:y="80.0mm" svg:x="214.5mm"/>
          <draw:rect svg:width="1mm" draw:style-name="paloverde" svg:height="1mm" svg:y="80.0mm" svg:x="216.0mm"/>
          <draw:rect svg:width="1mm" draw:style-name="paloverde" svg:height="1mm" svg:y="80.0mm" svg:x="217.5mm"/>
          <draw:rect svg:width="1mm" draw:style-name="paloverde" svg:height="1mm" svg:y="80.0mm" svg:x="219.0mm"/>
          <draw:rect svg:width="1mm" draw:style-name="paloverde" svg:height="1mm" svg:y="80.0mm" svg:x="220.5mm"/>
          <draw:rect svg:width="1mm" draw:style-name="paloverde" svg:height="1mm" svg:y="80.0mm" svg:x="222.0mm"/>
          <draw:rect svg:width="1mm" draw:style-name="paloverde" svg:height="1mm" svg:y="80.0mm" svg:x="223.5mm"/>
          <draw:rect svg:width="1mm" draw:style-name="paloverde" svg:height="1mm" svg:y="80.0mm" svg:x="225.0mm"/>
          <draw:rect svg:width="1mm" draw:style-name="paloverde" svg:height="1mm" svg:y="80.0mm" svg:x="226.5mm"/>
          <draw:rect svg:width="1mm" draw:style-name="paloverde" svg:height="1mm" svg:y="80.0mm" svg:x="228.0mm"/>
          <draw:rect svg:width="1mm" draw:style-name="paloverde" svg:height="1mm" svg:y="80.0mm" svg:x="229.5mm"/>
          <draw:rect svg:width="1mm" draw:style-name="paloverde" svg:height="1mm" svg:y="80.0mm" svg:x="231.0mm"/>
          <draw:rect svg:width="1mm" draw:style-name="paloverde" svg:height="1mm" svg:y="80.0mm" svg:x="232.5mm"/>
          <draw:rect svg:width="1mm" draw:style-name="paloverde" svg:height="1mm" svg:y="80.0mm" svg:x="234.0mm"/>
          <draw:rect svg:width="1mm" draw:style-name="paloverde" svg:height="1mm" svg:y="80.0mm" svg:x="235.5mm"/>
          <draw:rect svg:width="1mm" draw:style-name="paloverde" svg:height="1mm" svg:y="80.0mm" svg:x="237.0mm"/>
          <draw:rect svg:width="1mm" draw:style-name="paloverde" svg:height="1mm" svg:y="80.0mm" svg:x="238.5mm"/>
          <draw:rect svg:width="1mm" draw:style-name="paloverde" svg:height="1mm" svg:y="80.0mm" svg:x="240.0mm"/>
          <draw:rect svg:width="1mm" draw:style-name="paloverde" svg:height="1mm" svg:y="80.0mm" svg:x="241.5mm"/>
          <draw:rect svg:width="1mm" draw:style-name="paloverde" svg:height="1mm" svg:y="80.0mm" svg:x="243.0mm"/>
          <draw:rect svg:width="1mm" draw:style-name="paloverde" svg:height="1mm" svg:y="80.0mm" svg:x="244.5mm"/>
          <draw:rect svg:width="1mm" draw:style-name="paloverde" svg:height="1mm" svg:y="80.0mm" svg:x="246.0mm"/>
          <draw:rect svg:width="1mm" draw:style-name="paloverde" svg:height="1mm" svg:y="81.5mm" svg:x="210.0mm"/>
          <draw:rect svg:width="1mm" draw:style-name="paloverde" svg:height="1mm" svg:y="81.5mm" svg:x="211.5mm"/>
          <draw:rect svg:width="1mm" draw:style-name="paloverde" svg:height="1mm" svg:y="81.5mm" svg:x="213.0mm"/>
          <draw:rect svg:width="1mm" draw:style-name="paloverde" svg:height="1mm" svg:y="81.5mm" svg:x="214.5mm"/>
          <draw:rect svg:width="1mm" draw:style-name="paloverde" svg:height="1mm" svg:y="81.5mm" svg:x="216.0mm"/>
          <draw:rect svg:width="1mm" draw:style-name="paloverde" svg:height="1mm" svg:y="81.5mm" svg:x="217.5mm"/>
          <draw:rect svg:width="1mm" draw:style-name="paloverde" svg:height="1mm" svg:y="81.5mm" svg:x="219.0mm"/>
          <draw:rect svg:width="1mm" draw:style-name="paloverde" svg:height="1mm" svg:y="81.5mm" svg:x="220.5mm"/>
          <draw:rect svg:width="1mm" draw:style-name="paloverde" svg:height="1mm" svg:y="81.5mm" svg:x="222.0mm"/>
          <draw:rect svg:width="1mm" draw:style-name="paloverde" svg:height="1mm" svg:y="81.5mm" svg:x="223.5mm"/>
          <draw:rect svg:width="1mm" draw:style-name="paloverde" svg:height="1mm" svg:y="81.5mm" svg:x="225.0mm"/>
          <draw:frame svg:width="60mm" draw:style-name="texto" svg:height="10mm" svg:y="67.5mm" svg:x="255.5mm">
            <draw:text-box>
              <text:p>Presupuesto anual Junji</text:p>
            </draw:text-box>
          </draw:frame>
        </draw:g>
        <draw:g>
          <draw:rect svg:width="1mm" draw:style-name="paloverde" svg:height="1mm" svg:y="85.5mm" svg:x="210.0mm"/>
          <draw:rect svg:width="1mm" draw:style-name="paloverde" svg:height="1mm" svg:y="85.5mm" svg:x="211.5mm"/>
          <draw:rect svg:width="1mm" draw:style-name="paloverde" svg:height="1mm" svg:y="85.5mm" svg:x="213.0mm"/>
          <draw:rect svg:width="1mm" draw:style-name="paloverde" svg:height="1mm" svg:y="85.5mm" svg:x="214.5mm"/>
          <draw:rect svg:width="1mm" draw:style-name="paloverde" svg:height="1mm" svg:y="85.5mm" svg:x="216.0mm"/>
          <draw:rect svg:width="1mm" draw:style-name="paloverde" svg:height="1mm" svg:y="85.5mm" svg:x="217.5mm"/>
          <draw:rect svg:width="1mm" draw:style-name="paloverde" svg:height="1mm" svg:y="85.5mm" svg:x="219.0mm"/>
          <draw:rect svg:width="1mm" draw:style-name="paloverde" svg:height="1mm" svg:y="85.5mm" svg:x="220.5mm"/>
          <draw:rect svg:width="1mm" draw:style-name="paloverde" svg:height="1mm" svg:y="85.5mm" svg:x="222.0mm"/>
          <draw:rect svg:width="1mm" draw:style-name="paloverde" svg:height="1mm" svg:y="85.5mm" svg:x="223.5mm"/>
          <draw:rect svg:width="1mm" draw:style-name="paloverde" svg:height="1mm" svg:y="85.5mm" svg:x="225.0mm"/>
          <draw:rect svg:width="1mm" draw:style-name="paloverde" svg:height="1mm" svg:y="85.5mm" svg:x="226.5mm"/>
          <draw:rect svg:width="1mm" draw:style-name="paloverde" svg:height="1mm" svg:y="85.5mm" svg:x="228.0mm"/>
          <draw:rect svg:width="1mm" draw:style-name="paloverde" svg:height="1mm" svg:y="85.5mm" svg:x="229.5mm"/>
          <draw:rect svg:width="1mm" draw:style-name="paloverde" svg:height="1mm" svg:y="85.5mm" svg:x="231.0mm"/>
          <draw:rect svg:width="1mm" draw:style-name="paloverde" svg:height="1mm" svg:y="85.5mm" svg:x="232.5mm"/>
          <draw:rect svg:width="1mm" draw:style-name="paloverde" svg:height="1mm" svg:y="85.5mm" svg:x="234.0mm"/>
          <draw:rect svg:width="1mm" draw:style-name="paloverde" svg:height="1mm" svg:y="85.5mm" svg:x="235.5mm"/>
          <draw:rect svg:width="1mm" draw:style-name="paloverde" svg:height="1mm" svg:y="85.5mm" svg:x="237.0mm"/>
          <draw:rect svg:width="1mm" draw:style-name="paloverde" svg:height="1mm" svg:y="85.5mm" svg:x="238.5mm"/>
          <draw:rect svg:width="1mm" draw:style-name="paloverde" svg:height="1mm" svg:y="85.5mm" svg:x="240.0mm"/>
          <draw:rect svg:width="1mm" draw:style-name="paloverde" svg:height="1mm" svg:y="85.5mm" svg:x="241.5mm"/>
          <draw:rect svg:width="1mm" draw:style-name="paloverde" svg:height="1mm" svg:y="85.5mm" svg:x="243.0mm"/>
          <draw:rect svg:width="1mm" draw:style-name="paloverde" svg:height="1mm" svg:y="85.5mm" svg:x="244.5mm"/>
          <draw:rect svg:width="1mm" draw:style-name="paloverde" svg:height="1mm" svg:y="85.5mm" svg:x="246.0mm"/>
          <draw:rect svg:width="1mm" draw:style-name="paloverde" svg:height="1mm" svg:y="87.0mm" svg:x="210.0mm"/>
          <draw:rect svg:width="1mm" draw:style-name="paloverde" svg:height="1mm" svg:y="87.0mm" svg:x="211.5mm"/>
          <draw:rect svg:width="1mm" draw:style-name="paloverde" svg:height="1mm" svg:y="87.0mm" svg:x="213.0mm"/>
          <draw:rect svg:width="1mm" draw:style-name="paloverde" svg:height="1mm" svg:y="87.0mm" svg:x="214.5mm"/>
          <draw:rect svg:width="1mm" draw:style-name="paloverde" svg:height="1mm" svg:y="87.0mm" svg:x="216.0mm"/>
          <draw:rect svg:width="1mm" draw:style-name="paloverde" svg:height="1mm" svg:y="87.0mm" svg:x="217.5mm"/>
          <draw:rect svg:width="1mm" draw:style-name="paloverde" svg:height="1mm" svg:y="87.0mm" svg:x="219.0mm"/>
          <draw:rect svg:width="1mm" draw:style-name="paloverde" svg:height="1mm" svg:y="87.0mm" svg:x="220.5mm"/>
          <draw:rect svg:width="1mm" draw:style-name="paloverde" svg:height="1mm" svg:y="87.0mm" svg:x="222.0mm"/>
          <draw:rect svg:width="1mm" draw:style-name="paloverde" svg:height="1mm" svg:y="87.0mm" svg:x="223.5mm"/>
          <draw:rect svg:width="1mm" draw:style-name="paloverde" svg:height="1mm" svg:y="87.0mm" svg:x="225.0mm"/>
          <draw:rect svg:width="1mm" draw:style-name="paloverde" svg:height="1mm" svg:y="87.0mm" svg:x="226.5mm"/>
          <draw:rect svg:width="1mm" draw:style-name="paloverde" svg:height="1mm" svg:y="87.0mm" svg:x="228.0mm"/>
          <draw:rect svg:width="1mm" draw:style-name="paloverde" svg:height="1mm" svg:y="87.0mm" svg:x="229.5mm"/>
          <draw:rect svg:width="1mm" draw:style-name="paloverde" svg:height="1mm" svg:y="87.0mm" svg:x="231.0mm"/>
          <draw:rect svg:width="1mm" draw:style-name="paloverde" svg:height="1mm" svg:y="87.0mm" svg:x="232.5mm"/>
          <draw:rect svg:width="1mm" draw:style-name="paloverde" svg:height="1mm" svg:y="87.0mm" svg:x="234.0mm"/>
          <draw:rect svg:width="1mm" draw:style-name="paloverde" svg:height="1mm" svg:y="87.0mm" svg:x="235.5mm"/>
          <draw:rect svg:width="1mm" draw:style-name="paloverde" svg:height="1mm" svg:y="87.0mm" svg:x="237.0mm"/>
          <draw:rect svg:width="1mm" draw:style-name="paloverde" svg:height="1mm" svg:y="87.0mm" svg:x="238.5mm"/>
          <draw:rect svg:width="1mm" draw:style-name="paloverde" svg:height="1mm" svg:y="87.0mm" svg:x="240.0mm"/>
          <draw:rect svg:width="1mm" draw:style-name="paloverde" svg:height="1mm" svg:y="87.0mm" svg:x="241.5mm"/>
          <draw:rect svg:width="1mm" draw:style-name="paloverde" svg:height="1mm" svg:y="87.0mm" svg:x="243.0mm"/>
          <draw:rect svg:width="1mm" draw:style-name="paloverde" svg:height="1mm" svg:y="87.0mm" svg:x="244.5mm"/>
          <draw:rect svg:width="1mm" draw:style-name="paloverde" svg:height="1mm" svg:y="87.0mm" svg:x="246.0mm"/>
          <draw:rect svg:width="1mm" draw:style-name="paloverde" svg:height="1mm" svg:y="88.5mm" svg:x="210.0mm"/>
          <draw:rect svg:width="1mm" draw:style-name="paloverde" svg:height="1mm" svg:y="88.5mm" svg:x="211.5mm"/>
          <draw:rect svg:width="1mm" draw:style-name="paloverde" svg:height="1mm" svg:y="88.5mm" svg:x="213.0mm"/>
          <draw:rect svg:width="1mm" draw:style-name="paloverde" svg:height="1mm" svg:y="88.5mm" svg:x="214.5mm"/>
          <draw:rect svg:width="1mm" draw:style-name="paloverde" svg:height="1mm" svg:y="88.5mm" svg:x="216.0mm"/>
          <draw:rect svg:width="1mm" draw:style-name="paloverde" svg:height="1mm" svg:y="88.5mm" svg:x="217.5mm"/>
          <draw:rect svg:width="1mm" draw:style-name="paloverde" svg:height="1mm" svg:y="88.5mm" svg:x="219.0mm"/>
          <draw:rect svg:width="1mm" draw:style-name="paloverde" svg:height="1mm" svg:y="88.5mm" svg:x="220.5mm"/>
          <draw:rect svg:width="1mm" draw:style-name="paloverde" svg:height="1mm" svg:y="88.5mm" svg:x="222.0mm"/>
          <draw:rect svg:width="1mm" draw:style-name="paloverde" svg:height="1mm" svg:y="88.5mm" svg:x="223.5mm"/>
          <draw:rect svg:width="1mm" draw:style-name="paloverde" svg:height="1mm" svg:y="88.5mm" svg:x="225.0mm"/>
          <draw:rect svg:width="1mm" draw:style-name="paloverde" svg:height="1mm" svg:y="88.5mm" svg:x="226.5mm"/>
          <draw:rect svg:width="1mm" draw:style-name="paloverde" svg:height="1mm" svg:y="88.5mm" svg:x="228.0mm"/>
          <draw:rect svg:width="1mm" draw:style-name="paloverde" svg:height="1mm" svg:y="88.5mm" svg:x="229.5mm"/>
          <draw:rect svg:width="1mm" draw:style-name="paloverde" svg:height="1mm" svg:y="88.5mm" svg:x="231.0mm"/>
          <draw:rect svg:width="1mm" draw:style-name="paloverde" svg:height="1mm" svg:y="88.5mm" svg:x="232.5mm"/>
          <draw:rect svg:width="1mm" draw:style-name="paloverde" svg:height="1mm" svg:y="88.5mm" svg:x="234.0mm"/>
          <draw:rect svg:width="1mm" draw:style-name="paloverde" svg:height="1mm" svg:y="88.5mm" svg:x="235.5mm"/>
          <draw:rect svg:width="1mm" draw:style-name="paloverde" svg:height="1mm" svg:y="88.5mm" svg:x="237.0mm"/>
          <draw:rect svg:width="1mm" draw:style-name="paloverde" svg:height="1mm" svg:y="88.5mm" svg:x="238.5mm"/>
          <draw:rect svg:width="1mm" draw:style-name="paloverde" svg:height="1mm" svg:y="88.5mm" svg:x="240.0mm"/>
          <draw:rect svg:width="1mm" draw:style-name="paloverde" svg:height="1mm" svg:y="88.5mm" svg:x="241.5mm"/>
          <draw:rect svg:width="1mm" draw:style-name="paloverde" svg:height="1mm" svg:y="88.5mm" svg:x="243.0mm"/>
          <draw:rect svg:width="1mm" draw:style-name="paloverde" svg:height="1mm" svg:y="88.5mm" svg:x="244.5mm"/>
          <draw:rect svg:width="1mm" draw:style-name="paloverde" svg:height="1mm" svg:y="88.5mm" svg:x="246.0mm"/>
          <draw:rect svg:width="1mm" draw:style-name="paloverde" svg:height="1mm" svg:y="90.0mm" svg:x="210.0mm"/>
          <draw:rect svg:width="1mm" draw:style-name="paloverde" svg:height="1mm" svg:y="90.0mm" svg:x="211.5mm"/>
          <draw:rect svg:width="1mm" draw:style-name="paloverde" svg:height="1mm" svg:y="90.0mm" svg:x="213.0mm"/>
          <draw:rect svg:width="1mm" draw:style-name="paloverde" svg:height="1mm" svg:y="90.0mm" svg:x="214.5mm"/>
          <draw:rect svg:width="1mm" draw:style-name="paloverde" svg:height="1mm" svg:y="90.0mm" svg:x="216.0mm"/>
          <draw:rect svg:width="1mm" draw:style-name="paloverde" svg:height="1mm" svg:y="90.0mm" svg:x="217.5mm"/>
          <draw:rect svg:width="1mm" draw:style-name="paloverde" svg:height="1mm" svg:y="90.0mm" svg:x="219.0mm"/>
          <draw:rect svg:width="1mm" draw:style-name="paloverde" svg:height="1mm" svg:y="90.0mm" svg:x="220.5mm"/>
          <draw:rect svg:width="1mm" draw:style-name="paloverde" svg:height="1mm" svg:y="90.0mm" svg:x="222.0mm"/>
          <draw:rect svg:width="1mm" draw:style-name="paloverde" svg:height="1mm" svg:y="90.0mm" svg:x="223.5mm"/>
          <draw:rect svg:width="1mm" draw:style-name="paloverde" svg:height="1mm" svg:y="90.0mm" svg:x="225.0mm"/>
          <draw:rect svg:width="1mm" draw:style-name="paloverde" svg:height="1mm" svg:y="90.0mm" svg:x="226.5mm"/>
          <draw:rect svg:width="1mm" draw:style-name="paloverde" svg:height="1mm" svg:y="90.0mm" svg:x="228.0mm"/>
          <draw:rect svg:width="1mm" draw:style-name="paloverde" svg:height="1mm" svg:y="90.0mm" svg:x="229.5mm"/>
          <draw:rect svg:width="1mm" draw:style-name="paloverde" svg:height="1mm" svg:y="90.0mm" svg:x="231.0mm"/>
          <draw:rect svg:width="1mm" draw:style-name="paloverde" svg:height="1mm" svg:y="90.0mm" svg:x="232.5mm"/>
          <draw:rect svg:width="1mm" draw:style-name="paloverde" svg:height="1mm" svg:y="90.0mm" svg:x="234.0mm"/>
          <draw:rect svg:width="1mm" draw:style-name="paloverde" svg:height="1mm" svg:y="90.0mm" svg:x="235.5mm"/>
          <draw:rect svg:width="1mm" draw:style-name="paloverde" svg:height="1mm" svg:y="90.0mm" svg:x="237.0mm"/>
          <draw:rect svg:width="1mm" draw:style-name="paloverde" svg:height="1mm" svg:y="90.0mm" svg:x="238.5mm"/>
          <draw:rect svg:width="1mm" draw:style-name="paloverde" svg:height="1mm" svg:y="90.0mm" svg:x="240.0mm"/>
          <draw:rect svg:width="1mm" draw:style-name="paloverde" svg:height="1mm" svg:y="90.0mm" svg:x="241.5mm"/>
          <draw:rect svg:width="1mm" draw:style-name="paloverde" svg:height="1mm" svg:y="90.0mm" svg:x="243.0mm"/>
          <draw:rect svg:width="1mm" draw:style-name="paloverde" svg:height="1mm" svg:y="90.0mm" svg:x="244.5mm"/>
          <draw:rect svg:width="1mm" draw:style-name="paloverde" svg:height="1mm" svg:y="90.0mm" svg:x="246.0mm"/>
          <draw:rect svg:width="1mm" draw:style-name="paloverde" svg:height="1mm" svg:y="91.5mm" svg:x="210.0mm"/>
          <draw:rect svg:width="1mm" draw:style-name="paloverde" svg:height="1mm" svg:y="91.5mm" svg:x="211.5mm"/>
          <draw:rect svg:width="1mm" draw:style-name="paloverde" svg:height="1mm" svg:y="91.5mm" svg:x="213.0mm"/>
          <draw:rect svg:width="1mm" draw:style-name="paloverde" svg:height="1mm" svg:y="91.5mm" svg:x="214.5mm"/>
          <draw:rect svg:width="1mm" draw:style-name="paloverde" svg:height="1mm" svg:y="91.5mm" svg:x="216.0mm"/>
          <draw:rect svg:width="1mm" draw:style-name="paloverde" svg:height="1mm" svg:y="91.5mm" svg:x="217.5mm"/>
          <draw:rect svg:width="1mm" draw:style-name="paloverde" svg:height="1mm" svg:y="91.5mm" svg:x="219.0mm"/>
          <draw:rect svg:width="1mm" draw:style-name="paloverde" svg:height="1mm" svg:y="91.5mm" svg:x="220.5mm"/>
          <draw:rect svg:width="1mm" draw:style-name="paloverde" svg:height="1mm" svg:y="91.5mm" svg:x="222.0mm"/>
          <draw:rect svg:width="1mm" draw:style-name="paloverde" svg:height="1mm" svg:y="91.5mm" svg:x="223.5mm"/>
          <draw:rect svg:width="1mm" draw:style-name="paloverde" svg:height="1mm" svg:y="91.5mm" svg:x="225.0mm"/>
          <draw:rect svg:width="1mm" draw:style-name="paloverde" svg:height="1mm" svg:y="91.5mm" svg:x="226.5mm"/>
          <draw:rect svg:width="1mm" draw:style-name="paloverde" svg:height="1mm" svg:y="91.5mm" svg:x="228.0mm"/>
          <draw:rect svg:width="1mm" draw:style-name="paloverde" svg:height="1mm" svg:y="91.5mm" svg:x="229.5mm"/>
          <draw:rect svg:width="1mm" draw:style-name="paloverde" svg:height="1mm" svg:y="91.5mm" svg:x="231.0mm"/>
          <draw:rect svg:width="1mm" draw:style-name="paloverde" svg:height="1mm" svg:y="91.5mm" svg:x="232.5mm"/>
          <draw:rect svg:width="1mm" draw:style-name="paloverde" svg:height="1mm" svg:y="91.5mm" svg:x="234.0mm"/>
          <draw:rect svg:width="1mm" draw:style-name="paloverde" svg:height="1mm" svg:y="91.5mm" svg:x="235.5mm"/>
          <draw:rect svg:width="1mm" draw:style-name="paloverde" svg:height="1mm" svg:y="91.5mm" svg:x="237.0mm"/>
          <draw:rect svg:width="1mm" draw:style-name="paloverde" svg:height="1mm" svg:y="91.5mm" svg:x="238.5mm"/>
          <draw:rect svg:width="1mm" draw:style-name="paloverde" svg:height="1mm" svg:y="91.5mm" svg:x="240.0mm"/>
          <draw:rect svg:width="1mm" draw:style-name="paloverde" svg:height="1mm" svg:y="91.5mm" svg:x="241.5mm"/>
          <draw:rect svg:width="1mm" draw:style-name="paloverde" svg:height="1mm" svg:y="91.5mm" svg:x="243.0mm"/>
          <draw:rect svg:width="1mm" draw:style-name="paloverde" svg:height="1mm" svg:y="91.5mm" svg:x="244.5mm"/>
          <draw:rect svg:width="1mm" draw:style-name="paloverde" svg:height="1mm" svg:y="91.5mm" svg:x="246.0mm"/>
          <draw:rect svg:width="1mm" draw:style-name="paloverde" svg:height="1mm" svg:y="93.0mm" svg:x="210.0mm"/>
          <draw:rect svg:width="1mm" draw:style-name="paloverde" svg:height="1mm" svg:y="93.0mm" svg:x="211.5mm"/>
          <draw:rect svg:width="1mm" draw:style-name="paloverde" svg:height="1mm" svg:y="93.0mm" svg:x="213.0mm"/>
          <draw:rect svg:width="1mm" draw:style-name="paloverde" svg:height="1mm" svg:y="93.0mm" svg:x="214.5mm"/>
          <draw:rect svg:width="1mm" draw:style-name="paloverde" svg:height="1mm" svg:y="93.0mm" svg:x="216.0mm"/>
          <draw:rect svg:width="1mm" draw:style-name="paloverde" svg:height="1mm" svg:y="93.0mm" svg:x="217.5mm"/>
          <draw:rect svg:width="1mm" draw:style-name="paloverde" svg:height="1mm" svg:y="93.0mm" svg:x="219.0mm"/>
          <draw:rect svg:width="1mm" draw:style-name="paloverde" svg:height="1mm" svg:y="93.0mm" svg:x="220.5mm"/>
          <draw:rect svg:width="1mm" draw:style-name="paloverde" svg:height="1mm" svg:y="93.0mm" svg:x="222.0mm"/>
          <draw:rect svg:width="1mm" draw:style-name="paloverde" svg:height="1mm" svg:y="93.0mm" svg:x="223.5mm"/>
          <draw:rect svg:width="1mm" draw:style-name="paloverde" svg:height="1mm" svg:y="93.0mm" svg:x="225.0mm"/>
          <draw:rect svg:width="1mm" draw:style-name="paloverde" svg:height="1mm" svg:y="93.0mm" svg:x="226.5mm"/>
          <draw:rect svg:width="1mm" draw:style-name="paloverde" svg:height="1mm" svg:y="93.0mm" svg:x="228.0mm"/>
          <draw:rect svg:width="1mm" draw:style-name="paloverde" svg:height="1mm" svg:y="93.0mm" svg:x="229.5mm"/>
          <draw:rect svg:width="1mm" draw:style-name="paloverde" svg:height="1mm" svg:y="93.0mm" svg:x="231.0mm"/>
          <draw:rect svg:width="1mm" draw:style-name="paloverde" svg:height="1mm" svg:y="93.0mm" svg:x="232.5mm"/>
          <draw:rect svg:width="1mm" draw:style-name="paloverde" svg:height="1mm" svg:y="93.0mm" svg:x="234.0mm"/>
          <draw:rect svg:width="1mm" draw:style-name="paloverde" svg:height="1mm" svg:y="93.0mm" svg:x="235.5mm"/>
          <draw:rect svg:width="1mm" draw:style-name="paloverde" svg:height="1mm" svg:y="93.0mm" svg:x="237.0mm"/>
          <draw:rect svg:width="1mm" draw:style-name="paloverde" svg:height="1mm" svg:y="93.0mm" svg:x="238.5mm"/>
          <draw:rect svg:width="1mm" draw:style-name="paloverde" svg:height="1mm" svg:y="93.0mm" svg:x="240.0mm"/>
          <draw:rect svg:width="1mm" draw:style-name="paloverde" svg:height="1mm" svg:y="93.0mm" svg:x="241.5mm"/>
          <draw:rect svg:width="1mm" draw:style-name="paloverde" svg:height="1mm" svg:y="93.0mm" svg:x="243.0mm"/>
          <draw:rect svg:width="1mm" draw:style-name="paloverde" svg:height="1mm" svg:y="93.0mm" svg:x="244.5mm"/>
          <draw:rect svg:width="1mm" draw:style-name="paloverde" svg:height="1mm" svg:y="93.0mm" svg:x="246.0mm"/>
          <draw:rect svg:width="1mm" draw:style-name="paloverde" svg:height="1mm" svg:y="94.5mm" svg:x="210.0mm"/>
          <draw:rect svg:width="1mm" draw:style-name="paloverde" svg:height="1mm" svg:y="94.5mm" svg:x="211.5mm"/>
          <draw:rect svg:width="1mm" draw:style-name="paloverde" svg:height="1mm" svg:y="94.5mm" svg:x="213.0mm"/>
          <draw:rect svg:width="1mm" draw:style-name="paloverde" svg:height="1mm" svg:y="94.5mm" svg:x="214.5mm"/>
          <draw:rect svg:width="1mm" draw:style-name="paloverde" svg:height="1mm" svg:y="94.5mm" svg:x="216.0mm"/>
          <draw:rect svg:width="1mm" draw:style-name="paloverde" svg:height="1mm" svg:y="94.5mm" svg:x="217.5mm"/>
          <draw:rect svg:width="1mm" draw:style-name="paloverde" svg:height="1mm" svg:y="94.5mm" svg:x="219.0mm"/>
          <draw:rect svg:width="1mm" draw:style-name="paloverde" svg:height="1mm" svg:y="94.5mm" svg:x="220.5mm"/>
          <draw:rect svg:width="1mm" draw:style-name="paloverde" svg:height="1mm" svg:y="94.5mm" svg:x="222.0mm"/>
          <draw:rect svg:width="1mm" draw:style-name="paloverde" svg:height="1mm" svg:y="94.5mm" svg:x="223.5mm"/>
          <draw:rect svg:width="1mm" draw:style-name="paloverde" svg:height="1mm" svg:y="94.5mm" svg:x="225.0mm"/>
          <draw:rect svg:width="1mm" draw:style-name="paloverde" svg:height="1mm" svg:y="94.5mm" svg:x="226.5mm"/>
          <draw:rect svg:width="1mm" draw:style-name="paloverde" svg:height="1mm" svg:y="94.5mm" svg:x="228.0mm"/>
          <draw:rect svg:width="1mm" draw:style-name="paloverde" svg:height="1mm" svg:y="94.5mm" svg:x="229.5mm"/>
          <draw:rect svg:width="1mm" draw:style-name="paloverde" svg:height="1mm" svg:y="94.5mm" svg:x="231.0mm"/>
          <draw:rect svg:width="1mm" draw:style-name="paloverde" svg:height="1mm" svg:y="94.5mm" svg:x="232.5mm"/>
          <draw:rect svg:width="1mm" draw:style-name="paloverde" svg:height="1mm" svg:y="94.5mm" svg:x="234.0mm"/>
          <draw:rect svg:width="1mm" draw:style-name="paloverde" svg:height="1mm" svg:y="94.5mm" svg:x="235.5mm"/>
          <draw:rect svg:width="1mm" draw:style-name="paloverde" svg:height="1mm" svg:y="94.5mm" svg:x="237.0mm"/>
          <draw:rect svg:width="1mm" draw:style-name="paloverde" svg:height="1mm" svg:y="94.5mm" svg:x="238.5mm"/>
          <draw:rect svg:width="1mm" draw:style-name="paloverde" svg:height="1mm" svg:y="94.5mm" svg:x="240.0mm"/>
          <draw:rect svg:width="1mm" draw:style-name="paloverde" svg:height="1mm" svg:y="94.5mm" svg:x="241.5mm"/>
          <draw:rect svg:width="1mm" draw:style-name="paloverde" svg:height="1mm" svg:y="94.5mm" svg:x="243.0mm"/>
          <draw:rect svg:width="1mm" draw:style-name="paloverde" svg:height="1mm" svg:y="94.5mm" svg:x="244.5mm"/>
          <draw:rect svg:width="1mm" draw:style-name="paloverde" svg:height="1mm" svg:y="94.5mm" svg:x="246.0mm"/>
          <draw:rect svg:width="1mm" draw:style-name="paloverde" svg:height="1mm" svg:y="96.0mm" svg:x="210.0mm"/>
          <draw:rect svg:width="1mm" draw:style-name="paloverde" svg:height="1mm" svg:y="96.0mm" svg:x="211.5mm"/>
          <draw:rect svg:width="1mm" draw:style-name="paloverde" svg:height="1mm" svg:y="96.0mm" svg:x="213.0mm"/>
          <draw:rect svg:width="1mm" draw:style-name="paloverde" svg:height="1mm" svg:y="96.0mm" svg:x="214.5mm"/>
          <draw:rect svg:width="1mm" draw:style-name="paloverde" svg:height="1mm" svg:y="96.0mm" svg:x="216.0mm"/>
          <draw:rect svg:width="1mm" draw:style-name="paloverde" svg:height="1mm" svg:y="96.0mm" svg:x="217.5mm"/>
          <draw:rect svg:width="1mm" draw:style-name="paloverde" svg:height="1mm" svg:y="96.0mm" svg:x="219.0mm"/>
          <draw:rect svg:width="1mm" draw:style-name="paloverde" svg:height="1mm" svg:y="96.0mm" svg:x="220.5mm"/>
          <draw:rect svg:width="1mm" draw:style-name="paloverde" svg:height="1mm" svg:y="96.0mm" svg:x="222.0mm"/>
          <draw:rect svg:width="1mm" draw:style-name="paloverde" svg:height="1mm" svg:y="96.0mm" svg:x="223.5mm"/>
          <draw:rect svg:width="1mm" draw:style-name="paloverde" svg:height="1mm" svg:y="96.0mm" svg:x="225.0mm"/>
          <draw:rect svg:width="1mm" draw:style-name="paloverde" svg:height="1mm" svg:y="96.0mm" svg:x="226.5mm"/>
          <draw:rect svg:width="1mm" draw:style-name="paloverde" svg:height="1mm" svg:y="96.0mm" svg:x="228.0mm"/>
          <draw:rect svg:width="1mm" draw:style-name="paloverde" svg:height="1mm" svg:y="96.0mm" svg:x="229.5mm"/>
          <draw:rect svg:width="1mm" draw:style-name="paloverde" svg:height="1mm" svg:y="96.0mm" svg:x="231.0mm"/>
          <draw:rect svg:width="1mm" draw:style-name="paloverde" svg:height="1mm" svg:y="96.0mm" svg:x="232.5mm"/>
          <draw:rect svg:width="1mm" draw:style-name="paloverde" svg:height="1mm" svg:y="96.0mm" svg:x="234.0mm"/>
          <draw:rect svg:width="1mm" draw:style-name="paloverde" svg:height="1mm" svg:y="96.0mm" svg:x="235.5mm"/>
          <draw:rect svg:width="1mm" draw:style-name="paloverde" svg:height="1mm" svg:y="96.0mm" svg:x="237.0mm"/>
          <draw:rect svg:width="1mm" draw:style-name="paloverde" svg:height="1mm" svg:y="96.0mm" svg:x="238.5mm"/>
          <draw:rect svg:width="1mm" draw:style-name="paloverde" svg:height="1mm" svg:y="96.0mm" svg:x="240.0mm"/>
          <draw:rect svg:width="1mm" draw:style-name="paloverde" svg:height="1mm" svg:y="96.0mm" svg:x="241.5mm"/>
          <draw:rect svg:width="1mm" draw:style-name="paloverde" svg:height="1mm" svg:y="96.0mm" svg:x="243.0mm"/>
          <draw:rect svg:width="1mm" draw:style-name="paloverde" svg:height="1mm" svg:y="96.0mm" svg:x="244.5mm"/>
          <draw:rect svg:width="1mm" draw:style-name="paloverde" svg:height="1mm" svg:y="96.0mm" svg:x="246.0mm"/>
          <draw:rect svg:width="1mm" draw:style-name="paloverde" svg:height="1mm" svg:y="97.5mm" svg:x="210.0mm"/>
          <draw:rect svg:width="1mm" draw:style-name="paloverde" svg:height="1mm" svg:y="97.5mm" svg:x="211.5mm"/>
          <draw:rect svg:width="1mm" draw:style-name="paloverde" svg:height="1mm" svg:y="97.5mm" svg:x="213.0mm"/>
          <draw:rect svg:width="1mm" draw:style-name="paloverde" svg:height="1mm" svg:y="97.5mm" svg:x="214.5mm"/>
          <draw:rect svg:width="1mm" draw:style-name="paloverde" svg:height="1mm" svg:y="97.5mm" svg:x="216.0mm"/>
          <draw:rect svg:width="1mm" draw:style-name="paloverde" svg:height="1mm" svg:y="97.5mm" svg:x="217.5mm"/>
          <draw:rect svg:width="1mm" draw:style-name="paloverde" svg:height="1mm" svg:y="97.5mm" svg:x="219.0mm"/>
          <draw:rect svg:width="1mm" draw:style-name="paloverde" svg:height="1mm" svg:y="97.5mm" svg:x="220.5mm"/>
          <draw:rect svg:width="1mm" draw:style-name="paloverde" svg:height="1mm" svg:y="97.5mm" svg:x="222.0mm"/>
          <draw:rect svg:width="1mm" draw:style-name="paloverde" svg:height="1mm" svg:y="97.5mm" svg:x="223.5mm"/>
          <draw:rect svg:width="1mm" draw:style-name="paloverde" svg:height="1mm" svg:y="97.5mm" svg:x="225.0mm"/>
          <draw:rect svg:width="1mm" draw:style-name="paloverde" svg:height="1mm" svg:y="97.5mm" svg:x="226.5mm"/>
          <draw:rect svg:width="1mm" draw:style-name="paloverde" svg:height="1mm" svg:y="97.5mm" svg:x="228.0mm"/>
          <draw:rect svg:width="1mm" draw:style-name="paloverde" svg:height="1mm" svg:y="97.5mm" svg:x="229.5mm"/>
          <draw:rect svg:width="1mm" draw:style-name="paloverde" svg:height="1mm" svg:y="97.5mm" svg:x="231.0mm"/>
          <draw:rect svg:width="1mm" draw:style-name="paloverde" svg:height="1mm" svg:y="97.5mm" svg:x="232.5mm"/>
          <draw:rect svg:width="1mm" draw:style-name="paloverde" svg:height="1mm" svg:y="97.5mm" svg:x="234.0mm"/>
          <draw:rect svg:width="1mm" draw:style-name="paloverde" svg:height="1mm" svg:y="97.5mm" svg:x="235.5mm"/>
          <draw:rect svg:width="1mm" draw:style-name="paloverde" svg:height="1mm" svg:y="97.5mm" svg:x="237.0mm"/>
          <draw:rect svg:width="1mm" draw:style-name="paloverde" svg:height="1mm" svg:y="97.5mm" svg:x="238.5mm"/>
          <draw:rect svg:width="1mm" draw:style-name="paloverde" svg:height="1mm" svg:y="97.5mm" svg:x="240.0mm"/>
          <draw:rect svg:width="1mm" draw:style-name="paloverde" svg:height="1mm" svg:y="97.5mm" svg:x="241.5mm"/>
          <draw:rect svg:width="1mm" draw:style-name="paloverde" svg:height="1mm" svg:y="97.5mm" svg:x="243.0mm"/>
          <draw:rect svg:width="1mm" draw:style-name="paloverde" svg:height="1mm" svg:y="97.5mm" svg:x="244.5mm"/>
          <draw:rect svg:width="1mm" draw:style-name="paloverde" svg:height="1mm" svg:y="97.5mm" svg:x="246.0mm"/>
          <draw:rect svg:width="1mm" draw:style-name="paloverde" svg:height="1mm" svg:y="99.0mm" svg:x="210.0mm"/>
          <draw:rect svg:width="1mm" draw:style-name="paloverde" svg:height="1mm" svg:y="99.0mm" svg:x="211.5mm"/>
          <draw:rect svg:width="1mm" draw:style-name="paloverde" svg:height="1mm" svg:y="99.0mm" svg:x="213.0mm"/>
          <draw:rect svg:width="1mm" draw:style-name="paloverde" svg:height="1mm" svg:y="99.0mm" svg:x="214.5mm"/>
          <draw:rect svg:width="1mm" draw:style-name="paloverde" svg:height="1mm" svg:y="99.0mm" svg:x="216.0mm"/>
          <draw:rect svg:width="1mm" draw:style-name="paloverde" svg:height="1mm" svg:y="99.0mm" svg:x="217.5mm"/>
          <draw:rect svg:width="1mm" draw:style-name="paloverde" svg:height="1mm" svg:y="99.0mm" svg:x="219.0mm"/>
          <draw:rect svg:width="1mm" draw:style-name="paloverde" svg:height="1mm" svg:y="99.0mm" svg:x="220.5mm"/>
          <draw:rect svg:width="1mm" draw:style-name="paloverde" svg:height="1mm" svg:y="99.0mm" svg:x="222.0mm"/>
          <draw:rect svg:width="1mm" draw:style-name="paloverde" svg:height="1mm" svg:y="99.0mm" svg:x="223.5mm"/>
          <draw:rect svg:width="1mm" draw:style-name="paloverde" svg:height="1mm" svg:y="99.0mm" svg:x="225.0mm"/>
          <draw:rect svg:width="1mm" draw:style-name="paloverde" svg:height="1mm" svg:y="99.0mm" svg:x="226.5mm"/>
          <draw:rect svg:width="1mm" draw:style-name="paloverde" svg:height="1mm" svg:y="99.0mm" svg:x="228.0mm"/>
          <draw:rect svg:width="1mm" draw:style-name="paloverde" svg:height="1mm" svg:y="99.0mm" svg:x="229.5mm"/>
          <draw:rect svg:width="1mm" draw:style-name="paloverde" svg:height="1mm" svg:y="99.0mm" svg:x="231.0mm"/>
          <draw:rect svg:width="1mm" draw:style-name="paloverde" svg:height="1mm" svg:y="99.0mm" svg:x="232.5mm"/>
          <draw:rect svg:width="1mm" draw:style-name="paloverde" svg:height="1mm" svg:y="99.0mm" svg:x="234.0mm"/>
          <draw:rect svg:width="1mm" draw:style-name="paloverde" svg:height="1mm" svg:y="99.0mm" svg:x="235.5mm"/>
          <draw:rect svg:width="1mm" draw:style-name="paloverde" svg:height="1mm" svg:y="99.0mm" svg:x="237.0mm"/>
          <draw:rect svg:width="1mm" draw:style-name="paloverde" svg:height="1mm" svg:y="99.0mm" svg:x="238.5mm"/>
          <draw:rect svg:width="1mm" draw:style-name="paloverde" svg:height="1mm" svg:y="99.0mm" svg:x="240.0mm"/>
          <draw:rect svg:width="1mm" draw:style-name="paloverde" svg:height="1mm" svg:y="99.0mm" svg:x="241.5mm"/>
          <draw:rect svg:width="1mm" draw:style-name="paloverde" svg:height="1mm" svg:y="99.0mm" svg:x="243.0mm"/>
          <draw:rect svg:width="1mm" draw:style-name="paloverde" svg:height="1mm" svg:y="99.0mm" svg:x="244.5mm"/>
          <draw:rect svg:width="1mm" draw:style-name="paloverde" svg:height="1mm" svg:y="99.0mm" svg:x="246.0mm"/>
          <draw:rect svg:width="1mm" draw:style-name="paloverde" svg:height="1mm" svg:y="100.5mm" svg:x="210.0mm"/>
          <draw:rect svg:width="1mm" draw:style-name="paloverde" svg:height="1mm" svg:y="100.5mm" svg:x="211.5mm"/>
          <draw:rect svg:width="1mm" draw:style-name="paloverde" svg:height="1mm" svg:y="100.5mm" svg:x="213.0mm"/>
          <draw:rect svg:width="1mm" draw:style-name="paloverde" svg:height="1mm" svg:y="100.5mm" svg:x="214.5mm"/>
          <draw:rect svg:width="1mm" draw:style-name="paloverde" svg:height="1mm" svg:y="100.5mm" svg:x="216.0mm"/>
          <draw:rect svg:width="1mm" draw:style-name="paloverde" svg:height="1mm" svg:y="100.5mm" svg:x="217.5mm"/>
          <draw:rect svg:width="1mm" draw:style-name="paloverde" svg:height="1mm" svg:y="100.5mm" svg:x="219.0mm"/>
          <draw:rect svg:width="1mm" draw:style-name="paloverde" svg:height="1mm" svg:y="100.5mm" svg:x="220.5mm"/>
          <draw:rect svg:width="1mm" draw:style-name="paloverde" svg:height="1mm" svg:y="100.5mm" svg:x="222.0mm"/>
          <draw:rect svg:width="1mm" draw:style-name="paloverde" svg:height="1mm" svg:y="100.5mm" svg:x="223.5mm"/>
          <draw:rect svg:width="1mm" draw:style-name="paloverde" svg:height="1mm" svg:y="100.5mm" svg:x="225.0mm"/>
          <draw:rect svg:width="1mm" draw:style-name="paloverde" svg:height="1mm" svg:y="100.5mm" svg:x="226.5mm"/>
          <draw:rect svg:width="1mm" draw:style-name="paloverde" svg:height="1mm" svg:y="100.5mm" svg:x="228.0mm"/>
          <draw:rect svg:width="1mm" draw:style-name="paloverde" svg:height="1mm" svg:y="100.5mm" svg:x="229.5mm"/>
          <draw:rect svg:width="1mm" draw:style-name="paloverde" svg:height="1mm" svg:y="100.5mm" svg:x="231.0mm"/>
          <draw:rect svg:width="1mm" draw:style-name="paloverde" svg:height="1mm" svg:y="100.5mm" svg:x="232.5mm"/>
          <draw:rect svg:width="1mm" draw:style-name="paloverde" svg:height="1mm" svg:y="100.5mm" svg:x="234.0mm"/>
          <draw:rect svg:width="1mm" draw:style-name="paloverde" svg:height="1mm" svg:y="100.5mm" svg:x="235.5mm"/>
          <draw:rect svg:width="1mm" draw:style-name="paloverde" svg:height="1mm" svg:y="100.5mm" svg:x="237.0mm"/>
          <draw:rect svg:width="1mm" draw:style-name="paloverde" svg:height="1mm" svg:y="100.5mm" svg:x="238.5mm"/>
          <draw:rect svg:width="1mm" draw:style-name="paloverde" svg:height="1mm" svg:y="100.5mm" svg:x="240.0mm"/>
          <draw:rect svg:width="1mm" draw:style-name="paloverde" svg:height="1mm" svg:y="100.5mm" svg:x="241.5mm"/>
          <draw:rect svg:width="1mm" draw:style-name="paloverde" svg:height="1mm" svg:y="100.5mm" svg:x="243.0mm"/>
          <draw:rect svg:width="1mm" draw:style-name="paloverde" svg:height="1mm" svg:y="100.5mm" svg:x="244.5mm"/>
          <draw:rect svg:width="1mm" draw:style-name="paloverde" svg:height="1mm" svg:y="100.5mm" svg:x="246.0mm"/>
          <draw:rect svg:width="1mm" draw:style-name="paloverde" svg:height="1mm" svg:y="102.0mm" svg:x="210.0mm"/>
          <draw:rect svg:width="1mm" draw:style-name="paloverde" svg:height="1mm" svg:y="102.0mm" svg:x="211.5mm"/>
          <draw:rect svg:width="1mm" draw:style-name="paloverde" svg:height="1mm" svg:y="102.0mm" svg:x="213.0mm"/>
          <draw:rect svg:width="1mm" draw:style-name="paloverde" svg:height="1mm" svg:y="102.0mm" svg:x="214.5mm"/>
          <draw:rect svg:width="1mm" draw:style-name="paloverde" svg:height="1mm" svg:y="102.0mm" svg:x="216.0mm"/>
          <draw:rect svg:width="1mm" draw:style-name="paloverde" svg:height="1mm" svg:y="102.0mm" svg:x="217.5mm"/>
          <draw:rect svg:width="1mm" draw:style-name="paloverde" svg:height="1mm" svg:y="102.0mm" svg:x="219.0mm"/>
          <draw:rect svg:width="1mm" draw:style-name="paloverde" svg:height="1mm" svg:y="102.0mm" svg:x="220.5mm"/>
          <draw:rect svg:width="1mm" draw:style-name="paloverde" svg:height="1mm" svg:y="102.0mm" svg:x="222.0mm"/>
          <draw:rect svg:width="1mm" draw:style-name="paloverde" svg:height="1mm" svg:y="102.0mm" svg:x="223.5mm"/>
          <draw:rect svg:width="1mm" draw:style-name="paloverde" svg:height="1mm" svg:y="102.0mm" svg:x="225.0mm"/>
          <draw:rect svg:width="1mm" draw:style-name="paloverde" svg:height="1mm" svg:y="102.0mm" svg:x="226.5mm"/>
          <draw:rect svg:width="1mm" draw:style-name="paloverde" svg:height="1mm" svg:y="102.0mm" svg:x="228.0mm"/>
          <draw:rect svg:width="1mm" draw:style-name="paloverde" svg:height="1mm" svg:y="102.0mm" svg:x="229.5mm"/>
          <draw:rect svg:width="1mm" draw:style-name="paloverde" svg:height="1mm" svg:y="102.0mm" svg:x="231.0mm"/>
          <draw:rect svg:width="1mm" draw:style-name="paloverde" svg:height="1mm" svg:y="102.0mm" svg:x="232.5mm"/>
          <draw:rect svg:width="1mm" draw:style-name="paloverde" svg:height="1mm" svg:y="102.0mm" svg:x="234.0mm"/>
          <draw:rect svg:width="1mm" draw:style-name="paloverde" svg:height="1mm" svg:y="102.0mm" svg:x="235.5mm"/>
          <draw:rect svg:width="1mm" draw:style-name="paloverde" svg:height="1mm" svg:y="102.0mm" svg:x="237.0mm"/>
          <draw:rect svg:width="1mm" draw:style-name="paloverde" svg:height="1mm" svg:y="102.0mm" svg:x="238.5mm"/>
          <draw:rect svg:width="1mm" draw:style-name="paloverde" svg:height="1mm" svg:y="102.0mm" svg:x="240.0mm"/>
          <draw:rect svg:width="1mm" draw:style-name="paloverde" svg:height="1mm" svg:y="102.0mm" svg:x="241.5mm"/>
          <draw:rect svg:width="1mm" draw:style-name="paloverde" svg:height="1mm" svg:y="102.0mm" svg:x="243.0mm"/>
          <draw:rect svg:width="1mm" draw:style-name="paloverde" svg:height="1mm" svg:y="102.0mm" svg:x="244.5mm"/>
          <draw:rect svg:width="1mm" draw:style-name="paloverde" svg:height="1mm" svg:y="102.0mm" svg:x="246.0mm"/>
          <draw:rect svg:width="1mm" draw:style-name="paloverde" svg:height="1mm" svg:y="103.5mm" svg:x="210.0mm"/>
          <draw:rect svg:width="1mm" draw:style-name="paloverde" svg:height="1mm" svg:y="103.5mm" svg:x="211.5mm"/>
          <draw:rect svg:width="1mm" draw:style-name="paloverde" svg:height="1mm" svg:y="103.5mm" svg:x="213.0mm"/>
          <draw:rect svg:width="1mm" draw:style-name="paloverde" svg:height="1mm" svg:y="103.5mm" svg:x="214.5mm"/>
          <draw:rect svg:width="1mm" draw:style-name="paloverde" svg:height="1mm" svg:y="103.5mm" svg:x="216.0mm"/>
          <draw:rect svg:width="1mm" draw:style-name="paloverde" svg:height="1mm" svg:y="103.5mm" svg:x="217.5mm"/>
          <draw:rect svg:width="1mm" draw:style-name="paloverde" svg:height="1mm" svg:y="103.5mm" svg:x="219.0mm"/>
          <draw:rect svg:width="1mm" draw:style-name="paloverde" svg:height="1mm" svg:y="103.5mm" svg:x="220.5mm"/>
          <draw:rect svg:width="1mm" draw:style-name="paloverde" svg:height="1mm" svg:y="103.5mm" svg:x="222.0mm"/>
          <draw:rect svg:width="1mm" draw:style-name="paloverde" svg:height="1mm" svg:y="103.5mm" svg:x="223.5mm"/>
          <draw:rect svg:width="1mm" draw:style-name="paloverde" svg:height="1mm" svg:y="103.5mm" svg:x="225.0mm"/>
          <draw:rect svg:width="1mm" draw:style-name="paloverde" svg:height="1mm" svg:y="103.5mm" svg:x="226.5mm"/>
          <draw:rect svg:width="1mm" draw:style-name="paloverde" svg:height="1mm" svg:y="103.5mm" svg:x="228.0mm"/>
          <draw:rect svg:width="1mm" draw:style-name="paloverde" svg:height="1mm" svg:y="103.5mm" svg:x="229.5mm"/>
          <draw:rect svg:width="1mm" draw:style-name="paloverde" svg:height="1mm" svg:y="103.5mm" svg:x="231.0mm"/>
          <draw:rect svg:width="1mm" draw:style-name="paloverde" svg:height="1mm" svg:y="103.5mm" svg:x="232.5mm"/>
          <draw:rect svg:width="1mm" draw:style-name="paloverde" svg:height="1mm" svg:y="103.5mm" svg:x="234.0mm"/>
          <draw:rect svg:width="1mm" draw:style-name="paloverde" svg:height="1mm" svg:y="103.5mm" svg:x="235.5mm"/>
          <draw:rect svg:width="1mm" draw:style-name="paloverde" svg:height="1mm" svg:y="103.5mm" svg:x="237.0mm"/>
          <draw:rect svg:width="1mm" draw:style-name="paloverde" svg:height="1mm" svg:y="103.5mm" svg:x="238.5mm"/>
          <draw:rect svg:width="1mm" draw:style-name="paloverde" svg:height="1mm" svg:y="103.5mm" svg:x="240.0mm"/>
          <draw:rect svg:width="1mm" draw:style-name="paloverde" svg:height="1mm" svg:y="103.5mm" svg:x="241.5mm"/>
          <draw:rect svg:width="1mm" draw:style-name="paloverde" svg:height="1mm" svg:y="103.5mm" svg:x="243.0mm"/>
          <draw:rect svg:width="1mm" draw:style-name="paloverde" svg:height="1mm" svg:y="103.5mm" svg:x="244.5mm"/>
          <draw:rect svg:width="1mm" draw:style-name="paloverde" svg:height="1mm" svg:y="103.5mm" svg:x="246.0mm"/>
          <draw:rect svg:width="1mm" draw:style-name="paloverde" svg:height="1mm" svg:y="105.0mm" svg:x="210.0mm"/>
          <draw:rect svg:width="1mm" draw:style-name="paloverde" svg:height="1mm" svg:y="105.0mm" svg:x="211.5mm"/>
          <draw:rect svg:width="1mm" draw:style-name="paloverde" svg:height="1mm" svg:y="105.0mm" svg:x="213.0mm"/>
          <draw:rect svg:width="1mm" draw:style-name="paloverde" svg:height="1mm" svg:y="105.0mm" svg:x="214.5mm"/>
          <draw:rect svg:width="1mm" draw:style-name="paloverde" svg:height="1mm" svg:y="105.0mm" svg:x="216.0mm"/>
          <draw:rect svg:width="1mm" draw:style-name="paloverde" svg:height="1mm" svg:y="105.0mm" svg:x="217.5mm"/>
          <draw:rect svg:width="1mm" draw:style-name="paloverde" svg:height="1mm" svg:y="105.0mm" svg:x="219.0mm"/>
          <draw:rect svg:width="1mm" draw:style-name="paloverde" svg:height="1mm" svg:y="105.0mm" svg:x="220.5mm"/>
          <draw:rect svg:width="1mm" draw:style-name="paloverde" svg:height="1mm" svg:y="105.0mm" svg:x="222.0mm"/>
          <draw:rect svg:width="1mm" draw:style-name="paloverde" svg:height="1mm" svg:y="105.0mm" svg:x="223.5mm"/>
          <draw:rect svg:width="1mm" draw:style-name="paloverde" svg:height="1mm" svg:y="105.0mm" svg:x="225.0mm"/>
          <draw:rect svg:width="1mm" draw:style-name="paloverde" svg:height="1mm" svg:y="105.0mm" svg:x="226.5mm"/>
          <draw:rect svg:width="1mm" draw:style-name="paloverde" svg:height="1mm" svg:y="105.0mm" svg:x="228.0mm"/>
          <draw:rect svg:width="1mm" draw:style-name="paloverde" svg:height="1mm" svg:y="105.0mm" svg:x="229.5mm"/>
          <draw:rect svg:width="1mm" draw:style-name="paloverde" svg:height="1mm" svg:y="105.0mm" svg:x="231.0mm"/>
          <draw:rect svg:width="1mm" draw:style-name="paloverde" svg:height="1mm" svg:y="105.0mm" svg:x="232.5mm"/>
          <draw:rect svg:width="1mm" draw:style-name="paloverde" svg:height="1mm" svg:y="105.0mm" svg:x="234.0mm"/>
          <draw:rect svg:width="1mm" draw:style-name="paloverde" svg:height="1mm" svg:y="105.0mm" svg:x="235.5mm"/>
          <draw:rect svg:width="1mm" draw:style-name="paloverde" svg:height="1mm" svg:y="105.0mm" svg:x="237.0mm"/>
          <draw:rect svg:width="1mm" draw:style-name="paloverde" svg:height="1mm" svg:y="105.0mm" svg:x="238.5mm"/>
          <draw:rect svg:width="1mm" draw:style-name="paloverde" svg:height="1mm" svg:y="105.0mm" svg:x="240.0mm"/>
          <draw:rect svg:width="1mm" draw:style-name="paloverde" svg:height="1mm" svg:y="105.0mm" svg:x="241.5mm"/>
          <draw:rect svg:width="1mm" draw:style-name="paloverde" svg:height="1mm" svg:y="105.0mm" svg:x="243.0mm"/>
          <draw:rect svg:width="1mm" draw:style-name="paloverde" svg:height="1mm" svg:y="105.0mm" svg:x="244.5mm"/>
          <draw:rect svg:width="1mm" draw:style-name="paloverde" svg:height="1mm" svg:y="105.0mm" svg:x="246.0mm"/>
          <draw:rect svg:width="1mm" draw:style-name="paloverde" svg:height="1mm" svg:y="106.5mm" svg:x="210.0mm"/>
          <draw:rect svg:width="1mm" draw:style-name="paloverde" svg:height="1mm" svg:y="106.5mm" svg:x="211.5mm"/>
          <draw:rect svg:width="1mm" draw:style-name="paloverde" svg:height="1mm" svg:y="106.5mm" svg:x="213.0mm"/>
          <draw:rect svg:width="1mm" draw:style-name="paloverde" svg:height="1mm" svg:y="106.5mm" svg:x="214.5mm"/>
          <draw:rect svg:width="1mm" draw:style-name="paloverde" svg:height="1mm" svg:y="106.5mm" svg:x="216.0mm"/>
          <draw:rect svg:width="1mm" draw:style-name="paloverde" svg:height="1mm" svg:y="106.5mm" svg:x="217.5mm"/>
          <draw:rect svg:width="1mm" draw:style-name="paloverde" svg:height="1mm" svg:y="106.5mm" svg:x="219.0mm"/>
          <draw:rect svg:width="1mm" draw:style-name="paloverde" svg:height="1mm" svg:y="106.5mm" svg:x="220.5mm"/>
          <draw:rect svg:width="1mm" draw:style-name="paloverde" svg:height="1mm" svg:y="106.5mm" svg:x="222.0mm"/>
          <draw:rect svg:width="1mm" draw:style-name="paloverde" svg:height="1mm" svg:y="106.5mm" svg:x="223.5mm"/>
          <draw:rect svg:width="1mm" draw:style-name="paloverde" svg:height="1mm" svg:y="106.5mm" svg:x="225.0mm"/>
          <draw:rect svg:width="1mm" draw:style-name="paloverde" svg:height="1mm" svg:y="106.5mm" svg:x="226.5mm"/>
          <draw:rect svg:width="1mm" draw:style-name="paloverde" svg:height="1mm" svg:y="106.5mm" svg:x="228.0mm"/>
          <draw:rect svg:width="1mm" draw:style-name="paloverde" svg:height="1mm" svg:y="106.5mm" svg:x="229.5mm"/>
          <draw:rect svg:width="1mm" draw:style-name="paloverde" svg:height="1mm" svg:y="106.5mm" svg:x="231.0mm"/>
          <draw:rect svg:width="1mm" draw:style-name="paloverde" svg:height="1mm" svg:y="106.5mm" svg:x="232.5mm"/>
          <draw:rect svg:width="1mm" draw:style-name="paloverde" svg:height="1mm" svg:y="106.5mm" svg:x="234.0mm"/>
          <draw:rect svg:width="1mm" draw:style-name="paloverde" svg:height="1mm" svg:y="106.5mm" svg:x="235.5mm"/>
          <draw:rect svg:width="1mm" draw:style-name="paloverde" svg:height="1mm" svg:y="106.5mm" svg:x="237.0mm"/>
          <draw:rect svg:width="1mm" draw:style-name="paloverde" svg:height="1mm" svg:y="106.5mm" svg:x="238.5mm"/>
          <draw:rect svg:width="1mm" draw:style-name="paloverde" svg:height="1mm" svg:y="106.5mm" svg:x="240.0mm"/>
          <draw:rect svg:width="1mm" draw:style-name="paloverde" svg:height="1mm" svg:y="106.5mm" svg:x="241.5mm"/>
          <draw:rect svg:width="1mm" draw:style-name="paloverde" svg:height="1mm" svg:y="106.5mm" svg:x="243.0mm"/>
          <draw:rect svg:width="1mm" draw:style-name="paloverde" svg:height="1mm" svg:y="106.5mm" svg:x="244.5mm"/>
          <draw:rect svg:width="1mm" draw:style-name="paloverde" svg:height="1mm" svg:y="106.5mm" svg:x="246.0mm"/>
          <draw:rect svg:width="1mm" draw:style-name="paloverde" svg:height="1mm" svg:y="108.0mm" svg:x="210.0mm"/>
          <draw:rect svg:width="1mm" draw:style-name="paloverde" svg:height="1mm" svg:y="108.0mm" svg:x="211.5mm"/>
          <draw:rect svg:width="1mm" draw:style-name="paloverde" svg:height="1mm" svg:y="108.0mm" svg:x="213.0mm"/>
          <draw:rect svg:width="1mm" draw:style-name="paloverde" svg:height="1mm" svg:y="108.0mm" svg:x="214.5mm"/>
          <draw:rect svg:width="1mm" draw:style-name="paloverde" svg:height="1mm" svg:y="108.0mm" svg:x="216.0mm"/>
          <draw:rect svg:width="1mm" draw:style-name="paloverde" svg:height="1mm" svg:y="108.0mm" svg:x="217.5mm"/>
          <draw:rect svg:width="1mm" draw:style-name="paloverde" svg:height="1mm" svg:y="108.0mm" svg:x="219.0mm"/>
          <draw:rect svg:width="1mm" draw:style-name="paloverde" svg:height="1mm" svg:y="108.0mm" svg:x="220.5mm"/>
          <draw:rect svg:width="1mm" draw:style-name="paloverde" svg:height="1mm" svg:y="108.0mm" svg:x="222.0mm"/>
          <draw:rect svg:width="1mm" draw:style-name="paloverde" svg:height="1mm" svg:y="108.0mm" svg:x="223.5mm"/>
          <draw:rect svg:width="1mm" draw:style-name="paloverde" svg:height="1mm" svg:y="108.0mm" svg:x="225.0mm"/>
          <draw:rect svg:width="1mm" draw:style-name="paloverde" svg:height="1mm" svg:y="108.0mm" svg:x="226.5mm"/>
          <draw:rect svg:width="1mm" draw:style-name="paloverde" svg:height="1mm" svg:y="108.0mm" svg:x="228.0mm"/>
          <draw:rect svg:width="1mm" draw:style-name="paloverde" svg:height="1mm" svg:y="108.0mm" svg:x="229.5mm"/>
          <draw:rect svg:width="1mm" draw:style-name="paloverde" svg:height="1mm" svg:y="108.0mm" svg:x="231.0mm"/>
          <draw:rect svg:width="1mm" draw:style-name="paloverde" svg:height="1mm" svg:y="108.0mm" svg:x="232.5mm"/>
          <draw:rect svg:width="1mm" draw:style-name="paloverde" svg:height="1mm" svg:y="108.0mm" svg:x="234.0mm"/>
          <draw:rect svg:width="1mm" draw:style-name="paloverde" svg:height="1mm" svg:y="108.0mm" svg:x="235.5mm"/>
          <draw:rect svg:width="1mm" draw:style-name="paloverde" svg:height="1mm" svg:y="108.0mm" svg:x="237.0mm"/>
          <draw:rect svg:width="1mm" draw:style-name="paloverde" svg:height="1mm" svg:y="108.0mm" svg:x="238.5mm"/>
          <draw:rect svg:width="1mm" draw:style-name="paloverde" svg:height="1mm" svg:y="108.0mm" svg:x="240.0mm"/>
          <draw:rect svg:width="1mm" draw:style-name="paloverde" svg:height="1mm" svg:y="108.0mm" svg:x="241.5mm"/>
          <draw:rect svg:width="1mm" draw:style-name="paloverde" svg:height="1mm" svg:y="108.0mm" svg:x="243.0mm"/>
          <draw:rect svg:width="1mm" draw:style-name="paloverde" svg:height="1mm" svg:y="108.0mm" svg:x="244.5mm"/>
          <draw:rect svg:width="1mm" draw:style-name="paloverde" svg:height="1mm" svg:y="108.0mm" svg:x="246.0mm"/>
          <draw:rect svg:width="1mm" draw:style-name="paloverde" svg:height="1mm" svg:y="109.5mm" svg:x="210.0mm"/>
          <draw:rect svg:width="1mm" draw:style-name="paloverde" svg:height="1mm" svg:y="109.5mm" svg:x="211.5mm"/>
          <draw:rect svg:width="1mm" draw:style-name="paloverde" svg:height="1mm" svg:y="109.5mm" svg:x="213.0mm"/>
          <draw:rect svg:width="1mm" draw:style-name="paloverde" svg:height="1mm" svg:y="109.5mm" svg:x="214.5mm"/>
          <draw:rect svg:width="1mm" draw:style-name="paloverde" svg:height="1mm" svg:y="109.5mm" svg:x="216.0mm"/>
          <draw:rect svg:width="1mm" draw:style-name="paloverde" svg:height="1mm" svg:y="109.5mm" svg:x="217.5mm"/>
          <draw:rect svg:width="1mm" draw:style-name="paloverde" svg:height="1mm" svg:y="109.5mm" svg:x="219.0mm"/>
          <draw:rect svg:width="1mm" draw:style-name="paloverde" svg:height="1mm" svg:y="109.5mm" svg:x="220.5mm"/>
          <draw:rect svg:width="1mm" draw:style-name="paloverde" svg:height="1mm" svg:y="109.5mm" svg:x="222.0mm"/>
          <draw:rect svg:width="1mm" draw:style-name="paloverde" svg:height="1mm" svg:y="109.5mm" svg:x="223.5mm"/>
          <draw:rect svg:width="1mm" draw:style-name="paloverde" svg:height="1mm" svg:y="109.5mm" svg:x="225.0mm"/>
          <draw:rect svg:width="1mm" draw:style-name="paloverde" svg:height="1mm" svg:y="109.5mm" svg:x="226.5mm"/>
          <draw:rect svg:width="1mm" draw:style-name="paloverde" svg:height="1mm" svg:y="109.5mm" svg:x="228.0mm"/>
          <draw:rect svg:width="1mm" draw:style-name="paloverde" svg:height="1mm" svg:y="109.5mm" svg:x="229.5mm"/>
          <draw:rect svg:width="1mm" draw:style-name="paloverde" svg:height="1mm" svg:y="109.5mm" svg:x="231.0mm"/>
          <draw:rect svg:width="1mm" draw:style-name="paloverde" svg:height="1mm" svg:y="109.5mm" svg:x="232.5mm"/>
          <draw:rect svg:width="1mm" draw:style-name="paloverde" svg:height="1mm" svg:y="109.5mm" svg:x="234.0mm"/>
          <draw:rect svg:width="1mm" draw:style-name="paloverde" svg:height="1mm" svg:y="109.5mm" svg:x="235.5mm"/>
          <draw:rect svg:width="1mm" draw:style-name="paloverde" svg:height="1mm" svg:y="109.5mm" svg:x="237.0mm"/>
          <draw:rect svg:width="1mm" draw:style-name="paloverde" svg:height="1mm" svg:y="109.5mm" svg:x="238.5mm"/>
          <draw:rect svg:width="1mm" draw:style-name="paloverde" svg:height="1mm" svg:y="109.5mm" svg:x="240.0mm"/>
          <draw:rect svg:width="1mm" draw:style-name="paloverde" svg:height="1mm" svg:y="109.5mm" svg:x="241.5mm"/>
          <draw:rect svg:width="1mm" draw:style-name="paloverde" svg:height="1mm" svg:y="109.5mm" svg:x="243.0mm"/>
          <draw:rect svg:width="1mm" draw:style-name="paloverde" svg:height="1mm" svg:y="109.5mm" svg:x="244.5mm"/>
          <draw:rect svg:width="1mm" draw:style-name="paloverde" svg:height="1mm" svg:y="109.5mm" svg:x="246.0mm"/>
          <draw:rect svg:width="1mm" draw:style-name="paloverde" svg:height="1mm" svg:y="111.0mm" svg:x="210.0mm"/>
          <draw:rect svg:width="1mm" draw:style-name="paloverde" svg:height="1mm" svg:y="111.0mm" svg:x="211.5mm"/>
          <draw:rect svg:width="1mm" draw:style-name="paloverde" svg:height="1mm" svg:y="111.0mm" svg:x="213.0mm"/>
          <draw:rect svg:width="1mm" draw:style-name="paloverde" svg:height="1mm" svg:y="111.0mm" svg:x="214.5mm"/>
          <draw:rect svg:width="1mm" draw:style-name="paloverde" svg:height="1mm" svg:y="111.0mm" svg:x="216.0mm"/>
          <draw:rect svg:width="1mm" draw:style-name="paloverde" svg:height="1mm" svg:y="111.0mm" svg:x="217.5mm"/>
          <draw:rect svg:width="1mm" draw:style-name="paloverde" svg:height="1mm" svg:y="111.0mm" svg:x="219.0mm"/>
          <draw:rect svg:width="1mm" draw:style-name="paloverde" svg:height="1mm" svg:y="111.0mm" svg:x="220.5mm"/>
          <draw:rect svg:width="1mm" draw:style-name="paloverde" svg:height="1mm" svg:y="111.0mm" svg:x="222.0mm"/>
          <draw:rect svg:width="1mm" draw:style-name="paloverde" svg:height="1mm" svg:y="111.0mm" svg:x="223.5mm"/>
          <draw:rect svg:width="1mm" draw:style-name="paloverde" svg:height="1mm" svg:y="111.0mm" svg:x="225.0mm"/>
          <draw:rect svg:width="1mm" draw:style-name="paloverde" svg:height="1mm" svg:y="111.0mm" svg:x="226.5mm"/>
          <draw:rect svg:width="1mm" draw:style-name="paloverde" svg:height="1mm" svg:y="111.0mm" svg:x="228.0mm"/>
          <draw:rect svg:width="1mm" draw:style-name="paloverde" svg:height="1mm" svg:y="111.0mm" svg:x="229.5mm"/>
          <draw:rect svg:width="1mm" draw:style-name="paloverde" svg:height="1mm" svg:y="111.0mm" svg:x="231.0mm"/>
          <draw:rect svg:width="1mm" draw:style-name="paloverde" svg:height="1mm" svg:y="111.0mm" svg:x="232.5mm"/>
          <draw:rect svg:width="1mm" draw:style-name="paloverde" svg:height="1mm" svg:y="111.0mm" svg:x="234.0mm"/>
          <draw:rect svg:width="1mm" draw:style-name="paloverde" svg:height="1mm" svg:y="111.0mm" svg:x="235.5mm"/>
          <draw:rect svg:width="1mm" draw:style-name="paloverde" svg:height="1mm" svg:y="111.0mm" svg:x="237.0mm"/>
          <draw:rect svg:width="1mm" draw:style-name="paloverde" svg:height="1mm" svg:y="111.0mm" svg:x="238.5mm"/>
          <draw:rect svg:width="1mm" draw:style-name="paloverde" svg:height="1mm" svg:y="111.0mm" svg:x="240.0mm"/>
          <draw:rect svg:width="1mm" draw:style-name="paloverde" svg:height="1mm" svg:y="111.0mm" svg:x="241.5mm"/>
          <draw:rect svg:width="1mm" draw:style-name="paloverde" svg:height="1mm" svg:y="111.0mm" svg:x="243.0mm"/>
          <draw:frame svg:width="60mm" draw:style-name="texto" svg:height="10mm" svg:y="83.5mm" svg:x="255.5mm">
            <draw:text-box>
              <text:p>Presupuesto anual del Sename</text:p>
            </draw:text-box>
          </draw:frame>
        </draw:g>
        <draw:g>
          <draw:rect svg:width="1mm" draw:style-name="paloverde" svg:height="1mm" svg:y="115.0mm" svg:x="210.0mm"/>
          <draw:rect svg:width="1mm" draw:style-name="paloverde" svg:height="1mm" svg:y="115.0mm" svg:x="211.5mm"/>
          <draw:rect svg:width="1mm" draw:style-name="paloverde" svg:height="1mm" svg:y="115.0mm" svg:x="213.0mm"/>
          <draw:rect svg:width="1mm" draw:style-name="paloverde" svg:height="1mm" svg:y="115.0mm" svg:x="214.5mm"/>
          <draw:rect svg:width="1mm" draw:style-name="paloverde" svg:height="1mm" svg:y="115.0mm" svg:x="216.0mm"/>
          <draw:rect svg:width="1mm" draw:style-name="paloverde" svg:height="1mm" svg:y="115.0mm" svg:x="217.5mm"/>
          <draw:rect svg:width="1mm" draw:style-name="paloverde" svg:height="1mm" svg:y="115.0mm" svg:x="219.0mm"/>
          <draw:rect svg:width="1mm" draw:style-name="paloverde" svg:height="1mm" svg:y="115.0mm" svg:x="220.5mm"/>
          <draw:rect svg:width="1mm" draw:style-name="paloverde" svg:height="1mm" svg:y="115.0mm" svg:x="222.0mm"/>
          <draw:rect svg:width="1mm" draw:style-name="paloverde" svg:height="1mm" svg:y="115.0mm" svg:x="223.5mm"/>
          <draw:rect svg:width="1mm" draw:style-name="paloverde" svg:height="1mm" svg:y="115.0mm" svg:x="225.0mm"/>
          <draw:rect svg:width="1mm" draw:style-name="paloverde" svg:height="1mm" svg:y="115.0mm" svg:x="226.5mm"/>
          <draw:rect svg:width="1mm" draw:style-name="paloverde" svg:height="1mm" svg:y="115.0mm" svg:x="228.0mm"/>
          <draw:rect svg:width="1mm" draw:style-name="paloverde" svg:height="1mm" svg:y="115.0mm" svg:x="229.5mm"/>
          <draw:rect svg:width="1mm" draw:style-name="paloverde" svg:height="1mm" svg:y="115.0mm" svg:x="231.0mm"/>
          <draw:rect svg:width="1mm" draw:style-name="paloverde" svg:height="1mm" svg:y="115.0mm" svg:x="232.5mm"/>
          <draw:rect svg:width="1mm" draw:style-name="paloverde" svg:height="1mm" svg:y="115.0mm" svg:x="234.0mm"/>
          <draw:rect svg:width="1mm" draw:style-name="paloverde" svg:height="1mm" svg:y="115.0mm" svg:x="235.5mm"/>
          <draw:rect svg:width="1mm" draw:style-name="paloverde" svg:height="1mm" svg:y="115.0mm" svg:x="237.0mm"/>
          <draw:rect svg:width="1mm" draw:style-name="paloverde" svg:height="1mm" svg:y="115.0mm" svg:x="238.5mm"/>
          <draw:rect svg:width="1mm" draw:style-name="paloverde" svg:height="1mm" svg:y="115.0mm" svg:x="240.0mm"/>
          <draw:rect svg:width="1mm" draw:style-name="paloverde" svg:height="1mm" svg:y="115.0mm" svg:x="241.5mm"/>
          <draw:rect svg:width="1mm" draw:style-name="paloverde" svg:height="1mm" svg:y="115.0mm" svg:x="243.0mm"/>
          <draw:rect svg:width="1mm" draw:style-name="paloverde" svg:height="1mm" svg:y="115.0mm" svg:x="244.5mm"/>
          <draw:rect svg:width="1mm" draw:style-name="paloverde" svg:height="1mm" svg:y="115.0mm" svg:x="246.0mm"/>
          <draw:rect svg:width="1mm" draw:style-name="paloverde" svg:height="1mm" svg:y="116.5mm" svg:x="210.0mm"/>
          <draw:rect svg:width="1mm" draw:style-name="paloverde" svg:height="1mm" svg:y="116.5mm" svg:x="211.5mm"/>
          <draw:rect svg:width="1mm" draw:style-name="paloverde" svg:height="1mm" svg:y="116.5mm" svg:x="213.0mm"/>
          <draw:rect svg:width="1mm" draw:style-name="paloverde" svg:height="1mm" svg:y="116.5mm" svg:x="214.5mm"/>
          <draw:rect svg:width="1mm" draw:style-name="paloverde" svg:height="1mm" svg:y="116.5mm" svg:x="216.0mm"/>
          <draw:rect svg:width="1mm" draw:style-name="paloverde" svg:height="1mm" svg:y="116.5mm" svg:x="217.5mm"/>
          <draw:rect svg:width="1mm" draw:style-name="paloverde" svg:height="1mm" svg:y="116.5mm" svg:x="219.0mm"/>
          <draw:rect svg:width="1mm" draw:style-name="paloverde" svg:height="1mm" svg:y="116.5mm" svg:x="220.5mm"/>
          <draw:rect svg:width="1mm" draw:style-name="paloverde" svg:height="1mm" svg:y="116.5mm" svg:x="222.0mm"/>
          <draw:rect svg:width="1mm" draw:style-name="paloverde" svg:height="1mm" svg:y="116.5mm" svg:x="223.5mm"/>
          <draw:rect svg:width="1mm" draw:style-name="paloverde" svg:height="1mm" svg:y="116.5mm" svg:x="225.0mm"/>
          <draw:rect svg:width="1mm" draw:style-name="paloverde" svg:height="1mm" svg:y="116.5mm" svg:x="226.5mm"/>
          <draw:rect svg:width="1mm" draw:style-name="paloverde" svg:height="1mm" svg:y="116.5mm" svg:x="228.0mm"/>
          <draw:rect svg:width="1mm" draw:style-name="paloverde" svg:height="1mm" svg:y="116.5mm" svg:x="229.5mm"/>
          <draw:rect svg:width="1mm" draw:style-name="paloverde" svg:height="1mm" svg:y="116.5mm" svg:x="231.0mm"/>
          <draw:rect svg:width="1mm" draw:style-name="paloverde" svg:height="1mm" svg:y="116.5mm" svg:x="232.5mm"/>
          <draw:rect svg:width="1mm" draw:style-name="paloverde" svg:height="1mm" svg:y="116.5mm" svg:x="234.0mm"/>
          <draw:rect svg:width="1mm" draw:style-name="paloverde" svg:height="1mm" svg:y="116.5mm" svg:x="235.5mm"/>
          <draw:rect svg:width="1mm" draw:style-name="paloverde" svg:height="1mm" svg:y="116.5mm" svg:x="237.0mm"/>
          <draw:rect svg:width="1mm" draw:style-name="paloverde" svg:height="1mm" svg:y="116.5mm" svg:x="238.5mm"/>
          <draw:rect svg:width="1mm" draw:style-name="paloverde" svg:height="1mm" svg:y="116.5mm" svg:x="240.0mm"/>
          <draw:rect svg:width="1mm" draw:style-name="paloverde" svg:height="1mm" svg:y="116.5mm" svg:x="241.5mm"/>
          <draw:rect svg:width="1mm" draw:style-name="paloverde" svg:height="1mm" svg:y="116.5mm" svg:x="243.0mm"/>
          <draw:rect svg:width="1mm" draw:style-name="paloverde" svg:height="1mm" svg:y="116.5mm" svg:x="244.5mm"/>
          <draw:rect svg:width="1mm" draw:style-name="paloverde" svg:height="1mm" svg:y="116.5mm" svg:x="246.0mm"/>
          <draw:rect svg:width="1mm" draw:style-name="paloverde" svg:height="1mm" svg:y="118.0mm" svg:x="210.0mm"/>
          <draw:rect svg:width="1mm" draw:style-name="paloverde" svg:height="1mm" svg:y="118.0mm" svg:x="211.5mm"/>
          <draw:rect svg:width="1mm" draw:style-name="paloverde" svg:height="1mm" svg:y="118.0mm" svg:x="213.0mm"/>
          <draw:rect svg:width="1mm" draw:style-name="paloverde" svg:height="1mm" svg:y="118.0mm" svg:x="214.5mm"/>
          <draw:rect svg:width="1mm" draw:style-name="paloverde" svg:height="1mm" svg:y="118.0mm" svg:x="216.0mm"/>
          <draw:rect svg:width="1mm" draw:style-name="paloverde" svg:height="1mm" svg:y="118.0mm" svg:x="217.5mm"/>
          <draw:rect svg:width="1mm" draw:style-name="paloverde" svg:height="1mm" svg:y="118.0mm" svg:x="219.0mm"/>
          <draw:rect svg:width="1mm" draw:style-name="paloverde" svg:height="1mm" svg:y="118.0mm" svg:x="220.5mm"/>
          <draw:rect svg:width="1mm" draw:style-name="paloverde" svg:height="1mm" svg:y="118.0mm" svg:x="222.0mm"/>
          <draw:rect svg:width="1mm" draw:style-name="paloverde" svg:height="1mm" svg:y="118.0mm" svg:x="223.5mm"/>
          <draw:rect svg:width="1mm" draw:style-name="paloverde" svg:height="1mm" svg:y="118.0mm" svg:x="225.0mm"/>
          <draw:rect svg:width="1mm" draw:style-name="paloverde" svg:height="1mm" svg:y="118.0mm" svg:x="226.5mm"/>
          <draw:rect svg:width="1mm" draw:style-name="paloverde" svg:height="1mm" svg:y="118.0mm" svg:x="228.0mm"/>
          <draw:rect svg:width="1mm" draw:style-name="paloverde" svg:height="1mm" svg:y="118.0mm" svg:x="229.5mm"/>
          <draw:rect svg:width="1mm" draw:style-name="paloverde" svg:height="1mm" svg:y="118.0mm" svg:x="231.0mm"/>
          <draw:rect svg:width="1mm" draw:style-name="paloverde" svg:height="1mm" svg:y="118.0mm" svg:x="232.5mm"/>
          <draw:rect svg:width="1mm" draw:style-name="paloverde" svg:height="1mm" svg:y="118.0mm" svg:x="234.0mm"/>
          <draw:rect svg:width="1mm" draw:style-name="paloverde" svg:height="1mm" svg:y="118.0mm" svg:x="235.5mm"/>
          <draw:rect svg:width="1mm" draw:style-name="paloverde" svg:height="1mm" svg:y="118.0mm" svg:x="237.0mm"/>
          <draw:rect svg:width="1mm" draw:style-name="paloverde" svg:height="1mm" svg:y="118.0mm" svg:x="238.5mm"/>
          <draw:rect svg:width="1mm" draw:style-name="paloverde" svg:height="1mm" svg:y="118.0mm" svg:x="240.0mm"/>
          <draw:rect svg:width="1mm" draw:style-name="paloverde" svg:height="1mm" svg:y="118.0mm" svg:x="241.5mm"/>
          <draw:rect svg:width="1mm" draw:style-name="paloverde" svg:height="1mm" svg:y="118.0mm" svg:x="243.0mm"/>
          <draw:rect svg:width="1mm" draw:style-name="paloverde" svg:height="1mm" svg:y="118.0mm" svg:x="244.5mm"/>
          <draw:rect svg:width="1mm" draw:style-name="paloverde" svg:height="1mm" svg:y="118.0mm" svg:x="246.0mm"/>
          <draw:rect svg:width="1mm" draw:style-name="paloverde" svg:height="1mm" svg:y="119.5mm" svg:x="210.0mm"/>
          <draw:rect svg:width="1mm" draw:style-name="paloverde" svg:height="1mm" svg:y="119.5mm" svg:x="211.5mm"/>
          <draw:rect svg:width="1mm" draw:style-name="paloverde" svg:height="1mm" svg:y="119.5mm" svg:x="213.0mm"/>
          <draw:rect svg:width="1mm" draw:style-name="paloverde" svg:height="1mm" svg:y="119.5mm" svg:x="214.5mm"/>
          <draw:rect svg:width="1mm" draw:style-name="paloverde" svg:height="1mm" svg:y="119.5mm" svg:x="216.0mm"/>
          <draw:rect svg:width="1mm" draw:style-name="paloverde" svg:height="1mm" svg:y="119.5mm" svg:x="217.5mm"/>
          <draw:rect svg:width="1mm" draw:style-name="paloverde" svg:height="1mm" svg:y="119.5mm" svg:x="219.0mm"/>
          <draw:rect svg:width="1mm" draw:style-name="paloverde" svg:height="1mm" svg:y="119.5mm" svg:x="220.5mm"/>
          <draw:rect svg:width="1mm" draw:style-name="paloverde" svg:height="1mm" svg:y="119.5mm" svg:x="222.0mm"/>
          <draw:rect svg:width="1mm" draw:style-name="paloverde" svg:height="1mm" svg:y="119.5mm" svg:x="223.5mm"/>
          <draw:rect svg:width="1mm" draw:style-name="paloverde" svg:height="1mm" svg:y="119.5mm" svg:x="225.0mm"/>
          <draw:rect svg:width="1mm" draw:style-name="paloverde" svg:height="1mm" svg:y="119.5mm" svg:x="226.5mm"/>
          <draw:rect svg:width="1mm" draw:style-name="paloverde" svg:height="1mm" svg:y="119.5mm" svg:x="228.0mm"/>
          <draw:rect svg:width="1mm" draw:style-name="paloverde" svg:height="1mm" svg:y="119.5mm" svg:x="229.5mm"/>
          <draw:rect svg:width="1mm" draw:style-name="paloverde" svg:height="1mm" svg:y="119.5mm" svg:x="231.0mm"/>
          <draw:rect svg:width="1mm" draw:style-name="paloverde" svg:height="1mm" svg:y="119.5mm" svg:x="232.5mm"/>
          <draw:rect svg:width="1mm" draw:style-name="paloverde" svg:height="1mm" svg:y="119.5mm" svg:x="234.0mm"/>
          <draw:rect svg:width="1mm" draw:style-name="paloverde" svg:height="1mm" svg:y="119.5mm" svg:x="235.5mm"/>
          <draw:rect svg:width="1mm" draw:style-name="paloverde" svg:height="1mm" svg:y="119.5mm" svg:x="237.0mm"/>
          <draw:rect svg:width="1mm" draw:style-name="paloverde" svg:height="1mm" svg:y="119.5mm" svg:x="238.5mm"/>
          <draw:rect svg:width="1mm" draw:style-name="paloverde" svg:height="1mm" svg:y="119.5mm" svg:x="240.0mm"/>
          <draw:rect svg:width="1mm" draw:style-name="paloverde" svg:height="1mm" svg:y="119.5mm" svg:x="241.5mm"/>
          <draw:rect svg:width="1mm" draw:style-name="paloverde" svg:height="1mm" svg:y="119.5mm" svg:x="243.0mm"/>
          <draw:rect svg:width="1mm" draw:style-name="paloverde" svg:height="1mm" svg:y="119.5mm" svg:x="244.5mm"/>
          <draw:rect svg:width="1mm" draw:style-name="paloverde" svg:height="1mm" svg:y="119.5mm" svg:x="246.0mm"/>
          <draw:rect svg:width="1mm" draw:style-name="paloverde" svg:height="1mm" svg:y="121.0mm" svg:x="210.0mm"/>
          <draw:rect svg:width="1mm" draw:style-name="paloverde" svg:height="1mm" svg:y="121.0mm" svg:x="211.5mm"/>
          <draw:rect svg:width="1mm" draw:style-name="paloverde" svg:height="1mm" svg:y="121.0mm" svg:x="213.0mm"/>
          <draw:rect svg:width="1mm" draw:style-name="paloverde" svg:height="1mm" svg:y="121.0mm" svg:x="214.5mm"/>
          <draw:rect svg:width="1mm" draw:style-name="paloverde" svg:height="1mm" svg:y="121.0mm" svg:x="216.0mm"/>
          <draw:rect svg:width="1mm" draw:style-name="paloverde" svg:height="1mm" svg:y="121.0mm" svg:x="217.5mm"/>
          <draw:rect svg:width="1mm" draw:style-name="paloverde" svg:height="1mm" svg:y="121.0mm" svg:x="219.0mm"/>
          <draw:rect svg:width="1mm" draw:style-name="paloverde" svg:height="1mm" svg:y="121.0mm" svg:x="220.5mm"/>
          <draw:rect svg:width="1mm" draw:style-name="paloverde" svg:height="1mm" svg:y="121.0mm" svg:x="222.0mm"/>
          <draw:rect svg:width="1mm" draw:style-name="paloverde" svg:height="1mm" svg:y="121.0mm" svg:x="223.5mm"/>
          <draw:rect svg:width="1mm" draw:style-name="paloverde" svg:height="1mm" svg:y="121.0mm" svg:x="225.0mm"/>
          <draw:rect svg:width="1mm" draw:style-name="paloverde" svg:height="1mm" svg:y="121.0mm" svg:x="226.5mm"/>
          <draw:rect svg:width="1mm" draw:style-name="paloverde" svg:height="1mm" svg:y="121.0mm" svg:x="228.0mm"/>
          <draw:rect svg:width="1mm" draw:style-name="paloverde" svg:height="1mm" svg:y="121.0mm" svg:x="229.5mm"/>
          <draw:rect svg:width="1mm" draw:style-name="paloverde" svg:height="1mm" svg:y="121.0mm" svg:x="231.0mm"/>
          <draw:rect svg:width="1mm" draw:style-name="paloverde" svg:height="1mm" svg:y="121.0mm" svg:x="232.5mm"/>
          <draw:rect svg:width="1mm" draw:style-name="paloverde" svg:height="1mm" svg:y="121.0mm" svg:x="234.0mm"/>
          <draw:rect svg:width="1mm" draw:style-name="paloverde" svg:height="1mm" svg:y="121.0mm" svg:x="235.5mm"/>
          <draw:rect svg:width="1mm" draw:style-name="paloverde" svg:height="1mm" svg:y="121.0mm" svg:x="237.0mm"/>
          <draw:rect svg:width="1mm" draw:style-name="paloverde" svg:height="1mm" svg:y="121.0mm" svg:x="238.5mm"/>
          <draw:rect svg:width="1mm" draw:style-name="paloverde" svg:height="1mm" svg:y="121.0mm" svg:x="240.0mm"/>
          <draw:rect svg:width="1mm" draw:style-name="paloverde" svg:height="1mm" svg:y="121.0mm" svg:x="241.5mm"/>
          <draw:rect svg:width="1mm" draw:style-name="paloverde" svg:height="1mm" svg:y="121.0mm" svg:x="243.0mm"/>
          <draw:rect svg:width="1mm" draw:style-name="paloverde" svg:height="1mm" svg:y="121.0mm" svg:x="244.5mm"/>
          <draw:rect svg:width="1mm" draw:style-name="paloverde" svg:height="1mm" svg:y="121.0mm" svg:x="246.0mm"/>
          <draw:rect svg:width="1mm" draw:style-name="paloverde" svg:height="1mm" svg:y="122.5mm" svg:x="210.0mm"/>
          <draw:rect svg:width="1mm" draw:style-name="paloverde" svg:height="1mm" svg:y="122.5mm" svg:x="211.5mm"/>
          <draw:rect svg:width="1mm" draw:style-name="paloverde" svg:height="1mm" svg:y="122.5mm" svg:x="213.0mm"/>
          <draw:rect svg:width="1mm" draw:style-name="paloverde" svg:height="1mm" svg:y="122.5mm" svg:x="214.5mm"/>
          <draw:rect svg:width="1mm" draw:style-name="paloverde" svg:height="1mm" svg:y="122.5mm" svg:x="216.0mm"/>
          <draw:rect svg:width="1mm" draw:style-name="paloverde" svg:height="1mm" svg:y="122.5mm" svg:x="217.5mm"/>
          <draw:rect svg:width="1mm" draw:style-name="paloverde" svg:height="1mm" svg:y="122.5mm" svg:x="219.0mm"/>
          <draw:rect svg:width="1mm" draw:style-name="paloverde" svg:height="1mm" svg:y="122.5mm" svg:x="220.5mm"/>
          <draw:rect svg:width="1mm" draw:style-name="paloverde" svg:height="1mm" svg:y="122.5mm" svg:x="222.0mm"/>
          <draw:rect svg:width="1mm" draw:style-name="paloverde" svg:height="1mm" svg:y="122.5mm" svg:x="223.5mm"/>
          <draw:rect svg:width="1mm" draw:style-name="paloverde" svg:height="1mm" svg:y="122.5mm" svg:x="225.0mm"/>
          <draw:rect svg:width="1mm" draw:style-name="paloverde" svg:height="1mm" svg:y="122.5mm" svg:x="226.5mm"/>
          <draw:rect svg:width="1mm" draw:style-name="paloverde" svg:height="1mm" svg:y="122.5mm" svg:x="228.0mm"/>
          <draw:rect svg:width="1mm" draw:style-name="paloverde" svg:height="1mm" svg:y="122.5mm" svg:x="229.5mm"/>
          <draw:rect svg:width="1mm" draw:style-name="paloverde" svg:height="1mm" svg:y="122.5mm" svg:x="231.0mm"/>
          <draw:rect svg:width="1mm" draw:style-name="paloverde" svg:height="1mm" svg:y="122.5mm" svg:x="232.5mm"/>
          <draw:rect svg:width="1mm" draw:style-name="paloverde" svg:height="1mm" svg:y="122.5mm" svg:x="234.0mm"/>
          <draw:rect svg:width="1mm" draw:style-name="paloverde" svg:height="1mm" svg:y="122.5mm" svg:x="235.5mm"/>
          <draw:rect svg:width="1mm" draw:style-name="paloverde" svg:height="1mm" svg:y="122.5mm" svg:x="237.0mm"/>
          <draw:rect svg:width="1mm" draw:style-name="paloverde" svg:height="1mm" svg:y="122.5mm" svg:x="238.5mm"/>
          <draw:rect svg:width="1mm" draw:style-name="paloverde" svg:height="1mm" svg:y="122.5mm" svg:x="240.0mm"/>
          <draw:rect svg:width="1mm" draw:style-name="paloverde" svg:height="1mm" svg:y="122.5mm" svg:x="241.5mm"/>
          <draw:rect svg:width="1mm" draw:style-name="paloverde" svg:height="1mm" svg:y="122.5mm" svg:x="243.0mm"/>
          <draw:rect svg:width="1mm" draw:style-name="paloverde" svg:height="1mm" svg:y="122.5mm" svg:x="244.5mm"/>
          <draw:rect svg:width="1mm" draw:style-name="paloverde" svg:height="1mm" svg:y="122.5mm" svg:x="246.0mm"/>
          <draw:rect svg:width="1mm" draw:style-name="paloverde" svg:height="1mm" svg:y="124.0mm" svg:x="210.0mm"/>
          <draw:rect svg:width="1mm" draw:style-name="paloverde" svg:height="1mm" svg:y="124.0mm" svg:x="211.5mm"/>
          <draw:rect svg:width="1mm" draw:style-name="paloverde" svg:height="1mm" svg:y="124.0mm" svg:x="213.0mm"/>
          <draw:rect svg:width="1mm" draw:style-name="paloverde" svg:height="1mm" svg:y="124.0mm" svg:x="214.5mm"/>
          <draw:rect svg:width="1mm" draw:style-name="paloverde" svg:height="1mm" svg:y="124.0mm" svg:x="216.0mm"/>
          <draw:rect svg:width="1mm" draw:style-name="paloverde" svg:height="1mm" svg:y="124.0mm" svg:x="217.5mm"/>
          <draw:rect svg:width="1mm" draw:style-name="paloverde" svg:height="1mm" svg:y="124.0mm" svg:x="219.0mm"/>
          <draw:rect svg:width="1mm" draw:style-name="paloverde" svg:height="1mm" svg:y="124.0mm" svg:x="220.5mm"/>
          <draw:rect svg:width="1mm" draw:style-name="paloverde" svg:height="1mm" svg:y="124.0mm" svg:x="222.0mm"/>
          <draw:rect svg:width="1mm" draw:style-name="paloverde" svg:height="1mm" svg:y="124.0mm" svg:x="223.5mm"/>
          <draw:rect svg:width="1mm" draw:style-name="paloverde" svg:height="1mm" svg:y="124.0mm" svg:x="225.0mm"/>
          <draw:rect svg:width="1mm" draw:style-name="paloverde" svg:height="1mm" svg:y="124.0mm" svg:x="226.5mm"/>
          <draw:rect svg:width="1mm" draw:style-name="paloverde" svg:height="1mm" svg:y="124.0mm" svg:x="228.0mm"/>
          <draw:rect svg:width="1mm" draw:style-name="paloverde" svg:height="1mm" svg:y="124.0mm" svg:x="229.5mm"/>
          <draw:rect svg:width="1mm" draw:style-name="paloverde" svg:height="1mm" svg:y="124.0mm" svg:x="231.0mm"/>
          <draw:rect svg:width="1mm" draw:style-name="paloverde" svg:height="1mm" svg:y="124.0mm" svg:x="232.5mm"/>
          <draw:rect svg:width="1mm" draw:style-name="paloverde" svg:height="1mm" svg:y="124.0mm" svg:x="234.0mm"/>
          <draw:rect svg:width="1mm" draw:style-name="paloverde" svg:height="1mm" svg:y="124.0mm" svg:x="235.5mm"/>
          <draw:rect svg:width="1mm" draw:style-name="paloverde" svg:height="1mm" svg:y="124.0mm" svg:x="237.0mm"/>
          <draw:rect svg:width="1mm" draw:style-name="paloverde" svg:height="1mm" svg:y="124.0mm" svg:x="238.5mm"/>
          <draw:rect svg:width="1mm" draw:style-name="paloverde" svg:height="1mm" svg:y="124.0mm" svg:x="240.0mm"/>
          <draw:rect svg:width="1mm" draw:style-name="paloverde" svg:height="1mm" svg:y="124.0mm" svg:x="241.5mm"/>
          <draw:rect svg:width="1mm" draw:style-name="paloverde" svg:height="1mm" svg:y="124.0mm" svg:x="243.0mm"/>
          <draw:rect svg:width="1mm" draw:style-name="paloverde" svg:height="1mm" svg:y="124.0mm" svg:x="244.5mm"/>
          <draw:rect svg:width="1mm" draw:style-name="paloverde" svg:height="1mm" svg:y="124.0mm" svg:x="246.0mm"/>
          <draw:rect svg:width="1mm" draw:style-name="paloverde" svg:height="1mm" svg:y="125.5mm" svg:x="210.0mm"/>
          <draw:rect svg:width="1mm" draw:style-name="paloverde" svg:height="1mm" svg:y="125.5mm" svg:x="211.5mm"/>
          <draw:rect svg:width="1mm" draw:style-name="paloverde" svg:height="1mm" svg:y="125.5mm" svg:x="213.0mm"/>
          <draw:rect svg:width="1mm" draw:style-name="paloverde" svg:height="1mm" svg:y="125.5mm" svg:x="214.5mm"/>
          <draw:rect svg:width="1mm" draw:style-name="paloverde" svg:height="1mm" svg:y="125.5mm" svg:x="216.0mm"/>
          <draw:rect svg:width="1mm" draw:style-name="paloverde" svg:height="1mm" svg:y="125.5mm" svg:x="217.5mm"/>
          <draw:rect svg:width="1mm" draw:style-name="paloverde" svg:height="1mm" svg:y="125.5mm" svg:x="219.0mm"/>
          <draw:rect svg:width="1mm" draw:style-name="paloverde" svg:height="1mm" svg:y="125.5mm" svg:x="220.5mm"/>
          <draw:rect svg:width="1mm" draw:style-name="paloverde" svg:height="1mm" svg:y="125.5mm" svg:x="222.0mm"/>
          <draw:rect svg:width="1mm" draw:style-name="paloverde" svg:height="1mm" svg:y="125.5mm" svg:x="223.5mm"/>
          <draw:rect svg:width="1mm" draw:style-name="paloverde" svg:height="1mm" svg:y="125.5mm" svg:x="225.0mm"/>
          <draw:rect svg:width="1mm" draw:style-name="paloverde" svg:height="1mm" svg:y="125.5mm" svg:x="226.5mm"/>
          <draw:rect svg:width="1mm" draw:style-name="paloverde" svg:height="1mm" svg:y="125.5mm" svg:x="228.0mm"/>
          <draw:rect svg:width="1mm" draw:style-name="paloverde" svg:height="1mm" svg:y="125.5mm" svg:x="229.5mm"/>
          <draw:rect svg:width="1mm" draw:style-name="paloverde" svg:height="1mm" svg:y="125.5mm" svg:x="231.0mm"/>
          <draw:rect svg:width="1mm" draw:style-name="paloverde" svg:height="1mm" svg:y="125.5mm" svg:x="232.5mm"/>
          <draw:rect svg:width="1mm" draw:style-name="paloverde" svg:height="1mm" svg:y="125.5mm" svg:x="234.0mm"/>
          <draw:rect svg:width="1mm" draw:style-name="paloverde" svg:height="1mm" svg:y="125.5mm" svg:x="235.5mm"/>
          <draw:rect svg:width="1mm" draw:style-name="paloverde" svg:height="1mm" svg:y="125.5mm" svg:x="237.0mm"/>
          <draw:rect svg:width="1mm" draw:style-name="paloverde" svg:height="1mm" svg:y="125.5mm" svg:x="238.5mm"/>
          <draw:rect svg:width="1mm" draw:style-name="paloverde" svg:height="1mm" svg:y="125.5mm" svg:x="240.0mm"/>
          <draw:rect svg:width="1mm" draw:style-name="paloverde" svg:height="1mm" svg:y="125.5mm" svg:x="241.5mm"/>
          <draw:rect svg:width="1mm" draw:style-name="paloverde" svg:height="1mm" svg:y="125.5mm" svg:x="243.0mm"/>
          <draw:rect svg:width="1mm" draw:style-name="paloverde" svg:height="1mm" svg:y="125.5mm" svg:x="244.5mm"/>
          <draw:rect svg:width="1mm" draw:style-name="paloverde" svg:height="1mm" svg:y="125.5mm" svg:x="246.0mm"/>
          <draw:rect svg:width="1mm" draw:style-name="paloverde" svg:height="1mm" svg:y="127.0mm" svg:x="210.0mm"/>
          <draw:rect svg:width="1mm" draw:style-name="paloverde" svg:height="1mm" svg:y="127.0mm" svg:x="211.5mm"/>
          <draw:rect svg:width="1mm" draw:style-name="paloverde" svg:height="1mm" svg:y="127.0mm" svg:x="213.0mm"/>
          <draw:rect svg:width="1mm" draw:style-name="paloverde" svg:height="1mm" svg:y="127.0mm" svg:x="214.5mm"/>
          <draw:rect svg:width="1mm" draw:style-name="paloverde" svg:height="1mm" svg:y="127.0mm" svg:x="216.0mm"/>
          <draw:rect svg:width="1mm" draw:style-name="paloverde" svg:height="1mm" svg:y="127.0mm" svg:x="217.5mm"/>
          <draw:rect svg:width="1mm" draw:style-name="paloverde" svg:height="1mm" svg:y="127.0mm" svg:x="219.0mm"/>
          <draw:rect svg:width="1mm" draw:style-name="paloverde" svg:height="1mm" svg:y="127.0mm" svg:x="220.5mm"/>
          <draw:rect svg:width="1mm" draw:style-name="paloverde" svg:height="1mm" svg:y="127.0mm" svg:x="222.0mm"/>
          <draw:rect svg:width="1mm" draw:style-name="paloverde" svg:height="1mm" svg:y="127.0mm" svg:x="223.5mm"/>
          <draw:rect svg:width="1mm" draw:style-name="paloverde" svg:height="1mm" svg:y="127.0mm" svg:x="225.0mm"/>
          <draw:rect svg:width="1mm" draw:style-name="paloverde" svg:height="1mm" svg:y="127.0mm" svg:x="226.5mm"/>
          <draw:rect svg:width="1mm" draw:style-name="paloverde" svg:height="1mm" svg:y="127.0mm" svg:x="228.0mm"/>
          <draw:rect svg:width="1mm" draw:style-name="paloverde" svg:height="1mm" svg:y="127.0mm" svg:x="229.5mm"/>
          <draw:rect svg:width="1mm" draw:style-name="paloverde" svg:height="1mm" svg:y="127.0mm" svg:x="231.0mm"/>
          <draw:rect svg:width="1mm" draw:style-name="paloverde" svg:height="1mm" svg:y="127.0mm" svg:x="232.5mm"/>
          <draw:rect svg:width="1mm" draw:style-name="paloverde" svg:height="1mm" svg:y="127.0mm" svg:x="234.0mm"/>
          <draw:rect svg:width="1mm" draw:style-name="paloverde" svg:height="1mm" svg:y="127.0mm" svg:x="235.5mm"/>
          <draw:rect svg:width="1mm" draw:style-name="paloverde" svg:height="1mm" svg:y="127.0mm" svg:x="237.0mm"/>
          <draw:rect svg:width="1mm" draw:style-name="paloverde" svg:height="1mm" svg:y="127.0mm" svg:x="238.5mm"/>
          <draw:rect svg:width="1mm" draw:style-name="paloverde" svg:height="1mm" svg:y="127.0mm" svg:x="240.0mm"/>
          <draw:rect svg:width="1mm" draw:style-name="paloverde" svg:height="1mm" svg:y="127.0mm" svg:x="241.5mm"/>
          <draw:rect svg:width="1mm" draw:style-name="paloverde" svg:height="1mm" svg:y="127.0mm" svg:x="243.0mm"/>
          <draw:rect svg:width="1mm" draw:style-name="paloverde" svg:height="1mm" svg:y="127.0mm" svg:x="244.5mm"/>
          <draw:rect svg:width="1mm" draw:style-name="paloverde" svg:height="1mm" svg:y="127.0mm" svg:x="246.0mm"/>
          <draw:rect svg:width="1mm" draw:style-name="paloverde" svg:height="1mm" svg:y="128.5mm" svg:x="210.0mm"/>
          <draw:rect svg:width="1mm" draw:style-name="paloverde" svg:height="1mm" svg:y="128.5mm" svg:x="211.5mm"/>
          <draw:rect svg:width="1mm" draw:style-name="paloverde" svg:height="1mm" svg:y="128.5mm" svg:x="213.0mm"/>
          <draw:rect svg:width="1mm" draw:style-name="paloverde" svg:height="1mm" svg:y="128.5mm" svg:x="214.5mm"/>
          <draw:rect svg:width="1mm" draw:style-name="paloverde" svg:height="1mm" svg:y="128.5mm" svg:x="216.0mm"/>
          <draw:rect svg:width="1mm" draw:style-name="paloverde" svg:height="1mm" svg:y="128.5mm" svg:x="217.5mm"/>
          <draw:rect svg:width="1mm" draw:style-name="paloverde" svg:height="1mm" svg:y="128.5mm" svg:x="219.0mm"/>
          <draw:rect svg:width="1mm" draw:style-name="paloverde" svg:height="1mm" svg:y="128.5mm" svg:x="220.5mm"/>
          <draw:rect svg:width="1mm" draw:style-name="paloverde" svg:height="1mm" svg:y="128.5mm" svg:x="222.0mm"/>
          <draw:rect svg:width="1mm" draw:style-name="paloverde" svg:height="1mm" svg:y="128.5mm" svg:x="223.5mm"/>
          <draw:rect svg:width="1mm" draw:style-name="paloverde" svg:height="1mm" svg:y="128.5mm" svg:x="225.0mm"/>
          <draw:rect svg:width="1mm" draw:style-name="paloverde" svg:height="1mm" svg:y="128.5mm" svg:x="226.5mm"/>
          <draw:rect svg:width="1mm" draw:style-name="paloverde" svg:height="1mm" svg:y="128.5mm" svg:x="228.0mm"/>
          <draw:rect svg:width="1mm" draw:style-name="paloverde" svg:height="1mm" svg:y="128.5mm" svg:x="229.5mm"/>
          <draw:rect svg:width="1mm" draw:style-name="paloverde" svg:height="1mm" svg:y="128.5mm" svg:x="231.0mm"/>
          <draw:rect svg:width="1mm" draw:style-name="paloverde" svg:height="1mm" svg:y="128.5mm" svg:x="232.5mm"/>
          <draw:rect svg:width="1mm" draw:style-name="paloverde" svg:height="1mm" svg:y="128.5mm" svg:x="234.0mm"/>
          <draw:rect svg:width="1mm" draw:style-name="paloverde" svg:height="1mm" svg:y="128.5mm" svg:x="235.5mm"/>
          <draw:rect svg:width="1mm" draw:style-name="paloverde" svg:height="1mm" svg:y="128.5mm" svg:x="237.0mm"/>
          <draw:rect svg:width="1mm" draw:style-name="paloverde" svg:height="1mm" svg:y="128.5mm" svg:x="238.5mm"/>
          <draw:rect svg:width="1mm" draw:style-name="paloverde" svg:height="1mm" svg:y="128.5mm" svg:x="240.0mm"/>
          <draw:rect svg:width="1mm" draw:style-name="paloverde" svg:height="1mm" svg:y="128.5mm" svg:x="241.5mm"/>
          <draw:rect svg:width="1mm" draw:style-name="paloverde" svg:height="1mm" svg:y="128.5mm" svg:x="243.0mm"/>
          <draw:rect svg:width="1mm" draw:style-name="paloverde" svg:height="1mm" svg:y="128.5mm" svg:x="244.5mm"/>
          <draw:rect svg:width="1mm" draw:style-name="paloverde" svg:height="1mm" svg:y="128.5mm" svg:x="246.0mm"/>
          <draw:rect svg:width="1mm" draw:style-name="paloverde" svg:height="1mm" svg:y="130.0mm" svg:x="210.0mm"/>
          <draw:rect svg:width="1mm" draw:style-name="paloverde" svg:height="1mm" svg:y="130.0mm" svg:x="211.5mm"/>
          <draw:rect svg:width="1mm" draw:style-name="paloverde" svg:height="1mm" svg:y="130.0mm" svg:x="213.0mm"/>
          <draw:rect svg:width="1mm" draw:style-name="paloverde" svg:height="1mm" svg:y="130.0mm" svg:x="214.5mm"/>
          <draw:rect svg:width="1mm" draw:style-name="paloverde" svg:height="1mm" svg:y="130.0mm" svg:x="216.0mm"/>
          <draw:rect svg:width="1mm" draw:style-name="paloverde" svg:height="1mm" svg:y="130.0mm" svg:x="217.5mm"/>
          <draw:rect svg:width="1mm" draw:style-name="paloverde" svg:height="1mm" svg:y="130.0mm" svg:x="219.0mm"/>
          <draw:rect svg:width="1mm" draw:style-name="paloverde" svg:height="1mm" svg:y="130.0mm" svg:x="220.5mm"/>
          <draw:rect svg:width="1mm" draw:style-name="paloverde" svg:height="1mm" svg:y="130.0mm" svg:x="222.0mm"/>
          <draw:rect svg:width="1mm" draw:style-name="paloverde" svg:height="1mm" svg:y="130.0mm" svg:x="223.5mm"/>
          <draw:rect svg:width="1mm" draw:style-name="paloverde" svg:height="1mm" svg:y="130.0mm" svg:x="225.0mm"/>
          <draw:rect svg:width="1mm" draw:style-name="paloverde" svg:height="1mm" svg:y="130.0mm" svg:x="226.5mm"/>
          <draw:rect svg:width="1mm" draw:style-name="paloverde" svg:height="1mm" svg:y="130.0mm" svg:x="228.0mm"/>
          <draw:rect svg:width="1mm" draw:style-name="paloverde" svg:height="1mm" svg:y="130.0mm" svg:x="229.5mm"/>
          <draw:rect svg:width="1mm" draw:style-name="paloverde" svg:height="1mm" svg:y="130.0mm" svg:x="231.0mm"/>
          <draw:rect svg:width="1mm" draw:style-name="paloverde" svg:height="1mm" svg:y="130.0mm" svg:x="232.5mm"/>
          <draw:rect svg:width="1mm" draw:style-name="paloverde" svg:height="1mm" svg:y="130.0mm" svg:x="234.0mm"/>
          <draw:rect svg:width="1mm" draw:style-name="paloverde" svg:height="1mm" svg:y="130.0mm" svg:x="235.5mm"/>
          <draw:rect svg:width="1mm" draw:style-name="paloverde" svg:height="1mm" svg:y="130.0mm" svg:x="237.0mm"/>
          <draw:rect svg:width="1mm" draw:style-name="paloverde" svg:height="1mm" svg:y="130.0mm" svg:x="238.5mm"/>
          <draw:rect svg:width="1mm" draw:style-name="paloverde" svg:height="1mm" svg:y="130.0mm" svg:x="240.0mm"/>
          <draw:rect svg:width="1mm" draw:style-name="paloverde" svg:height="1mm" svg:y="130.0mm" svg:x="241.5mm"/>
          <draw:rect svg:width="1mm" draw:style-name="paloverde" svg:height="1mm" svg:y="130.0mm" svg:x="243.0mm"/>
          <draw:rect svg:width="1mm" draw:style-name="paloverde" svg:height="1mm" svg:y="130.0mm" svg:x="244.5mm"/>
          <draw:rect svg:width="1mm" draw:style-name="paloverde" svg:height="1mm" svg:y="130.0mm" svg:x="246.0mm"/>
          <draw:rect svg:width="1mm" draw:style-name="paloverde" svg:height="1mm" svg:y="131.5mm" svg:x="210.0mm"/>
          <draw:rect svg:width="1mm" draw:style-name="paloverde" svg:height="1mm" svg:y="131.5mm" svg:x="211.5mm"/>
          <draw:rect svg:width="1mm" draw:style-name="paloverde" svg:height="1mm" svg:y="131.5mm" svg:x="213.0mm"/>
          <draw:rect svg:width="1mm" draw:style-name="paloverde" svg:height="1mm" svg:y="131.5mm" svg:x="214.5mm"/>
          <draw:rect svg:width="1mm" draw:style-name="paloverde" svg:height="1mm" svg:y="131.5mm" svg:x="216.0mm"/>
          <draw:rect svg:width="1mm" draw:style-name="paloverde" svg:height="1mm" svg:y="131.5mm" svg:x="217.5mm"/>
          <draw:rect svg:width="1mm" draw:style-name="paloverde" svg:height="1mm" svg:y="131.5mm" svg:x="219.0mm"/>
          <draw:rect svg:width="1mm" draw:style-name="paloverde" svg:height="1mm" svg:y="131.5mm" svg:x="220.5mm"/>
          <draw:rect svg:width="1mm" draw:style-name="paloverde" svg:height="1mm" svg:y="131.5mm" svg:x="222.0mm"/>
          <draw:rect svg:width="1mm" draw:style-name="paloverde" svg:height="1mm" svg:y="131.5mm" svg:x="223.5mm"/>
          <draw:rect svg:width="1mm" draw:style-name="paloverde" svg:height="1mm" svg:y="131.5mm" svg:x="225.0mm"/>
          <draw:rect svg:width="1mm" draw:style-name="paloverde" svg:height="1mm" svg:y="131.5mm" svg:x="226.5mm"/>
          <draw:rect svg:width="1mm" draw:style-name="paloverde" svg:height="1mm" svg:y="131.5mm" svg:x="228.0mm"/>
          <draw:rect svg:width="1mm" draw:style-name="paloverde" svg:height="1mm" svg:y="131.5mm" svg:x="229.5mm"/>
          <draw:rect svg:width="1mm" draw:style-name="paloverde" svg:height="1mm" svg:y="131.5mm" svg:x="231.0mm"/>
          <draw:rect svg:width="1mm" draw:style-name="paloverde" svg:height="1mm" svg:y="131.5mm" svg:x="232.5mm"/>
          <draw:rect svg:width="1mm" draw:style-name="paloverde" svg:height="1mm" svg:y="131.5mm" svg:x="234.0mm"/>
          <draw:rect svg:width="1mm" draw:style-name="paloverde" svg:height="1mm" svg:y="131.5mm" svg:x="235.5mm"/>
          <draw:rect svg:width="1mm" draw:style-name="paloverde" svg:height="1mm" svg:y="131.5mm" svg:x="237.0mm"/>
          <draw:rect svg:width="1mm" draw:style-name="paloverde" svg:height="1mm" svg:y="131.5mm" svg:x="238.5mm"/>
          <draw:rect svg:width="1mm" draw:style-name="paloverde" svg:height="1mm" svg:y="131.5mm" svg:x="240.0mm"/>
          <draw:rect svg:width="1mm" draw:style-name="paloverde" svg:height="1mm" svg:y="131.5mm" svg:x="241.5mm"/>
          <draw:rect svg:width="1mm" draw:style-name="paloverde" svg:height="1mm" svg:y="131.5mm" svg:x="243.0mm"/>
          <draw:rect svg:width="1mm" draw:style-name="paloverde" svg:height="1mm" svg:y="131.5mm" svg:x="244.5mm"/>
          <draw:rect svg:width="1mm" draw:style-name="paloverde" svg:height="1mm" svg:y="131.5mm" svg:x="246.0mm"/>
          <draw:rect svg:width="1mm" draw:style-name="paloverde" svg:height="1mm" svg:y="133.0mm" svg:x="210.0mm"/>
          <draw:rect svg:width="1mm" draw:style-name="paloverde" svg:height="1mm" svg:y="133.0mm" svg:x="211.5mm"/>
          <draw:rect svg:width="1mm" draw:style-name="paloverde" svg:height="1mm" svg:y="133.0mm" svg:x="213.0mm"/>
          <draw:rect svg:width="1mm" draw:style-name="paloverde" svg:height="1mm" svg:y="133.0mm" svg:x="214.5mm"/>
          <draw:rect svg:width="1mm" draw:style-name="paloverde" svg:height="1mm" svg:y="133.0mm" svg:x="216.0mm"/>
          <draw:rect svg:width="1mm" draw:style-name="paloverde" svg:height="1mm" svg:y="133.0mm" svg:x="217.5mm"/>
          <draw:rect svg:width="1mm" draw:style-name="paloverde" svg:height="1mm" svg:y="133.0mm" svg:x="219.0mm"/>
          <draw:rect svg:width="1mm" draw:style-name="paloverde" svg:height="1mm" svg:y="133.0mm" svg:x="220.5mm"/>
          <draw:rect svg:width="1mm" draw:style-name="paloverde" svg:height="1mm" svg:y="133.0mm" svg:x="222.0mm"/>
          <draw:rect svg:width="1mm" draw:style-name="paloverde" svg:height="1mm" svg:y="133.0mm" svg:x="223.5mm"/>
          <draw:rect svg:width="1mm" draw:style-name="paloverde" svg:height="1mm" svg:y="133.0mm" svg:x="225.0mm"/>
          <draw:rect svg:width="1mm" draw:style-name="paloverde" svg:height="1mm" svg:y="133.0mm" svg:x="226.5mm"/>
          <draw:rect svg:width="1mm" draw:style-name="paloverde" svg:height="1mm" svg:y="133.0mm" svg:x="228.0mm"/>
          <draw:rect svg:width="1mm" draw:style-name="paloverde" svg:height="1mm" svg:y="133.0mm" svg:x="229.5mm"/>
          <draw:rect svg:width="1mm" draw:style-name="paloverde" svg:height="1mm" svg:y="133.0mm" svg:x="231.0mm"/>
          <draw:rect svg:width="1mm" draw:style-name="paloverde" svg:height="1mm" svg:y="133.0mm" svg:x="232.5mm"/>
          <draw:rect svg:width="1mm" draw:style-name="paloverde" svg:height="1mm" svg:y="133.0mm" svg:x="234.0mm"/>
          <draw:rect svg:width="1mm" draw:style-name="paloverde" svg:height="1mm" svg:y="133.0mm" svg:x="235.5mm"/>
          <draw:rect svg:width="1mm" draw:style-name="paloverde" svg:height="1mm" svg:y="133.0mm" svg:x="237.0mm"/>
          <draw:rect svg:width="1mm" draw:style-name="paloverde" svg:height="1mm" svg:y="133.0mm" svg:x="238.5mm"/>
          <draw:rect svg:width="1mm" draw:style-name="paloverde" svg:height="1mm" svg:y="133.0mm" svg:x="240.0mm"/>
          <draw:rect svg:width="1mm" draw:style-name="paloverde" svg:height="1mm" svg:y="133.0mm" svg:x="241.5mm"/>
          <draw:rect svg:width="1mm" draw:style-name="paloverde" svg:height="1mm" svg:y="133.0mm" svg:x="243.0mm"/>
          <draw:rect svg:width="1mm" draw:style-name="paloverde" svg:height="1mm" svg:y="133.0mm" svg:x="244.5mm"/>
          <draw:rect svg:width="1mm" draw:style-name="paloverde" svg:height="1mm" svg:y="133.0mm" svg:x="246.0mm"/>
          <draw:rect svg:width="1mm" draw:style-name="paloverde" svg:height="1mm" svg:y="134.5mm" svg:x="210.0mm"/>
          <draw:rect svg:width="1mm" draw:style-name="paloverde" svg:height="1mm" svg:y="134.5mm" svg:x="211.5mm"/>
          <draw:rect svg:width="1mm" draw:style-name="paloverde" svg:height="1mm" svg:y="134.5mm" svg:x="213.0mm"/>
          <draw:rect svg:width="1mm" draw:style-name="paloverde" svg:height="1mm" svg:y="134.5mm" svg:x="214.5mm"/>
          <draw:rect svg:width="1mm" draw:style-name="paloverde" svg:height="1mm" svg:y="134.5mm" svg:x="216.0mm"/>
          <draw:rect svg:width="1mm" draw:style-name="paloverde" svg:height="1mm" svg:y="134.5mm" svg:x="217.5mm"/>
          <draw:rect svg:width="1mm" draw:style-name="paloverde" svg:height="1mm" svg:y="134.5mm" svg:x="219.0mm"/>
          <draw:rect svg:width="1mm" draw:style-name="paloverde" svg:height="1mm" svg:y="134.5mm" svg:x="220.5mm"/>
          <draw:rect svg:width="1mm" draw:style-name="paloverde" svg:height="1mm" svg:y="134.5mm" svg:x="222.0mm"/>
          <draw:rect svg:width="1mm" draw:style-name="paloverde" svg:height="1mm" svg:y="134.5mm" svg:x="223.5mm"/>
          <draw:rect svg:width="1mm" draw:style-name="paloverde" svg:height="1mm" svg:y="134.5mm" svg:x="225.0mm"/>
          <draw:rect svg:width="1mm" draw:style-name="paloverde" svg:height="1mm" svg:y="134.5mm" svg:x="226.5mm"/>
          <draw:rect svg:width="1mm" draw:style-name="paloverde" svg:height="1mm" svg:y="134.5mm" svg:x="228.0mm"/>
          <draw:rect svg:width="1mm" draw:style-name="paloverde" svg:height="1mm" svg:y="134.5mm" svg:x="229.5mm"/>
          <draw:rect svg:width="1mm" draw:style-name="paloverde" svg:height="1mm" svg:y="134.5mm" svg:x="231.0mm"/>
          <draw:rect svg:width="1mm" draw:style-name="paloverde" svg:height="1mm" svg:y="134.5mm" svg:x="232.5mm"/>
          <draw:rect svg:width="1mm" draw:style-name="paloverde" svg:height="1mm" svg:y="134.5mm" svg:x="234.0mm"/>
          <draw:rect svg:width="1mm" draw:style-name="paloverde" svg:height="1mm" svg:y="134.5mm" svg:x="235.5mm"/>
          <draw:rect svg:width="1mm" draw:style-name="paloverde" svg:height="1mm" svg:y="134.5mm" svg:x="237.0mm"/>
          <draw:rect svg:width="1mm" draw:style-name="paloverde" svg:height="1mm" svg:y="134.5mm" svg:x="238.5mm"/>
          <draw:rect svg:width="1mm" draw:style-name="paloverde" svg:height="1mm" svg:y="134.5mm" svg:x="240.0mm"/>
          <draw:rect svg:width="1mm" draw:style-name="paloverde" svg:height="1mm" svg:y="134.5mm" svg:x="241.5mm"/>
          <draw:rect svg:width="1mm" draw:style-name="paloverde" svg:height="1mm" svg:y="134.5mm" svg:x="243.0mm"/>
          <draw:rect svg:width="1mm" draw:style-name="paloverde" svg:height="1mm" svg:y="134.5mm" svg:x="244.5mm"/>
          <draw:rect svg:width="1mm" draw:style-name="paloverde" svg:height="1mm" svg:y="134.5mm" svg:x="246.0mm"/>
          <draw:rect svg:width="1mm" draw:style-name="paloverde" svg:height="1mm" svg:y="136.0mm" svg:x="210.0mm"/>
          <draw:rect svg:width="1mm" draw:style-name="paloverde" svg:height="1mm" svg:y="136.0mm" svg:x="211.5mm"/>
          <draw:rect svg:width="1mm" draw:style-name="paloverde" svg:height="1mm" svg:y="136.0mm" svg:x="213.0mm"/>
          <draw:rect svg:width="1mm" draw:style-name="paloverde" svg:height="1mm" svg:y="136.0mm" svg:x="214.5mm"/>
          <draw:rect svg:width="1mm" draw:style-name="paloverde" svg:height="1mm" svg:y="136.0mm" svg:x="216.0mm"/>
          <draw:rect svg:width="1mm" draw:style-name="paloverde" svg:height="1mm" svg:y="136.0mm" svg:x="217.5mm"/>
          <draw:rect svg:width="1mm" draw:style-name="paloverde" svg:height="1mm" svg:y="136.0mm" svg:x="219.0mm"/>
          <draw:rect svg:width="1mm" draw:style-name="paloverde" svg:height="1mm" svg:y="136.0mm" svg:x="220.5mm"/>
          <draw:rect svg:width="1mm" draw:style-name="paloverde" svg:height="1mm" svg:y="136.0mm" svg:x="222.0mm"/>
          <draw:rect svg:width="1mm" draw:style-name="paloverde" svg:height="1mm" svg:y="136.0mm" svg:x="223.5mm"/>
          <draw:rect svg:width="1mm" draw:style-name="paloverde" svg:height="1mm" svg:y="136.0mm" svg:x="225.0mm"/>
          <draw:rect svg:width="1mm" draw:style-name="paloverde" svg:height="1mm" svg:y="136.0mm" svg:x="226.5mm"/>
          <draw:rect svg:width="1mm" draw:style-name="paloverde" svg:height="1mm" svg:y="136.0mm" svg:x="228.0mm"/>
          <draw:rect svg:width="1mm" draw:style-name="paloverde" svg:height="1mm" svg:y="136.0mm" svg:x="229.5mm"/>
          <draw:rect svg:width="1mm" draw:style-name="paloverde" svg:height="1mm" svg:y="136.0mm" svg:x="231.0mm"/>
          <draw:rect svg:width="1mm" draw:style-name="paloverde" svg:height="1mm" svg:y="136.0mm" svg:x="232.5mm"/>
          <draw:rect svg:width="1mm" draw:style-name="paloverde" svg:height="1mm" svg:y="136.0mm" svg:x="234.0mm"/>
          <draw:rect svg:width="1mm" draw:style-name="paloverde" svg:height="1mm" svg:y="136.0mm" svg:x="235.5mm"/>
          <draw:rect svg:width="1mm" draw:style-name="paloverde" svg:height="1mm" svg:y="136.0mm" svg:x="237.0mm"/>
          <draw:rect svg:width="1mm" draw:style-name="paloverde" svg:height="1mm" svg:y="136.0mm" svg:x="238.5mm"/>
          <draw:rect svg:width="1mm" draw:style-name="paloverde" svg:height="1mm" svg:y="136.0mm" svg:x="240.0mm"/>
          <draw:rect svg:width="1mm" draw:style-name="paloverde" svg:height="1mm" svg:y="136.0mm" svg:x="241.5mm"/>
          <draw:rect svg:width="1mm" draw:style-name="paloverde" svg:height="1mm" svg:y="136.0mm" svg:x="243.0mm"/>
          <draw:rect svg:width="1mm" draw:style-name="paloverde" svg:height="1mm" svg:y="136.0mm" svg:x="244.5mm"/>
          <draw:rect svg:width="1mm" draw:style-name="paloverde" svg:height="1mm" svg:y="136.0mm" svg:x="246.0mm"/>
          <draw:rect svg:width="1mm" draw:style-name="paloverde" svg:height="1mm" svg:y="137.5mm" svg:x="210.0mm"/>
          <draw:rect svg:width="1mm" draw:style-name="paloverde" svg:height="1mm" svg:y="137.5mm" svg:x="211.5mm"/>
          <draw:rect svg:width="1mm" draw:style-name="paloverde" svg:height="1mm" svg:y="137.5mm" svg:x="213.0mm"/>
          <draw:rect svg:width="1mm" draw:style-name="paloverde" svg:height="1mm" svg:y="137.5mm" svg:x="214.5mm"/>
          <draw:rect svg:width="1mm" draw:style-name="paloverde" svg:height="1mm" svg:y="137.5mm" svg:x="216.0mm"/>
          <draw:rect svg:width="1mm" draw:style-name="paloverde" svg:height="1mm" svg:y="137.5mm" svg:x="217.5mm"/>
          <draw:rect svg:width="1mm" draw:style-name="paloverde" svg:height="1mm" svg:y="137.5mm" svg:x="219.0mm"/>
          <draw:rect svg:width="1mm" draw:style-name="paloverde" svg:height="1mm" svg:y="137.5mm" svg:x="220.5mm"/>
          <draw:rect svg:width="1mm" draw:style-name="paloverde" svg:height="1mm" svg:y="137.5mm" svg:x="222.0mm"/>
          <draw:rect svg:width="1mm" draw:style-name="paloverde" svg:height="1mm" svg:y="137.5mm" svg:x="223.5mm"/>
          <draw:rect svg:width="1mm" draw:style-name="paloverde" svg:height="1mm" svg:y="137.5mm" svg:x="225.0mm"/>
          <draw:rect svg:width="1mm" draw:style-name="paloverde" svg:height="1mm" svg:y="137.5mm" svg:x="226.5mm"/>
          <draw:rect svg:width="1mm" draw:style-name="paloverde" svg:height="1mm" svg:y="137.5mm" svg:x="228.0mm"/>
          <draw:rect svg:width="1mm" draw:style-name="paloverde" svg:height="1mm" svg:y="137.5mm" svg:x="229.5mm"/>
          <draw:rect svg:width="1mm" draw:style-name="paloverde" svg:height="1mm" svg:y="137.5mm" svg:x="231.0mm"/>
          <draw:rect svg:width="1mm" draw:style-name="paloverde" svg:height="1mm" svg:y="137.5mm" svg:x="232.5mm"/>
          <draw:rect svg:width="1mm" draw:style-name="paloverde" svg:height="1mm" svg:y="137.5mm" svg:x="234.0mm"/>
          <draw:rect svg:width="1mm" draw:style-name="paloverde" svg:height="1mm" svg:y="137.5mm" svg:x="235.5mm"/>
          <draw:rect svg:width="1mm" draw:style-name="paloverde" svg:height="1mm" svg:y="137.5mm" svg:x="237.0mm"/>
          <draw:rect svg:width="1mm" draw:style-name="paloverde" svg:height="1mm" svg:y="137.5mm" svg:x="238.5mm"/>
          <draw:rect svg:width="1mm" draw:style-name="paloverde" svg:height="1mm" svg:y="137.5mm" svg:x="240.0mm"/>
          <draw:rect svg:width="1mm" draw:style-name="paloverde" svg:height="1mm" svg:y="137.5mm" svg:x="241.5mm"/>
          <draw:rect svg:width="1mm" draw:style-name="paloverde" svg:height="1mm" svg:y="137.5mm" svg:x="243.0mm"/>
          <draw:rect svg:width="1mm" draw:style-name="paloverde" svg:height="1mm" svg:y="137.5mm" svg:x="244.5mm"/>
          <draw:rect svg:width="1mm" draw:style-name="paloverde" svg:height="1mm" svg:y="137.5mm" svg:x="246.0mm"/>
          <draw:rect svg:width="1mm" draw:style-name="paloverde" svg:height="1mm" svg:y="139.0mm" svg:x="210.0mm"/>
          <draw:rect svg:width="1mm" draw:style-name="paloverde" svg:height="1mm" svg:y="139.0mm" svg:x="211.5mm"/>
          <draw:rect svg:width="1mm" draw:style-name="paloverde" svg:height="1mm" svg:y="139.0mm" svg:x="213.0mm"/>
          <draw:rect svg:width="1mm" draw:style-name="paloverde" svg:height="1mm" svg:y="139.0mm" svg:x="214.5mm"/>
          <draw:rect svg:width="1mm" draw:style-name="paloverde" svg:height="1mm" svg:y="139.0mm" svg:x="216.0mm"/>
          <draw:rect svg:width="1mm" draw:style-name="paloverde" svg:height="1mm" svg:y="139.0mm" svg:x="217.5mm"/>
          <draw:rect svg:width="1mm" draw:style-name="paloverde" svg:height="1mm" svg:y="139.0mm" svg:x="219.0mm"/>
          <draw:rect svg:width="1mm" draw:style-name="paloverde" svg:height="1mm" svg:y="139.0mm" svg:x="220.5mm"/>
          <draw:rect svg:width="1mm" draw:style-name="paloverde" svg:height="1mm" svg:y="139.0mm" svg:x="222.0mm"/>
          <draw:rect svg:width="1mm" draw:style-name="paloverde" svg:height="1mm" svg:y="139.0mm" svg:x="223.5mm"/>
          <draw:rect svg:width="1mm" draw:style-name="paloverde" svg:height="1mm" svg:y="139.0mm" svg:x="225.0mm"/>
          <draw:rect svg:width="1mm" draw:style-name="paloverde" svg:height="1mm" svg:y="139.0mm" svg:x="226.5mm"/>
          <draw:rect svg:width="1mm" draw:style-name="paloverde" svg:height="1mm" svg:y="139.0mm" svg:x="228.0mm"/>
          <draw:rect svg:width="1mm" draw:style-name="paloverde" svg:height="1mm" svg:y="139.0mm" svg:x="229.5mm"/>
          <draw:rect svg:width="1mm" draw:style-name="paloverde" svg:height="1mm" svg:y="139.0mm" svg:x="231.0mm"/>
          <draw:rect svg:width="1mm" draw:style-name="paloverde" svg:height="1mm" svg:y="139.0mm" svg:x="232.5mm"/>
          <draw:rect svg:width="1mm" draw:style-name="paloverde" svg:height="1mm" svg:y="139.0mm" svg:x="234.0mm"/>
          <draw:rect svg:width="1mm" draw:style-name="paloverde" svg:height="1mm" svg:y="139.0mm" svg:x="235.5mm"/>
          <draw:rect svg:width="1mm" draw:style-name="paloverde" svg:height="1mm" svg:y="139.0mm" svg:x="237.0mm"/>
          <draw:rect svg:width="1mm" draw:style-name="paloverde" svg:height="1mm" svg:y="139.0mm" svg:x="238.5mm"/>
          <draw:rect svg:width="1mm" draw:style-name="paloverde" svg:height="1mm" svg:y="139.0mm" svg:x="240.0mm"/>
          <draw:rect svg:width="1mm" draw:style-name="paloverde" svg:height="1mm" svg:y="139.0mm" svg:x="241.5mm"/>
          <draw:rect svg:width="1mm" draw:style-name="paloverde" svg:height="1mm" svg:y="139.0mm" svg:x="243.0mm"/>
          <draw:rect svg:width="1mm" draw:style-name="paloverde" svg:height="1mm" svg:y="139.0mm" svg:x="244.5mm"/>
          <draw:rect svg:width="1mm" draw:style-name="paloverde" svg:height="1mm" svg:y="139.0mm" svg:x="246.0mm"/>
          <draw:rect svg:width="1mm" draw:style-name="paloverde" svg:height="1mm" svg:y="140.5mm" svg:x="210.0mm"/>
          <draw:rect svg:width="1mm" draw:style-name="paloverde" svg:height="1mm" svg:y="140.5mm" svg:x="211.5mm"/>
          <draw:rect svg:width="1mm" draw:style-name="paloverde" svg:height="1mm" svg:y="140.5mm" svg:x="213.0mm"/>
          <draw:rect svg:width="1mm" draw:style-name="paloverde" svg:height="1mm" svg:y="140.5mm" svg:x="214.5mm"/>
          <draw:rect svg:width="1mm" draw:style-name="paloverde" svg:height="1mm" svg:y="140.5mm" svg:x="216.0mm"/>
          <draw:rect svg:width="1mm" draw:style-name="paloverde" svg:height="1mm" svg:y="140.5mm" svg:x="217.5mm"/>
          <draw:rect svg:width="1mm" draw:style-name="paloverde" svg:height="1mm" svg:y="140.5mm" svg:x="219.0mm"/>
          <draw:rect svg:width="1mm" draw:style-name="paloverde" svg:height="1mm" svg:y="140.5mm" svg:x="220.5mm"/>
          <draw:rect svg:width="1mm" draw:style-name="paloverde" svg:height="1mm" svg:y="140.5mm" svg:x="222.0mm"/>
          <draw:rect svg:width="1mm" draw:style-name="paloverde" svg:height="1mm" svg:y="140.5mm" svg:x="223.5mm"/>
          <draw:rect svg:width="1mm" draw:style-name="paloverde" svg:height="1mm" svg:y="140.5mm" svg:x="225.0mm"/>
          <draw:rect svg:width="1mm" draw:style-name="paloverde" svg:height="1mm" svg:y="140.5mm" svg:x="226.5mm"/>
          <draw:rect svg:width="1mm" draw:style-name="paloverde" svg:height="1mm" svg:y="140.5mm" svg:x="228.0mm"/>
          <draw:rect svg:width="1mm" draw:style-name="paloverde" svg:height="1mm" svg:y="140.5mm" svg:x="229.5mm"/>
          <draw:rect svg:width="1mm" draw:style-name="paloverde" svg:height="1mm" svg:y="140.5mm" svg:x="231.0mm"/>
          <draw:rect svg:width="1mm" draw:style-name="paloverde" svg:height="1mm" svg:y="140.5mm" svg:x="232.5mm"/>
          <draw:rect svg:width="1mm" draw:style-name="paloverde" svg:height="1mm" svg:y="140.5mm" svg:x="234.0mm"/>
          <draw:rect svg:width="1mm" draw:style-name="paloverde" svg:height="1mm" svg:y="140.5mm" svg:x="235.5mm"/>
          <draw:rect svg:width="1mm" draw:style-name="paloverde" svg:height="1mm" svg:y="140.5mm" svg:x="237.0mm"/>
          <draw:rect svg:width="1mm" draw:style-name="paloverde" svg:height="1mm" svg:y="140.5mm" svg:x="238.5mm"/>
          <draw:rect svg:width="1mm" draw:style-name="paloverde" svg:height="1mm" svg:y="140.5mm" svg:x="240.0mm"/>
          <draw:rect svg:width="1mm" draw:style-name="paloverde" svg:height="1mm" svg:y="140.5mm" svg:x="241.5mm"/>
          <draw:rect svg:width="1mm" draw:style-name="paloverde" svg:height="1mm" svg:y="140.5mm" svg:x="243.0mm"/>
          <draw:rect svg:width="1mm" draw:style-name="paloverde" svg:height="1mm" svg:y="140.5mm" svg:x="244.5mm"/>
          <draw:rect svg:width="1mm" draw:style-name="paloverde" svg:height="1mm" svg:y="140.5mm" svg:x="246.0mm"/>
          <draw:rect svg:width="1mm" draw:style-name="paloverde" svg:height="1mm" svg:y="142.0mm" svg:x="210.0mm"/>
          <draw:rect svg:width="1mm" draw:style-name="paloverde" svg:height="1mm" svg:y="142.0mm" svg:x="211.5mm"/>
          <draw:rect svg:width="1mm" draw:style-name="paloverde" svg:height="1mm" svg:y="142.0mm" svg:x="213.0mm"/>
          <draw:rect svg:width="1mm" draw:style-name="paloverde" svg:height="1mm" svg:y="142.0mm" svg:x="214.5mm"/>
          <draw:rect svg:width="1mm" draw:style-name="paloverde" svg:height="1mm" svg:y="142.0mm" svg:x="216.0mm"/>
          <draw:rect svg:width="1mm" draw:style-name="paloverde" svg:height="1mm" svg:y="142.0mm" svg:x="217.5mm"/>
          <draw:rect svg:width="1mm" draw:style-name="paloverde" svg:height="1mm" svg:y="142.0mm" svg:x="219.0mm"/>
          <draw:rect svg:width="1mm" draw:style-name="paloverde" svg:height="1mm" svg:y="142.0mm" svg:x="220.5mm"/>
          <draw:rect svg:width="1mm" draw:style-name="paloverde" svg:height="1mm" svg:y="142.0mm" svg:x="222.0mm"/>
          <draw:rect svg:width="1mm" draw:style-name="paloverde" svg:height="1mm" svg:y="142.0mm" svg:x="223.5mm"/>
          <draw:rect svg:width="1mm" draw:style-name="paloverde" svg:height="1mm" svg:y="142.0mm" svg:x="225.0mm"/>
          <draw:rect svg:width="1mm" draw:style-name="paloverde" svg:height="1mm" svg:y="142.0mm" svg:x="226.5mm"/>
          <draw:rect svg:width="1mm" draw:style-name="paloverde" svg:height="1mm" svg:y="142.0mm" svg:x="228.0mm"/>
          <draw:rect svg:width="1mm" draw:style-name="paloverde" svg:height="1mm" svg:y="142.0mm" svg:x="229.5mm"/>
          <draw:rect svg:width="1mm" draw:style-name="paloverde" svg:height="1mm" svg:y="142.0mm" svg:x="231.0mm"/>
          <draw:rect svg:width="1mm" draw:style-name="paloverde" svg:height="1mm" svg:y="142.0mm" svg:x="232.5mm"/>
          <draw:rect svg:width="1mm" draw:style-name="paloverde" svg:height="1mm" svg:y="142.0mm" svg:x="234.0mm"/>
          <draw:rect svg:width="1mm" draw:style-name="paloverde" svg:height="1mm" svg:y="142.0mm" svg:x="235.5mm"/>
          <draw:rect svg:width="1mm" draw:style-name="paloverde" svg:height="1mm" svg:y="142.0mm" svg:x="237.0mm"/>
          <draw:rect svg:width="1mm" draw:style-name="paloverde" svg:height="1mm" svg:y="142.0mm" svg:x="238.5mm"/>
          <draw:rect svg:width="1mm" draw:style-name="paloverde" svg:height="1mm" svg:y="142.0mm" svg:x="240.0mm"/>
          <draw:rect svg:width="1mm" draw:style-name="paloverde" svg:height="1mm" svg:y="142.0mm" svg:x="241.5mm"/>
          <draw:rect svg:width="1mm" draw:style-name="paloverde" svg:height="1mm" svg:y="142.0mm" svg:x="243.0mm"/>
          <draw:rect svg:width="1mm" draw:style-name="paloverde" svg:height="1mm" svg:y="142.0mm" svg:x="244.5mm"/>
          <draw:rect svg:width="1mm" draw:style-name="paloverde" svg:height="1mm" svg:y="142.0mm" svg:x="246.0mm"/>
          <draw:rect svg:width="1mm" draw:style-name="paloverde" svg:height="1mm" svg:y="143.5mm" svg:x="210.0mm"/>
          <draw:rect svg:width="1mm" draw:style-name="paloverde" svg:height="1mm" svg:y="143.5mm" svg:x="211.5mm"/>
          <draw:rect svg:width="1mm" draw:style-name="paloverde" svg:height="1mm" svg:y="143.5mm" svg:x="213.0mm"/>
          <draw:rect svg:width="1mm" draw:style-name="paloverde" svg:height="1mm" svg:y="143.5mm" svg:x="214.5mm"/>
          <draw:rect svg:width="1mm" draw:style-name="paloverde" svg:height="1mm" svg:y="143.5mm" svg:x="216.0mm"/>
          <draw:rect svg:width="1mm" draw:style-name="paloverde" svg:height="1mm" svg:y="143.5mm" svg:x="217.5mm"/>
          <draw:rect svg:width="1mm" draw:style-name="paloverde" svg:height="1mm" svg:y="143.5mm" svg:x="219.0mm"/>
          <draw:rect svg:width="1mm" draw:style-name="paloverde" svg:height="1mm" svg:y="143.5mm" svg:x="220.5mm"/>
          <draw:rect svg:width="1mm" draw:style-name="paloverde" svg:height="1mm" svg:y="143.5mm" svg:x="222.0mm"/>
          <draw:rect svg:width="1mm" draw:style-name="paloverde" svg:height="1mm" svg:y="143.5mm" svg:x="223.5mm"/>
          <draw:rect svg:width="1mm" draw:style-name="paloverde" svg:height="1mm" svg:y="143.5mm" svg:x="225.0mm"/>
          <draw:rect svg:width="1mm" draw:style-name="paloverde" svg:height="1mm" svg:y="143.5mm" svg:x="226.5mm"/>
          <draw:rect svg:width="1mm" draw:style-name="paloverde" svg:height="1mm" svg:y="143.5mm" svg:x="228.0mm"/>
          <draw:rect svg:width="1mm" draw:style-name="paloverde" svg:height="1mm" svg:y="143.5mm" svg:x="229.5mm"/>
          <draw:rect svg:width="1mm" draw:style-name="paloverde" svg:height="1mm" svg:y="143.5mm" svg:x="231.0mm"/>
          <draw:rect svg:width="1mm" draw:style-name="paloverde" svg:height="1mm" svg:y="143.5mm" svg:x="232.5mm"/>
          <draw:rect svg:width="1mm" draw:style-name="paloverde" svg:height="1mm" svg:y="143.5mm" svg:x="234.0mm"/>
          <draw:rect svg:width="1mm" draw:style-name="paloverde" svg:height="1mm" svg:y="143.5mm" svg:x="235.5mm"/>
          <draw:rect svg:width="1mm" draw:style-name="paloverde" svg:height="1mm" svg:y="143.5mm" svg:x="237.0mm"/>
          <draw:rect svg:width="1mm" draw:style-name="paloverde" svg:height="1mm" svg:y="143.5mm" svg:x="238.5mm"/>
          <draw:rect svg:width="1mm" draw:style-name="paloverde" svg:height="1mm" svg:y="143.5mm" svg:x="240.0mm"/>
          <draw:rect svg:width="1mm" draw:style-name="paloverde" svg:height="1mm" svg:y="143.5mm" svg:x="241.5mm"/>
          <draw:rect svg:width="1mm" draw:style-name="paloverde" svg:height="1mm" svg:y="143.5mm" svg:x="243.0mm"/>
          <draw:rect svg:width="1mm" draw:style-name="paloverde" svg:height="1mm" svg:y="143.5mm" svg:x="244.5mm"/>
          <draw:rect svg:width="1mm" draw:style-name="paloverde" svg:height="1mm" svg:y="143.5mm" svg:x="246.0mm"/>
          <draw:rect svg:width="1mm" draw:style-name="paloverde" svg:height="1mm" svg:y="145.0mm" svg:x="210.0mm"/>
          <draw:rect svg:width="1mm" draw:style-name="paloverde" svg:height="1mm" svg:y="145.0mm" svg:x="211.5mm"/>
          <draw:rect svg:width="1mm" draw:style-name="paloverde" svg:height="1mm" svg:y="145.0mm" svg:x="213.0mm"/>
          <draw:rect svg:width="1mm" draw:style-name="paloverde" svg:height="1mm" svg:y="145.0mm" svg:x="214.5mm"/>
          <draw:rect svg:width="1mm" draw:style-name="paloverde" svg:height="1mm" svg:y="145.0mm" svg:x="216.0mm"/>
          <draw:rect svg:width="1mm" draw:style-name="paloverde" svg:height="1mm" svg:y="145.0mm" svg:x="217.5mm"/>
          <draw:rect svg:width="1mm" draw:style-name="paloverde" svg:height="1mm" svg:y="145.0mm" svg:x="219.0mm"/>
          <draw:rect svg:width="1mm" draw:style-name="paloverde" svg:height="1mm" svg:y="145.0mm" svg:x="220.5mm"/>
          <draw:rect svg:width="1mm" draw:style-name="paloverde" svg:height="1mm" svg:y="145.0mm" svg:x="222.0mm"/>
          <draw:rect svg:width="1mm" draw:style-name="paloverde" svg:height="1mm" svg:y="145.0mm" svg:x="223.5mm"/>
          <draw:rect svg:width="1mm" draw:style-name="paloverde" svg:height="1mm" svg:y="145.0mm" svg:x="225.0mm"/>
          <draw:rect svg:width="1mm" draw:style-name="paloverde" svg:height="1mm" svg:y="145.0mm" svg:x="226.5mm"/>
          <draw:rect svg:width="1mm" draw:style-name="paloverde" svg:height="1mm" svg:y="145.0mm" svg:x="228.0mm"/>
          <draw:rect svg:width="1mm" draw:style-name="paloverde" svg:height="1mm" svg:y="145.0mm" svg:x="229.5mm"/>
          <draw:rect svg:width="1mm" draw:style-name="paloverde" svg:height="1mm" svg:y="145.0mm" svg:x="231.0mm"/>
          <draw:rect svg:width="1mm" draw:style-name="paloverde" svg:height="1mm" svg:y="145.0mm" svg:x="232.5mm"/>
          <draw:rect svg:width="1mm" draw:style-name="paloverde" svg:height="1mm" svg:y="145.0mm" svg:x="234.0mm"/>
          <draw:rect svg:width="1mm" draw:style-name="paloverde" svg:height="1mm" svg:y="145.0mm" svg:x="235.5mm"/>
          <draw:rect svg:width="1mm" draw:style-name="paloverde" svg:height="1mm" svg:y="145.0mm" svg:x="237.0mm"/>
          <draw:rect svg:width="1mm" draw:style-name="paloverde" svg:height="1mm" svg:y="145.0mm" svg:x="238.5mm"/>
          <draw:rect svg:width="1mm" draw:style-name="paloverde" svg:height="1mm" svg:y="145.0mm" svg:x="240.0mm"/>
          <draw:rect svg:width="1mm" draw:style-name="paloverde" svg:height="1mm" svg:y="145.0mm" svg:x="241.5mm"/>
          <draw:rect svg:width="1mm" draw:style-name="paloverde" svg:height="1mm" svg:y="145.0mm" svg:x="243.0mm"/>
          <draw:rect svg:width="1mm" draw:style-name="paloverde" svg:height="1mm" svg:y="145.0mm" svg:x="244.5mm"/>
          <draw:rect svg:width="1mm" draw:style-name="paloverde" svg:height="1mm" svg:y="145.0mm" svg:x="246.0mm"/>
          <draw:rect svg:width="1mm" draw:style-name="paloverde" svg:height="1mm" svg:y="146.5mm" svg:x="210.0mm"/>
          <draw:rect svg:width="1mm" draw:style-name="paloverde" svg:height="1mm" svg:y="146.5mm" svg:x="211.5mm"/>
          <draw:rect svg:width="1mm" draw:style-name="paloverde" svg:height="1mm" svg:y="146.5mm" svg:x="213.0mm"/>
          <draw:rect svg:width="1mm" draw:style-name="paloverde" svg:height="1mm" svg:y="146.5mm" svg:x="214.5mm"/>
          <draw:rect svg:width="1mm" draw:style-name="paloverde" svg:height="1mm" svg:y="146.5mm" svg:x="216.0mm"/>
          <draw:rect svg:width="1mm" draw:style-name="paloverde" svg:height="1mm" svg:y="146.5mm" svg:x="217.5mm"/>
          <draw:rect svg:width="1mm" draw:style-name="paloverde" svg:height="1mm" svg:y="146.5mm" svg:x="219.0mm"/>
          <draw:rect svg:width="1mm" draw:style-name="paloverde" svg:height="1mm" svg:y="146.5mm" svg:x="220.5mm"/>
          <draw:rect svg:width="1mm" draw:style-name="paloverde" svg:height="1mm" svg:y="146.5mm" svg:x="222.0mm"/>
          <draw:rect svg:width="1mm" draw:style-name="paloverde" svg:height="1mm" svg:y="146.5mm" svg:x="223.5mm"/>
          <draw:rect svg:width="1mm" draw:style-name="paloverde" svg:height="1mm" svg:y="146.5mm" svg:x="225.0mm"/>
          <draw:rect svg:width="1mm" draw:style-name="paloverde" svg:height="1mm" svg:y="146.5mm" svg:x="226.5mm"/>
          <draw:rect svg:width="1mm" draw:style-name="paloverde" svg:height="1mm" svg:y="146.5mm" svg:x="228.0mm"/>
          <draw:rect svg:width="1mm" draw:style-name="paloverde" svg:height="1mm" svg:y="146.5mm" svg:x="229.5mm"/>
          <draw:rect svg:width="1mm" draw:style-name="paloverde" svg:height="1mm" svg:y="146.5mm" svg:x="231.0mm"/>
          <draw:rect svg:width="1mm" draw:style-name="paloverde" svg:height="1mm" svg:y="146.5mm" svg:x="232.5mm"/>
          <draw:rect svg:width="1mm" draw:style-name="paloverde" svg:height="1mm" svg:y="146.5mm" svg:x="234.0mm"/>
          <draw:rect svg:width="1mm" draw:style-name="paloverde" svg:height="1mm" svg:y="146.5mm" svg:x="235.5mm"/>
          <draw:rect svg:width="1mm" draw:style-name="paloverde" svg:height="1mm" svg:y="146.5mm" svg:x="237.0mm"/>
          <draw:rect svg:width="1mm" draw:style-name="paloverde" svg:height="1mm" svg:y="146.5mm" svg:x="238.5mm"/>
          <draw:rect svg:width="1mm" draw:style-name="paloverde" svg:height="1mm" svg:y="146.5mm" svg:x="240.0mm"/>
          <draw:rect svg:width="1mm" draw:style-name="paloverde" svg:height="1mm" svg:y="146.5mm" svg:x="241.5mm"/>
          <draw:rect svg:width="1mm" draw:style-name="paloverde" svg:height="1mm" svg:y="146.5mm" svg:x="243.0mm"/>
          <draw:rect svg:width="1mm" draw:style-name="paloverde" svg:height="1mm" svg:y="146.5mm" svg:x="244.5mm"/>
          <draw:rect svg:width="1mm" draw:style-name="paloverde" svg:height="1mm" svg:y="146.5mm" svg:x="246.0mm"/>
          <draw:rect svg:width="1mm" draw:style-name="paloverde" svg:height="1mm" svg:y="148.0mm" svg:x="210.0mm"/>
          <draw:rect svg:width="1mm" draw:style-name="paloverde" svg:height="1mm" svg:y="148.0mm" svg:x="211.5mm"/>
          <draw:rect svg:width="1mm" draw:style-name="paloverde" svg:height="1mm" svg:y="148.0mm" svg:x="213.0mm"/>
          <draw:rect svg:width="1mm" draw:style-name="paloverde" svg:height="1mm" svg:y="148.0mm" svg:x="214.5mm"/>
          <draw:rect svg:width="1mm" draw:style-name="paloverde" svg:height="1mm" svg:y="148.0mm" svg:x="216.0mm"/>
          <draw:rect svg:width="1mm" draw:style-name="paloverde" svg:height="1mm" svg:y="148.0mm" svg:x="217.5mm"/>
          <draw:rect svg:width="1mm" draw:style-name="paloverde" svg:height="1mm" svg:y="148.0mm" svg:x="219.0mm"/>
          <draw:rect svg:width="1mm" draw:style-name="paloverde" svg:height="1mm" svg:y="148.0mm" svg:x="220.5mm"/>
          <draw:rect svg:width="1mm" draw:style-name="paloverde" svg:height="1mm" svg:y="148.0mm" svg:x="222.0mm"/>
          <draw:rect svg:width="1mm" draw:style-name="paloverde" svg:height="1mm" svg:y="148.0mm" svg:x="223.5mm"/>
          <draw:rect svg:width="1mm" draw:style-name="paloverde" svg:height="1mm" svg:y="148.0mm" svg:x="225.0mm"/>
          <draw:rect svg:width="1mm" draw:style-name="paloverde" svg:height="1mm" svg:y="148.0mm" svg:x="226.5mm"/>
          <draw:rect svg:width="1mm" draw:style-name="paloverde" svg:height="1mm" svg:y="148.0mm" svg:x="228.0mm"/>
          <draw:rect svg:width="1mm" draw:style-name="paloverde" svg:height="1mm" svg:y="148.0mm" svg:x="229.5mm"/>
          <draw:rect svg:width="1mm" draw:style-name="paloverde" svg:height="1mm" svg:y="148.0mm" svg:x="231.0mm"/>
          <draw:rect svg:width="1mm" draw:style-name="paloverde" svg:height="1mm" svg:y="148.0mm" svg:x="232.5mm"/>
          <draw:rect svg:width="1mm" draw:style-name="paloverde" svg:height="1mm" svg:y="148.0mm" svg:x="234.0mm"/>
          <draw:rect svg:width="1mm" draw:style-name="paloverde" svg:height="1mm" svg:y="148.0mm" svg:x="235.5mm"/>
          <draw:rect svg:width="1mm" draw:style-name="paloverde" svg:height="1mm" svg:y="148.0mm" svg:x="237.0mm"/>
          <draw:rect svg:width="1mm" draw:style-name="paloverde" svg:height="1mm" svg:y="148.0mm" svg:x="238.5mm"/>
          <draw:rect svg:width="1mm" draw:style-name="paloverde" svg:height="1mm" svg:y="148.0mm" svg:x="240.0mm"/>
          <draw:rect svg:width="1mm" draw:style-name="paloverde" svg:height="1mm" svg:y="148.0mm" svg:x="241.5mm"/>
          <draw:rect svg:width="1mm" draw:style-name="paloverde" svg:height="1mm" svg:y="148.0mm" svg:x="243.0mm"/>
          <draw:rect svg:width="1mm" draw:style-name="paloverde" svg:height="1mm" svg:y="148.0mm" svg:x="244.5mm"/>
          <draw:rect svg:width="1mm" draw:style-name="paloverde" svg:height="1mm" svg:y="148.0mm" svg:x="246.0mm"/>
          <draw:rect svg:width="1mm" draw:style-name="paloverde" svg:height="1mm" svg:y="149.5mm" svg:x="210.0mm"/>
          <draw:rect svg:width="1mm" draw:style-name="paloverde" svg:height="1mm" svg:y="149.5mm" svg:x="211.5mm"/>
          <draw:rect svg:width="1mm" draw:style-name="paloverde" svg:height="1mm" svg:y="149.5mm" svg:x="213.0mm"/>
          <draw:rect svg:width="1mm" draw:style-name="paloverde" svg:height="1mm" svg:y="149.5mm" svg:x="214.5mm"/>
          <draw:rect svg:width="1mm" draw:style-name="paloverde" svg:height="1mm" svg:y="149.5mm" svg:x="216.0mm"/>
          <draw:rect svg:width="1mm" draw:style-name="paloverde" svg:height="1mm" svg:y="149.5mm" svg:x="217.5mm"/>
          <draw:rect svg:width="1mm" draw:style-name="paloverde" svg:height="1mm" svg:y="149.5mm" svg:x="219.0mm"/>
          <draw:rect svg:width="1mm" draw:style-name="paloverde" svg:height="1mm" svg:y="149.5mm" svg:x="220.5mm"/>
          <draw:rect svg:width="1mm" draw:style-name="paloverde" svg:height="1mm" svg:y="149.5mm" svg:x="222.0mm"/>
          <draw:rect svg:width="1mm" draw:style-name="paloverde" svg:height="1mm" svg:y="149.5mm" svg:x="223.5mm"/>
          <draw:rect svg:width="1mm" draw:style-name="paloverde" svg:height="1mm" svg:y="149.5mm" svg:x="225.0mm"/>
          <draw:rect svg:width="1mm" draw:style-name="paloverde" svg:height="1mm" svg:y="149.5mm" svg:x="226.5mm"/>
          <draw:rect svg:width="1mm" draw:style-name="paloverde" svg:height="1mm" svg:y="149.5mm" svg:x="228.0mm"/>
          <draw:rect svg:width="1mm" draw:style-name="paloverde" svg:height="1mm" svg:y="149.5mm" svg:x="229.5mm"/>
          <draw:rect svg:width="1mm" draw:style-name="paloverde" svg:height="1mm" svg:y="149.5mm" svg:x="231.0mm"/>
          <draw:rect svg:width="1mm" draw:style-name="paloverde" svg:height="1mm" svg:y="149.5mm" svg:x="232.5mm"/>
          <draw:rect svg:width="1mm" draw:style-name="paloverde" svg:height="1mm" svg:y="149.5mm" svg:x="234.0mm"/>
          <draw:rect svg:width="1mm" draw:style-name="paloverde" svg:height="1mm" svg:y="149.5mm" svg:x="235.5mm"/>
          <draw:rect svg:width="1mm" draw:style-name="paloverde" svg:height="1mm" svg:y="149.5mm" svg:x="237.0mm"/>
          <draw:rect svg:width="1mm" draw:style-name="paloverde" svg:height="1mm" svg:y="149.5mm" svg:x="238.5mm"/>
          <draw:rect svg:width="1mm" draw:style-name="paloverde" svg:height="1mm" svg:y="149.5mm" svg:x="240.0mm"/>
          <draw:rect svg:width="1mm" draw:style-name="paloverde" svg:height="1mm" svg:y="149.5mm" svg:x="241.5mm"/>
          <draw:rect svg:width="1mm" draw:style-name="paloverde" svg:height="1mm" svg:y="149.5mm" svg:x="243.0mm"/>
          <draw:rect svg:width="1mm" draw:style-name="paloverde" svg:height="1mm" svg:y="149.5mm" svg:x="244.5mm"/>
          <draw:rect svg:width="1mm" draw:style-name="paloverde" svg:height="1mm" svg:y="149.5mm" svg:x="246.0mm"/>
          <draw:rect svg:width="1mm" draw:style-name="paloverde" svg:height="1mm" svg:y="151.0mm" svg:x="210.0mm"/>
          <draw:rect svg:width="1mm" draw:style-name="paloverde" svg:height="1mm" svg:y="151.0mm" svg:x="211.5mm"/>
          <draw:rect svg:width="1mm" draw:style-name="paloverde" svg:height="1mm" svg:y="151.0mm" svg:x="213.0mm"/>
          <draw:rect svg:width="1mm" draw:style-name="paloverde" svg:height="1mm" svg:y="151.0mm" svg:x="214.5mm"/>
          <draw:rect svg:width="1mm" draw:style-name="paloverde" svg:height="1mm" svg:y="151.0mm" svg:x="216.0mm"/>
          <draw:rect svg:width="1mm" draw:style-name="paloverde" svg:height="1mm" svg:y="151.0mm" svg:x="217.5mm"/>
          <draw:rect svg:width="1mm" draw:style-name="paloverde" svg:height="1mm" svg:y="151.0mm" svg:x="219.0mm"/>
          <draw:rect svg:width="1mm" draw:style-name="paloverde" svg:height="1mm" svg:y="151.0mm" svg:x="220.5mm"/>
          <draw:rect svg:width="1mm" draw:style-name="paloverde" svg:height="1mm" svg:y="151.0mm" svg:x="222.0mm"/>
          <draw:rect svg:width="1mm" draw:style-name="paloverde" svg:height="1mm" svg:y="151.0mm" svg:x="223.5mm"/>
          <draw:rect svg:width="1mm" draw:style-name="paloverde" svg:height="1mm" svg:y="151.0mm" svg:x="225.0mm"/>
          <draw:rect svg:width="1mm" draw:style-name="paloverde" svg:height="1mm" svg:y="151.0mm" svg:x="226.5mm"/>
          <draw:rect svg:width="1mm" draw:style-name="paloverde" svg:height="1mm" svg:y="151.0mm" svg:x="228.0mm"/>
          <draw:rect svg:width="1mm" draw:style-name="paloverde" svg:height="1mm" svg:y="151.0mm" svg:x="229.5mm"/>
          <draw:rect svg:width="1mm" draw:style-name="paloverde" svg:height="1mm" svg:y="151.0mm" svg:x="231.0mm"/>
          <draw:rect svg:width="1mm" draw:style-name="paloverde" svg:height="1mm" svg:y="151.0mm" svg:x="232.5mm"/>
          <draw:rect svg:width="1mm" draw:style-name="paloverde" svg:height="1mm" svg:y="151.0mm" svg:x="234.0mm"/>
          <draw:rect svg:width="1mm" draw:style-name="paloverde" svg:height="1mm" svg:y="151.0mm" svg:x="235.5mm"/>
          <draw:rect svg:width="1mm" draw:style-name="paloverde" svg:height="1mm" svg:y="151.0mm" svg:x="237.0mm"/>
          <draw:rect svg:width="1mm" draw:style-name="paloverde" svg:height="1mm" svg:y="151.0mm" svg:x="238.5mm"/>
          <draw:rect svg:width="1mm" draw:style-name="paloverde" svg:height="1mm" svg:y="151.0mm" svg:x="240.0mm"/>
          <draw:rect svg:width="1mm" draw:style-name="paloverde" svg:height="1mm" svg:y="151.0mm" svg:x="241.5mm"/>
          <draw:rect svg:width="1mm" draw:style-name="paloverde" svg:height="1mm" svg:y="151.0mm" svg:x="243.0mm"/>
          <draw:rect svg:width="1mm" draw:style-name="paloverde" svg:height="1mm" svg:y="151.0mm" svg:x="244.5mm"/>
          <draw:rect svg:width="1mm" draw:style-name="paloverde" svg:height="1mm" svg:y="151.0mm" svg:x="246.0mm"/>
          <draw:rect svg:width="1mm" draw:style-name="paloverde" svg:height="1mm" svg:y="152.5mm" svg:x="210.0mm"/>
          <draw:rect svg:width="1mm" draw:style-name="paloverde" svg:height="1mm" svg:y="152.5mm" svg:x="211.5mm"/>
          <draw:rect svg:width="1mm" draw:style-name="paloverde" svg:height="1mm" svg:y="152.5mm" svg:x="213.0mm"/>
          <draw:rect svg:width="1mm" draw:style-name="paloverde" svg:height="1mm" svg:y="152.5mm" svg:x="214.5mm"/>
          <draw:rect svg:width="1mm" draw:style-name="paloverde" svg:height="1mm" svg:y="152.5mm" svg:x="216.0mm"/>
          <draw:rect svg:width="1mm" draw:style-name="paloverde" svg:height="1mm" svg:y="152.5mm" svg:x="217.5mm"/>
          <draw:rect svg:width="1mm" draw:style-name="paloverde" svg:height="1mm" svg:y="152.5mm" svg:x="219.0mm"/>
          <draw:rect svg:width="1mm" draw:style-name="paloverde" svg:height="1mm" svg:y="152.5mm" svg:x="220.5mm"/>
          <draw:rect svg:width="1mm" draw:style-name="paloverde" svg:height="1mm" svg:y="152.5mm" svg:x="222.0mm"/>
          <draw:rect svg:width="1mm" draw:style-name="paloverde" svg:height="1mm" svg:y="152.5mm" svg:x="223.5mm"/>
          <draw:rect svg:width="1mm" draw:style-name="paloverde" svg:height="1mm" svg:y="152.5mm" svg:x="225.0mm"/>
          <draw:rect svg:width="1mm" draw:style-name="paloverde" svg:height="1mm" svg:y="152.5mm" svg:x="226.5mm"/>
          <draw:rect svg:width="1mm" draw:style-name="paloverde" svg:height="1mm" svg:y="152.5mm" svg:x="228.0mm"/>
          <draw:rect svg:width="1mm" draw:style-name="paloverde" svg:height="1mm" svg:y="152.5mm" svg:x="229.5mm"/>
          <draw:rect svg:width="1mm" draw:style-name="paloverde" svg:height="1mm" svg:y="152.5mm" svg:x="231.0mm"/>
          <draw:rect svg:width="1mm" draw:style-name="paloverde" svg:height="1mm" svg:y="152.5mm" svg:x="232.5mm"/>
          <draw:rect svg:width="1mm" draw:style-name="paloverde" svg:height="1mm" svg:y="152.5mm" svg:x="234.0mm"/>
          <draw:rect svg:width="1mm" draw:style-name="paloverde" svg:height="1mm" svg:y="152.5mm" svg:x="235.5mm"/>
          <draw:rect svg:width="1mm" draw:style-name="paloverde" svg:height="1mm" svg:y="152.5mm" svg:x="237.0mm"/>
          <draw:rect svg:width="1mm" draw:style-name="paloverde" svg:height="1mm" svg:y="152.5mm" svg:x="238.5mm"/>
          <draw:rect svg:width="1mm" draw:style-name="paloverde" svg:height="1mm" svg:y="152.5mm" svg:x="240.0mm"/>
          <draw:rect svg:width="1mm" draw:style-name="paloverde" svg:height="1mm" svg:y="152.5mm" svg:x="241.5mm"/>
          <draw:rect svg:width="1mm" draw:style-name="paloverde" svg:height="1mm" svg:y="152.5mm" svg:x="243.0mm"/>
          <draw:rect svg:width="1mm" draw:style-name="paloverde" svg:height="1mm" svg:y="152.5mm" svg:x="244.5mm"/>
          <draw:rect svg:width="1mm" draw:style-name="paloverde" svg:height="1mm" svg:y="152.5mm" svg:x="246.0mm"/>
          <draw:frame svg:width="60mm" draw:style-name="texto" svg:height="10mm" svg:y="113.0mm" svg:x="255.5mm">
            <draw:text-box>
              <text:p>Ley reservada del cobre</text:p>
            </draw:text-box>
          </draw:frame>
        </draw:g>
        <draw:g>
          <draw:rect svg:width="1mm" draw:style-name="paloverde" svg:height="1mm" svg:y="158.0mm" svg:x="210.0mm"/>
          <draw:rect svg:width="1mm" draw:style-name="paloverde" svg:height="1mm" svg:y="158.0mm" svg:x="211.5mm"/>
          <draw:rect svg:width="1mm" draw:style-name="paloverde" svg:height="1mm" svg:y="158.0mm" svg:x="213.0mm"/>
          <draw:rect svg:width="1mm" draw:style-name="paloverde" svg:height="1mm" svg:y="158.0mm" svg:x="214.5mm"/>
          <draw:rect svg:width="1mm" draw:style-name="paloverde" svg:height="1mm" svg:y="158.0mm" svg:x="216.0mm"/>
          <draw:rect svg:width="1mm" draw:style-name="paloverde" svg:height="1mm" svg:y="158.0mm" svg:x="217.5mm"/>
          <draw:rect svg:width="1mm" draw:style-name="paloverde" svg:height="1mm" svg:y="158.0mm" svg:x="219.0mm"/>
          <draw:rect svg:width="1mm" draw:style-name="paloverde" svg:height="1mm" svg:y="158.0mm" svg:x="220.5mm"/>
          <draw:rect svg:width="1mm" draw:style-name="paloverde" svg:height="1mm" svg:y="158.0mm" svg:x="222.0mm"/>
          <draw:rect svg:width="1mm" draw:style-name="paloverde" svg:height="1mm" svg:y="158.0mm" svg:x="223.5mm"/>
          <draw:rect svg:width="1mm" draw:style-name="paloverde" svg:height="1mm" svg:y="158.0mm" svg:x="225.0mm"/>
          <draw:rect svg:width="1mm" draw:style-name="paloverde" svg:height="1mm" svg:y="158.0mm" svg:x="226.5mm"/>
          <draw:rect svg:width="1mm" draw:style-name="paloverde" svg:height="1mm" svg:y="158.0mm" svg:x="228.0mm"/>
          <draw:rect svg:width="1mm" draw:style-name="paloverde" svg:height="1mm" svg:y="158.0mm" svg:x="229.5mm"/>
          <draw:rect svg:width="1mm" draw:style-name="paloverde" svg:height="1mm" svg:y="158.0mm" svg:x="231.0mm"/>
          <draw:rect svg:width="1mm" draw:style-name="paloverde" svg:height="1mm" svg:y="158.0mm" svg:x="232.5mm"/>
          <draw:rect svg:width="1mm" draw:style-name="paloverde" svg:height="1mm" svg:y="158.0mm" svg:x="234.0mm"/>
          <draw:rect svg:width="1mm" draw:style-name="paloverde" svg:height="1mm" svg:y="158.0mm" svg:x="235.5mm"/>
          <draw:rect svg:width="1mm" draw:style-name="paloverde" svg:height="1mm" svg:y="158.0mm" svg:x="237.0mm"/>
          <draw:rect svg:width="1mm" draw:style-name="paloverde" svg:height="1mm" svg:y="158.0mm" svg:x="238.5mm"/>
          <draw:rect svg:width="1mm" draw:style-name="paloverde" svg:height="1mm" svg:y="158.0mm" svg:x="240.0mm"/>
          <draw:rect svg:width="1mm" draw:style-name="paloverde" svg:height="1mm" svg:y="158.0mm" svg:x="241.5mm"/>
          <draw:rect svg:width="1mm" draw:style-name="paloverde" svg:height="1mm" svg:y="158.0mm" svg:x="243.0mm"/>
          <draw:rect svg:width="1mm" draw:style-name="paloverde" svg:height="1mm" svg:y="158.0mm" svg:x="244.5mm"/>
          <draw:rect svg:width="1mm" draw:style-name="paloverde" svg:height="1mm" svg:y="158.0mm" svg:x="246.0mm"/>
          <draw:rect svg:width="1mm" draw:style-name="paloverde" svg:height="1mm" svg:y="159.5mm" svg:x="210.0mm"/>
          <draw:rect svg:width="1mm" draw:style-name="paloverde" svg:height="1mm" svg:y="159.5mm" svg:x="211.5mm"/>
          <draw:rect svg:width="1mm" draw:style-name="paloverde" svg:height="1mm" svg:y="159.5mm" svg:x="213.0mm"/>
          <draw:rect svg:width="1mm" draw:style-name="paloverde" svg:height="1mm" svg:y="159.5mm" svg:x="214.5mm"/>
          <draw:rect svg:width="1mm" draw:style-name="paloverde" svg:height="1mm" svg:y="159.5mm" svg:x="216.0mm"/>
          <draw:rect svg:width="1mm" draw:style-name="paloverde" svg:height="1mm" svg:y="159.5mm" svg:x="217.5mm"/>
          <draw:rect svg:width="1mm" draw:style-name="paloverde" svg:height="1mm" svg:y="159.5mm" svg:x="219.0mm"/>
          <draw:rect svg:width="1mm" draw:style-name="paloverde" svg:height="1mm" svg:y="159.5mm" svg:x="220.5mm"/>
          <draw:rect svg:width="1mm" draw:style-name="paloverde" svg:height="1mm" svg:y="159.5mm" svg:x="222.0mm"/>
          <draw:rect svg:width="1mm" draw:style-name="paloverde" svg:height="1mm" svg:y="159.5mm" svg:x="223.5mm"/>
          <draw:rect svg:width="1mm" draw:style-name="paloverde" svg:height="1mm" svg:y="159.5mm" svg:x="225.0mm"/>
          <draw:rect svg:width="1mm" draw:style-name="paloverde" svg:height="1mm" svg:y="159.5mm" svg:x="226.5mm"/>
          <draw:rect svg:width="1mm" draw:style-name="paloverde" svg:height="1mm" svg:y="159.5mm" svg:x="228.0mm"/>
          <draw:rect svg:width="1mm" draw:style-name="paloverde" svg:height="1mm" svg:y="159.5mm" svg:x="229.5mm"/>
          <draw:rect svg:width="1mm" draw:style-name="paloverde" svg:height="1mm" svg:y="159.5mm" svg:x="231.0mm"/>
          <draw:rect svg:width="1mm" draw:style-name="paloverde" svg:height="1mm" svg:y="159.5mm" svg:x="232.5mm"/>
          <draw:rect svg:width="1mm" draw:style-name="paloverde" svg:height="1mm" svg:y="159.5mm" svg:x="234.0mm"/>
          <draw:rect svg:width="1mm" draw:style-name="paloverde" svg:height="1mm" svg:y="159.5mm" svg:x="235.5mm"/>
          <draw:rect svg:width="1mm" draw:style-name="paloverde" svg:height="1mm" svg:y="159.5mm" svg:x="237.0mm"/>
          <draw:rect svg:width="1mm" draw:style-name="paloverde" svg:height="1mm" svg:y="159.5mm" svg:x="238.5mm"/>
          <draw:rect svg:width="1mm" draw:style-name="paloverde" svg:height="1mm" svg:y="159.5mm" svg:x="240.0mm"/>
          <draw:rect svg:width="1mm" draw:style-name="paloverde" svg:height="1mm" svg:y="159.5mm" svg:x="241.5mm"/>
          <draw:rect svg:width="1mm" draw:style-name="paloverde" svg:height="1mm" svg:y="159.5mm" svg:x="243.0mm"/>
          <draw:rect svg:width="1mm" draw:style-name="paloverde" svg:height="1mm" svg:y="159.5mm" svg:x="244.5mm"/>
          <draw:rect svg:width="1mm" draw:style-name="paloverde" svg:height="1mm" svg:y="159.5mm" svg:x="246.0mm"/>
          <draw:rect svg:width="1mm" draw:style-name="paloverde" svg:height="1mm" svg:y="161.0mm" svg:x="210.0mm"/>
          <draw:rect svg:width="1mm" draw:style-name="paloverde" svg:height="1mm" svg:y="161.0mm" svg:x="211.5mm"/>
          <draw:rect svg:width="1mm" draw:style-name="paloverde" svg:height="1mm" svg:y="161.0mm" svg:x="213.0mm"/>
          <draw:rect svg:width="1mm" draw:style-name="paloverde" svg:height="1mm" svg:y="161.0mm" svg:x="214.5mm"/>
          <draw:rect svg:width="1mm" draw:style-name="paloverde" svg:height="1mm" svg:y="161.0mm" svg:x="216.0mm"/>
          <draw:rect svg:width="1mm" draw:style-name="paloverde" svg:height="1mm" svg:y="161.0mm" svg:x="217.5mm"/>
          <draw:rect svg:width="1mm" draw:style-name="paloverde" svg:height="1mm" svg:y="161.0mm" svg:x="219.0mm"/>
          <draw:rect svg:width="1mm" draw:style-name="paloverde" svg:height="1mm" svg:y="161.0mm" svg:x="220.5mm"/>
          <draw:rect svg:width="1mm" draw:style-name="paloverde" svg:height="1mm" svg:y="161.0mm" svg:x="222.0mm"/>
          <draw:rect svg:width="1mm" draw:style-name="paloverde" svg:height="1mm" svg:y="161.0mm" svg:x="223.5mm"/>
          <draw:rect svg:width="1mm" draw:style-name="paloverde" svg:height="1mm" svg:y="161.0mm" svg:x="225.0mm"/>
          <draw:rect svg:width="1mm" draw:style-name="paloverde" svg:height="1mm" svg:y="161.0mm" svg:x="226.5mm"/>
          <draw:rect svg:width="1mm" draw:style-name="paloverde" svg:height="1mm" svg:y="161.0mm" svg:x="228.0mm"/>
          <draw:rect svg:width="1mm" draw:style-name="paloverde" svg:height="1mm" svg:y="161.0mm" svg:x="229.5mm"/>
          <draw:rect svg:width="1mm" draw:style-name="paloverde" svg:height="1mm" svg:y="161.0mm" svg:x="231.0mm"/>
          <draw:rect svg:width="1mm" draw:style-name="paloverde" svg:height="1mm" svg:y="161.0mm" svg:x="232.5mm"/>
          <draw:rect svg:width="1mm" draw:style-name="paloverde" svg:height="1mm" svg:y="161.0mm" svg:x="234.0mm"/>
          <draw:rect svg:width="1mm" draw:style-name="paloverde" svg:height="1mm" svg:y="161.0mm" svg:x="235.5mm"/>
          <draw:rect svg:width="1mm" draw:style-name="paloverde" svg:height="1mm" svg:y="161.0mm" svg:x="237.0mm"/>
          <draw:rect svg:width="1mm" draw:style-name="paloverde" svg:height="1mm" svg:y="161.0mm" svg:x="238.5mm"/>
          <draw:rect svg:width="1mm" draw:style-name="paloverde" svg:height="1mm" svg:y="161.0mm" svg:x="240.0mm"/>
          <draw:rect svg:width="1mm" draw:style-name="paloverde" svg:height="1mm" svg:y="161.0mm" svg:x="241.5mm"/>
          <draw:rect svg:width="1mm" draw:style-name="paloverde" svg:height="1mm" svg:y="161.0mm" svg:x="243.0mm"/>
          <draw:rect svg:width="1mm" draw:style-name="paloverde" svg:height="1mm" svg:y="161.0mm" svg:x="244.5mm"/>
          <draw:rect svg:width="1mm" draw:style-name="paloverde" svg:height="1mm" svg:y="161.0mm" svg:x="246.0mm"/>
          <draw:rect svg:width="1mm" draw:style-name="paloverde" svg:height="1mm" svg:y="162.5mm" svg:x="210.0mm"/>
          <draw:rect svg:width="1mm" draw:style-name="paloverde" svg:height="1mm" svg:y="162.5mm" svg:x="211.5mm"/>
          <draw:rect svg:width="1mm" draw:style-name="paloverde" svg:height="1mm" svg:y="162.5mm" svg:x="213.0mm"/>
          <draw:rect svg:width="1mm" draw:style-name="paloverde" svg:height="1mm" svg:y="162.5mm" svg:x="214.5mm"/>
          <draw:rect svg:width="1mm" draw:style-name="paloverde" svg:height="1mm" svg:y="162.5mm" svg:x="216.0mm"/>
          <draw:rect svg:width="1mm" draw:style-name="paloverde" svg:height="1mm" svg:y="162.5mm" svg:x="217.5mm"/>
          <draw:rect svg:width="1mm" draw:style-name="paloverde" svg:height="1mm" svg:y="162.5mm" svg:x="219.0mm"/>
          <draw:rect svg:width="1mm" draw:style-name="paloverde" svg:height="1mm" svg:y="162.5mm" svg:x="220.5mm"/>
          <draw:rect svg:width="1mm" draw:style-name="paloverde" svg:height="1mm" svg:y="162.5mm" svg:x="222.0mm"/>
          <draw:rect svg:width="1mm" draw:style-name="paloverde" svg:height="1mm" svg:y="162.5mm" svg:x="223.5mm"/>
          <draw:rect svg:width="1mm" draw:style-name="paloverde" svg:height="1mm" svg:y="162.5mm" svg:x="225.0mm"/>
          <draw:rect svg:width="1mm" draw:style-name="paloverde" svg:height="1mm" svg:y="162.5mm" svg:x="226.5mm"/>
          <draw:rect svg:width="1mm" draw:style-name="paloverde" svg:height="1mm" svg:y="162.5mm" svg:x="228.0mm"/>
          <draw:rect svg:width="1mm" draw:style-name="paloverde" svg:height="1mm" svg:y="162.5mm" svg:x="229.5mm"/>
          <draw:rect svg:width="1mm" draw:style-name="paloverde" svg:height="1mm" svg:y="162.5mm" svg:x="231.0mm"/>
          <draw:rect svg:width="1mm" draw:style-name="paloverde" svg:height="1mm" svg:y="162.5mm" svg:x="232.5mm"/>
          <draw:rect svg:width="1mm" draw:style-name="paloverde" svg:height="1mm" svg:y="162.5mm" svg:x="234.0mm"/>
          <draw:rect svg:width="1mm" draw:style-name="paloverde" svg:height="1mm" svg:y="162.5mm" svg:x="235.5mm"/>
          <draw:rect svg:width="1mm" draw:style-name="paloverde" svg:height="1mm" svg:y="162.5mm" svg:x="237.0mm"/>
          <draw:rect svg:width="1mm" draw:style-name="paloverde" svg:height="1mm" svg:y="162.5mm" svg:x="238.5mm"/>
          <draw:rect svg:width="1mm" draw:style-name="paloverde" svg:height="1mm" svg:y="162.5mm" svg:x="240.0mm"/>
          <draw:rect svg:width="1mm" draw:style-name="paloverde" svg:height="1mm" svg:y="162.5mm" svg:x="241.5mm"/>
          <draw:rect svg:width="1mm" draw:style-name="paloverde" svg:height="1mm" svg:y="162.5mm" svg:x="243.0mm"/>
          <draw:rect svg:width="1mm" draw:style-name="paloverde" svg:height="1mm" svg:y="162.5mm" svg:x="244.5mm"/>
          <draw:rect svg:width="1mm" draw:style-name="paloverde" svg:height="1mm" svg:y="162.5mm" svg:x="246.0mm"/>
          <draw:rect svg:width="1mm" draw:style-name="paloverde" svg:height="1mm" svg:y="164.0mm" svg:x="210.0mm"/>
          <draw:rect svg:width="1mm" draw:style-name="paloverde" svg:height="1mm" svg:y="164.0mm" svg:x="211.5mm"/>
          <draw:rect svg:width="1mm" draw:style-name="paloverde" svg:height="1mm" svg:y="164.0mm" svg:x="213.0mm"/>
          <draw:rect svg:width="1mm" draw:style-name="paloverde" svg:height="1mm" svg:y="164.0mm" svg:x="214.5mm"/>
          <draw:rect svg:width="1mm" draw:style-name="paloverde" svg:height="1mm" svg:y="164.0mm" svg:x="216.0mm"/>
          <draw:rect svg:width="1mm" draw:style-name="paloverde" svg:height="1mm" svg:y="164.0mm" svg:x="217.5mm"/>
          <draw:rect svg:width="1mm" draw:style-name="paloverde" svg:height="1mm" svg:y="164.0mm" svg:x="219.0mm"/>
          <draw:rect svg:width="1mm" draw:style-name="paloverde" svg:height="1mm" svg:y="164.0mm" svg:x="220.5mm"/>
          <draw:rect svg:width="1mm" draw:style-name="paloverde" svg:height="1mm" svg:y="164.0mm" svg:x="222.0mm"/>
          <draw:rect svg:width="1mm" draw:style-name="paloverde" svg:height="1mm" svg:y="164.0mm" svg:x="223.5mm"/>
          <draw:rect svg:width="1mm" draw:style-name="paloverde" svg:height="1mm" svg:y="164.0mm" svg:x="225.0mm"/>
          <draw:rect svg:width="1mm" draw:style-name="paloverde" svg:height="1mm" svg:y="164.0mm" svg:x="226.5mm"/>
          <draw:rect svg:width="1mm" draw:style-name="paloverde" svg:height="1mm" svg:y="164.0mm" svg:x="228.0mm"/>
          <draw:rect svg:width="1mm" draw:style-name="paloverde" svg:height="1mm" svg:y="164.0mm" svg:x="229.5mm"/>
          <draw:rect svg:width="1mm" draw:style-name="paloverde" svg:height="1mm" svg:y="164.0mm" svg:x="231.0mm"/>
          <draw:rect svg:width="1mm" draw:style-name="paloverde" svg:height="1mm" svg:y="164.0mm" svg:x="232.5mm"/>
          <draw:rect svg:width="1mm" draw:style-name="paloverde" svg:height="1mm" svg:y="164.0mm" svg:x="234.0mm"/>
          <draw:rect svg:width="1mm" draw:style-name="paloverde" svg:height="1mm" svg:y="164.0mm" svg:x="235.5mm"/>
          <draw:rect svg:width="1mm" draw:style-name="paloverde" svg:height="1mm" svg:y="164.0mm" svg:x="237.0mm"/>
          <draw:rect svg:width="1mm" draw:style-name="paloverde" svg:height="1mm" svg:y="164.0mm" svg:x="238.5mm"/>
          <draw:rect svg:width="1mm" draw:style-name="paloverde" svg:height="1mm" svg:y="164.0mm" svg:x="240.0mm"/>
          <draw:rect svg:width="1mm" draw:style-name="paloverde" svg:height="1mm" svg:y="164.0mm" svg:x="241.5mm"/>
          <draw:rect svg:width="1mm" draw:style-name="paloverde" svg:height="1mm" svg:y="164.0mm" svg:x="243.0mm"/>
          <draw:rect svg:width="1mm" draw:style-name="paloverde" svg:height="1mm" svg:y="164.0mm" svg:x="244.5mm"/>
          <draw:rect svg:width="1mm" draw:style-name="paloverde" svg:height="1mm" svg:y="164.0mm" svg:x="246.0mm"/>
          <draw:rect svg:width="1mm" draw:style-name="paloverde" svg:height="1mm" svg:y="165.5mm" svg:x="210.0mm"/>
          <draw:rect svg:width="1mm" draw:style-name="paloverde" svg:height="1mm" svg:y="165.5mm" svg:x="211.5mm"/>
          <draw:rect svg:width="1mm" draw:style-name="paloverde" svg:height="1mm" svg:y="165.5mm" svg:x="213.0mm"/>
          <draw:rect svg:width="1mm" draw:style-name="paloverde" svg:height="1mm" svg:y="165.5mm" svg:x="214.5mm"/>
          <draw:rect svg:width="1mm" draw:style-name="paloverde" svg:height="1mm" svg:y="165.5mm" svg:x="216.0mm"/>
          <draw:rect svg:width="1mm" draw:style-name="paloverde" svg:height="1mm" svg:y="165.5mm" svg:x="217.5mm"/>
          <draw:rect svg:width="1mm" draw:style-name="paloverde" svg:height="1mm" svg:y="165.5mm" svg:x="219.0mm"/>
          <draw:rect svg:width="1mm" draw:style-name="paloverde" svg:height="1mm" svg:y="165.5mm" svg:x="220.5mm"/>
          <draw:rect svg:width="1mm" draw:style-name="paloverde" svg:height="1mm" svg:y="165.5mm" svg:x="222.0mm"/>
          <draw:rect svg:width="1mm" draw:style-name="paloverde" svg:height="1mm" svg:y="165.5mm" svg:x="223.5mm"/>
          <draw:rect svg:width="1mm" draw:style-name="paloverde" svg:height="1mm" svg:y="165.5mm" svg:x="225.0mm"/>
          <draw:rect svg:width="1mm" draw:style-name="paloverde" svg:height="1mm" svg:y="165.5mm" svg:x="226.5mm"/>
          <draw:rect svg:width="1mm" draw:style-name="paloverde" svg:height="1mm" svg:y="165.5mm" svg:x="228.0mm"/>
          <draw:rect svg:width="1mm" draw:style-name="paloverde" svg:height="1mm" svg:y="165.5mm" svg:x="229.5mm"/>
          <draw:rect svg:width="1mm" draw:style-name="paloverde" svg:height="1mm" svg:y="165.5mm" svg:x="231.0mm"/>
          <draw:rect svg:width="1mm" draw:style-name="paloverde" svg:height="1mm" svg:y="165.5mm" svg:x="232.5mm"/>
          <draw:rect svg:width="1mm" draw:style-name="paloverde" svg:height="1mm" svg:y="165.5mm" svg:x="234.0mm"/>
          <draw:rect svg:width="1mm" draw:style-name="paloverde" svg:height="1mm" svg:y="165.5mm" svg:x="235.5mm"/>
          <draw:rect svg:width="1mm" draw:style-name="paloverde" svg:height="1mm" svg:y="165.5mm" svg:x="237.0mm"/>
          <draw:rect svg:width="1mm" draw:style-name="paloverde" svg:height="1mm" svg:y="165.5mm" svg:x="238.5mm"/>
          <draw:rect svg:width="1mm" draw:style-name="paloverde" svg:height="1mm" svg:y="165.5mm" svg:x="240.0mm"/>
          <draw:rect svg:width="1mm" draw:style-name="paloverde" svg:height="1mm" svg:y="165.5mm" svg:x="241.5mm"/>
          <draw:rect svg:width="1mm" draw:style-name="paloverde" svg:height="1mm" svg:y="165.5mm" svg:x="243.0mm"/>
          <draw:rect svg:width="1mm" draw:style-name="paloverde" svg:height="1mm" svg:y="165.5mm" svg:x="244.5mm"/>
          <draw:rect svg:width="1mm" draw:style-name="paloverde" svg:height="1mm" svg:y="165.5mm" svg:x="246.0mm"/>
          <draw:rect svg:width="1mm" draw:style-name="paloverde" svg:height="1mm" svg:y="167.0mm" svg:x="210.0mm"/>
          <draw:rect svg:width="1mm" draw:style-name="paloverde" svg:height="1mm" svg:y="167.0mm" svg:x="211.5mm"/>
          <draw:rect svg:width="1mm" draw:style-name="paloverde" svg:height="1mm" svg:y="167.0mm" svg:x="213.0mm"/>
          <draw:rect svg:width="1mm" draw:style-name="paloverde" svg:height="1mm" svg:y="167.0mm" svg:x="214.5mm"/>
          <draw:rect svg:width="1mm" draw:style-name="paloverde" svg:height="1mm" svg:y="167.0mm" svg:x="216.0mm"/>
          <draw:rect svg:width="1mm" draw:style-name="paloverde" svg:height="1mm" svg:y="167.0mm" svg:x="217.5mm"/>
          <draw:rect svg:width="1mm" draw:style-name="paloverde" svg:height="1mm" svg:y="167.0mm" svg:x="219.0mm"/>
          <draw:rect svg:width="1mm" draw:style-name="paloverde" svg:height="1mm" svg:y="167.0mm" svg:x="220.5mm"/>
          <draw:rect svg:width="1mm" draw:style-name="paloverde" svg:height="1mm" svg:y="167.0mm" svg:x="222.0mm"/>
          <draw:rect svg:width="1mm" draw:style-name="paloverde" svg:height="1mm" svg:y="167.0mm" svg:x="223.5mm"/>
          <draw:rect svg:width="1mm" draw:style-name="paloverde" svg:height="1mm" svg:y="167.0mm" svg:x="225.0mm"/>
          <draw:rect svg:width="1mm" draw:style-name="paloverde" svg:height="1mm" svg:y="167.0mm" svg:x="226.5mm"/>
          <draw:rect svg:width="1mm" draw:style-name="paloverde" svg:height="1mm" svg:y="167.0mm" svg:x="228.0mm"/>
          <draw:rect svg:width="1mm" draw:style-name="paloverde" svg:height="1mm" svg:y="167.0mm" svg:x="229.5mm"/>
          <draw:rect svg:width="1mm" draw:style-name="paloverde" svg:height="1mm" svg:y="167.0mm" svg:x="231.0mm"/>
          <draw:rect svg:width="1mm" draw:style-name="paloverde" svg:height="1mm" svg:y="167.0mm" svg:x="232.5mm"/>
          <draw:rect svg:width="1mm" draw:style-name="paloverde" svg:height="1mm" svg:y="167.0mm" svg:x="234.0mm"/>
          <draw:rect svg:width="1mm" draw:style-name="paloverde" svg:height="1mm" svg:y="167.0mm" svg:x="235.5mm"/>
          <draw:rect svg:width="1mm" draw:style-name="paloverde" svg:height="1mm" svg:y="167.0mm" svg:x="237.0mm"/>
          <draw:rect svg:width="1mm" draw:style-name="paloverde" svg:height="1mm" svg:y="167.0mm" svg:x="238.5mm"/>
          <draw:rect svg:width="1mm" draw:style-name="paloverde" svg:height="1mm" svg:y="167.0mm" svg:x="240.0mm"/>
          <draw:rect svg:width="1mm" draw:style-name="paloverde" svg:height="1mm" svg:y="167.0mm" svg:x="241.5mm"/>
          <draw:rect svg:width="1mm" draw:style-name="paloverde" svg:height="1mm" svg:y="167.0mm" svg:x="243.0mm"/>
          <draw:rect svg:width="1mm" draw:style-name="paloverde" svg:height="1mm" svg:y="167.0mm" svg:x="244.5mm"/>
          <draw:rect svg:width="1mm" draw:style-name="paloverde" svg:height="1mm" svg:y="167.0mm" svg:x="246.0mm"/>
          <draw:rect svg:width="1mm" draw:style-name="paloverde" svg:height="1mm" svg:y="168.5mm" svg:x="210.0mm"/>
          <draw:rect svg:width="1mm" draw:style-name="paloverde" svg:height="1mm" svg:y="168.5mm" svg:x="211.5mm"/>
          <draw:rect svg:width="1mm" draw:style-name="paloverde" svg:height="1mm" svg:y="168.5mm" svg:x="213.0mm"/>
          <draw:rect svg:width="1mm" draw:style-name="paloverde" svg:height="1mm" svg:y="168.5mm" svg:x="214.5mm"/>
          <draw:rect svg:width="1mm" draw:style-name="paloverde" svg:height="1mm" svg:y="168.5mm" svg:x="216.0mm"/>
          <draw:rect svg:width="1mm" draw:style-name="paloverde" svg:height="1mm" svg:y="168.5mm" svg:x="217.5mm"/>
          <draw:rect svg:width="1mm" draw:style-name="paloverde" svg:height="1mm" svg:y="168.5mm" svg:x="219.0mm"/>
          <draw:rect svg:width="1mm" draw:style-name="paloverde" svg:height="1mm" svg:y="168.5mm" svg:x="220.5mm"/>
          <draw:rect svg:width="1mm" draw:style-name="paloverde" svg:height="1mm" svg:y="168.5mm" svg:x="222.0mm"/>
          <draw:rect svg:width="1mm" draw:style-name="paloverde" svg:height="1mm" svg:y="168.5mm" svg:x="223.5mm"/>
          <draw:rect svg:width="1mm" draw:style-name="paloverde" svg:height="1mm" svg:y="168.5mm" svg:x="225.0mm"/>
          <draw:rect svg:width="1mm" draw:style-name="paloverde" svg:height="1mm" svg:y="168.5mm" svg:x="226.5mm"/>
          <draw:rect svg:width="1mm" draw:style-name="paloverde" svg:height="1mm" svg:y="168.5mm" svg:x="228.0mm"/>
          <draw:rect svg:width="1mm" draw:style-name="paloverde" svg:height="1mm" svg:y="168.5mm" svg:x="229.5mm"/>
          <draw:rect svg:width="1mm" draw:style-name="paloverde" svg:height="1mm" svg:y="168.5mm" svg:x="231.0mm"/>
          <draw:rect svg:width="1mm" draw:style-name="paloverde" svg:height="1mm" svg:y="168.5mm" svg:x="232.5mm"/>
          <draw:rect svg:width="1mm" draw:style-name="paloverde" svg:height="1mm" svg:y="168.5mm" svg:x="234.0mm"/>
          <draw:rect svg:width="1mm" draw:style-name="paloverde" svg:height="1mm" svg:y="168.5mm" svg:x="235.5mm"/>
          <draw:rect svg:width="1mm" draw:style-name="paloverde" svg:height="1mm" svg:y="168.5mm" svg:x="237.0mm"/>
          <draw:rect svg:width="1mm" draw:style-name="paloverde" svg:height="1mm" svg:y="168.5mm" svg:x="238.5mm"/>
          <draw:rect svg:width="1mm" draw:style-name="paloverde" svg:height="1mm" svg:y="168.5mm" svg:x="240.0mm"/>
          <draw:rect svg:width="1mm" draw:style-name="paloverde" svg:height="1mm" svg:y="168.5mm" svg:x="241.5mm"/>
          <draw:rect svg:width="1mm" draw:style-name="paloverde" svg:height="1mm" svg:y="168.5mm" svg:x="243.0mm"/>
          <draw:rect svg:width="1mm" draw:style-name="paloverde" svg:height="1mm" svg:y="168.5mm" svg:x="244.5mm"/>
          <draw:rect svg:width="1mm" draw:style-name="paloverde" svg:height="1mm" svg:y="168.5mm" svg:x="246.0mm"/>
          <draw:rect svg:width="1mm" draw:style-name="paloverde" svg:height="1mm" svg:y="170.0mm" svg:x="210.0mm"/>
          <draw:rect svg:width="1mm" draw:style-name="paloverde" svg:height="1mm" svg:y="170.0mm" svg:x="211.5mm"/>
          <draw:rect svg:width="1mm" draw:style-name="paloverde" svg:height="1mm" svg:y="170.0mm" svg:x="213.0mm"/>
          <draw:rect svg:width="1mm" draw:style-name="paloverde" svg:height="1mm" svg:y="170.0mm" svg:x="214.5mm"/>
          <draw:rect svg:width="1mm" draw:style-name="paloverde" svg:height="1mm" svg:y="170.0mm" svg:x="216.0mm"/>
          <draw:rect svg:width="1mm" draw:style-name="paloverde" svg:height="1mm" svg:y="170.0mm" svg:x="217.5mm"/>
          <draw:rect svg:width="1mm" draw:style-name="paloverde" svg:height="1mm" svg:y="170.0mm" svg:x="219.0mm"/>
          <draw:rect svg:width="1mm" draw:style-name="paloverde" svg:height="1mm" svg:y="170.0mm" svg:x="220.5mm"/>
          <draw:rect svg:width="1mm" draw:style-name="paloverde" svg:height="1mm" svg:y="170.0mm" svg:x="222.0mm"/>
          <draw:rect svg:width="1mm" draw:style-name="paloverde" svg:height="1mm" svg:y="170.0mm" svg:x="223.5mm"/>
          <draw:rect svg:width="1mm" draw:style-name="paloverde" svg:height="1mm" svg:y="170.0mm" svg:x="225.0mm"/>
          <draw:rect svg:width="1mm" draw:style-name="paloverde" svg:height="1mm" svg:y="170.0mm" svg:x="226.5mm"/>
          <draw:rect svg:width="1mm" draw:style-name="paloverde" svg:height="1mm" svg:y="170.0mm" svg:x="228.0mm"/>
          <draw:rect svg:width="1mm" draw:style-name="paloverde" svg:height="1mm" svg:y="170.0mm" svg:x="229.5mm"/>
          <draw:rect svg:width="1mm" draw:style-name="paloverde" svg:height="1mm" svg:y="170.0mm" svg:x="231.0mm"/>
          <draw:rect svg:width="1mm" draw:style-name="paloverde" svg:height="1mm" svg:y="170.0mm" svg:x="232.5mm"/>
          <draw:rect svg:width="1mm" draw:style-name="paloverde" svg:height="1mm" svg:y="170.0mm" svg:x="234.0mm"/>
          <draw:rect svg:width="1mm" draw:style-name="paloverde" svg:height="1mm" svg:y="170.0mm" svg:x="235.5mm"/>
          <draw:rect svg:width="1mm" draw:style-name="paloverde" svg:height="1mm" svg:y="170.0mm" svg:x="237.0mm"/>
          <draw:rect svg:width="1mm" draw:style-name="paloverde" svg:height="1mm" svg:y="170.0mm" svg:x="238.5mm"/>
          <draw:rect svg:width="1mm" draw:style-name="paloverde" svg:height="1mm" svg:y="170.0mm" svg:x="240.0mm"/>
          <draw:rect svg:width="1mm" draw:style-name="paloverde" svg:height="1mm" svg:y="170.0mm" svg:x="241.5mm"/>
          <draw:rect svg:width="1mm" draw:style-name="paloverde" svg:height="1mm" svg:y="170.0mm" svg:x="243.0mm"/>
          <draw:rect svg:width="1mm" draw:style-name="paloverde" svg:height="1mm" svg:y="170.0mm" svg:x="244.5mm"/>
          <draw:rect svg:width="1mm" draw:style-name="paloverde" svg:height="1mm" svg:y="170.0mm" svg:x="246.0mm"/>
          <draw:rect svg:width="1mm" draw:style-name="paloverde" svg:height="1mm" svg:y="171.5mm" svg:x="210.0mm"/>
          <draw:rect svg:width="1mm" draw:style-name="paloverde" svg:height="1mm" svg:y="171.5mm" svg:x="211.5mm"/>
          <draw:rect svg:width="1mm" draw:style-name="paloverde" svg:height="1mm" svg:y="171.5mm" svg:x="213.0mm"/>
          <draw:rect svg:width="1mm" draw:style-name="paloverde" svg:height="1mm" svg:y="171.5mm" svg:x="214.5mm"/>
          <draw:rect svg:width="1mm" draw:style-name="paloverde" svg:height="1mm" svg:y="171.5mm" svg:x="216.0mm"/>
          <draw:rect svg:width="1mm" draw:style-name="paloverde" svg:height="1mm" svg:y="171.5mm" svg:x="217.5mm"/>
          <draw:rect svg:width="1mm" draw:style-name="paloverde" svg:height="1mm" svg:y="171.5mm" svg:x="219.0mm"/>
          <draw:rect svg:width="1mm" draw:style-name="paloverde" svg:height="1mm" svg:y="171.5mm" svg:x="220.5mm"/>
          <draw:rect svg:width="1mm" draw:style-name="paloverde" svg:height="1mm" svg:y="171.5mm" svg:x="222.0mm"/>
          <draw:rect svg:width="1mm" draw:style-name="paloverde" svg:height="1mm" svg:y="171.5mm" svg:x="223.5mm"/>
          <draw:rect svg:width="1mm" draw:style-name="paloverde" svg:height="1mm" svg:y="171.5mm" svg:x="225.0mm"/>
          <draw:rect svg:width="1mm" draw:style-name="paloverde" svg:height="1mm" svg:y="171.5mm" svg:x="226.5mm"/>
          <draw:rect svg:width="1mm" draw:style-name="paloverde" svg:height="1mm" svg:y="171.5mm" svg:x="228.0mm"/>
          <draw:rect svg:width="1mm" draw:style-name="paloverde" svg:height="1mm" svg:y="171.5mm" svg:x="229.5mm"/>
          <draw:rect svg:width="1mm" draw:style-name="paloverde" svg:height="1mm" svg:y="171.5mm" svg:x="231.0mm"/>
          <draw:rect svg:width="1mm" draw:style-name="paloverde" svg:height="1mm" svg:y="171.5mm" svg:x="232.5mm"/>
          <draw:rect svg:width="1mm" draw:style-name="paloverde" svg:height="1mm" svg:y="171.5mm" svg:x="234.0mm"/>
          <draw:rect svg:width="1mm" draw:style-name="paloverde" svg:height="1mm" svg:y="171.5mm" svg:x="235.5mm"/>
          <draw:rect svg:width="1mm" draw:style-name="paloverde" svg:height="1mm" svg:y="171.5mm" svg:x="237.0mm"/>
          <draw:rect svg:width="1mm" draw:style-name="paloverde" svg:height="1mm" svg:y="171.5mm" svg:x="238.5mm"/>
          <draw:rect svg:width="1mm" draw:style-name="paloverde" svg:height="1mm" svg:y="171.5mm" svg:x="240.0mm"/>
          <draw:rect svg:width="1mm" draw:style-name="paloverde" svg:height="1mm" svg:y="171.5mm" svg:x="241.5mm"/>
          <draw:rect svg:width="1mm" draw:style-name="paloverde" svg:height="1mm" svg:y="171.5mm" svg:x="243.0mm"/>
          <draw:rect svg:width="1mm" draw:style-name="paloverde" svg:height="1mm" svg:y="171.5mm" svg:x="244.5mm"/>
          <draw:rect svg:width="1mm" draw:style-name="paloverde" svg:height="1mm" svg:y="171.5mm" svg:x="246.0mm"/>
          <draw:rect svg:width="1mm" draw:style-name="paloverde" svg:height="1mm" svg:y="173.0mm" svg:x="210.0mm"/>
          <draw:rect svg:width="1mm" draw:style-name="paloverde" svg:height="1mm" svg:y="173.0mm" svg:x="211.5mm"/>
          <draw:rect svg:width="1mm" draw:style-name="paloverde" svg:height="1mm" svg:y="173.0mm" svg:x="213.0mm"/>
          <draw:rect svg:width="1mm" draw:style-name="paloverde" svg:height="1mm" svg:y="173.0mm" svg:x="214.5mm"/>
          <draw:rect svg:width="1mm" draw:style-name="paloverde" svg:height="1mm" svg:y="173.0mm" svg:x="216.0mm"/>
          <draw:rect svg:width="1mm" draw:style-name="paloverde" svg:height="1mm" svg:y="173.0mm" svg:x="217.5mm"/>
          <draw:rect svg:width="1mm" draw:style-name="paloverde" svg:height="1mm" svg:y="173.0mm" svg:x="219.0mm"/>
          <draw:rect svg:width="1mm" draw:style-name="paloverde" svg:height="1mm" svg:y="173.0mm" svg:x="220.5mm"/>
          <draw:rect svg:width="1mm" draw:style-name="paloverde" svg:height="1mm" svg:y="173.0mm" svg:x="222.0mm"/>
          <draw:rect svg:width="1mm" draw:style-name="paloverde" svg:height="1mm" svg:y="173.0mm" svg:x="223.5mm"/>
          <draw:rect svg:width="1mm" draw:style-name="paloverde" svg:height="1mm" svg:y="173.0mm" svg:x="225.0mm"/>
          <draw:rect svg:width="1mm" draw:style-name="paloverde" svg:height="1mm" svg:y="173.0mm" svg:x="226.5mm"/>
          <draw:rect svg:width="1mm" draw:style-name="paloverde" svg:height="1mm" svg:y="173.0mm" svg:x="228.0mm"/>
          <draw:rect svg:width="1mm" draw:style-name="paloverde" svg:height="1mm" svg:y="173.0mm" svg:x="229.5mm"/>
          <draw:rect svg:width="1mm" draw:style-name="paloverde" svg:height="1mm" svg:y="173.0mm" svg:x="231.0mm"/>
          <draw:rect svg:width="1mm" draw:style-name="paloverde" svg:height="1mm" svg:y="173.0mm" svg:x="232.5mm"/>
          <draw:rect svg:width="1mm" draw:style-name="paloverde" svg:height="1mm" svg:y="173.0mm" svg:x="234.0mm"/>
          <draw:rect svg:width="1mm" draw:style-name="paloverde" svg:height="1mm" svg:y="173.0mm" svg:x="235.5mm"/>
          <draw:rect svg:width="1mm" draw:style-name="paloverde" svg:height="1mm" svg:y="173.0mm" svg:x="237.0mm"/>
          <draw:rect svg:width="1mm" draw:style-name="paloverde" svg:height="1mm" svg:y="173.0mm" svg:x="238.5mm"/>
          <draw:rect svg:width="1mm" draw:style-name="paloverde" svg:height="1mm" svg:y="173.0mm" svg:x="240.0mm"/>
          <draw:rect svg:width="1mm" draw:style-name="paloverde" svg:height="1mm" svg:y="173.0mm" svg:x="241.5mm"/>
          <draw:rect svg:width="1mm" draw:style-name="paloverde" svg:height="1mm" svg:y="173.0mm" svg:x="243.0mm"/>
          <draw:rect svg:width="1mm" draw:style-name="paloverde" svg:height="1mm" svg:y="173.0mm" svg:x="244.5mm"/>
          <draw:rect svg:width="1mm" draw:style-name="paloverde" svg:height="1mm" svg:y="173.0mm" svg:x="246.0mm"/>
          <draw:rect svg:width="1mm" draw:style-name="paloverde" svg:height="1mm" svg:y="174.5mm" svg:x="210.0mm"/>
          <draw:rect svg:width="1mm" draw:style-name="paloverde" svg:height="1mm" svg:y="174.5mm" svg:x="211.5mm"/>
          <draw:rect svg:width="1mm" draw:style-name="paloverde" svg:height="1mm" svg:y="174.5mm" svg:x="213.0mm"/>
          <draw:rect svg:width="1mm" draw:style-name="paloverde" svg:height="1mm" svg:y="174.5mm" svg:x="214.5mm"/>
          <draw:rect svg:width="1mm" draw:style-name="paloverde" svg:height="1mm" svg:y="174.5mm" svg:x="216.0mm"/>
          <draw:rect svg:width="1mm" draw:style-name="paloverde" svg:height="1mm" svg:y="174.5mm" svg:x="217.5mm"/>
          <draw:rect svg:width="1mm" draw:style-name="paloverde" svg:height="1mm" svg:y="174.5mm" svg:x="219.0mm"/>
          <draw:rect svg:width="1mm" draw:style-name="paloverde" svg:height="1mm" svg:y="174.5mm" svg:x="220.5mm"/>
          <draw:rect svg:width="1mm" draw:style-name="paloverde" svg:height="1mm" svg:y="174.5mm" svg:x="222.0mm"/>
          <draw:rect svg:width="1mm" draw:style-name="paloverde" svg:height="1mm" svg:y="174.5mm" svg:x="223.5mm"/>
          <draw:rect svg:width="1mm" draw:style-name="paloverde" svg:height="1mm" svg:y="174.5mm" svg:x="225.0mm"/>
          <draw:rect svg:width="1mm" draw:style-name="paloverde" svg:height="1mm" svg:y="174.5mm" svg:x="226.5mm"/>
          <draw:rect svg:width="1mm" draw:style-name="paloverde" svg:height="1mm" svg:y="174.5mm" svg:x="228.0mm"/>
          <draw:rect svg:width="1mm" draw:style-name="paloverde" svg:height="1mm" svg:y="174.5mm" svg:x="229.5mm"/>
          <draw:rect svg:width="1mm" draw:style-name="paloverde" svg:height="1mm" svg:y="174.5mm" svg:x="231.0mm"/>
          <draw:rect svg:width="1mm" draw:style-name="paloverde" svg:height="1mm" svg:y="174.5mm" svg:x="232.5mm"/>
          <draw:rect svg:width="1mm" draw:style-name="paloverde" svg:height="1mm" svg:y="174.5mm" svg:x="234.0mm"/>
          <draw:rect svg:width="1mm" draw:style-name="paloverde" svg:height="1mm" svg:y="174.5mm" svg:x="235.5mm"/>
          <draw:rect svg:width="1mm" draw:style-name="paloverde" svg:height="1mm" svg:y="174.5mm" svg:x="237.0mm"/>
          <draw:rect svg:width="1mm" draw:style-name="paloverde" svg:height="1mm" svg:y="174.5mm" svg:x="238.5mm"/>
          <draw:rect svg:width="1mm" draw:style-name="paloverde" svg:height="1mm" svg:y="174.5mm" svg:x="240.0mm"/>
          <draw:rect svg:width="1mm" draw:style-name="paloverde" svg:height="1mm" svg:y="174.5mm" svg:x="241.5mm"/>
          <draw:rect svg:width="1mm" draw:style-name="paloverde" svg:height="1mm" svg:y="174.5mm" svg:x="243.0mm"/>
          <draw:rect svg:width="1mm" draw:style-name="paloverde" svg:height="1mm" svg:y="174.5mm" svg:x="244.5mm"/>
          <draw:rect svg:width="1mm" draw:style-name="paloverde" svg:height="1mm" svg:y="174.5mm" svg:x="246.0mm"/>
          <draw:rect svg:width="1mm" draw:style-name="paloverde" svg:height="1mm" svg:y="176.0mm" svg:x="210.0mm"/>
          <draw:rect svg:width="1mm" draw:style-name="paloverde" svg:height="1mm" svg:y="176.0mm" svg:x="211.5mm"/>
          <draw:rect svg:width="1mm" draw:style-name="paloverde" svg:height="1mm" svg:y="176.0mm" svg:x="213.0mm"/>
          <draw:rect svg:width="1mm" draw:style-name="paloverde" svg:height="1mm" svg:y="176.0mm" svg:x="214.5mm"/>
          <draw:rect svg:width="1mm" draw:style-name="paloverde" svg:height="1mm" svg:y="176.0mm" svg:x="216.0mm"/>
          <draw:rect svg:width="1mm" draw:style-name="paloverde" svg:height="1mm" svg:y="176.0mm" svg:x="217.5mm"/>
          <draw:rect svg:width="1mm" draw:style-name="paloverde" svg:height="1mm" svg:y="176.0mm" svg:x="219.0mm"/>
          <draw:rect svg:width="1mm" draw:style-name="paloverde" svg:height="1mm" svg:y="176.0mm" svg:x="220.5mm"/>
          <draw:rect svg:width="1mm" draw:style-name="paloverde" svg:height="1mm" svg:y="176.0mm" svg:x="222.0mm"/>
          <draw:rect svg:width="1mm" draw:style-name="paloverde" svg:height="1mm" svg:y="176.0mm" svg:x="223.5mm"/>
          <draw:rect svg:width="1mm" draw:style-name="paloverde" svg:height="1mm" svg:y="176.0mm" svg:x="225.0mm"/>
          <draw:rect svg:width="1mm" draw:style-name="paloverde" svg:height="1mm" svg:y="176.0mm" svg:x="226.5mm"/>
          <draw:rect svg:width="1mm" draw:style-name="paloverde" svg:height="1mm" svg:y="176.0mm" svg:x="228.0mm"/>
          <draw:rect svg:width="1mm" draw:style-name="paloverde" svg:height="1mm" svg:y="176.0mm" svg:x="229.5mm"/>
          <draw:rect svg:width="1mm" draw:style-name="paloverde" svg:height="1mm" svg:y="176.0mm" svg:x="231.0mm"/>
          <draw:rect svg:width="1mm" draw:style-name="paloverde" svg:height="1mm" svg:y="176.0mm" svg:x="232.5mm"/>
          <draw:rect svg:width="1mm" draw:style-name="paloverde" svg:height="1mm" svg:y="176.0mm" svg:x="234.0mm"/>
          <draw:rect svg:width="1mm" draw:style-name="paloverde" svg:height="1mm" svg:y="176.0mm" svg:x="235.5mm"/>
          <draw:rect svg:width="1mm" draw:style-name="paloverde" svg:height="1mm" svg:y="176.0mm" svg:x="237.0mm"/>
          <draw:rect svg:width="1mm" draw:style-name="paloverde" svg:height="1mm" svg:y="176.0mm" svg:x="238.5mm"/>
          <draw:rect svg:width="1mm" draw:style-name="paloverde" svg:height="1mm" svg:y="176.0mm" svg:x="240.0mm"/>
          <draw:rect svg:width="1mm" draw:style-name="paloverde" svg:height="1mm" svg:y="176.0mm" svg:x="241.5mm"/>
          <draw:rect svg:width="1mm" draw:style-name="paloverde" svg:height="1mm" svg:y="176.0mm" svg:x="243.0mm"/>
          <draw:rect svg:width="1mm" draw:style-name="paloverde" svg:height="1mm" svg:y="176.0mm" svg:x="244.5mm"/>
          <draw:rect svg:width="1mm" draw:style-name="paloverde" svg:height="1mm" svg:y="176.0mm" svg:x="246.0mm"/>
          <draw:rect svg:width="1mm" draw:style-name="paloverde" svg:height="1mm" svg:y="177.5mm" svg:x="210.0mm"/>
          <draw:rect svg:width="1mm" draw:style-name="paloverde" svg:height="1mm" svg:y="177.5mm" svg:x="211.5mm"/>
          <draw:rect svg:width="1mm" draw:style-name="paloverde" svg:height="1mm" svg:y="177.5mm" svg:x="213.0mm"/>
          <draw:rect svg:width="1mm" draw:style-name="paloverde" svg:height="1mm" svg:y="177.5mm" svg:x="214.5mm"/>
          <draw:rect svg:width="1mm" draw:style-name="paloverde" svg:height="1mm" svg:y="177.5mm" svg:x="216.0mm"/>
          <draw:rect svg:width="1mm" draw:style-name="paloverde" svg:height="1mm" svg:y="177.5mm" svg:x="217.5mm"/>
          <draw:rect svg:width="1mm" draw:style-name="paloverde" svg:height="1mm" svg:y="177.5mm" svg:x="219.0mm"/>
          <draw:rect svg:width="1mm" draw:style-name="paloverde" svg:height="1mm" svg:y="177.5mm" svg:x="220.5mm"/>
          <draw:rect svg:width="1mm" draw:style-name="paloverde" svg:height="1mm" svg:y="177.5mm" svg:x="222.0mm"/>
          <draw:rect svg:width="1mm" draw:style-name="paloverde" svg:height="1mm" svg:y="177.5mm" svg:x="223.5mm"/>
          <draw:rect svg:width="1mm" draw:style-name="paloverde" svg:height="1mm" svg:y="177.5mm" svg:x="225.0mm"/>
          <draw:rect svg:width="1mm" draw:style-name="paloverde" svg:height="1mm" svg:y="177.5mm" svg:x="226.5mm"/>
          <draw:rect svg:width="1mm" draw:style-name="paloverde" svg:height="1mm" svg:y="177.5mm" svg:x="228.0mm"/>
          <draw:rect svg:width="1mm" draw:style-name="paloverde" svg:height="1mm" svg:y="177.5mm" svg:x="229.5mm"/>
          <draw:rect svg:width="1mm" draw:style-name="paloverde" svg:height="1mm" svg:y="177.5mm" svg:x="231.0mm"/>
          <draw:rect svg:width="1mm" draw:style-name="paloverde" svg:height="1mm" svg:y="177.5mm" svg:x="232.5mm"/>
          <draw:rect svg:width="1mm" draw:style-name="paloverde" svg:height="1mm" svg:y="177.5mm" svg:x="234.0mm"/>
          <draw:rect svg:width="1mm" draw:style-name="paloverde" svg:height="1mm" svg:y="177.5mm" svg:x="235.5mm"/>
          <draw:rect svg:width="1mm" draw:style-name="paloverde" svg:height="1mm" svg:y="177.5mm" svg:x="237.0mm"/>
          <draw:rect svg:width="1mm" draw:style-name="paloverde" svg:height="1mm" svg:y="177.5mm" svg:x="238.5mm"/>
          <draw:rect svg:width="1mm" draw:style-name="paloverde" svg:height="1mm" svg:y="177.5mm" svg:x="240.0mm"/>
          <draw:rect svg:width="1mm" draw:style-name="paloverde" svg:height="1mm" svg:y="177.5mm" svg:x="241.5mm"/>
          <draw:rect svg:width="1mm" draw:style-name="paloverde" svg:height="1mm" svg:y="177.5mm" svg:x="243.0mm"/>
          <draw:rect svg:width="1mm" draw:style-name="paloverde" svg:height="1mm" svg:y="177.5mm" svg:x="244.5mm"/>
          <draw:rect svg:width="1mm" draw:style-name="paloverde" svg:height="1mm" svg:y="177.5mm" svg:x="246.0mm"/>
          <draw:rect svg:width="1mm" draw:style-name="paloverde" svg:height="1mm" svg:y="179.0mm" svg:x="210.0mm"/>
          <draw:rect svg:width="1mm" draw:style-name="paloverde" svg:height="1mm" svg:y="179.0mm" svg:x="211.5mm"/>
          <draw:rect svg:width="1mm" draw:style-name="paloverde" svg:height="1mm" svg:y="179.0mm" svg:x="213.0mm"/>
          <draw:rect svg:width="1mm" draw:style-name="paloverde" svg:height="1mm" svg:y="179.0mm" svg:x="214.5mm"/>
          <draw:rect svg:width="1mm" draw:style-name="paloverde" svg:height="1mm" svg:y="179.0mm" svg:x="216.0mm"/>
          <draw:rect svg:width="1mm" draw:style-name="paloverde" svg:height="1mm" svg:y="179.0mm" svg:x="217.5mm"/>
          <draw:rect svg:width="1mm" draw:style-name="paloverde" svg:height="1mm" svg:y="179.0mm" svg:x="219.0mm"/>
          <draw:rect svg:width="1mm" draw:style-name="paloverde" svg:height="1mm" svg:y="179.0mm" svg:x="220.5mm"/>
          <draw:rect svg:width="1mm" draw:style-name="paloverde" svg:height="1mm" svg:y="179.0mm" svg:x="222.0mm"/>
          <draw:rect svg:width="1mm" draw:style-name="paloverde" svg:height="1mm" svg:y="179.0mm" svg:x="223.5mm"/>
          <draw:rect svg:width="1mm" draw:style-name="paloverde" svg:height="1mm" svg:y="179.0mm" svg:x="225.0mm"/>
          <draw:rect svg:width="1mm" draw:style-name="paloverde" svg:height="1mm" svg:y="179.0mm" svg:x="226.5mm"/>
          <draw:rect svg:width="1mm" draw:style-name="paloverde" svg:height="1mm" svg:y="179.0mm" svg:x="228.0mm"/>
          <draw:rect svg:width="1mm" draw:style-name="paloverde" svg:height="1mm" svg:y="179.0mm" svg:x="229.5mm"/>
          <draw:rect svg:width="1mm" draw:style-name="paloverde" svg:height="1mm" svg:y="179.0mm" svg:x="231.0mm"/>
          <draw:rect svg:width="1mm" draw:style-name="paloverde" svg:height="1mm" svg:y="179.0mm" svg:x="232.5mm"/>
          <draw:rect svg:width="1mm" draw:style-name="paloverde" svg:height="1mm" svg:y="179.0mm" svg:x="234.0mm"/>
          <draw:rect svg:width="1mm" draw:style-name="paloverde" svg:height="1mm" svg:y="179.0mm" svg:x="235.5mm"/>
          <draw:rect svg:width="1mm" draw:style-name="paloverde" svg:height="1mm" svg:y="179.0mm" svg:x="237.0mm"/>
          <draw:rect svg:width="1mm" draw:style-name="paloverde" svg:height="1mm" svg:y="179.0mm" svg:x="238.5mm"/>
          <draw:rect svg:width="1mm" draw:style-name="paloverde" svg:height="1mm" svg:y="179.0mm" svg:x="240.0mm"/>
          <draw:rect svg:width="1mm" draw:style-name="paloverde" svg:height="1mm" svg:y="179.0mm" svg:x="241.5mm"/>
          <draw:rect svg:width="1mm" draw:style-name="paloverde" svg:height="1mm" svg:y="179.0mm" svg:x="243.0mm"/>
          <draw:rect svg:width="1mm" draw:style-name="paloverde" svg:height="1mm" svg:y="179.0mm" svg:x="244.5mm"/>
          <draw:rect svg:width="1mm" draw:style-name="paloverde" svg:height="1mm" svg:y="179.0mm" svg:x="246.0mm"/>
          <draw:rect svg:width="1mm" draw:style-name="paloverde" svg:height="1mm" svg:y="180.5mm" svg:x="210.0mm"/>
          <draw:rect svg:width="1mm" draw:style-name="paloverde" svg:height="1mm" svg:y="180.5mm" svg:x="211.5mm"/>
          <draw:rect svg:width="1mm" draw:style-name="paloverde" svg:height="1mm" svg:y="180.5mm" svg:x="213.0mm"/>
          <draw:rect svg:width="1mm" draw:style-name="paloverde" svg:height="1mm" svg:y="180.5mm" svg:x="214.5mm"/>
          <draw:rect svg:width="1mm" draw:style-name="paloverde" svg:height="1mm" svg:y="180.5mm" svg:x="216.0mm"/>
          <draw:rect svg:width="1mm" draw:style-name="paloverde" svg:height="1mm" svg:y="180.5mm" svg:x="217.5mm"/>
          <draw:rect svg:width="1mm" draw:style-name="paloverde" svg:height="1mm" svg:y="180.5mm" svg:x="219.0mm"/>
          <draw:rect svg:width="1mm" draw:style-name="paloverde" svg:height="1mm" svg:y="180.5mm" svg:x="220.5mm"/>
          <draw:rect svg:width="1mm" draw:style-name="paloverde" svg:height="1mm" svg:y="180.5mm" svg:x="222.0mm"/>
          <draw:rect svg:width="1mm" draw:style-name="paloverde" svg:height="1mm" svg:y="180.5mm" svg:x="223.5mm"/>
          <draw:rect svg:width="1mm" draw:style-name="paloverde" svg:height="1mm" svg:y="180.5mm" svg:x="225.0mm"/>
          <draw:rect svg:width="1mm" draw:style-name="paloverde" svg:height="1mm" svg:y="180.5mm" svg:x="226.5mm"/>
          <draw:rect svg:width="1mm" draw:style-name="paloverde" svg:height="1mm" svg:y="180.5mm" svg:x="228.0mm"/>
          <draw:rect svg:width="1mm" draw:style-name="paloverde" svg:height="1mm" svg:y="180.5mm" svg:x="229.5mm"/>
          <draw:rect svg:width="1mm" draw:style-name="paloverde" svg:height="1mm" svg:y="180.5mm" svg:x="231.0mm"/>
          <draw:rect svg:width="1mm" draw:style-name="paloverde" svg:height="1mm" svg:y="180.5mm" svg:x="232.5mm"/>
          <draw:rect svg:width="1mm" draw:style-name="paloverde" svg:height="1mm" svg:y="180.5mm" svg:x="234.0mm"/>
          <draw:rect svg:width="1mm" draw:style-name="paloverde" svg:height="1mm" svg:y="180.5mm" svg:x="235.5mm"/>
          <draw:rect svg:width="1mm" draw:style-name="paloverde" svg:height="1mm" svg:y="180.5mm" svg:x="237.0mm"/>
          <draw:rect svg:width="1mm" draw:style-name="paloverde" svg:height="1mm" svg:y="180.5mm" svg:x="238.5mm"/>
          <draw:rect svg:width="1mm" draw:style-name="paloverde" svg:height="1mm" svg:y="180.5mm" svg:x="240.0mm"/>
          <draw:rect svg:width="1mm" draw:style-name="paloverde" svg:height="1mm" svg:y="180.5mm" svg:x="241.5mm"/>
          <draw:rect svg:width="1mm" draw:style-name="paloverde" svg:height="1mm" svg:y="180.5mm" svg:x="243.0mm"/>
          <draw:rect svg:width="1mm" draw:style-name="paloverde" svg:height="1mm" svg:y="180.5mm" svg:x="244.5mm"/>
          <draw:rect svg:width="1mm" draw:style-name="paloverde" svg:height="1mm" svg:y="180.5mm" svg:x="246.0mm"/>
          <draw:rect svg:width="1mm" draw:style-name="paloverde" svg:height="1mm" svg:y="182.0mm" svg:x="210.0mm"/>
          <draw:rect svg:width="1mm" draw:style-name="paloverde" svg:height="1mm" svg:y="182.0mm" svg:x="211.5mm"/>
          <draw:rect svg:width="1mm" draw:style-name="paloverde" svg:height="1mm" svg:y="182.0mm" svg:x="213.0mm"/>
          <draw:rect svg:width="1mm" draw:style-name="paloverde" svg:height="1mm" svg:y="182.0mm" svg:x="214.5mm"/>
          <draw:rect svg:width="1mm" draw:style-name="paloverde" svg:height="1mm" svg:y="182.0mm" svg:x="216.0mm"/>
          <draw:rect svg:width="1mm" draw:style-name="paloverde" svg:height="1mm" svg:y="182.0mm" svg:x="217.5mm"/>
          <draw:rect svg:width="1mm" draw:style-name="paloverde" svg:height="1mm" svg:y="182.0mm" svg:x="219.0mm"/>
          <draw:rect svg:width="1mm" draw:style-name="paloverde" svg:height="1mm" svg:y="182.0mm" svg:x="220.5mm"/>
          <draw:rect svg:width="1mm" draw:style-name="paloverde" svg:height="1mm" svg:y="182.0mm" svg:x="222.0mm"/>
          <draw:rect svg:width="1mm" draw:style-name="paloverde" svg:height="1mm" svg:y="182.0mm" svg:x="223.5mm"/>
          <draw:rect svg:width="1mm" draw:style-name="paloverde" svg:height="1mm" svg:y="182.0mm" svg:x="225.0mm"/>
          <draw:rect svg:width="1mm" draw:style-name="paloverde" svg:height="1mm" svg:y="182.0mm" svg:x="226.5mm"/>
          <draw:rect svg:width="1mm" draw:style-name="paloverde" svg:height="1mm" svg:y="182.0mm" svg:x="228.0mm"/>
          <draw:rect svg:width="1mm" draw:style-name="paloverde" svg:height="1mm" svg:y="182.0mm" svg:x="229.5mm"/>
          <draw:rect svg:width="1mm" draw:style-name="paloverde" svg:height="1mm" svg:y="182.0mm" svg:x="231.0mm"/>
          <draw:rect svg:width="1mm" draw:style-name="paloverde" svg:height="1mm" svg:y="182.0mm" svg:x="232.5mm"/>
          <draw:rect svg:width="1mm" draw:style-name="paloverde" svg:height="1mm" svg:y="182.0mm" svg:x="234.0mm"/>
          <draw:rect svg:width="1mm" draw:style-name="paloverde" svg:height="1mm" svg:y="182.0mm" svg:x="235.5mm"/>
          <draw:rect svg:width="1mm" draw:style-name="paloverde" svg:height="1mm" svg:y="182.0mm" svg:x="237.0mm"/>
          <draw:rect svg:width="1mm" draw:style-name="paloverde" svg:height="1mm" svg:y="182.0mm" svg:x="238.5mm"/>
          <draw:rect svg:width="1mm" draw:style-name="paloverde" svg:height="1mm" svg:y="182.0mm" svg:x="240.0mm"/>
          <draw:rect svg:width="1mm" draw:style-name="paloverde" svg:height="1mm" svg:y="182.0mm" svg:x="241.5mm"/>
          <draw:rect svg:width="1mm" draw:style-name="paloverde" svg:height="1mm" svg:y="182.0mm" svg:x="243.0mm"/>
          <draw:rect svg:width="1mm" draw:style-name="paloverde" svg:height="1mm" svg:y="182.0mm" svg:x="244.5mm"/>
          <draw:rect svg:width="1mm" draw:style-name="paloverde" svg:height="1mm" svg:y="182.0mm" svg:x="246.0mm"/>
          <draw:rect svg:width="1mm" draw:style-name="paloverde" svg:height="1mm" svg:y="183.5mm" svg:x="210.0mm"/>
          <draw:rect svg:width="1mm" draw:style-name="paloverde" svg:height="1mm" svg:y="183.5mm" svg:x="211.5mm"/>
          <draw:rect svg:width="1mm" draw:style-name="paloverde" svg:height="1mm" svg:y="183.5mm" svg:x="213.0mm"/>
          <draw:rect svg:width="1mm" draw:style-name="paloverde" svg:height="1mm" svg:y="183.5mm" svg:x="214.5mm"/>
          <draw:rect svg:width="1mm" draw:style-name="paloverde" svg:height="1mm" svg:y="183.5mm" svg:x="216.0mm"/>
          <draw:rect svg:width="1mm" draw:style-name="paloverde" svg:height="1mm" svg:y="183.5mm" svg:x="217.5mm"/>
          <draw:rect svg:width="1mm" draw:style-name="paloverde" svg:height="1mm" svg:y="183.5mm" svg:x="219.0mm"/>
          <draw:rect svg:width="1mm" draw:style-name="paloverde" svg:height="1mm" svg:y="183.5mm" svg:x="220.5mm"/>
          <draw:rect svg:width="1mm" draw:style-name="paloverde" svg:height="1mm" svg:y="183.5mm" svg:x="222.0mm"/>
          <draw:rect svg:width="1mm" draw:style-name="paloverde" svg:height="1mm" svg:y="183.5mm" svg:x="223.5mm"/>
          <draw:rect svg:width="1mm" draw:style-name="paloverde" svg:height="1mm" svg:y="183.5mm" svg:x="225.0mm"/>
          <draw:rect svg:width="1mm" draw:style-name="paloverde" svg:height="1mm" svg:y="183.5mm" svg:x="226.5mm"/>
          <draw:rect svg:width="1mm" draw:style-name="paloverde" svg:height="1mm" svg:y="183.5mm" svg:x="228.0mm"/>
          <draw:rect svg:width="1mm" draw:style-name="paloverde" svg:height="1mm" svg:y="183.5mm" svg:x="229.5mm"/>
          <draw:rect svg:width="1mm" draw:style-name="paloverde" svg:height="1mm" svg:y="183.5mm" svg:x="231.0mm"/>
          <draw:rect svg:width="1mm" draw:style-name="paloverde" svg:height="1mm" svg:y="183.5mm" svg:x="232.5mm"/>
          <draw:rect svg:width="1mm" draw:style-name="paloverde" svg:height="1mm" svg:y="183.5mm" svg:x="234.0mm"/>
          <draw:rect svg:width="1mm" draw:style-name="paloverde" svg:height="1mm" svg:y="183.5mm" svg:x="235.5mm"/>
          <draw:rect svg:width="1mm" draw:style-name="paloverde" svg:height="1mm" svg:y="183.5mm" svg:x="237.0mm"/>
          <draw:rect svg:width="1mm" draw:style-name="paloverde" svg:height="1mm" svg:y="183.5mm" svg:x="238.5mm"/>
          <draw:rect svg:width="1mm" draw:style-name="paloverde" svg:height="1mm" svg:y="183.5mm" svg:x="240.0mm"/>
          <draw:rect svg:width="1mm" draw:style-name="paloverde" svg:height="1mm" svg:y="183.5mm" svg:x="241.5mm"/>
          <draw:rect svg:width="1mm" draw:style-name="paloverde" svg:height="1mm" svg:y="183.5mm" svg:x="243.0mm"/>
          <draw:rect svg:width="1mm" draw:style-name="paloverde" svg:height="1mm" svg:y="183.5mm" svg:x="244.5mm"/>
          <draw:rect svg:width="1mm" draw:style-name="paloverde" svg:height="1mm" svg:y="183.5mm" svg:x="246.0mm"/>
          <draw:rect svg:width="1mm" draw:style-name="paloverde" svg:height="1mm" svg:y="185.0mm" svg:x="210.0mm"/>
          <draw:rect svg:width="1mm" draw:style-name="paloverde" svg:height="1mm" svg:y="185.0mm" svg:x="211.5mm"/>
          <draw:rect svg:width="1mm" draw:style-name="paloverde" svg:height="1mm" svg:y="185.0mm" svg:x="213.0mm"/>
          <draw:rect svg:width="1mm" draw:style-name="paloverde" svg:height="1mm" svg:y="185.0mm" svg:x="214.5mm"/>
          <draw:rect svg:width="1mm" draw:style-name="paloverde" svg:height="1mm" svg:y="185.0mm" svg:x="216.0mm"/>
          <draw:rect svg:width="1mm" draw:style-name="paloverde" svg:height="1mm" svg:y="185.0mm" svg:x="217.5mm"/>
          <draw:rect svg:width="1mm" draw:style-name="paloverde" svg:height="1mm" svg:y="185.0mm" svg:x="219.0mm"/>
          <draw:rect svg:width="1mm" draw:style-name="paloverde" svg:height="1mm" svg:y="185.0mm" svg:x="220.5mm"/>
          <draw:rect svg:width="1mm" draw:style-name="paloverde" svg:height="1mm" svg:y="185.0mm" svg:x="222.0mm"/>
          <draw:rect svg:width="1mm" draw:style-name="paloverde" svg:height="1mm" svg:y="185.0mm" svg:x="223.5mm"/>
          <draw:rect svg:width="1mm" draw:style-name="paloverde" svg:height="1mm" svg:y="185.0mm" svg:x="225.0mm"/>
          <draw:rect svg:width="1mm" draw:style-name="paloverde" svg:height="1mm" svg:y="185.0mm" svg:x="226.5mm"/>
          <draw:rect svg:width="1mm" draw:style-name="paloverde" svg:height="1mm" svg:y="185.0mm" svg:x="228.0mm"/>
          <draw:rect svg:width="1mm" draw:style-name="paloverde" svg:height="1mm" svg:y="185.0mm" svg:x="229.5mm"/>
          <draw:rect svg:width="1mm" draw:style-name="paloverde" svg:height="1mm" svg:y="185.0mm" svg:x="231.0mm"/>
          <draw:rect svg:width="1mm" draw:style-name="paloverde" svg:height="1mm" svg:y="185.0mm" svg:x="232.5mm"/>
          <draw:rect svg:width="1mm" draw:style-name="paloverde" svg:height="1mm" svg:y="185.0mm" svg:x="234.0mm"/>
          <draw:rect svg:width="1mm" draw:style-name="paloverde" svg:height="1mm" svg:y="185.0mm" svg:x="235.5mm"/>
          <draw:rect svg:width="1mm" draw:style-name="paloverde" svg:height="1mm" svg:y="185.0mm" svg:x="237.0mm"/>
          <draw:rect svg:width="1mm" draw:style-name="paloverde" svg:height="1mm" svg:y="185.0mm" svg:x="238.5mm"/>
          <draw:rect svg:width="1mm" draw:style-name="paloverde" svg:height="1mm" svg:y="185.0mm" svg:x="240.0mm"/>
          <draw:rect svg:width="1mm" draw:style-name="paloverde" svg:height="1mm" svg:y="185.0mm" svg:x="241.5mm"/>
          <draw:rect svg:width="1mm" draw:style-name="paloverde" svg:height="1mm" svg:y="185.0mm" svg:x="243.0mm"/>
          <draw:rect svg:width="1mm" draw:style-name="paloverde" svg:height="1mm" svg:y="185.0mm" svg:x="244.5mm"/>
          <draw:rect svg:width="1mm" draw:style-name="paloverde" svg:height="1mm" svg:y="185.0mm" svg:x="246.0mm"/>
          <draw:rect svg:width="1mm" draw:style-name="paloverde" svg:height="1mm" svg:y="186.5mm" svg:x="210.0mm"/>
          <draw:rect svg:width="1mm" draw:style-name="paloverde" svg:height="1mm" svg:y="186.5mm" svg:x="211.5mm"/>
          <draw:rect svg:width="1mm" draw:style-name="paloverde" svg:height="1mm" svg:y="186.5mm" svg:x="213.0mm"/>
          <draw:rect svg:width="1mm" draw:style-name="paloverde" svg:height="1mm" svg:y="186.5mm" svg:x="214.5mm"/>
          <draw:rect svg:width="1mm" draw:style-name="paloverde" svg:height="1mm" svg:y="186.5mm" svg:x="216.0mm"/>
          <draw:rect svg:width="1mm" draw:style-name="paloverde" svg:height="1mm" svg:y="186.5mm" svg:x="217.5mm"/>
          <draw:rect svg:width="1mm" draw:style-name="paloverde" svg:height="1mm" svg:y="186.5mm" svg:x="219.0mm"/>
          <draw:rect svg:width="1mm" draw:style-name="paloverde" svg:height="1mm" svg:y="186.5mm" svg:x="220.5mm"/>
          <draw:rect svg:width="1mm" draw:style-name="paloverde" svg:height="1mm" svg:y="186.5mm" svg:x="222.0mm"/>
          <draw:rect svg:width="1mm" draw:style-name="paloverde" svg:height="1mm" svg:y="186.5mm" svg:x="223.5mm"/>
          <draw:rect svg:width="1mm" draw:style-name="paloverde" svg:height="1mm" svg:y="186.5mm" svg:x="225.0mm"/>
          <draw:rect svg:width="1mm" draw:style-name="paloverde" svg:height="1mm" svg:y="186.5mm" svg:x="226.5mm"/>
          <draw:rect svg:width="1mm" draw:style-name="paloverde" svg:height="1mm" svg:y="186.5mm" svg:x="228.0mm"/>
          <draw:rect svg:width="1mm" draw:style-name="paloverde" svg:height="1mm" svg:y="186.5mm" svg:x="229.5mm"/>
          <draw:rect svg:width="1mm" draw:style-name="paloverde" svg:height="1mm" svg:y="186.5mm" svg:x="231.0mm"/>
          <draw:rect svg:width="1mm" draw:style-name="paloverde" svg:height="1mm" svg:y="186.5mm" svg:x="232.5mm"/>
          <draw:rect svg:width="1mm" draw:style-name="paloverde" svg:height="1mm" svg:y="186.5mm" svg:x="234.0mm"/>
          <draw:rect svg:width="1mm" draw:style-name="paloverde" svg:height="1mm" svg:y="186.5mm" svg:x="235.5mm"/>
          <draw:rect svg:width="1mm" draw:style-name="paloverde" svg:height="1mm" svg:y="186.5mm" svg:x="237.0mm"/>
          <draw:rect svg:width="1mm" draw:style-name="paloverde" svg:height="1mm" svg:y="186.5mm" svg:x="238.5mm"/>
          <draw:rect svg:width="1mm" draw:style-name="paloverde" svg:height="1mm" svg:y="186.5mm" svg:x="240.0mm"/>
          <draw:rect svg:width="1mm" draw:style-name="paloverde" svg:height="1mm" svg:y="186.5mm" svg:x="241.5mm"/>
          <draw:rect svg:width="1mm" draw:style-name="paloverde" svg:height="1mm" svg:y="186.5mm" svg:x="243.0mm"/>
          <draw:rect svg:width="1mm" draw:style-name="paloverde" svg:height="1mm" svg:y="186.5mm" svg:x="244.5mm"/>
          <draw:rect svg:width="1mm" draw:style-name="paloverde" svg:height="1mm" svg:y="186.5mm" svg:x="246.0mm"/>
          <draw:rect svg:width="1mm" draw:style-name="paloverde" svg:height="1mm" svg:y="188.0mm" svg:x="210.0mm"/>
          <draw:rect svg:width="1mm" draw:style-name="paloverde" svg:height="1mm" svg:y="188.0mm" svg:x="211.5mm"/>
          <draw:rect svg:width="1mm" draw:style-name="paloverde" svg:height="1mm" svg:y="188.0mm" svg:x="213.0mm"/>
          <draw:rect svg:width="1mm" draw:style-name="paloverde" svg:height="1mm" svg:y="188.0mm" svg:x="214.5mm"/>
          <draw:rect svg:width="1mm" draw:style-name="paloverde" svg:height="1mm" svg:y="188.0mm" svg:x="216.0mm"/>
          <draw:rect svg:width="1mm" draw:style-name="paloverde" svg:height="1mm" svg:y="188.0mm" svg:x="217.5mm"/>
          <draw:rect svg:width="1mm" draw:style-name="paloverde" svg:height="1mm" svg:y="188.0mm" svg:x="219.0mm"/>
          <draw:rect svg:width="1mm" draw:style-name="paloverde" svg:height="1mm" svg:y="188.0mm" svg:x="220.5mm"/>
          <draw:rect svg:width="1mm" draw:style-name="paloverde" svg:height="1mm" svg:y="188.0mm" svg:x="222.0mm"/>
          <draw:rect svg:width="1mm" draw:style-name="paloverde" svg:height="1mm" svg:y="188.0mm" svg:x="223.5mm"/>
          <draw:rect svg:width="1mm" draw:style-name="paloverde" svg:height="1mm" svg:y="188.0mm" svg:x="225.0mm"/>
          <draw:rect svg:width="1mm" draw:style-name="paloverde" svg:height="1mm" svg:y="188.0mm" svg:x="226.5mm"/>
          <draw:rect svg:width="1mm" draw:style-name="paloverde" svg:height="1mm" svg:y="188.0mm" svg:x="228.0mm"/>
          <draw:rect svg:width="1mm" draw:style-name="paloverde" svg:height="1mm" svg:y="188.0mm" svg:x="229.5mm"/>
          <draw:rect svg:width="1mm" draw:style-name="paloverde" svg:height="1mm" svg:y="188.0mm" svg:x="231.0mm"/>
          <draw:rect svg:width="1mm" draw:style-name="paloverde" svg:height="1mm" svg:y="188.0mm" svg:x="232.5mm"/>
          <draw:rect svg:width="1mm" draw:style-name="paloverde" svg:height="1mm" svg:y="188.0mm" svg:x="234.0mm"/>
          <draw:rect svg:width="1mm" draw:style-name="paloverde" svg:height="1mm" svg:y="188.0mm" svg:x="235.5mm"/>
          <draw:rect svg:width="1mm" draw:style-name="paloverde" svg:height="1mm" svg:y="188.0mm" svg:x="237.0mm"/>
          <draw:rect svg:width="1mm" draw:style-name="paloverde" svg:height="1mm" svg:y="188.0mm" svg:x="238.5mm"/>
          <draw:rect svg:width="1mm" draw:style-name="paloverde" svg:height="1mm" svg:y="188.0mm" svg:x="240.0mm"/>
          <draw:rect svg:width="1mm" draw:style-name="paloverde" svg:height="1mm" svg:y="188.0mm" svg:x="241.5mm"/>
          <draw:rect svg:width="1mm" draw:style-name="paloverde" svg:height="1mm" svg:y="188.0mm" svg:x="243.0mm"/>
          <draw:rect svg:width="1mm" draw:style-name="paloverde" svg:height="1mm" svg:y="188.0mm" svg:x="244.5mm"/>
          <draw:rect svg:width="1mm" draw:style-name="paloverde" svg:height="1mm" svg:y="188.0mm" svg:x="246.0mm"/>
          <draw:rect svg:width="1mm" draw:style-name="paloverde" svg:height="1mm" svg:y="189.5mm" svg:x="210.0mm"/>
          <draw:rect svg:width="1mm" draw:style-name="paloverde" svg:height="1mm" svg:y="189.5mm" svg:x="211.5mm"/>
          <draw:rect svg:width="1mm" draw:style-name="paloverde" svg:height="1mm" svg:y="189.5mm" svg:x="213.0mm"/>
          <draw:rect svg:width="1mm" draw:style-name="paloverde" svg:height="1mm" svg:y="189.5mm" svg:x="214.5mm"/>
          <draw:rect svg:width="1mm" draw:style-name="paloverde" svg:height="1mm" svg:y="189.5mm" svg:x="216.0mm"/>
          <draw:rect svg:width="1mm" draw:style-name="paloverde" svg:height="1mm" svg:y="189.5mm" svg:x="217.5mm"/>
          <draw:rect svg:width="1mm" draw:style-name="paloverde" svg:height="1mm" svg:y="189.5mm" svg:x="219.0mm"/>
          <draw:rect svg:width="1mm" draw:style-name="paloverde" svg:height="1mm" svg:y="189.5mm" svg:x="220.5mm"/>
          <draw:rect svg:width="1mm" draw:style-name="paloverde" svg:height="1mm" svg:y="189.5mm" svg:x="222.0mm"/>
          <draw:rect svg:width="1mm" draw:style-name="paloverde" svg:height="1mm" svg:y="189.5mm" svg:x="223.5mm"/>
          <draw:rect svg:width="1mm" draw:style-name="paloverde" svg:height="1mm" svg:y="189.5mm" svg:x="225.0mm"/>
          <draw:rect svg:width="1mm" draw:style-name="paloverde" svg:height="1mm" svg:y="189.5mm" svg:x="226.5mm"/>
          <draw:rect svg:width="1mm" draw:style-name="paloverde" svg:height="1mm" svg:y="189.5mm" svg:x="228.0mm"/>
          <draw:rect svg:width="1mm" draw:style-name="paloverde" svg:height="1mm" svg:y="189.5mm" svg:x="229.5mm"/>
          <draw:rect svg:width="1mm" draw:style-name="paloverde" svg:height="1mm" svg:y="189.5mm" svg:x="231.0mm"/>
          <draw:rect svg:width="1mm" draw:style-name="paloverde" svg:height="1mm" svg:y="189.5mm" svg:x="232.5mm"/>
          <draw:rect svg:width="1mm" draw:style-name="paloverde" svg:height="1mm" svg:y="189.5mm" svg:x="234.0mm"/>
          <draw:rect svg:width="1mm" draw:style-name="paloverde" svg:height="1mm" svg:y="189.5mm" svg:x="235.5mm"/>
          <draw:rect svg:width="1mm" draw:style-name="paloverde" svg:height="1mm" svg:y="189.5mm" svg:x="237.0mm"/>
          <draw:rect svg:width="1mm" draw:style-name="paloverde" svg:height="1mm" svg:y="189.5mm" svg:x="238.5mm"/>
          <draw:rect svg:width="1mm" draw:style-name="paloverde" svg:height="1mm" svg:y="189.5mm" svg:x="240.0mm"/>
          <draw:rect svg:width="1mm" draw:style-name="paloverde" svg:height="1mm" svg:y="189.5mm" svg:x="241.5mm"/>
          <draw:rect svg:width="1mm" draw:style-name="paloverde" svg:height="1mm" svg:y="189.5mm" svg:x="243.0mm"/>
          <draw:rect svg:width="1mm" draw:style-name="paloverde" svg:height="1mm" svg:y="189.5mm" svg:x="244.5mm"/>
          <draw:rect svg:width="1mm" draw:style-name="paloverde" svg:height="1mm" svg:y="189.5mm" svg:x="246.0mm"/>
          <draw:rect svg:width="1mm" draw:style-name="paloverde" svg:height="1mm" svg:y="191.0mm" svg:x="210.0mm"/>
          <draw:rect svg:width="1mm" draw:style-name="paloverde" svg:height="1mm" svg:y="191.0mm" svg:x="211.5mm"/>
          <draw:rect svg:width="1mm" draw:style-name="paloverde" svg:height="1mm" svg:y="191.0mm" svg:x="213.0mm"/>
          <draw:rect svg:width="1mm" draw:style-name="paloverde" svg:height="1mm" svg:y="191.0mm" svg:x="214.5mm"/>
          <draw:rect svg:width="1mm" draw:style-name="paloverde" svg:height="1mm" svg:y="191.0mm" svg:x="216.0mm"/>
          <draw:rect svg:width="1mm" draw:style-name="paloverde" svg:height="1mm" svg:y="191.0mm" svg:x="217.5mm"/>
          <draw:rect svg:width="1mm" draw:style-name="paloverde" svg:height="1mm" svg:y="191.0mm" svg:x="219.0mm"/>
          <draw:rect svg:width="1mm" draw:style-name="paloverde" svg:height="1mm" svg:y="191.0mm" svg:x="220.5mm"/>
          <draw:rect svg:width="1mm" draw:style-name="paloverde" svg:height="1mm" svg:y="191.0mm" svg:x="222.0mm"/>
          <draw:rect svg:width="1mm" draw:style-name="paloverde" svg:height="1mm" svg:y="191.0mm" svg:x="223.5mm"/>
          <draw:rect svg:width="1mm" draw:style-name="paloverde" svg:height="1mm" svg:y="191.0mm" svg:x="225.0mm"/>
          <draw:rect svg:width="1mm" draw:style-name="paloverde" svg:height="1mm" svg:y="191.0mm" svg:x="226.5mm"/>
          <draw:rect svg:width="1mm" draw:style-name="paloverde" svg:height="1mm" svg:y="191.0mm" svg:x="228.0mm"/>
          <draw:rect svg:width="1mm" draw:style-name="paloverde" svg:height="1mm" svg:y="191.0mm" svg:x="229.5mm"/>
          <draw:rect svg:width="1mm" draw:style-name="paloverde" svg:height="1mm" svg:y="191.0mm" svg:x="231.0mm"/>
          <draw:rect svg:width="1mm" draw:style-name="paloverde" svg:height="1mm" svg:y="191.0mm" svg:x="232.5mm"/>
          <draw:rect svg:width="1mm" draw:style-name="paloverde" svg:height="1mm" svg:y="191.0mm" svg:x="234.0mm"/>
          <draw:rect svg:width="1mm" draw:style-name="paloverde" svg:height="1mm" svg:y="191.0mm" svg:x="235.5mm"/>
          <draw:rect svg:width="1mm" draw:style-name="paloverde" svg:height="1mm" svg:y="191.0mm" svg:x="237.0mm"/>
          <draw:rect svg:width="1mm" draw:style-name="paloverde" svg:height="1mm" svg:y="191.0mm" svg:x="238.5mm"/>
          <draw:rect svg:width="1mm" draw:style-name="paloverde" svg:height="1mm" svg:y="191.0mm" svg:x="240.0mm"/>
          <draw:rect svg:width="1mm" draw:style-name="paloverde" svg:height="1mm" svg:y="191.0mm" svg:x="241.5mm"/>
          <draw:rect svg:width="1mm" draw:style-name="paloverde" svg:height="1mm" svg:y="191.0mm" svg:x="243.0mm"/>
          <draw:rect svg:width="1mm" draw:style-name="paloverde" svg:height="1mm" svg:y="191.0mm" svg:x="244.5mm"/>
          <draw:rect svg:width="1mm" draw:style-name="paloverde" svg:height="1mm" svg:y="191.0mm" svg:x="246.0mm"/>
          <draw:rect svg:width="1mm" draw:style-name="paloverde" svg:height="1mm" svg:y="192.5mm" svg:x="210.0mm"/>
          <draw:rect svg:width="1mm" draw:style-name="paloverde" svg:height="1mm" svg:y="192.5mm" svg:x="211.5mm"/>
          <draw:rect svg:width="1mm" draw:style-name="paloverde" svg:height="1mm" svg:y="192.5mm" svg:x="213.0mm"/>
          <draw:rect svg:width="1mm" draw:style-name="paloverde" svg:height="1mm" svg:y="192.5mm" svg:x="214.5mm"/>
          <draw:rect svg:width="1mm" draw:style-name="paloverde" svg:height="1mm" svg:y="192.5mm" svg:x="216.0mm"/>
          <draw:rect svg:width="1mm" draw:style-name="paloverde" svg:height="1mm" svg:y="192.5mm" svg:x="217.5mm"/>
          <draw:rect svg:width="1mm" draw:style-name="paloverde" svg:height="1mm" svg:y="192.5mm" svg:x="219.0mm"/>
          <draw:rect svg:width="1mm" draw:style-name="paloverde" svg:height="1mm" svg:y="192.5mm" svg:x="220.5mm"/>
          <draw:rect svg:width="1mm" draw:style-name="paloverde" svg:height="1mm" svg:y="192.5mm" svg:x="222.0mm"/>
          <draw:rect svg:width="1mm" draw:style-name="paloverde" svg:height="1mm" svg:y="192.5mm" svg:x="223.5mm"/>
          <draw:rect svg:width="1mm" draw:style-name="paloverde" svg:height="1mm" svg:y="192.5mm" svg:x="225.0mm"/>
          <draw:rect svg:width="1mm" draw:style-name="paloverde" svg:height="1mm" svg:y="192.5mm" svg:x="226.5mm"/>
          <draw:rect svg:width="1mm" draw:style-name="paloverde" svg:height="1mm" svg:y="192.5mm" svg:x="228.0mm"/>
          <draw:rect svg:width="1mm" draw:style-name="paloverde" svg:height="1mm" svg:y="192.5mm" svg:x="229.5mm"/>
          <draw:rect svg:width="1mm" draw:style-name="paloverde" svg:height="1mm" svg:y="192.5mm" svg:x="231.0mm"/>
          <draw:rect svg:width="1mm" draw:style-name="paloverde" svg:height="1mm" svg:y="192.5mm" svg:x="232.5mm"/>
          <draw:rect svg:width="1mm" draw:style-name="paloverde" svg:height="1mm" svg:y="192.5mm" svg:x="234.0mm"/>
          <draw:rect svg:width="1mm" draw:style-name="paloverde" svg:height="1mm" svg:y="192.5mm" svg:x="235.5mm"/>
          <draw:rect svg:width="1mm" draw:style-name="paloverde" svg:height="1mm" svg:y="192.5mm" svg:x="237.0mm"/>
          <draw:rect svg:width="1mm" draw:style-name="paloverde" svg:height="1mm" svg:y="192.5mm" svg:x="238.5mm"/>
          <draw:rect svg:width="1mm" draw:style-name="paloverde" svg:height="1mm" svg:y="192.5mm" svg:x="240.0mm"/>
          <draw:rect svg:width="1mm" draw:style-name="paloverde" svg:height="1mm" svg:y="192.5mm" svg:x="241.5mm"/>
          <draw:rect svg:width="1mm" draw:style-name="paloverde" svg:height="1mm" svg:y="192.5mm" svg:x="243.0mm"/>
          <draw:rect svg:width="1mm" draw:style-name="paloverde" svg:height="1mm" svg:y="192.5mm" svg:x="244.5mm"/>
          <draw:rect svg:width="1mm" draw:style-name="paloverde" svg:height="1mm" svg:y="192.5mm" svg:x="246.0mm"/>
          <draw:rect svg:width="1mm" draw:style-name="paloverde" svg:height="1mm" svg:y="194.0mm" svg:x="210.0mm"/>
          <draw:rect svg:width="1mm" draw:style-name="paloverde" svg:height="1mm" svg:y="194.0mm" svg:x="211.5mm"/>
          <draw:rect svg:width="1mm" draw:style-name="paloverde" svg:height="1mm" svg:y="194.0mm" svg:x="213.0mm"/>
          <draw:rect svg:width="1mm" draw:style-name="paloverde" svg:height="1mm" svg:y="194.0mm" svg:x="214.5mm"/>
          <draw:rect svg:width="1mm" draw:style-name="paloverde" svg:height="1mm" svg:y="194.0mm" svg:x="216.0mm"/>
          <draw:rect svg:width="1mm" draw:style-name="paloverde" svg:height="1mm" svg:y="194.0mm" svg:x="217.5mm"/>
          <draw:rect svg:width="1mm" draw:style-name="paloverde" svg:height="1mm" svg:y="194.0mm" svg:x="219.0mm"/>
          <draw:rect svg:width="1mm" draw:style-name="paloverde" svg:height="1mm" svg:y="194.0mm" svg:x="220.5mm"/>
          <draw:rect svg:width="1mm" draw:style-name="paloverde" svg:height="1mm" svg:y="194.0mm" svg:x="222.0mm"/>
          <draw:rect svg:width="1mm" draw:style-name="paloverde" svg:height="1mm" svg:y="194.0mm" svg:x="223.5mm"/>
          <draw:rect svg:width="1mm" draw:style-name="paloverde" svg:height="1mm" svg:y="194.0mm" svg:x="225.0mm"/>
          <draw:rect svg:width="1mm" draw:style-name="paloverde" svg:height="1mm" svg:y="194.0mm" svg:x="226.5mm"/>
          <draw:rect svg:width="1mm" draw:style-name="paloverde" svg:height="1mm" svg:y="194.0mm" svg:x="228.0mm"/>
          <draw:rect svg:width="1mm" draw:style-name="paloverde" svg:height="1mm" svg:y="194.0mm" svg:x="229.5mm"/>
          <draw:rect svg:width="1mm" draw:style-name="paloverde" svg:height="1mm" svg:y="194.0mm" svg:x="231.0mm"/>
          <draw:rect svg:width="1mm" draw:style-name="paloverde" svg:height="1mm" svg:y="194.0mm" svg:x="232.5mm"/>
          <draw:rect svg:width="1mm" draw:style-name="paloverde" svg:height="1mm" svg:y="194.0mm" svg:x="234.0mm"/>
          <draw:rect svg:width="1mm" draw:style-name="paloverde" svg:height="1mm" svg:y="194.0mm" svg:x="235.5mm"/>
          <draw:rect svg:width="1mm" draw:style-name="paloverde" svg:height="1mm" svg:y="194.0mm" svg:x="237.0mm"/>
          <draw:rect svg:width="1mm" draw:style-name="paloverde" svg:height="1mm" svg:y="194.0mm" svg:x="238.5mm"/>
          <draw:rect svg:width="1mm" draw:style-name="paloverde" svg:height="1mm" svg:y="194.0mm" svg:x="240.0mm"/>
          <draw:rect svg:width="1mm" draw:style-name="paloverde" svg:height="1mm" svg:y="194.0mm" svg:x="241.5mm"/>
          <draw:rect svg:width="1mm" draw:style-name="paloverde" svg:height="1mm" svg:y="194.0mm" svg:x="243.0mm"/>
          <draw:rect svg:width="1mm" draw:style-name="paloverde" svg:height="1mm" svg:y="194.0mm" svg:x="244.5mm"/>
          <draw:rect svg:width="1mm" draw:style-name="paloverde" svg:height="1mm" svg:y="194.0mm" svg:x="246.0mm"/>
          <draw:rect svg:width="1mm" draw:style-name="paloverde" svg:height="1mm" svg:y="195.5mm" svg:x="210.0mm"/>
          <draw:rect svg:width="1mm" draw:style-name="paloverde" svg:height="1mm" svg:y="195.5mm" svg:x="211.5mm"/>
          <draw:rect svg:width="1mm" draw:style-name="paloverde" svg:height="1mm" svg:y="195.5mm" svg:x="213.0mm"/>
          <draw:rect svg:width="1mm" draw:style-name="paloverde" svg:height="1mm" svg:y="195.5mm" svg:x="214.5mm"/>
          <draw:rect svg:width="1mm" draw:style-name="paloverde" svg:height="1mm" svg:y="195.5mm" svg:x="216.0mm"/>
          <draw:rect svg:width="1mm" draw:style-name="paloverde" svg:height="1mm" svg:y="195.5mm" svg:x="217.5mm"/>
          <draw:rect svg:width="1mm" draw:style-name="paloverde" svg:height="1mm" svg:y="195.5mm" svg:x="219.0mm"/>
          <draw:rect svg:width="1mm" draw:style-name="paloverde" svg:height="1mm" svg:y="195.5mm" svg:x="220.5mm"/>
          <draw:rect svg:width="1mm" draw:style-name="paloverde" svg:height="1mm" svg:y="195.5mm" svg:x="222.0mm"/>
          <draw:rect svg:width="1mm" draw:style-name="paloverde" svg:height="1mm" svg:y="195.5mm" svg:x="223.5mm"/>
          <draw:rect svg:width="1mm" draw:style-name="paloverde" svg:height="1mm" svg:y="195.5mm" svg:x="225.0mm"/>
          <draw:rect svg:width="1mm" draw:style-name="paloverde" svg:height="1mm" svg:y="195.5mm" svg:x="226.5mm"/>
          <draw:rect svg:width="1mm" draw:style-name="paloverde" svg:height="1mm" svg:y="195.5mm" svg:x="228.0mm"/>
          <draw:rect svg:width="1mm" draw:style-name="paloverde" svg:height="1mm" svg:y="195.5mm" svg:x="229.5mm"/>
          <draw:rect svg:width="1mm" draw:style-name="paloverde" svg:height="1mm" svg:y="195.5mm" svg:x="231.0mm"/>
          <draw:rect svg:width="1mm" draw:style-name="paloverde" svg:height="1mm" svg:y="195.5mm" svg:x="232.5mm"/>
          <draw:rect svg:width="1mm" draw:style-name="paloverde" svg:height="1mm" svg:y="195.5mm" svg:x="234.0mm"/>
          <draw:rect svg:width="1mm" draw:style-name="paloverde" svg:height="1mm" svg:y="195.5mm" svg:x="235.5mm"/>
          <draw:rect svg:width="1mm" draw:style-name="paloverde" svg:height="1mm" svg:y="195.5mm" svg:x="237.0mm"/>
          <draw:rect svg:width="1mm" draw:style-name="paloverde" svg:height="1mm" svg:y="195.5mm" svg:x="238.5mm"/>
          <draw:rect svg:width="1mm" draw:style-name="paloverde" svg:height="1mm" svg:y="195.5mm" svg:x="240.0mm"/>
          <draw:rect svg:width="1mm" draw:style-name="paloverde" svg:height="1mm" svg:y="195.5mm" svg:x="241.5mm"/>
          <draw:rect svg:width="1mm" draw:style-name="paloverde" svg:height="1mm" svg:y="195.5mm" svg:x="243.0mm"/>
          <draw:rect svg:width="1mm" draw:style-name="paloverde" svg:height="1mm" svg:y="195.5mm" svg:x="244.5mm"/>
          <draw:rect svg:width="1mm" draw:style-name="paloverde" svg:height="1mm" svg:y="195.5mm" svg:x="246.0mm"/>
          <draw:rect svg:width="1mm" draw:style-name="paloverde" svg:height="1mm" svg:y="197.0mm" svg:x="210.0mm"/>
          <draw:rect svg:width="1mm" draw:style-name="paloverde" svg:height="1mm" svg:y="197.0mm" svg:x="211.5mm"/>
          <draw:rect svg:width="1mm" draw:style-name="paloverde" svg:height="1mm" svg:y="197.0mm" svg:x="213.0mm"/>
          <draw:rect svg:width="1mm" draw:style-name="paloverde" svg:height="1mm" svg:y="197.0mm" svg:x="214.5mm"/>
          <draw:rect svg:width="1mm" draw:style-name="paloverde" svg:height="1mm" svg:y="197.0mm" svg:x="216.0mm"/>
          <draw:rect svg:width="1mm" draw:style-name="paloverde" svg:height="1mm" svg:y="197.0mm" svg:x="217.5mm"/>
          <draw:rect svg:width="1mm" draw:style-name="paloverde" svg:height="1mm" svg:y="197.0mm" svg:x="219.0mm"/>
          <draw:rect svg:width="1mm" draw:style-name="paloverde" svg:height="1mm" svg:y="197.0mm" svg:x="220.5mm"/>
          <draw:rect svg:width="1mm" draw:style-name="paloverde" svg:height="1mm" svg:y="197.0mm" svg:x="222.0mm"/>
          <draw:rect svg:width="1mm" draw:style-name="paloverde" svg:height="1mm" svg:y="197.0mm" svg:x="223.5mm"/>
          <draw:rect svg:width="1mm" draw:style-name="paloverde" svg:height="1mm" svg:y="197.0mm" svg:x="225.0mm"/>
          <draw:rect svg:width="1mm" draw:style-name="paloverde" svg:height="1mm" svg:y="197.0mm" svg:x="226.5mm"/>
          <draw:rect svg:width="1mm" draw:style-name="paloverde" svg:height="1mm" svg:y="197.0mm" svg:x="228.0mm"/>
          <draw:rect svg:width="1mm" draw:style-name="paloverde" svg:height="1mm" svg:y="197.0mm" svg:x="229.5mm"/>
          <draw:rect svg:width="1mm" draw:style-name="paloverde" svg:height="1mm" svg:y="197.0mm" svg:x="231.0mm"/>
          <draw:rect svg:width="1mm" draw:style-name="paloverde" svg:height="1mm" svg:y="197.0mm" svg:x="232.5mm"/>
          <draw:rect svg:width="1mm" draw:style-name="paloverde" svg:height="1mm" svg:y="197.0mm" svg:x="234.0mm"/>
          <draw:rect svg:width="1mm" draw:style-name="paloverde" svg:height="1mm" svg:y="197.0mm" svg:x="235.5mm"/>
          <draw:rect svg:width="1mm" draw:style-name="paloverde" svg:height="1mm" svg:y="197.0mm" svg:x="237.0mm"/>
          <draw:rect svg:width="1mm" draw:style-name="paloverde" svg:height="1mm" svg:y="197.0mm" svg:x="238.5mm"/>
          <draw:rect svg:width="1mm" draw:style-name="paloverde" svg:height="1mm" svg:y="197.0mm" svg:x="240.0mm"/>
          <draw:rect svg:width="1mm" draw:style-name="paloverde" svg:height="1mm" svg:y="197.0mm" svg:x="241.5mm"/>
          <draw:rect svg:width="1mm" draw:style-name="paloverde" svg:height="1mm" svg:y="197.0mm" svg:x="243.0mm"/>
          <draw:rect svg:width="1mm" draw:style-name="paloverde" svg:height="1mm" svg:y="197.0mm" svg:x="244.5mm"/>
          <draw:rect svg:width="1mm" draw:style-name="paloverde" svg:height="1mm" svg:y="197.0mm" svg:x="246.0mm"/>
          <draw:rect svg:width="1mm" draw:style-name="paloverde" svg:height="1mm" svg:y="198.5mm" svg:x="210.0mm"/>
          <draw:rect svg:width="1mm" draw:style-name="paloverde" svg:height="1mm" svg:y="198.5mm" svg:x="211.5mm"/>
          <draw:rect svg:width="1mm" draw:style-name="paloverde" svg:height="1mm" svg:y="198.5mm" svg:x="213.0mm"/>
          <draw:rect svg:width="1mm" draw:style-name="paloverde" svg:height="1mm" svg:y="198.5mm" svg:x="214.5mm"/>
          <draw:rect svg:width="1mm" draw:style-name="paloverde" svg:height="1mm" svg:y="198.5mm" svg:x="216.0mm"/>
          <draw:rect svg:width="1mm" draw:style-name="paloverde" svg:height="1mm" svg:y="198.5mm" svg:x="217.5mm"/>
          <draw:rect svg:width="1mm" draw:style-name="paloverde" svg:height="1mm" svg:y="198.5mm" svg:x="219.0mm"/>
          <draw:rect svg:width="1mm" draw:style-name="paloverde" svg:height="1mm" svg:y="198.5mm" svg:x="220.5mm"/>
          <draw:rect svg:width="1mm" draw:style-name="paloverde" svg:height="1mm" svg:y="198.5mm" svg:x="222.0mm"/>
          <draw:rect svg:width="1mm" draw:style-name="paloverde" svg:height="1mm" svg:y="198.5mm" svg:x="223.5mm"/>
          <draw:rect svg:width="1mm" draw:style-name="paloverde" svg:height="1mm" svg:y="198.5mm" svg:x="225.0mm"/>
          <draw:rect svg:width="1mm" draw:style-name="paloverde" svg:height="1mm" svg:y="198.5mm" svg:x="226.5mm"/>
          <draw:rect svg:width="1mm" draw:style-name="paloverde" svg:height="1mm" svg:y="198.5mm" svg:x="228.0mm"/>
          <draw:rect svg:width="1mm" draw:style-name="paloverde" svg:height="1mm" svg:y="198.5mm" svg:x="229.5mm"/>
          <draw:rect svg:width="1mm" draw:style-name="paloverde" svg:height="1mm" svg:y="198.5mm" svg:x="231.0mm"/>
          <draw:rect svg:width="1mm" draw:style-name="paloverde" svg:height="1mm" svg:y="198.5mm" svg:x="232.5mm"/>
          <draw:rect svg:width="1mm" draw:style-name="paloverde" svg:height="1mm" svg:y="198.5mm" svg:x="234.0mm"/>
          <draw:rect svg:width="1mm" draw:style-name="paloverde" svg:height="1mm" svg:y="198.5mm" svg:x="235.5mm"/>
          <draw:rect svg:width="1mm" draw:style-name="paloverde" svg:height="1mm" svg:y="198.5mm" svg:x="237.0mm"/>
          <draw:rect svg:width="1mm" draw:style-name="paloverde" svg:height="1mm" svg:y="198.5mm" svg:x="238.5mm"/>
          <draw:rect svg:width="1mm" draw:style-name="paloverde" svg:height="1mm" svg:y="198.5mm" svg:x="240.0mm"/>
          <draw:rect svg:width="1mm" draw:style-name="paloverde" svg:height="1mm" svg:y="198.5mm" svg:x="241.5mm"/>
          <draw:rect svg:width="1mm" draw:style-name="paloverde" svg:height="1mm" svg:y="198.5mm" svg:x="243.0mm"/>
          <draw:rect svg:width="1mm" draw:style-name="paloverde" svg:height="1mm" svg:y="198.5mm" svg:x="244.5mm"/>
          <draw:rect svg:width="1mm" draw:style-name="paloverde" svg:height="1mm" svg:y="198.5mm" svg:x="246.0mm"/>
          <draw:rect svg:width="1mm" draw:style-name="paloverde" svg:height="1mm" svg:y="200.0mm" svg:x="210.0mm"/>
          <draw:rect svg:width="1mm" draw:style-name="paloverde" svg:height="1mm" svg:y="200.0mm" svg:x="211.5mm"/>
          <draw:rect svg:width="1mm" draw:style-name="paloverde" svg:height="1mm" svg:y="200.0mm" svg:x="213.0mm"/>
          <draw:rect svg:width="1mm" draw:style-name="paloverde" svg:height="1mm" svg:y="200.0mm" svg:x="214.5mm"/>
          <draw:rect svg:width="1mm" draw:style-name="paloverde" svg:height="1mm" svg:y="200.0mm" svg:x="216.0mm"/>
          <draw:rect svg:width="1mm" draw:style-name="paloverde" svg:height="1mm" svg:y="200.0mm" svg:x="217.5mm"/>
          <draw:rect svg:width="1mm" draw:style-name="paloverde" svg:height="1mm" svg:y="200.0mm" svg:x="219.0mm"/>
          <draw:rect svg:width="1mm" draw:style-name="paloverde" svg:height="1mm" svg:y="200.0mm" svg:x="220.5mm"/>
          <draw:rect svg:width="1mm" draw:style-name="paloverde" svg:height="1mm" svg:y="200.0mm" svg:x="222.0mm"/>
          <draw:rect svg:width="1mm" draw:style-name="paloverde" svg:height="1mm" svg:y="200.0mm" svg:x="223.5mm"/>
          <draw:rect svg:width="1mm" draw:style-name="paloverde" svg:height="1mm" svg:y="200.0mm" svg:x="225.0mm"/>
          <draw:rect svg:width="1mm" draw:style-name="paloverde" svg:height="1mm" svg:y="200.0mm" svg:x="226.5mm"/>
          <draw:rect svg:width="1mm" draw:style-name="paloverde" svg:height="1mm" svg:y="200.0mm" svg:x="228.0mm"/>
          <draw:rect svg:width="1mm" draw:style-name="paloverde" svg:height="1mm" svg:y="200.0mm" svg:x="229.5mm"/>
          <draw:rect svg:width="1mm" draw:style-name="paloverde" svg:height="1mm" svg:y="200.0mm" svg:x="231.0mm"/>
          <draw:rect svg:width="1mm" draw:style-name="paloverde" svg:height="1mm" svg:y="200.0mm" svg:x="232.5mm"/>
          <draw:rect svg:width="1mm" draw:style-name="paloverde" svg:height="1mm" svg:y="200.0mm" svg:x="234.0mm"/>
          <draw:rect svg:width="1mm" draw:style-name="paloverde" svg:height="1mm" svg:y="200.0mm" svg:x="235.5mm"/>
          <draw:rect svg:width="1mm" draw:style-name="paloverde" svg:height="1mm" svg:y="200.0mm" svg:x="237.0mm"/>
          <draw:rect svg:width="1mm" draw:style-name="paloverde" svg:height="1mm" svg:y="200.0mm" svg:x="238.5mm"/>
          <draw:rect svg:width="1mm" draw:style-name="paloverde" svg:height="1mm" svg:y="200.0mm" svg:x="240.0mm"/>
          <draw:rect svg:width="1mm" draw:style-name="paloverde" svg:height="1mm" svg:y="200.0mm" svg:x="241.5mm"/>
          <draw:rect svg:width="1mm" draw:style-name="paloverde" svg:height="1mm" svg:y="200.0mm" svg:x="243.0mm"/>
          <draw:rect svg:width="1mm" draw:style-name="paloverde" svg:height="1mm" svg:y="200.0mm" svg:x="244.5mm"/>
          <draw:rect svg:width="1mm" draw:style-name="paloverde" svg:height="1mm" svg:y="200.0mm" svg:x="246.0mm"/>
          <draw:rect svg:width="1mm" draw:style-name="paloverde" svg:height="1mm" svg:y="201.5mm" svg:x="210.0mm"/>
          <draw:rect svg:width="1mm" draw:style-name="paloverde" svg:height="1mm" svg:y="201.5mm" svg:x="211.5mm"/>
          <draw:rect svg:width="1mm" draw:style-name="paloverde" svg:height="1mm" svg:y="201.5mm" svg:x="213.0mm"/>
          <draw:rect svg:width="1mm" draw:style-name="paloverde" svg:height="1mm" svg:y="201.5mm" svg:x="214.5mm"/>
          <draw:rect svg:width="1mm" draw:style-name="paloverde" svg:height="1mm" svg:y="201.5mm" svg:x="216.0mm"/>
          <draw:rect svg:width="1mm" draw:style-name="paloverde" svg:height="1mm" svg:y="201.5mm" svg:x="217.5mm"/>
          <draw:rect svg:width="1mm" draw:style-name="paloverde" svg:height="1mm" svg:y="201.5mm" svg:x="219.0mm"/>
          <draw:rect svg:width="1mm" draw:style-name="paloverde" svg:height="1mm" svg:y="201.5mm" svg:x="220.5mm"/>
          <draw:rect svg:width="1mm" draw:style-name="paloverde" svg:height="1mm" svg:y="201.5mm" svg:x="222.0mm"/>
          <draw:rect svg:width="1mm" draw:style-name="paloverde" svg:height="1mm" svg:y="201.5mm" svg:x="223.5mm"/>
          <draw:rect svg:width="1mm" draw:style-name="paloverde" svg:height="1mm" svg:y="201.5mm" svg:x="225.0mm"/>
          <draw:rect svg:width="1mm" draw:style-name="paloverde" svg:height="1mm" svg:y="201.5mm" svg:x="226.5mm"/>
          <draw:rect svg:width="1mm" draw:style-name="paloverde" svg:height="1mm" svg:y="201.5mm" svg:x="228.0mm"/>
          <draw:rect svg:width="1mm" draw:style-name="paloverde" svg:height="1mm" svg:y="201.5mm" svg:x="229.5mm"/>
          <draw:rect svg:width="1mm" draw:style-name="paloverde" svg:height="1mm" svg:y="201.5mm" svg:x="231.0mm"/>
          <draw:rect svg:width="1mm" draw:style-name="paloverde" svg:height="1mm" svg:y="201.5mm" svg:x="232.5mm"/>
          <draw:rect svg:width="1mm" draw:style-name="paloverde" svg:height="1mm" svg:y="201.5mm" svg:x="234.0mm"/>
          <draw:rect svg:width="1mm" draw:style-name="paloverde" svg:height="1mm" svg:y="201.5mm" svg:x="235.5mm"/>
          <draw:rect svg:width="1mm" draw:style-name="paloverde" svg:height="1mm" svg:y="201.5mm" svg:x="237.0mm"/>
          <draw:rect svg:width="1mm" draw:style-name="paloverde" svg:height="1mm" svg:y="201.5mm" svg:x="238.5mm"/>
          <draw:rect svg:width="1mm" draw:style-name="paloverde" svg:height="1mm" svg:y="201.5mm" svg:x="240.0mm"/>
          <draw:rect svg:width="1mm" draw:style-name="paloverde" svg:height="1mm" svg:y="201.5mm" svg:x="241.5mm"/>
          <draw:rect svg:width="1mm" draw:style-name="paloverde" svg:height="1mm" svg:y="201.5mm" svg:x="243.0mm"/>
          <draw:rect svg:width="1mm" draw:style-name="paloverde" svg:height="1mm" svg:y="201.5mm" svg:x="244.5mm"/>
          <draw:rect svg:width="1mm" draw:style-name="paloverde" svg:height="1mm" svg:y="201.5mm" svg:x="246.0mm"/>
          <draw:rect svg:width="1mm" draw:style-name="paloverde" svg:height="1mm" svg:y="203.0mm" svg:x="210.0mm"/>
          <draw:rect svg:width="1mm" draw:style-name="paloverde" svg:height="1mm" svg:y="203.0mm" svg:x="211.5mm"/>
          <draw:rect svg:width="1mm" draw:style-name="paloverde" svg:height="1mm" svg:y="203.0mm" svg:x="213.0mm"/>
          <draw:rect svg:width="1mm" draw:style-name="paloverde" svg:height="1mm" svg:y="203.0mm" svg:x="214.5mm"/>
          <draw:rect svg:width="1mm" draw:style-name="paloverde" svg:height="1mm" svg:y="203.0mm" svg:x="216.0mm"/>
          <draw:rect svg:width="1mm" draw:style-name="paloverde" svg:height="1mm" svg:y="203.0mm" svg:x="217.5mm"/>
          <draw:rect svg:width="1mm" draw:style-name="paloverde" svg:height="1mm" svg:y="203.0mm" svg:x="219.0mm"/>
          <draw:rect svg:width="1mm" draw:style-name="paloverde" svg:height="1mm" svg:y="203.0mm" svg:x="220.5mm"/>
          <draw:rect svg:width="1mm" draw:style-name="paloverde" svg:height="1mm" svg:y="203.0mm" svg:x="222.0mm"/>
          <draw:rect svg:width="1mm" draw:style-name="paloverde" svg:height="1mm" svg:y="203.0mm" svg:x="223.5mm"/>
          <draw:rect svg:width="1mm" draw:style-name="paloverde" svg:height="1mm" svg:y="203.0mm" svg:x="225.0mm"/>
          <draw:rect svg:width="1mm" draw:style-name="paloverde" svg:height="1mm" svg:y="203.0mm" svg:x="226.5mm"/>
          <draw:rect svg:width="1mm" draw:style-name="paloverde" svg:height="1mm" svg:y="203.0mm" svg:x="228.0mm"/>
          <draw:rect svg:width="1mm" draw:style-name="paloverde" svg:height="1mm" svg:y="203.0mm" svg:x="229.5mm"/>
          <draw:rect svg:width="1mm" draw:style-name="paloverde" svg:height="1mm" svg:y="203.0mm" svg:x="231.0mm"/>
          <draw:rect svg:width="1mm" draw:style-name="paloverde" svg:height="1mm" svg:y="203.0mm" svg:x="232.5mm"/>
          <draw:rect svg:width="1mm" draw:style-name="paloverde" svg:height="1mm" svg:y="203.0mm" svg:x="234.0mm"/>
          <draw:rect svg:width="1mm" draw:style-name="paloverde" svg:height="1mm" svg:y="203.0mm" svg:x="235.5mm"/>
          <draw:rect svg:width="1mm" draw:style-name="paloverde" svg:height="1mm" svg:y="203.0mm" svg:x="237.0mm"/>
          <draw:rect svg:width="1mm" draw:style-name="paloverde" svg:height="1mm" svg:y="203.0mm" svg:x="238.5mm"/>
          <draw:rect svg:width="1mm" draw:style-name="paloverde" svg:height="1mm" svg:y="203.0mm" svg:x="240.0mm"/>
          <draw:rect svg:width="1mm" draw:style-name="paloverde" svg:height="1mm" svg:y="203.0mm" svg:x="241.5mm"/>
          <draw:rect svg:width="1mm" draw:style-name="paloverde" svg:height="1mm" svg:y="203.0mm" svg:x="243.0mm"/>
          <draw:rect svg:width="1mm" draw:style-name="paloverde" svg:height="1mm" svg:y="203.0mm" svg:x="244.5mm"/>
          <draw:rect svg:width="1mm" draw:style-name="paloverde" svg:height="1mm" svg:y="203.0mm" svg:x="246.0mm"/>
          <draw:rect svg:width="1mm" draw:style-name="paloverde" svg:height="1mm" svg:y="204.5mm" svg:x="210.0mm"/>
          <draw:rect svg:width="1mm" draw:style-name="paloverde" svg:height="1mm" svg:y="204.5mm" svg:x="211.5mm"/>
          <draw:rect svg:width="1mm" draw:style-name="paloverde" svg:height="1mm" svg:y="204.5mm" svg:x="213.0mm"/>
          <draw:rect svg:width="1mm" draw:style-name="paloverde" svg:height="1mm" svg:y="204.5mm" svg:x="214.5mm"/>
          <draw:rect svg:width="1mm" draw:style-name="paloverde" svg:height="1mm" svg:y="204.5mm" svg:x="216.0mm"/>
          <draw:frame svg:width="60mm" draw:style-name="texto" svg:height="10mm" svg:y="156.0mm" svg:x="255.5mm">
            <draw:text-box>
              <text:p>Aporte anual por déficit Transantiago</text:p>
            </draw:text-box>
          </draw:frame>
        </draw:g>
        <draw:g>
          <draw:rect svg:width="1mm" draw:style-name="paloverde" svg:height="1mm" svg:y="208.5mm" svg:x="210.0mm"/>
          <draw:rect svg:width="1mm" draw:style-name="paloverde" svg:height="1mm" svg:y="208.5mm" svg:x="211.5mm"/>
          <draw:rect svg:width="1mm" draw:style-name="paloverde" svg:height="1mm" svg:y="208.5mm" svg:x="213.0mm"/>
          <draw:rect svg:width="1mm" draw:style-name="paloverde" svg:height="1mm" svg:y="208.5mm" svg:x="214.5mm"/>
          <draw:rect svg:width="1mm" draw:style-name="paloverde" svg:height="1mm" svg:y="208.5mm" svg:x="216.0mm"/>
          <draw:rect svg:width="1mm" draw:style-name="paloverde" svg:height="1mm" svg:y="208.5mm" svg:x="217.5mm"/>
          <draw:rect svg:width="1mm" draw:style-name="paloverde" svg:height="1mm" svg:y="208.5mm" svg:x="219.0mm"/>
          <draw:rect svg:width="1mm" draw:style-name="paloverde" svg:height="1mm" svg:y="208.5mm" svg:x="220.5mm"/>
          <draw:rect svg:width="1mm" draw:style-name="paloverde" svg:height="1mm" svg:y="208.5mm" svg:x="222.0mm"/>
          <draw:rect svg:width="1mm" draw:style-name="paloverde" svg:height="1mm" svg:y="208.5mm" svg:x="223.5mm"/>
          <draw:rect svg:width="1mm" draw:style-name="paloverde" svg:height="1mm" svg:y="208.5mm" svg:x="225.0mm"/>
          <draw:rect svg:width="1mm" draw:style-name="paloverde" svg:height="1mm" svg:y="208.5mm" svg:x="226.5mm"/>
          <draw:rect svg:width="1mm" draw:style-name="paloverde" svg:height="1mm" svg:y="208.5mm" svg:x="228.0mm"/>
          <draw:rect svg:width="1mm" draw:style-name="paloverde" svg:height="1mm" svg:y="208.5mm" svg:x="229.5mm"/>
          <draw:rect svg:width="1mm" draw:style-name="paloverde" svg:height="1mm" svg:y="208.5mm" svg:x="231.0mm"/>
          <draw:rect svg:width="1mm" draw:style-name="paloverde" svg:height="1mm" svg:y="208.5mm" svg:x="232.5mm"/>
          <draw:rect svg:width="1mm" draw:style-name="paloverde" svg:height="1mm" svg:y="208.5mm" svg:x="234.0mm"/>
          <draw:rect svg:width="1mm" draw:style-name="paloverde" svg:height="1mm" svg:y="208.5mm" svg:x="235.5mm"/>
          <draw:rect svg:width="1mm" draw:style-name="paloverde" svg:height="1mm" svg:y="208.5mm" svg:x="237.0mm"/>
          <draw:rect svg:width="1mm" draw:style-name="paloverde" svg:height="1mm" svg:y="208.5mm" svg:x="238.5mm"/>
          <draw:rect svg:width="1mm" draw:style-name="paloverde" svg:height="1mm" svg:y="208.5mm" svg:x="240.0mm"/>
          <draw:rect svg:width="1mm" draw:style-name="paloverde" svg:height="1mm" svg:y="208.5mm" svg:x="241.5mm"/>
          <draw:rect svg:width="1mm" draw:style-name="paloverde" svg:height="1mm" svg:y="208.5mm" svg:x="243.0mm"/>
          <draw:rect svg:width="1mm" draw:style-name="paloverde" svg:height="1mm" svg:y="208.5mm" svg:x="244.5mm"/>
          <draw:rect svg:width="1mm" draw:style-name="paloverde" svg:height="1mm" svg:y="208.5mm" svg:x="246.0mm"/>
          <draw:rect svg:width="1mm" draw:style-name="paloverde" svg:height="1mm" svg:y="210.0mm" svg:x="210.0mm"/>
          <draw:rect svg:width="1mm" draw:style-name="paloverde" svg:height="1mm" svg:y="210.0mm" svg:x="211.5mm"/>
          <draw:rect svg:width="1mm" draw:style-name="paloverde" svg:height="1mm" svg:y="210.0mm" svg:x="213.0mm"/>
          <draw:rect svg:width="1mm" draw:style-name="paloverde" svg:height="1mm" svg:y="210.0mm" svg:x="214.5mm"/>
          <draw:rect svg:width="1mm" draw:style-name="paloverde" svg:height="1mm" svg:y="210.0mm" svg:x="216.0mm"/>
          <draw:rect svg:width="1mm" draw:style-name="paloverde" svg:height="1mm" svg:y="210.0mm" svg:x="217.5mm"/>
          <draw:rect svg:width="1mm" draw:style-name="paloverde" svg:height="1mm" svg:y="210.0mm" svg:x="219.0mm"/>
          <draw:rect svg:width="1mm" draw:style-name="paloverde" svg:height="1mm" svg:y="210.0mm" svg:x="220.5mm"/>
          <draw:rect svg:width="1mm" draw:style-name="paloverde" svg:height="1mm" svg:y="210.0mm" svg:x="222.0mm"/>
          <draw:rect svg:width="1mm" draw:style-name="paloverde" svg:height="1mm" svg:y="210.0mm" svg:x="223.5mm"/>
          <draw:rect svg:width="1mm" draw:style-name="paloverde" svg:height="1mm" svg:y="210.0mm" svg:x="225.0mm"/>
          <draw:rect svg:width="1mm" draw:style-name="paloverde" svg:height="1mm" svg:y="210.0mm" svg:x="226.5mm"/>
          <draw:rect svg:width="1mm" draw:style-name="paloverde" svg:height="1mm" svg:y="210.0mm" svg:x="228.0mm"/>
          <draw:rect svg:width="1mm" draw:style-name="paloverde" svg:height="1mm" svg:y="210.0mm" svg:x="229.5mm"/>
          <draw:rect svg:width="1mm" draw:style-name="paloverde" svg:height="1mm" svg:y="210.0mm" svg:x="231.0mm"/>
          <draw:rect svg:width="1mm" draw:style-name="paloverde" svg:height="1mm" svg:y="210.0mm" svg:x="232.5mm"/>
          <draw:rect svg:width="1mm" draw:style-name="paloverde" svg:height="1mm" svg:y="210.0mm" svg:x="234.0mm"/>
          <draw:rect svg:width="1mm" draw:style-name="paloverde" svg:height="1mm" svg:y="210.0mm" svg:x="235.5mm"/>
          <draw:rect svg:width="1mm" draw:style-name="paloverde" svg:height="1mm" svg:y="210.0mm" svg:x="237.0mm"/>
          <draw:rect svg:width="1mm" draw:style-name="paloverde" svg:height="1mm" svg:y="210.0mm" svg:x="238.5mm"/>
          <draw:rect svg:width="1mm" draw:style-name="paloverde" svg:height="1mm" svg:y="210.0mm" svg:x="240.0mm"/>
          <draw:rect svg:width="1mm" draw:style-name="paloverde" svg:height="1mm" svg:y="210.0mm" svg:x="241.5mm"/>
          <draw:rect svg:width="1mm" draw:style-name="paloverde" svg:height="1mm" svg:y="210.0mm" svg:x="243.0mm"/>
          <draw:rect svg:width="1mm" draw:style-name="paloverde" svg:height="1mm" svg:y="210.0mm" svg:x="244.5mm"/>
          <draw:rect svg:width="1mm" draw:style-name="paloverde" svg:height="1mm" svg:y="210.0mm" svg:x="246.0mm"/>
          <draw:rect svg:width="1mm" draw:style-name="paloverde" svg:height="1mm" svg:y="211.5mm" svg:x="210.0mm"/>
          <draw:rect svg:width="1mm" draw:style-name="paloverde" svg:height="1mm" svg:y="211.5mm" svg:x="211.5mm"/>
          <draw:rect svg:width="1mm" draw:style-name="paloverde" svg:height="1mm" svg:y="211.5mm" svg:x="213.0mm"/>
          <draw:rect svg:width="1mm" draw:style-name="paloverde" svg:height="1mm" svg:y="211.5mm" svg:x="214.5mm"/>
          <draw:rect svg:width="1mm" draw:style-name="paloverde" svg:height="1mm" svg:y="211.5mm" svg:x="216.0mm"/>
          <draw:rect svg:width="1mm" draw:style-name="paloverde" svg:height="1mm" svg:y="211.5mm" svg:x="217.5mm"/>
          <draw:rect svg:width="1mm" draw:style-name="paloverde" svg:height="1mm" svg:y="211.5mm" svg:x="219.0mm"/>
          <draw:rect svg:width="1mm" draw:style-name="paloverde" svg:height="1mm" svg:y="211.5mm" svg:x="220.5mm"/>
          <draw:rect svg:width="1mm" draw:style-name="paloverde" svg:height="1mm" svg:y="211.5mm" svg:x="222.0mm"/>
          <draw:rect svg:width="1mm" draw:style-name="paloverde" svg:height="1mm" svg:y="211.5mm" svg:x="223.5mm"/>
          <draw:rect svg:width="1mm" draw:style-name="paloverde" svg:height="1mm" svg:y="211.5mm" svg:x="225.0mm"/>
          <draw:rect svg:width="1mm" draw:style-name="paloverde" svg:height="1mm" svg:y="211.5mm" svg:x="226.5mm"/>
          <draw:rect svg:width="1mm" draw:style-name="paloverde" svg:height="1mm" svg:y="211.5mm" svg:x="228.0mm"/>
          <draw:rect svg:width="1mm" draw:style-name="paloverde" svg:height="1mm" svg:y="211.5mm" svg:x="229.5mm"/>
          <draw:rect svg:width="1mm" draw:style-name="paloverde" svg:height="1mm" svg:y="211.5mm" svg:x="231.0mm"/>
          <draw:rect svg:width="1mm" draw:style-name="paloverde" svg:height="1mm" svg:y="211.5mm" svg:x="232.5mm"/>
          <draw:rect svg:width="1mm" draw:style-name="paloverde" svg:height="1mm" svg:y="211.5mm" svg:x="234.0mm"/>
          <draw:rect svg:width="1mm" draw:style-name="paloverde" svg:height="1mm" svg:y="211.5mm" svg:x="235.5mm"/>
          <draw:rect svg:width="1mm" draw:style-name="paloverde" svg:height="1mm" svg:y="211.5mm" svg:x="237.0mm"/>
          <draw:rect svg:width="1mm" draw:style-name="paloverde" svg:height="1mm" svg:y="211.5mm" svg:x="238.5mm"/>
          <draw:rect svg:width="1mm" draw:style-name="paloverde" svg:height="1mm" svg:y="211.5mm" svg:x="240.0mm"/>
          <draw:rect svg:width="1mm" draw:style-name="paloverde" svg:height="1mm" svg:y="211.5mm" svg:x="241.5mm"/>
          <draw:rect svg:width="1mm" draw:style-name="paloverde" svg:height="1mm" svg:y="211.5mm" svg:x="243.0mm"/>
          <draw:rect svg:width="1mm" draw:style-name="paloverde" svg:height="1mm" svg:y="211.5mm" svg:x="244.5mm"/>
          <draw:rect svg:width="1mm" draw:style-name="paloverde" svg:height="1mm" svg:y="211.5mm" svg:x="246.0mm"/>
          <draw:rect svg:width="1mm" draw:style-name="paloverde" svg:height="1mm" svg:y="213.0mm" svg:x="210.0mm"/>
          <draw:rect svg:width="1mm" draw:style-name="paloverde" svg:height="1mm" svg:y="213.0mm" svg:x="211.5mm"/>
          <draw:rect svg:width="1mm" draw:style-name="paloverde" svg:height="1mm" svg:y="213.0mm" svg:x="213.0mm"/>
          <draw:rect svg:width="1mm" draw:style-name="paloverde" svg:height="1mm" svg:y="213.0mm" svg:x="214.5mm"/>
          <draw:rect svg:width="1mm" draw:style-name="paloverde" svg:height="1mm" svg:y="213.0mm" svg:x="216.0mm"/>
          <draw:rect svg:width="1mm" draw:style-name="paloverde" svg:height="1mm" svg:y="213.0mm" svg:x="217.5mm"/>
          <draw:rect svg:width="1mm" draw:style-name="paloverde" svg:height="1mm" svg:y="213.0mm" svg:x="219.0mm"/>
          <draw:rect svg:width="1mm" draw:style-name="paloverde" svg:height="1mm" svg:y="213.0mm" svg:x="220.5mm"/>
          <draw:rect svg:width="1mm" draw:style-name="paloverde" svg:height="1mm" svg:y="213.0mm" svg:x="222.0mm"/>
          <draw:rect svg:width="1mm" draw:style-name="paloverde" svg:height="1mm" svg:y="213.0mm" svg:x="223.5mm"/>
          <draw:rect svg:width="1mm" draw:style-name="paloverde" svg:height="1mm" svg:y="213.0mm" svg:x="225.0mm"/>
          <draw:rect svg:width="1mm" draw:style-name="paloverde" svg:height="1mm" svg:y="213.0mm" svg:x="226.5mm"/>
          <draw:rect svg:width="1mm" draw:style-name="paloverde" svg:height="1mm" svg:y="213.0mm" svg:x="228.0mm"/>
          <draw:rect svg:width="1mm" draw:style-name="paloverde" svg:height="1mm" svg:y="213.0mm" svg:x="229.5mm"/>
          <draw:rect svg:width="1mm" draw:style-name="paloverde" svg:height="1mm" svg:y="213.0mm" svg:x="231.0mm"/>
          <draw:rect svg:width="1mm" draw:style-name="paloverde" svg:height="1mm" svg:y="213.0mm" svg:x="232.5mm"/>
          <draw:rect svg:width="1mm" draw:style-name="paloverde" svg:height="1mm" svg:y="213.0mm" svg:x="234.0mm"/>
          <draw:rect svg:width="1mm" draw:style-name="paloverde" svg:height="1mm" svg:y="213.0mm" svg:x="235.5mm"/>
          <draw:rect svg:width="1mm" draw:style-name="paloverde" svg:height="1mm" svg:y="213.0mm" svg:x="237.0mm"/>
          <draw:rect svg:width="1mm" draw:style-name="paloverde" svg:height="1mm" svg:y="213.0mm" svg:x="238.5mm"/>
          <draw:rect svg:width="1mm" draw:style-name="paloverde" svg:height="1mm" svg:y="213.0mm" svg:x="240.0mm"/>
          <draw:rect svg:width="1mm" draw:style-name="paloverde" svg:height="1mm" svg:y="213.0mm" svg:x="241.5mm"/>
          <draw:rect svg:width="1mm" draw:style-name="paloverde" svg:height="1mm" svg:y="213.0mm" svg:x="243.0mm"/>
          <draw:rect svg:width="1mm" draw:style-name="paloverde" svg:height="1mm" svg:y="213.0mm" svg:x="244.5mm"/>
          <draw:rect svg:width="1mm" draw:style-name="paloverde" svg:height="1mm" svg:y="213.0mm" svg:x="246.0mm"/>
          <draw:rect svg:width="1mm" draw:style-name="paloverde" svg:height="1mm" svg:y="214.5mm" svg:x="210.0mm"/>
          <draw:rect svg:width="1mm" draw:style-name="paloverde" svg:height="1mm" svg:y="214.5mm" svg:x="211.5mm"/>
          <draw:rect svg:width="1mm" draw:style-name="paloverde" svg:height="1mm" svg:y="214.5mm" svg:x="213.0mm"/>
          <draw:rect svg:width="1mm" draw:style-name="paloverde" svg:height="1mm" svg:y="214.5mm" svg:x="214.5mm"/>
          <draw:rect svg:width="1mm" draw:style-name="paloverde" svg:height="1mm" svg:y="214.5mm" svg:x="216.0mm"/>
          <draw:rect svg:width="1mm" draw:style-name="paloverde" svg:height="1mm" svg:y="214.5mm" svg:x="217.5mm"/>
          <draw:rect svg:width="1mm" draw:style-name="paloverde" svg:height="1mm" svg:y="214.5mm" svg:x="219.0mm"/>
          <draw:rect svg:width="1mm" draw:style-name="paloverde" svg:height="1mm" svg:y="214.5mm" svg:x="220.5mm"/>
          <draw:rect svg:width="1mm" draw:style-name="paloverde" svg:height="1mm" svg:y="214.5mm" svg:x="222.0mm"/>
          <draw:rect svg:width="1mm" draw:style-name="paloverde" svg:height="1mm" svg:y="214.5mm" svg:x="223.5mm"/>
          <draw:rect svg:width="1mm" draw:style-name="paloverde" svg:height="1mm" svg:y="214.5mm" svg:x="225.0mm"/>
          <draw:rect svg:width="1mm" draw:style-name="paloverde" svg:height="1mm" svg:y="214.5mm" svg:x="226.5mm"/>
          <draw:rect svg:width="1mm" draw:style-name="paloverde" svg:height="1mm" svg:y="214.5mm" svg:x="228.0mm"/>
          <draw:rect svg:width="1mm" draw:style-name="paloverde" svg:height="1mm" svg:y="214.5mm" svg:x="229.5mm"/>
          <draw:rect svg:width="1mm" draw:style-name="paloverde" svg:height="1mm" svg:y="214.5mm" svg:x="231.0mm"/>
          <draw:rect svg:width="1mm" draw:style-name="paloverde" svg:height="1mm" svg:y="214.5mm" svg:x="232.5mm"/>
          <draw:rect svg:width="1mm" draw:style-name="paloverde" svg:height="1mm" svg:y="214.5mm" svg:x="234.0mm"/>
          <draw:rect svg:width="1mm" draw:style-name="paloverde" svg:height="1mm" svg:y="214.5mm" svg:x="235.5mm"/>
          <draw:rect svg:width="1mm" draw:style-name="paloverde" svg:height="1mm" svg:y="214.5mm" svg:x="237.0mm"/>
          <draw:rect svg:width="1mm" draw:style-name="paloverde" svg:height="1mm" svg:y="214.5mm" svg:x="238.5mm"/>
          <draw:rect svg:width="1mm" draw:style-name="paloverde" svg:height="1mm" svg:y="214.5mm" svg:x="240.0mm"/>
          <draw:rect svg:width="1mm" draw:style-name="paloverde" svg:height="1mm" svg:y="214.5mm" svg:x="241.5mm"/>
          <draw:rect svg:width="1mm" draw:style-name="paloverde" svg:height="1mm" svg:y="214.5mm" svg:x="243.0mm"/>
          <draw:rect svg:width="1mm" draw:style-name="paloverde" svg:height="1mm" svg:y="214.5mm" svg:x="244.5mm"/>
          <draw:rect svg:width="1mm" draw:style-name="paloverde" svg:height="1mm" svg:y="214.5mm" svg:x="246.0mm"/>
          <draw:rect svg:width="1mm" draw:style-name="paloverde" svg:height="1mm" svg:y="216.0mm" svg:x="210.0mm"/>
          <draw:rect svg:width="1mm" draw:style-name="paloverde" svg:height="1mm" svg:y="216.0mm" svg:x="211.5mm"/>
          <draw:rect svg:width="1mm" draw:style-name="paloverde" svg:height="1mm" svg:y="216.0mm" svg:x="213.0mm"/>
          <draw:rect svg:width="1mm" draw:style-name="paloverde" svg:height="1mm" svg:y="216.0mm" svg:x="214.5mm"/>
          <draw:rect svg:width="1mm" draw:style-name="paloverde" svg:height="1mm" svg:y="216.0mm" svg:x="216.0mm"/>
          <draw:rect svg:width="1mm" draw:style-name="paloverde" svg:height="1mm" svg:y="216.0mm" svg:x="217.5mm"/>
          <draw:rect svg:width="1mm" draw:style-name="paloverde" svg:height="1mm" svg:y="216.0mm" svg:x="219.0mm"/>
          <draw:rect svg:width="1mm" draw:style-name="paloverde" svg:height="1mm" svg:y="216.0mm" svg:x="220.5mm"/>
          <draw:rect svg:width="1mm" draw:style-name="paloverde" svg:height="1mm" svg:y="216.0mm" svg:x="222.0mm"/>
          <draw:rect svg:width="1mm" draw:style-name="paloverde" svg:height="1mm" svg:y="216.0mm" svg:x="223.5mm"/>
          <draw:rect svg:width="1mm" draw:style-name="paloverde" svg:height="1mm" svg:y="216.0mm" svg:x="225.0mm"/>
          <draw:rect svg:width="1mm" draw:style-name="paloverde" svg:height="1mm" svg:y="216.0mm" svg:x="226.5mm"/>
          <draw:rect svg:width="1mm" draw:style-name="paloverde" svg:height="1mm" svg:y="216.0mm" svg:x="228.0mm"/>
          <draw:rect svg:width="1mm" draw:style-name="paloverde" svg:height="1mm" svg:y="216.0mm" svg:x="229.5mm"/>
          <draw:rect svg:width="1mm" draw:style-name="paloverde" svg:height="1mm" svg:y="216.0mm" svg:x="231.0mm"/>
          <draw:rect svg:width="1mm" draw:style-name="paloverde" svg:height="1mm" svg:y="216.0mm" svg:x="232.5mm"/>
          <draw:rect svg:width="1mm" draw:style-name="paloverde" svg:height="1mm" svg:y="216.0mm" svg:x="234.0mm"/>
          <draw:rect svg:width="1mm" draw:style-name="paloverde" svg:height="1mm" svg:y="216.0mm" svg:x="235.5mm"/>
          <draw:rect svg:width="1mm" draw:style-name="paloverde" svg:height="1mm" svg:y="216.0mm" svg:x="237.0mm"/>
          <draw:rect svg:width="1mm" draw:style-name="paloverde" svg:height="1mm" svg:y="216.0mm" svg:x="238.5mm"/>
          <draw:rect svg:width="1mm" draw:style-name="paloverde" svg:height="1mm" svg:y="216.0mm" svg:x="240.0mm"/>
          <draw:rect svg:width="1mm" draw:style-name="paloverde" svg:height="1mm" svg:y="216.0mm" svg:x="241.5mm"/>
          <draw:rect svg:width="1mm" draw:style-name="paloverde" svg:height="1mm" svg:y="216.0mm" svg:x="243.0mm"/>
          <draw:rect svg:width="1mm" draw:style-name="paloverde" svg:height="1mm" svg:y="216.0mm" svg:x="244.5mm"/>
          <draw:rect svg:width="1mm" draw:style-name="paloverde" svg:height="1mm" svg:y="216.0mm" svg:x="246.0mm"/>
          <draw:rect svg:width="1mm" draw:style-name="paloverde" svg:height="1mm" svg:y="217.5mm" svg:x="210.0mm"/>
          <draw:rect svg:width="1mm" draw:style-name="paloverde" svg:height="1mm" svg:y="217.5mm" svg:x="211.5mm"/>
          <draw:rect svg:width="1mm" draw:style-name="paloverde" svg:height="1mm" svg:y="217.5mm" svg:x="213.0mm"/>
          <draw:rect svg:width="1mm" draw:style-name="paloverde" svg:height="1mm" svg:y="217.5mm" svg:x="214.5mm"/>
          <draw:rect svg:width="1mm" draw:style-name="paloverde" svg:height="1mm" svg:y="217.5mm" svg:x="216.0mm"/>
          <draw:rect svg:width="1mm" draw:style-name="paloverde" svg:height="1mm" svg:y="217.5mm" svg:x="217.5mm"/>
          <draw:rect svg:width="1mm" draw:style-name="paloverde" svg:height="1mm" svg:y="217.5mm" svg:x="219.0mm"/>
          <draw:rect svg:width="1mm" draw:style-name="paloverde" svg:height="1mm" svg:y="217.5mm" svg:x="220.5mm"/>
          <draw:rect svg:width="1mm" draw:style-name="paloverde" svg:height="1mm" svg:y="217.5mm" svg:x="222.0mm"/>
          <draw:rect svg:width="1mm" draw:style-name="paloverde" svg:height="1mm" svg:y="217.5mm" svg:x="223.5mm"/>
          <draw:rect svg:width="1mm" draw:style-name="paloverde" svg:height="1mm" svg:y="217.5mm" svg:x="225.0mm"/>
          <draw:rect svg:width="1mm" draw:style-name="paloverde" svg:height="1mm" svg:y="217.5mm" svg:x="226.5mm"/>
          <draw:rect svg:width="1mm" draw:style-name="paloverde" svg:height="1mm" svg:y="217.5mm" svg:x="228.0mm"/>
          <draw:rect svg:width="1mm" draw:style-name="paloverde" svg:height="1mm" svg:y="217.5mm" svg:x="229.5mm"/>
          <draw:rect svg:width="1mm" draw:style-name="paloverde" svg:height="1mm" svg:y="217.5mm" svg:x="231.0mm"/>
          <draw:rect svg:width="1mm" draw:style-name="paloverde" svg:height="1mm" svg:y="217.5mm" svg:x="232.5mm"/>
          <draw:rect svg:width="1mm" draw:style-name="paloverde" svg:height="1mm" svg:y="217.5mm" svg:x="234.0mm"/>
          <draw:rect svg:width="1mm" draw:style-name="paloverde" svg:height="1mm" svg:y="217.5mm" svg:x="235.5mm"/>
          <draw:rect svg:width="1mm" draw:style-name="paloverde" svg:height="1mm" svg:y="217.5mm" svg:x="237.0mm"/>
          <draw:rect svg:width="1mm" draw:style-name="paloverde" svg:height="1mm" svg:y="217.5mm" svg:x="238.5mm"/>
          <draw:rect svg:width="1mm" draw:style-name="paloverde" svg:height="1mm" svg:y="217.5mm" svg:x="240.0mm"/>
          <draw:rect svg:width="1mm" draw:style-name="paloverde" svg:height="1mm" svg:y="217.5mm" svg:x="241.5mm"/>
          <draw:rect svg:width="1mm" draw:style-name="paloverde" svg:height="1mm" svg:y="217.5mm" svg:x="243.0mm"/>
          <draw:rect svg:width="1mm" draw:style-name="paloverde" svg:height="1mm" svg:y="217.5mm" svg:x="244.5mm"/>
          <draw:rect svg:width="1mm" draw:style-name="paloverde" svg:height="1mm" svg:y="217.5mm" svg:x="246.0mm"/>
          <draw:rect svg:width="1mm" draw:style-name="paloverde" svg:height="1mm" svg:y="219.0mm" svg:x="210.0mm"/>
          <draw:rect svg:width="1mm" draw:style-name="paloverde" svg:height="1mm" svg:y="219.0mm" svg:x="211.5mm"/>
          <draw:rect svg:width="1mm" draw:style-name="paloverde" svg:height="1mm" svg:y="219.0mm" svg:x="213.0mm"/>
          <draw:rect svg:width="1mm" draw:style-name="paloverde" svg:height="1mm" svg:y="219.0mm" svg:x="214.5mm"/>
          <draw:rect svg:width="1mm" draw:style-name="paloverde" svg:height="1mm" svg:y="219.0mm" svg:x="216.0mm"/>
          <draw:rect svg:width="1mm" draw:style-name="paloverde" svg:height="1mm" svg:y="219.0mm" svg:x="217.5mm"/>
          <draw:rect svg:width="1mm" draw:style-name="paloverde" svg:height="1mm" svg:y="219.0mm" svg:x="219.0mm"/>
          <draw:rect svg:width="1mm" draw:style-name="paloverde" svg:height="1mm" svg:y="219.0mm" svg:x="220.5mm"/>
          <draw:rect svg:width="1mm" draw:style-name="paloverde" svg:height="1mm" svg:y="219.0mm" svg:x="222.0mm"/>
          <draw:rect svg:width="1mm" draw:style-name="paloverde" svg:height="1mm" svg:y="219.0mm" svg:x="223.5mm"/>
          <draw:rect svg:width="1mm" draw:style-name="paloverde" svg:height="1mm" svg:y="219.0mm" svg:x="225.0mm"/>
          <draw:rect svg:width="1mm" draw:style-name="paloverde" svg:height="1mm" svg:y="219.0mm" svg:x="226.5mm"/>
          <draw:rect svg:width="1mm" draw:style-name="paloverde" svg:height="1mm" svg:y="219.0mm" svg:x="228.0mm"/>
          <draw:rect svg:width="1mm" draw:style-name="paloverde" svg:height="1mm" svg:y="219.0mm" svg:x="229.5mm"/>
          <draw:rect svg:width="1mm" draw:style-name="paloverde" svg:height="1mm" svg:y="219.0mm" svg:x="231.0mm"/>
          <draw:rect svg:width="1mm" draw:style-name="paloverde" svg:height="1mm" svg:y="219.0mm" svg:x="232.5mm"/>
          <draw:rect svg:width="1mm" draw:style-name="paloverde" svg:height="1mm" svg:y="219.0mm" svg:x="234.0mm"/>
          <draw:rect svg:width="1mm" draw:style-name="paloverde" svg:height="1mm" svg:y="219.0mm" svg:x="235.5mm"/>
          <draw:rect svg:width="1mm" draw:style-name="paloverde" svg:height="1mm" svg:y="219.0mm" svg:x="237.0mm"/>
          <draw:rect svg:width="1mm" draw:style-name="paloverde" svg:height="1mm" svg:y="219.0mm" svg:x="238.5mm"/>
          <draw:rect svg:width="1mm" draw:style-name="paloverde" svg:height="1mm" svg:y="219.0mm" svg:x="240.0mm"/>
          <draw:rect svg:width="1mm" draw:style-name="paloverde" svg:height="1mm" svg:y="219.0mm" svg:x="241.5mm"/>
          <draw:rect svg:width="1mm" draw:style-name="paloverde" svg:height="1mm" svg:y="219.0mm" svg:x="243.0mm"/>
          <draw:rect svg:width="1mm" draw:style-name="paloverde" svg:height="1mm" svg:y="219.0mm" svg:x="244.5mm"/>
          <draw:rect svg:width="1mm" draw:style-name="paloverde" svg:height="1mm" svg:y="219.0mm" svg:x="246.0mm"/>
          <draw:rect svg:width="1mm" draw:style-name="paloverde" svg:height="1mm" svg:y="220.5mm" svg:x="210.0mm"/>
          <draw:rect svg:width="1mm" draw:style-name="paloverde" svg:height="1mm" svg:y="220.5mm" svg:x="211.5mm"/>
          <draw:rect svg:width="1mm" draw:style-name="paloverde" svg:height="1mm" svg:y="220.5mm" svg:x="213.0mm"/>
          <draw:rect svg:width="1mm" draw:style-name="paloverde" svg:height="1mm" svg:y="220.5mm" svg:x="214.5mm"/>
          <draw:rect svg:width="1mm" draw:style-name="paloverde" svg:height="1mm" svg:y="220.5mm" svg:x="216.0mm"/>
          <draw:rect svg:width="1mm" draw:style-name="paloverde" svg:height="1mm" svg:y="220.5mm" svg:x="217.5mm"/>
          <draw:rect svg:width="1mm" draw:style-name="paloverde" svg:height="1mm" svg:y="220.5mm" svg:x="219.0mm"/>
          <draw:rect svg:width="1mm" draw:style-name="paloverde" svg:height="1mm" svg:y="220.5mm" svg:x="220.5mm"/>
          <draw:rect svg:width="1mm" draw:style-name="paloverde" svg:height="1mm" svg:y="220.5mm" svg:x="222.0mm"/>
          <draw:rect svg:width="1mm" draw:style-name="paloverde" svg:height="1mm" svg:y="220.5mm" svg:x="223.5mm"/>
          <draw:rect svg:width="1mm" draw:style-name="paloverde" svg:height="1mm" svg:y="220.5mm" svg:x="225.0mm"/>
          <draw:rect svg:width="1mm" draw:style-name="paloverde" svg:height="1mm" svg:y="220.5mm" svg:x="226.5mm"/>
          <draw:rect svg:width="1mm" draw:style-name="paloverde" svg:height="1mm" svg:y="220.5mm" svg:x="228.0mm"/>
          <draw:rect svg:width="1mm" draw:style-name="paloverde" svg:height="1mm" svg:y="220.5mm" svg:x="229.5mm"/>
          <draw:rect svg:width="1mm" draw:style-name="paloverde" svg:height="1mm" svg:y="220.5mm" svg:x="231.0mm"/>
          <draw:rect svg:width="1mm" draw:style-name="paloverde" svg:height="1mm" svg:y="220.5mm" svg:x="232.5mm"/>
          <draw:rect svg:width="1mm" draw:style-name="paloverde" svg:height="1mm" svg:y="220.5mm" svg:x="234.0mm"/>
          <draw:rect svg:width="1mm" draw:style-name="paloverde" svg:height="1mm" svg:y="220.5mm" svg:x="235.5mm"/>
          <draw:rect svg:width="1mm" draw:style-name="paloverde" svg:height="1mm" svg:y="220.5mm" svg:x="237.0mm"/>
          <draw:rect svg:width="1mm" draw:style-name="paloverde" svg:height="1mm" svg:y="220.5mm" svg:x="238.5mm"/>
          <draw:rect svg:width="1mm" draw:style-name="paloverde" svg:height="1mm" svg:y="220.5mm" svg:x="240.0mm"/>
          <draw:rect svg:width="1mm" draw:style-name="paloverde" svg:height="1mm" svg:y="220.5mm" svg:x="241.5mm"/>
          <draw:rect svg:width="1mm" draw:style-name="paloverde" svg:height="1mm" svg:y="220.5mm" svg:x="243.0mm"/>
          <draw:rect svg:width="1mm" draw:style-name="paloverde" svg:height="1mm" svg:y="220.5mm" svg:x="244.5mm"/>
          <draw:rect svg:width="1mm" draw:style-name="paloverde" svg:height="1mm" svg:y="220.5mm" svg:x="246.0mm"/>
          <draw:rect svg:width="1mm" draw:style-name="paloverde" svg:height="1mm" svg:y="222.0mm" svg:x="210.0mm"/>
          <draw:rect svg:width="1mm" draw:style-name="paloverde" svg:height="1mm" svg:y="222.0mm" svg:x="211.5mm"/>
          <draw:rect svg:width="1mm" draw:style-name="paloverde" svg:height="1mm" svg:y="222.0mm" svg:x="213.0mm"/>
          <draw:rect svg:width="1mm" draw:style-name="paloverde" svg:height="1mm" svg:y="222.0mm" svg:x="214.5mm"/>
          <draw:rect svg:width="1mm" draw:style-name="paloverde" svg:height="1mm" svg:y="222.0mm" svg:x="216.0mm"/>
          <draw:rect svg:width="1mm" draw:style-name="paloverde" svg:height="1mm" svg:y="222.0mm" svg:x="217.5mm"/>
          <draw:rect svg:width="1mm" draw:style-name="paloverde" svg:height="1mm" svg:y="222.0mm" svg:x="219.0mm"/>
          <draw:rect svg:width="1mm" draw:style-name="paloverde" svg:height="1mm" svg:y="222.0mm" svg:x="220.5mm"/>
          <draw:rect svg:width="1mm" draw:style-name="paloverde" svg:height="1mm" svg:y="222.0mm" svg:x="222.0mm"/>
          <draw:rect svg:width="1mm" draw:style-name="paloverde" svg:height="1mm" svg:y="222.0mm" svg:x="223.5mm"/>
          <draw:rect svg:width="1mm" draw:style-name="paloverde" svg:height="1mm" svg:y="222.0mm" svg:x="225.0mm"/>
          <draw:rect svg:width="1mm" draw:style-name="paloverde" svg:height="1mm" svg:y="222.0mm" svg:x="226.5mm"/>
          <draw:rect svg:width="1mm" draw:style-name="paloverde" svg:height="1mm" svg:y="222.0mm" svg:x="228.0mm"/>
          <draw:rect svg:width="1mm" draw:style-name="paloverde" svg:height="1mm" svg:y="222.0mm" svg:x="229.5mm"/>
          <draw:rect svg:width="1mm" draw:style-name="paloverde" svg:height="1mm" svg:y="222.0mm" svg:x="231.0mm"/>
          <draw:rect svg:width="1mm" draw:style-name="paloverde" svg:height="1mm" svg:y="222.0mm" svg:x="232.5mm"/>
          <draw:rect svg:width="1mm" draw:style-name="paloverde" svg:height="1mm" svg:y="222.0mm" svg:x="234.0mm"/>
          <draw:rect svg:width="1mm" draw:style-name="paloverde" svg:height="1mm" svg:y="222.0mm" svg:x="235.5mm"/>
          <draw:rect svg:width="1mm" draw:style-name="paloverde" svg:height="1mm" svg:y="222.0mm" svg:x="237.0mm"/>
          <draw:rect svg:width="1mm" draw:style-name="paloverde" svg:height="1mm" svg:y="222.0mm" svg:x="238.5mm"/>
          <draw:rect svg:width="1mm" draw:style-name="paloverde" svg:height="1mm" svg:y="222.0mm" svg:x="240.0mm"/>
          <draw:rect svg:width="1mm" draw:style-name="paloverde" svg:height="1mm" svg:y="222.0mm" svg:x="241.5mm"/>
          <draw:rect svg:width="1mm" draw:style-name="paloverde" svg:height="1mm" svg:y="222.0mm" svg:x="243.0mm"/>
          <draw:rect svg:width="1mm" draw:style-name="paloverde" svg:height="1mm" svg:y="222.0mm" svg:x="244.5mm"/>
          <draw:rect svg:width="1mm" draw:style-name="paloverde" svg:height="1mm" svg:y="222.0mm" svg:x="246.0mm"/>
          <draw:rect svg:width="1mm" draw:style-name="paloverde" svg:height="1mm" svg:y="223.5mm" svg:x="210.0mm"/>
          <draw:rect svg:width="1mm" draw:style-name="paloverde" svg:height="1mm" svg:y="223.5mm" svg:x="211.5mm"/>
          <draw:rect svg:width="1mm" draw:style-name="paloverde" svg:height="1mm" svg:y="223.5mm" svg:x="213.0mm"/>
          <draw:rect svg:width="1mm" draw:style-name="paloverde" svg:height="1mm" svg:y="223.5mm" svg:x="214.5mm"/>
          <draw:rect svg:width="1mm" draw:style-name="paloverde" svg:height="1mm" svg:y="223.5mm" svg:x="216.0mm"/>
          <draw:rect svg:width="1mm" draw:style-name="paloverde" svg:height="1mm" svg:y="223.5mm" svg:x="217.5mm"/>
          <draw:rect svg:width="1mm" draw:style-name="paloverde" svg:height="1mm" svg:y="223.5mm" svg:x="219.0mm"/>
          <draw:rect svg:width="1mm" draw:style-name="paloverde" svg:height="1mm" svg:y="223.5mm" svg:x="220.5mm"/>
          <draw:rect svg:width="1mm" draw:style-name="paloverde" svg:height="1mm" svg:y="223.5mm" svg:x="222.0mm"/>
          <draw:rect svg:width="1mm" draw:style-name="paloverde" svg:height="1mm" svg:y="223.5mm" svg:x="223.5mm"/>
          <draw:rect svg:width="1mm" draw:style-name="paloverde" svg:height="1mm" svg:y="223.5mm" svg:x="225.0mm"/>
          <draw:rect svg:width="1mm" draw:style-name="paloverde" svg:height="1mm" svg:y="223.5mm" svg:x="226.5mm"/>
          <draw:rect svg:width="1mm" draw:style-name="paloverde" svg:height="1mm" svg:y="223.5mm" svg:x="228.0mm"/>
          <draw:rect svg:width="1mm" draw:style-name="paloverde" svg:height="1mm" svg:y="223.5mm" svg:x="229.5mm"/>
          <draw:rect svg:width="1mm" draw:style-name="paloverde" svg:height="1mm" svg:y="223.5mm" svg:x="231.0mm"/>
          <draw:rect svg:width="1mm" draw:style-name="paloverde" svg:height="1mm" svg:y="223.5mm" svg:x="232.5mm"/>
          <draw:rect svg:width="1mm" draw:style-name="paloverde" svg:height="1mm" svg:y="223.5mm" svg:x="234.0mm"/>
          <draw:rect svg:width="1mm" draw:style-name="paloverde" svg:height="1mm" svg:y="223.5mm" svg:x="235.5mm"/>
          <draw:rect svg:width="1mm" draw:style-name="paloverde" svg:height="1mm" svg:y="223.5mm" svg:x="237.0mm"/>
          <draw:rect svg:width="1mm" draw:style-name="paloverde" svg:height="1mm" svg:y="223.5mm" svg:x="238.5mm"/>
          <draw:rect svg:width="1mm" draw:style-name="paloverde" svg:height="1mm" svg:y="223.5mm" svg:x="240.0mm"/>
          <draw:rect svg:width="1mm" draw:style-name="paloverde" svg:height="1mm" svg:y="223.5mm" svg:x="241.5mm"/>
          <draw:rect svg:width="1mm" draw:style-name="paloverde" svg:height="1mm" svg:y="223.5mm" svg:x="243.0mm"/>
          <draw:rect svg:width="1mm" draw:style-name="paloverde" svg:height="1mm" svg:y="223.5mm" svg:x="244.5mm"/>
          <draw:rect svg:width="1mm" draw:style-name="paloverde" svg:height="1mm" svg:y="223.5mm" svg:x="246.0mm"/>
          <draw:rect svg:width="1mm" draw:style-name="paloverde" svg:height="1mm" svg:y="225.0mm" svg:x="210.0mm"/>
          <draw:rect svg:width="1mm" draw:style-name="paloverde" svg:height="1mm" svg:y="225.0mm" svg:x="211.5mm"/>
          <draw:rect svg:width="1mm" draw:style-name="paloverde" svg:height="1mm" svg:y="225.0mm" svg:x="213.0mm"/>
          <draw:rect svg:width="1mm" draw:style-name="paloverde" svg:height="1mm" svg:y="225.0mm" svg:x="214.5mm"/>
          <draw:rect svg:width="1mm" draw:style-name="paloverde" svg:height="1mm" svg:y="225.0mm" svg:x="216.0mm"/>
          <draw:rect svg:width="1mm" draw:style-name="paloverde" svg:height="1mm" svg:y="225.0mm" svg:x="217.5mm"/>
          <draw:rect svg:width="1mm" draw:style-name="paloverde" svg:height="1mm" svg:y="225.0mm" svg:x="219.0mm"/>
          <draw:rect svg:width="1mm" draw:style-name="paloverde" svg:height="1mm" svg:y="225.0mm" svg:x="220.5mm"/>
          <draw:rect svg:width="1mm" draw:style-name="paloverde" svg:height="1mm" svg:y="225.0mm" svg:x="222.0mm"/>
          <draw:rect svg:width="1mm" draw:style-name="paloverde" svg:height="1mm" svg:y="225.0mm" svg:x="223.5mm"/>
          <draw:rect svg:width="1mm" draw:style-name="paloverde" svg:height="1mm" svg:y="225.0mm" svg:x="225.0mm"/>
          <draw:rect svg:width="1mm" draw:style-name="paloverde" svg:height="1mm" svg:y="225.0mm" svg:x="226.5mm"/>
          <draw:rect svg:width="1mm" draw:style-name="paloverde" svg:height="1mm" svg:y="225.0mm" svg:x="228.0mm"/>
          <draw:rect svg:width="1mm" draw:style-name="paloverde" svg:height="1mm" svg:y="225.0mm" svg:x="229.5mm"/>
          <draw:rect svg:width="1mm" draw:style-name="paloverde" svg:height="1mm" svg:y="225.0mm" svg:x="231.0mm"/>
          <draw:rect svg:width="1mm" draw:style-name="paloverde" svg:height="1mm" svg:y="225.0mm" svg:x="232.5mm"/>
          <draw:rect svg:width="1mm" draw:style-name="paloverde" svg:height="1mm" svg:y="225.0mm" svg:x="234.0mm"/>
          <draw:rect svg:width="1mm" draw:style-name="paloverde" svg:height="1mm" svg:y="225.0mm" svg:x="235.5mm"/>
          <draw:rect svg:width="1mm" draw:style-name="paloverde" svg:height="1mm" svg:y="225.0mm" svg:x="237.0mm"/>
          <draw:rect svg:width="1mm" draw:style-name="paloverde" svg:height="1mm" svg:y="225.0mm" svg:x="238.5mm"/>
          <draw:rect svg:width="1mm" draw:style-name="paloverde" svg:height="1mm" svg:y="225.0mm" svg:x="240.0mm"/>
          <draw:rect svg:width="1mm" draw:style-name="paloverde" svg:height="1mm" svg:y="225.0mm" svg:x="241.5mm"/>
          <draw:rect svg:width="1mm" draw:style-name="paloverde" svg:height="1mm" svg:y="225.0mm" svg:x="243.0mm"/>
          <draw:rect svg:width="1mm" draw:style-name="paloverde" svg:height="1mm" svg:y="225.0mm" svg:x="244.5mm"/>
          <draw:rect svg:width="1mm" draw:style-name="paloverde" svg:height="1mm" svg:y="225.0mm" svg:x="246.0mm"/>
          <draw:rect svg:width="1mm" draw:style-name="paloverde" svg:height="1mm" svg:y="226.5mm" svg:x="210.0mm"/>
          <draw:rect svg:width="1mm" draw:style-name="paloverde" svg:height="1mm" svg:y="226.5mm" svg:x="211.5mm"/>
          <draw:rect svg:width="1mm" draw:style-name="paloverde" svg:height="1mm" svg:y="226.5mm" svg:x="213.0mm"/>
          <draw:rect svg:width="1mm" draw:style-name="paloverde" svg:height="1mm" svg:y="226.5mm" svg:x="214.5mm"/>
          <draw:rect svg:width="1mm" draw:style-name="paloverde" svg:height="1mm" svg:y="226.5mm" svg:x="216.0mm"/>
          <draw:rect svg:width="1mm" draw:style-name="paloverde" svg:height="1mm" svg:y="226.5mm" svg:x="217.5mm"/>
          <draw:rect svg:width="1mm" draw:style-name="paloverde" svg:height="1mm" svg:y="226.5mm" svg:x="219.0mm"/>
          <draw:rect svg:width="1mm" draw:style-name="paloverde" svg:height="1mm" svg:y="226.5mm" svg:x="220.5mm"/>
          <draw:rect svg:width="1mm" draw:style-name="paloverde" svg:height="1mm" svg:y="226.5mm" svg:x="222.0mm"/>
          <draw:rect svg:width="1mm" draw:style-name="paloverde" svg:height="1mm" svg:y="226.5mm" svg:x="223.5mm"/>
          <draw:rect svg:width="1mm" draw:style-name="paloverde" svg:height="1mm" svg:y="226.5mm" svg:x="225.0mm"/>
          <draw:rect svg:width="1mm" draw:style-name="paloverde" svg:height="1mm" svg:y="226.5mm" svg:x="226.5mm"/>
          <draw:rect svg:width="1mm" draw:style-name="paloverde" svg:height="1mm" svg:y="226.5mm" svg:x="228.0mm"/>
          <draw:rect svg:width="1mm" draw:style-name="paloverde" svg:height="1mm" svg:y="226.5mm" svg:x="229.5mm"/>
          <draw:rect svg:width="1mm" draw:style-name="paloverde" svg:height="1mm" svg:y="226.5mm" svg:x="231.0mm"/>
          <draw:rect svg:width="1mm" draw:style-name="paloverde" svg:height="1mm" svg:y="226.5mm" svg:x="232.5mm"/>
          <draw:rect svg:width="1mm" draw:style-name="paloverde" svg:height="1mm" svg:y="226.5mm" svg:x="234.0mm"/>
          <draw:rect svg:width="1mm" draw:style-name="paloverde" svg:height="1mm" svg:y="226.5mm" svg:x="235.5mm"/>
          <draw:rect svg:width="1mm" draw:style-name="paloverde" svg:height="1mm" svg:y="226.5mm" svg:x="237.0mm"/>
          <draw:rect svg:width="1mm" draw:style-name="paloverde" svg:height="1mm" svg:y="226.5mm" svg:x="238.5mm"/>
          <draw:rect svg:width="1mm" draw:style-name="paloverde" svg:height="1mm" svg:y="226.5mm" svg:x="240.0mm"/>
          <draw:rect svg:width="1mm" draw:style-name="paloverde" svg:height="1mm" svg:y="226.5mm" svg:x="241.5mm"/>
          <draw:rect svg:width="1mm" draw:style-name="paloverde" svg:height="1mm" svg:y="226.5mm" svg:x="243.0mm"/>
          <draw:rect svg:width="1mm" draw:style-name="paloverde" svg:height="1mm" svg:y="226.5mm" svg:x="244.5mm"/>
          <draw:rect svg:width="1mm" draw:style-name="paloverde" svg:height="1mm" svg:y="226.5mm" svg:x="246.0mm"/>
          <draw:rect svg:width="1mm" draw:style-name="paloverde" svg:height="1mm" svg:y="228.0mm" svg:x="210.0mm"/>
          <draw:rect svg:width="1mm" draw:style-name="paloverde" svg:height="1mm" svg:y="228.0mm" svg:x="211.5mm"/>
          <draw:rect svg:width="1mm" draw:style-name="paloverde" svg:height="1mm" svg:y="228.0mm" svg:x="213.0mm"/>
          <draw:rect svg:width="1mm" draw:style-name="paloverde" svg:height="1mm" svg:y="228.0mm" svg:x="214.5mm"/>
          <draw:rect svg:width="1mm" draw:style-name="paloverde" svg:height="1mm" svg:y="228.0mm" svg:x="216.0mm"/>
          <draw:rect svg:width="1mm" draw:style-name="paloverde" svg:height="1mm" svg:y="228.0mm" svg:x="217.5mm"/>
          <draw:rect svg:width="1mm" draw:style-name="paloverde" svg:height="1mm" svg:y="228.0mm" svg:x="219.0mm"/>
          <draw:rect svg:width="1mm" draw:style-name="paloverde" svg:height="1mm" svg:y="228.0mm" svg:x="220.5mm"/>
          <draw:rect svg:width="1mm" draw:style-name="paloverde" svg:height="1mm" svg:y="228.0mm" svg:x="222.0mm"/>
          <draw:rect svg:width="1mm" draw:style-name="paloverde" svg:height="1mm" svg:y="228.0mm" svg:x="223.5mm"/>
          <draw:rect svg:width="1mm" draw:style-name="paloverde" svg:height="1mm" svg:y="228.0mm" svg:x="225.0mm"/>
          <draw:rect svg:width="1mm" draw:style-name="paloverde" svg:height="1mm" svg:y="228.0mm" svg:x="226.5mm"/>
          <draw:rect svg:width="1mm" draw:style-name="paloverde" svg:height="1mm" svg:y="228.0mm" svg:x="228.0mm"/>
          <draw:rect svg:width="1mm" draw:style-name="paloverde" svg:height="1mm" svg:y="228.0mm" svg:x="229.5mm"/>
          <draw:rect svg:width="1mm" draw:style-name="paloverde" svg:height="1mm" svg:y="228.0mm" svg:x="231.0mm"/>
          <draw:rect svg:width="1mm" draw:style-name="paloverde" svg:height="1mm" svg:y="228.0mm" svg:x="232.5mm"/>
          <draw:rect svg:width="1mm" draw:style-name="paloverde" svg:height="1mm" svg:y="228.0mm" svg:x="234.0mm"/>
          <draw:rect svg:width="1mm" draw:style-name="paloverde" svg:height="1mm" svg:y="228.0mm" svg:x="235.5mm"/>
          <draw:rect svg:width="1mm" draw:style-name="paloverde" svg:height="1mm" svg:y="228.0mm" svg:x="237.0mm"/>
          <draw:rect svg:width="1mm" draw:style-name="paloverde" svg:height="1mm" svg:y="228.0mm" svg:x="238.5mm"/>
          <draw:rect svg:width="1mm" draw:style-name="paloverde" svg:height="1mm" svg:y="228.0mm" svg:x="240.0mm"/>
          <draw:rect svg:width="1mm" draw:style-name="paloverde" svg:height="1mm" svg:y="228.0mm" svg:x="241.5mm"/>
          <draw:rect svg:width="1mm" draw:style-name="paloverde" svg:height="1mm" svg:y="228.0mm" svg:x="243.0mm"/>
          <draw:rect svg:width="1mm" draw:style-name="paloverde" svg:height="1mm" svg:y="228.0mm" svg:x="244.5mm"/>
          <draw:rect svg:width="1mm" draw:style-name="paloverde" svg:height="1mm" svg:y="228.0mm" svg:x="246.0mm"/>
          <draw:rect svg:width="1mm" draw:style-name="paloverde" svg:height="1mm" svg:y="229.5mm" svg:x="210.0mm"/>
          <draw:rect svg:width="1mm" draw:style-name="paloverde" svg:height="1mm" svg:y="229.5mm" svg:x="211.5mm"/>
          <draw:rect svg:width="1mm" draw:style-name="paloverde" svg:height="1mm" svg:y="229.5mm" svg:x="213.0mm"/>
          <draw:rect svg:width="1mm" draw:style-name="paloverde" svg:height="1mm" svg:y="229.5mm" svg:x="214.5mm"/>
          <draw:rect svg:width="1mm" draw:style-name="paloverde" svg:height="1mm" svg:y="229.5mm" svg:x="216.0mm"/>
          <draw:rect svg:width="1mm" draw:style-name="paloverde" svg:height="1mm" svg:y="229.5mm" svg:x="217.5mm"/>
          <draw:rect svg:width="1mm" draw:style-name="paloverde" svg:height="1mm" svg:y="229.5mm" svg:x="219.0mm"/>
          <draw:rect svg:width="1mm" draw:style-name="paloverde" svg:height="1mm" svg:y="229.5mm" svg:x="220.5mm"/>
          <draw:rect svg:width="1mm" draw:style-name="paloverde" svg:height="1mm" svg:y="229.5mm" svg:x="222.0mm"/>
          <draw:rect svg:width="1mm" draw:style-name="paloverde" svg:height="1mm" svg:y="229.5mm" svg:x="223.5mm"/>
          <draw:rect svg:width="1mm" draw:style-name="paloverde" svg:height="1mm" svg:y="229.5mm" svg:x="225.0mm"/>
          <draw:rect svg:width="1mm" draw:style-name="paloverde" svg:height="1mm" svg:y="229.5mm" svg:x="226.5mm"/>
          <draw:rect svg:width="1mm" draw:style-name="paloverde" svg:height="1mm" svg:y="229.5mm" svg:x="228.0mm"/>
          <draw:rect svg:width="1mm" draw:style-name="paloverde" svg:height="1mm" svg:y="229.5mm" svg:x="229.5mm"/>
          <draw:rect svg:width="1mm" draw:style-name="paloverde" svg:height="1mm" svg:y="229.5mm" svg:x="231.0mm"/>
          <draw:rect svg:width="1mm" draw:style-name="paloverde" svg:height="1mm" svg:y="229.5mm" svg:x="232.5mm"/>
          <draw:rect svg:width="1mm" draw:style-name="paloverde" svg:height="1mm" svg:y="229.5mm" svg:x="234.0mm"/>
          <draw:rect svg:width="1mm" draw:style-name="paloverde" svg:height="1mm" svg:y="229.5mm" svg:x="235.5mm"/>
          <draw:rect svg:width="1mm" draw:style-name="paloverde" svg:height="1mm" svg:y="229.5mm" svg:x="237.0mm"/>
          <draw:rect svg:width="1mm" draw:style-name="paloverde" svg:height="1mm" svg:y="229.5mm" svg:x="238.5mm"/>
          <draw:rect svg:width="1mm" draw:style-name="paloverde" svg:height="1mm" svg:y="229.5mm" svg:x="240.0mm"/>
          <draw:rect svg:width="1mm" draw:style-name="paloverde" svg:height="1mm" svg:y="229.5mm" svg:x="241.5mm"/>
          <draw:rect svg:width="1mm" draw:style-name="paloverde" svg:height="1mm" svg:y="229.5mm" svg:x="243.0mm"/>
          <draw:rect svg:width="1mm" draw:style-name="paloverde" svg:height="1mm" svg:y="229.5mm" svg:x="244.5mm"/>
          <draw:rect svg:width="1mm" draw:style-name="paloverde" svg:height="1mm" svg:y="229.5mm" svg:x="246.0mm"/>
          <draw:rect svg:width="1mm" draw:style-name="paloverde" svg:height="1mm" svg:y="231.0mm" svg:x="210.0mm"/>
          <draw:rect svg:width="1mm" draw:style-name="paloverde" svg:height="1mm" svg:y="231.0mm" svg:x="211.5mm"/>
          <draw:rect svg:width="1mm" draw:style-name="paloverde" svg:height="1mm" svg:y="231.0mm" svg:x="213.0mm"/>
          <draw:rect svg:width="1mm" draw:style-name="paloverde" svg:height="1mm" svg:y="231.0mm" svg:x="214.5mm"/>
          <draw:rect svg:width="1mm" draw:style-name="paloverde" svg:height="1mm" svg:y="231.0mm" svg:x="216.0mm"/>
          <draw:rect svg:width="1mm" draw:style-name="paloverde" svg:height="1mm" svg:y="231.0mm" svg:x="217.5mm"/>
          <draw:rect svg:width="1mm" draw:style-name="paloverde" svg:height="1mm" svg:y="231.0mm" svg:x="219.0mm"/>
          <draw:rect svg:width="1mm" draw:style-name="paloverde" svg:height="1mm" svg:y="231.0mm" svg:x="220.5mm"/>
          <draw:rect svg:width="1mm" draw:style-name="paloverde" svg:height="1mm" svg:y="231.0mm" svg:x="222.0mm"/>
          <draw:rect svg:width="1mm" draw:style-name="paloverde" svg:height="1mm" svg:y="231.0mm" svg:x="223.5mm"/>
          <draw:rect svg:width="1mm" draw:style-name="paloverde" svg:height="1mm" svg:y="231.0mm" svg:x="225.0mm"/>
          <draw:rect svg:width="1mm" draw:style-name="paloverde" svg:height="1mm" svg:y="231.0mm" svg:x="226.5mm"/>
          <draw:rect svg:width="1mm" draw:style-name="paloverde" svg:height="1mm" svg:y="231.0mm" svg:x="228.0mm"/>
          <draw:rect svg:width="1mm" draw:style-name="paloverde" svg:height="1mm" svg:y="231.0mm" svg:x="229.5mm"/>
          <draw:rect svg:width="1mm" draw:style-name="paloverde" svg:height="1mm" svg:y="231.0mm" svg:x="231.0mm"/>
          <draw:rect svg:width="1mm" draw:style-name="paloverde" svg:height="1mm" svg:y="231.0mm" svg:x="232.5mm"/>
          <draw:rect svg:width="1mm" draw:style-name="paloverde" svg:height="1mm" svg:y="231.0mm" svg:x="234.0mm"/>
          <draw:rect svg:width="1mm" draw:style-name="paloverde" svg:height="1mm" svg:y="231.0mm" svg:x="235.5mm"/>
          <draw:rect svg:width="1mm" draw:style-name="paloverde" svg:height="1mm" svg:y="231.0mm" svg:x="237.0mm"/>
          <draw:rect svg:width="1mm" draw:style-name="paloverde" svg:height="1mm" svg:y="231.0mm" svg:x="238.5mm"/>
          <draw:rect svg:width="1mm" draw:style-name="paloverde" svg:height="1mm" svg:y="231.0mm" svg:x="240.0mm"/>
          <draw:rect svg:width="1mm" draw:style-name="paloverde" svg:height="1mm" svg:y="231.0mm" svg:x="241.5mm"/>
          <draw:rect svg:width="1mm" draw:style-name="paloverde" svg:height="1mm" svg:y="231.0mm" svg:x="243.0mm"/>
          <draw:rect svg:width="1mm" draw:style-name="paloverde" svg:height="1mm" svg:y="231.0mm" svg:x="244.5mm"/>
          <draw:rect svg:width="1mm" draw:style-name="paloverde" svg:height="1mm" svg:y="231.0mm" svg:x="246.0mm"/>
          <draw:rect svg:width="1mm" draw:style-name="paloverde" svg:height="1mm" svg:y="232.5mm" svg:x="210.0mm"/>
          <draw:rect svg:width="1mm" draw:style-name="paloverde" svg:height="1mm" svg:y="232.5mm" svg:x="211.5mm"/>
          <draw:rect svg:width="1mm" draw:style-name="paloverde" svg:height="1mm" svg:y="232.5mm" svg:x="213.0mm"/>
          <draw:rect svg:width="1mm" draw:style-name="paloverde" svg:height="1mm" svg:y="232.5mm" svg:x="214.5mm"/>
          <draw:rect svg:width="1mm" draw:style-name="paloverde" svg:height="1mm" svg:y="232.5mm" svg:x="216.0mm"/>
          <draw:rect svg:width="1mm" draw:style-name="paloverde" svg:height="1mm" svg:y="232.5mm" svg:x="217.5mm"/>
          <draw:rect svg:width="1mm" draw:style-name="paloverde" svg:height="1mm" svg:y="232.5mm" svg:x="219.0mm"/>
          <draw:rect svg:width="1mm" draw:style-name="paloverde" svg:height="1mm" svg:y="232.5mm" svg:x="220.5mm"/>
          <draw:rect svg:width="1mm" draw:style-name="paloverde" svg:height="1mm" svg:y="232.5mm" svg:x="222.0mm"/>
          <draw:rect svg:width="1mm" draw:style-name="paloverde" svg:height="1mm" svg:y="232.5mm" svg:x="223.5mm"/>
          <draw:rect svg:width="1mm" draw:style-name="paloverde" svg:height="1mm" svg:y="232.5mm" svg:x="225.0mm"/>
          <draw:rect svg:width="1mm" draw:style-name="paloverde" svg:height="1mm" svg:y="232.5mm" svg:x="226.5mm"/>
          <draw:rect svg:width="1mm" draw:style-name="paloverde" svg:height="1mm" svg:y="232.5mm" svg:x="228.0mm"/>
          <draw:rect svg:width="1mm" draw:style-name="paloverde" svg:height="1mm" svg:y="232.5mm" svg:x="229.5mm"/>
          <draw:rect svg:width="1mm" draw:style-name="paloverde" svg:height="1mm" svg:y="232.5mm" svg:x="231.0mm"/>
          <draw:rect svg:width="1mm" draw:style-name="paloverde" svg:height="1mm" svg:y="232.5mm" svg:x="232.5mm"/>
          <draw:rect svg:width="1mm" draw:style-name="paloverde" svg:height="1mm" svg:y="232.5mm" svg:x="234.0mm"/>
          <draw:rect svg:width="1mm" draw:style-name="paloverde" svg:height="1mm" svg:y="232.5mm" svg:x="235.5mm"/>
          <draw:rect svg:width="1mm" draw:style-name="paloverde" svg:height="1mm" svg:y="232.5mm" svg:x="237.0mm"/>
          <draw:rect svg:width="1mm" draw:style-name="paloverde" svg:height="1mm" svg:y="232.5mm" svg:x="238.5mm"/>
          <draw:rect svg:width="1mm" draw:style-name="paloverde" svg:height="1mm" svg:y="232.5mm" svg:x="240.0mm"/>
          <draw:rect svg:width="1mm" draw:style-name="paloverde" svg:height="1mm" svg:y="232.5mm" svg:x="241.5mm"/>
          <draw:rect svg:width="1mm" draw:style-name="paloverde" svg:height="1mm" svg:y="232.5mm" svg:x="243.0mm"/>
          <draw:rect svg:width="1mm" draw:style-name="paloverde" svg:height="1mm" svg:y="232.5mm" svg:x="244.5mm"/>
          <draw:rect svg:width="1mm" draw:style-name="paloverde" svg:height="1mm" svg:y="232.5mm" svg:x="246.0mm"/>
          <draw:rect svg:width="1mm" draw:style-name="paloverde" svg:height="1mm" svg:y="234.0mm" svg:x="210.0mm"/>
          <draw:rect svg:width="1mm" draw:style-name="paloverde" svg:height="1mm" svg:y="234.0mm" svg:x="211.5mm"/>
          <draw:rect svg:width="1mm" draw:style-name="paloverde" svg:height="1mm" svg:y="234.0mm" svg:x="213.0mm"/>
          <draw:rect svg:width="1mm" draw:style-name="paloverde" svg:height="1mm" svg:y="234.0mm" svg:x="214.5mm"/>
          <draw:rect svg:width="1mm" draw:style-name="paloverde" svg:height="1mm" svg:y="234.0mm" svg:x="216.0mm"/>
          <draw:rect svg:width="1mm" draw:style-name="paloverde" svg:height="1mm" svg:y="234.0mm" svg:x="217.5mm"/>
          <draw:rect svg:width="1mm" draw:style-name="paloverde" svg:height="1mm" svg:y="234.0mm" svg:x="219.0mm"/>
          <draw:rect svg:width="1mm" draw:style-name="paloverde" svg:height="1mm" svg:y="234.0mm" svg:x="220.5mm"/>
          <draw:rect svg:width="1mm" draw:style-name="paloverde" svg:height="1mm" svg:y="234.0mm" svg:x="222.0mm"/>
          <draw:rect svg:width="1mm" draw:style-name="paloverde" svg:height="1mm" svg:y="234.0mm" svg:x="223.5mm"/>
          <draw:rect svg:width="1mm" draw:style-name="paloverde" svg:height="1mm" svg:y="234.0mm" svg:x="225.0mm"/>
          <draw:rect svg:width="1mm" draw:style-name="paloverde" svg:height="1mm" svg:y="234.0mm" svg:x="226.5mm"/>
          <draw:rect svg:width="1mm" draw:style-name="paloverde" svg:height="1mm" svg:y="234.0mm" svg:x="228.0mm"/>
          <draw:rect svg:width="1mm" draw:style-name="paloverde" svg:height="1mm" svg:y="234.0mm" svg:x="229.5mm"/>
          <draw:rect svg:width="1mm" draw:style-name="paloverde" svg:height="1mm" svg:y="234.0mm" svg:x="231.0mm"/>
          <draw:rect svg:width="1mm" draw:style-name="paloverde" svg:height="1mm" svg:y="234.0mm" svg:x="232.5mm"/>
          <draw:rect svg:width="1mm" draw:style-name="paloverde" svg:height="1mm" svg:y="234.0mm" svg:x="234.0mm"/>
          <draw:rect svg:width="1mm" draw:style-name="paloverde" svg:height="1mm" svg:y="234.0mm" svg:x="235.5mm"/>
          <draw:rect svg:width="1mm" draw:style-name="paloverde" svg:height="1mm" svg:y="234.0mm" svg:x="237.0mm"/>
          <draw:rect svg:width="1mm" draw:style-name="paloverde" svg:height="1mm" svg:y="234.0mm" svg:x="238.5mm"/>
          <draw:rect svg:width="1mm" draw:style-name="paloverde" svg:height="1mm" svg:y="234.0mm" svg:x="240.0mm"/>
          <draw:rect svg:width="1mm" draw:style-name="paloverde" svg:height="1mm" svg:y="234.0mm" svg:x="241.5mm"/>
          <draw:rect svg:width="1mm" draw:style-name="paloverde" svg:height="1mm" svg:y="234.0mm" svg:x="243.0mm"/>
          <draw:rect svg:width="1mm" draw:style-name="paloverde" svg:height="1mm" svg:y="234.0mm" svg:x="244.5mm"/>
          <draw:rect svg:width="1mm" draw:style-name="paloverde" svg:height="1mm" svg:y="234.0mm" svg:x="246.0mm"/>
          <draw:rect svg:width="1mm" draw:style-name="paloverde" svg:height="1mm" svg:y="235.5mm" svg:x="210.0mm"/>
          <draw:rect svg:width="1mm" draw:style-name="paloverde" svg:height="1mm" svg:y="235.5mm" svg:x="211.5mm"/>
          <draw:rect svg:width="1mm" draw:style-name="paloverde" svg:height="1mm" svg:y="235.5mm" svg:x="213.0mm"/>
          <draw:rect svg:width="1mm" draw:style-name="paloverde" svg:height="1mm" svg:y="235.5mm" svg:x="214.5mm"/>
          <draw:rect svg:width="1mm" draw:style-name="paloverde" svg:height="1mm" svg:y="235.5mm" svg:x="216.0mm"/>
          <draw:rect svg:width="1mm" draw:style-name="paloverde" svg:height="1mm" svg:y="235.5mm" svg:x="217.5mm"/>
          <draw:rect svg:width="1mm" draw:style-name="paloverde" svg:height="1mm" svg:y="235.5mm" svg:x="219.0mm"/>
          <draw:rect svg:width="1mm" draw:style-name="paloverde" svg:height="1mm" svg:y="235.5mm" svg:x="220.5mm"/>
          <draw:rect svg:width="1mm" draw:style-name="paloverde" svg:height="1mm" svg:y="235.5mm" svg:x="222.0mm"/>
          <draw:rect svg:width="1mm" draw:style-name="paloverde" svg:height="1mm" svg:y="235.5mm" svg:x="223.5mm"/>
          <draw:rect svg:width="1mm" draw:style-name="paloverde" svg:height="1mm" svg:y="235.5mm" svg:x="225.0mm"/>
          <draw:rect svg:width="1mm" draw:style-name="paloverde" svg:height="1mm" svg:y="235.5mm" svg:x="226.5mm"/>
          <draw:rect svg:width="1mm" draw:style-name="paloverde" svg:height="1mm" svg:y="235.5mm" svg:x="228.0mm"/>
          <draw:rect svg:width="1mm" draw:style-name="paloverde" svg:height="1mm" svg:y="235.5mm" svg:x="229.5mm"/>
          <draw:rect svg:width="1mm" draw:style-name="paloverde" svg:height="1mm" svg:y="235.5mm" svg:x="231.0mm"/>
          <draw:rect svg:width="1mm" draw:style-name="paloverde" svg:height="1mm" svg:y="235.5mm" svg:x="232.5mm"/>
          <draw:rect svg:width="1mm" draw:style-name="paloverde" svg:height="1mm" svg:y="235.5mm" svg:x="234.0mm"/>
          <draw:rect svg:width="1mm" draw:style-name="paloverde" svg:height="1mm" svg:y="235.5mm" svg:x="235.5mm"/>
          <draw:rect svg:width="1mm" draw:style-name="paloverde" svg:height="1mm" svg:y="235.5mm" svg:x="237.0mm"/>
          <draw:rect svg:width="1mm" draw:style-name="paloverde" svg:height="1mm" svg:y="235.5mm" svg:x="238.5mm"/>
          <draw:rect svg:width="1mm" draw:style-name="paloverde" svg:height="1mm" svg:y="235.5mm" svg:x="240.0mm"/>
          <draw:rect svg:width="1mm" draw:style-name="paloverde" svg:height="1mm" svg:y="235.5mm" svg:x="241.5mm"/>
          <draw:rect svg:width="1mm" draw:style-name="paloverde" svg:height="1mm" svg:y="235.5mm" svg:x="243.0mm"/>
          <draw:rect svg:width="1mm" draw:style-name="paloverde" svg:height="1mm" svg:y="235.5mm" svg:x="244.5mm"/>
          <draw:rect svg:width="1mm" draw:style-name="paloverde" svg:height="1mm" svg:y="235.5mm" svg:x="246.0mm"/>
          <draw:rect svg:width="1mm" draw:style-name="paloverde" svg:height="1mm" svg:y="237.0mm" svg:x="210.0mm"/>
          <draw:rect svg:width="1mm" draw:style-name="paloverde" svg:height="1mm" svg:y="237.0mm" svg:x="211.5mm"/>
          <draw:rect svg:width="1mm" draw:style-name="paloverde" svg:height="1mm" svg:y="237.0mm" svg:x="213.0mm"/>
          <draw:rect svg:width="1mm" draw:style-name="paloverde" svg:height="1mm" svg:y="237.0mm" svg:x="214.5mm"/>
          <draw:rect svg:width="1mm" draw:style-name="paloverde" svg:height="1mm" svg:y="237.0mm" svg:x="216.0mm"/>
          <draw:rect svg:width="1mm" draw:style-name="paloverde" svg:height="1mm" svg:y="237.0mm" svg:x="217.5mm"/>
          <draw:rect svg:width="1mm" draw:style-name="paloverde" svg:height="1mm" svg:y="237.0mm" svg:x="219.0mm"/>
          <draw:rect svg:width="1mm" draw:style-name="paloverde" svg:height="1mm" svg:y="237.0mm" svg:x="220.5mm"/>
          <draw:rect svg:width="1mm" draw:style-name="paloverde" svg:height="1mm" svg:y="237.0mm" svg:x="222.0mm"/>
          <draw:rect svg:width="1mm" draw:style-name="paloverde" svg:height="1mm" svg:y="237.0mm" svg:x="223.5mm"/>
          <draw:rect svg:width="1mm" draw:style-name="paloverde" svg:height="1mm" svg:y="237.0mm" svg:x="225.0mm"/>
          <draw:rect svg:width="1mm" draw:style-name="paloverde" svg:height="1mm" svg:y="237.0mm" svg:x="226.5mm"/>
          <draw:rect svg:width="1mm" draw:style-name="paloverde" svg:height="1mm" svg:y="237.0mm" svg:x="228.0mm"/>
          <draw:rect svg:width="1mm" draw:style-name="paloverde" svg:height="1mm" svg:y="237.0mm" svg:x="229.5mm"/>
          <draw:rect svg:width="1mm" draw:style-name="paloverde" svg:height="1mm" svg:y="237.0mm" svg:x="231.0mm"/>
          <draw:rect svg:width="1mm" draw:style-name="paloverde" svg:height="1mm" svg:y="237.0mm" svg:x="232.5mm"/>
          <draw:rect svg:width="1mm" draw:style-name="paloverde" svg:height="1mm" svg:y="237.0mm" svg:x="234.0mm"/>
          <draw:rect svg:width="1mm" draw:style-name="paloverde" svg:height="1mm" svg:y="237.0mm" svg:x="235.5mm"/>
          <draw:rect svg:width="1mm" draw:style-name="paloverde" svg:height="1mm" svg:y="237.0mm" svg:x="237.0mm"/>
          <draw:rect svg:width="1mm" draw:style-name="paloverde" svg:height="1mm" svg:y="237.0mm" svg:x="238.5mm"/>
          <draw:rect svg:width="1mm" draw:style-name="paloverde" svg:height="1mm" svg:y="237.0mm" svg:x="240.0mm"/>
          <draw:rect svg:width="1mm" draw:style-name="paloverde" svg:height="1mm" svg:y="237.0mm" svg:x="241.5mm"/>
          <draw:rect svg:width="1mm" draw:style-name="paloverde" svg:height="1mm" svg:y="237.0mm" svg:x="243.0mm"/>
          <draw:rect svg:width="1mm" draw:style-name="paloverde" svg:height="1mm" svg:y="237.0mm" svg:x="244.5mm"/>
          <draw:rect svg:width="1mm" draw:style-name="paloverde" svg:height="1mm" svg:y="237.0mm" svg:x="246.0mm"/>
          <draw:rect svg:width="1mm" draw:style-name="paloverde" svg:height="1mm" svg:y="238.5mm" svg:x="210.0mm"/>
          <draw:rect svg:width="1mm" draw:style-name="paloverde" svg:height="1mm" svg:y="238.5mm" svg:x="211.5mm"/>
          <draw:rect svg:width="1mm" draw:style-name="paloverde" svg:height="1mm" svg:y="238.5mm" svg:x="213.0mm"/>
          <draw:rect svg:width="1mm" draw:style-name="paloverde" svg:height="1mm" svg:y="238.5mm" svg:x="214.5mm"/>
          <draw:rect svg:width="1mm" draw:style-name="paloverde" svg:height="1mm" svg:y="238.5mm" svg:x="216.0mm"/>
          <draw:rect svg:width="1mm" draw:style-name="paloverde" svg:height="1mm" svg:y="238.5mm" svg:x="217.5mm"/>
          <draw:rect svg:width="1mm" draw:style-name="paloverde" svg:height="1mm" svg:y="238.5mm" svg:x="219.0mm"/>
          <draw:rect svg:width="1mm" draw:style-name="paloverde" svg:height="1mm" svg:y="238.5mm" svg:x="220.5mm"/>
          <draw:rect svg:width="1mm" draw:style-name="paloverde" svg:height="1mm" svg:y="238.5mm" svg:x="222.0mm"/>
          <draw:rect svg:width="1mm" draw:style-name="paloverde" svg:height="1mm" svg:y="238.5mm" svg:x="223.5mm"/>
          <draw:rect svg:width="1mm" draw:style-name="paloverde" svg:height="1mm" svg:y="238.5mm" svg:x="225.0mm"/>
          <draw:rect svg:width="1mm" draw:style-name="paloverde" svg:height="1mm" svg:y="238.5mm" svg:x="226.5mm"/>
          <draw:rect svg:width="1mm" draw:style-name="paloverde" svg:height="1mm" svg:y="238.5mm" svg:x="228.0mm"/>
          <draw:rect svg:width="1mm" draw:style-name="paloverde" svg:height="1mm" svg:y="238.5mm" svg:x="229.5mm"/>
          <draw:rect svg:width="1mm" draw:style-name="paloverde" svg:height="1mm" svg:y="238.5mm" svg:x="231.0mm"/>
          <draw:rect svg:width="1mm" draw:style-name="paloverde" svg:height="1mm" svg:y="238.5mm" svg:x="232.5mm"/>
          <draw:rect svg:width="1mm" draw:style-name="paloverde" svg:height="1mm" svg:y="238.5mm" svg:x="234.0mm"/>
          <draw:rect svg:width="1mm" draw:style-name="paloverde" svg:height="1mm" svg:y="238.5mm" svg:x="235.5mm"/>
          <draw:rect svg:width="1mm" draw:style-name="paloverde" svg:height="1mm" svg:y="238.5mm" svg:x="237.0mm"/>
          <draw:rect svg:width="1mm" draw:style-name="paloverde" svg:height="1mm" svg:y="238.5mm" svg:x="238.5mm"/>
          <draw:rect svg:width="1mm" draw:style-name="paloverde" svg:height="1mm" svg:y="238.5mm" svg:x="240.0mm"/>
          <draw:rect svg:width="1mm" draw:style-name="paloverde" svg:height="1mm" svg:y="238.5mm" svg:x="241.5mm"/>
          <draw:rect svg:width="1mm" draw:style-name="paloverde" svg:height="1mm" svg:y="238.5mm" svg:x="243.0mm"/>
          <draw:rect svg:width="1mm" draw:style-name="paloverde" svg:height="1mm" svg:y="238.5mm" svg:x="244.5mm"/>
          <draw:rect svg:width="1mm" draw:style-name="paloverde" svg:height="1mm" svg:y="238.5mm" svg:x="246.0mm"/>
          <draw:rect svg:width="1mm" draw:style-name="paloverde" svg:height="1mm" svg:y="240.0mm" svg:x="210.0mm"/>
          <draw:rect svg:width="1mm" draw:style-name="paloverde" svg:height="1mm" svg:y="240.0mm" svg:x="211.5mm"/>
          <draw:rect svg:width="1mm" draw:style-name="paloverde" svg:height="1mm" svg:y="240.0mm" svg:x="213.0mm"/>
          <draw:rect svg:width="1mm" draw:style-name="paloverde" svg:height="1mm" svg:y="240.0mm" svg:x="214.5mm"/>
          <draw:rect svg:width="1mm" draw:style-name="paloverde" svg:height="1mm" svg:y="240.0mm" svg:x="216.0mm"/>
          <draw:rect svg:width="1mm" draw:style-name="paloverde" svg:height="1mm" svg:y="240.0mm" svg:x="217.5mm"/>
          <draw:rect svg:width="1mm" draw:style-name="paloverde" svg:height="1mm" svg:y="240.0mm" svg:x="219.0mm"/>
          <draw:rect svg:width="1mm" draw:style-name="paloverde" svg:height="1mm" svg:y="240.0mm" svg:x="220.5mm"/>
          <draw:rect svg:width="1mm" draw:style-name="paloverde" svg:height="1mm" svg:y="240.0mm" svg:x="222.0mm"/>
          <draw:rect svg:width="1mm" draw:style-name="paloverde" svg:height="1mm" svg:y="240.0mm" svg:x="223.5mm"/>
          <draw:rect svg:width="1mm" draw:style-name="paloverde" svg:height="1mm" svg:y="240.0mm" svg:x="225.0mm"/>
          <draw:rect svg:width="1mm" draw:style-name="paloverde" svg:height="1mm" svg:y="240.0mm" svg:x="226.5mm"/>
          <draw:rect svg:width="1mm" draw:style-name="paloverde" svg:height="1mm" svg:y="240.0mm" svg:x="228.0mm"/>
          <draw:rect svg:width="1mm" draw:style-name="paloverde" svg:height="1mm" svg:y="240.0mm" svg:x="229.5mm"/>
          <draw:rect svg:width="1mm" draw:style-name="paloverde" svg:height="1mm" svg:y="240.0mm" svg:x="231.0mm"/>
          <draw:rect svg:width="1mm" draw:style-name="paloverde" svg:height="1mm" svg:y="240.0mm" svg:x="232.5mm"/>
          <draw:rect svg:width="1mm" draw:style-name="paloverde" svg:height="1mm" svg:y="240.0mm" svg:x="234.0mm"/>
          <draw:rect svg:width="1mm" draw:style-name="paloverde" svg:height="1mm" svg:y="240.0mm" svg:x="235.5mm"/>
          <draw:rect svg:width="1mm" draw:style-name="paloverde" svg:height="1mm" svg:y="240.0mm" svg:x="237.0mm"/>
          <draw:rect svg:width="1mm" draw:style-name="paloverde" svg:height="1mm" svg:y="240.0mm" svg:x="238.5mm"/>
          <draw:rect svg:width="1mm" draw:style-name="paloverde" svg:height="1mm" svg:y="240.0mm" svg:x="240.0mm"/>
          <draw:rect svg:width="1mm" draw:style-name="paloverde" svg:height="1mm" svg:y="240.0mm" svg:x="241.5mm"/>
          <draw:rect svg:width="1mm" draw:style-name="paloverde" svg:height="1mm" svg:y="240.0mm" svg:x="243.0mm"/>
          <draw:rect svg:width="1mm" draw:style-name="paloverde" svg:height="1mm" svg:y="240.0mm" svg:x="244.5mm"/>
          <draw:rect svg:width="1mm" draw:style-name="paloverde" svg:height="1mm" svg:y="240.0mm" svg:x="246.0mm"/>
          <draw:rect svg:width="1mm" draw:style-name="paloverde" svg:height="1mm" svg:y="241.5mm" svg:x="210.0mm"/>
          <draw:rect svg:width="1mm" draw:style-name="paloverde" svg:height="1mm" svg:y="241.5mm" svg:x="211.5mm"/>
          <draw:rect svg:width="1mm" draw:style-name="paloverde" svg:height="1mm" svg:y="241.5mm" svg:x="213.0mm"/>
          <draw:rect svg:width="1mm" draw:style-name="paloverde" svg:height="1mm" svg:y="241.5mm" svg:x="214.5mm"/>
          <draw:rect svg:width="1mm" draw:style-name="paloverde" svg:height="1mm" svg:y="241.5mm" svg:x="216.0mm"/>
          <draw:rect svg:width="1mm" draw:style-name="paloverde" svg:height="1mm" svg:y="241.5mm" svg:x="217.5mm"/>
          <draw:rect svg:width="1mm" draw:style-name="paloverde" svg:height="1mm" svg:y="241.5mm" svg:x="219.0mm"/>
          <draw:rect svg:width="1mm" draw:style-name="paloverde" svg:height="1mm" svg:y="241.5mm" svg:x="220.5mm"/>
          <draw:rect svg:width="1mm" draw:style-name="paloverde" svg:height="1mm" svg:y="241.5mm" svg:x="222.0mm"/>
          <draw:rect svg:width="1mm" draw:style-name="paloverde" svg:height="1mm" svg:y="241.5mm" svg:x="223.5mm"/>
          <draw:rect svg:width="1mm" draw:style-name="paloverde" svg:height="1mm" svg:y="241.5mm" svg:x="225.0mm"/>
          <draw:rect svg:width="1mm" draw:style-name="paloverde" svg:height="1mm" svg:y="241.5mm" svg:x="226.5mm"/>
          <draw:rect svg:width="1mm" draw:style-name="paloverde" svg:height="1mm" svg:y="241.5mm" svg:x="228.0mm"/>
          <draw:rect svg:width="1mm" draw:style-name="paloverde" svg:height="1mm" svg:y="241.5mm" svg:x="229.5mm"/>
          <draw:rect svg:width="1mm" draw:style-name="paloverde" svg:height="1mm" svg:y="241.5mm" svg:x="231.0mm"/>
          <draw:rect svg:width="1mm" draw:style-name="paloverde" svg:height="1mm" svg:y="241.5mm" svg:x="232.5mm"/>
          <draw:rect svg:width="1mm" draw:style-name="paloverde" svg:height="1mm" svg:y="241.5mm" svg:x="234.0mm"/>
          <draw:rect svg:width="1mm" draw:style-name="paloverde" svg:height="1mm" svg:y="241.5mm" svg:x="235.5mm"/>
          <draw:rect svg:width="1mm" draw:style-name="paloverde" svg:height="1mm" svg:y="241.5mm" svg:x="237.0mm"/>
          <draw:rect svg:width="1mm" draw:style-name="paloverde" svg:height="1mm" svg:y="241.5mm" svg:x="238.5mm"/>
          <draw:rect svg:width="1mm" draw:style-name="paloverde" svg:height="1mm" svg:y="241.5mm" svg:x="240.0mm"/>
          <draw:rect svg:width="1mm" draw:style-name="paloverde" svg:height="1mm" svg:y="241.5mm" svg:x="241.5mm"/>
          <draw:rect svg:width="1mm" draw:style-name="paloverde" svg:height="1mm" svg:y="241.5mm" svg:x="243.0mm"/>
          <draw:rect svg:width="1mm" draw:style-name="paloverde" svg:height="1mm" svg:y="241.5mm" svg:x="244.5mm"/>
          <draw:rect svg:width="1mm" draw:style-name="paloverde" svg:height="1mm" svg:y="241.5mm" svg:x="246.0mm"/>
          <draw:rect svg:width="1mm" draw:style-name="paloverde" svg:height="1mm" svg:y="243.0mm" svg:x="210.0mm"/>
          <draw:rect svg:width="1mm" draw:style-name="paloverde" svg:height="1mm" svg:y="243.0mm" svg:x="211.5mm"/>
          <draw:rect svg:width="1mm" draw:style-name="paloverde" svg:height="1mm" svg:y="243.0mm" svg:x="213.0mm"/>
          <draw:rect svg:width="1mm" draw:style-name="paloverde" svg:height="1mm" svg:y="243.0mm" svg:x="214.5mm"/>
          <draw:rect svg:width="1mm" draw:style-name="paloverde" svg:height="1mm" svg:y="243.0mm" svg:x="216.0mm"/>
          <draw:rect svg:width="1mm" draw:style-name="paloverde" svg:height="1mm" svg:y="243.0mm" svg:x="217.5mm"/>
          <draw:rect svg:width="1mm" draw:style-name="paloverde" svg:height="1mm" svg:y="243.0mm" svg:x="219.0mm"/>
          <draw:rect svg:width="1mm" draw:style-name="paloverde" svg:height="1mm" svg:y="243.0mm" svg:x="220.5mm"/>
          <draw:rect svg:width="1mm" draw:style-name="paloverde" svg:height="1mm" svg:y="243.0mm" svg:x="222.0mm"/>
          <draw:rect svg:width="1mm" draw:style-name="paloverde" svg:height="1mm" svg:y="243.0mm" svg:x="223.5mm"/>
          <draw:rect svg:width="1mm" draw:style-name="paloverde" svg:height="1mm" svg:y="243.0mm" svg:x="225.0mm"/>
          <draw:rect svg:width="1mm" draw:style-name="paloverde" svg:height="1mm" svg:y="243.0mm" svg:x="226.5mm"/>
          <draw:rect svg:width="1mm" draw:style-name="paloverde" svg:height="1mm" svg:y="243.0mm" svg:x="228.0mm"/>
          <draw:rect svg:width="1mm" draw:style-name="paloverde" svg:height="1mm" svg:y="243.0mm" svg:x="229.5mm"/>
          <draw:rect svg:width="1mm" draw:style-name="paloverde" svg:height="1mm" svg:y="243.0mm" svg:x="231.0mm"/>
          <draw:rect svg:width="1mm" draw:style-name="paloverde" svg:height="1mm" svg:y="243.0mm" svg:x="232.5mm"/>
          <draw:rect svg:width="1mm" draw:style-name="paloverde" svg:height="1mm" svg:y="243.0mm" svg:x="234.0mm"/>
          <draw:rect svg:width="1mm" draw:style-name="paloverde" svg:height="1mm" svg:y="243.0mm" svg:x="235.5mm"/>
          <draw:rect svg:width="1mm" draw:style-name="paloverde" svg:height="1mm" svg:y="243.0mm" svg:x="237.0mm"/>
          <draw:rect svg:width="1mm" draw:style-name="paloverde" svg:height="1mm" svg:y="243.0mm" svg:x="238.5mm"/>
          <draw:rect svg:width="1mm" draw:style-name="paloverde" svg:height="1mm" svg:y="243.0mm" svg:x="240.0mm"/>
          <draw:rect svg:width="1mm" draw:style-name="paloverde" svg:height="1mm" svg:y="243.0mm" svg:x="241.5mm"/>
          <draw:rect svg:width="1mm" draw:style-name="paloverde" svg:height="1mm" svg:y="243.0mm" svg:x="243.0mm"/>
          <draw:rect svg:width="1mm" draw:style-name="paloverde" svg:height="1mm" svg:y="243.0mm" svg:x="244.5mm"/>
          <draw:rect svg:width="1mm" draw:style-name="paloverde" svg:height="1mm" svg:y="243.0mm" svg:x="246.0mm"/>
          <draw:rect svg:width="1mm" draw:style-name="paloverde" svg:height="1mm" svg:y="244.5mm" svg:x="210.0mm"/>
          <draw:rect svg:width="1mm" draw:style-name="paloverde" svg:height="1mm" svg:y="244.5mm" svg:x="211.5mm"/>
          <draw:rect svg:width="1mm" draw:style-name="paloverde" svg:height="1mm" svg:y="244.5mm" svg:x="213.0mm"/>
          <draw:rect svg:width="1mm" draw:style-name="paloverde" svg:height="1mm" svg:y="244.5mm" svg:x="214.5mm"/>
          <draw:rect svg:width="1mm" draw:style-name="paloverde" svg:height="1mm" svg:y="244.5mm" svg:x="216.0mm"/>
          <draw:rect svg:width="1mm" draw:style-name="paloverde" svg:height="1mm" svg:y="244.5mm" svg:x="217.5mm"/>
          <draw:rect svg:width="1mm" draw:style-name="paloverde" svg:height="1mm" svg:y="244.5mm" svg:x="219.0mm"/>
          <draw:rect svg:width="1mm" draw:style-name="paloverde" svg:height="1mm" svg:y="244.5mm" svg:x="220.5mm"/>
          <draw:rect svg:width="1mm" draw:style-name="paloverde" svg:height="1mm" svg:y="244.5mm" svg:x="222.0mm"/>
          <draw:rect svg:width="1mm" draw:style-name="paloverde" svg:height="1mm" svg:y="244.5mm" svg:x="223.5mm"/>
          <draw:rect svg:width="1mm" draw:style-name="paloverde" svg:height="1mm" svg:y="244.5mm" svg:x="225.0mm"/>
          <draw:rect svg:width="1mm" draw:style-name="paloverde" svg:height="1mm" svg:y="244.5mm" svg:x="226.5mm"/>
          <draw:rect svg:width="1mm" draw:style-name="paloverde" svg:height="1mm" svg:y="244.5mm" svg:x="228.0mm"/>
          <draw:rect svg:width="1mm" draw:style-name="paloverde" svg:height="1mm" svg:y="244.5mm" svg:x="229.5mm"/>
          <draw:rect svg:width="1mm" draw:style-name="paloverde" svg:height="1mm" svg:y="244.5mm" svg:x="231.0mm"/>
          <draw:rect svg:width="1mm" draw:style-name="paloverde" svg:height="1mm" svg:y="244.5mm" svg:x="232.5mm"/>
          <draw:rect svg:width="1mm" draw:style-name="paloverde" svg:height="1mm" svg:y="244.5mm" svg:x="234.0mm"/>
          <draw:rect svg:width="1mm" draw:style-name="paloverde" svg:height="1mm" svg:y="244.5mm" svg:x="235.5mm"/>
          <draw:rect svg:width="1mm" draw:style-name="paloverde" svg:height="1mm" svg:y="244.5mm" svg:x="237.0mm"/>
          <draw:rect svg:width="1mm" draw:style-name="paloverde" svg:height="1mm" svg:y="244.5mm" svg:x="238.5mm"/>
          <draw:rect svg:width="1mm" draw:style-name="paloverde" svg:height="1mm" svg:y="244.5mm" svg:x="240.0mm"/>
          <draw:rect svg:width="1mm" draw:style-name="paloverde" svg:height="1mm" svg:y="244.5mm" svg:x="241.5mm"/>
          <draw:rect svg:width="1mm" draw:style-name="paloverde" svg:height="1mm" svg:y="244.5mm" svg:x="243.0mm"/>
          <draw:rect svg:width="1mm" draw:style-name="paloverde" svg:height="1mm" svg:y="244.5mm" svg:x="244.5mm"/>
          <draw:rect svg:width="1mm" draw:style-name="paloverde" svg:height="1mm" svg:y="244.5mm" svg:x="246.0mm"/>
          <draw:rect svg:width="1mm" draw:style-name="paloverde" svg:height="1mm" svg:y="246.0mm" svg:x="210.0mm"/>
          <draw:rect svg:width="1mm" draw:style-name="paloverde" svg:height="1mm" svg:y="246.0mm" svg:x="211.5mm"/>
          <draw:rect svg:width="1mm" draw:style-name="paloverde" svg:height="1mm" svg:y="246.0mm" svg:x="213.0mm"/>
          <draw:rect svg:width="1mm" draw:style-name="paloverde" svg:height="1mm" svg:y="246.0mm" svg:x="214.5mm"/>
          <draw:rect svg:width="1mm" draw:style-name="paloverde" svg:height="1mm" svg:y="246.0mm" svg:x="216.0mm"/>
          <draw:rect svg:width="1mm" draw:style-name="paloverde" svg:height="1mm" svg:y="246.0mm" svg:x="217.5mm"/>
          <draw:rect svg:width="1mm" draw:style-name="paloverde" svg:height="1mm" svg:y="246.0mm" svg:x="219.0mm"/>
          <draw:rect svg:width="1mm" draw:style-name="paloverde" svg:height="1mm" svg:y="246.0mm" svg:x="220.5mm"/>
          <draw:rect svg:width="1mm" draw:style-name="paloverde" svg:height="1mm" svg:y="246.0mm" svg:x="222.0mm"/>
          <draw:rect svg:width="1mm" draw:style-name="paloverde" svg:height="1mm" svg:y="246.0mm" svg:x="223.5mm"/>
          <draw:rect svg:width="1mm" draw:style-name="paloverde" svg:height="1mm" svg:y="246.0mm" svg:x="225.0mm"/>
          <draw:rect svg:width="1mm" draw:style-name="paloverde" svg:height="1mm" svg:y="246.0mm" svg:x="226.5mm"/>
          <draw:rect svg:width="1mm" draw:style-name="paloverde" svg:height="1mm" svg:y="246.0mm" svg:x="228.0mm"/>
          <draw:rect svg:width="1mm" draw:style-name="paloverde" svg:height="1mm" svg:y="246.0mm" svg:x="229.5mm"/>
          <draw:rect svg:width="1mm" draw:style-name="paloverde" svg:height="1mm" svg:y="246.0mm" svg:x="231.0mm"/>
          <draw:rect svg:width="1mm" draw:style-name="paloverde" svg:height="1mm" svg:y="246.0mm" svg:x="232.5mm"/>
          <draw:rect svg:width="1mm" draw:style-name="paloverde" svg:height="1mm" svg:y="246.0mm" svg:x="234.0mm"/>
          <draw:rect svg:width="1mm" draw:style-name="paloverde" svg:height="1mm" svg:y="246.0mm" svg:x="235.5mm"/>
          <draw:rect svg:width="1mm" draw:style-name="paloverde" svg:height="1mm" svg:y="246.0mm" svg:x="237.0mm"/>
          <draw:rect svg:width="1mm" draw:style-name="paloverde" svg:height="1mm" svg:y="246.0mm" svg:x="238.5mm"/>
          <draw:rect svg:width="1mm" draw:style-name="paloverde" svg:height="1mm" svg:y="246.0mm" svg:x="240.0mm"/>
          <draw:rect svg:width="1mm" draw:style-name="paloverde" svg:height="1mm" svg:y="246.0mm" svg:x="241.5mm"/>
          <draw:rect svg:width="1mm" draw:style-name="paloverde" svg:height="1mm" svg:y="246.0mm" svg:x="243.0mm"/>
          <draw:rect svg:width="1mm" draw:style-name="paloverde" svg:height="1mm" svg:y="246.0mm" svg:x="244.5mm"/>
          <draw:rect svg:width="1mm" draw:style-name="paloverde" svg:height="1mm" svg:y="246.0mm" svg:x="246.0mm"/>
          <draw:rect svg:width="1mm" draw:style-name="paloverde" svg:height="1mm" svg:y="247.5mm" svg:x="210.0mm"/>
          <draw:rect svg:width="1mm" draw:style-name="paloverde" svg:height="1mm" svg:y="247.5mm" svg:x="211.5mm"/>
          <draw:rect svg:width="1mm" draw:style-name="paloverde" svg:height="1mm" svg:y="247.5mm" svg:x="213.0mm"/>
          <draw:rect svg:width="1mm" draw:style-name="paloverde" svg:height="1mm" svg:y="247.5mm" svg:x="214.5mm"/>
          <draw:rect svg:width="1mm" draw:style-name="paloverde" svg:height="1mm" svg:y="247.5mm" svg:x="216.0mm"/>
          <draw:rect svg:width="1mm" draw:style-name="paloverde" svg:height="1mm" svg:y="247.5mm" svg:x="217.5mm"/>
          <draw:rect svg:width="1mm" draw:style-name="paloverde" svg:height="1mm" svg:y="247.5mm" svg:x="219.0mm"/>
          <draw:rect svg:width="1mm" draw:style-name="paloverde" svg:height="1mm" svg:y="247.5mm" svg:x="220.5mm"/>
          <draw:rect svg:width="1mm" draw:style-name="paloverde" svg:height="1mm" svg:y="247.5mm" svg:x="222.0mm"/>
          <draw:rect svg:width="1mm" draw:style-name="paloverde" svg:height="1mm" svg:y="247.5mm" svg:x="223.5mm"/>
          <draw:rect svg:width="1mm" draw:style-name="paloverde" svg:height="1mm" svg:y="247.5mm" svg:x="225.0mm"/>
          <draw:rect svg:width="1mm" draw:style-name="paloverde" svg:height="1mm" svg:y="247.5mm" svg:x="226.5mm"/>
          <draw:rect svg:width="1mm" draw:style-name="paloverde" svg:height="1mm" svg:y="247.5mm" svg:x="228.0mm"/>
          <draw:rect svg:width="1mm" draw:style-name="paloverde" svg:height="1mm" svg:y="247.5mm" svg:x="229.5mm"/>
          <draw:rect svg:width="1mm" draw:style-name="paloverde" svg:height="1mm" svg:y="247.5mm" svg:x="231.0mm"/>
          <draw:rect svg:width="1mm" draw:style-name="paloverde" svg:height="1mm" svg:y="247.5mm" svg:x="232.5mm"/>
          <draw:rect svg:width="1mm" draw:style-name="paloverde" svg:height="1mm" svg:y="247.5mm" svg:x="234.0mm"/>
          <draw:rect svg:width="1mm" draw:style-name="paloverde" svg:height="1mm" svg:y="247.5mm" svg:x="235.5mm"/>
          <draw:rect svg:width="1mm" draw:style-name="paloverde" svg:height="1mm" svg:y="247.5mm" svg:x="237.0mm"/>
          <draw:rect svg:width="1mm" draw:style-name="paloverde" svg:height="1mm" svg:y="247.5mm" svg:x="238.5mm"/>
          <draw:rect svg:width="1mm" draw:style-name="paloverde" svg:height="1mm" svg:y="247.5mm" svg:x="240.0mm"/>
          <draw:rect svg:width="1mm" draw:style-name="paloverde" svg:height="1mm" svg:y="247.5mm" svg:x="241.5mm"/>
          <draw:rect svg:width="1mm" draw:style-name="paloverde" svg:height="1mm" svg:y="247.5mm" svg:x="243.0mm"/>
          <draw:rect svg:width="1mm" draw:style-name="paloverde" svg:height="1mm" svg:y="247.5mm" svg:x="244.5mm"/>
          <draw:rect svg:width="1mm" draw:style-name="paloverde" svg:height="1mm" svg:y="247.5mm" svg:x="246.0mm"/>
          <draw:rect svg:width="1mm" draw:style-name="paloverde" svg:height="1mm" svg:y="249.0mm" svg:x="210.0mm"/>
          <draw:rect svg:width="1mm" draw:style-name="paloverde" svg:height="1mm" svg:y="249.0mm" svg:x="211.5mm"/>
          <draw:rect svg:width="1mm" draw:style-name="paloverde" svg:height="1mm" svg:y="249.0mm" svg:x="213.0mm"/>
          <draw:rect svg:width="1mm" draw:style-name="paloverde" svg:height="1mm" svg:y="249.0mm" svg:x="214.5mm"/>
          <draw:rect svg:width="1mm" draw:style-name="paloverde" svg:height="1mm" svg:y="249.0mm" svg:x="216.0mm"/>
          <draw:rect svg:width="1mm" draw:style-name="paloverde" svg:height="1mm" svg:y="249.0mm" svg:x="217.5mm"/>
          <draw:rect svg:width="1mm" draw:style-name="paloverde" svg:height="1mm" svg:y="249.0mm" svg:x="219.0mm"/>
          <draw:rect svg:width="1mm" draw:style-name="paloverde" svg:height="1mm" svg:y="249.0mm" svg:x="220.5mm"/>
          <draw:rect svg:width="1mm" draw:style-name="paloverde" svg:height="1mm" svg:y="249.0mm" svg:x="222.0mm"/>
          <draw:rect svg:width="1mm" draw:style-name="paloverde" svg:height="1mm" svg:y="249.0mm" svg:x="223.5mm"/>
          <draw:rect svg:width="1mm" draw:style-name="paloverde" svg:height="1mm" svg:y="249.0mm" svg:x="225.0mm"/>
          <draw:rect svg:width="1mm" draw:style-name="paloverde" svg:height="1mm" svg:y="249.0mm" svg:x="226.5mm"/>
          <draw:rect svg:width="1mm" draw:style-name="paloverde" svg:height="1mm" svg:y="249.0mm" svg:x="228.0mm"/>
          <draw:rect svg:width="1mm" draw:style-name="paloverde" svg:height="1mm" svg:y="249.0mm" svg:x="229.5mm"/>
          <draw:rect svg:width="1mm" draw:style-name="paloverde" svg:height="1mm" svg:y="249.0mm" svg:x="231.0mm"/>
          <draw:rect svg:width="1mm" draw:style-name="paloverde" svg:height="1mm" svg:y="249.0mm" svg:x="232.5mm"/>
          <draw:rect svg:width="1mm" draw:style-name="paloverde" svg:height="1mm" svg:y="249.0mm" svg:x="234.0mm"/>
          <draw:rect svg:width="1mm" draw:style-name="paloverde" svg:height="1mm" svg:y="249.0mm" svg:x="235.5mm"/>
          <draw:rect svg:width="1mm" draw:style-name="paloverde" svg:height="1mm" svg:y="249.0mm" svg:x="237.0mm"/>
          <draw:rect svg:width="1mm" draw:style-name="paloverde" svg:height="1mm" svg:y="249.0mm" svg:x="238.5mm"/>
          <draw:rect svg:width="1mm" draw:style-name="paloverde" svg:height="1mm" svg:y="249.0mm" svg:x="240.0mm"/>
          <draw:rect svg:width="1mm" draw:style-name="paloverde" svg:height="1mm" svg:y="249.0mm" svg:x="241.5mm"/>
          <draw:rect svg:width="1mm" draw:style-name="paloverde" svg:height="1mm" svg:y="249.0mm" svg:x="243.0mm"/>
          <draw:rect svg:width="1mm" draw:style-name="paloverde" svg:height="1mm" svg:y="249.0mm" svg:x="244.5mm"/>
          <draw:rect svg:width="1mm" draw:style-name="paloverde" svg:height="1mm" svg:y="249.0mm" svg:x="246.0mm"/>
          <draw:rect svg:width="1mm" draw:style-name="paloverde" svg:height="1mm" svg:y="250.5mm" svg:x="210.0mm"/>
          <draw:rect svg:width="1mm" draw:style-name="paloverde" svg:height="1mm" svg:y="250.5mm" svg:x="211.5mm"/>
          <draw:rect svg:width="1mm" draw:style-name="paloverde" svg:height="1mm" svg:y="250.5mm" svg:x="213.0mm"/>
          <draw:rect svg:width="1mm" draw:style-name="paloverde" svg:height="1mm" svg:y="250.5mm" svg:x="214.5mm"/>
          <draw:rect svg:width="1mm" draw:style-name="paloverde" svg:height="1mm" svg:y="250.5mm" svg:x="216.0mm"/>
          <draw:rect svg:width="1mm" draw:style-name="paloverde" svg:height="1mm" svg:y="250.5mm" svg:x="217.5mm"/>
          <draw:rect svg:width="1mm" draw:style-name="paloverde" svg:height="1mm" svg:y="250.5mm" svg:x="219.0mm"/>
          <draw:rect svg:width="1mm" draw:style-name="paloverde" svg:height="1mm" svg:y="250.5mm" svg:x="220.5mm"/>
          <draw:rect svg:width="1mm" draw:style-name="paloverde" svg:height="1mm" svg:y="250.5mm" svg:x="222.0mm"/>
          <draw:rect svg:width="1mm" draw:style-name="paloverde" svg:height="1mm" svg:y="250.5mm" svg:x="223.5mm"/>
          <draw:rect svg:width="1mm" draw:style-name="paloverde" svg:height="1mm" svg:y="250.5mm" svg:x="225.0mm"/>
          <draw:rect svg:width="1mm" draw:style-name="paloverde" svg:height="1mm" svg:y="250.5mm" svg:x="226.5mm"/>
          <draw:rect svg:width="1mm" draw:style-name="paloverde" svg:height="1mm" svg:y="250.5mm" svg:x="228.0mm"/>
          <draw:rect svg:width="1mm" draw:style-name="paloverde" svg:height="1mm" svg:y="250.5mm" svg:x="229.5mm"/>
          <draw:rect svg:width="1mm" draw:style-name="paloverde" svg:height="1mm" svg:y="250.5mm" svg:x="231.0mm"/>
          <draw:rect svg:width="1mm" draw:style-name="paloverde" svg:height="1mm" svg:y="250.5mm" svg:x="232.5mm"/>
          <draw:rect svg:width="1mm" draw:style-name="paloverde" svg:height="1mm" svg:y="250.5mm" svg:x="234.0mm"/>
          <draw:rect svg:width="1mm" draw:style-name="paloverde" svg:height="1mm" svg:y="250.5mm" svg:x="235.5mm"/>
          <draw:rect svg:width="1mm" draw:style-name="paloverde" svg:height="1mm" svg:y="250.5mm" svg:x="237.0mm"/>
          <draw:rect svg:width="1mm" draw:style-name="paloverde" svg:height="1mm" svg:y="250.5mm" svg:x="238.5mm"/>
          <draw:rect svg:width="1mm" draw:style-name="paloverde" svg:height="1mm" svg:y="250.5mm" svg:x="240.0mm"/>
          <draw:rect svg:width="1mm" draw:style-name="paloverde" svg:height="1mm" svg:y="250.5mm" svg:x="241.5mm"/>
          <draw:rect svg:width="1mm" draw:style-name="paloverde" svg:height="1mm" svg:y="250.5mm" svg:x="243.0mm"/>
          <draw:rect svg:width="1mm" draw:style-name="paloverde" svg:height="1mm" svg:y="250.5mm" svg:x="244.5mm"/>
          <draw:rect svg:width="1mm" draw:style-name="paloverde" svg:height="1mm" svg:y="250.5mm" svg:x="246.0mm"/>
          <draw:rect svg:width="1mm" draw:style-name="paloverde" svg:height="1mm" svg:y="252.0mm" svg:x="210.0mm"/>
          <draw:rect svg:width="1mm" draw:style-name="paloverde" svg:height="1mm" svg:y="252.0mm" svg:x="211.5mm"/>
          <draw:rect svg:width="1mm" draw:style-name="paloverde" svg:height="1mm" svg:y="252.0mm" svg:x="213.0mm"/>
          <draw:rect svg:width="1mm" draw:style-name="paloverde" svg:height="1mm" svg:y="252.0mm" svg:x="214.5mm"/>
          <draw:rect svg:width="1mm" draw:style-name="paloverde" svg:height="1mm" svg:y="252.0mm" svg:x="216.0mm"/>
          <draw:rect svg:width="1mm" draw:style-name="paloverde" svg:height="1mm" svg:y="252.0mm" svg:x="217.5mm"/>
          <draw:rect svg:width="1mm" draw:style-name="paloverde" svg:height="1mm" svg:y="252.0mm" svg:x="219.0mm"/>
          <draw:rect svg:width="1mm" draw:style-name="paloverde" svg:height="1mm" svg:y="252.0mm" svg:x="220.5mm"/>
          <draw:rect svg:width="1mm" draw:style-name="paloverde" svg:height="1mm" svg:y="252.0mm" svg:x="222.0mm"/>
          <draw:rect svg:width="1mm" draw:style-name="paloverde" svg:height="1mm" svg:y="252.0mm" svg:x="223.5mm"/>
          <draw:rect svg:width="1mm" draw:style-name="paloverde" svg:height="1mm" svg:y="252.0mm" svg:x="225.0mm"/>
          <draw:rect svg:width="1mm" draw:style-name="paloverde" svg:height="1mm" svg:y="252.0mm" svg:x="226.5mm"/>
          <draw:rect svg:width="1mm" draw:style-name="paloverde" svg:height="1mm" svg:y="252.0mm" svg:x="228.0mm"/>
          <draw:rect svg:width="1mm" draw:style-name="paloverde" svg:height="1mm" svg:y="252.0mm" svg:x="229.5mm"/>
          <draw:rect svg:width="1mm" draw:style-name="paloverde" svg:height="1mm" svg:y="252.0mm" svg:x="231.0mm"/>
          <draw:rect svg:width="1mm" draw:style-name="paloverde" svg:height="1mm" svg:y="252.0mm" svg:x="232.5mm"/>
          <draw:rect svg:width="1mm" draw:style-name="paloverde" svg:height="1mm" svg:y="252.0mm" svg:x="234.0mm"/>
          <draw:rect svg:width="1mm" draw:style-name="paloverde" svg:height="1mm" svg:y="252.0mm" svg:x="235.5mm"/>
          <draw:rect svg:width="1mm" draw:style-name="paloverde" svg:height="1mm" svg:y="252.0mm" svg:x="237.0mm"/>
          <draw:rect svg:width="1mm" draw:style-name="paloverde" svg:height="1mm" svg:y="252.0mm" svg:x="238.5mm"/>
          <draw:rect svg:width="1mm" draw:style-name="paloverde" svg:height="1mm" svg:y="252.0mm" svg:x="240.0mm"/>
          <draw:rect svg:width="1mm" draw:style-name="paloverde" svg:height="1mm" svg:y="252.0mm" svg:x="241.5mm"/>
          <draw:rect svg:width="1mm" draw:style-name="paloverde" svg:height="1mm" svg:y="252.0mm" svg:x="243.0mm"/>
          <draw:rect svg:width="1mm" draw:style-name="paloverde" svg:height="1mm" svg:y="252.0mm" svg:x="244.5mm"/>
          <draw:rect svg:width="1mm" draw:style-name="paloverde" svg:height="1mm" svg:y="252.0mm" svg:x="246.0mm"/>
          <draw:rect svg:width="1mm" draw:style-name="paloverde" svg:height="1mm" svg:y="253.5mm" svg:x="210.0mm"/>
          <draw:rect svg:width="1mm" draw:style-name="paloverde" svg:height="1mm" svg:y="253.5mm" svg:x="211.5mm"/>
          <draw:rect svg:width="1mm" draw:style-name="paloverde" svg:height="1mm" svg:y="253.5mm" svg:x="213.0mm"/>
          <draw:rect svg:width="1mm" draw:style-name="paloverde" svg:height="1mm" svg:y="253.5mm" svg:x="214.5mm"/>
          <draw:rect svg:width="1mm" draw:style-name="paloverde" svg:height="1mm" svg:y="253.5mm" svg:x="216.0mm"/>
          <draw:rect svg:width="1mm" draw:style-name="paloverde" svg:height="1mm" svg:y="253.5mm" svg:x="217.5mm"/>
          <draw:rect svg:width="1mm" draw:style-name="paloverde" svg:height="1mm" svg:y="253.5mm" svg:x="219.0mm"/>
          <draw:rect svg:width="1mm" draw:style-name="paloverde" svg:height="1mm" svg:y="253.5mm" svg:x="220.5mm"/>
          <draw:rect svg:width="1mm" draw:style-name="paloverde" svg:height="1mm" svg:y="253.5mm" svg:x="222.0mm"/>
          <draw:rect svg:width="1mm" draw:style-name="paloverde" svg:height="1mm" svg:y="253.5mm" svg:x="223.5mm"/>
          <draw:rect svg:width="1mm" draw:style-name="paloverde" svg:height="1mm" svg:y="253.5mm" svg:x="225.0mm"/>
          <draw:rect svg:width="1mm" draw:style-name="paloverde" svg:height="1mm" svg:y="253.5mm" svg:x="226.5mm"/>
          <draw:rect svg:width="1mm" draw:style-name="paloverde" svg:height="1mm" svg:y="253.5mm" svg:x="228.0mm"/>
          <draw:rect svg:width="1mm" draw:style-name="paloverde" svg:height="1mm" svg:y="253.5mm" svg:x="229.5mm"/>
          <draw:rect svg:width="1mm" draw:style-name="paloverde" svg:height="1mm" svg:y="253.5mm" svg:x="231.0mm"/>
          <draw:rect svg:width="1mm" draw:style-name="paloverde" svg:height="1mm" svg:y="253.5mm" svg:x="232.5mm"/>
          <draw:rect svg:width="1mm" draw:style-name="paloverde" svg:height="1mm" svg:y="253.5mm" svg:x="234.0mm"/>
          <draw:rect svg:width="1mm" draw:style-name="paloverde" svg:height="1mm" svg:y="253.5mm" svg:x="235.5mm"/>
          <draw:rect svg:width="1mm" draw:style-name="paloverde" svg:height="1mm" svg:y="253.5mm" svg:x="237.0mm"/>
          <draw:rect svg:width="1mm" draw:style-name="paloverde" svg:height="1mm" svg:y="253.5mm" svg:x="238.5mm"/>
          <draw:rect svg:width="1mm" draw:style-name="paloverde" svg:height="1mm" svg:y="253.5mm" svg:x="240.0mm"/>
          <draw:rect svg:width="1mm" draw:style-name="paloverde" svg:height="1mm" svg:y="253.5mm" svg:x="241.5mm"/>
          <draw:rect svg:width="1mm" draw:style-name="paloverde" svg:height="1mm" svg:y="253.5mm" svg:x="243.0mm"/>
          <draw:rect svg:width="1mm" draw:style-name="paloverde" svg:height="1mm" svg:y="253.5mm" svg:x="244.5mm"/>
          <draw:rect svg:width="1mm" draw:style-name="paloverde" svg:height="1mm" svg:y="253.5mm" svg:x="246.0mm"/>
          <draw:rect svg:width="1mm" draw:style-name="paloverde" svg:height="1mm" svg:y="255.0mm" svg:x="210.0mm"/>
          <draw:rect svg:width="1mm" draw:style-name="paloverde" svg:height="1mm" svg:y="255.0mm" svg:x="211.5mm"/>
          <draw:rect svg:width="1mm" draw:style-name="paloverde" svg:height="1mm" svg:y="255.0mm" svg:x="213.0mm"/>
          <draw:rect svg:width="1mm" draw:style-name="paloverde" svg:height="1mm" svg:y="255.0mm" svg:x="214.5mm"/>
          <draw:rect svg:width="1mm" draw:style-name="paloverde" svg:height="1mm" svg:y="255.0mm" svg:x="216.0mm"/>
          <draw:rect svg:width="1mm" draw:style-name="paloverde" svg:height="1mm" svg:y="255.0mm" svg:x="217.5mm"/>
          <draw:rect svg:width="1mm" draw:style-name="paloverde" svg:height="1mm" svg:y="255.0mm" svg:x="219.0mm"/>
          <draw:rect svg:width="1mm" draw:style-name="paloverde" svg:height="1mm" svg:y="255.0mm" svg:x="220.5mm"/>
          <draw:rect svg:width="1mm" draw:style-name="paloverde" svg:height="1mm" svg:y="255.0mm" svg:x="222.0mm"/>
          <draw:rect svg:width="1mm" draw:style-name="paloverde" svg:height="1mm" svg:y="255.0mm" svg:x="223.5mm"/>
          <draw:rect svg:width="1mm" draw:style-name="paloverde" svg:height="1mm" svg:y="255.0mm" svg:x="225.0mm"/>
          <draw:rect svg:width="1mm" draw:style-name="paloverde" svg:height="1mm" svg:y="255.0mm" svg:x="226.5mm"/>
          <draw:rect svg:width="1mm" draw:style-name="paloverde" svg:height="1mm" svg:y="255.0mm" svg:x="228.0mm"/>
          <draw:rect svg:width="1mm" draw:style-name="paloverde" svg:height="1mm" svg:y="255.0mm" svg:x="229.5mm"/>
          <draw:rect svg:width="1mm" draw:style-name="paloverde" svg:height="1mm" svg:y="255.0mm" svg:x="231.0mm"/>
          <draw:rect svg:width="1mm" draw:style-name="paloverde" svg:height="1mm" svg:y="255.0mm" svg:x="232.5mm"/>
          <draw:rect svg:width="1mm" draw:style-name="paloverde" svg:height="1mm" svg:y="255.0mm" svg:x="234.0mm"/>
          <draw:rect svg:width="1mm" draw:style-name="paloverde" svg:height="1mm" svg:y="255.0mm" svg:x="235.5mm"/>
          <draw:rect svg:width="1mm" draw:style-name="paloverde" svg:height="1mm" svg:y="255.0mm" svg:x="237.0mm"/>
          <draw:rect svg:width="1mm" draw:style-name="paloverde" svg:height="1mm" svg:y="255.0mm" svg:x="238.5mm"/>
          <draw:rect svg:width="1mm" draw:style-name="paloverde" svg:height="1mm" svg:y="255.0mm" svg:x="240.0mm"/>
          <draw:rect svg:width="1mm" draw:style-name="paloverde" svg:height="1mm" svg:y="255.0mm" svg:x="241.5mm"/>
          <draw:rect svg:width="1mm" draw:style-name="paloverde" svg:height="1mm" svg:y="255.0mm" svg:x="243.0mm"/>
          <draw:rect svg:width="1mm" draw:style-name="paloverde" svg:height="1mm" svg:y="255.0mm" svg:x="244.5mm"/>
          <draw:rect svg:width="1mm" draw:style-name="paloverde" svg:height="1mm" svg:y="255.0mm" svg:x="246.0mm"/>
          <draw:rect svg:width="1mm" draw:style-name="paloverde" svg:height="1mm" svg:y="256.5mm" svg:x="210.0mm"/>
          <draw:rect svg:width="1mm" draw:style-name="paloverde" svg:height="1mm" svg:y="256.5mm" svg:x="211.5mm"/>
          <draw:rect svg:width="1mm" draw:style-name="paloverde" svg:height="1mm" svg:y="256.5mm" svg:x="213.0mm"/>
          <draw:rect svg:width="1mm" draw:style-name="paloverde" svg:height="1mm" svg:y="256.5mm" svg:x="214.5mm"/>
          <draw:rect svg:width="1mm" draw:style-name="paloverde" svg:height="1mm" svg:y="256.5mm" svg:x="216.0mm"/>
          <draw:rect svg:width="1mm" draw:style-name="paloverde" svg:height="1mm" svg:y="256.5mm" svg:x="217.5mm"/>
          <draw:rect svg:width="1mm" draw:style-name="paloverde" svg:height="1mm" svg:y="256.5mm" svg:x="219.0mm"/>
          <draw:rect svg:width="1mm" draw:style-name="paloverde" svg:height="1mm" svg:y="256.5mm" svg:x="220.5mm"/>
          <draw:rect svg:width="1mm" draw:style-name="paloverde" svg:height="1mm" svg:y="256.5mm" svg:x="222.0mm"/>
          <draw:rect svg:width="1mm" draw:style-name="paloverde" svg:height="1mm" svg:y="256.5mm" svg:x="223.5mm"/>
          <draw:rect svg:width="1mm" draw:style-name="paloverde" svg:height="1mm" svg:y="256.5mm" svg:x="225.0mm"/>
          <draw:rect svg:width="1mm" draw:style-name="paloverde" svg:height="1mm" svg:y="256.5mm" svg:x="226.5mm"/>
          <draw:rect svg:width="1mm" draw:style-name="paloverde" svg:height="1mm" svg:y="256.5mm" svg:x="228.0mm"/>
          <draw:rect svg:width="1mm" draw:style-name="paloverde" svg:height="1mm" svg:y="256.5mm" svg:x="229.5mm"/>
          <draw:rect svg:width="1mm" draw:style-name="paloverde" svg:height="1mm" svg:y="256.5mm" svg:x="231.0mm"/>
          <draw:rect svg:width="1mm" draw:style-name="paloverde" svg:height="1mm" svg:y="256.5mm" svg:x="232.5mm"/>
          <draw:rect svg:width="1mm" draw:style-name="paloverde" svg:height="1mm" svg:y="256.5mm" svg:x="234.0mm"/>
          <draw:rect svg:width="1mm" draw:style-name="paloverde" svg:height="1mm" svg:y="256.5mm" svg:x="235.5mm"/>
          <draw:rect svg:width="1mm" draw:style-name="paloverde" svg:height="1mm" svg:y="256.5mm" svg:x="237.0mm"/>
          <draw:rect svg:width="1mm" draw:style-name="paloverde" svg:height="1mm" svg:y="256.5mm" svg:x="238.5mm"/>
          <draw:rect svg:width="1mm" draw:style-name="paloverde" svg:height="1mm" svg:y="256.5mm" svg:x="240.0mm"/>
          <draw:rect svg:width="1mm" draw:style-name="paloverde" svg:height="1mm" svg:y="256.5mm" svg:x="241.5mm"/>
          <draw:rect svg:width="1mm" draw:style-name="paloverde" svg:height="1mm" svg:y="256.5mm" svg:x="243.0mm"/>
          <draw:rect svg:width="1mm" draw:style-name="paloverde" svg:height="1mm" svg:y="256.5mm" svg:x="244.5mm"/>
          <draw:rect svg:width="1mm" draw:style-name="paloverde" svg:height="1mm" svg:y="256.5mm" svg:x="246.0mm"/>
          <draw:rect svg:width="1mm" draw:style-name="paloverde" svg:height="1mm" svg:y="258.0mm" svg:x="210.0mm"/>
          <draw:rect svg:width="1mm" draw:style-name="paloverde" svg:height="1mm" svg:y="258.0mm" svg:x="211.5mm"/>
          <draw:rect svg:width="1mm" draw:style-name="paloverde" svg:height="1mm" svg:y="258.0mm" svg:x="213.0mm"/>
          <draw:rect svg:width="1mm" draw:style-name="paloverde" svg:height="1mm" svg:y="258.0mm" svg:x="214.5mm"/>
          <draw:rect svg:width="1mm" draw:style-name="paloverde" svg:height="1mm" svg:y="258.0mm" svg:x="216.0mm"/>
          <draw:rect svg:width="1mm" draw:style-name="paloverde" svg:height="1mm" svg:y="258.0mm" svg:x="217.5mm"/>
          <draw:rect svg:width="1mm" draw:style-name="paloverde" svg:height="1mm" svg:y="258.0mm" svg:x="219.0mm"/>
          <draw:rect svg:width="1mm" draw:style-name="paloverde" svg:height="1mm" svg:y="258.0mm" svg:x="220.5mm"/>
          <draw:rect svg:width="1mm" draw:style-name="paloverde" svg:height="1mm" svg:y="258.0mm" svg:x="222.0mm"/>
          <draw:rect svg:width="1mm" draw:style-name="paloverde" svg:height="1mm" svg:y="258.0mm" svg:x="223.5mm"/>
          <draw:rect svg:width="1mm" draw:style-name="paloverde" svg:height="1mm" svg:y="258.0mm" svg:x="225.0mm"/>
          <draw:rect svg:width="1mm" draw:style-name="paloverde" svg:height="1mm" svg:y="258.0mm" svg:x="226.5mm"/>
          <draw:rect svg:width="1mm" draw:style-name="paloverde" svg:height="1mm" svg:y="258.0mm" svg:x="228.0mm"/>
          <draw:rect svg:width="1mm" draw:style-name="paloverde" svg:height="1mm" svg:y="258.0mm" svg:x="229.5mm"/>
          <draw:rect svg:width="1mm" draw:style-name="paloverde" svg:height="1mm" svg:y="258.0mm" svg:x="231.0mm"/>
          <draw:rect svg:width="1mm" draw:style-name="paloverde" svg:height="1mm" svg:y="258.0mm" svg:x="232.5mm"/>
          <draw:rect svg:width="1mm" draw:style-name="paloverde" svg:height="1mm" svg:y="258.0mm" svg:x="234.0mm"/>
          <draw:rect svg:width="1mm" draw:style-name="paloverde" svg:height="1mm" svg:y="258.0mm" svg:x="235.5mm"/>
          <draw:rect svg:width="1mm" draw:style-name="paloverde" svg:height="1mm" svg:y="258.0mm" svg:x="237.0mm"/>
          <draw:rect svg:width="1mm" draw:style-name="paloverde" svg:height="1mm" svg:y="258.0mm" svg:x="238.5mm"/>
          <draw:rect svg:width="1mm" draw:style-name="paloverde" svg:height="1mm" svg:y="258.0mm" svg:x="240.0mm"/>
          <draw:rect svg:width="1mm" draw:style-name="paloverde" svg:height="1mm" svg:y="258.0mm" svg:x="241.5mm"/>
          <draw:rect svg:width="1mm" draw:style-name="paloverde" svg:height="1mm" svg:y="258.0mm" svg:x="243.0mm"/>
          <draw:rect svg:width="1mm" draw:style-name="paloverde" svg:height="1mm" svg:y="258.0mm" svg:x="244.5mm"/>
          <draw:rect svg:width="1mm" draw:style-name="paloverde" svg:height="1mm" svg:y="258.0mm" svg:x="246.0mm"/>
          <draw:rect svg:width="1mm" draw:style-name="paloverde" svg:height="1mm" svg:y="259.5mm" svg:x="210.0mm"/>
          <draw:rect svg:width="1mm" draw:style-name="paloverde" svg:height="1mm" svg:y="259.5mm" svg:x="211.5mm"/>
          <draw:rect svg:width="1mm" draw:style-name="paloverde" svg:height="1mm" svg:y="259.5mm" svg:x="213.0mm"/>
          <draw:rect svg:width="1mm" draw:style-name="paloverde" svg:height="1mm" svg:y="259.5mm" svg:x="214.5mm"/>
          <draw:rect svg:width="1mm" draw:style-name="paloverde" svg:height="1mm" svg:y="259.5mm" svg:x="216.0mm"/>
          <draw:rect svg:width="1mm" draw:style-name="paloverde" svg:height="1mm" svg:y="259.5mm" svg:x="217.5mm"/>
          <draw:rect svg:width="1mm" draw:style-name="paloverde" svg:height="1mm" svg:y="259.5mm" svg:x="219.0mm"/>
          <draw:rect svg:width="1mm" draw:style-name="paloverde" svg:height="1mm" svg:y="259.5mm" svg:x="220.5mm"/>
          <draw:rect svg:width="1mm" draw:style-name="paloverde" svg:height="1mm" svg:y="259.5mm" svg:x="222.0mm"/>
          <draw:rect svg:width="1mm" draw:style-name="paloverde" svg:height="1mm" svg:y="259.5mm" svg:x="223.5mm"/>
          <draw:rect svg:width="1mm" draw:style-name="paloverde" svg:height="1mm" svg:y="259.5mm" svg:x="225.0mm"/>
          <draw:rect svg:width="1mm" draw:style-name="paloverde" svg:height="1mm" svg:y="259.5mm" svg:x="226.5mm"/>
          <draw:rect svg:width="1mm" draw:style-name="paloverde" svg:height="1mm" svg:y="259.5mm" svg:x="228.0mm"/>
          <draw:rect svg:width="1mm" draw:style-name="paloverde" svg:height="1mm" svg:y="259.5mm" svg:x="229.5mm"/>
          <draw:rect svg:width="1mm" draw:style-name="paloverde" svg:height="1mm" svg:y="259.5mm" svg:x="231.0mm"/>
          <draw:rect svg:width="1mm" draw:style-name="paloverde" svg:height="1mm" svg:y="259.5mm" svg:x="232.5mm"/>
          <draw:rect svg:width="1mm" draw:style-name="paloverde" svg:height="1mm" svg:y="259.5mm" svg:x="234.0mm"/>
          <draw:rect svg:width="1mm" draw:style-name="paloverde" svg:height="1mm" svg:y="259.5mm" svg:x="235.5mm"/>
          <draw:rect svg:width="1mm" draw:style-name="paloverde" svg:height="1mm" svg:y="259.5mm" svg:x="237.0mm"/>
          <draw:rect svg:width="1mm" draw:style-name="paloverde" svg:height="1mm" svg:y="259.5mm" svg:x="238.5mm"/>
          <draw:rect svg:width="1mm" draw:style-name="paloverde" svg:height="1mm" svg:y="259.5mm" svg:x="240.0mm"/>
          <draw:rect svg:width="1mm" draw:style-name="paloverde" svg:height="1mm" svg:y="259.5mm" svg:x="241.5mm"/>
          <draw:rect svg:width="1mm" draw:style-name="paloverde" svg:height="1mm" svg:y="259.5mm" svg:x="243.0mm"/>
          <draw:rect svg:width="1mm" draw:style-name="paloverde" svg:height="1mm" svg:y="259.5mm" svg:x="244.5mm"/>
          <draw:rect svg:width="1mm" draw:style-name="paloverde" svg:height="1mm" svg:y="259.5mm" svg:x="246.0mm"/>
          <draw:rect svg:width="1mm" draw:style-name="paloverde" svg:height="1mm" svg:y="261.0mm" svg:x="210.0mm"/>
          <draw:rect svg:width="1mm" draw:style-name="paloverde" svg:height="1mm" svg:y="261.0mm" svg:x="211.5mm"/>
          <draw:rect svg:width="1mm" draw:style-name="paloverde" svg:height="1mm" svg:y="261.0mm" svg:x="213.0mm"/>
          <draw:rect svg:width="1mm" draw:style-name="paloverde" svg:height="1mm" svg:y="261.0mm" svg:x="214.5mm"/>
          <draw:rect svg:width="1mm" draw:style-name="paloverde" svg:height="1mm" svg:y="261.0mm" svg:x="216.0mm"/>
          <draw:rect svg:width="1mm" draw:style-name="paloverde" svg:height="1mm" svg:y="261.0mm" svg:x="217.5mm"/>
          <draw:rect svg:width="1mm" draw:style-name="paloverde" svg:height="1mm" svg:y="261.0mm" svg:x="219.0mm"/>
          <draw:rect svg:width="1mm" draw:style-name="paloverde" svg:height="1mm" svg:y="261.0mm" svg:x="220.5mm"/>
          <draw:rect svg:width="1mm" draw:style-name="paloverde" svg:height="1mm" svg:y="261.0mm" svg:x="222.0mm"/>
          <draw:rect svg:width="1mm" draw:style-name="paloverde" svg:height="1mm" svg:y="261.0mm" svg:x="223.5mm"/>
          <draw:rect svg:width="1mm" draw:style-name="paloverde" svg:height="1mm" svg:y="261.0mm" svg:x="225.0mm"/>
          <draw:rect svg:width="1mm" draw:style-name="paloverde" svg:height="1mm" svg:y="261.0mm" svg:x="226.5mm"/>
          <draw:rect svg:width="1mm" draw:style-name="paloverde" svg:height="1mm" svg:y="261.0mm" svg:x="228.0mm"/>
          <draw:rect svg:width="1mm" draw:style-name="paloverde" svg:height="1mm" svg:y="261.0mm" svg:x="229.5mm"/>
          <draw:rect svg:width="1mm" draw:style-name="paloverde" svg:height="1mm" svg:y="261.0mm" svg:x="231.0mm"/>
          <draw:rect svg:width="1mm" draw:style-name="paloverde" svg:height="1mm" svg:y="261.0mm" svg:x="232.5mm"/>
          <draw:rect svg:width="1mm" draw:style-name="paloverde" svg:height="1mm" svg:y="261.0mm" svg:x="234.0mm"/>
          <draw:rect svg:width="1mm" draw:style-name="paloverde" svg:height="1mm" svg:y="261.0mm" svg:x="235.5mm"/>
          <draw:rect svg:width="1mm" draw:style-name="paloverde" svg:height="1mm" svg:y="261.0mm" svg:x="237.0mm"/>
          <draw:rect svg:width="1mm" draw:style-name="paloverde" svg:height="1mm" svg:y="261.0mm" svg:x="238.5mm"/>
          <draw:rect svg:width="1mm" draw:style-name="paloverde" svg:height="1mm" svg:y="261.0mm" svg:x="240.0mm"/>
          <draw:rect svg:width="1mm" draw:style-name="paloverde" svg:height="1mm" svg:y="261.0mm" svg:x="241.5mm"/>
          <draw:rect svg:width="1mm" draw:style-name="paloverde" svg:height="1mm" svg:y="261.0mm" svg:x="243.0mm"/>
          <draw:rect svg:width="1mm" draw:style-name="paloverde" svg:height="1mm" svg:y="261.0mm" svg:x="244.5mm"/>
          <draw:rect svg:width="1mm" draw:style-name="paloverde" svg:height="1mm" svg:y="261.0mm" svg:x="246.0mm"/>
          <draw:rect svg:width="1mm" draw:style-name="paloverde" svg:height="1mm" svg:y="262.5mm" svg:x="210.0mm"/>
          <draw:rect svg:width="1mm" draw:style-name="paloverde" svg:height="1mm" svg:y="262.5mm" svg:x="211.5mm"/>
          <draw:rect svg:width="1mm" draw:style-name="paloverde" svg:height="1mm" svg:y="262.5mm" svg:x="213.0mm"/>
          <draw:rect svg:width="1mm" draw:style-name="paloverde" svg:height="1mm" svg:y="262.5mm" svg:x="214.5mm"/>
          <draw:rect svg:width="1mm" draw:style-name="paloverde" svg:height="1mm" svg:y="262.5mm" svg:x="216.0mm"/>
          <draw:rect svg:width="1mm" draw:style-name="paloverde" svg:height="1mm" svg:y="262.5mm" svg:x="217.5mm"/>
          <draw:rect svg:width="1mm" draw:style-name="paloverde" svg:height="1mm" svg:y="262.5mm" svg:x="219.0mm"/>
          <draw:rect svg:width="1mm" draw:style-name="paloverde" svg:height="1mm" svg:y="262.5mm" svg:x="220.5mm"/>
          <draw:rect svg:width="1mm" draw:style-name="paloverde" svg:height="1mm" svg:y="262.5mm" svg:x="222.0mm"/>
          <draw:rect svg:width="1mm" draw:style-name="paloverde" svg:height="1mm" svg:y="262.5mm" svg:x="223.5mm"/>
          <draw:rect svg:width="1mm" draw:style-name="paloverde" svg:height="1mm" svg:y="262.5mm" svg:x="225.0mm"/>
          <draw:rect svg:width="1mm" draw:style-name="paloverde" svg:height="1mm" svg:y="262.5mm" svg:x="226.5mm"/>
          <draw:rect svg:width="1mm" draw:style-name="paloverde" svg:height="1mm" svg:y="262.5mm" svg:x="228.0mm"/>
          <draw:rect svg:width="1mm" draw:style-name="paloverde" svg:height="1mm" svg:y="262.5mm" svg:x="229.5mm"/>
          <draw:rect svg:width="1mm" draw:style-name="paloverde" svg:height="1mm" svg:y="262.5mm" svg:x="231.0mm"/>
          <draw:rect svg:width="1mm" draw:style-name="paloverde" svg:height="1mm" svg:y="262.5mm" svg:x="232.5mm"/>
          <draw:rect svg:width="1mm" draw:style-name="paloverde" svg:height="1mm" svg:y="262.5mm" svg:x="234.0mm"/>
          <draw:rect svg:width="1mm" draw:style-name="paloverde" svg:height="1mm" svg:y="262.5mm" svg:x="235.5mm"/>
          <draw:rect svg:width="1mm" draw:style-name="paloverde" svg:height="1mm" svg:y="262.5mm" svg:x="237.0mm"/>
          <draw:rect svg:width="1mm" draw:style-name="paloverde" svg:height="1mm" svg:y="262.5mm" svg:x="238.5mm"/>
          <draw:rect svg:width="1mm" draw:style-name="paloverde" svg:height="1mm" svg:y="262.5mm" svg:x="240.0mm"/>
          <draw:rect svg:width="1mm" draw:style-name="paloverde" svg:height="1mm" svg:y="262.5mm" svg:x="241.5mm"/>
          <draw:rect svg:width="1mm" draw:style-name="paloverde" svg:height="1mm" svg:y="262.5mm" svg:x="243.0mm"/>
          <draw:rect svg:width="1mm" draw:style-name="paloverde" svg:height="1mm" svg:y="262.5mm" svg:x="244.5mm"/>
          <draw:rect svg:width="1mm" draw:style-name="paloverde" svg:height="1mm" svg:y="262.5mm" svg:x="246.0mm"/>
          <draw:rect svg:width="1mm" draw:style-name="paloverde" svg:height="1mm" svg:y="264.0mm" svg:x="210.0mm"/>
          <draw:rect svg:width="1mm" draw:style-name="paloverde" svg:height="1mm" svg:y="264.0mm" svg:x="211.5mm"/>
          <draw:rect svg:width="1mm" draw:style-name="paloverde" svg:height="1mm" svg:y="264.0mm" svg:x="213.0mm"/>
          <draw:rect svg:width="1mm" draw:style-name="paloverde" svg:height="1mm" svg:y="264.0mm" svg:x="214.5mm"/>
          <draw:rect svg:width="1mm" draw:style-name="paloverde" svg:height="1mm" svg:y="264.0mm" svg:x="216.0mm"/>
          <draw:rect svg:width="1mm" draw:style-name="paloverde" svg:height="1mm" svg:y="264.0mm" svg:x="217.5mm"/>
          <draw:rect svg:width="1mm" draw:style-name="paloverde" svg:height="1mm" svg:y="264.0mm" svg:x="219.0mm"/>
          <draw:rect svg:width="1mm" draw:style-name="paloverde" svg:height="1mm" svg:y="264.0mm" svg:x="220.5mm"/>
          <draw:rect svg:width="1mm" draw:style-name="paloverde" svg:height="1mm" svg:y="264.0mm" svg:x="222.0mm"/>
          <draw:rect svg:width="1mm" draw:style-name="paloverde" svg:height="1mm" svg:y="264.0mm" svg:x="223.5mm"/>
          <draw:rect svg:width="1mm" draw:style-name="paloverde" svg:height="1mm" svg:y="264.0mm" svg:x="225.0mm"/>
          <draw:rect svg:width="1mm" draw:style-name="paloverde" svg:height="1mm" svg:y="264.0mm" svg:x="226.5mm"/>
          <draw:rect svg:width="1mm" draw:style-name="paloverde" svg:height="1mm" svg:y="264.0mm" svg:x="228.0mm"/>
          <draw:rect svg:width="1mm" draw:style-name="paloverde" svg:height="1mm" svg:y="264.0mm" svg:x="229.5mm"/>
          <draw:rect svg:width="1mm" draw:style-name="paloverde" svg:height="1mm" svg:y="264.0mm" svg:x="231.0mm"/>
          <draw:rect svg:width="1mm" draw:style-name="paloverde" svg:height="1mm" svg:y="264.0mm" svg:x="232.5mm"/>
          <draw:rect svg:width="1mm" draw:style-name="paloverde" svg:height="1mm" svg:y="264.0mm" svg:x="234.0mm"/>
          <draw:rect svg:width="1mm" draw:style-name="paloverde" svg:height="1mm" svg:y="264.0mm" svg:x="235.5mm"/>
          <draw:rect svg:width="1mm" draw:style-name="paloverde" svg:height="1mm" svg:y="264.0mm" svg:x="237.0mm"/>
          <draw:rect svg:width="1mm" draw:style-name="paloverde" svg:height="1mm" svg:y="264.0mm" svg:x="238.5mm"/>
          <draw:rect svg:width="1mm" draw:style-name="paloverde" svg:height="1mm" svg:y="264.0mm" svg:x="240.0mm"/>
          <draw:rect svg:width="1mm" draw:style-name="paloverde" svg:height="1mm" svg:y="264.0mm" svg:x="241.5mm"/>
          <draw:rect svg:width="1mm" draw:style-name="paloverde" svg:height="1mm" svg:y="264.0mm" svg:x="243.0mm"/>
          <draw:rect svg:width="1mm" draw:style-name="paloverde" svg:height="1mm" svg:y="264.0mm" svg:x="244.5mm"/>
          <draw:rect svg:width="1mm" draw:style-name="paloverde" svg:height="1mm" svg:y="264.0mm" svg:x="246.0mm"/>
          <draw:rect svg:width="1mm" draw:style-name="paloverde" svg:height="1mm" svg:y="265.5mm" svg:x="210.0mm"/>
          <draw:rect svg:width="1mm" draw:style-name="paloverde" svg:height="1mm" svg:y="265.5mm" svg:x="211.5mm"/>
          <draw:rect svg:width="1mm" draw:style-name="paloverde" svg:height="1mm" svg:y="265.5mm" svg:x="213.0mm"/>
          <draw:rect svg:width="1mm" draw:style-name="paloverde" svg:height="1mm" svg:y="265.5mm" svg:x="214.5mm"/>
          <draw:rect svg:width="1mm" draw:style-name="paloverde" svg:height="1mm" svg:y="265.5mm" svg:x="216.0mm"/>
          <draw:rect svg:width="1mm" draw:style-name="paloverde" svg:height="1mm" svg:y="265.5mm" svg:x="217.5mm"/>
          <draw:rect svg:width="1mm" draw:style-name="paloverde" svg:height="1mm" svg:y="265.5mm" svg:x="219.0mm"/>
          <draw:rect svg:width="1mm" draw:style-name="paloverde" svg:height="1mm" svg:y="265.5mm" svg:x="220.5mm"/>
          <draw:rect svg:width="1mm" draw:style-name="paloverde" svg:height="1mm" svg:y="265.5mm" svg:x="222.0mm"/>
          <draw:rect svg:width="1mm" draw:style-name="paloverde" svg:height="1mm" svg:y="265.5mm" svg:x="223.5mm"/>
          <draw:rect svg:width="1mm" draw:style-name="paloverde" svg:height="1mm" svg:y="265.5mm" svg:x="225.0mm"/>
          <draw:rect svg:width="1mm" draw:style-name="paloverde" svg:height="1mm" svg:y="265.5mm" svg:x="226.5mm"/>
          <draw:rect svg:width="1mm" draw:style-name="paloverde" svg:height="1mm" svg:y="265.5mm" svg:x="228.0mm"/>
          <draw:rect svg:width="1mm" draw:style-name="paloverde" svg:height="1mm" svg:y="265.5mm" svg:x="229.5mm"/>
          <draw:rect svg:width="1mm" draw:style-name="paloverde" svg:height="1mm" svg:y="265.5mm" svg:x="231.0mm"/>
          <draw:rect svg:width="1mm" draw:style-name="paloverde" svg:height="1mm" svg:y="265.5mm" svg:x="232.5mm"/>
          <draw:rect svg:width="1mm" draw:style-name="paloverde" svg:height="1mm" svg:y="265.5mm" svg:x="234.0mm"/>
          <draw:rect svg:width="1mm" draw:style-name="paloverde" svg:height="1mm" svg:y="265.5mm" svg:x="235.5mm"/>
          <draw:rect svg:width="1mm" draw:style-name="paloverde" svg:height="1mm" svg:y="265.5mm" svg:x="237.0mm"/>
          <draw:rect svg:width="1mm" draw:style-name="paloverde" svg:height="1mm" svg:y="265.5mm" svg:x="238.5mm"/>
          <draw:rect svg:width="1mm" draw:style-name="paloverde" svg:height="1mm" svg:y="265.5mm" svg:x="240.0mm"/>
          <draw:rect svg:width="1mm" draw:style-name="paloverde" svg:height="1mm" svg:y="265.5mm" svg:x="241.5mm"/>
          <draw:rect svg:width="1mm" draw:style-name="paloverde" svg:height="1mm" svg:y="265.5mm" svg:x="243.0mm"/>
          <draw:rect svg:width="1mm" draw:style-name="paloverde" svg:height="1mm" svg:y="265.5mm" svg:x="244.5mm"/>
          <draw:rect svg:width="1mm" draw:style-name="paloverde" svg:height="1mm" svg:y="265.5mm" svg:x="246.0mm"/>
          <draw:rect svg:width="1mm" draw:style-name="paloverde" svg:height="1mm" svg:y="267.0mm" svg:x="210.0mm"/>
          <draw:rect svg:width="1mm" draw:style-name="paloverde" svg:height="1mm" svg:y="267.0mm" svg:x="211.5mm"/>
          <draw:rect svg:width="1mm" draw:style-name="paloverde" svg:height="1mm" svg:y="267.0mm" svg:x="213.0mm"/>
          <draw:rect svg:width="1mm" draw:style-name="paloverde" svg:height="1mm" svg:y="267.0mm" svg:x="214.5mm"/>
          <draw:rect svg:width="1mm" draw:style-name="paloverde" svg:height="1mm" svg:y="267.0mm" svg:x="216.0mm"/>
          <draw:rect svg:width="1mm" draw:style-name="paloverde" svg:height="1mm" svg:y="267.0mm" svg:x="217.5mm"/>
          <draw:rect svg:width="1mm" draw:style-name="paloverde" svg:height="1mm" svg:y="267.0mm" svg:x="219.0mm"/>
          <draw:rect svg:width="1mm" draw:style-name="paloverde" svg:height="1mm" svg:y="267.0mm" svg:x="220.5mm"/>
          <draw:rect svg:width="1mm" draw:style-name="paloverde" svg:height="1mm" svg:y="267.0mm" svg:x="222.0mm"/>
          <draw:rect svg:width="1mm" draw:style-name="paloverde" svg:height="1mm" svg:y="267.0mm" svg:x="223.5mm"/>
          <draw:rect svg:width="1mm" draw:style-name="paloverde" svg:height="1mm" svg:y="267.0mm" svg:x="225.0mm"/>
          <draw:rect svg:width="1mm" draw:style-name="paloverde" svg:height="1mm" svg:y="267.0mm" svg:x="226.5mm"/>
          <draw:rect svg:width="1mm" draw:style-name="paloverde" svg:height="1mm" svg:y="267.0mm" svg:x="228.0mm"/>
          <draw:rect svg:width="1mm" draw:style-name="paloverde" svg:height="1mm" svg:y="267.0mm" svg:x="229.5mm"/>
          <draw:rect svg:width="1mm" draw:style-name="paloverde" svg:height="1mm" svg:y="267.0mm" svg:x="231.0mm"/>
          <draw:rect svg:width="1mm" draw:style-name="paloverde" svg:height="1mm" svg:y="267.0mm" svg:x="232.5mm"/>
          <draw:rect svg:width="1mm" draw:style-name="paloverde" svg:height="1mm" svg:y="267.0mm" svg:x="234.0mm"/>
          <draw:rect svg:width="1mm" draw:style-name="paloverde" svg:height="1mm" svg:y="267.0mm" svg:x="235.5mm"/>
          <draw:rect svg:width="1mm" draw:style-name="paloverde" svg:height="1mm" svg:y="267.0mm" svg:x="237.0mm"/>
          <draw:rect svg:width="1mm" draw:style-name="paloverde" svg:height="1mm" svg:y="267.0mm" svg:x="238.5mm"/>
          <draw:rect svg:width="1mm" draw:style-name="paloverde" svg:height="1mm" svg:y="267.0mm" svg:x="240.0mm"/>
          <draw:rect svg:width="1mm" draw:style-name="paloverde" svg:height="1mm" svg:y="267.0mm" svg:x="241.5mm"/>
          <draw:rect svg:width="1mm" draw:style-name="paloverde" svg:height="1mm" svg:y="267.0mm" svg:x="243.0mm"/>
          <draw:rect svg:width="1mm" draw:style-name="paloverde" svg:height="1mm" svg:y="267.0mm" svg:x="244.5mm"/>
          <draw:rect svg:width="1mm" draw:style-name="paloverde" svg:height="1mm" svg:y="267.0mm" svg:x="246.0mm"/>
          <draw:frame svg:width="60mm" draw:style-name="texto" svg:height="10mm" svg:y="206.5mm" svg:x="255.5mm">
            <draw:text-box>
              <text:p>1000 millones de USD = </text:p>
            </draw:text-box>
          </draw:frame>
        </draw:g>
        <draw:g>
          <draw:rect svg:width="1mm" draw:style-name="billon" svg:height="1mm" svg:y="208.5mm" svg:x="293.0mm"/>
          <draw:frame svg:width="60mm" draw:style-name="texto" svg:height="10mm" svg:y="206.5mm" svg:x="338.5mm">
            <draw:text-box>
              <text:p/>
            </draw:text-box>
          </draw:frame>
        </draw:g>
        <draw:g>
          <draw:rect svg:width="1mm" draw:style-name="billon" svg:height="1mm" svg:y="40.0mm" svg:x="320.0mm"/>
          <draw:frame svg:width="60mm" draw:style-name="texto" svg:height="10mm" svg:y="38mm" svg:x="365.5mm">
            <draw:text-box>
              <text:p>1000 millones de USD</text:p>
            </draw:text-box>
          </draw:frame>
        </draw:g>
        <draw:g>
          <draw:rect svg:width="1mm" draw:style-name="billon" svg:height="1mm" svg:y="44.0mm" svg:x="320.0mm"/>
          <draw:frame svg:width="60mm" draw:style-name="texto" svg:height="10mm" svg:y="42.0mm" svg:x="365.5mm">
            <draw:text-box>
              <text:p>Aporte anual de Codelco</text:p>
            </draw:text-box>
          </draw:frame>
        </draw:g>
        <draw:g>
          <draw:rect svg:width="1mm" draw:style-name="billon" svg:height="1mm" svg:y="48.0mm" svg:x="320.0mm"/>
          <draw:frame svg:width="60mm" draw:style-name="texto" svg:height="10mm" svg:y="46.0mm" svg:x="365.5mm">
            <draw:text-box>
              <text:p>Costo anual licitación Junaeb</text:p>
            </draw:text-box>
          </draw:frame>
        </draw:g>
        <draw:g>
          <draw:rect svg:width="1mm" draw:style-name="billon" svg:height="1mm" svg:y="52.0mm" svg:x="320.0mm"/>
          <draw:rect svg:width="1mm" draw:style-name="billon" svg:height="1mm" svg:y="52.0mm" svg:x="321.5mm"/>
          <draw:rect svg:width="1mm" draw:style-name="billon" svg:height="1mm" svg:y="52.0mm" svg:x="323.0mm"/>
          <draw:frame svg:width="60mm" draw:style-name="texto" svg:height="10mm" svg:y="50.0mm" svg:x="365.5mm">
            <draw:text-box>
              <text:p>Patrimonio de Ponce Lerou</text:p>
            </draw:text-box>
          </draw:frame>
        </draw:g>
        <draw:g>
          <draw:rect svg:width="1mm" draw:style-name="billon" svg:height="1mm" svg:y="56.0mm" svg:x="320.0mm"/>
          <draw:rect svg:width="1mm" draw:style-name="billon" svg:height="1mm" svg:y="56.0mm" svg:x="321.5mm"/>
          <draw:rect svg:width="1mm" draw:style-name="billon" svg:height="1mm" svg:y="56.0mm" svg:x="323.0mm"/>
          <draw:frame svg:width="60mm" draw:style-name="texto" svg:height="10mm" svg:y="54.0mm" svg:x="365.5mm">
            <draw:text-box>
              <text:p>Costo anual Gratuidad educación superior</text:p>
            </draw:text-box>
          </draw:frame>
        </draw:g>
        <draw:g>
          <draw:rect svg:width="1mm" draw:style-name="billon" svg:height="1mm" svg:y="60.0mm" svg:x="320.0mm"/>
          <draw:rect svg:width="1mm" draw:style-name="billon" svg:height="1mm" svg:y="60.0mm" svg:x="321.5mm"/>
          <draw:rect svg:width="1mm" draw:style-name="billon" svg:height="1mm" svg:y="60.0mm" svg:x="323.0mm"/>
          <draw:rect svg:width="1mm" draw:style-name="billon" svg:height="1mm" svg:y="60.0mm" svg:x="324.5mm"/>
          <draw:frame svg:width="60mm" draw:style-name="texto" svg:height="10mm" svg:y="58.0mm" svg:x="365.5mm">
            <draw:text-box>
              <text:p>Costo anual reforma de pensiones Piñera</text:p>
            </draw:text-box>
          </draw:frame>
        </draw:g>
        <draw:g>
          <draw:rect svg:width="1mm" draw:style-name="billon" svg:height="1mm" svg:y="64.0mm" svg:x="320.0mm"/>
          <draw:rect svg:width="1mm" draw:style-name="billon" svg:height="1mm" svg:y="64.0mm" svg:x="321.5mm"/>
          <draw:rect svg:width="1mm" draw:style-name="billon" svg:height="1mm" svg:y="64.0mm" svg:x="323.0mm"/>
          <draw:rect svg:width="1mm" draw:style-name="billon" svg:height="1mm" svg:y="64.0mm" svg:x="324.5mm"/>
          <draw:frame svg:width="60mm" draw:style-name="texto" svg:height="10mm" svg:y="62.0mm" svg:x="365.5mm">
            <draw:text-box>
              <text:p>Patrimonio de Horst Paulmann</text:p>
            </draw:text-box>
          </draw:frame>
        </draw:g>
        <draw:g>
          <draw:rect svg:width="1mm" draw:style-name="billon" svg:height="1mm" svg:y="68.0mm" svg:x="320.0mm"/>
          <draw:rect svg:width="1mm" draw:style-name="billon" svg:height="1mm" svg:y="68.0mm" svg:x="321.5mm"/>
          <draw:rect svg:width="1mm" draw:style-name="billon" svg:height="1mm" svg:y="68.0mm" svg:x="323.0mm"/>
          <draw:rect svg:width="1mm" draw:style-name="billon" svg:height="1mm" svg:y="68.0mm" svg:x="324.5mm"/>
          <draw:rect svg:width="1mm" draw:style-name="billon" svg:height="1mm" svg:y="68.0mm" svg:x="326.0mm"/>
          <draw:rect svg:width="1mm" draw:style-name="billon" svg:height="1mm" svg:y="68.0mm" svg:x="327.5mm"/>
          <draw:rect svg:width="1mm" draw:style-name="billon" svg:height="1mm" svg:y="68.0mm" svg:x="329.0mm"/>
          <draw:rect svg:width="1mm" draw:style-name="billon" svg:height="1mm" svg:y="68.0mm" svg:x="330.5mm"/>
          <draw:rect svg:width="1mm" draw:style-name="billon" svg:height="1mm" svg:y="68.0mm" svg:x="332.0mm"/>
          <draw:rect svg:width="1mm" draw:style-name="billon" svg:height="1mm" svg:y="68.0mm" svg:x="333.5mm"/>
          <draw:rect svg:width="1mm" draw:style-name="billon" svg:height="1mm" svg:y="68.0mm" svg:x="335.0mm"/>
          <draw:rect svg:width="1mm" draw:style-name="billon" svg:height="1mm" svg:y="68.0mm" svg:x="336.5mm"/>
          <draw:rect svg:width="1mm" draw:style-name="billon" svg:height="1mm" svg:y="68.0mm" svg:x="338.0mm"/>
          <draw:rect svg:width="1mm" draw:style-name="billon" svg:height="1mm" svg:y="68.0mm" svg:x="339.5mm"/>
          <draw:frame svg:width="60mm" draw:style-name="texto" svg:height="10mm" svg:y="66.0mm" svg:x="365.5mm">
            <draw:text-box>
              <text:p>Patrimonio de Andronico Luksic</text:p>
            </draw:text-box>
          </draw:frame>
        </draw:g>
        <draw:g>
          <draw:rect svg:width="1mm" draw:style-name="billon" svg:height="1mm" svg:y="72.0mm" svg:x="320.0mm"/>
          <draw:rect svg:width="1mm" draw:style-name="billon" svg:height="1mm" svg:y="72.0mm" svg:x="321.5mm"/>
          <draw:rect svg:width="1mm" draw:style-name="billon" svg:height="1mm" svg:y="72.0mm" svg:x="323.0mm"/>
          <draw:rect svg:width="1mm" draw:style-name="billon" svg:height="1mm" svg:y="72.0mm" svg:x="324.5mm"/>
          <draw:rect svg:width="1mm" draw:style-name="billon" svg:height="1mm" svg:y="72.0mm" svg:x="326.0mm"/>
          <draw:rect svg:width="1mm" draw:style-name="billon" svg:height="1mm" svg:y="72.0mm" svg:x="327.5mm"/>
          <draw:rect svg:width="1mm" draw:style-name="billon" svg:height="1mm" svg:y="72.0mm" svg:x="329.0mm"/>
          <draw:rect svg:width="1mm" draw:style-name="billon" svg:height="1mm" svg:y="72.0mm" svg:x="330.5mm"/>
          <draw:rect svg:width="1mm" draw:style-name="billon" svg:height="1mm" svg:y="72.0mm" svg:x="332.0mm"/>
          <draw:rect svg:width="1mm" draw:style-name="billon" svg:height="1mm" svg:y="72.0mm" svg:x="333.5mm"/>
          <draw:rect svg:width="1mm" draw:style-name="billon" svg:height="1mm" svg:y="72.0mm" svg:x="335.0mm"/>
          <draw:rect svg:width="1mm" draw:style-name="billon" svg:height="1mm" svg:y="72.0mm" svg:x="336.5mm"/>
          <draw:rect svg:width="1mm" draw:style-name="billon" svg:height="1mm" svg:y="72.0mm" svg:x="338.0mm"/>
          <draw:rect svg:width="1mm" draw:style-name="billon" svg:height="1mm" svg:y="72.0mm" svg:x="339.5mm"/>
          <draw:rect svg:width="1mm" draw:style-name="billon" svg:height="1mm" svg:y="72.0mm" svg:x="341.0mm"/>
          <draw:rect svg:width="1mm" draw:style-name="billon" svg:height="1mm" svg:y="72.0mm" svg:x="342.5mm"/>
          <draw:rect svg:width="1mm" draw:style-name="billon" svg:height="1mm" svg:y="72.0mm" svg:x="344.0mm"/>
          <draw:rect svg:width="1mm" draw:style-name="billon" svg:height="1mm" svg:y="72.0mm" svg:x="345.5mm"/>
          <draw:rect svg:width="1mm" draw:style-name="billon" svg:height="1mm" svg:y="72.0mm" svg:x="347.0mm"/>
          <draw:rect svg:width="1mm" draw:style-name="billon" svg:height="1mm" svg:y="72.0mm" svg:x="348.5mm"/>
          <draw:rect svg:width="1mm" draw:style-name="billon" svg:height="1mm" svg:y="72.0mm" svg:x="350.0mm"/>
          <draw:rect svg:width="1mm" draw:style-name="billon" svg:height="1mm" svg:y="72.0mm" svg:x="351.5mm"/>
          <draw:rect svg:width="1mm" draw:style-name="billon" svg:height="1mm" svg:y="72.0mm" svg:x="353.0mm"/>
          <draw:rect svg:width="1mm" draw:style-name="billon" svg:height="1mm" svg:y="72.0mm" svg:x="354.5mm"/>
          <draw:rect svg:width="1mm" draw:style-name="billon" svg:height="1mm" svg:y="72.0mm" svg:x="356.0mm"/>
          <draw:rect svg:width="1mm" draw:style-name="billon" svg:height="1mm" svg:y="73.5mm" svg:x="320.0mm"/>
          <draw:rect svg:width="1mm" draw:style-name="billon" svg:height="1mm" svg:y="73.5mm" svg:x="321.5mm"/>
          <draw:rect svg:width="1mm" draw:style-name="billon" svg:height="1mm" svg:y="73.5mm" svg:x="323.0mm"/>
          <draw:rect svg:width="1mm" draw:style-name="billon" svg:height="1mm" svg:y="73.5mm" svg:x="324.5mm"/>
          <draw:rect svg:width="1mm" draw:style-name="billon" svg:height="1mm" svg:y="73.5mm" svg:x="326.0mm"/>
          <draw:rect svg:width="1mm" draw:style-name="billon" svg:height="1mm" svg:y="73.5mm" svg:x="327.5mm"/>
          <draw:rect svg:width="1mm" draw:style-name="billon" svg:height="1mm" svg:y="73.5mm" svg:x="329.0mm"/>
          <draw:rect svg:width="1mm" draw:style-name="billon" svg:height="1mm" svg:y="73.5mm" svg:x="330.5mm"/>
          <draw:rect svg:width="1mm" draw:style-name="billon" svg:height="1mm" svg:y="73.5mm" svg:x="332.0mm"/>
          <draw:rect svg:width="1mm" draw:style-name="billon" svg:height="1mm" svg:y="73.5mm" svg:x="333.5mm"/>
          <draw:rect svg:width="1mm" draw:style-name="billon" svg:height="1mm" svg:y="73.5mm" svg:x="335.0mm"/>
          <draw:rect svg:width="1mm" draw:style-name="billon" svg:height="1mm" svg:y="73.5mm" svg:x="336.5mm"/>
          <draw:rect svg:width="1mm" draw:style-name="billon" svg:height="1mm" svg:y="73.5mm" svg:x="338.0mm"/>
          <draw:rect svg:width="1mm" draw:style-name="billon" svg:height="1mm" svg:y="73.5mm" svg:x="339.5mm"/>
          <draw:rect svg:width="1mm" draw:style-name="billon" svg:height="1mm" svg:y="73.5mm" svg:x="341.0mm"/>
          <draw:rect svg:width="1mm" draw:style-name="billon" svg:height="1mm" svg:y="73.5mm" svg:x="342.5mm"/>
          <draw:rect svg:width="1mm" draw:style-name="billon" svg:height="1mm" svg:y="73.5mm" svg:x="344.0mm"/>
          <draw:rect svg:width="1mm" draw:style-name="billon" svg:height="1mm" svg:y="73.5mm" svg:x="345.5mm"/>
          <draw:rect svg:width="1mm" draw:style-name="billon" svg:height="1mm" svg:y="73.5mm" svg:x="347.0mm"/>
          <draw:rect svg:width="1mm" draw:style-name="billon" svg:height="1mm" svg:y="73.5mm" svg:x="348.5mm"/>
          <draw:rect svg:width="1mm" draw:style-name="billon" svg:height="1mm" svg:y="73.5mm" svg:x="350.0mm"/>
          <draw:rect svg:width="1mm" draw:style-name="billon" svg:height="1mm" svg:y="73.5mm" svg:x="351.5mm"/>
          <draw:rect svg:width="1mm" draw:style-name="billon" svg:height="1mm" svg:y="73.5mm" svg:x="353.0mm"/>
          <draw:rect svg:width="1mm" draw:style-name="billon" svg:height="1mm" svg:y="73.5mm" svg:x="354.5mm"/>
          <draw:rect svg:width="1mm" draw:style-name="billon" svg:height="1mm" svg:y="73.5mm" svg:x="356.0mm"/>
          <draw:rect svg:width="1mm" draw:style-name="billon" svg:height="1mm" svg:y="75.0mm" svg:x="320.0mm"/>
          <draw:rect svg:width="1mm" draw:style-name="billon" svg:height="1mm" svg:y="75.0mm" svg:x="321.5mm"/>
          <draw:rect svg:width="1mm" draw:style-name="billon" svg:height="1mm" svg:y="75.0mm" svg:x="323.0mm"/>
          <draw:rect svg:width="1mm" draw:style-name="billon" svg:height="1mm" svg:y="75.0mm" svg:x="324.5mm"/>
          <draw:rect svg:width="1mm" draw:style-name="billon" svg:height="1mm" svg:y="75.0mm" svg:x="326.0mm"/>
          <draw:rect svg:width="1mm" draw:style-name="billon" svg:height="1mm" svg:y="75.0mm" svg:x="327.5mm"/>
          <draw:rect svg:width="1mm" draw:style-name="billon" svg:height="1mm" svg:y="75.0mm" svg:x="329.0mm"/>
          <draw:rect svg:width="1mm" draw:style-name="billon" svg:height="1mm" svg:y="75.0mm" svg:x="330.5mm"/>
          <draw:rect svg:width="1mm" draw:style-name="billon" svg:height="1mm" svg:y="75.0mm" svg:x="332.0mm"/>
          <draw:rect svg:width="1mm" draw:style-name="billon" svg:height="1mm" svg:y="75.0mm" svg:x="333.5mm"/>
          <draw:frame svg:width="60mm" draw:style-name="texto" svg:height="10mm" svg:y="70.0mm" svg:x="365.5mm">
            <draw:text-box>
              <text:p>Gasto público anual del estado</text:p>
            </draw:text-box>
          </draw:frame>
        </draw:g>
        <draw:g>
          <draw:rect svg:width="1mm" draw:style-name="billon" svg:height="1mm" svg:y="79.0mm" svg:x="320.0mm"/>
          <draw:rect svg:width="1mm" draw:style-name="billon" svg:height="1mm" svg:y="79.0mm" svg:x="321.5mm"/>
          <draw:rect svg:width="1mm" draw:style-name="billon" svg:height="1mm" svg:y="79.0mm" svg:x="323.0mm"/>
          <draw:rect svg:width="1mm" draw:style-name="billon" svg:height="1mm" svg:y="79.0mm" svg:x="324.5mm"/>
          <draw:rect svg:width="1mm" draw:style-name="billon" svg:height="1mm" svg:y="79.0mm" svg:x="326.0mm"/>
          <draw:rect svg:width="1mm" draw:style-name="billon" svg:height="1mm" svg:y="79.0mm" svg:x="327.5mm"/>
          <draw:rect svg:width="1mm" draw:style-name="billon" svg:height="1mm" svg:y="79.0mm" svg:x="329.0mm"/>
          <draw:rect svg:width="1mm" draw:style-name="billon" svg:height="1mm" svg:y="79.0mm" svg:x="330.5mm"/>
          <draw:rect svg:width="1mm" draw:style-name="billon" svg:height="1mm" svg:y="79.0mm" svg:x="332.0mm"/>
          <draw:rect svg:width="1mm" draw:style-name="billon" svg:height="1mm" svg:y="79.0mm" svg:x="333.5mm"/>
          <draw:rect svg:width="1mm" draw:style-name="billon" svg:height="1mm" svg:y="79.0mm" svg:x="335.0mm"/>
          <draw:rect svg:width="1mm" draw:style-name="billon" svg:height="1mm" svg:y="79.0mm" svg:x="336.5mm"/>
          <draw:rect svg:width="1mm" draw:style-name="billon" svg:height="1mm" svg:y="79.0mm" svg:x="338.0mm"/>
          <draw:rect svg:width="1mm" draw:style-name="billon" svg:height="1mm" svg:y="79.0mm" svg:x="339.5mm"/>
          <draw:rect svg:width="1mm" draw:style-name="billon" svg:height="1mm" svg:y="79.0mm" svg:x="341.0mm"/>
          <draw:rect svg:width="1mm" draw:style-name="billon" svg:height="1mm" svg:y="79.0mm" svg:x="342.5mm"/>
          <draw:rect svg:width="1mm" draw:style-name="billon" svg:height="1mm" svg:y="79.0mm" svg:x="344.0mm"/>
          <draw:rect svg:width="1mm" draw:style-name="billon" svg:height="1mm" svg:y="79.0mm" svg:x="345.5mm"/>
          <draw:rect svg:width="1mm" draw:style-name="billon" svg:height="1mm" svg:y="79.0mm" svg:x="347.0mm"/>
          <draw:rect svg:width="1mm" draw:style-name="billon" svg:height="1mm" svg:y="79.0mm" svg:x="348.5mm"/>
          <draw:rect svg:width="1mm" draw:style-name="billon" svg:height="1mm" svg:y="79.0mm" svg:x="350.0mm"/>
          <draw:rect svg:width="1mm" draw:style-name="billon" svg:height="1mm" svg:y="79.0mm" svg:x="351.5mm"/>
          <draw:rect svg:width="1mm" draw:style-name="billon" svg:height="1mm" svg:y="79.0mm" svg:x="353.0mm"/>
          <draw:rect svg:width="1mm" draw:style-name="billon" svg:height="1mm" svg:y="79.0mm" svg:x="354.5mm"/>
          <draw:rect svg:width="1mm" draw:style-name="billon" svg:height="1mm" svg:y="79.0mm" svg:x="356.0mm"/>
          <draw:rect svg:width="1mm" draw:style-name="billon" svg:height="1mm" svg:y="80.5mm" svg:x="320.0mm"/>
          <draw:rect svg:width="1mm" draw:style-name="billon" svg:height="1mm" svg:y="80.5mm" svg:x="321.5mm"/>
          <draw:rect svg:width="1mm" draw:style-name="billon" svg:height="1mm" svg:y="80.5mm" svg:x="323.0mm"/>
          <draw:rect svg:width="1mm" draw:style-name="billon" svg:height="1mm" svg:y="80.5mm" svg:x="324.5mm"/>
          <draw:rect svg:width="1mm" draw:style-name="billon" svg:height="1mm" svg:y="80.5mm" svg:x="326.0mm"/>
          <draw:rect svg:width="1mm" draw:style-name="billon" svg:height="1mm" svg:y="80.5mm" svg:x="327.5mm"/>
          <draw:rect svg:width="1mm" draw:style-name="billon" svg:height="1mm" svg:y="80.5mm" svg:x="329.0mm"/>
          <draw:rect svg:width="1mm" draw:style-name="billon" svg:height="1mm" svg:y="80.5mm" svg:x="330.5mm"/>
          <draw:rect svg:width="1mm" draw:style-name="billon" svg:height="1mm" svg:y="80.5mm" svg:x="332.0mm"/>
          <draw:rect svg:width="1mm" draw:style-name="billon" svg:height="1mm" svg:y="80.5mm" svg:x="333.5mm"/>
          <draw:rect svg:width="1mm" draw:style-name="billon" svg:height="1mm" svg:y="80.5mm" svg:x="335.0mm"/>
          <draw:rect svg:width="1mm" draw:style-name="billon" svg:height="1mm" svg:y="80.5mm" svg:x="336.5mm"/>
          <draw:rect svg:width="1mm" draw:style-name="billon" svg:height="1mm" svg:y="80.5mm" svg:x="338.0mm"/>
          <draw:rect svg:width="1mm" draw:style-name="billon" svg:height="1mm" svg:y="80.5mm" svg:x="339.5mm"/>
          <draw:rect svg:width="1mm" draw:style-name="billon" svg:height="1mm" svg:y="80.5mm" svg:x="341.0mm"/>
          <draw:rect svg:width="1mm" draw:style-name="billon" svg:height="1mm" svg:y="80.5mm" svg:x="342.5mm"/>
          <draw:rect svg:width="1mm" draw:style-name="billon" svg:height="1mm" svg:y="80.5mm" svg:x="344.0mm"/>
          <draw:rect svg:width="1mm" draw:style-name="billon" svg:height="1mm" svg:y="80.5mm" svg:x="345.5mm"/>
          <draw:rect svg:width="1mm" draw:style-name="billon" svg:height="1mm" svg:y="80.5mm" svg:x="347.0mm"/>
          <draw:rect svg:width="1mm" draw:style-name="billon" svg:height="1mm" svg:y="80.5mm" svg:x="348.5mm"/>
          <draw:rect svg:width="1mm" draw:style-name="billon" svg:height="1mm" svg:y="80.5mm" svg:x="350.0mm"/>
          <draw:rect svg:width="1mm" draw:style-name="billon" svg:height="1mm" svg:y="80.5mm" svg:x="351.5mm"/>
          <draw:rect svg:width="1mm" draw:style-name="billon" svg:height="1mm" svg:y="80.5mm" svg:x="353.0mm"/>
          <draw:rect svg:width="1mm" draw:style-name="billon" svg:height="1mm" svg:y="80.5mm" svg:x="354.5mm"/>
          <draw:rect svg:width="1mm" draw:style-name="billon" svg:height="1mm" svg:y="80.5mm" svg:x="356.0mm"/>
          <draw:rect svg:width="1mm" draw:style-name="billon" svg:height="1mm" svg:y="82.0mm" svg:x="320.0mm"/>
          <draw:rect svg:width="1mm" draw:style-name="billon" svg:height="1mm" svg:y="82.0mm" svg:x="321.5mm"/>
          <draw:rect svg:width="1mm" draw:style-name="billon" svg:height="1mm" svg:y="82.0mm" svg:x="323.0mm"/>
          <draw:rect svg:width="1mm" draw:style-name="billon" svg:height="1mm" svg:y="82.0mm" svg:x="324.5mm"/>
          <draw:rect svg:width="1mm" draw:style-name="billon" svg:height="1mm" svg:y="82.0mm" svg:x="326.0mm"/>
          <draw:rect svg:width="1mm" draw:style-name="billon" svg:height="1mm" svg:y="82.0mm" svg:x="327.5mm"/>
          <draw:rect svg:width="1mm" draw:style-name="billon" svg:height="1mm" svg:y="82.0mm" svg:x="329.0mm"/>
          <draw:rect svg:width="1mm" draw:style-name="billon" svg:height="1mm" svg:y="82.0mm" svg:x="330.5mm"/>
          <draw:rect svg:width="1mm" draw:style-name="billon" svg:height="1mm" svg:y="82.0mm" svg:x="332.0mm"/>
          <draw:rect svg:width="1mm" draw:style-name="billon" svg:height="1mm" svg:y="82.0mm" svg:x="333.5mm"/>
          <draw:rect svg:width="1mm" draw:style-name="billon" svg:height="1mm" svg:y="82.0mm" svg:x="335.0mm"/>
          <draw:rect svg:width="1mm" draw:style-name="billon" svg:height="1mm" svg:y="82.0mm" svg:x="336.5mm"/>
          <draw:rect svg:width="1mm" draw:style-name="billon" svg:height="1mm" svg:y="82.0mm" svg:x="338.0mm"/>
          <draw:rect svg:width="1mm" draw:style-name="billon" svg:height="1mm" svg:y="82.0mm" svg:x="339.5mm"/>
          <draw:rect svg:width="1mm" draw:style-name="billon" svg:height="1mm" svg:y="82.0mm" svg:x="341.0mm"/>
          <draw:rect svg:width="1mm" draw:style-name="billon" svg:height="1mm" svg:y="82.0mm" svg:x="342.5mm"/>
          <draw:rect svg:width="1mm" draw:style-name="billon" svg:height="1mm" svg:y="82.0mm" svg:x="344.0mm"/>
          <draw:rect svg:width="1mm" draw:style-name="billon" svg:height="1mm" svg:y="82.0mm" svg:x="345.5mm"/>
          <draw:rect svg:width="1mm" draw:style-name="billon" svg:height="1mm" svg:y="82.0mm" svg:x="347.0mm"/>
          <draw:rect svg:width="1mm" draw:style-name="billon" svg:height="1mm" svg:y="82.0mm" svg:x="348.5mm"/>
          <draw:rect svg:width="1mm" draw:style-name="billon" svg:height="1mm" svg:y="82.0mm" svg:x="350.0mm"/>
          <draw:rect svg:width="1mm" draw:style-name="billon" svg:height="1mm" svg:y="82.0mm" svg:x="351.5mm"/>
          <draw:rect svg:width="1mm" draw:style-name="billon" svg:height="1mm" svg:y="82.0mm" svg:x="353.0mm"/>
          <draw:rect svg:width="1mm" draw:style-name="billon" svg:height="1mm" svg:y="82.0mm" svg:x="354.5mm"/>
          <draw:rect svg:width="1mm" draw:style-name="billon" svg:height="1mm" svg:y="82.0mm" svg:x="356.0mm"/>
          <draw:rect svg:width="1mm" draw:style-name="billon" svg:height="1mm" svg:y="83.5mm" svg:x="320.0mm"/>
          <draw:rect svg:width="1mm" draw:style-name="billon" svg:height="1mm" svg:y="83.5mm" svg:x="321.5mm"/>
          <draw:rect svg:width="1mm" draw:style-name="billon" svg:height="1mm" svg:y="83.5mm" svg:x="323.0mm"/>
          <draw:rect svg:width="1mm" draw:style-name="billon" svg:height="1mm" svg:y="83.5mm" svg:x="324.5mm"/>
          <draw:rect svg:width="1mm" draw:style-name="billon" svg:height="1mm" svg:y="83.5mm" svg:x="326.0mm"/>
          <draw:rect svg:width="1mm" draw:style-name="billon" svg:height="1mm" svg:y="83.5mm" svg:x="327.5mm"/>
          <draw:rect svg:width="1mm" draw:style-name="billon" svg:height="1mm" svg:y="83.5mm" svg:x="329.0mm"/>
          <draw:rect svg:width="1mm" draw:style-name="billon" svg:height="1mm" svg:y="83.5mm" svg:x="330.5mm"/>
          <draw:rect svg:width="1mm" draw:style-name="billon" svg:height="1mm" svg:y="83.5mm" svg:x="332.0mm"/>
          <draw:rect svg:width="1mm" draw:style-name="billon" svg:height="1mm" svg:y="83.5mm" svg:x="333.5mm"/>
          <draw:rect svg:width="1mm" draw:style-name="billon" svg:height="1mm" svg:y="83.5mm" svg:x="335.0mm"/>
          <draw:rect svg:width="1mm" draw:style-name="billon" svg:height="1mm" svg:y="83.5mm" svg:x="336.5mm"/>
          <draw:rect svg:width="1mm" draw:style-name="billon" svg:height="1mm" svg:y="83.5mm" svg:x="338.0mm"/>
          <draw:rect svg:width="1mm" draw:style-name="billon" svg:height="1mm" svg:y="83.5mm" svg:x="339.5mm"/>
          <draw:rect svg:width="1mm" draw:style-name="billon" svg:height="1mm" svg:y="83.5mm" svg:x="341.0mm"/>
          <draw:rect svg:width="1mm" draw:style-name="billon" svg:height="1mm" svg:y="83.5mm" svg:x="342.5mm"/>
          <draw:rect svg:width="1mm" draw:style-name="billon" svg:height="1mm" svg:y="83.5mm" svg:x="344.0mm"/>
          <draw:rect svg:width="1mm" draw:style-name="billon" svg:height="1mm" svg:y="83.5mm" svg:x="345.5mm"/>
          <draw:rect svg:width="1mm" draw:style-name="billon" svg:height="1mm" svg:y="83.5mm" svg:x="347.0mm"/>
          <draw:rect svg:width="1mm" draw:style-name="billon" svg:height="1mm" svg:y="83.5mm" svg:x="348.5mm"/>
          <draw:rect svg:width="1mm" draw:style-name="billon" svg:height="1mm" svg:y="83.5mm" svg:x="350.0mm"/>
          <draw:rect svg:width="1mm" draw:style-name="billon" svg:height="1mm" svg:y="83.5mm" svg:x="351.5mm"/>
          <draw:rect svg:width="1mm" draw:style-name="billon" svg:height="1mm" svg:y="83.5mm" svg:x="353.0mm"/>
          <draw:rect svg:width="1mm" draw:style-name="billon" svg:height="1mm" svg:y="83.5mm" svg:x="354.5mm"/>
          <draw:rect svg:width="1mm" draw:style-name="billon" svg:height="1mm" svg:y="83.5mm" svg:x="356.0mm"/>
          <draw:rect svg:width="1mm" draw:style-name="billon" svg:height="1mm" svg:y="85.0mm" svg:x="320.0mm"/>
          <draw:rect svg:width="1mm" draw:style-name="billon" svg:height="1mm" svg:y="85.0mm" svg:x="321.5mm"/>
          <draw:rect svg:width="1mm" draw:style-name="billon" svg:height="1mm" svg:y="85.0mm" svg:x="323.0mm"/>
          <draw:rect svg:width="1mm" draw:style-name="billon" svg:height="1mm" svg:y="85.0mm" svg:x="324.5mm"/>
          <draw:rect svg:width="1mm" draw:style-name="billon" svg:height="1mm" svg:y="85.0mm" svg:x="326.0mm"/>
          <draw:rect svg:width="1mm" draw:style-name="billon" svg:height="1mm" svg:y="85.0mm" svg:x="327.5mm"/>
          <draw:rect svg:width="1mm" draw:style-name="billon" svg:height="1mm" svg:y="85.0mm" svg:x="329.0mm"/>
          <draw:rect svg:width="1mm" draw:style-name="billon" svg:height="1mm" svg:y="85.0mm" svg:x="330.5mm"/>
          <draw:rect svg:width="1mm" draw:style-name="billon" svg:height="1mm" svg:y="85.0mm" svg:x="332.0mm"/>
          <draw:rect svg:width="1mm" draw:style-name="billon" svg:height="1mm" svg:y="85.0mm" svg:x="333.5mm"/>
          <draw:rect svg:width="1mm" draw:style-name="billon" svg:height="1mm" svg:y="85.0mm" svg:x="335.0mm"/>
          <draw:rect svg:width="1mm" draw:style-name="billon" svg:height="1mm" svg:y="85.0mm" svg:x="336.5mm"/>
          <draw:rect svg:width="1mm" draw:style-name="billon" svg:height="1mm" svg:y="85.0mm" svg:x="338.0mm"/>
          <draw:rect svg:width="1mm" draw:style-name="billon" svg:height="1mm" svg:y="85.0mm" svg:x="339.5mm"/>
          <draw:rect svg:width="1mm" draw:style-name="billon" svg:height="1mm" svg:y="85.0mm" svg:x="341.0mm"/>
          <draw:rect svg:width="1mm" draw:style-name="billon" svg:height="1mm" svg:y="85.0mm" svg:x="342.5mm"/>
          <draw:rect svg:width="1mm" draw:style-name="billon" svg:height="1mm" svg:y="85.0mm" svg:x="344.0mm"/>
          <draw:rect svg:width="1mm" draw:style-name="billon" svg:height="1mm" svg:y="85.0mm" svg:x="345.5mm"/>
          <draw:rect svg:width="1mm" draw:style-name="billon" svg:height="1mm" svg:y="85.0mm" svg:x="347.0mm"/>
          <draw:rect svg:width="1mm" draw:style-name="billon" svg:height="1mm" svg:y="85.0mm" svg:x="348.5mm"/>
          <draw:rect svg:width="1mm" draw:style-name="billon" svg:height="1mm" svg:y="85.0mm" svg:x="350.0mm"/>
          <draw:rect svg:width="1mm" draw:style-name="billon" svg:height="1mm" svg:y="85.0mm" svg:x="351.5mm"/>
          <draw:rect svg:width="1mm" draw:style-name="billon" svg:height="1mm" svg:y="85.0mm" svg:x="353.0mm"/>
          <draw:rect svg:width="1mm" draw:style-name="billon" svg:height="1mm" svg:y="85.0mm" svg:x="354.5mm"/>
          <draw:rect svg:width="1mm" draw:style-name="billon" svg:height="1mm" svg:y="85.0mm" svg:x="356.0mm"/>
          <draw:rect svg:width="1mm" draw:style-name="billon" svg:height="1mm" svg:y="86.5mm" svg:x="320.0mm"/>
          <draw:rect svg:width="1mm" draw:style-name="billon" svg:height="1mm" svg:y="86.5mm" svg:x="321.5mm"/>
          <draw:rect svg:width="1mm" draw:style-name="billon" svg:height="1mm" svg:y="86.5mm" svg:x="323.0mm"/>
          <draw:rect svg:width="1mm" draw:style-name="billon" svg:height="1mm" svg:y="86.5mm" svg:x="324.5mm"/>
          <draw:rect svg:width="1mm" draw:style-name="billon" svg:height="1mm" svg:y="86.5mm" svg:x="326.0mm"/>
          <draw:rect svg:width="1mm" draw:style-name="billon" svg:height="1mm" svg:y="86.5mm" svg:x="327.5mm"/>
          <draw:rect svg:width="1mm" draw:style-name="billon" svg:height="1mm" svg:y="86.5mm" svg:x="329.0mm"/>
          <draw:rect svg:width="1mm" draw:style-name="billon" svg:height="1mm" svg:y="86.5mm" svg:x="330.5mm"/>
          <draw:rect svg:width="1mm" draw:style-name="billon" svg:height="1mm" svg:y="86.5mm" svg:x="332.0mm"/>
          <draw:rect svg:width="1mm" draw:style-name="billon" svg:height="1mm" svg:y="86.5mm" svg:x="333.5mm"/>
          <draw:rect svg:width="1mm" draw:style-name="billon" svg:height="1mm" svg:y="86.5mm" svg:x="335.0mm"/>
          <draw:rect svg:width="1mm" draw:style-name="billon" svg:height="1mm" svg:y="86.5mm" svg:x="336.5mm"/>
          <draw:rect svg:width="1mm" draw:style-name="billon" svg:height="1mm" svg:y="86.5mm" svg:x="338.0mm"/>
          <draw:rect svg:width="1mm" draw:style-name="billon" svg:height="1mm" svg:y="86.5mm" svg:x="339.5mm"/>
          <draw:rect svg:width="1mm" draw:style-name="billon" svg:height="1mm" svg:y="86.5mm" svg:x="341.0mm"/>
          <draw:rect svg:width="1mm" draw:style-name="billon" svg:height="1mm" svg:y="86.5mm" svg:x="342.5mm"/>
          <draw:rect svg:width="1mm" draw:style-name="billon" svg:height="1mm" svg:y="86.5mm" svg:x="344.0mm"/>
          <draw:rect svg:width="1mm" draw:style-name="billon" svg:height="1mm" svg:y="86.5mm" svg:x="345.5mm"/>
          <draw:rect svg:width="1mm" draw:style-name="billon" svg:height="1mm" svg:y="86.5mm" svg:x="347.0mm"/>
          <draw:rect svg:width="1mm" draw:style-name="billon" svg:height="1mm" svg:y="86.5mm" svg:x="348.5mm"/>
          <draw:rect svg:width="1mm" draw:style-name="billon" svg:height="1mm" svg:y="86.5mm" svg:x="350.0mm"/>
          <draw:rect svg:width="1mm" draw:style-name="billon" svg:height="1mm" svg:y="86.5mm" svg:x="351.5mm"/>
          <draw:rect svg:width="1mm" draw:style-name="billon" svg:height="1mm" svg:y="86.5mm" svg:x="353.0mm"/>
          <draw:rect svg:width="1mm" draw:style-name="billon" svg:height="1mm" svg:y="86.5mm" svg:x="354.5mm"/>
          <draw:rect svg:width="1mm" draw:style-name="billon" svg:height="1mm" svg:y="86.5mm" svg:x="356.0mm"/>
          <draw:frame svg:width="60mm" draw:style-name="texto" svg:height="10mm" svg:y="77.0mm" svg:x="365.5mm">
            <draw:text-box>
              <text:p>Patrimonio de Jeff Bezos</text:p>
            </draw:text-box>
          </draw:frame>
        </draw:g>
        <draw:g>
          <draw:rect svg:width="1mm" draw:style-name="billon" svg:height="1mm" svg:y="92.0mm" svg:x="320.0mm"/>
          <draw:rect svg:width="1mm" draw:style-name="billon" svg:height="1mm" svg:y="92.0mm" svg:x="321.5mm"/>
          <draw:rect svg:width="1mm" draw:style-name="billon" svg:height="1mm" svg:y="92.0mm" svg:x="323.0mm"/>
          <draw:rect svg:width="1mm" draw:style-name="billon" svg:height="1mm" svg:y="92.0mm" svg:x="324.5mm"/>
          <draw:rect svg:width="1mm" draw:style-name="billon" svg:height="1mm" svg:y="92.0mm" svg:x="326.0mm"/>
          <draw:rect svg:width="1mm" draw:style-name="billon" svg:height="1mm" svg:y="92.0mm" svg:x="327.5mm"/>
          <draw:rect svg:width="1mm" draw:style-name="billon" svg:height="1mm" svg:y="92.0mm" svg:x="329.0mm"/>
          <draw:rect svg:width="1mm" draw:style-name="billon" svg:height="1mm" svg:y="92.0mm" svg:x="330.5mm"/>
          <draw:rect svg:width="1mm" draw:style-name="billon" svg:height="1mm" svg:y="92.0mm" svg:x="332.0mm"/>
          <draw:rect svg:width="1mm" draw:style-name="billon" svg:height="1mm" svg:y="92.0mm" svg:x="333.5mm"/>
          <draw:rect svg:width="1mm" draw:style-name="billon" svg:height="1mm" svg:y="92.0mm" svg:x="335.0mm"/>
          <draw:rect svg:width="1mm" draw:style-name="billon" svg:height="1mm" svg:y="92.0mm" svg:x="336.5mm"/>
          <draw:rect svg:width="1mm" draw:style-name="billon" svg:height="1mm" svg:y="92.0mm" svg:x="338.0mm"/>
          <draw:rect svg:width="1mm" draw:style-name="billon" svg:height="1mm" svg:y="92.0mm" svg:x="339.5mm"/>
          <draw:rect svg:width="1mm" draw:style-name="billon" svg:height="1mm" svg:y="92.0mm" svg:x="341.0mm"/>
          <draw:rect svg:width="1mm" draw:style-name="billon" svg:height="1mm" svg:y="92.0mm" svg:x="342.5mm"/>
          <draw:rect svg:width="1mm" draw:style-name="billon" svg:height="1mm" svg:y="92.0mm" svg:x="344.0mm"/>
          <draw:rect svg:width="1mm" draw:style-name="billon" svg:height="1mm" svg:y="92.0mm" svg:x="345.5mm"/>
          <draw:rect svg:width="1mm" draw:style-name="billon" svg:height="1mm" svg:y="92.0mm" svg:x="347.0mm"/>
          <draw:rect svg:width="1mm" draw:style-name="billon" svg:height="1mm" svg:y="92.0mm" svg:x="348.5mm"/>
          <draw:rect svg:width="1mm" draw:style-name="billon" svg:height="1mm" svg:y="92.0mm" svg:x="350.0mm"/>
          <draw:rect svg:width="1mm" draw:style-name="billon" svg:height="1mm" svg:y="92.0mm" svg:x="351.5mm"/>
          <draw:rect svg:width="1mm" draw:style-name="billon" svg:height="1mm" svg:y="92.0mm" svg:x="353.0mm"/>
          <draw:rect svg:width="1mm" draw:style-name="billon" svg:height="1mm" svg:y="92.0mm" svg:x="354.5mm"/>
          <draw:rect svg:width="1mm" draw:style-name="billon" svg:height="1mm" svg:y="92.0mm" svg:x="356.0mm"/>
          <draw:rect svg:width="1mm" draw:style-name="billon" svg:height="1mm" svg:y="93.5mm" svg:x="320.0mm"/>
          <draw:rect svg:width="1mm" draw:style-name="billon" svg:height="1mm" svg:y="93.5mm" svg:x="321.5mm"/>
          <draw:rect svg:width="1mm" draw:style-name="billon" svg:height="1mm" svg:y="93.5mm" svg:x="323.0mm"/>
          <draw:rect svg:width="1mm" draw:style-name="billon" svg:height="1mm" svg:y="93.5mm" svg:x="324.5mm"/>
          <draw:rect svg:width="1mm" draw:style-name="billon" svg:height="1mm" svg:y="93.5mm" svg:x="326.0mm"/>
          <draw:rect svg:width="1mm" draw:style-name="billon" svg:height="1mm" svg:y="93.5mm" svg:x="327.5mm"/>
          <draw:rect svg:width="1mm" draw:style-name="billon" svg:height="1mm" svg:y="93.5mm" svg:x="329.0mm"/>
          <draw:rect svg:width="1mm" draw:style-name="billon" svg:height="1mm" svg:y="93.5mm" svg:x="330.5mm"/>
          <draw:rect svg:width="1mm" draw:style-name="billon" svg:height="1mm" svg:y="93.5mm" svg:x="332.0mm"/>
          <draw:rect svg:width="1mm" draw:style-name="billon" svg:height="1mm" svg:y="93.5mm" svg:x="333.5mm"/>
          <draw:rect svg:width="1mm" draw:style-name="billon" svg:height="1mm" svg:y="93.5mm" svg:x="335.0mm"/>
          <draw:rect svg:width="1mm" draw:style-name="billon" svg:height="1mm" svg:y="93.5mm" svg:x="336.5mm"/>
          <draw:rect svg:width="1mm" draw:style-name="billon" svg:height="1mm" svg:y="93.5mm" svg:x="338.0mm"/>
          <draw:rect svg:width="1mm" draw:style-name="billon" svg:height="1mm" svg:y="93.5mm" svg:x="339.5mm"/>
          <draw:rect svg:width="1mm" draw:style-name="billon" svg:height="1mm" svg:y="93.5mm" svg:x="341.0mm"/>
          <draw:rect svg:width="1mm" draw:style-name="billon" svg:height="1mm" svg:y="93.5mm" svg:x="342.5mm"/>
          <draw:rect svg:width="1mm" draw:style-name="billon" svg:height="1mm" svg:y="93.5mm" svg:x="344.0mm"/>
          <draw:rect svg:width="1mm" draw:style-name="billon" svg:height="1mm" svg:y="93.5mm" svg:x="345.5mm"/>
          <draw:rect svg:width="1mm" draw:style-name="billon" svg:height="1mm" svg:y="93.5mm" svg:x="347.0mm"/>
          <draw:rect svg:width="1mm" draw:style-name="billon" svg:height="1mm" svg:y="93.5mm" svg:x="348.5mm"/>
          <draw:rect svg:width="1mm" draw:style-name="billon" svg:height="1mm" svg:y="93.5mm" svg:x="350.0mm"/>
          <draw:rect svg:width="1mm" draw:style-name="billon" svg:height="1mm" svg:y="93.5mm" svg:x="351.5mm"/>
          <draw:rect svg:width="1mm" draw:style-name="billon" svg:height="1mm" svg:y="93.5mm" svg:x="353.0mm"/>
          <draw:rect svg:width="1mm" draw:style-name="billon" svg:height="1mm" svg:y="93.5mm" svg:x="354.5mm"/>
          <draw:rect svg:width="1mm" draw:style-name="billon" svg:height="1mm" svg:y="93.5mm" svg:x="356.0mm"/>
          <draw:rect svg:width="1mm" draw:style-name="billon" svg:height="1mm" svg:y="95.0mm" svg:x="320.0mm"/>
          <draw:rect svg:width="1mm" draw:style-name="billon" svg:height="1mm" svg:y="95.0mm" svg:x="321.5mm"/>
          <draw:rect svg:width="1mm" draw:style-name="billon" svg:height="1mm" svg:y="95.0mm" svg:x="323.0mm"/>
          <draw:rect svg:width="1mm" draw:style-name="billon" svg:height="1mm" svg:y="95.0mm" svg:x="324.5mm"/>
          <draw:rect svg:width="1mm" draw:style-name="billon" svg:height="1mm" svg:y="95.0mm" svg:x="326.0mm"/>
          <draw:rect svg:width="1mm" draw:style-name="billon" svg:height="1mm" svg:y="95.0mm" svg:x="327.5mm"/>
          <draw:rect svg:width="1mm" draw:style-name="billon" svg:height="1mm" svg:y="95.0mm" svg:x="329.0mm"/>
          <draw:rect svg:width="1mm" draw:style-name="billon" svg:height="1mm" svg:y="95.0mm" svg:x="330.5mm"/>
          <draw:rect svg:width="1mm" draw:style-name="billon" svg:height="1mm" svg:y="95.0mm" svg:x="332.0mm"/>
          <draw:rect svg:width="1mm" draw:style-name="billon" svg:height="1mm" svg:y="95.0mm" svg:x="333.5mm"/>
          <draw:rect svg:width="1mm" draw:style-name="billon" svg:height="1mm" svg:y="95.0mm" svg:x="335.0mm"/>
          <draw:rect svg:width="1mm" draw:style-name="billon" svg:height="1mm" svg:y="95.0mm" svg:x="336.5mm"/>
          <draw:rect svg:width="1mm" draw:style-name="billon" svg:height="1mm" svg:y="95.0mm" svg:x="338.0mm"/>
          <draw:rect svg:width="1mm" draw:style-name="billon" svg:height="1mm" svg:y="95.0mm" svg:x="339.5mm"/>
          <draw:rect svg:width="1mm" draw:style-name="billon" svg:height="1mm" svg:y="95.0mm" svg:x="341.0mm"/>
          <draw:rect svg:width="1mm" draw:style-name="billon" svg:height="1mm" svg:y="95.0mm" svg:x="342.5mm"/>
          <draw:rect svg:width="1mm" draw:style-name="billon" svg:height="1mm" svg:y="95.0mm" svg:x="344.0mm"/>
          <draw:rect svg:width="1mm" draw:style-name="billon" svg:height="1mm" svg:y="95.0mm" svg:x="345.5mm"/>
          <draw:rect svg:width="1mm" draw:style-name="billon" svg:height="1mm" svg:y="95.0mm" svg:x="347.0mm"/>
          <draw:rect svg:width="1mm" draw:style-name="billon" svg:height="1mm" svg:y="95.0mm" svg:x="348.5mm"/>
          <draw:rect svg:width="1mm" draw:style-name="billon" svg:height="1mm" svg:y="95.0mm" svg:x="350.0mm"/>
          <draw:rect svg:width="1mm" draw:style-name="billon" svg:height="1mm" svg:y="95.0mm" svg:x="351.5mm"/>
          <draw:rect svg:width="1mm" draw:style-name="billon" svg:height="1mm" svg:y="95.0mm" svg:x="353.0mm"/>
          <draw:rect svg:width="1mm" draw:style-name="billon" svg:height="1mm" svg:y="95.0mm" svg:x="354.5mm"/>
          <draw:rect svg:width="1mm" draw:style-name="billon" svg:height="1mm" svg:y="95.0mm" svg:x="356.0mm"/>
          <draw:rect svg:width="1mm" draw:style-name="billon" svg:height="1mm" svg:y="96.5mm" svg:x="320.0mm"/>
          <draw:rect svg:width="1mm" draw:style-name="billon" svg:height="1mm" svg:y="96.5mm" svg:x="321.5mm"/>
          <draw:rect svg:width="1mm" draw:style-name="billon" svg:height="1mm" svg:y="96.5mm" svg:x="323.0mm"/>
          <draw:rect svg:width="1mm" draw:style-name="billon" svg:height="1mm" svg:y="96.5mm" svg:x="324.5mm"/>
          <draw:rect svg:width="1mm" draw:style-name="billon" svg:height="1mm" svg:y="96.5mm" svg:x="326.0mm"/>
          <draw:rect svg:width="1mm" draw:style-name="billon" svg:height="1mm" svg:y="96.5mm" svg:x="327.5mm"/>
          <draw:rect svg:width="1mm" draw:style-name="billon" svg:height="1mm" svg:y="96.5mm" svg:x="329.0mm"/>
          <draw:rect svg:width="1mm" draw:style-name="billon" svg:height="1mm" svg:y="96.5mm" svg:x="330.5mm"/>
          <draw:rect svg:width="1mm" draw:style-name="billon" svg:height="1mm" svg:y="96.5mm" svg:x="332.0mm"/>
          <draw:rect svg:width="1mm" draw:style-name="billon" svg:height="1mm" svg:y="96.5mm" svg:x="333.5mm"/>
          <draw:rect svg:width="1mm" draw:style-name="billon" svg:height="1mm" svg:y="96.5mm" svg:x="335.0mm"/>
          <draw:rect svg:width="1mm" draw:style-name="billon" svg:height="1mm" svg:y="96.5mm" svg:x="336.5mm"/>
          <draw:rect svg:width="1mm" draw:style-name="billon" svg:height="1mm" svg:y="96.5mm" svg:x="338.0mm"/>
          <draw:rect svg:width="1mm" draw:style-name="billon" svg:height="1mm" svg:y="96.5mm" svg:x="339.5mm"/>
          <draw:rect svg:width="1mm" draw:style-name="billon" svg:height="1mm" svg:y="96.5mm" svg:x="341.0mm"/>
          <draw:rect svg:width="1mm" draw:style-name="billon" svg:height="1mm" svg:y="96.5mm" svg:x="342.5mm"/>
          <draw:rect svg:width="1mm" draw:style-name="billon" svg:height="1mm" svg:y="96.5mm" svg:x="344.0mm"/>
          <draw:rect svg:width="1mm" draw:style-name="billon" svg:height="1mm" svg:y="96.5mm" svg:x="345.5mm"/>
          <draw:rect svg:width="1mm" draw:style-name="billon" svg:height="1mm" svg:y="96.5mm" svg:x="347.0mm"/>
          <draw:rect svg:width="1mm" draw:style-name="billon" svg:height="1mm" svg:y="96.5mm" svg:x="348.5mm"/>
          <draw:rect svg:width="1mm" draw:style-name="billon" svg:height="1mm" svg:y="96.5mm" svg:x="350.0mm"/>
          <draw:rect svg:width="1mm" draw:style-name="billon" svg:height="1mm" svg:y="96.5mm" svg:x="351.5mm"/>
          <draw:rect svg:width="1mm" draw:style-name="billon" svg:height="1mm" svg:y="96.5mm" svg:x="353.0mm"/>
          <draw:rect svg:width="1mm" draw:style-name="billon" svg:height="1mm" svg:y="96.5mm" svg:x="354.5mm"/>
          <draw:rect svg:width="1mm" draw:style-name="billon" svg:height="1mm" svg:y="96.5mm" svg:x="356.0mm"/>
          <draw:rect svg:width="1mm" draw:style-name="billon" svg:height="1mm" svg:y="98.0mm" svg:x="320.0mm"/>
          <draw:rect svg:width="1mm" draw:style-name="billon" svg:height="1mm" svg:y="98.0mm" svg:x="321.5mm"/>
          <draw:rect svg:width="1mm" draw:style-name="billon" svg:height="1mm" svg:y="98.0mm" svg:x="323.0mm"/>
          <draw:rect svg:width="1mm" draw:style-name="billon" svg:height="1mm" svg:y="98.0mm" svg:x="324.5mm"/>
          <draw:rect svg:width="1mm" draw:style-name="billon" svg:height="1mm" svg:y="98.0mm" svg:x="326.0mm"/>
          <draw:rect svg:width="1mm" draw:style-name="billon" svg:height="1mm" svg:y="98.0mm" svg:x="327.5mm"/>
          <draw:rect svg:width="1mm" draw:style-name="billon" svg:height="1mm" svg:y="98.0mm" svg:x="329.0mm"/>
          <draw:rect svg:width="1mm" draw:style-name="billon" svg:height="1mm" svg:y="98.0mm" svg:x="330.5mm"/>
          <draw:rect svg:width="1mm" draw:style-name="billon" svg:height="1mm" svg:y="98.0mm" svg:x="332.0mm"/>
          <draw:rect svg:width="1mm" draw:style-name="billon" svg:height="1mm" svg:y="98.0mm" svg:x="333.5mm"/>
          <draw:rect svg:width="1mm" draw:style-name="billon" svg:height="1mm" svg:y="98.0mm" svg:x="335.0mm"/>
          <draw:rect svg:width="1mm" draw:style-name="billon" svg:height="1mm" svg:y="98.0mm" svg:x="336.5mm"/>
          <draw:rect svg:width="1mm" draw:style-name="billon" svg:height="1mm" svg:y="98.0mm" svg:x="338.0mm"/>
          <draw:rect svg:width="1mm" draw:style-name="billon" svg:height="1mm" svg:y="98.0mm" svg:x="339.5mm"/>
          <draw:rect svg:width="1mm" draw:style-name="billon" svg:height="1mm" svg:y="98.0mm" svg:x="341.0mm"/>
          <draw:rect svg:width="1mm" draw:style-name="billon" svg:height="1mm" svg:y="98.0mm" svg:x="342.5mm"/>
          <draw:rect svg:width="1mm" draw:style-name="billon" svg:height="1mm" svg:y="98.0mm" svg:x="344.0mm"/>
          <draw:rect svg:width="1mm" draw:style-name="billon" svg:height="1mm" svg:y="98.0mm" svg:x="345.5mm"/>
          <draw:rect svg:width="1mm" draw:style-name="billon" svg:height="1mm" svg:y="98.0mm" svg:x="347.0mm"/>
          <draw:rect svg:width="1mm" draw:style-name="billon" svg:height="1mm" svg:y="98.0mm" svg:x="348.5mm"/>
          <draw:rect svg:width="1mm" draw:style-name="billon" svg:height="1mm" svg:y="98.0mm" svg:x="350.0mm"/>
          <draw:rect svg:width="1mm" draw:style-name="billon" svg:height="1mm" svg:y="98.0mm" svg:x="351.5mm"/>
          <draw:rect svg:width="1mm" draw:style-name="billon" svg:height="1mm" svg:y="98.0mm" svg:x="353.0mm"/>
          <draw:rect svg:width="1mm" draw:style-name="billon" svg:height="1mm" svg:y="98.0mm" svg:x="354.5mm"/>
          <draw:rect svg:width="1mm" draw:style-name="billon" svg:height="1mm" svg:y="98.0mm" svg:x="356.0mm"/>
          <draw:rect svg:width="1mm" draw:style-name="billon" svg:height="1mm" svg:y="99.5mm" svg:x="320.0mm"/>
          <draw:rect svg:width="1mm" draw:style-name="billon" svg:height="1mm" svg:y="99.5mm" svg:x="321.5mm"/>
          <draw:rect svg:width="1mm" draw:style-name="billon" svg:height="1mm" svg:y="99.5mm" svg:x="323.0mm"/>
          <draw:rect svg:width="1mm" draw:style-name="billon" svg:height="1mm" svg:y="99.5mm" svg:x="324.5mm"/>
          <draw:rect svg:width="1mm" draw:style-name="billon" svg:height="1mm" svg:y="99.5mm" svg:x="326.0mm"/>
          <draw:rect svg:width="1mm" draw:style-name="billon" svg:height="1mm" svg:y="99.5mm" svg:x="327.5mm"/>
          <draw:rect svg:width="1mm" draw:style-name="billon" svg:height="1mm" svg:y="99.5mm" svg:x="329.0mm"/>
          <draw:rect svg:width="1mm" draw:style-name="billon" svg:height="1mm" svg:y="99.5mm" svg:x="330.5mm"/>
          <draw:rect svg:width="1mm" draw:style-name="billon" svg:height="1mm" svg:y="99.5mm" svg:x="332.0mm"/>
          <draw:rect svg:width="1mm" draw:style-name="billon" svg:height="1mm" svg:y="99.5mm" svg:x="333.5mm"/>
          <draw:rect svg:width="1mm" draw:style-name="billon" svg:height="1mm" svg:y="99.5mm" svg:x="335.0mm"/>
          <draw:rect svg:width="1mm" draw:style-name="billon" svg:height="1mm" svg:y="99.5mm" svg:x="336.5mm"/>
          <draw:rect svg:width="1mm" draw:style-name="billon" svg:height="1mm" svg:y="99.5mm" svg:x="338.0mm"/>
          <draw:rect svg:width="1mm" draw:style-name="billon" svg:height="1mm" svg:y="99.5mm" svg:x="339.5mm"/>
          <draw:rect svg:width="1mm" draw:style-name="billon" svg:height="1mm" svg:y="99.5mm" svg:x="341.0mm"/>
          <draw:rect svg:width="1mm" draw:style-name="billon" svg:height="1mm" svg:y="99.5mm" svg:x="342.5mm"/>
          <draw:rect svg:width="1mm" draw:style-name="billon" svg:height="1mm" svg:y="99.5mm" svg:x="344.0mm"/>
          <draw:rect svg:width="1mm" draw:style-name="billon" svg:height="1mm" svg:y="99.5mm" svg:x="345.5mm"/>
          <draw:rect svg:width="1mm" draw:style-name="billon" svg:height="1mm" svg:y="99.5mm" svg:x="347.0mm"/>
          <draw:rect svg:width="1mm" draw:style-name="billon" svg:height="1mm" svg:y="99.5mm" svg:x="348.5mm"/>
          <draw:rect svg:width="1mm" draw:style-name="billon" svg:height="1mm" svg:y="99.5mm" svg:x="350.0mm"/>
          <draw:rect svg:width="1mm" draw:style-name="billon" svg:height="1mm" svg:y="99.5mm" svg:x="351.5mm"/>
          <draw:rect svg:width="1mm" draw:style-name="billon" svg:height="1mm" svg:y="99.5mm" svg:x="353.0mm"/>
          <draw:rect svg:width="1mm" draw:style-name="billon" svg:height="1mm" svg:y="99.5mm" svg:x="354.5mm"/>
          <draw:rect svg:width="1mm" draw:style-name="billon" svg:height="1mm" svg:y="99.5mm" svg:x="356.0mm"/>
          <draw:rect svg:width="1mm" draw:style-name="billon" svg:height="1mm" svg:y="101.0mm" svg:x="320.0mm"/>
          <draw:rect svg:width="1mm" draw:style-name="billon" svg:height="1mm" svg:y="101.0mm" svg:x="321.5mm"/>
          <draw:rect svg:width="1mm" draw:style-name="billon" svg:height="1mm" svg:y="101.0mm" svg:x="323.0mm"/>
          <draw:rect svg:width="1mm" draw:style-name="billon" svg:height="1mm" svg:y="101.0mm" svg:x="324.5mm"/>
          <draw:rect svg:width="1mm" draw:style-name="billon" svg:height="1mm" svg:y="101.0mm" svg:x="326.0mm"/>
          <draw:rect svg:width="1mm" draw:style-name="billon" svg:height="1mm" svg:y="101.0mm" svg:x="327.5mm"/>
          <draw:rect svg:width="1mm" draw:style-name="billon" svg:height="1mm" svg:y="101.0mm" svg:x="329.0mm"/>
          <draw:rect svg:width="1mm" draw:style-name="billon" svg:height="1mm" svg:y="101.0mm" svg:x="330.5mm"/>
          <draw:rect svg:width="1mm" draw:style-name="billon" svg:height="1mm" svg:y="101.0mm" svg:x="332.0mm"/>
          <draw:rect svg:width="1mm" draw:style-name="billon" svg:height="1mm" svg:y="101.0mm" svg:x="333.5mm"/>
          <draw:rect svg:width="1mm" draw:style-name="billon" svg:height="1mm" svg:y="101.0mm" svg:x="335.0mm"/>
          <draw:rect svg:width="1mm" draw:style-name="billon" svg:height="1mm" svg:y="101.0mm" svg:x="336.5mm"/>
          <draw:rect svg:width="1mm" draw:style-name="billon" svg:height="1mm" svg:y="101.0mm" svg:x="338.0mm"/>
          <draw:rect svg:width="1mm" draw:style-name="billon" svg:height="1mm" svg:y="101.0mm" svg:x="339.5mm"/>
          <draw:rect svg:width="1mm" draw:style-name="billon" svg:height="1mm" svg:y="101.0mm" svg:x="341.0mm"/>
          <draw:rect svg:width="1mm" draw:style-name="billon" svg:height="1mm" svg:y="101.0mm" svg:x="342.5mm"/>
          <draw:rect svg:width="1mm" draw:style-name="billon" svg:height="1mm" svg:y="101.0mm" svg:x="344.0mm"/>
          <draw:rect svg:width="1mm" draw:style-name="billon" svg:height="1mm" svg:y="101.0mm" svg:x="345.5mm"/>
          <draw:rect svg:width="1mm" draw:style-name="billon" svg:height="1mm" svg:y="101.0mm" svg:x="347.0mm"/>
          <draw:rect svg:width="1mm" draw:style-name="billon" svg:height="1mm" svg:y="101.0mm" svg:x="348.5mm"/>
          <draw:frame svg:width="60mm" draw:style-name="texto" svg:height="10mm" svg:y="90.0mm" svg:x="365.5mm">
            <draw:text-box>
              <text:p>Inversiones del sistema de AFPs</text:p>
            </draw:text-box>
          </draw:frame>
        </draw:g>
        <draw:g>
          <draw:rect svg:width="1mm" draw:style-name="billon" svg:height="1mm" svg:y="105.0mm" svg:x="320.0mm"/>
          <draw:rect svg:width="1mm" draw:style-name="billon" svg:height="1mm" svg:y="105.0mm" svg:x="321.5mm"/>
          <draw:rect svg:width="1mm" draw:style-name="billon" svg:height="1mm" svg:y="105.0mm" svg:x="323.0mm"/>
          <draw:rect svg:width="1mm" draw:style-name="billon" svg:height="1mm" svg:y="105.0mm" svg:x="324.5mm"/>
          <draw:rect svg:width="1mm" draw:style-name="billon" svg:height="1mm" svg:y="105.0mm" svg:x="326.0mm"/>
          <draw:rect svg:width="1mm" draw:style-name="billon" svg:height="1mm" svg:y="105.0mm" svg:x="327.5mm"/>
          <draw:rect svg:width="1mm" draw:style-name="billon" svg:height="1mm" svg:y="105.0mm" svg:x="329.0mm"/>
          <draw:rect svg:width="1mm" draw:style-name="billon" svg:height="1mm" svg:y="105.0mm" svg:x="330.5mm"/>
          <draw:rect svg:width="1mm" draw:style-name="billon" svg:height="1mm" svg:y="105.0mm" svg:x="332.0mm"/>
          <draw:rect svg:width="1mm" draw:style-name="billon" svg:height="1mm" svg:y="105.0mm" svg:x="333.5mm"/>
          <draw:rect svg:width="1mm" draw:style-name="billon" svg:height="1mm" svg:y="105.0mm" svg:x="335.0mm"/>
          <draw:rect svg:width="1mm" draw:style-name="billon" svg:height="1mm" svg:y="105.0mm" svg:x="336.5mm"/>
          <draw:rect svg:width="1mm" draw:style-name="billon" svg:height="1mm" svg:y="105.0mm" svg:x="338.0mm"/>
          <draw:rect svg:width="1mm" draw:style-name="billon" svg:height="1mm" svg:y="105.0mm" svg:x="339.5mm"/>
          <draw:rect svg:width="1mm" draw:style-name="billon" svg:height="1mm" svg:y="105.0mm" svg:x="341.0mm"/>
          <draw:rect svg:width="1mm" draw:style-name="billon" svg:height="1mm" svg:y="105.0mm" svg:x="342.5mm"/>
          <draw:rect svg:width="1mm" draw:style-name="billon" svg:height="1mm" svg:y="105.0mm" svg:x="344.0mm"/>
          <draw:rect svg:width="1mm" draw:style-name="billon" svg:height="1mm" svg:y="105.0mm" svg:x="345.5mm"/>
          <draw:rect svg:width="1mm" draw:style-name="billon" svg:height="1mm" svg:y="105.0mm" svg:x="347.0mm"/>
          <draw:rect svg:width="1mm" draw:style-name="billon" svg:height="1mm" svg:y="105.0mm" svg:x="348.5mm"/>
          <draw:rect svg:width="1mm" draw:style-name="billon" svg:height="1mm" svg:y="105.0mm" svg:x="350.0mm"/>
          <draw:rect svg:width="1mm" draw:style-name="billon" svg:height="1mm" svg:y="105.0mm" svg:x="351.5mm"/>
          <draw:rect svg:width="1mm" draw:style-name="billon" svg:height="1mm" svg:y="105.0mm" svg:x="353.0mm"/>
          <draw:rect svg:width="1mm" draw:style-name="billon" svg:height="1mm" svg:y="105.0mm" svg:x="354.5mm"/>
          <draw:rect svg:width="1mm" draw:style-name="billon" svg:height="1mm" svg:y="105.0mm" svg:x="356.0mm"/>
          <draw:rect svg:width="1mm" draw:style-name="billon" svg:height="1mm" svg:y="106.5mm" svg:x="320.0mm"/>
          <draw:rect svg:width="1mm" draw:style-name="billon" svg:height="1mm" svg:y="106.5mm" svg:x="321.5mm"/>
          <draw:rect svg:width="1mm" draw:style-name="billon" svg:height="1mm" svg:y="106.5mm" svg:x="323.0mm"/>
          <draw:rect svg:width="1mm" draw:style-name="billon" svg:height="1mm" svg:y="106.5mm" svg:x="324.5mm"/>
          <draw:rect svg:width="1mm" draw:style-name="billon" svg:height="1mm" svg:y="106.5mm" svg:x="326.0mm"/>
          <draw:rect svg:width="1mm" draw:style-name="billon" svg:height="1mm" svg:y="106.5mm" svg:x="327.5mm"/>
          <draw:rect svg:width="1mm" draw:style-name="billon" svg:height="1mm" svg:y="106.5mm" svg:x="329.0mm"/>
          <draw:rect svg:width="1mm" draw:style-name="billon" svg:height="1mm" svg:y="106.5mm" svg:x="330.5mm"/>
          <draw:rect svg:width="1mm" draw:style-name="billon" svg:height="1mm" svg:y="106.5mm" svg:x="332.0mm"/>
          <draw:rect svg:width="1mm" draw:style-name="billon" svg:height="1mm" svg:y="106.5mm" svg:x="333.5mm"/>
          <draw:rect svg:width="1mm" draw:style-name="billon" svg:height="1mm" svg:y="106.5mm" svg:x="335.0mm"/>
          <draw:rect svg:width="1mm" draw:style-name="billon" svg:height="1mm" svg:y="106.5mm" svg:x="336.5mm"/>
          <draw:rect svg:width="1mm" draw:style-name="billon" svg:height="1mm" svg:y="106.5mm" svg:x="338.0mm"/>
          <draw:rect svg:width="1mm" draw:style-name="billon" svg:height="1mm" svg:y="106.5mm" svg:x="339.5mm"/>
          <draw:rect svg:width="1mm" draw:style-name="billon" svg:height="1mm" svg:y="106.5mm" svg:x="341.0mm"/>
          <draw:rect svg:width="1mm" draw:style-name="billon" svg:height="1mm" svg:y="106.5mm" svg:x="342.5mm"/>
          <draw:rect svg:width="1mm" draw:style-name="billon" svg:height="1mm" svg:y="106.5mm" svg:x="344.0mm"/>
          <draw:rect svg:width="1mm" draw:style-name="billon" svg:height="1mm" svg:y="106.5mm" svg:x="345.5mm"/>
          <draw:rect svg:width="1mm" draw:style-name="billon" svg:height="1mm" svg:y="106.5mm" svg:x="347.0mm"/>
          <draw:rect svg:width="1mm" draw:style-name="billon" svg:height="1mm" svg:y="106.5mm" svg:x="348.5mm"/>
          <draw:rect svg:width="1mm" draw:style-name="billon" svg:height="1mm" svg:y="106.5mm" svg:x="350.0mm"/>
          <draw:rect svg:width="1mm" draw:style-name="billon" svg:height="1mm" svg:y="106.5mm" svg:x="351.5mm"/>
          <draw:rect svg:width="1mm" draw:style-name="billon" svg:height="1mm" svg:y="106.5mm" svg:x="353.0mm"/>
          <draw:rect svg:width="1mm" draw:style-name="billon" svg:height="1mm" svg:y="106.5mm" svg:x="354.5mm"/>
          <draw:rect svg:width="1mm" draw:style-name="billon" svg:height="1mm" svg:y="106.5mm" svg:x="356.0mm"/>
          <draw:rect svg:width="1mm" draw:style-name="billon" svg:height="1mm" svg:y="108.0mm" svg:x="320.0mm"/>
          <draw:rect svg:width="1mm" draw:style-name="billon" svg:height="1mm" svg:y="108.0mm" svg:x="321.5mm"/>
          <draw:rect svg:width="1mm" draw:style-name="billon" svg:height="1mm" svg:y="108.0mm" svg:x="323.0mm"/>
          <draw:rect svg:width="1mm" draw:style-name="billon" svg:height="1mm" svg:y="108.0mm" svg:x="324.5mm"/>
          <draw:rect svg:width="1mm" draw:style-name="billon" svg:height="1mm" svg:y="108.0mm" svg:x="326.0mm"/>
          <draw:rect svg:width="1mm" draw:style-name="billon" svg:height="1mm" svg:y="108.0mm" svg:x="327.5mm"/>
          <draw:rect svg:width="1mm" draw:style-name="billon" svg:height="1mm" svg:y="108.0mm" svg:x="329.0mm"/>
          <draw:rect svg:width="1mm" draw:style-name="billon" svg:height="1mm" svg:y="108.0mm" svg:x="330.5mm"/>
          <draw:rect svg:width="1mm" draw:style-name="billon" svg:height="1mm" svg:y="108.0mm" svg:x="332.0mm"/>
          <draw:rect svg:width="1mm" draw:style-name="billon" svg:height="1mm" svg:y="108.0mm" svg:x="333.5mm"/>
          <draw:rect svg:width="1mm" draw:style-name="billon" svg:height="1mm" svg:y="108.0mm" svg:x="335.0mm"/>
          <draw:rect svg:width="1mm" draw:style-name="billon" svg:height="1mm" svg:y="108.0mm" svg:x="336.5mm"/>
          <draw:rect svg:width="1mm" draw:style-name="billon" svg:height="1mm" svg:y="108.0mm" svg:x="338.0mm"/>
          <draw:rect svg:width="1mm" draw:style-name="billon" svg:height="1mm" svg:y="108.0mm" svg:x="339.5mm"/>
          <draw:rect svg:width="1mm" draw:style-name="billon" svg:height="1mm" svg:y="108.0mm" svg:x="341.0mm"/>
          <draw:rect svg:width="1mm" draw:style-name="billon" svg:height="1mm" svg:y="108.0mm" svg:x="342.5mm"/>
          <draw:rect svg:width="1mm" draw:style-name="billon" svg:height="1mm" svg:y="108.0mm" svg:x="344.0mm"/>
          <draw:rect svg:width="1mm" draw:style-name="billon" svg:height="1mm" svg:y="108.0mm" svg:x="345.5mm"/>
          <draw:rect svg:width="1mm" draw:style-name="billon" svg:height="1mm" svg:y="108.0mm" svg:x="347.0mm"/>
          <draw:rect svg:width="1mm" draw:style-name="billon" svg:height="1mm" svg:y="108.0mm" svg:x="348.5mm"/>
          <draw:rect svg:width="1mm" draw:style-name="billon" svg:height="1mm" svg:y="108.0mm" svg:x="350.0mm"/>
          <draw:rect svg:width="1mm" draw:style-name="billon" svg:height="1mm" svg:y="108.0mm" svg:x="351.5mm"/>
          <draw:rect svg:width="1mm" draw:style-name="billon" svg:height="1mm" svg:y="108.0mm" svg:x="353.0mm"/>
          <draw:rect svg:width="1mm" draw:style-name="billon" svg:height="1mm" svg:y="108.0mm" svg:x="354.5mm"/>
          <draw:rect svg:width="1mm" draw:style-name="billon" svg:height="1mm" svg:y="108.0mm" svg:x="356.0mm"/>
          <draw:rect svg:width="1mm" draw:style-name="billon" svg:height="1mm" svg:y="109.5mm" svg:x="320.0mm"/>
          <draw:rect svg:width="1mm" draw:style-name="billon" svg:height="1mm" svg:y="109.5mm" svg:x="321.5mm"/>
          <draw:rect svg:width="1mm" draw:style-name="billon" svg:height="1mm" svg:y="109.5mm" svg:x="323.0mm"/>
          <draw:rect svg:width="1mm" draw:style-name="billon" svg:height="1mm" svg:y="109.5mm" svg:x="324.5mm"/>
          <draw:rect svg:width="1mm" draw:style-name="billon" svg:height="1mm" svg:y="109.5mm" svg:x="326.0mm"/>
          <draw:rect svg:width="1mm" draw:style-name="billon" svg:height="1mm" svg:y="109.5mm" svg:x="327.5mm"/>
          <draw:rect svg:width="1mm" draw:style-name="billon" svg:height="1mm" svg:y="109.5mm" svg:x="329.0mm"/>
          <draw:rect svg:width="1mm" draw:style-name="billon" svg:height="1mm" svg:y="109.5mm" svg:x="330.5mm"/>
          <draw:rect svg:width="1mm" draw:style-name="billon" svg:height="1mm" svg:y="109.5mm" svg:x="332.0mm"/>
          <draw:rect svg:width="1mm" draw:style-name="billon" svg:height="1mm" svg:y="109.5mm" svg:x="333.5mm"/>
          <draw:rect svg:width="1mm" draw:style-name="billon" svg:height="1mm" svg:y="109.5mm" svg:x="335.0mm"/>
          <draw:rect svg:width="1mm" draw:style-name="billon" svg:height="1mm" svg:y="109.5mm" svg:x="336.5mm"/>
          <draw:rect svg:width="1mm" draw:style-name="billon" svg:height="1mm" svg:y="109.5mm" svg:x="338.0mm"/>
          <draw:rect svg:width="1mm" draw:style-name="billon" svg:height="1mm" svg:y="109.5mm" svg:x="339.5mm"/>
          <draw:rect svg:width="1mm" draw:style-name="billon" svg:height="1mm" svg:y="109.5mm" svg:x="341.0mm"/>
          <draw:rect svg:width="1mm" draw:style-name="billon" svg:height="1mm" svg:y="109.5mm" svg:x="342.5mm"/>
          <draw:rect svg:width="1mm" draw:style-name="billon" svg:height="1mm" svg:y="109.5mm" svg:x="344.0mm"/>
          <draw:rect svg:width="1mm" draw:style-name="billon" svg:height="1mm" svg:y="109.5mm" svg:x="345.5mm"/>
          <draw:rect svg:width="1mm" draw:style-name="billon" svg:height="1mm" svg:y="109.5mm" svg:x="347.0mm"/>
          <draw:rect svg:width="1mm" draw:style-name="billon" svg:height="1mm" svg:y="109.5mm" svg:x="348.5mm"/>
          <draw:rect svg:width="1mm" draw:style-name="billon" svg:height="1mm" svg:y="109.5mm" svg:x="350.0mm"/>
          <draw:rect svg:width="1mm" draw:style-name="billon" svg:height="1mm" svg:y="109.5mm" svg:x="351.5mm"/>
          <draw:rect svg:width="1mm" draw:style-name="billon" svg:height="1mm" svg:y="109.5mm" svg:x="353.0mm"/>
          <draw:rect svg:width="1mm" draw:style-name="billon" svg:height="1mm" svg:y="109.5mm" svg:x="354.5mm"/>
          <draw:rect svg:width="1mm" draw:style-name="billon" svg:height="1mm" svg:y="109.5mm" svg:x="356.0mm"/>
          <draw:rect svg:width="1mm" draw:style-name="billon" svg:height="1mm" svg:y="111.0mm" svg:x="320.0mm"/>
          <draw:rect svg:width="1mm" draw:style-name="billon" svg:height="1mm" svg:y="111.0mm" svg:x="321.5mm"/>
          <draw:rect svg:width="1mm" draw:style-name="billon" svg:height="1mm" svg:y="111.0mm" svg:x="323.0mm"/>
          <draw:rect svg:width="1mm" draw:style-name="billon" svg:height="1mm" svg:y="111.0mm" svg:x="324.5mm"/>
          <draw:rect svg:width="1mm" draw:style-name="billon" svg:height="1mm" svg:y="111.0mm" svg:x="326.0mm"/>
          <draw:rect svg:width="1mm" draw:style-name="billon" svg:height="1mm" svg:y="111.0mm" svg:x="327.5mm"/>
          <draw:rect svg:width="1mm" draw:style-name="billon" svg:height="1mm" svg:y="111.0mm" svg:x="329.0mm"/>
          <draw:rect svg:width="1mm" draw:style-name="billon" svg:height="1mm" svg:y="111.0mm" svg:x="330.5mm"/>
          <draw:rect svg:width="1mm" draw:style-name="billon" svg:height="1mm" svg:y="111.0mm" svg:x="332.0mm"/>
          <draw:rect svg:width="1mm" draw:style-name="billon" svg:height="1mm" svg:y="111.0mm" svg:x="333.5mm"/>
          <draw:rect svg:width="1mm" draw:style-name="billon" svg:height="1mm" svg:y="111.0mm" svg:x="335.0mm"/>
          <draw:rect svg:width="1mm" draw:style-name="billon" svg:height="1mm" svg:y="111.0mm" svg:x="336.5mm"/>
          <draw:rect svg:width="1mm" draw:style-name="billon" svg:height="1mm" svg:y="111.0mm" svg:x="338.0mm"/>
          <draw:rect svg:width="1mm" draw:style-name="billon" svg:height="1mm" svg:y="111.0mm" svg:x="339.5mm"/>
          <draw:rect svg:width="1mm" draw:style-name="billon" svg:height="1mm" svg:y="111.0mm" svg:x="341.0mm"/>
          <draw:rect svg:width="1mm" draw:style-name="billon" svg:height="1mm" svg:y="111.0mm" svg:x="342.5mm"/>
          <draw:rect svg:width="1mm" draw:style-name="billon" svg:height="1mm" svg:y="111.0mm" svg:x="344.0mm"/>
          <draw:rect svg:width="1mm" draw:style-name="billon" svg:height="1mm" svg:y="111.0mm" svg:x="345.5mm"/>
          <draw:rect svg:width="1mm" draw:style-name="billon" svg:height="1mm" svg:y="111.0mm" svg:x="347.0mm"/>
          <draw:rect svg:width="1mm" draw:style-name="billon" svg:height="1mm" svg:y="111.0mm" svg:x="348.5mm"/>
          <draw:rect svg:width="1mm" draw:style-name="billon" svg:height="1mm" svg:y="111.0mm" svg:x="350.0mm"/>
          <draw:rect svg:width="1mm" draw:style-name="billon" svg:height="1mm" svg:y="111.0mm" svg:x="351.5mm"/>
          <draw:rect svg:width="1mm" draw:style-name="billon" svg:height="1mm" svg:y="111.0mm" svg:x="353.0mm"/>
          <draw:rect svg:width="1mm" draw:style-name="billon" svg:height="1mm" svg:y="111.0mm" svg:x="354.5mm"/>
          <draw:rect svg:width="1mm" draw:style-name="billon" svg:height="1mm" svg:y="111.0mm" svg:x="356.0mm"/>
          <draw:rect svg:width="1mm" draw:style-name="billon" svg:height="1mm" svg:y="112.5mm" svg:x="320.0mm"/>
          <draw:rect svg:width="1mm" draw:style-name="billon" svg:height="1mm" svg:y="112.5mm" svg:x="321.5mm"/>
          <draw:rect svg:width="1mm" draw:style-name="billon" svg:height="1mm" svg:y="112.5mm" svg:x="323.0mm"/>
          <draw:rect svg:width="1mm" draw:style-name="billon" svg:height="1mm" svg:y="112.5mm" svg:x="324.5mm"/>
          <draw:rect svg:width="1mm" draw:style-name="billon" svg:height="1mm" svg:y="112.5mm" svg:x="326.0mm"/>
          <draw:rect svg:width="1mm" draw:style-name="billon" svg:height="1mm" svg:y="112.5mm" svg:x="327.5mm"/>
          <draw:rect svg:width="1mm" draw:style-name="billon" svg:height="1mm" svg:y="112.5mm" svg:x="329.0mm"/>
          <draw:rect svg:width="1mm" draw:style-name="billon" svg:height="1mm" svg:y="112.5mm" svg:x="330.5mm"/>
          <draw:rect svg:width="1mm" draw:style-name="billon" svg:height="1mm" svg:y="112.5mm" svg:x="332.0mm"/>
          <draw:rect svg:width="1mm" draw:style-name="billon" svg:height="1mm" svg:y="112.5mm" svg:x="333.5mm"/>
          <draw:rect svg:width="1mm" draw:style-name="billon" svg:height="1mm" svg:y="112.5mm" svg:x="335.0mm"/>
          <draw:rect svg:width="1mm" draw:style-name="billon" svg:height="1mm" svg:y="112.5mm" svg:x="336.5mm"/>
          <draw:rect svg:width="1mm" draw:style-name="billon" svg:height="1mm" svg:y="112.5mm" svg:x="338.0mm"/>
          <draw:rect svg:width="1mm" draw:style-name="billon" svg:height="1mm" svg:y="112.5mm" svg:x="339.5mm"/>
          <draw:rect svg:width="1mm" draw:style-name="billon" svg:height="1mm" svg:y="112.5mm" svg:x="341.0mm"/>
          <draw:rect svg:width="1mm" draw:style-name="billon" svg:height="1mm" svg:y="112.5mm" svg:x="342.5mm"/>
          <draw:rect svg:width="1mm" draw:style-name="billon" svg:height="1mm" svg:y="112.5mm" svg:x="344.0mm"/>
          <draw:rect svg:width="1mm" draw:style-name="billon" svg:height="1mm" svg:y="112.5mm" svg:x="345.5mm"/>
          <draw:rect svg:width="1mm" draw:style-name="billon" svg:height="1mm" svg:y="112.5mm" svg:x="347.0mm"/>
          <draw:rect svg:width="1mm" draw:style-name="billon" svg:height="1mm" svg:y="112.5mm" svg:x="348.5mm"/>
          <draw:rect svg:width="1mm" draw:style-name="billon" svg:height="1mm" svg:y="112.5mm" svg:x="350.0mm"/>
          <draw:rect svg:width="1mm" draw:style-name="billon" svg:height="1mm" svg:y="112.5mm" svg:x="351.5mm"/>
          <draw:rect svg:width="1mm" draw:style-name="billon" svg:height="1mm" svg:y="112.5mm" svg:x="353.0mm"/>
          <draw:rect svg:width="1mm" draw:style-name="billon" svg:height="1mm" svg:y="112.5mm" svg:x="354.5mm"/>
          <draw:rect svg:width="1mm" draw:style-name="billon" svg:height="1mm" svg:y="112.5mm" svg:x="356.0mm"/>
          <draw:rect svg:width="1mm" draw:style-name="billon" svg:height="1mm" svg:y="114.0mm" svg:x="320.0mm"/>
          <draw:rect svg:width="1mm" draw:style-name="billon" svg:height="1mm" svg:y="114.0mm" svg:x="321.5mm"/>
          <draw:rect svg:width="1mm" draw:style-name="billon" svg:height="1mm" svg:y="114.0mm" svg:x="323.0mm"/>
          <draw:rect svg:width="1mm" draw:style-name="billon" svg:height="1mm" svg:y="114.0mm" svg:x="324.5mm"/>
          <draw:rect svg:width="1mm" draw:style-name="billon" svg:height="1mm" svg:y="114.0mm" svg:x="326.0mm"/>
          <draw:rect svg:width="1mm" draw:style-name="billon" svg:height="1mm" svg:y="114.0mm" svg:x="327.5mm"/>
          <draw:rect svg:width="1mm" draw:style-name="billon" svg:height="1mm" svg:y="114.0mm" svg:x="329.0mm"/>
          <draw:rect svg:width="1mm" draw:style-name="billon" svg:height="1mm" svg:y="114.0mm" svg:x="330.5mm"/>
          <draw:rect svg:width="1mm" draw:style-name="billon" svg:height="1mm" svg:y="114.0mm" svg:x="332.0mm"/>
          <draw:rect svg:width="1mm" draw:style-name="billon" svg:height="1mm" svg:y="114.0mm" svg:x="333.5mm"/>
          <draw:rect svg:width="1mm" draw:style-name="billon" svg:height="1mm" svg:y="114.0mm" svg:x="335.0mm"/>
          <draw:rect svg:width="1mm" draw:style-name="billon" svg:height="1mm" svg:y="114.0mm" svg:x="336.5mm"/>
          <draw:rect svg:width="1mm" draw:style-name="billon" svg:height="1mm" svg:y="114.0mm" svg:x="338.0mm"/>
          <draw:rect svg:width="1mm" draw:style-name="billon" svg:height="1mm" svg:y="114.0mm" svg:x="339.5mm"/>
          <draw:rect svg:width="1mm" draw:style-name="billon" svg:height="1mm" svg:y="114.0mm" svg:x="341.0mm"/>
          <draw:rect svg:width="1mm" draw:style-name="billon" svg:height="1mm" svg:y="114.0mm" svg:x="342.5mm"/>
          <draw:rect svg:width="1mm" draw:style-name="billon" svg:height="1mm" svg:y="114.0mm" svg:x="344.0mm"/>
          <draw:rect svg:width="1mm" draw:style-name="billon" svg:height="1mm" svg:y="114.0mm" svg:x="345.5mm"/>
          <draw:rect svg:width="1mm" draw:style-name="billon" svg:height="1mm" svg:y="114.0mm" svg:x="347.0mm"/>
          <draw:rect svg:width="1mm" draw:style-name="billon" svg:height="1mm" svg:y="114.0mm" svg:x="348.5mm"/>
          <draw:rect svg:width="1mm" draw:style-name="billon" svg:height="1mm" svg:y="114.0mm" svg:x="350.0mm"/>
          <draw:rect svg:width="1mm" draw:style-name="billon" svg:height="1mm" svg:y="114.0mm" svg:x="351.5mm"/>
          <draw:rect svg:width="1mm" draw:style-name="billon" svg:height="1mm" svg:y="114.0mm" svg:x="353.0mm"/>
          <draw:rect svg:width="1mm" draw:style-name="billon" svg:height="1mm" svg:y="114.0mm" svg:x="354.5mm"/>
          <draw:rect svg:width="1mm" draw:style-name="billon" svg:height="1mm" svg:y="114.0mm" svg:x="356.0mm"/>
          <draw:rect svg:width="1mm" draw:style-name="billon" svg:height="1mm" svg:y="115.5mm" svg:x="320.0mm"/>
          <draw:rect svg:width="1mm" draw:style-name="billon" svg:height="1mm" svg:y="115.5mm" svg:x="321.5mm"/>
          <draw:rect svg:width="1mm" draw:style-name="billon" svg:height="1mm" svg:y="115.5mm" svg:x="323.0mm"/>
          <draw:rect svg:width="1mm" draw:style-name="billon" svg:height="1mm" svg:y="115.5mm" svg:x="324.5mm"/>
          <draw:rect svg:width="1mm" draw:style-name="billon" svg:height="1mm" svg:y="115.5mm" svg:x="326.0mm"/>
          <draw:rect svg:width="1mm" draw:style-name="billon" svg:height="1mm" svg:y="115.5mm" svg:x="327.5mm"/>
          <draw:rect svg:width="1mm" draw:style-name="billon" svg:height="1mm" svg:y="115.5mm" svg:x="329.0mm"/>
          <draw:rect svg:width="1mm" draw:style-name="billon" svg:height="1mm" svg:y="115.5mm" svg:x="330.5mm"/>
          <draw:rect svg:width="1mm" draw:style-name="billon" svg:height="1mm" svg:y="115.5mm" svg:x="332.0mm"/>
          <draw:rect svg:width="1mm" draw:style-name="billon" svg:height="1mm" svg:y="115.5mm" svg:x="333.5mm"/>
          <draw:rect svg:width="1mm" draw:style-name="billon" svg:height="1mm" svg:y="115.5mm" svg:x="335.0mm"/>
          <draw:rect svg:width="1mm" draw:style-name="billon" svg:height="1mm" svg:y="115.5mm" svg:x="336.5mm"/>
          <draw:rect svg:width="1mm" draw:style-name="billon" svg:height="1mm" svg:y="115.5mm" svg:x="338.0mm"/>
          <draw:rect svg:width="1mm" draw:style-name="billon" svg:height="1mm" svg:y="115.5mm" svg:x="339.5mm"/>
          <draw:rect svg:width="1mm" draw:style-name="billon" svg:height="1mm" svg:y="115.5mm" svg:x="341.0mm"/>
          <draw:rect svg:width="1mm" draw:style-name="billon" svg:height="1mm" svg:y="115.5mm" svg:x="342.5mm"/>
          <draw:rect svg:width="1mm" draw:style-name="billon" svg:height="1mm" svg:y="115.5mm" svg:x="344.0mm"/>
          <draw:rect svg:width="1mm" draw:style-name="billon" svg:height="1mm" svg:y="115.5mm" svg:x="345.5mm"/>
          <draw:rect svg:width="1mm" draw:style-name="billon" svg:height="1mm" svg:y="115.5mm" svg:x="347.0mm"/>
          <draw:rect svg:width="1mm" draw:style-name="billon" svg:height="1mm" svg:y="115.5mm" svg:x="348.5mm"/>
          <draw:rect svg:width="1mm" draw:style-name="billon" svg:height="1mm" svg:y="115.5mm" svg:x="350.0mm"/>
          <draw:rect svg:width="1mm" draw:style-name="billon" svg:height="1mm" svg:y="115.5mm" svg:x="351.5mm"/>
          <draw:rect svg:width="1mm" draw:style-name="billon" svg:height="1mm" svg:y="115.5mm" svg:x="353.0mm"/>
          <draw:rect svg:width="1mm" draw:style-name="billon" svg:height="1mm" svg:y="115.5mm" svg:x="354.5mm"/>
          <draw:rect svg:width="1mm" draw:style-name="billon" svg:height="1mm" svg:y="115.5mm" svg:x="356.0mm"/>
          <draw:rect svg:width="1mm" draw:style-name="billon" svg:height="1mm" svg:y="117.0mm" svg:x="320.0mm"/>
          <draw:rect svg:width="1mm" draw:style-name="billon" svg:height="1mm" svg:y="117.0mm" svg:x="321.5mm"/>
          <draw:rect svg:width="1mm" draw:style-name="billon" svg:height="1mm" svg:y="117.0mm" svg:x="323.0mm"/>
          <draw:rect svg:width="1mm" draw:style-name="billon" svg:height="1mm" svg:y="117.0mm" svg:x="324.5mm"/>
          <draw:rect svg:width="1mm" draw:style-name="billon" svg:height="1mm" svg:y="117.0mm" svg:x="326.0mm"/>
          <draw:rect svg:width="1mm" draw:style-name="billon" svg:height="1mm" svg:y="117.0mm" svg:x="327.5mm"/>
          <draw:rect svg:width="1mm" draw:style-name="billon" svg:height="1mm" svg:y="117.0mm" svg:x="329.0mm"/>
          <draw:rect svg:width="1mm" draw:style-name="billon" svg:height="1mm" svg:y="117.0mm" svg:x="330.5mm"/>
          <draw:rect svg:width="1mm" draw:style-name="billon" svg:height="1mm" svg:y="117.0mm" svg:x="332.0mm"/>
          <draw:rect svg:width="1mm" draw:style-name="billon" svg:height="1mm" svg:y="117.0mm" svg:x="333.5mm"/>
          <draw:rect svg:width="1mm" draw:style-name="billon" svg:height="1mm" svg:y="117.0mm" svg:x="335.0mm"/>
          <draw:rect svg:width="1mm" draw:style-name="billon" svg:height="1mm" svg:y="117.0mm" svg:x="336.5mm"/>
          <draw:rect svg:width="1mm" draw:style-name="billon" svg:height="1mm" svg:y="117.0mm" svg:x="338.0mm"/>
          <draw:rect svg:width="1mm" draw:style-name="billon" svg:height="1mm" svg:y="117.0mm" svg:x="339.5mm"/>
          <draw:rect svg:width="1mm" draw:style-name="billon" svg:height="1mm" svg:y="117.0mm" svg:x="341.0mm"/>
          <draw:rect svg:width="1mm" draw:style-name="billon" svg:height="1mm" svg:y="117.0mm" svg:x="342.5mm"/>
          <draw:rect svg:width="1mm" draw:style-name="billon" svg:height="1mm" svg:y="117.0mm" svg:x="344.0mm"/>
          <draw:rect svg:width="1mm" draw:style-name="billon" svg:height="1mm" svg:y="117.0mm" svg:x="345.5mm"/>
          <draw:rect svg:width="1mm" draw:style-name="billon" svg:height="1mm" svg:y="117.0mm" svg:x="347.0mm"/>
          <draw:rect svg:width="1mm" draw:style-name="billon" svg:height="1mm" svg:y="117.0mm" svg:x="348.5mm"/>
          <draw:rect svg:width="1mm" draw:style-name="billon" svg:height="1mm" svg:y="117.0mm" svg:x="350.0mm"/>
          <draw:rect svg:width="1mm" draw:style-name="billon" svg:height="1mm" svg:y="117.0mm" svg:x="351.5mm"/>
          <draw:rect svg:width="1mm" draw:style-name="billon" svg:height="1mm" svg:y="117.0mm" svg:x="353.0mm"/>
          <draw:frame svg:width="60mm" draw:style-name="texto" svg:height="10mm" svg:y="103.0mm" svg:x="365.5mm">
            <draw:text-box>
              <text:p>PIB anual de Chile</text:p>
            </draw:text-box>
          </draw:frame>
        </draw:g>
        <draw:g>
          <draw:frame svg:width="240mm" draw:style-name="titulo" svg:height="30mm" svg:y="10mm" svg:x="80mm">
            <draw:text-box>
              <text:p>Riqueza en Chile</text:p>
            </draw:text-box>
          </draw:frame>
        </draw:g>
      </draw:page>
    </office:drawing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styles>
    <style:style style:family="graphic" style:name="texto" style:display-name="texto">
      <style:paragraph-properties fo:text-align="left"/>
      <style:text-properties fo:color="#000000" fo:font-family="Roboto" fo:font-size="3mm"/>
      <style:graphic-properties draw:fill-color="none" draw:stroke="none" draw:fill="none"/>
    </style:style>
    <style:style style:family="graphic" style:name="titulo" style:display-name="titulo">
      <style:paragraph-properties fo:text-align="center"/>
      <style:text-properties fo:color="#000000" fo:font-family="Roboto" fo:font-size="9mm"/>
      <style:graphic-properties draw:fill-color="none" draw:stroke="none" draw:fill="none"/>
    </style:style>
  </office:styles>
  <office:automatic-styles>
    <style:style style:family="drawing-page" style:name="DP1" style:display-name="DP1">
      <style:drawing-page-properties draw:background-size="border" draw:fill="none"/>
    </style:style>
    <style:page-layout style:name="PM1">
      <style:page-layout-properties fo:page-width="500mm" fo:page-height="400mm" fo:margin="0cm" style:print-orientation="portrait"/>
    </style:page-layout>
  </office:automatic-styles>
  <office:master-styles>
    <style:master-page draw:style-name="DP1" style:name="Default" style:page-layout-name="PM1" style:display-name="Default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